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demucs_mdx_extra__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sphyx - Deathhammer">
            <text:p>Asphyx - Deathhammer</text:p>
          </table:table-cell>
          <table:table-cell office:value-type="string" office:string-value=" Thank you. Use it through death, value, and farseness Decades ago, inside our God Death and reform So easy that the most noble friends Revolting ever took it for Changes that set, mercy and vengeance Is made through our developed plans The truth until it's done Make a traitor's mind Locked all your vision rebounds For the death never Death ever! Death ever! Death ever! Four girls of four, with frogs in her paw, guitars like us if it fires Let's hope this song, jumps out of bounds, here are our religious diaries They don't give a fuck, these collected blocks, like tables that just stand A bottle of corn, to all those false, we'll shove it up past the ranch Death of the world, death of the world, this is the death of the world, death of the world Light of the faces, last thing for races, it's the purity of what's lost Death never will stay, death will die again, this is a tough trade of course Chapters divided, episodes added, Liberty to death metal blue. The cares of the rich, Ministers we push, If you will please that we will. Death number! Death number! Bow down to the death number! Death number! For your deeds! Nail your dogs.">
            <text:p> Thank you. Use it through death, value, and farseness Decades ago, inside our God Death and reform So easy that the most noble friends Revolting ever took it for Changes that set, mercy and vengeance Is made through our developed plans The truth until it's done Make a traitor's mind Locked all your vision rebounds For the death never Death ever! Death ever! Death ever! Four girls of four, with frogs in her paw, guitars like us if it fires Let's hope this song, jumps out of bounds, here are our religious diaries They don't give a fuck, these collected blocks, like tables that just stand A bottle of corn, to all those false, we'll shove it up past the ranch Death of the world, death of the world, this is the death of the world, death of the world Light of the faces, last thing for races, it's the purity of what's lost Death never will stay, death will die again, this is a tough trade of course Chapters divided, episodes added, Liberty to death metal blue. The cares of the rich, Ministers we push, If you will please that we will. Death number! Death number! Bow down to the death number! Death number! For your deeds! Nail your dogs.</text:p>
          </table:table-cell>
        </table:table-row>
        <table:table-row>
          <table:table-cell office:value-type="string" office:string-value="Autopsy - Charred Remains">
            <text:p>Autopsy - Charred Remains</text:p>
          </table:table-cell>
          <table:table-cell office:value-type="string" office:string-value=" Thank you. I'm going to a dance I'm going to a dance I'm going to put it on your face I'm going to put it on your face I'm going to do it like this I'm going to tell the body Wow! I'm sorry. I'm not so belly-bred, steady as that, I've been played. When the air runs out, it's like my life, not his love, just me. Thank you. I'm sorry. Thank you.">
            <text:p> Thank you. I'm going to a dance I'm going to a dance I'm going to put it on your face I'm going to put it on your face I'm going to do it like this I'm going to tell the body Wow! I'm sorry. I'm not so belly-bred, steady as that, I've been played. When the air runs out, it's like my life, not his love, just me. Thank you. I'm sorry. Thank you.</text:p>
          </table:table-cell>
        </table:table-row>
        <table:table-row>
          <table:table-cell office:value-type="string" office:string-value="Behemoth - Demigod">
            <text:p>Behemoth - Demigod</text:p>
          </table:table-cell>
          <table:table-cell office:value-type="string" office:string-value=" Thank you. We are the children of the free, of the age-old and the poor, The opponent's the eye! That's it! That's the sign! The story of the 23! So be it, Wesley! We made that! The plague that is known, Flags the whole earth, Which lends the flesh, The world. The re-enactment of the bloodstain, Full of the life of the plague, Of the morning in church. My son, O father, How sweetly love of sin, Seeketh the coldest, You can stop fighting for the extra, but don't hide the PSP from me! I have the information! I'm sorry. I'm sorry. I'm gonna make you a big ass man, I'll see you in the next one. I'm gonna make you a big ass man, I'll see you in the next one. I'm gonna make you a big ass man, I'll see you in the next one. I'm gonna make you a big ass man, I'll see you in the next one. I'm gonna make you a big ass man, I'll see you in the next one.">
            <text:p> Thank you. We are the children of the free, of the age-old and the poor, The opponent's the eye! That's it! That's the sign! The story of the 23! So be it, Wesley! We made that! The plague that is known, Flags the whole earth, Which lends the flesh, The world. The re-enactment of the bloodstain, Full of the life of the plague, Of the morning in church. My son, O father, How sweetly love of sin, Seeketh the coldest, You can stop fighting for the extra, but don't hide the PSP from me! I have the information! I'm sorry. I'm sorry. I'm gonna make you a big ass man, I'll see you in the next one. I'm gonna make you a big ass man, I'll see you in the next one. I'm gonna make you a big ass man, I'll see you in the next one. I'm gonna make you a big ass man, I'll see you in the next one. I'm gonna make you a big ass man, I'll see you in the next one.</text:p>
          </table:table-cell>
        </table:table-row>
        <table:table-row>
          <table:table-cell office:value-type="string" office:string-value="Blood Incantation - Vitrification of Blood (Part 1)">
            <text:p>Blood Incantation - Vitrification of Blood (Part 1)</text:p>
          </table:table-cell>
          <table:table-cell office:value-type="string" office:string-value=" uh Thank you. I'm going to go ahead and get the camera. Thank you. I'm sorry. Thank you. Thank you. SH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 I'm sorry. Suffocating! The gas freezes inside your veins! Die! Release your flesh till you have complained! Or, you will be the last to die! You will be the last to die! You will be the last to die! You will be the last to die! You will be the last to die! You will be the last to die! Best Classified! Bop! I'm sorry. I'm sorry. Thank you. Thank you. Thank you. I'm sorry. Thank you. Thank you. Thank you. um see Thank you. Thank you. I don't know. so uh Thank you. Thank you.">
            <text:p> uh Thank you. I'm going to go ahead and get the camera. Thank you. I'm sorry. Thank you. Thank you. SH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 I'm sorry. Suffocating! The gas freezes inside your veins! Die! Release your flesh till you have complained! Or, you will be the last to die! You will be the last to die! You will be the last to die! You will be the last to die! You will be the last to die! You will be the last to die! Best Classified! Bop! I'm sorry. I'm sorry. Thank you. Thank you. Thank you. I'm sorry. Thank you. Thank you. Thank you. um see Thank you. Thank you. I don't know. so uh Thank you. Thank you.</text:p>
          </table:table-cell>
        </table:table-row>
        <table:table-row>
          <table:table-cell office:value-type="string" office:string-value="Bloodbath - Like Fire">
            <text:p>Bloodbath - Like Fire</text:p>
          </table:table-cell>
          <table:table-cell office:value-type="string" office:string-value=" I am eternal, the ruler of the earth and sky. I am eternal, I have no quest to see the heavens die. My fascination with the dead Won't be fulfilled here on this kill It's free And when they dream I swear my spirit to rise And when they scream A little part of them dies I find my way Into the minds of the weak They'll let us pray It's now my path that they seek You die before me Your destiny is in my hands You'll soon to see My one desire is to rule this world eternally And when they dream A swarm of spirit arise And when they scream A little part of them dies, I find my way Into the minds of the weak, they'll let us stay It's now my path to face the weak You'll never reach me I am the darkest one, you'll never hear me I might be hungry, but I make you fear me I slay your hopes and dreams, you're lost forever in this world of mine. I devastate your life and clutch your aftertream. No human being will perceive your silent scream. The king of rapture will betray your soul tonight. This life of yours is soon to end in brutal death. Don't look me in the eyes if you're awake Just a glimpse of me will put your life at stake On the horizon I'm the serpent of the dead My asshole bird is in a fashion to arrest you Light fire Light fire Light Fire! This very morbid mind of mine Will set your course into an early grave I twist your fate and steal your doom I beat you up, my eternal fate And when they dream The swim of spirit to rise And when they scream A little part of them dies I find my way Into the minds of the weak They're led astray It's now my path that they seek Don't look me in the eyes if you're awake Just a glimpse of me will put your life at stake On the horizon I'm the serpent of the dead My Aslanburg is in a flashing to a crisp fire. Thank you.">
            <text:p> I am eternal, the ruler of the earth and sky. I am eternal, I have no quest to see the heavens die. My fascination with the dead Won't be fulfilled here on this kill It's free And when they dream I swear my spirit to rise And when they scream A little part of them dies I find my way Into the minds of the weak They'll let us pray It's now my path that they seek You die before me Your destiny is in my hands You'll soon to see My one desire is to rule this world eternally And when they dream A swarm of spirit arise And when they scream A little part of them dies, I find my way Into the minds of the weak, they'll let us stay It's now my path to face the weak You'll never reach me I am the darkest one, you'll never hear me I might be hungry, but I make you fear me I slay your hopes and dreams, you're lost forever in this world of mine. I devastate your life and clutch your aftertream. No human being will perceive your silent scream. The king of rapture will betray your soul tonight. This life of yours is soon to end in brutal death. Don't look me in the eyes if you're awake Just a glimpse of me will put your life at stake On the horizon I'm the serpent of the dead My asshole bird is in a fashion to arrest you Light fire Light fire Light Fire! This very morbid mind of mine Will set your course into an early grave I twist your fate and steal your doom I beat you up, my eternal fate And when they dream The swim of spirit to rise And when they scream A little part of them dies I find my way Into the minds of the weak They're led astray It's now my path that they seek Don't look me in the eyes if you're awake Just a glimpse of me will put your life at stake On the horizon I'm the serpent of the dead My Aslanburg is in a flashing to a crisp fire. Thank you.</text:p>
          </table:table-cell>
        </table:table-row>
        <table:table-row>
          <table:table-cell office:value-type="string" office:string-value="Bolt Thrower - When Cannons Fade">
            <text:p>Bolt Thrower - When Cannons Fade</text:p>
          </table:table-cell>
          <table:table-cell office:value-type="string" office:string-value=" Thank you. Thank you. I'm sorry. Assist in overtures of war We cannot squeeze Now the dreams are silenced, a dark past dawn, silent arguments of kings over transformed. When time outstays. Thank you. As the science grows, steadily it places the resonance of wonder, seeing it thus all constantly still remains. Order! Advance nothing! Assistive point point! I close my eyes, And even now the distance never remains Of the last moment to the dreams When Trident falls. Thanks. Thank you.">
            <text:p> Thank you. Thank you. I'm sorry. Assist in overtures of war We cannot squeeze Now the dreams are silenced, a dark past dawn, silent arguments of kings over transformed. When time outstays. Thank you. As the science grows, steadily it places the resonance of wonder, seeing it thus all constantly still remains. Order! Advance nothing! Assistive point point! I close my eyes, And even now the distance never remains Of the last moment to the dreams When Trident falls. Thanks. Thank you.</text:p>
          </table:table-cell>
        </table:table-row>
        <table:table-row>
          <table:table-cell office:value-type="string" office:string-value="Cannibal Corpse - Evisceration Plague">
            <text:p>Cannibal Corpse - Evisceration Plague</text:p>
          </table:table-cell>
          <table:table-cell office:value-type="string" office:string-value=" Thank you. Spearing up the prostitutes of devils design The dark side of science brings a weapon of war Who gauges killing and internal distress? On my side or still a slab will be the cause of death The eternal war gets altered by the disease. Your brain is shamed by the constant pain. You ran it cautiously, my thoughts to the blade. I've lost control. I've lost control. Beg for your life, you won't escape the knife. Your fate was sealed today. Disease is spread. You pray for death. Evisceration plague. Stabbing compulsion overwhelms my mind Terrorized screaming flows the dust of my mind I watch the blade from the chest to the ground Organes and nettles flow to the ground Paid for your life you won't escape the night Your fate was sealed today Disease is breath you pray for death Evisceration plague! Driven to kill, this is not my will. I am compelled to slay! Invisible foe, take control! Evisceration plague! Unable to receive of invisible effect, In a disease causing outbreaks of violence, they tear themselves apart, awful covers to glow. This retard forced to leave from the abdomen, intestines from the blood cannot escape my grip. Such a cool excision, he pointed, pressed the collar, made him nearly mistaken all. His involvement is complete. Horror affects my mind. My eyes are so sorry, my eyes, my eyes are so sorry, my eyes, my eyes are so sorry, my hands. Plague leads to death! Plague leads to death! Plague leads to death! Plague leads to death! The haste was spread and covered the world That's insanity, the end of our time Scourgers will eat the remains of man Our extinction was by our design Make for your life, you won't escape the knife Your fate was sealed today The seasons rise, you pray for death Evisceration plague Driven to kill, this is not my will I am compelled to slay Invisible foe takes control Evisceration plague Thank you.">
            <text:p> Thank you. Spearing up the prostitutes of devils design The dark side of science brings a weapon of war Who gauges killing and internal distress? On my side or still a slab will be the cause of death The eternal war gets altered by the disease. Your brain is shamed by the constant pain. You ran it cautiously, my thoughts to the blade. I've lost control. I've lost control. Beg for your life, you won't escape the knife. Your fate was sealed today. Disease is spread. You pray for death. Evisceration plague. Stabbing compulsion overwhelms my mind Terrorized screaming flows the dust of my mind I watch the blade from the chest to the ground Organes and nettles flow to the ground Paid for your life you won't escape the night Your fate was sealed today Disease is breath you pray for death Evisceration plague! Driven to kill, this is not my will. I am compelled to slay! Invisible foe, take control! Evisceration plague! Unable to receive of invisible effect, In a disease causing outbreaks of violence, they tear themselves apart, awful covers to glow. This retard forced to leave from the abdomen, intestines from the blood cannot escape my grip. Such a cool excision, he pointed, pressed the collar, made him nearly mistaken all. His involvement is complete. Horror affects my mind. My eyes are so sorry, my eyes, my eyes are so sorry, my eyes, my eyes are so sorry, my hands. Plague leads to death! Plague leads to death! Plague leads to death! Plague leads to death! The haste was spread and covered the world That's insanity, the end of our time Scourgers will eat the remains of man Our extinction was by our design Make for your life, you won't escape the knife Your fate was sealed today The seasons rise, you pray for death Evisceration plague Driven to kill, this is not my will I am compelled to slay Invisible foe takes control Evisceration plague Thank you.</text:p>
          </table:table-cell>
        </table:table-row>
        <table:table-row>
          <table:table-cell office:value-type="string" office:string-value="Dead Congregation - Teeth Into Red">
            <text:p>Dead Congregation - Teeth Into Red</text:p>
          </table:table-cell>
          <table:table-cell office:value-type="string" office:string-value=". on the floor on the floor to my house 20 years ago I don't know. Oh, God. Oh, God. Oh, God. Oh, God. Oh, God. Oh, God. Oh, God. Oh, God. Oh, God. Oh, God. Oh, God. Oh, God. Oh, God. Oh, God. Oh, God. Oh, God. Oh, God. Oh, God. Oh, God. Oh, God. Oh, God. Oh, God. Oh, God. Oh, God. Oh, God. Oh, God. Oh, God. Oh, God. The turkey is blue. I'm free. And I'm free. And I'm fucking free. I'm free. I'm free. I pray that I pray and I pray that I pray. I don't know. Thank you. Thank you. Thank you. Thank you. Thank you... O come, let us pray. Amen. Amen. Amen. Thank you. Thank you.">
            <text:p>. on the floor on the floor to my house 20 years ago I don't know. Oh, God. Oh, God. Oh, God. Oh, God. Oh, God. Oh, God. Oh, God. Oh, God. Oh, God. Oh, God. Oh, God. Oh, God. Oh, God. Oh, God. Oh, God. Oh, God. Oh, God. Oh, God. Oh, God. Oh, God. Oh, God. Oh, God. Oh, God. Oh, God. Oh, God. Oh, God. Oh, God. Oh, God. The turkey is blue. I'm free. And I'm free. And I'm fucking free. I'm free. I'm free. I pray that I pray and I pray that I pray. I don't know. Thank you. Thank you. Thank you. Thank you. Thank you... O come, let us pray. Amen. Amen. Amen. Thank you. Thank you.</text:p>
          </table:table-cell>
        </table:table-row>
        <table:table-row>
          <table:table-cell office:value-type="string" office:string-value="Death - Flesh and the Power It Holds">
            <text:p>Death - Flesh and the Power It Holds</text:p>
          </table:table-cell>
          <table:table-cell office:value-type="string" office:string-value=" Thank you. Thank you. I I told you once, but I will say it again. When you lift the flesh, it's the beginning of the end. It will take you in, and it will spit you out. Behold the flesh, when the power it holds. But you knells, for the life's with pleasure, bear to sweet One of many vessels that hides deep beneath It'll take you in, and they'll spit you out We hold the fish when the power it holds Touch, taste, breathe, go sound! Thank you. Like the wind, on your face, you can see a blade or a stare. One beating soul, stuck in space, the spirit runs wild. Thank you. Thank you. Thank you. Thank you. The end of a time, a time to begin. It'll take you in, it'll spit you out. Behold the flesh with the power it holds! It builds you up, one way it does the life ago! It's time to begin, the end of time! It'll take you in, then it'll spit you out. Behold the flesh where the power it holds. Touch Taste Dream The sound Oh, take a bow, oh, any of you, for the person in cover. We're going now to the soul who can speak no more. I'm not the one to fight your face. You can't see it, but you know it's there. You'll be the shows. It's not my face. Just be prepared.">
            <text:p> Thank you. Thank you. I I told you once, but I will say it again. When you lift the flesh, it's the beginning of the end. It will take you in, and it will spit you out. Behold the flesh, when the power it holds. But you knells, for the life's with pleasure, bear to sweet One of many vessels that hides deep beneath It'll take you in, and they'll spit you out We hold the fish when the power it holds Touch, taste, breathe, go sound! Thank you. Like the wind, on your face, you can see a blade or a stare. One beating soul, stuck in space, the spirit runs wild. Thank you. Thank you. Thank you. Thank you. The end of a time, a time to begin. It'll take you in, it'll spit you out. Behold the flesh with the power it holds! It builds you up, one way it does the life ago! It's time to begin, the end of time! It'll take you in, then it'll spit you out. Behold the flesh where the power it holds. Touch Taste Dream The sound Oh, take a bow, oh, any of you, for the person in cover. We're going now to the soul who can speak no more. I'm not the one to fight your face. You can't see it, but you know it's there. You'll be the shows. It's not my face. Just be prepared.</text:p>
          </table:table-cell>
        </table:table-row>
        <table:table-row>
          <table:table-cell office:value-type="string" office:string-value="Deathspell Omega - Abscission">
            <text:p>Deathspell Omega - Abscission</text:p>
          </table:table-cell>
          <table:table-cell office:value-type="string" office:string-value=" Thank you. Even the racist disease of unification is by no means possible to separate them from the dead of serpents, the love of viper-corrupted bread, and the brazen spirit of mystic heaven above nature's moronic brass, Brilliant by Halo, softly, and easily, tunneled by bourbon. Thank you. God! Charm of the fiend-boggers, it goes away to Cray. Desperate to beat the dead boy. Crows in the ancient fight. Storm at the big arm. It will thus occur in a furorically. Imperative spiritus hath dawned! I'm going to take a few more minutes. The poem of Nassian slowly rising to the earth. Yes, slowly I go, the great hard-bearing jerk. I shall help the poor, the poor kids of Syria. It's all just spirit, with separate browser All just one name, yellow pink big prayer Arch of all fraud, be my child Be a promise from the nipple, the best guy All in light staring card I'm the way of the dead! I'm way of the dead! The vengeance of my church, the throg of my hero, the host with aspects that will silence the captive. Immaturity, ecstasy, subjugation. The dead cell from turning up around my throat, calling me black. Nature, world, deep breath. A tunnel, like bourbon. I'm going to be... Thank you. Be my child, be my friend. If I need to superimpose my status, All right. Thank you.">
            <text:p> Thank you. Even the racist disease of unification is by no means possible to separate them from the dead of serpents, the love of viper-corrupted bread, and the brazen spirit of mystic heaven above nature's moronic brass, Brilliant by Halo, softly, and easily, tunneled by bourbon. Thank you. God! Charm of the fiend-boggers, it goes away to Cray. Desperate to beat the dead boy. Crows in the ancient fight. Storm at the big arm. It will thus occur in a furorically. Imperative spiritus hath dawned! I'm going to take a few more minutes. The poem of Nassian slowly rising to the earth. Yes, slowly I go, the great hard-bearing jerk. I shall help the poor, the poor kids of Syria. It's all just spirit, with separate browser All just one name, yellow pink big prayer Arch of all fraud, be my child Be a promise from the nipple, the best guy All in light staring card I'm the way of the dead! I'm way of the dead! The vengeance of my church, the throg of my hero, the host with aspects that will silence the captive. Immaturity, ecstasy, subjugation. The dead cell from turning up around my throat, calling me black. Nature, world, deep breath. A tunnel, like bourbon. I'm going to be... Thank you. Be my child, be my friend. If I need to superimpose my status, All right. Thank you.</text:p>
          </table:table-cell>
        </table:table-row>
        <table:table-row>
          <table:table-cell office:value-type="string" office:string-value="Deicide - Sacrificial Suicide">
            <text:p>Deicide - Sacrificial Suicide</text:p>
          </table:table-cell>
          <table:table-cell office:value-type="string" office:string-value=" Thank you. Save the night, it's the ritual fight, to the wrath of suicide. Take your spear, hold your spear, and your darkness disappears. Govern it, be affluent, open up for your holiness. Father, save God, and let me love not an only man. Suicide, sacrifice, destruction of holy love. Be out of our ordinary life. Save your sacrifice. We hope you expect simple authority, I've been fixed. Stay down! Two times I've been wiped, broke this diva knife, and lost my true reality. Stay down! They don't like a mess, they don't have in state blasphemous. Stay down! Time to survive, we'll reach the throne of life, be master of faith. Satan, down to hell, and my life wrath of God. Satan, save my soul, blessed with fire through the snow. Satan, I must die if I wait seven days. Satan, to a sign, and my life I must die. Satan! I'm sorry. Sacrifice The lust of evil Take a side Illusify Never die Take away the immortal life Every god Sees us Commit the body To the ground Father Say it does I'll find peace when I'm gone Still a time sacrifice The trophy of all we like Belong upon all we know Say it no sacrifice Take me! Thank you.">
            <text:p> Thank you. Save the night, it's the ritual fight, to the wrath of suicide. Take your spear, hold your spear, and your darkness disappears. Govern it, be affluent, open up for your holiness. Father, save God, and let me love not an only man. Suicide, sacrifice, destruction of holy love. Be out of our ordinary life. Save your sacrifice. We hope you expect simple authority, I've been fixed. Stay down! Two times I've been wiped, broke this diva knife, and lost my true reality. Stay down! They don't like a mess, they don't have in state blasphemous. Stay down! Time to survive, we'll reach the throne of life, be master of faith. Satan, down to hell, and my life wrath of God. Satan, save my soul, blessed with fire through the snow. Satan, I must die if I wait seven days. Satan, to a sign, and my life I must die. Satan! I'm sorry. Sacrifice The lust of evil Take a side Illusify Never die Take away the immortal life Every god Sees us Commit the body To the ground Father Say it does I'll find peace when I'm gone Still a time sacrifice The trophy of all we like Belong upon all we know Say it no sacrifice Take me! Thank you.</text:p>
          </table:table-cell>
        </table:table-row>
        <table:table-row>
          <table:table-cell office:value-type="string" office:string-value="Demigod - Slumber of Sullen Eyes">
            <text:p>Demigod - Slumber of Sullen Eyes</text:p>
          </table:table-cell>
          <table:table-cell office:value-type="string" office:string-value=" Thank you. Thank you. I'm sorry. Of the mistletoe, unfurled and with its ugly motor, your soul will hurt to die. God love, don't take your light. Use the veins of the unforgotten. Ignorance of the trouble. Let us shout it in cutters. Let me hear the sorrow. I'm going to go ahead and start the recording. I'm so sad all your blue-gifted girl I saw before me a feeling so in lost I've turned on the D.I. You can even try but for this my belief might fall in flight with your sloppy daughter You are sour with white and dry Come now, let's see you die. is a solid support. Okay. Thank you. Thank you. Thunder! What's all this? Thunder! What's all this? Thunder! What's all this? Thunder! Thank you.">
            <text:p> Thank you. Thank you. I'm sorry. Of the mistletoe, unfurled and with its ugly motor, your soul will hurt to die. God love, don't take your light. Use the veins of the unforgotten. Ignorance of the trouble. Let us shout it in cutters. Let me hear the sorrow. I'm going to go ahead and start the recording. I'm so sad all your blue-gifted girl I saw before me a feeling so in lost I've turned on the D.I. You can even try but for this my belief might fall in flight with your sloppy daughter You are sour with white and dry Come now, let's see you die. is a solid support. Okay. Thank you. Thank you. Thunder! What's all this? Thunder! What's all this? Thunder! What's all this? Thunder! Thank you.</text:p>
          </table:table-cell>
        </table:table-row>
        <table:table-row>
          <table:table-cell office:value-type="string" office:string-value="Demilich - Emptiness of Vanishing">
            <text:p>Demilich - Emptiness of Vanishing</text:p>
          </table:table-cell>
          <table:table-cell office:value-type="string" office:string-value=" Thank you. I'm going to go ahead and start the game. Can't fly wingless, the gods see the wings that come below As the earth replaced my emptiness Seltzer age, the mountains are old Whose life saved the dark, the powerless The sun's disappeared, and it's cold Most of your sins are thankful goodness. Thank you. I I'm going to go ahead and do that. Another night to escape. I will also be gone. Thank you.">
            <text:p> Thank you. I'm going to go ahead and start the game. Can't fly wingless, the gods see the wings that come below As the earth replaced my emptiness Seltzer age, the mountains are old Whose life saved the dark, the powerless The sun's disappeared, and it's cold Most of your sins are thankful goodness. Thank you. I I'm going to go ahead and do that. Another night to escape. I will also be gone. Thank you.</text:p>
          </table:table-cell>
        </table:table-row>
        <table:table-row>
          <table:table-cell office:value-type="string" office:string-value="Disembowelment - The Tree of Life and Death">
            <text:p>Disembowelment - The Tree of Life and Death</text:p>
          </table:table-cell>
          <table:table-cell office:value-type="string" office:string-value=" Thank you. Thank you. yeah Oh Thank you. Boom. Boom. I'll bring your courage up, you don't rely on me. You're the only person who can be me. Yes, boom. Thank you. Thank you. God bless you. ah Thank you. Thank you. Thank you. Thank you. I'm going to go ahead and do it. Thank you. I'm sorry. I am the one who is living. I am the one who is living. you Thank you.">
            <text:p> Thank you. Thank you. yeah Oh Thank you. Boom. Boom. I'll bring your courage up, you don't rely on me. You're the only person who can be me. Yes, boom. Thank you. Thank you. God bless you. ah Thank you. Thank you. Thank you. Thank you. I'm going to go ahead and do it. Thank you. I'm sorry. I am the one who is living. I am the one who is living. you Thank you.</text:p>
          </table:table-cell>
        </table:table-row>
        <table:table-row>
          <table:table-cell office:value-type="string" office:string-value="Disma - Chaos Apparition">
            <text:p>Disma - Chaos Apparition</text:p>
          </table:table-cell>
          <table:table-cell office:value-type="string" office:string-value=" I'm sorry. Into the world of beyond! Supernatural instincts Incomprehensible chill What you've got to go off Will align for stuff With the end of the world I'm going to go ahead and do this. What do you want to do? You are not in the streets. I'm not in the streets. To exist beyond the boundary to possess to live. No! Chaos! This is not the end! It's over! I don't know. I'm not. Supernatural I love you. Thank you.">
            <text:p> I'm sorry. Into the world of beyond! Supernatural instincts Incomprehensible chill What you've got to go off Will align for stuff With the end of the world I'm going to go ahead and do this. What do you want to do? You are not in the streets. I'm not in the streets. To exist beyond the boundary to possess to live. No! Chaos! This is not the end! It's over! I don't know. I'm not. Supernatural I love you. Thank you.</text:p>
          </table:table-cell>
        </table:table-row>
        <table:table-row>
          <table:table-cell office:value-type="string" office:string-value="Dismember - And So Is Life">
            <text:p>Dismember - And So Is Life</text:p>
          </table:table-cell>
          <table:table-cell office:value-type="string" office:string-value=" The American The American The American The American The American The American The American The American The American The American The American The American The American The American The American I'm gonna have to start a war I'm gonna have to fight against The entire side You won't be alive anymore If this thing was mine I'm gonna have to fight against This thing I'm gonna have to start A war against I'm not sure what you're talking about. I say so. I say. I'm not going to be. I'm not going to be. I'm not going to be. I'm not going to be. I'm not going to be. I'm not going to be. I'm not going to be. I'm not going to be. I'm not going to be. I'm not going to be. I'm not going to be. I'm not going to be. I'm not going to be. Thank you. I have my life, I'm fucking too much love, I accept the stuff, I hope my life's amazing I pray, that they all, who left their death, at the bottom of the earth, have just one, I said, next week, more than, I'm sorry, it's late!">
            <text:p> The American The American The American The American The American The American The American The American The American The American The American The American The American The American The American I'm gonna have to start a war I'm gonna have to fight against The entire side You won't be alive anymore If this thing was mine I'm gonna have to fight against This thing I'm gonna have to start A war against I'm not sure what you're talking about. I say so. I say. I'm not going to be. I'm not going to be. I'm not going to be. I'm not going to be. I'm not going to be. I'm not going to be. I'm not going to be. I'm not going to be. I'm not going to be. I'm not going to be. I'm not going to be. I'm not going to be. I'm not going to be. Thank you. I have my life, I'm fucking too much love, I accept the stuff, I hope my life's amazing I pray, that they all, who left their death, at the bottom of the earth, have just one, I said, next week, more than, I'm sorry, it's late!</text:p>
          </table:table-cell>
        </table:table-row>
        <table:table-row>
          <table:table-cell office:value-type="string" office:string-value="Dream Unending - In Cipher I Weep">
            <text:p>Dream Unending - In Cipher I Weep</text:p>
          </table:table-cell>
          <table:table-cell office:value-type="string" office:string-value=" Thank you. so yes Thank you. Thank you. I will. Thank you. Thank you. Thank you. Thank you. Thank you. I'm sorry. Thank you. I want to go to the moon. Thank you. Thank you. Thank you.">
            <text:p> Thank you. so yes Thank you. Thank you. I will. Thank you. Thank you. Thank you. Thank you. Thank you. I'm sorry. Thank you. I want to go to the moon. Thank you. Thank you. Thank you.</text:p>
          </table:table-cell>
        </table:table-row>
        <table:table-row>
          <table:table-cell office:value-type="string" office:string-value="Épitaphe - Melancholia">
            <text:p>Épitaphe - Melancholia</text:p>
          </table:table-cell>
          <table:table-cell office:value-type="string" office:string-value=" Thank you. Thank you. Thank you. I'm sorry. The force of what we are. The force of what we are. The force of what we are. Oh, my God. I'm a savage. This is cold and stale. It's a sad dream. I'm trying to... I'm trying to lift my head up. Strong gestures, pulling double jumpscares. The hatred of most hundreds and their infallible as the cause of what we want. I'm sorry. All this below is just a pool, Sprung on the surface, center of our face, The darkness will appear. At first glance we are mere structures, The center of freedom, nothing in chapter two, share the volume of life, more change, the world, the streets, and the world. Spider of the surface, set to your full face, darkness will be, darkness will be at last, the force of what we are. I will start it, set to be the biggest, aimless, and the greatest shot ever slashed, to the spheres unknown, where the wind and wind before you see the light. I will dance the skies, stop some spheres, press the things we call, into the depths of the mist. God save the Father, and the Son, and the Holy Spirit. Amen. Thank you. Thank you. Thank you. Thank you. Thank you. Following the autumn moon Down In his days of fire and shine Into the darkness of night Into the dark Into the blue And into the dark Into the blue Thank you.. of the sand of the sand He brings He brings the dead He brings Give him praise and glory.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Thank you. The The The The The The The The The The The The The The The The The The The The The The The The The The surface The river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ank you. Thank you. Thank you. so I'm going to go ahead and do that. The sound of crows, their special dreams. Thank you. And grace is at hand Thank you. Thank you. Thank you. Thank you. Thank you.">
            <text:p> Thank you. Thank you. Thank you. I'm sorry. The force of what we are. The force of what we are. The force of what we are. Oh, my God. I'm a savage. This is cold and stale. It's a sad dream. I'm trying to... I'm trying to lift my head up. Strong gestures, pulling double jumpscares. The hatred of most hundreds and their infallible as the cause of what we want. I'm sorry. All this below is just a pool, Sprung on the surface, center of our face, The darkness will appear. At first glance we are mere structures, The center of freedom, nothing in chapter two, share the volume of life, more change, the world, the streets, and the world. Spider of the surface, set to your full face, darkness will be, darkness will be at last, the force of what we are. I will start it, set to be the biggest, aimless, and the greatest shot ever slashed, to the spheres unknown, where the wind and wind before you see the light. I will dance the skies, stop some spheres, press the things we call, into the depths of the mist. God save the Father, and the Son, and the Holy Spirit. Amen. Thank you. Thank you. Thank you. Thank you. Thank you. Following the autumn moon Down In his days of fire and shine Into the darkness of night Into the dark Into the blue And into the dark Into the blue Thank you.. of the sand of the sand He brings He brings the dead He brings Give him praise and glory.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I'm going to read a poem by a singer named Thank you. The The The The The The The The The The The The The The The The The The The The The The The The The The surface The river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ank you. Thank you. Thank you. so I'm going to go ahead and do that. The sound of crows, their special dreams. Thank you. And grace is at hand Thank you. Thank you. Thank you. Thank you. Thank you.</text:p>
          </table:table-cell>
        </table:table-row>
        <table:table-row>
          <table:table-cell office:value-type="string" office:string-value="Krypts - Open the Crypt">
            <text:p>Krypts - Open the Crypt</text:p>
          </table:table-cell>
          <table:table-cell office:value-type="string" office:string-value=" Silence. Thank you. Thank you. I'm not going to die. I'm a good little jackass. Welcome back, all. There's nothing but a jaw of death Open the door Thank you. I'm sorry. Thank you. I'm sorry. I love the bass! I'm sorry. I need a ghost down through the pit Pop pop the pit Little fuck that is a thine Pop pop the pit Feel the same way as me. Thank you.">
            <text:p> Silence. Thank you. Thank you. I'm not going to die. I'm a good little jackass. Welcome back, all. There's nothing but a jaw of death Open the door Thank you. I'm sorry. Thank you. I'm sorry. I love the bass! I'm sorry. I need a ghost down through the pit Pop pop the pit Little fuck that is a thine Pop pop the pit Feel the same way as me. Thank you.</text:p>
          </table:table-cell>
        </table:table-row>
        <table:table-row>
          <table:table-cell office:value-type="string" office:string-value="Morbid Angel - Immortal Rites">
            <text:p>Morbid Angel - Immortal Rites</text:p>
          </table:table-cell>
          <table:table-cell office:value-type="string" office:string-value=" Thank you.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urning world of Microtips, swings of dark and far Haunted parts fill the room, such meaning undefined Shadows cast, faces sneaked, lost in sanctuary Lords of death, night, sun and hill, besides of the uprights Cast your spells, run alive, death's gameplay unsealed This fucking mortality It's none of those who seek Yeah! Thank you. Thank you. Captain Thor has taken pride, so not just lies or lies. Call upon immortals, call upon the old souls who eat the seeds, rid us of our human ways. Hunter of flies, make us one with darkness, flow with light and dust to your ways. I'm sorry. Bye.">
            <text:p> Thank you.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he light, Turning world of Microtips, swings of dark and far Haunted parts fill the room, such meaning undefined Shadows cast, faces sneaked, lost in sanctuary Lords of death, night, sun and hill, besides of the uprights Cast your spells, run alive, death's gameplay unsealed This fucking mortality It's none of those who seek Yeah! Thank you. Thank you. Captain Thor has taken pride, so not just lies or lies. Call upon immortals, call upon the old souls who eat the seeds, rid us of our human ways. Hunter of flies, make us one with darkness, flow with light and dust to your ways. I'm sorry. Bye.</text:p>
          </table:table-cell>
        </table:table-row>
        <table:table-row>
          <table:table-cell office:value-type="string" office:string-value="Mythic - Winter Solstice">
            <text:p>Mythic - Winter Solstice</text:p>
          </table:table-cell>
          <table:table-cell office:value-type="string" office:string-value=" Thank you. Yes. I'm getting bored of all your jokes. You're all playing all morning long. Step on top of my chest, okay? I'm going to put the world on you. But I'm going to do it on the couch. Bye! Thank you. The Ah! Thank you. Thank you.">
            <text:p> Thank you. Yes. I'm getting bored of all your jokes. You're all playing all morning long. Step on top of my chest, okay? I'm going to put the world on you. But I'm going to do it on the couch. Bye! Thank you. The Ah! Thank you. Thank you.</text:p>
          </table:table-cell>
        </table:table-row>
        <table:table-row>
          <table:table-cell office:value-type="string" office:string-value="Obituary - Infected">
            <text:p>Obituary - Infected</text:p>
          </table:table-cell>
          <table:table-cell office:value-type="string" office:string-value=" Thank you. Thank you. Thank you. I believe in hope Give the test of hope Make your life a song Live the life you want Give the test of hope The statue of the heart of the soul, the cradle of the world, the heart of the soul. I'm not a man. You are the soul. You are the soul. You are the soul. You are the soul. The gifts I've known The killing sent you to your grave Daring, to the one and same Daring, reaching of your lips In fact it's so, so sad I'm sick! Billy! Did you walk your skin? Infected! I'm coming to the end of life, Die! The other side is yours! Thank you. Thank you. Thank you.">
            <text:p> Thank you. Thank you. Thank you. I believe in hope Give the test of hope Make your life a song Live the life you want Give the test of hope The statue of the heart of the soul, the cradle of the world, the heart of the soul. I'm not a man. You are the soul. You are the soul. You are the soul. You are the soul. The gifts I've known The killing sent you to your grave Daring, to the one and same Daring, reaching of your lips In fact it's so, so sad I'm sick! Billy! Did you walk your skin? Infected! I'm coming to the end of life, Die! The other side is yours! Thank you. Thank you. Thank you.</text:p>
          </table:table-cell>
        </table:table-row>
        <table:table-row>
          <table:table-cell office:value-type="string" office:string-value="Portal - Abysmill">
            <text:p>Portal - Abysmill</text:p>
          </table:table-cell>
          <table:table-cell office:value-type="string" office:string-value=".. Structural horror Tour of reverence Recession Theater of five stones blue Sounds in the cup The collision feels the world as one. Troll, betwixt erotic, scorned festivus. Spock, though of death-free earth, Continued the levels whose belt through All men weeping severe Forty six four, a-nother laughing I am the king of the dead. The King of the Most Dishonored State of the Hither Thank you. Thank you. Thank you. Thank you. Thank you.">
            <text:p>.. Structural horror Tour of reverence Recession Theater of five stones blue Sounds in the cup The collision feels the world as one. Troll, betwixt erotic, scorned festivus. Spock, though of death-free earth, Continued the levels whose belt through All men weeping severe Forty six four, a-nother laughing I am the king of the dead. The King of the Most Dishonored State of the Hither Thank you. Thank you. Thank you. Thank you. Thank you.</text:p>
          </table:table-cell>
        </table:table-row>
        <table:table-row>
          <table:table-cell office:value-type="string" office:string-value="Possessed - Fallen Angel">
            <text:p>Possessed - Fallen Angel</text:p>
          </table:table-cell>
          <table:table-cell office:value-type="string" office:string-value=" Thank you. Thank you. Hell, you the last of God, if you don't also know this hell How they made your distrust God inside out below Where he lies the power of love, that's so tempting White and white, evil play, when it's right, where are you baby? Mercy left, waves of hell, soul pressed, into hell The lights of the night burn me up, slowly kill the sight Down below, warm and alive, the earth's so dry How's that song we promised then? We got it soft! We made a fast race To the final goal! The end. Voice on vice, evil play Welcome to life, where you've been Merciless, wait on death Someone left, it's you and I Thank you. Thank you.">
            <text:p> Thank you. Thank you. Hell, you the last of God, if you don't also know this hell How they made your distrust God inside out below Where he lies the power of love, that's so tempting White and white, evil play, when it's right, where are you baby? Mercy left, waves of hell, soul pressed, into hell The lights of the night burn me up, slowly kill the sight Down below, warm and alive, the earth's so dry How's that song we promised then? We got it soft! We made a fast race To the final goal! The end. Voice on vice, evil play Welcome to life, where you've been Merciless, wait on death Someone left, it's you and I Thank you. Thank you.</text:p>
          </table:table-cell>
        </table:table-row>
        <table:table-row>
          <table:table-cell office:value-type="string" office:string-value="Ulcerate - Extinguished Light">
            <text:p>Ulcerate - Extinguished Light</text:p>
          </table:table-cell>
          <table:table-cell office:value-type="string" office:string-value=" Thank you. Thank you. Must be the glorious, the God of man. Will he not fall to death? The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There is no room to reach it. No place to hide. This is where the online contest begins. Make the fool, time will make him sick. Flow, my friends, your faith in me. Give me the joy of the hour. I will not be afraid of the I'm going to kill you. I'm sorry. We will listen. It's not a good time. Dream. You're not a fucking dream. You're not a dream. You're not a dream. um um I'm sorry. They were with the witch Before I do this. I'm sorry. This, this night, has been filled with love. We have proven to be divine women. This day will end This night Which we feel Lost I'm going to go ahead and do that. I'm on it. Straight and wide. Yeah.">
            <text:p> Thank you. Thank you. Must be the glorious, the God of man. Will he not fall to death? The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so good, There is no room to reach it. No place to hide. This is where the online contest begins. Make the fool, time will make him sick. Flow, my friends, your faith in me. Give me the joy of the hour. I will not be afraid of the I'm going to kill you. I'm sorry. We will listen. It's not a good time. Dream. You're not a fucking dream. You're not a dream. You're not a dream. um um I'm sorry. They were with the witch Before I do this. I'm sorry. This, this night, has been filled with love. We have proven to be divine women. This day will end This night Which we feel Lost I'm going to go ahead and do that. I'm on it. Straight and wide. Yeah.</text:p>
          </table:table-cell>
        </table:table-row>
      </table:table>
      <table:table table:name="emv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Singer10_BlackShriek_High_lyrics">
            <text:p>Singer10_BlackShriek_High_lyrics</text:p>
          </table:table-cell>
          <table:table-cell office:value-type="string" office:string-value=" A tale of the nearest, the silent moon of me, a second way of life, living on human offspring, murder of the innocent, despair, great face, expressionless.">
            <text:p> A tale of the nearest, the silent moon of me, a second way of life, living on human offspring, murder of the innocent, despair, great face, expressionless.</text:p>
          </table:table-cell>
        </table:table-row>
        <table:table-row>
          <table:table-cell office:value-type="string" office:string-value="Singer10_BlackShriek_Mid_lyrics">
            <text:p>Singer10_BlackShriek_Mid_lyrics</text:p>
          </table:table-cell>
          <table:table-cell office:value-type="string" office:string-value=" A tale of the dearest, this sad, brutal being A shocking way of life, living on human offspring Murderer of the innocent, his big, grey face expressionless">
            <text:p> A tale of the dearest, this sad, brutal being A shocking way of life, living on human offspring Murderer of the innocent, his big, grey face expressionless</text:p>
          </table:table-cell>
        </table:table-row>
        <table:table-row>
          <table:table-cell office:value-type="string" office:string-value="Singer10_ClearVoice_High_lyrics">
            <text:p>Singer10_ClearVoice_High_lyrics</text:p>
          </table:table-cell>
          <table:table-cell office:value-type="string" office:string-value=" A tale of the deranged, this savage, brutal being A shocking way of life, living on human offspring Murder of the innocent, his pale grey face expressionless">
            <text:p> A tale of the deranged, this savage, brutal being A shocking way of life, living on human offspring Murder of the innocent, his pale grey face expressionless</text:p>
          </table:table-cell>
        </table:table-row>
        <table:table-row>
          <table:table-cell office:value-type="string" office:string-value="Singer10_ClearVoice_Low_lyrics">
            <text:p>Singer10_ClearVoice_Low_lyrics</text:p>
          </table:table-cell>
          <table:table-cell office:value-type="string" office:string-value=" A tale of the deranged, this savage, cruel being, a shocking way of life, living on human offspring, murder of the innocent, a pale grey face, expressionless.">
            <text:p> A tale of the deranged, this savage, cruel being, a shocking way of life, living on human offspring, murder of the innocent, a pale grey face, expressionless.</text:p>
          </table:table-cell>
        </table:table-row>
        <table:table-row>
          <table:table-cell office:value-type="string" office:string-value="Singer10_ClearVoice_Mid_lyrics">
            <text:p>Singer10_ClearVoice_Mid_lyrics</text:p>
          </table:table-cell>
          <table:table-cell office:value-type="string" office:string-value=" A tale of the deranged, this savage, brutal being, a shocking way of life, living on human offspring, murder of the innocent, his pale gray face expressionless.">
            <text:p> A tale of the deranged, this savage, brutal being, a shocking way of life, living on human offspring, murder of the innocent, his pale gray face expressionless.</text:p>
          </table:table-cell>
        </table:table-row>
        <table:table-row>
          <table:table-cell office:value-type="string" office:string-value="Singer10_DeathGrowl_Low_lyrics">
            <text:p>Singer10_DeathGrowl_Low_lyrics</text:p>
          </table:table-cell>
          <table:table-cell office:value-type="string" office:string-value=" A tale of the deranged, the savage but obeying, a shocking way of life, living on human offspring, murder of the innocent, his pain great face expressionless.">
            <text:p> A tale of the deranged, the savage but obeying, a shocking way of life, living on human offspring, murder of the innocent, his pain great face expressionless.</text:p>
          </table:table-cell>
        </table:table-row>
        <table:table-row>
          <table:table-cell office:value-type="string" office:string-value="Singer10_DeathGrowl_Mid_lyrics">
            <text:p>Singer10_DeathGrowl_Mid_lyrics</text:p>
          </table:table-cell>
          <table:table-cell office:value-type="string" office:string-value=" A tale of the deranged, this savage brutal being, a shocking way of life, leaving a human offspring. Murder of the innocent, this bad great face expressionless.">
            <text:p> A tale of the deranged, this savage brutal being, a shocking way of life, leaving a human offspring. Murder of the innocent, this bad great face expressionless.</text:p>
          </table:table-cell>
        </table:table-row>
        <table:table-row>
          <table:table-cell office:value-type="string" office:string-value="Singer10_HardcoreScream_High_lyrics">
            <text:p>Singer10_HardcoreScream_High_lyrics</text:p>
          </table:table-cell>
          <table:table-cell office:value-type="string" office:string-value=" At the end of the deranged, the savage brutal being, a shocking way of life, living on human offspring, murder of the innocent, his pale grey face expressionless.">
            <text:p> At the end of the deranged, the savage brutal being, a shocking way of life, living on human offspring, murder of the innocent, his pale grey face expressionless.</text:p>
          </table:table-cell>
        </table:table-row>
        <table:table-row>
          <table:table-cell office:value-type="string" office:string-value="Singer10_HardcoreScream_Low_lyrics">
            <text:p>Singer10_HardcoreScream_Low_lyrics</text:p>
          </table:table-cell>
          <table:table-cell office:value-type="string" office:string-value=" A tale of the deranged, the savage brutal being. A shocking way of life. Living on human offspring. Murder of the innocent. His pale grey face expressionless.">
            <text:p> A tale of the deranged, the savage brutal being. A shocking way of life. Living on human offspring. Murder of the innocent. His pale grey face expressionless.</text:p>
          </table:table-cell>
        </table:table-row>
        <table:table-row>
          <table:table-cell office:value-type="string" office:string-value="Singer10_HardcoreScream_Mid_lyrics">
            <text:p>Singer10_HardcoreScream_Mid_lyrics</text:p>
          </table:table-cell>
          <table:table-cell office:value-type="string" office:string-value=" A tale of the deranged, this savage, brutal being, a shocking way of life, living on human offspring, murder of the innocent, this pale grey face expressionless.">
            <text:p> A tale of the deranged, this savage, brutal being, a shocking way of life, living on human offspring, murder of the innocent, this pale grey face expressionless.</text:p>
          </table:table-cell>
        </table:table-row>
        <table:table-row>
          <table:table-cell office:value-type="string" office:string-value="Singer11_BlackShriek_High_lyrics">
            <text:p>Singer11_BlackShriek_High_lyrics</text:p>
          </table:table-cell>
          <table:table-cell office:value-type="string" office:string-value=" Don't let me pass the opportunity to show my real face or lie damn connect me I will be judged, I will be blamed">
            <text:p> Don't let me pass the opportunity to show my real face or lie damn connect me I will be judged, I will be blamed</text:p>
          </table:table-cell>
        </table:table-row>
        <table:table-row>
          <table:table-cell office:value-type="string" office:string-value="Singer11_BlackShriek_Mid_lyrics">
            <text:p>Singer11_BlackShriek_Mid_lyrics</text:p>
          </table:table-cell>
          <table:table-cell office:value-type="string" office:string-value=" Don't let me pass the opportunity to show my real face. Don't let them condemn me. I will be judged. I will be blamed.">
            <text:p> Don't let me pass the opportunity to show my real face. Don't let them condemn me. I will be judged. I will be blamed.</text:p>
          </table:table-cell>
        </table:table-row>
        <table:table-row>
          <table:table-cell office:value-type="string" office:string-value="Singer11_ClearVoice_High_lyrics">
            <text:p>Singer11_ClearVoice_High_lyrics</text:p>
          </table:table-cell>
          <table:table-cell office:value-type="string" office:string-value=" Don't let me pass, don't let me be To show my real face, the life them can name me I will be judged, I will be blind">
            <text:p> Don't let me pass, don't let me be To show my real face, the life them can name me I will be judged, I will be blind</text:p>
          </table:table-cell>
        </table:table-row>
        <table:table-row>
          <table:table-cell office:value-type="string" office:string-value="Singer11_ClearVoice_Low_lyrics">
            <text:p>Singer11_ClearVoice_Low_lyrics</text:p>
          </table:table-cell>
          <table:table-cell office:value-type="string" office:string-value=" Don't let me pass, don't let me be They show my real face, I'll let them go, name me I will be church, I will be blind">
            <text:p> Don't let me pass, don't let me be They show my real face, I'll let them go, name me I will be church, I will be blind</text:p>
          </table:table-cell>
        </table:table-row>
        <table:table-row>
          <table:table-cell office:value-type="string" office:string-value="Singer11_ClearVoice_Mid_lyrics">
            <text:p>Singer11_ClearVoice_Mid_lyrics</text:p>
          </table:table-cell>
          <table:table-cell office:value-type="string" office:string-value=" Don't let me pass. Don't let me be. They show my real face. I'll let them name it. I will be church. I will be blind.">
            <text:p> Don't let me pass. Don't let me be. They show my real face. I'll let them name it. I will be church. I will be blind.</text:p>
          </table:table-cell>
        </table:table-row>
        <table:table-row>
          <table:table-cell office:value-type="string" office:string-value="Singer11_DeathGrowl_Low_lyrics">
            <text:p>Singer11_DeathGrowl_Low_lyrics</text:p>
          </table:table-cell>
          <table:table-cell office:value-type="string" office:string-value=" Don't let me pass the opportunity to show my real face and let them condemn it. I will be judged. I will be blamed.">
            <text:p> Don't let me pass the opportunity to show my real face and let them condemn it. I will be judged. I will be blamed.</text:p>
          </table:table-cell>
        </table:table-row>
        <table:table-row>
          <table:table-cell office:value-type="string" office:string-value="Singer11_HardcoreScream_Low_lyrics">
            <text:p>Singer11_HardcoreScream_Low_lyrics</text:p>
          </table:table-cell>
          <table:table-cell office:value-type="string" office:string-value=" To let me pass the opportunity To show my real face, let them condemn me I will be trashed, I will be blind">
            <text:p> To let me pass the opportunity To show my real face, let them condemn me I will be trashed, I will be blind</text:p>
          </table:table-cell>
        </table:table-row>
        <table:table-row>
          <table:table-cell office:value-type="string" office:string-value="Singer11_DeathGrowl_Mid_lyrics">
            <text:p>Singer11_DeathGrowl_Mid_lyrics</text:p>
          </table:table-cell>
          <table:table-cell office:value-type="string" office:string-value=" Don't let me pass the opportunity to show my real face a lifetime can't name it. I will be church. I will be blind.">
            <text:p> Don't let me pass the opportunity to show my real face a lifetime can't name it. I will be church. I will be blind.</text:p>
          </table:table-cell>
        </table:table-row>
        <table:table-row>
          <table:table-cell office:value-type="string" office:string-value="Singer11_GrindInhale_lyrics">
            <text:p>Singer11_GrindInhale_lyrics</text:p>
          </table:table-cell>
          <table:table-cell office:value-type="string" office:string-value=" Don't let me pass! The other dirty day! This all my real fate to let them contain me! I will be judged! I will be blamed!">
            <text:p> Don't let me pass! The other dirty day! This all my real fate to let them contain me! I will be judged! I will be blamed!</text:p>
          </table:table-cell>
        </table:table-row>
        <table:table-row>
          <table:table-cell office:value-type="string" office:string-value="Singer11_HardcoreScream_High_lyrics">
            <text:p>Singer11_HardcoreScream_High_lyrics</text:p>
          </table:table-cell>
          <table:table-cell office:value-type="string" office:string-value=" Don't let me be! The opportunity! To show my real face and leave them Conn-ay me! I will be judged! I will be blamed!">
            <text:p> Don't let me be! The opportunity! To show my real face and leave them Conn-ay me! I will be judged! I will be blamed!</text:p>
          </table:table-cell>
        </table:table-row>
        <table:table-row>
          <table:table-cell office:value-type="string" office:string-value="Singer11_HardcoreScream_Mid_lyrics">
            <text:p>Singer11_HardcoreScream_Mid_lyrics</text:p>
          </table:table-cell>
          <table:table-cell office:value-type="string" office:string-value=" Don't like my best The opportunity To show my real face and lie then Can they make I will be judged I will be blamed">
            <text:p> Don't like my best The opportunity To show my real face and lie then Can they make I will be judged I will be blamed</text:p>
          </table:table-cell>
        </table:table-row>
        <table:table-row>
          <table:table-cell office:value-type="string" office:string-value="Singer12_BlackShriek_High_lyrics">
            <text:p>Singer12_BlackShriek_High_lyrics</text:p>
          </table:table-cell>
          <table:table-cell office:value-type="string" office:string-value=" I'm falling in privacy and you fall in lies You'll never live again, so you'll learn with one I see you try to morph in internally I'll smush your face">
            <text:p> I'm falling in privacy and you fall in lies You'll never live again, so you'll learn with one I see you try to morph in internally I'll smush your face</text:p>
          </table:table-cell>
        </table:table-row>
        <table:table-row>
          <table:table-cell office:value-type="string" office:string-value="Singer12_BlackShriek_Mid_lyrics">
            <text:p>Singer12_BlackShriek_Mid_lyrics</text:p>
          </table:table-cell>
          <table:table-cell office:value-type="string" office:string-value=" I've heard it, I promise I am an overloss You'll never live again Still your life will end I'll see you die on my feet Eternally, I'll smash your face">
            <text:p> I've heard it, I promise I am an overloss You'll never live again Still your life will end I'll see you die on my feet Eternally, I'll smash your face</text:p>
          </table:table-cell>
        </table:table-row>
        <table:table-row>
          <table:table-cell office:value-type="string" office:string-value="Singer12_ClearVoice_High_lyrics">
            <text:p>Singer12_ClearVoice_High_lyrics</text:p>
          </table:table-cell>
          <table:table-cell office:value-type="string" office:string-value=" Avoiding the prophecy of my newfound lust. You will never live again. Your life will end. I'll see you die on my feet. Eternally smash your face.">
            <text:p> Avoiding the prophecy of my newfound lust. You will never live again. Your life will end. I'll see you die on my feet. Eternally smash your face.</text:p>
          </table:table-cell>
        </table:table-row>
        <table:table-row>
          <table:table-cell office:value-type="string" office:string-value="Singer12_ClearVoice_Low_lyrics">
            <text:p>Singer12_ClearVoice_Low_lyrics</text:p>
          </table:table-cell>
          <table:table-cell office:value-type="string" office:string-value=" Avoiding the prophecy of my new found laws. You will never live again. Seeing your life will end. I'll see you die on my feet. Eternally. I'll smash your face.">
            <text:p> Avoiding the prophecy of my new found laws. You will never live again. Seeing your life will end. I'll see you die on my feet. Eternally. I'll smash your face.</text:p>
          </table:table-cell>
        </table:table-row>
        <table:table-row>
          <table:table-cell office:value-type="string" office:string-value="Singer12_ClearVoice_Mid_lyrics">
            <text:p>Singer12_ClearVoice_Mid_lyrics</text:p>
          </table:table-cell>
          <table:table-cell office:value-type="string" office:string-value=" Avoiding the prophecy of my newfound lust. You will never live again. Soon your life will end. I'll see you die on my feet. Eternally, I'll smash your face.">
            <text:p> Avoiding the prophecy of my newfound lust. You will never live again. Soon your life will end. I'll see you die on my feet. Eternally, I'll smash your face.</text:p>
          </table:table-cell>
        </table:table-row>
        <table:table-row>
          <table:table-cell office:value-type="string" office:string-value="Singer12_DeathGrowl_Low_lyrics">
            <text:p>Singer12_DeathGrowl_Low_lyrics</text:p>
          </table:table-cell>
          <table:table-cell office:value-type="string" office:string-value=" If I did the prophecy of a newfound lust, you will never live again, so your life will end. I'll see you die on my face, eternally, I'll smash your face.">
            <text:p> If I did the prophecy of a newfound lust, you will never live again, so your life will end. I'll see you die on my face, eternally, I'll smash your face.</text:p>
          </table:table-cell>
        </table:table-row>
        <table:table-row>
          <table:table-cell office:value-type="string" office:string-value="Singer12_DeathGrowl_Mid_lyrics">
            <text:p>Singer12_DeathGrowl_Mid_lyrics</text:p>
          </table:table-cell>
          <table:table-cell office:value-type="string" office:string-value=" I've fallen in a prophecy of a newfound lust You will never live again, so your life will end I see you die at my feet, eternally, I suppose you'll face">
            <text:p> I've fallen in a prophecy of a newfound lust You will never live again, so your life will end I see you die at my feet, eternally, I suppose you'll face</text:p>
          </table:table-cell>
        </table:table-row>
        <table:table-row>
          <table:table-cell office:value-type="string" office:string-value="Singer12_GrindInhale_lyrics">
            <text:p>Singer12_GrindInhale_lyrics</text:p>
          </table:table-cell>
          <table:table-cell office:value-type="string" office:string-value=" avoiding the prophecy of a newfound life. You will never live again, still your life will end. I see you die on my feet, internally, eyes upon your face.">
            <text:p> avoiding the prophecy of a newfound life. You will never live again, still your life will end. I see you die on my feet, internally, eyes upon your face.</text:p>
          </table:table-cell>
        </table:table-row>
        <table:table-row>
          <table:table-cell office:value-type="string" office:string-value="Singer12_GrindInhale_lyrics_2">
            <text:p>Singer12_GrindInhale_lyrics_2</text:p>
          </table:table-cell>
          <table:table-cell office:value-type="string" office:string-value=" Avoiding the prophecy of a newfound lust You'll never live again Stand your life for your land I see you die on poor feet It's early, I spot your face">
            <text:p> Avoiding the prophecy of a newfound lust You'll never live again Stand your life for your land I see you die on poor feet It's early, I spot your face</text:p>
          </table:table-cell>
        </table:table-row>
        <table:table-row>
          <table:table-cell office:value-type="string" office:string-value="Singer12_HardcoreScream_High_lyrics">
            <text:p>Singer12_HardcoreScream_High_lyrics</text:p>
          </table:table-cell>
          <table:table-cell office:value-type="string" office:string-value=" I've fallen in the prophecy of a newfound loss. You will never live again, so your love will end. I see a giant muffin, internally, a special face.">
            <text:p> I've fallen in the prophecy of a newfound loss. You will never live again, so your love will end. I see a giant muffin, internally, a special face.</text:p>
          </table:table-cell>
        </table:table-row>
        <table:table-row>
          <table:table-cell office:value-type="string" office:string-value="Singer12_HardcoreScream_Low_lyrics">
            <text:p>Singer12_HardcoreScream_Low_lyrics</text:p>
          </table:table-cell>
          <table:table-cell office:value-type="string" office:string-value=" We've ordered a prophecy of a new furnace! You will never live again, so you're not willing! I'll see you die on my feet, internally, or as much as you face!">
            <text:p> We've ordered a prophecy of a new furnace! You will never live again, so you're not willing! I'll see you die on my feet, internally, or as much as you face!</text:p>
          </table:table-cell>
        </table:table-row>
        <table:table-row>
          <table:table-cell office:value-type="string" office:string-value="Singer12_HardcoreScream_Mid_lyrics">
            <text:p>Singer12_HardcoreScream_Mid_lyrics</text:p>
          </table:table-cell>
          <table:table-cell office:value-type="string" office:string-value=" I've ordered a prophecy of a newfound loss. You will never live again. See you like we are. I see you tie a muffin in cherry. Which one's your first?">
            <text:p> I've ordered a prophecy of a newfound loss. You will never live again. See you like we are. I see you tie a muffin in cherry. Which one's your first?</text:p>
          </table:table-cell>
        </table:table-row>
        <table:table-row>
          <table:table-cell office:value-type="string" office:string-value="Singer13_BlackShriek_High_lyrics">
            <text:p>Singer13_BlackShriek_High_lyrics</text:p>
          </table:table-cell>
          <table:table-cell office:value-type="string" office:string-value=" Slave of the Sacrifice Warchief of Domination Brought in by your faith and guided to submission">
            <text:p> Slave of the Sacrifice Warchief of Domination Brought in by your faith and guided to submission</text:p>
          </table:table-cell>
        </table:table-row>
        <table:table-row>
          <table:table-cell office:value-type="string" office:string-value="Singer13_DeathGrowl_Low_lyrics">
            <text:p>Singer13_DeathGrowl_Low_lyrics</text:p>
          </table:table-cell>
          <table:table-cell office:value-type="string" office:string-value=" Slave of the sacred trites. Worship of domination. Blooded by a phage and guided to submission.">
            <text:p> Slave of the sacred trites. Worship of domination. Blooded by a phage and guided to submission.</text:p>
          </table:table-cell>
        </table:table-row>
        <table:table-row>
          <table:table-cell office:value-type="string" office:string-value="Singer13_DeathGrowl_Mid_lyrics">
            <text:p>Singer13_DeathGrowl_Mid_lyrics</text:p>
          </table:table-cell>
          <table:table-cell office:value-type="string" office:string-value=" State of the sacred race. Worship of domination. Blinded by your fate and guided to submission.">
            <text:p> State of the sacred race. Worship of domination. Blinded by your fate and guided to submission.</text:p>
          </table:table-cell>
        </table:table-row>
        <table:table-row>
          <table:table-cell office:value-type="string" office:string-value="Singer14_BlackShriek_High_lyrics">
            <text:p>Singer14_BlackShriek_High_lyrics</text:p>
          </table:table-cell>
          <table:table-cell office:value-type="string" office:string-value=" Me and you might like to sacrifice All we want to die but it ain't that last Me and you might like to sacrifice But to die We're so stupid we fight Dead and buried">
            <text:p> Me and you might like to sacrifice All we want to die but it ain't that last Me and you might like to sacrifice But to die We're so stupid we fight Dead and buried</text:p>
          </table:table-cell>
        </table:table-row>
        <table:table-row>
          <table:table-cell office:value-type="string" office:string-value="Singer14_BlackShriek_Mid_lyrics">
            <text:p>Singer14_BlackShriek_Mid_lyrics</text:p>
          </table:table-cell>
          <table:table-cell office:value-type="string" office:string-value=" Me either I live my life to sacrifice Or I'm about to die but I did not last Me either I live my life to sacrifice But to die That I had so much to purify Dead and buried">
            <text:p> Me either I live my life to sacrifice Or I'm about to die but I did not last Me either I live my life to sacrifice But to die That I had so much to purify Dead and buried</text:p>
          </table:table-cell>
        </table:table-row>
        <table:table-row>
          <table:table-cell office:value-type="string" office:string-value="Singer14_ClearVoice_High_lyrics">
            <text:p>Singer14_ClearVoice_High_lyrics</text:p>
          </table:table-cell>
          <table:table-cell office:value-type="string" office:string-value=" Million you might have to sacrifice, all were born to die but the dead at last Million you might have to sacrifice, born to die Darkened souls to purify, dead and buried">
            <text:p> Million you might have to sacrifice, all were born to die but the dead at last Million you might have to sacrifice, born to die Darkened souls to purify, dead and buried</text:p>
          </table:table-cell>
        </table:table-row>
        <table:table-row>
          <table:table-cell office:value-type="string" office:string-value="Singer14_ClearVoice_Low_lyrics">
            <text:p>Singer14_ClearVoice_Low_lyrics</text:p>
          </table:table-cell>
          <table:table-cell office:value-type="string" office:string-value=" Million human lives to sacrifice, always bound to die, but they're dead at last. Million human lives to sacrifice, bound to die. Taken so as to purify, dead and buried.">
            <text:p> Million human lives to sacrifice, always bound to die, but they're dead at last. Million human lives to sacrifice, bound to die. Taken so as to purify, dead and buried.</text:p>
          </table:table-cell>
        </table:table-row>
        <table:table-row>
          <table:table-cell office:value-type="string" office:string-value="Singer14_ClearVoice_Mid_lyrics">
            <text:p>Singer14_ClearVoice_Mid_lyrics</text:p>
          </table:table-cell>
          <table:table-cell office:value-type="string" office:string-value=" Million human lives to sacrifice All were about to die but they died at last Million human lives to sacrifice Born to die Die against us to purify Dead and buried">
            <text:p> Million human lives to sacrifice All were about to die but they died at last Million human lives to sacrifice Born to die Die against us to purify Dead and buried</text:p>
          </table:table-cell>
        </table:table-row>
        <table:table-row>
          <table:table-cell office:value-type="string" office:string-value="Singer14_DeathGrowl_Low_lyrics">
            <text:p>Singer14_DeathGrowl_Low_lyrics</text:p>
          </table:table-cell>
          <table:table-cell office:value-type="string" office:string-value=" Be you, you my last to sacrifice Oh, I want to die, but the dead at last Be you, you my last to sacrifice Born to die Dark as dust, unpurified Dead and buried">
            <text:p> Be you, you my last to sacrifice Oh, I want to die, but the dead at last Be you, you my last to sacrifice Born to die Dark as dust, unpurified Dead and buried</text:p>
          </table:table-cell>
        </table:table-row>
        <table:table-row>
          <table:table-cell office:value-type="string" office:string-value="Singer14_DeathGrowl_Mid_lyrics">
            <text:p>Singer14_DeathGrowl_Mid_lyrics</text:p>
          </table:table-cell>
          <table:table-cell office:value-type="string" office:string-value=" Me and you, human lives to sacrifice Oh, I'm about to die, but that doesn't last Me and you, human lives to sacrifice Born to die Black and soft to purify Dead and buried">
            <text:p> Me and you, human lives to sacrifice Oh, I'm about to die, but that doesn't last Me and you, human lives to sacrifice Born to die Black and soft to purify Dead and buried</text:p>
          </table:table-cell>
        </table:table-row>
        <table:table-row>
          <table:table-cell office:value-type="string" office:string-value="Singer15_BlackShriek_High_lyrics">
            <text:p>Singer15_BlackShriek_High_lyrics</text:p>
          </table:table-cell>
          <table:table-cell office:value-type="string" office:string-value=" Can you defend the record? Can you reveal the truth? This time, I can chase away the many lies. The many lies.">
            <text:p> Can you defend the record? Can you reveal the truth? This time, I can chase away the many lies. The many lies.</text:p>
          </table:table-cell>
        </table:table-row>
        <table:table-row>
          <table:table-cell office:value-type="string" office:string-value="Singer15_BlackShriek_Mid_lyrics">
            <text:p>Singer15_BlackShriek_Mid_lyrics</text:p>
          </table:table-cell>
          <table:table-cell office:value-type="string" office:string-value=" Can you defend the workhouse? Can you repair the trough? This time, I can change the ways of meaningless. The meaningless.">
            <text:p> Can you defend the workhouse? Can you repair the trough? This time, I can change the ways of meaningless. The meaningless.</text:p>
          </table:table-cell>
        </table:table-row>
        <table:table-row>
          <table:table-cell office:value-type="string" office:string-value="Singer15_ClearVoice_High_lyrics">
            <text:p>Singer15_ClearVoice_High_lyrics</text:p>
          </table:table-cell>
          <table:table-cell office:value-type="string" office:string-value=" Can you defeat the recall? Can you repair the truth? This time I can chase away the meaningless The meaningless">
            <text:p> Can you defeat the recall? Can you repair the truth? This time I can chase away the meaningless The meaningless</text:p>
          </table:table-cell>
        </table:table-row>
        <table:table-row>
          <table:table-cell office:value-type="string" office:string-value="Singer15_ClearVoice_Low_lyrics">
            <text:p>Singer15_ClearVoice_Low_lyrics</text:p>
          </table:table-cell>
          <table:table-cell office:value-type="string" office:string-value=" Can you defeat the recall? Can you repair the truth? This time, I could chase away the meaningless The meaningless">
            <text:p> Can you defeat the recall? Can you repair the truth? This time, I could chase away the meaningless The meaningless</text:p>
          </table:table-cell>
        </table:table-row>
        <table:table-row>
          <table:table-cell office:value-type="string" office:string-value="Singer15_ClearVoice_Mid_lyrics">
            <text:p>Singer15_ClearVoice_Mid_lyrics</text:p>
          </table:table-cell>
          <table:table-cell office:value-type="string" office:string-value=" Can you defeat the recall? Can you repair the truth? This time, I'll chase away the meaningless The meaningless">
            <text:p> Can you defeat the recall? Can you repair the truth? This time, I'll chase away the meaningless The meaningless</text:p>
          </table:table-cell>
        </table:table-row>
        <table:table-row>
          <table:table-cell office:value-type="string" office:string-value="Singer15_DeathGrowl_Low_lyrics">
            <text:p>Singer15_DeathGrowl_Low_lyrics</text:p>
          </table:table-cell>
          <table:table-cell office:value-type="string" office:string-value=" Crayon to find the record, Crayon we build it's hope This time I can change the world I'm meaningless I'm meaningless">
            <text:p> Crayon to find the record, Crayon we build it's hope This time I can change the world I'm meaningless I'm meaningless</text:p>
          </table:table-cell>
        </table:table-row>
        <table:table-row>
          <table:table-cell office:value-type="string" office:string-value="Singer15_DeathGrowl_Mid_lyrics">
            <text:p>Singer15_DeathGrowl_Mid_lyrics</text:p>
          </table:table-cell>
          <table:table-cell office:value-type="string" office:string-value=" Can you defend the record? Can you repair the truth? This time, I can trust away the men of glass! The men of glass!">
            <text:p> Can you defend the record? Can you repair the truth? This time, I can trust away the men of glass! The men of glass!</text:p>
          </table:table-cell>
        </table:table-row>
        <table:table-row>
          <table:table-cell office:value-type="string" office:string-value="Singer15_HardcoreScream_High_lyrics">
            <text:p>Singer15_HardcoreScream_High_lyrics</text:p>
          </table:table-cell>
          <table:table-cell office:value-type="string" office:string-value=" Can you defeat the record? Can you rebuild the shop? This time, I can chase away the meaningless THE MEANINGLESS">
            <text:p> Can you defeat the record? Can you rebuild the shop? This time, I can chase away the meaningless THE MEANINGLESS</text:p>
          </table:table-cell>
        </table:table-row>
        <table:table-row>
          <table:table-cell office:value-type="string" office:string-value="Singer15_HardcoreScream_Low_lyrics">
            <text:p>Singer15_HardcoreScream_Low_lyrics</text:p>
          </table:table-cell>
          <table:table-cell office:value-type="string" office:string-value=" Trying to defend the record, trying to repair the truth This time I can trust away the meaningless The meaningless">
            <text:p> Trying to defend the record, trying to repair the truth This time I can trust away the meaningless The meaningless</text:p>
          </table:table-cell>
        </table:table-row>
        <table:table-row>
          <table:table-cell office:value-type="string" office:string-value="Singer15_HardcoreScream_Mid_lyrics">
            <text:p>Singer15_HardcoreScream_Mid_lyrics</text:p>
          </table:table-cell>
          <table:table-cell office:value-type="string" office:string-value=" Can you defend the record? Can you rebuild the truth? This time, I can chase away the meaningless. The meaningless.">
            <text:p> Can you defend the record? Can you rebuild the truth? This time, I can chase away the meaningless. The meaningless.</text:p>
          </table:table-cell>
        </table:table-row>
        <table:table-row>
          <table:table-cell office:value-type="string" office:string-value="Singer17_BlackShriek_High_lyrics">
            <text:p>Singer17_BlackShriek_High_lyrics</text:p>
          </table:table-cell>
          <table:table-cell office:value-type="string" office:string-value=" Social media like to watch it for Complexity and shame Dressing all life for Complexity Ripping Slinging Crushing">
            <text:p> Social media like to watch it for Complexity and shame Dressing all life for Complexity Ripping Slinging Crushing</text:p>
          </table:table-cell>
        </table:table-row>
        <table:table-row>
          <table:table-cell office:value-type="string" office:string-value="Singer17_BlackShriek_Mid_lyrics">
            <text:p>Singer17_BlackShriek_Mid_lyrics</text:p>
          </table:table-cell>
          <table:table-cell office:value-type="string" office:string-value=" Soldier mutilate the world in form Complying the ships, crushing all in form Compiling dust Threatening, shaming, wrecking">
            <text:p> Soldier mutilate the world in form Complying the ships, crushing all in form Compiling dust Threatening, shaming, wrecking</text:p>
          </table:table-cell>
        </table:table-row>
        <table:table-row>
          <table:table-cell office:value-type="string" office:string-value="Singer17_ClearVoice_High_lyrics">
            <text:p>Singer17_ClearVoice_High_lyrics</text:p>
          </table:table-cell>
          <table:table-cell office:value-type="string" office:string-value=" Slaughter, mutilator, warm divorce, complex shift and shapes, crushing all life forms, carbonic dust, leading, crushing, hating.">
            <text:p> Slaughter, mutilator, warm divorce, complex shift and shapes, crushing all life forms, carbonic dust, leading, crushing, hating.</text:p>
          </table:table-cell>
        </table:table-row>
        <table:table-row>
          <table:table-cell office:value-type="string" office:string-value="Singer17_ClearVoice_Low_lyrics">
            <text:p>Singer17_ClearVoice_Low_lyrics</text:p>
          </table:table-cell>
          <table:table-cell office:value-type="string" office:string-value=" Slow to mutilate the warm devour Complexion and shapes Crushing all life forms Carbonic dust Leading, beating, crushing">
            <text:p> Slow to mutilate the warm devour Complexion and shapes Crushing all life forms Carbonic dust Leading, beating, crushing</text:p>
          </table:table-cell>
        </table:table-row>
        <table:table-row>
          <table:table-cell office:value-type="string" office:string-value="Singer17_ClearVoice_Mid_lyrics">
            <text:p>Singer17_ClearVoice_Mid_lyrics</text:p>
          </table:table-cell>
          <table:table-cell office:value-type="string" office:string-value=" Soldier, mutilator, worm, devourer, complexion, egg shapes, crushing all life forms, carbonic dust, crushing, leading, threshing.">
            <text:p> Soldier, mutilator, worm, devourer, complexion, egg shapes, crushing all life forms, carbonic dust, crushing, leading, threshing.</text:p>
          </table:table-cell>
        </table:table-row>
        <table:table-row>
          <table:table-cell office:value-type="string" office:string-value="Singer17_DeathGrowl_Low_lyrics">
            <text:p>Singer17_DeathGrowl_Low_lyrics</text:p>
          </table:table-cell>
          <table:table-cell office:value-type="string" office:string-value=" So dear, you too later what they far Complex in the same, cursing all life far Combo lecture is ready, ready, ready">
            <text:p> So dear, you too later what they far Complex in the same, cursing all life far Combo lecture is ready, ready, ready</text:p>
          </table:table-cell>
        </table:table-row>
        <table:table-row>
          <table:table-cell office:value-type="string" office:string-value="Singer17_DeathGrowl_Mid_lyrics">
            <text:p>Singer17_DeathGrowl_Mid_lyrics</text:p>
          </table:table-cell>
          <table:table-cell office:value-type="string" office:string-value=" Slaughter mutilator of the fall The last generation Copting all life forms Corporate tourists Eating Sweating Fading">
            <text:p> Slaughter mutilator of the fall The last generation Copting all life forms Corporate tourists Eating Sweating Fading</text:p>
          </table:table-cell>
        </table:table-row>
        <table:table-row>
          <table:table-cell office:value-type="string" office:string-value="Singer17_GrindInhale_lyrics">
            <text:p>Singer17_GrindInhale_lyrics</text:p>
          </table:table-cell>
          <table:table-cell office:value-type="string" office:string-value=" Soldier, beauty like no other, God bless you, God bless you, God bless you, God bless you, God bless you, God bless you, God bless you, God bless you,">
            <text:p> Soldier, beauty like no other, God bless you, God bless you, God bless you, God bless you, God bless you, God bless you, God bless you, God bless you,</text:p>
          </table:table-cell>
        </table:table-row>
        <table:table-row>
          <table:table-cell office:value-type="string" office:string-value="Singer17_HardcoreScream_High_lyrics">
            <text:p>Singer17_HardcoreScream_High_lyrics</text:p>
          </table:table-cell>
          <table:table-cell office:value-type="string" office:string-value=" Soldier! New Genie to warp teamfarm! Copping genie shapes! Crashing all lifeform! Copping just... Raining! Fading! RUNNING!">
            <text:p> Soldier! New Genie to warp teamfarm! Copping genie shapes! Crashing all lifeform! Copping just... Raining! Fading! RUNNING!</text:p>
          </table:table-cell>
        </table:table-row>
        <table:table-row>
          <table:table-cell office:value-type="string" office:string-value="Singer17_HardcoreScream_Low_lyrics">
            <text:p>Singer17_HardcoreScream_Low_lyrics</text:p>
          </table:table-cell>
          <table:table-cell office:value-type="string" office:string-value=" Soldier mutilator warped in for Complexion in shape, crashing all life forms Carbonic dust Freebing, swinging, freezing">
            <text:p> Soldier mutilator warped in for Complexion in shape, crashing all life forms Carbonic dust Freebing, swinging, freezing</text:p>
          </table:table-cell>
        </table:table-row>
        <table:table-row>
          <table:table-cell office:value-type="string" office:string-value="Singer17_HardcoreScream_Mid_lyrics">
            <text:p>Singer17_HardcoreScream_Mid_lyrics</text:p>
          </table:table-cell>
          <table:table-cell office:value-type="string" office:string-value=" Soldier mutilates our world divine Complex chain and shift crushing our life form Carbonic just raining, shedding, raining">
            <text:p> Soldier mutilates our world divine Complex chain and shift crushing our life form Carbonic just raining, shedding, raining</text:p>
          </table:table-cell>
        </table:table-row>
        <table:table-row>
          <table:table-cell office:value-type="string" office:string-value="Singer18_BlackShriek_High_lyrics">
            <text:p>Singer18_BlackShriek_High_lyrics</text:p>
          </table:table-cell>
          <table:table-cell office:value-type="string" office:string-value=" She was a fast machine, she kept her motto clean She was the best damn woman that I've ever seen She had for sightless eyes, telling me no lies Knocking me out with her American face Taking more than a share, I'd be fighting for air She told me to come, but I was already there">
            <text:p> She was a fast machine, she kept her motto clean She was the best damn woman that I've ever seen She had for sightless eyes, telling me no lies Knocking me out with her American face Taking more than a share, I'd be fighting for air She told me to come, but I was already there</text:p>
          </table:table-cell>
        </table:table-row>
        <table:table-row>
          <table:table-cell office:value-type="string" office:string-value="Singer18_BlackShriek_Mid_lyrics">
            <text:p>Singer18_BlackShriek_Mid_lyrics</text:p>
          </table:table-cell>
          <table:table-cell office:value-type="string" office:string-value=" She was a fast machine, she kept the model clean She was the best damn woman that I've ever seen She had the sightless eyes, telling me no lies Knocking me out with her American voice">
            <text:p> She was a fast machine, she kept the model clean She was the best damn woman that I've ever seen She had the sightless eyes, telling me no lies Knocking me out with her American voice</text:p>
          </table:table-cell>
        </table:table-row>
        <table:table-row>
          <table:table-cell office:value-type="string" office:string-value="Singer18_ClearVoice_High_lyrics">
            <text:p>Singer18_ClearVoice_High_lyrics</text:p>
          </table:table-cell>
          <table:table-cell office:value-type="string" office:string-value=" She was a fast machine, she kept the motor clean She was the best damn woman that I ever seen She had the sightless eyes, telling me no lies Knocking me out with those American fights Taking more than a share, had me fighting for air">
            <text:p> She was a fast machine, she kept the motor clean She was the best damn woman that I ever seen She had the sightless eyes, telling me no lies Knocking me out with those American fights Taking more than a share, had me fighting for air</text:p>
          </table:table-cell>
        </table:table-row>
        <table:table-row>
          <table:table-cell office:value-type="string" office:string-value="Singer18_ClearVoice_Low_lyrics">
            <text:p>Singer18_ClearVoice_Low_lyrics</text:p>
          </table:table-cell>
          <table:table-cell office:value-type="string" office:string-value=" She was a fast machine, she kept the motor clean. She was the best damn woman that I ever seen. She had the sightless eyes telling me no lies. Knocking me out with those American thighs.">
            <text:p> She was a fast machine, she kept the motor clean. She was the best damn woman that I ever seen. She had the sightless eyes telling me no lies. Knocking me out with those American thighs.</text:p>
          </table:table-cell>
        </table:table-row>
        <table:table-row>
          <table:table-cell office:value-type="string" office:string-value="Singer18_ClearVoice_Mid_lyrics">
            <text:p>Singer18_ClearVoice_Mid_lyrics</text:p>
          </table:table-cell>
          <table:table-cell office:value-type="string" office:string-value=" She was a fast machine, she kept her motor clean She was the best damn woman that I ever seen She had the sightless eyes, telling me no lies Knocking me out with those American thighs">
            <text:p> She was a fast machine, she kept her motor clean She was the best damn woman that I ever seen She had the sightless eyes, telling me no lies Knocking me out with those American thighs</text:p>
          </table:table-cell>
        </table:table-row>
        <table:table-row>
          <table:table-cell office:value-type="string" office:string-value="Singer18_DeathGrowl_Low_lyrics">
            <text:p>Singer18_DeathGrowl_Low_lyrics</text:p>
          </table:table-cell>
          <table:table-cell office:value-type="string" office:string-value=" She was a fast machine, she kept the motor clean She was the best damn woman that I've ever seen She had the sightless eyes telling me no lies Knocking me out with those American fights">
            <text:p> She was a fast machine, she kept the motor clean She was the best damn woman that I've ever seen She had the sightless eyes telling me no lies Knocking me out with those American fights</text:p>
          </table:table-cell>
        </table:table-row>
        <table:table-row>
          <table:table-cell office:value-type="string" office:string-value="Singer18_DeathGrowl_Mid_lyrics">
            <text:p>Singer18_DeathGrowl_Mid_lyrics</text:p>
          </table:table-cell>
          <table:table-cell office:value-type="string" office:string-value=" She was a fast machine, she kept the motor clean She was the best damn woman that I've ever seen She had the cyclist's eyes telling me no lies Knocking me out with her American voice">
            <text:p> She was a fast machine, she kept the motor clean She was the best damn woman that I've ever seen She had the cyclist's eyes telling me no lies Knocking me out with her American voice</text:p>
          </table:table-cell>
        </table:table-row>
        <table:table-row>
          <table:table-cell office:value-type="string" office:string-value="Singer18_HardcoreScream_High_lyrics">
            <text:p>Singer18_HardcoreScream_High_lyrics</text:p>
          </table:table-cell>
          <table:table-cell office:value-type="string" office:string-value=" She was a fast machine, she kept them all unclean She was the best damn woman that I've ever seen She had the sightless eyes, telling me no lies Knocking me out with her American voice">
            <text:p> She was a fast machine, she kept them all unclean She was the best damn woman that I've ever seen She had the sightless eyes, telling me no lies Knocking me out with her American voice</text:p>
          </table:table-cell>
        </table:table-row>
        <table:table-row>
          <table:table-cell office:value-type="string" office:string-value="Singer18_HardcoreScream_Low_lyrics">
            <text:p>Singer18_HardcoreScream_Low_lyrics</text:p>
          </table:table-cell>
          <table:table-cell office:value-type="string" office:string-value=" She was a boss but she, she kept her motto clean She was the best damn woman that I've ever seen She had the sightless eyes, telling me no lies Knocking me out with her American voice">
            <text:p> She was a boss but she, she kept her motto clean She was the best damn woman that I've ever seen She had the sightless eyes, telling me no lies Knocking me out with her American voice</text:p>
          </table:table-cell>
        </table:table-row>
        <table:table-row>
          <table:table-cell office:value-type="string" office:string-value="Singer18_HardcoreScream_Mid_lyrics">
            <text:p>Singer18_HardcoreScream_Mid_lyrics</text:p>
          </table:table-cell>
          <table:table-cell office:value-type="string" office:string-value=" She was a fast machine, she kept her mother clean She was the best damn woman that I've ever seen She had the cyclist eyes, telling me no lies Knocking me out with those American thighs">
            <text:p> She was a fast machine, she kept her mother clean She was the best damn woman that I've ever seen She had the cyclist eyes, telling me no lies Knocking me out with those American thighs</text:p>
          </table:table-cell>
        </table:table-row>
        <table:table-row>
          <table:table-cell office:value-type="string" office:string-value="Singer19_BlackShriek_Mid_lyrics">
            <text:p>Singer19_BlackShriek_Mid_lyrics</text:p>
          </table:table-cell>
          <table:table-cell office:value-type="string" office:string-value=" This morning, and on the edge of May, the day we came down on the trees. Consume the old water.">
            <text:p> This morning, and on the edge of May, the day we came down on the trees. Consume the old water.</text:p>
          </table:table-cell>
        </table:table-row>
        <table:table-row>
          <table:table-cell office:value-type="string" office:string-value="Singer19_ClearVoice_High_lyrics">
            <text:p>Singer19_ClearVoice_High_lyrics</text:p>
          </table:table-cell>
          <table:table-cell office:value-type="string" office:string-value=" This morning and on the end of May, the day we can drown all the trains, consume the wild water.">
            <text:p> This morning and on the end of May, the day we can drown all the trains, consume the wild water.</text:p>
          </table:table-cell>
        </table:table-row>
        <table:table-row>
          <table:table-cell office:value-type="string" office:string-value="Singer19_ClearVoice_Low_lyrics">
            <text:p>Singer19_ClearVoice_Low_lyrics</text:p>
          </table:table-cell>
          <table:table-cell office:value-type="string" office:string-value=" This morning an audience to me. The day we cut down all the trees. Consume all the water.">
            <text:p> This morning an audience to me. The day we cut down all the trees. Consume all the water.</text:p>
          </table:table-cell>
        </table:table-row>
        <table:table-row>
          <table:table-cell office:value-type="string" office:string-value="Singer19_ClearVoice_Mid_lyrics">
            <text:p>Singer19_ClearVoice_Mid_lyrics</text:p>
          </table:table-cell>
          <table:table-cell office:value-type="string" office:string-value=" This morning, and only in two days, today we can dance on the trees, consume the water.">
            <text:p> This morning, and only in two days, today we can dance on the trees, consume the water.</text:p>
          </table:table-cell>
        </table:table-row>
        <table:table-row>
          <table:table-cell office:value-type="string" office:string-value="Singer19_DeathGrowl_Low_lyrics">
            <text:p>Singer19_DeathGrowl_Low_lyrics</text:p>
          </table:table-cell>
          <table:table-cell office:value-type="string" office:string-value=" This morning, it only ends for me. Today, I'll cut down on a tree. Cause I'm not running.">
            <text:p> This morning, it only ends for me. Today, I'll cut down on a tree. Cause I'm not running.</text:p>
          </table:table-cell>
        </table:table-row>
        <table:table-row>
          <table:table-cell office:value-type="string" office:string-value="Singer19_DeathGrowl_Mid_lyrics">
            <text:p>Singer19_DeathGrowl_Mid_lyrics</text:p>
          </table:table-cell>
          <table:table-cell office:value-type="string" office:string-value=" This morning and on the edge of May, the day we cut down water trees. Consume the water.">
            <text:p> This morning and on the edge of May, the day we cut down water trees. Consume the water.</text:p>
          </table:table-cell>
        </table:table-row>
        <table:table-row>
          <table:table-cell office:value-type="string" office:string-value="Singer19_HardcoreScream_High_lyrics">
            <text:p>Singer19_HardcoreScream_High_lyrics</text:p>
          </table:table-cell>
          <table:table-cell office:value-type="string" office:string-value=" This morning, we only had to make the day we can don't want to trade. God save the road roller.">
            <text:p> This morning, we only had to make the day we can don't want to trade. God save the road roller.</text:p>
          </table:table-cell>
        </table:table-row>
        <table:table-row>
          <table:table-cell office:value-type="string" office:string-value="Singer19_HardcoreScream_Low_lyrics">
            <text:p>Singer19_HardcoreScream_Low_lyrics</text:p>
          </table:table-cell>
          <table:table-cell office:value-type="string" office:string-value=" This morning, and on the edge of May, the day we cut down water trees. Consume our water.">
            <text:p> This morning, and on the edge of May, the day we cut down water trees. Consume our water.</text:p>
          </table:table-cell>
        </table:table-row>
        <table:table-row>
          <table:table-cell office:value-type="string" office:string-value="Singer19_HardcoreScream_Mid_lyrics">
            <text:p>Singer19_HardcoreScream_Mid_lyrics</text:p>
          </table:table-cell>
          <table:table-cell office:value-type="string" office:string-value=" This morning, and on the 8th of May, today, we can don water trees. Consume the old water.">
            <text:p> This morning, and on the 8th of May, today, we can don water trees. Consume the old water.</text:p>
          </table:table-cell>
        </table:table-row>
        <table:table-row>
          <table:table-cell office:value-type="string" office:string-value="Singer1_BlackShriek_Mid_lyrics">
            <text:p>Singer1_BlackShriek_Mid_lyrics</text:p>
          </table:table-cell>
          <table:table-cell office:value-type="string" office:string-value=" They told me to end my life with care, but my clothes are way too sharp to do so. I'm unable to come down and see the air, get a good grip, it's time to grow. They told me to end my life with care, but my clothes are way too sharp to do so. I'm unable to come down and see the air, get a good grip.">
            <text:p> They told me to end my life with care, but my clothes are way too sharp to do so. I'm unable to come down and see the air, get a good grip, it's time to grow. They told me to end my life with care, but my clothes are way too sharp to do so. I'm unable to come down and see the air, get a good grip.</text:p>
          </table:table-cell>
        </table:table-row>
        <table:table-row>
          <table:table-cell office:value-type="string" office:string-value="Singer1_ClearVoice_High_lyrics">
            <text:p>Singer1_ClearVoice_High_lyrics</text:p>
          </table:table-cell>
          <table:table-cell office:value-type="string" office:string-value=" They told me to end my life with care, but my claws are way too sharp to do so. Unable to come down, let it air, get a good grip, it's time to grow. They told me to end my life with care, but my claws are way too sharp to do so. Unable to come down, let it air, get a good grip, it's time to grow.">
            <text:p> They told me to end my life with care, but my claws are way too sharp to do so. Unable to come down, let it air, get a good grip, it's time to grow. They told me to end my life with care, but my claws are way too sharp to do so. Unable to come down, let it air, get a good grip, it's time to grow.</text:p>
          </table:table-cell>
        </table:table-row>
        <table:table-row>
          <table:table-cell office:value-type="string" office:string-value="Singer1_ClearVoice_Low_lyrics">
            <text:p>Singer1_ClearVoice_Low_lyrics</text:p>
          </table:table-cell>
          <table:table-cell office:value-type="string" office:string-value=" They told me to run them all off with care, but my clothes are way too sharp to do so. Unable to come down late in the year, get a good grip, it's time to grow. They told me to run them all off with care, but my clothes are way too sharp to do so. Unable to come down late in the year, get a good grip, it's time to grow.">
            <text:p> They told me to run them all off with care, but my clothes are way too sharp to do so. Unable to come down late in the year, get a good grip, it's time to grow. They told me to run them all off with care, but my clothes are way too sharp to do so. Unable to come down late in the year, get a good grip, it's time to grow.</text:p>
          </table:table-cell>
        </table:table-row>
        <table:table-row>
          <table:table-cell office:value-type="string" office:string-value="Singer1_ClearVoice_Mid_lyrics">
            <text:p>Singer1_ClearVoice_Mid_lyrics</text:p>
          </table:table-cell>
          <table:table-cell office:value-type="string" office:string-value=" They told me to end my life with care, but my clothes are way too sharp to do so. Unable to calm down, I see the air gets a good grip, it's time to grow. They told me to end my life with care, but my clothes are way too sharp to do so. Unable to calm down, I see the air gets a good grip, it's time to grow.">
            <text:p> They told me to end my life with care, but my clothes are way too sharp to do so. Unable to calm down, I see the air gets a good grip, it's time to grow. They told me to end my life with care, but my clothes are way too sharp to do so. Unable to calm down, I see the air gets a good grip, it's time to grow.</text:p>
          </table:table-cell>
        </table:table-row>
        <table:table-row>
          <table:table-cell office:value-type="string" office:string-value="Singer1_DeathGrowl_Low_lyrics">
            <text:p>Singer1_DeathGrowl_Low_lyrics</text:p>
          </table:table-cell>
          <table:table-cell office:value-type="string" office:string-value=" They told me to under my love with care But my claws are way too sharp to do so Unable to cut down the teeth in the air Cut a good grip, it's time to grow They told me to under my love with care But my claws are way too sharp to do so Unable to cut down the teeth in the air Cut a good grip, it's time to grow">
            <text:p> They told me to under my love with care But my claws are way too sharp to do so Unable to cut down the teeth in the air Cut a good grip, it's time to grow They told me to under my love with care But my claws are way too sharp to do so Unable to cut down the teeth in the air Cut a good grip, it's time to grow</text:p>
          </table:table-cell>
        </table:table-row>
        <table:table-row>
          <table:table-cell office:value-type="string" office:string-value="Singer1_DeathGrowl_Mid_lyrics">
            <text:p>Singer1_DeathGrowl_Mid_lyrics</text:p>
          </table:table-cell>
          <table:table-cell office:value-type="string" office:string-value=" They told me to run them out of risk, but my clothes are way too sharp to do so Unable to cut the length in the hair, cut a good grip, it's time to grow They told me to run them out of risk, but my clothes are way too sharp to do so Unable to cut the length in the hair">
            <text:p> They told me to run them out of risk, but my clothes are way too sharp to do so Unable to cut the length in the hair, cut a good grip, it's time to grow They told me to run them out of risk, but my clothes are way too sharp to do so Unable to cut the length in the hair</text:p>
          </table:table-cell>
        </table:table-row>
        <table:table-row>
          <table:table-cell office:value-type="string" office:string-value="Singer1_HardcoreScream_Mid_lyrics">
            <text:p>Singer1_HardcoreScream_Mid_lyrics</text:p>
          </table:table-cell>
          <table:table-cell office:value-type="string" office:string-value=" They told me to hunt them out of risk here, but my clothes are way too sharp to do so. Unable to come down that easy here, get a good creep, start to grow. They told me to hunt them out of risk here, but my clothes are way too sharp to do so. Unable to come down that easy here,">
            <text:p> They told me to hunt them out of risk here, but my clothes are way too sharp to do so. Unable to come down that easy here, get a good creep, start to grow. They told me to hunt them out of risk here, but my clothes are way too sharp to do so. Unable to come down that easy here,</text:p>
          </table:table-cell>
        </table:table-row>
        <table:table-row>
          <table:table-cell office:value-type="string" office:string-value="Singer20_BlackShriek_High_lyrics">
            <text:p>Singer20_BlackShriek_High_lyrics</text:p>
          </table:table-cell>
          <table:table-cell office:value-type="string" office:string-value=" Reason doesn't rule the world, the greed of your people Equals the misery of many When accumulation is faster than survival">
            <text:p> Reason doesn't rule the world, the greed of your people Equals the misery of many When accumulation is faster than survival</text:p>
          </table:table-cell>
        </table:table-row>
        <table:table-row>
          <table:table-cell office:value-type="string" office:string-value="Singer20_BlackShriek_Mid_lyrics">
            <text:p>Singer20_BlackShriek_Mid_lyrics</text:p>
          </table:table-cell>
          <table:table-cell office:value-type="string" office:string-value=" Reason doesn't rule the world, the greed of few people equals the misery of many. When accumulation is fasting survival,">
            <text:p> Reason doesn't rule the world, the greed of few people equals the misery of many. When accumulation is fasting survival,</text:p>
          </table:table-cell>
        </table:table-row>
        <table:table-row>
          <table:table-cell office:value-type="string" office:string-value="Singer20_ClearVoice_High_lyrics">
            <text:p>Singer20_ClearVoice_High_lyrics</text:p>
          </table:table-cell>
          <table:table-cell office:value-type="string" office:string-value=" Reason doesn't rule the world, the greed of few people equals the misery of many. When accumulation is fasting survival,">
            <text:p> Reason doesn't rule the world, the greed of few people equals the misery of many. When accumulation is fasting survival,</text:p>
          </table:table-cell>
        </table:table-row>
        <table:table-row>
          <table:table-cell office:value-type="string" office:string-value="Singer20_ClearVoice_Low_lyrics">
            <text:p>Singer20_ClearVoice_Low_lyrics</text:p>
          </table:table-cell>
          <table:table-cell office:value-type="string" office:string-value=" Reason doesn't rule the world The greed of few people Equals the misery of many When accumulation is facing survival">
            <text:p> Reason doesn't rule the world The greed of few people Equals the misery of many When accumulation is facing survival</text:p>
          </table:table-cell>
        </table:table-row>
        <table:table-row>
          <table:table-cell office:value-type="string" office:string-value="Singer20_ClearVoice_Mid_lyrics">
            <text:p>Singer20_ClearVoice_Mid_lyrics</text:p>
          </table:table-cell>
          <table:table-cell office:value-type="string" office:string-value=" Reason doesn't rule the world, the greed of few people equals the misery of many. When accumulation is facing survival,">
            <text:p> Reason doesn't rule the world, the greed of few people equals the misery of many. When accumulation is facing survival,</text:p>
          </table:table-cell>
        </table:table-row>
        <table:table-row>
          <table:table-cell office:value-type="string" office:string-value="Singer20_DeathGrowl_Low_lyrics">
            <text:p>Singer20_DeathGrowl_Low_lyrics</text:p>
          </table:table-cell>
          <table:table-cell office:value-type="string" office:string-value=" Reason doesn't rule the world. The greed of your people equals the misery of men. One accumulation is classic survival.">
            <text:p> Reason doesn't rule the world. The greed of your people equals the misery of men. One accumulation is classic survival.</text:p>
          </table:table-cell>
        </table:table-row>
        <table:table-row>
          <table:table-cell office:value-type="string" office:string-value="Singer20_DeathGrowl_Mid_lyrics">
            <text:p>Singer20_DeathGrowl_Mid_lyrics</text:p>
          </table:table-cell>
          <table:table-cell office:value-type="string" office:string-value=" Reason laws and rule the world, the greed of your people equal the misery of many. When accumulation is fasting survival.">
            <text:p> Reason laws and rule the world, the greed of your people equal the misery of many. When accumulation is fasting survival.</text:p>
          </table:table-cell>
        </table:table-row>
        <table:table-row>
          <table:table-cell office:value-type="string" office:string-value="Singer20_HardcoreScream_High_lyrics">
            <text:p>Singer20_HardcoreScream_High_lyrics</text:p>
          </table:table-cell>
          <table:table-cell office:value-type="string" office:string-value=" Reason doesn't rule the world, the greed of your people equals the misery of many. When accumulation is faster than survival.">
            <text:p> Reason doesn't rule the world, the greed of your people equals the misery of many. When accumulation is faster than survival.</text:p>
          </table:table-cell>
        </table:table-row>
        <table:table-row>
          <table:table-cell office:value-type="string" office:string-value="Singer20_HardcoreScream_Low_lyrics">
            <text:p>Singer20_HardcoreScream_Low_lyrics</text:p>
          </table:table-cell>
          <table:table-cell office:value-type="string" office:string-value=" Reason doesn't rule the world, the greed of few people equals the misery of many. When accumulation is fasting survival.">
            <text:p> Reason doesn't rule the world, the greed of few people equals the misery of many. When accumulation is fasting survival.</text:p>
          </table:table-cell>
        </table:table-row>
        <table:table-row>
          <table:table-cell office:value-type="string" office:string-value="Singer20_HardcoreScream_Mid_lyrics">
            <text:p>Singer20_HardcoreScream_Mid_lyrics</text:p>
          </table:table-cell>
          <table:table-cell office:value-type="string" office:string-value=" Reason doesn't rule the world, the greed of your people equals the misery of many. When accumulation is fasting survival.">
            <text:p> Reason doesn't rule the world, the greed of your people equals the misery of many. When accumulation is fasting survival.</text:p>
          </table:table-cell>
        </table:table-row>
        <table:table-row>
          <table:table-cell office:value-type="string" office:string-value="Singer22_BlackShriek_High_lyrics">
            <text:p>Singer22_BlackShriek_High_lyrics</text:p>
          </table:table-cell>
          <table:table-cell office:value-type="string" office:string-value=" But we have read today a certain light of a true Some the ways of the Lord that you will see Bracing We read the sky">
            <text:p> But we have read today a certain light of a true Some the ways of the Lord that you will see Bracing We read the sky</text:p>
          </table:table-cell>
        </table:table-row>
        <table:table-row>
          <table:table-cell office:value-type="string" office:string-value="Singer22_BlackShriek_Mid_lyrics">
            <text:p>Singer22_BlackShriek_Mid_lyrics</text:p>
          </table:table-cell>
          <table:table-cell office:value-type="string" office:string-value=" Born to be a French tie, It's hard to lie to a fine foe. Hopped away, swooped alone, While you were still breathing. We reached the sky.">
            <text:p> Born to be a French tie, It's hard to lie to a fine foe. Hopped away, swooped alone, While you were still breathing. We reached the sky.</text:p>
          </table:table-cell>
        </table:table-row>
        <table:table-row>
          <table:table-cell office:value-type="string" office:string-value="Singer22_BlackShriek_Mid_lyrics_2">
            <text:p>Singer22_BlackShriek_Mid_lyrics_2</text:p>
          </table:table-cell>
          <table:table-cell office:value-type="string" office:string-value=" But be afraid to die, it's hard to lie, to fight for The bread of love, cause we're still breathing We're in the sky">
            <text:p> But be afraid to die, it's hard to lie, to fight for The bread of love, cause we're still breathing We're in the sky</text:p>
          </table:table-cell>
        </table:table-row>
        <table:table-row>
          <table:table-cell office:value-type="string" office:string-value="Singer22_ClearVoice_High_lyrics">
            <text:p>Singer22_ClearVoice_High_lyrics</text:p>
          </table:table-cell>
          <table:table-cell office:value-type="string" office:string-value=" Born to pray, afraid to die, is that the life to fight for? Hope to lose, way to hope, cause your heart's still breathing Reread the sky">
            <text:p> Born to pray, afraid to die, is that the life to fight for? Hope to lose, way to hope, cause your heart's still breathing Reread the sky</text:p>
          </table:table-cell>
        </table:table-row>
        <table:table-row>
          <table:table-cell office:value-type="string" office:string-value="Singer22_ClearVoice_Low_lyrics">
            <text:p>Singer22_ClearVoice_Low_lyrics</text:p>
          </table:table-cell>
          <table:table-cell office:value-type="string" office:string-value=" Burnt prey, afraid to die, is that the life to fight for? How to lure, way to hurt, cause your heart stopped breathing. Reread the sky.">
            <text:p> Burnt prey, afraid to die, is that the life to fight for? How to lure, way to hurt, cause your heart stopped breathing. Reread the sky.</text:p>
          </table:table-cell>
        </table:table-row>
        <table:table-row>
          <table:table-cell office:value-type="string" office:string-value="Singer22_ClearVoice_Mid_lyrics">
            <text:p>Singer22_ClearVoice_Mid_lyrics</text:p>
          </table:table-cell>
          <table:table-cell office:value-type="string" office:string-value=" Burned to pray, afraid to die, is that the life to fight for? Heart to lose, weight to have, cause your heart starts breathing Reread the sky">
            <text:p> Burned to pray, afraid to die, is that the life to fight for? Heart to lose, weight to have, cause your heart starts breathing Reread the sky</text:p>
          </table:table-cell>
        </table:table-row>
        <table:table-row>
          <table:table-cell office:value-type="string" office:string-value="Singer22_DeathGrowl_Low_lyrics">
            <text:p>Singer22_DeathGrowl_Low_lyrics</text:p>
          </table:table-cell>
          <table:table-cell office:value-type="string" office:string-value=" But to be a French toy is hard to learn to fight for. I have to learn who I should know. Cause the Western prison will reach the sky.">
            <text:p> But to be a French toy is hard to learn to fight for. I have to learn who I should know. Cause the Western prison will reach the sky.</text:p>
          </table:table-cell>
        </table:table-row>
        <table:table-row>
          <table:table-cell office:value-type="string" office:string-value="Singer22_DeathGrowl_Mid_lyrics">
            <text:p>Singer22_DeathGrowl_Mid_lyrics</text:p>
          </table:table-cell>
          <table:table-cell office:value-type="string" office:string-value=" But pray afraid to die, your thoughts are loud so fight for Up to win, up to lose, cause you will see everything Where is the sky?">
            <text:p> But pray afraid to die, your thoughts are loud so fight for Up to win, up to lose, cause you will see everything Where is the sky?</text:p>
          </table:table-cell>
        </table:table-row>
        <table:table-row>
          <table:table-cell office:value-type="string" office:string-value="Singer22_HardcoreScream_High_lyrics">
            <text:p>Singer22_HardcoreScream_High_lyrics</text:p>
          </table:table-cell>
          <table:table-cell office:value-type="string" office:string-value=" But pray afraid to die, it's hard to learn to fight for Operate, stop the loud, cause you're so crazy We're in the sky">
            <text:p> But pray afraid to die, it's hard to learn to fight for Operate, stop the loud, cause you're so crazy We're in the sky</text:p>
          </table:table-cell>
        </table:table-row>
        <table:table-row>
          <table:table-cell office:value-type="string" office:string-value="Singer22_HardcoreScream_Low_lyrics">
            <text:p>Singer22_HardcoreScream_Low_lyrics</text:p>
          </table:table-cell>
          <table:table-cell office:value-type="string" office:string-value=" Punch, break, and French tie is not a life to fight for Up to hell, wait your last cause your ass are breathing We'll read the sky">
            <text:p> Punch, break, and French tie is not a life to fight for Up to hell, wait your last cause your ass are breathing We'll read the sky</text:p>
          </table:table-cell>
        </table:table-row>
        <table:table-row>
          <table:table-cell office:value-type="string" office:string-value="Singer22_HardcoreScream_Mid_lyrics">
            <text:p>Singer22_HardcoreScream_Mid_lyrics</text:p>
          </table:table-cell>
          <table:table-cell office:value-type="string" office:string-value=" Don't pray, a French tie is not the life to fight for Hope to run, but the rules cause you are still breathing We reach the sky">
            <text:p> Don't pray, a French tie is not the life to fight for Hope to run, but the rules cause you are still breathing We reach the sky</text:p>
          </table:table-cell>
        </table:table-row>
        <table:table-row>
          <table:table-cell office:value-type="string" office:string-value="Singer23_BlackShriek_High_lyrics">
            <text:p>Singer23_BlackShriek_High_lyrics</text:p>
          </table:table-cell>
          <table:table-cell office:value-type="string" office:string-value=" You know I can't fight for yourself You're under the table, you're wrong Nobody's gonna die Tell me what you wanted to say You know I can't fight for yourself Every time you wish, you cannot die">
            <text:p> You know I can't fight for yourself You're under the table, you're wrong Nobody's gonna die Tell me what you wanted to say You know I can't fight for yourself Every time you wish, you cannot die</text:p>
          </table:table-cell>
        </table:table-row>
        <table:table-row>
          <table:table-cell office:value-type="string" office:string-value="Singer23_BlackShriek_Mid_lyrics">
            <text:p>Singer23_BlackShriek_Mid_lyrics</text:p>
          </table:table-cell>
          <table:table-cell office:value-type="string" office:string-value=" You know I can't fight for yourself You're after the things that you're worth Nobody's gonna tell Tell me what you wanted to say You know I can't fight for yourself Every time you wish I could have served">
            <text:p> You know I can't fight for yourself You're after the things that you're worth Nobody's gonna tell Tell me what you wanted to say You know I can't fight for yourself Every time you wish I could have served</text:p>
          </table:table-cell>
        </table:table-row>
        <table:table-row>
          <table:table-cell office:value-type="string" office:string-value="Singer23_ClearVoice_High_lyrics">
            <text:p>Singer23_ClearVoice_High_lyrics</text:p>
          </table:table-cell>
          <table:table-cell office:value-type="string" office:string-value=" You know I can't fight for yourself, you have to do this on your own. Nobody's gonna tell to her what you wanted to say. You know I can't fight for yourself, every time you wish you could have so.">
            <text:p> You know I can't fight for yourself, you have to do this on your own. Nobody's gonna tell to her what you wanted to say. You know I can't fight for yourself, every time you wish you could have so.</text:p>
          </table:table-cell>
        </table:table-row>
        <table:table-row>
          <table:table-cell office:value-type="string" office:string-value="Singer23_ClearVoice_Low_lyrics">
            <text:p>Singer23_ClearVoice_Low_lyrics</text:p>
          </table:table-cell>
          <table:table-cell office:value-type="string" office:string-value=" You know I can't fight for yourself, you have to do this on your own. Nobody's gonna tell to her what you wanted to say. You know I can't fight for yourself, every time you wish you could have so.">
            <text:p> You know I can't fight for yourself, you have to do this on your own. Nobody's gonna tell to her what you wanted to say. You know I can't fight for yourself, every time you wish you could have so.</text:p>
          </table:table-cell>
        </table:table-row>
        <table:table-row>
          <table:table-cell office:value-type="string" office:string-value="Singer23_ClearVoice_Mid_lyrics">
            <text:p>Singer23_ClearVoice_Mid_lyrics</text:p>
          </table:table-cell>
          <table:table-cell office:value-type="string" office:string-value=" You know I can't fight for yourself, you have to do this on your own. Nobody's gonna tell to her what you wanted to say. You know I can't fight for yourself, every time you wish you could have so.">
            <text:p> You know I can't fight for yourself, you have to do this on your own. Nobody's gonna tell to her what you wanted to say. You know I can't fight for yourself, every time you wish you could have so.</text:p>
          </table:table-cell>
        </table:table-row>
        <table:table-row>
          <table:table-cell office:value-type="string" office:string-value="Singer23_DeathGrowl_Low_lyrics">
            <text:p>Singer23_DeathGrowl_Low_lyrics</text:p>
          </table:table-cell>
          <table:table-cell office:value-type="string" office:string-value=" You know I can't fight for yourself You have to do this on your own Nobody's gonna tell Do what you wanted to say You know I can't fight for yourself Every time you wish you could have solved">
            <text:p> You know I can't fight for yourself You have to do this on your own Nobody's gonna tell Do what you wanted to say You know I can't fight for yourself Every time you wish you could have solved</text:p>
          </table:table-cell>
        </table:table-row>
        <table:table-row>
          <table:table-cell office:value-type="string" office:string-value="Singer23_DeathGrowl_Mid_lyrics">
            <text:p>Singer23_DeathGrowl_Mid_lyrics</text:p>
          </table:table-cell>
          <table:table-cell office:value-type="string" office:string-value=" You know I can't fight for yourself You have to do this on your own Nobody's gonna turn To what you wanted to say You know I can't fight for yourself Every time you wish you could have solved">
            <text:p> You know I can't fight for yourself You have to do this on your own Nobody's gonna turn To what you wanted to say You know I can't fight for yourself Every time you wish you could have solved</text:p>
          </table:table-cell>
        </table:table-row>
        <table:table-row>
          <table:table-cell office:value-type="string" office:string-value="Singer23_HardcoreScream_High_lyrics">
            <text:p>Singer23_HardcoreScream_High_lyrics</text:p>
          </table:table-cell>
          <table:table-cell office:value-type="string" office:string-value=" You know I can't fight for yourself You're after the next on your own Nobody's gonna tell Tell me what you wanted to say You know I can't fight for yourself Every time you wish you could have some">
            <text:p> You know I can't fight for yourself You're after the next on your own Nobody's gonna tell Tell me what you wanted to say You know I can't fight for yourself Every time you wish you could have some</text:p>
          </table:table-cell>
        </table:table-row>
        <table:table-row>
          <table:table-cell office:value-type="string" office:string-value="Singer23_HardcoreScream_Low_lyrics">
            <text:p>Singer23_HardcoreScream_Low_lyrics</text:p>
          </table:table-cell>
          <table:table-cell office:value-type="string" office:string-value=" You know I can't fight for yourself You have to do this on your own Nobody's gonna turn to what you wanted to say You know I can't fight for yourself Every time you wish you could absolve">
            <text:p> You know I can't fight for yourself You have to do this on your own Nobody's gonna turn to what you wanted to say You know I can't fight for yourself Every time you wish you could absolve</text:p>
          </table:table-cell>
        </table:table-row>
        <table:table-row>
          <table:table-cell office:value-type="string" office:string-value="Singer23_HardcoreScream_Mid_lyrics">
            <text:p>Singer23_HardcoreScream_Mid_lyrics</text:p>
          </table:table-cell>
          <table:table-cell office:value-type="string" office:string-value=" You know I can't fight for yourself You're up to do this on your own Nobody's gonna turn To what you wanted to say You know I can't fight for yourself Every time you wish you could absorb">
            <text:p> You know I can't fight for yourself You're up to do this on your own Nobody's gonna turn To what you wanted to say You know I can't fight for yourself Every time you wish you could absorb</text:p>
          </table:table-cell>
        </table:table-row>
        <table:table-row>
          <table:table-cell office:value-type="string" office:string-value="Singer24_ClearVoice_Low_lyrics">
            <text:p>Singer24_ClearVoice_Low_lyrics</text:p>
          </table:table-cell>
          <table:table-cell office:value-type="string" office:string-value=" This time it is the end. I've got nothing left to lose. While sinking in the sand. I am still thinking of you. To all the things I've done. And for all the things I've tried.">
            <text:p> This time it is the end. I've got nothing left to lose. While sinking in the sand. I am still thinking of you. To all the things I've done. And for all the things I've tried.</text:p>
          </table:table-cell>
        </table:table-row>
        <table:table-row>
          <table:table-cell office:value-type="string" office:string-value="Singer24_ClearVoice_High_lyrics">
            <text:p>Singer24_ClearVoice_High_lyrics</text:p>
          </table:table-cell>
          <table:table-cell office:value-type="string" office:string-value=" This time it is the end, I've got nothing left to lose While sinking in the sand, I am still thinking of you To all the things I've done, and for all the things I've tried">
            <text:p> This time it is the end, I've got nothing left to lose While sinking in the sand, I am still thinking of you To all the things I've done, and for all the things I've tried</text:p>
          </table:table-cell>
        </table:table-row>
        <table:table-row>
          <table:table-cell office:value-type="string" office:string-value="Singer24_ClearVoice_Mid_lyrics">
            <text:p>Singer24_ClearVoice_Mid_lyrics</text:p>
          </table:table-cell>
          <table:table-cell office:value-type="string" office:string-value=" This time it is the end I've got nothing left to lose While sinking in the sand I am still thinking of you To all the things I've done And for all the things I've tried">
            <text:p> This time it is the end I've got nothing left to lose While sinking in the sand I am still thinking of you To all the things I've done And for all the things I've tried</text:p>
          </table:table-cell>
        </table:table-row>
        <table:table-row>
          <table:table-cell office:value-type="string" office:string-value="Singer24_HardcoreScream_Mid_lyrics">
            <text:p>Singer24_HardcoreScream_Mid_lyrics</text:p>
          </table:table-cell>
          <table:table-cell office:value-type="string" office:string-value=" When we'll open our eyes and stare at the sea Maybe we'll realise that we can't just be Cosmets and be blind No!">
            <text:p> When we'll open our eyes and stare at the sea Maybe we'll realise that we can't just be Cosmets and be blind No!</text:p>
          </table:table-cell>
        </table:table-row>
        <table:table-row>
          <table:table-cell office:value-type="string" office:string-value="Singer25_BlackShriek_High_lyrics">
            <text:p>Singer25_BlackShriek_High_lyrics</text:p>
          </table:table-cell>
          <table:table-cell office:value-type="string" office:string-value=" The door read my eyes. The ocean couldn't understand the crime. Wandering through the fog. The lightning.">
            <text:p> The door read my eyes. The ocean couldn't understand the crime. Wandering through the fog. The lightning.</text:p>
          </table:table-cell>
        </table:table-row>
        <table:table-row>
          <table:table-cell office:value-type="string" office:string-value="Singer25_BlackShriek_Mid_lyrics">
            <text:p>Singer25_BlackShriek_Mid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ClearVoice_High_lyrics">
            <text:p>Singer25_ClearVoice_High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ClearVoice_Low_lyrics">
            <text:p>Singer25_ClearVoice_Low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ClearVoice_Mid_lyrics">
            <text:p>Singer25_ClearVoice_Mid_lyrics</text:p>
          </table:table-cell>
          <table:table-cell office:value-type="string" office:string-value=" Thunder in my eyes, the ocean could understand the crime. Wandering through the fog, the lightning.">
            <text:p> Thunder in my eyes, the ocean could understand the crime. Wandering through the fog, the lightning.</text:p>
          </table:table-cell>
        </table:table-row>
        <table:table-row>
          <table:table-cell office:value-type="string" office:string-value="Singer25_DeathGrowl_Low_lyrics">
            <text:p>Singer25_DeathGrowl_Low_lyrics</text:p>
          </table:table-cell>
          <table:table-cell office:value-type="string" office:string-value=" The day in my eyes The ocean couldn't understand the crime Wandering through the fog The lightning">
            <text:p> The day in my eyes The ocean couldn't understand the crime Wandering through the fog The lightning</text:p>
          </table:table-cell>
        </table:table-row>
        <table:table-row>
          <table:table-cell office:value-type="string" office:string-value="Singer25_DeathGrowl_Mid_lyrics">
            <text:p>Singer25_DeathGrowl_Mid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HardcoreScream_High_lyrics">
            <text:p>Singer25_HardcoreScream_High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HardcoreScream_Mid_lyrics">
            <text:p>Singer25_HardcoreScream_Mid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6_BlackShriek_High_lyrics">
            <text:p>Singer26_BlackShriek_High_lyrics</text:p>
          </table:table-cell>
          <table:table-cell office:value-type="string" office:string-value=" Sitting on the stairs of indifference The child looks on the emptiness Nothing's wise when it offers nothing but silence">
            <text:p> Sitting on the stairs of indifference The child looks on the emptiness Nothing's wise when it offers nothing but silence</text:p>
          </table:table-cell>
        </table:table-row>
        <table:table-row>
          <table:table-cell office:value-type="string" office:string-value="Singer26_BlackShriek_Mid_lyrics">
            <text:p>Singer26_BlackShriek_Mid_lyrics</text:p>
          </table:table-cell>
          <table:table-cell office:value-type="string" office:string-value=" Sitting on the stairs of indifference The child looks at the emptiness Now this wild world that offers nothing but silence">
            <text:p> Sitting on the stairs of indifference The child looks at the emptiness Now this wild world that offers nothing but silence</text:p>
          </table:table-cell>
        </table:table-row>
        <table:table-row>
          <table:table-cell office:value-type="string" office:string-value="Singer26_ClearVoice_High_lyrics">
            <text:p>Singer26_ClearVoice_High_lyrics</text:p>
          </table:table-cell>
          <table:table-cell office:value-type="string" office:string-value=" Sitting on the stairs of indifference The child looks at the emptiness Of this world that offers nothing but silence">
            <text:p> Sitting on the stairs of indifference The child looks at the emptiness Of this world that offers nothing but silence</text:p>
          </table:table-cell>
        </table:table-row>
        <table:table-row>
          <table:table-cell office:value-type="string" office:string-value="Singer26_ClearVoice_Low_lyrics">
            <text:p>Singer26_ClearVoice_Low_lyrics</text:p>
          </table:table-cell>
          <table:table-cell office:value-type="string" office:string-value=" Sitting on the stairs of indifference The child looks at the emptiness Of this wide world that offers nothing but silence">
            <text:p> Sitting on the stairs of indifference The child looks at the emptiness Of this wide world that offers nothing but silence</text:p>
          </table:table-cell>
        </table:table-row>
        <table:table-row>
          <table:table-cell office:value-type="string" office:string-value="Singer26_ClearVoice_Mid_lyrics">
            <text:p>Singer26_ClearVoice_Mid_lyrics</text:p>
          </table:table-cell>
          <table:table-cell office:value-type="string" office:string-value=" Sitting on the stairs of indifference The child looks at the emptiness Of this white wall that offers nothing but silence">
            <text:p> Sitting on the stairs of indifference The child looks at the emptiness Of this white wall that offers nothing but silence</text:p>
          </table:table-cell>
        </table:table-row>
        <table:table-row>
          <table:table-cell office:value-type="string" office:string-value="Singer26_DeathGrowl_Low_lyrics">
            <text:p>Singer26_DeathGrowl_Low_lyrics</text:p>
          </table:table-cell>
          <table:table-cell office:value-type="string" office:string-value=" Sitting on a set of indifference The child looks at the emptiness On this one will not offer nothing but silence">
            <text:p> Sitting on a set of indifference The child looks at the emptiness On this one will not offer nothing but silence</text:p>
          </table:table-cell>
        </table:table-row>
        <table:table-row>
          <table:table-cell office:value-type="string" office:string-value="Singer26_DeathGrowl_Mid_lyrics">
            <text:p>Singer26_DeathGrowl_Mid_lyrics</text:p>
          </table:table-cell>
          <table:table-cell office:value-type="string" office:string-value=" Sitting on the stairs of indifference The child looks at the emptiness Of this world that offers nothing but silence">
            <text:p> Sitting on the stairs of indifference The child looks at the emptiness Of this world that offers nothing but silence</text:p>
          </table:table-cell>
        </table:table-row>
        <table:table-row>
          <table:table-cell office:value-type="string" office:string-value="Singer26_GrindInhale_lyrics">
            <text:p>Singer26_GrindInhale_lyrics</text:p>
          </table:table-cell>
          <table:table-cell office:value-type="string" office:string-value=" The dragon stood up in his parents. The child looked at the emptiness. All that was left over was nothing but silence.">
            <text:p> The dragon stood up in his parents. The child looked at the emptiness. All that was left over was nothing but silence.</text:p>
          </table:table-cell>
        </table:table-row>
        <table:table-row>
          <table:table-cell office:value-type="string" office:string-value="Singer27_ClearVoice_High_lyrics">
            <text:p>Singer27_ClearVoice_High_lyrics</text:p>
          </table:table-cell>
          <table:table-cell office:value-type="string" office:string-value=" A fight against the death, the soul of man Walls that live to find rest because of flames The soul will go away Try to reach love in tune We don't belong to our own lifetime">
            <text:p> A fight against the death, the soul of man Walls that live to find rest because of flames The soul will go away Try to reach love in tune We don't belong to our own lifetime</text:p>
          </table:table-cell>
        </table:table-row>
        <table:table-row>
          <table:table-cell office:value-type="string" office:string-value="Singer27_ClearVoice_Low_lyrics">
            <text:p>Singer27_ClearVoice_Low_lyrics</text:p>
          </table:table-cell>
          <table:table-cell office:value-type="string" office:string-value=" Bite again the death, the soul of man was at length to find rest because of flame. The soul will go away. Try to reach love in tune we don't belong to our own lifetime.">
            <text:p> Bite again the death, the soul of man was at length to find rest because of flame. The soul will go away. Try to reach love in tune we don't belong to our own lifetime.</text:p>
          </table:table-cell>
        </table:table-row>
        <table:table-row>
          <table:table-cell office:value-type="string" office:string-value="Singer27_ClearVoice_Mid_lyrics">
            <text:p>Singer27_ClearVoice_Mid_lyrics</text:p>
          </table:table-cell>
          <table:table-cell office:value-type="string" office:string-value=" I fight against the death, the soul of man walls that claims to find rest because of flame so we go away try to winch love in tune we don't belong to our own lifetime">
            <text:p> I fight against the death, the soul of man walls that claims to find rest because of flame so we go away try to winch love in tune we don't belong to our own lifetime</text:p>
          </table:table-cell>
        </table:table-row>
        <table:table-row>
          <table:table-cell office:value-type="string" office:string-value="Singer27_HardcoreScream_Low_lyrics">
            <text:p>Singer27_HardcoreScream_Low_lyrics</text:p>
          </table:table-cell>
          <table:table-cell office:value-type="string" office:string-value=" A fight to kill the death, the son of men was uplifted to find rest, be killed of flame The story goes on, twice you explode into the nightmare to all of time">
            <text:p> A fight to kill the death, the son of men was uplifted to find rest, be killed of flame The story goes on, twice you explode into the nightmare to all of time</text:p>
          </table:table-cell>
        </table:table-row>
        <table:table-row>
          <table:table-cell office:value-type="string" office:string-value="Singer27_HardcoreScream_Mid_lyrics_2">
            <text:p>Singer27_HardcoreScream_Mid_lyrics_2</text:p>
          </table:table-cell>
          <table:table-cell office:value-type="string" office:string-value=" Fetched into death the soul of men Woes that live to find rest in cold old flames So we go wide, one Jewish slough Into an unbroken wall of time">
            <text:p> Fetched into death the soul of men Woes that live to find rest in cold old flames So we go wide, one Jewish slough Into an unbroken wall of time</text:p>
          </table:table-cell>
        </table:table-row>
        <table:table-row>
          <table:table-cell office:value-type="string" office:string-value="Singer2_BlackShriek_High_lyrics">
            <text:p>Singer2_BlackShriek_High_lyrics</text:p>
          </table:table-cell>
          <table:table-cell office:value-type="string" office:string-value=" Alive, and you don't even see it. Accept the sight, you can take it, we'll leave it. Accept the sight, you can take it, we'll leave it.">
            <text:p> Alive, and you don't even see it. Accept the sight, you can take it, we'll leave it. Accept the sight, you can take it, we'll leave it.</text:p>
          </table:table-cell>
        </table:table-row>
        <table:table-row>
          <table:table-cell office:value-type="string" office:string-value="Singer2_BlackShriek_Mid_lyrics">
            <text:p>Singer2_BlackShriek_Mid_lyrics</text:p>
          </table:table-cell>
          <table:table-cell office:value-type="string" office:string-value=" Alive, and you don't even see it. Accept the sight, you can take it, or leave it. Accept the sight, you can take it, or leave it.">
            <text:p> Alive, and you don't even see it. Accept the sight, you can take it, or leave it. Accept the sight, you can take it, or leave it.</text:p>
          </table:table-cell>
        </table:table-row>
        <table:table-row>
          <table:table-cell office:value-type="string" office:string-value="Singer2_ClearVoice_High_lyrics">
            <text:p>Singer2_ClearVoice_High_lyrics</text:p>
          </table:table-cell>
          <table:table-cell office:value-type="string" office:string-value=" Alive and you don't even see it Except the signs you can't take it or leave it You can't take it or leave it">
            <text:p> Alive and you don't even see it Except the signs you can't take it or leave it You can't take it or leave it</text:p>
          </table:table-cell>
        </table:table-row>
        <table:table-row>
          <table:table-cell office:value-type="string" office:string-value="Singer2_ClearVoice_Low_lyrics">
            <text:p>Singer2_ClearVoice_Low_lyrics</text:p>
          </table:table-cell>
          <table:table-cell office:value-type="string" office:string-value=" Alive and you don't even see it Accept the signs you can take it or leave it You can take it or leave it">
            <text:p> Alive and you don't even see it Accept the signs you can take it or leave it You can take it or leave it</text:p>
          </table:table-cell>
        </table:table-row>
        <table:table-row>
          <table:table-cell office:value-type="string" office:string-value="Singer2_ClearVoice_Low_lyrics_2">
            <text:p>Singer2_ClearVoice_Low_lyrics_2</text:p>
          </table:table-cell>
          <table:table-cell office:value-type="string" office:string-value=" Alive and you don't even see it Accept the signs you can take it or leave it You can take it or leave it">
            <text:p> Alive and you don't even see it Accept the signs you can take it or leave it You can take it or leave it</text:p>
          </table:table-cell>
        </table:table-row>
        <table:table-row>
          <table:table-cell office:value-type="string" office:string-value="Singer2_ClearVoice_Mid_lyrics">
            <text:p>Singer2_ClearVoice_Mid_lyrics</text:p>
          </table:table-cell>
          <table:table-cell office:value-type="string" office:string-value=" Alive and you don't even see it Accept the signs you can take it or leave it You can take it or leave it">
            <text:p> Alive and you don't even see it Accept the signs you can take it or leave it You can take it or leave it</text:p>
          </table:table-cell>
        </table:table-row>
        <table:table-row>
          <table:table-cell office:value-type="string" office:string-value="Singer2_DeathGrowl_Low_lyrics">
            <text:p>Singer2_DeathGrowl_Low_lyrics</text:p>
          </table:table-cell>
          <table:table-cell office:value-type="string" office:string-value=" Alive and intolerant, see it Accept the signs, you can't take it Or leave it Accept the signs, you can't take it Or leave it">
            <text:p> Alive and intolerant, see it Accept the signs, you can't take it Or leave it Accept the signs, you can't take it Or leave it</text:p>
          </table:table-cell>
        </table:table-row>
        <table:table-row>
          <table:table-cell office:value-type="string" office:string-value="Singer2_DeathGrowl_Mid_lyrics">
            <text:p>Singer2_DeathGrowl_Mid_lyrics</text:p>
          </table:table-cell>
          <table:table-cell office:value-type="string" office:string-value=" Alive, and you don't even see it Accept the size, you can take it or leave it Accept the size, you can take it or leave it">
            <text:p> Alive, and you don't even see it Accept the size, you can take it or leave it Accept the size, you can take it or leave it</text:p>
          </table:table-cell>
        </table:table-row>
        <table:table-row>
          <table:table-cell office:value-type="string" office:string-value="Singer2_HardcoreScream_High_lyrics">
            <text:p>Singer2_HardcoreScream_High_lyrics</text:p>
          </table:table-cell>
          <table:table-cell office:value-type="string" office:string-value=" ALIVE! AND YOU DON'T EVEN SEE IT! WRACKS OUT THE SIGNS! YOU CAN TAKE IT! OR LEAVE IT! WRACKS OUT THE SIGNS! YOU CAN TAKE IT! OR LEAVE IT!">
            <text:p> ALIVE! AND YOU DON'T EVEN SEE IT! WRACKS OUT THE SIGNS! YOU CAN TAKE IT! OR LEAVE IT! WRACKS OUT THE SIGNS! YOU CAN TAKE IT! OR LEAVE IT!</text:p>
          </table:table-cell>
        </table:table-row>
        <table:table-row>
          <table:table-cell office:value-type="string" office:string-value="Singer2_HardcoreScream_Mid_lyrics">
            <text:p>Singer2_HardcoreScream_Mid_lyrics</text:p>
          </table:table-cell>
          <table:table-cell office:value-type="string" office:string-value=" Alive! And you don't even see it! Accept the signs, you can take it or leave it! Accept the signs, you can take it or leave it!">
            <text:p> Alive! And you don't even see it! Accept the signs, you can take it or leave it! Accept the signs, you can take it or leave it!</text:p>
          </table:table-cell>
        </table:table-row>
        <table:table-row>
          <table:table-cell office:value-type="string" office:string-value="Singer3_BlackShriek_High_lyrics">
            <text:p>Singer3_BlackShriek_High_lyrics</text:p>
          </table:table-cell>
          <table:table-cell office:value-type="string" office:string-value=" When out of wars and out of crowns, That's my sacred abyss, I see the kings, the trouns!">
            <text:p> When out of wars and out of crowns, That's my sacred abyss, I see the kings, the trouns!</text:p>
          </table:table-cell>
        </table:table-row>
        <table:table-row>
          <table:table-cell office:value-type="string" office:string-value="Singer3_BlackShriek_Mid_lyrics">
            <text:p>Singer3_BlackShriek_Mid_lyrics</text:p>
          </table:table-cell>
          <table:table-cell office:value-type="string" office:string-value=" With all the wars are now to crown, as my fury obeys, I see the king that drowns.">
            <text:p> With all the wars are now to crown, as my fury obeys, I see the king that drowns.</text:p>
          </table:table-cell>
        </table:table-row>
        <table:table-row>
          <table:table-cell office:value-type="string" office:string-value="Singer3_ClearVoice_High_lyrics">
            <text:p>Singer3_ClearVoice_High_lyrics</text:p>
          </table:table-cell>
          <table:table-cell office:value-type="string" office:string-value=" With outer walls and outer crowns, as my fury abates, I see the king that drowns.">
            <text:p> With outer walls and outer crowns, as my fury abates, I see the king that drowns.</text:p>
          </table:table-cell>
        </table:table-row>
        <table:table-row>
          <table:table-cell office:value-type="string" office:string-value="Singer3_ClearVoice_Low_lyrics">
            <text:p>Singer3_ClearVoice_Low_lyrics</text:p>
          </table:table-cell>
          <table:table-cell office:value-type="string" office:string-value=" Widowed was and now the crown, as my fury abates, why see the king that drowns?">
            <text:p> Widowed was and now the crown, as my fury abates, why see the king that drowns?</text:p>
          </table:table-cell>
        </table:table-row>
        <table:table-row>
          <table:table-cell office:value-type="string" office:string-value="Singer3_ClearVoice_Mid_lyrics">
            <text:p>Singer3_ClearVoice_Mid_lyrics</text:p>
          </table:table-cell>
          <table:table-cell office:value-type="string" office:string-value=" Widowed was now the crown, as my fury obeys, why see the king that drowns?">
            <text:p> Widowed was now the crown, as my fury obeys, why see the king that drowns?</text:p>
          </table:table-cell>
        </table:table-row>
        <table:table-row>
          <table:table-cell office:value-type="string" office:string-value="Singer3_DeathGrowl_Low_lyrics">
            <text:p>Singer3_DeathGrowl_Low_lyrics</text:p>
          </table:table-cell>
          <table:table-cell office:value-type="string" office:string-value=" When out of wars and out of crown, as my fury obeys, I say the king the drowns.">
            <text:p> When out of wars and out of crown, as my fury obeys, I say the king the drowns.</text:p>
          </table:table-cell>
        </table:table-row>
        <table:table-row>
          <table:table-cell office:value-type="string" office:string-value="Singer3_DeathGrowl_Mid_lyrics">
            <text:p>Singer3_DeathGrowl_Mid_lyrics</text:p>
          </table:table-cell>
          <table:table-cell office:value-type="string" office:string-value=" When out of wars and out of crowns, as my fury abates, why say the king that drowns?">
            <text:p> When out of wars and out of crowns, as my fury abates, why say the king that drowns?</text:p>
          </table:table-cell>
        </table:table-row>
        <table:table-row>
          <table:table-cell office:value-type="string" office:string-value="Singer3_GrindInhale_lyrics">
            <text:p>Singer3_GrindInhale_lyrics</text:p>
          </table:table-cell>
          <table:table-cell office:value-type="string" office:string-value=" We're on the water, down the ground. Red by fury abates. Right in the deep, the drought.">
            <text:p> We're on the water, down the ground. Red by fury abates. Right in the deep, the drought.</text:p>
          </table:table-cell>
        </table:table-row>
        <table:table-row>
          <table:table-cell office:value-type="string" office:string-value="Singer3_HardcoreScream_High_lyrics">
            <text:p>Singer3_HardcoreScream_High_lyrics</text:p>
          </table:table-cell>
          <table:table-cell office:value-type="string" office:string-value=" With all the wars and now the crown, where's my fury abates? Why say the king the drowned?">
            <text:p> With all the wars and now the crown, where's my fury abates? Why say the king the drowned?</text:p>
          </table:table-cell>
        </table:table-row>
        <table:table-row>
          <table:table-cell office:value-type="string" office:string-value="Singer3_HardcoreScream_Low_lyrics">
            <text:p>Singer3_HardcoreScream_Low_lyrics</text:p>
          </table:table-cell>
          <table:table-cell office:value-type="string" office:string-value=" With all the bars and now the crown Where my fury obeys Why is he the king that drowns?">
            <text:p> With all the bars and now the crown Where my fury obeys Why is he the king that drowns?</text:p>
          </table:table-cell>
        </table:table-row>
        <table:table-row>
          <table:table-cell office:value-type="string" office:string-value="Singer4_BlackShriek_High_lyrics">
            <text:p>Singer4_BlackShriek_High_lyrics</text:p>
          </table:table-cell>
          <table:table-cell office:value-type="string" office:string-value=" We sit on a throne waiting for God to bend the knee But we're nothing more than royal beggars But I'm as guilty as the other man">
            <text:p> We sit on a throne waiting for God to bend the knee But we're nothing more than royal beggars But I'm as guilty as the other man</text:p>
          </table:table-cell>
        </table:table-row>
        <table:table-row>
          <table:table-cell office:value-type="string" office:string-value="Singer4_BlackShriek_Mid_lyrics">
            <text:p>Singer4_BlackShriek_Mid_lyrics</text:p>
          </table:table-cell>
          <table:table-cell office:value-type="string" office:string-value=" We sit on the throne waiting for God to bend the knee. But we're nothing more than royal beggars. But I'm as guilty as the other man.">
            <text:p> We sit on the throne waiting for God to bend the knee. But we're nothing more than royal beggars. But I'm as guilty as the other man.</text:p>
          </table:table-cell>
        </table:table-row>
        <table:table-row>
          <table:table-cell office:value-type="string" office:string-value="Singer4_ClearVoice_High_lyrics">
            <text:p>Singer4_ClearVoice_High_lyrics</text:p>
          </table:table-cell>
          <table:table-cell office:value-type="string" office:string-value=" We sit on the throne, we take for good to bend the knee But we're nothing more than royal beggars But I'm as guilty as the other man">
            <text:p> We sit on the throne, we take for good to bend the knee But we're nothing more than royal beggars But I'm as guilty as the other man</text:p>
          </table:table-cell>
        </table:table-row>
        <table:table-row>
          <table:table-cell office:value-type="string" office:string-value="Singer4_ClearVoice_Low_lyrics">
            <text:p>Singer4_ClearVoice_Low_lyrics</text:p>
          </table:table-cell>
          <table:table-cell office:value-type="string" office:string-value=" We sit on the throne waiting for God to bend the knee But we're nothing more than royal beggars But I'm as guilty as the other man">
            <text:p> We sit on the throne waiting for God to bend the knee But we're nothing more than royal beggars But I'm as guilty as the other man</text:p>
          </table:table-cell>
        </table:table-row>
        <table:table-row>
          <table:table-cell office:value-type="string" office:string-value="Singer4_ClearVoice_Mid_lyrics">
            <text:p>Singer4_ClearVoice_Mid_lyrics</text:p>
          </table:table-cell>
          <table:table-cell office:value-type="string" office:string-value=" We sit on a throne waiting for God to bear the name But we're nothing more than royal beggars But I'm as guilty as the other men">
            <text:p> We sit on a throne waiting for God to bear the name But we're nothing more than royal beggars But I'm as guilty as the other men</text:p>
          </table:table-cell>
        </table:table-row>
        <table:table-row>
          <table:table-cell office:value-type="string" office:string-value="Singer4_DeathGrowl_Low_lyrics">
            <text:p>Singer4_DeathGrowl_Low_lyrics</text:p>
          </table:table-cell>
          <table:table-cell office:value-type="string" office:string-value=" We sit on the throne waiting for God to ban the name But we're nothing more than royal beggars But I must guarantee I'm the other man">
            <text:p> We sit on the throne waiting for God to ban the name But we're nothing more than royal beggars But I must guarantee I'm the other man</text:p>
          </table:table-cell>
        </table:table-row>
        <table:table-row>
          <table:table-cell office:value-type="string" office:string-value="Singer4_DeathGrowl_Mid_lyrics">
            <text:p>Singer4_DeathGrowl_Mid_lyrics</text:p>
          </table:table-cell>
          <table:table-cell office:value-type="string" office:string-value=" We sit on the throne waiting for God to bear the name But we're nothing more than royal beggars But I'm as guilty as the other men">
            <text:p> We sit on the throne waiting for God to bear the name But we're nothing more than royal beggars But I'm as guilty as the other men</text:p>
          </table:table-cell>
        </table:table-row>
        <table:table-row>
          <table:table-cell office:value-type="string" office:string-value="Singer4_GrindInhale_lyrics">
            <text:p>Singer4_GrindInhale_lyrics</text:p>
          </table:table-cell>
          <table:table-cell office:value-type="string" office:string-value=" With it on the throne, waiting for God to bear the name. But we're nothing more than royal beggars. But I'm as guilty as the other man.">
            <text:p> With it on the throne, waiting for God to bear the name. But we're nothing more than royal beggars. But I'm as guilty as the other man.</text:p>
          </table:table-cell>
        </table:table-row>
        <table:table-row>
          <table:table-cell office:value-type="string" office:string-value="Singer4_HardcoreScream_High_lyrics">
            <text:p>Singer4_HardcoreScream_High_lyrics</text:p>
          </table:table-cell>
          <table:table-cell office:value-type="string" office:string-value=" We're set on a throne, which I forgot to pay the name But we're nothing more than, right up beggars But I'm as guilty as the other man">
            <text:p> We're set on a throne, which I forgot to pay the name But we're nothing more than, right up beggars But I'm as guilty as the other man</text:p>
          </table:table-cell>
        </table:table-row>
        <table:table-row>
          <table:table-cell office:value-type="string" office:string-value="Singer4_HardcoreScream_High_lyrics_2">
            <text:p>Singer4_HardcoreScream_High_lyrics_2</text:p>
          </table:table-cell>
          <table:table-cell office:value-type="string" office:string-value=" I said I'm afraid, what if I got to be the name? But we're nothing more than real players. But am I scared to be the other man?">
            <text:p> I said I'm afraid, what if I got to be the name? But we're nothing more than real players. But am I scared to be the other man?</text:p>
          </table:table-cell>
        </table:table-row>
        <table:table-row>
          <table:table-cell office:value-type="string" office:string-value="Singer4_HardcoreScream_Low_lyrics">
            <text:p>Singer4_HardcoreScream_Low_lyrics</text:p>
          </table:table-cell>
          <table:table-cell office:value-type="string" office:string-value=" We sit on the throne and he forgot to bend the knee But we're nothing more than lion beggars But I'm a dirty on the other man">
            <text:p> We sit on the throne and he forgot to bend the knee But we're nothing more than lion beggars But I'm a dirty on the other man</text:p>
          </table:table-cell>
        </table:table-row>
        <table:table-row>
          <table:table-cell office:value-type="string" office:string-value="Singer4_HardcoreScream_Mid_lyrics">
            <text:p>Singer4_HardcoreScream_Mid_lyrics</text:p>
          </table:table-cell>
          <table:table-cell office:value-type="string" office:string-value=" We sit on the throne, we sing for God to bear the name But we're nothing more than lion beggars But I'm as guilty as the other man">
            <text:p> We sit on the throne, we sing for God to bear the name But we're nothing more than lion beggars But I'm as guilty as the other man</text:p>
          </table:table-cell>
        </table:table-row>
        <table:table-row>
          <table:table-cell office:value-type="string" office:string-value="Singer5_BlackShriek_High_lyrics">
            <text:p>Singer5_BlackShriek_High_lyrics</text:p>
          </table:table-cell>
          <table:table-cell office:value-type="string" office:string-value=" Deep down inside, hiding under pressure Everything's growing in the water In every drop of the oceans Something is about to change Something is about to grow in">
            <text:p> Deep down inside, hiding under pressure Everything's growing in the water In every drop of the oceans Something is about to change Something is about to grow in</text:p>
          </table:table-cell>
        </table:table-row>
        <table:table-row>
          <table:table-cell office:value-type="string" office:string-value="Singer5_BlackShriek_Mid_lyrics">
            <text:p>Singer5_BlackShriek_Mid_lyrics</text:p>
          </table:table-cell>
          <table:table-cell office:value-type="string" office:string-value=" Deep down inside, hiding under pressure. If it is growing in the water, in every drop of the oceans, something is about to change. Something is about to grow in.">
            <text:p> Deep down inside, hiding under pressure. If it is growing in the water, in every drop of the oceans, something is about to change. Something is about to grow in.</text:p>
          </table:table-cell>
        </table:table-row>
        <table:table-row>
          <table:table-cell office:value-type="string" office:string-value="Singer5_ClearVoice_High_lyrics">
            <text:p>Singer5_ClearVoice_High_lyrics</text:p>
          </table:table-cell>
          <table:table-cell office:value-type="string" office:string-value=" deep down inside, hiding under pressure. A freight is growing in the water, in every drop of the ocean. Something is about to change, something is about to grow in...">
            <text:p> deep down inside, hiding under pressure. A freight is growing in the water, in every drop of the ocean. Something is about to change, something is about to grow in...</text:p>
          </table:table-cell>
        </table:table-row>
        <table:table-row>
          <table:table-cell office:value-type="string" office:string-value="Singer5_ClearVoice_Low_lyrics">
            <text:p>Singer5_ClearVoice_Low_lyrics</text:p>
          </table:table-cell>
          <table:table-cell office:value-type="string" office:string-value=" deep down inside, hiding under pressure. A threat is growing in the water, in every drop of the ocean. Something is about to change, something is about to grow in">
            <text:p> deep down inside, hiding under pressure. A threat is growing in the water, in every drop of the ocean. Something is about to change, something is about to grow in</text:p>
          </table:table-cell>
        </table:table-row>
        <table:table-row>
          <table:table-cell office:value-type="string" office:string-value="Singer5_ClearVoice_Mid_lyrics">
            <text:p>Singer5_ClearVoice_Mid_lyrics</text:p>
          </table:table-cell>
          <table:table-cell office:value-type="string" office:string-value=" Deep down inside, hiding under pressure. Effort is growing in the water, in every drop of the oceans. Something is about to change, something is about to grow. In every...">
            <text:p> Deep down inside, hiding under pressure. Effort is growing in the water, in every drop of the oceans. Something is about to change, something is about to grow. In every...</text:p>
          </table:table-cell>
        </table:table-row>
        <table:table-row>
          <table:table-cell office:value-type="string" office:string-value="Singer5_DeathGrowl_Low_lyrics">
            <text:p>Singer5_DeathGrowl_Low_lyrics</text:p>
          </table:table-cell>
          <table:table-cell office:value-type="string" office:string-value=" Deep down inside I didn't appreciate A fresh stream flowing in the water A difference of all the oceans Something is about to change Something is about to grow in">
            <text:p> Deep down inside I didn't appreciate A fresh stream flowing in the water A difference of all the oceans Something is about to change Something is about to grow in</text:p>
          </table:table-cell>
        </table:table-row>
        <table:table-row>
          <table:table-cell office:value-type="string" office:string-value="Singer5_DeathGrowl_Mid_lyrics_2">
            <text:p>Singer5_DeathGrowl_Mid_lyrics_2</text:p>
          </table:table-cell>
          <table:table-cell office:value-type="string" office:string-value=" Deep down inside, hiding under pressure, everything's growing in the water, in every drop of the ocean. Something is about to change, something is about to grow.">
            <text:p> Deep down inside, hiding under pressure, everything's growing in the water, in every drop of the ocean. Something is about to change, something is about to grow.</text:p>
          </table:table-cell>
        </table:table-row>
        <table:table-row>
          <table:table-cell office:value-type="string" office:string-value="Singer5_DeathGrowl_Mid_lyrics">
            <text:p>Singer5_DeathGrowl_Mid_lyrics</text:p>
          </table:table-cell>
          <table:table-cell office:value-type="string" office:string-value=" Deep down inside, hiding under pressure, everything's growing in the water, in every drop of the ocean. Something is about to change, something is about to grow.">
            <text:p> Deep down inside, hiding under pressure, everything's growing in the water, in every drop of the ocean. Something is about to change, something is about to grow.</text:p>
          </table:table-cell>
        </table:table-row>
        <table:table-row>
          <table:table-cell office:value-type="string" office:string-value="Singer6_ClearVoice_High_lyrics">
            <text:p>Singer6_ClearVoice_High_lyrics</text:p>
          </table:table-cell>
          <table:table-cell office:value-type="string" office:string-value=" My soul, corroborate your lies, I need to break all these walls I think, man is eternity, you turn no more lovely Evict this fear out of my eyes and veins, I've no fucking time I will take down my will of fate and nobody's">
            <text:p> My soul, corroborate your lies, I need to break all these walls I think, man is eternity, you turn no more lovely Evict this fear out of my eyes and veins, I've no fucking time I will take down my will of fate and nobody's</text:p>
          </table:table-cell>
        </table:table-row>
        <table:table-row>
          <table:table-cell office:value-type="string" office:string-value="Singer6_BlackShriek_Mid_lyrics">
            <text:p>Singer6_BlackShriek_Mid_lyrics</text:p>
          </table:table-cell>
          <table:table-cell office:value-type="string" office:string-value=" My soul, corrupt by your lies I need break out this walls I think my last eternity You turn no more lovely Invict the three atom eyes And veins have no fucking time I will take them while I fade">
            <text:p> My soul, corrupt by your lies I need break out this walls I think my last eternity You turn no more lovely Invict the three atom eyes And veins have no fucking time I will take them while I fade</text:p>
          </table:table-cell>
        </table:table-row>
        <table:table-row>
          <table:table-cell office:value-type="string" office:string-value="Singer6_ClearVoice_Low_lyrics">
            <text:p>Singer6_ClearVoice_Low_lyrics</text:p>
          </table:table-cell>
          <table:table-cell office:value-type="string" office:string-value=" My soul corrupt by lies, I need to break all these walls. I think man is eternity, you turn no more lovely. Havoc, this free hat on my eyes and veins. I've no fucking time, I will take down my wall of fate. And know that it's too late.">
            <text:p> My soul corrupt by lies, I need to break all these walls. I think man is eternity, you turn no more lovely. Havoc, this free hat on my eyes and veins. I've no fucking time, I will take down my wall of fate. And know that it's too late.</text:p>
          </table:table-cell>
        </table:table-row>
        <table:table-row>
          <table:table-cell office:value-type="string" office:string-value="Singer6_ClearVoice_Mid_lyrics">
            <text:p>Singer6_ClearVoice_Mid_lyrics</text:p>
          </table:table-cell>
          <table:table-cell office:value-type="string" office:string-value=" My soul corrupt by your lies, I need to break all these walls I think madness eternity, you turn no more lovely Evict these three hat on my eyes and veins, I've no fucking time I will take down my wall of fate and know that it's too late">
            <text:p> My soul corrupt by your lies, I need to break all these walls I think madness eternity, you turn no more lovely Evict these three hat on my eyes and veins, I've no fucking time I will take down my wall of fate and know that it's too late</text:p>
          </table:table-cell>
        </table:table-row>
        <table:table-row>
          <table:table-cell office:value-type="string" office:string-value="Singer6_DeathGrowl_Mid_lyrics">
            <text:p>Singer6_DeathGrowl_Mid_lyrics</text:p>
          </table:table-cell>
          <table:table-cell office:value-type="string" office:string-value=" My soul, corroborated by lies, I need to break all these walls I think, mother satanity, you turn no more lovely Evict these three atomized unrains Oh no fucking damn, I will take them with a fate and no">
            <text:p> My soul, corroborated by lies, I need to break all these walls I think, mother satanity, you turn no more lovely Evict these three atomized unrains Oh no fucking damn, I will take them with a fate and no</text:p>
          </table:table-cell>
        </table:table-row>
        <table:table-row>
          <table:table-cell office:value-type="string" office:string-value="Singer7_BlackShriek_Mid_lyrics">
            <text:p>Singer7_BlackShriek_Mid_lyrics</text:p>
          </table:table-cell>
          <table:table-cell office:value-type="string" office:string-value=" Midnight stage of the frieeeen Open the door we are craving for more Moving closer as you reach Run for your life">
            <text:p> Midnight stage of the frieeeen Open the door we are craving for more Moving closer as you reach Run for your life</text:p>
          </table:table-cell>
        </table:table-row>
        <table:table-row>
          <table:table-cell office:value-type="string" office:string-value="Singer7_ClearVoice_High_lyrics">
            <text:p>Singer7_ClearVoice_High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7_ClearVoice_Low_lyrics">
            <text:p>Singer7_ClearVoice_Low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7_ClearVoice_Mid_lyrics">
            <text:p>Singer7_ClearVoice_Mid_lyrics</text:p>
          </table:table-cell>
          <table:table-cell office:value-type="string" office:string-value=" Midnight, stage up the fright. Across the door, we are craving for more. Open closer as you reach, run for your life.">
            <text:p> Midnight, stage up the fright. Across the door, we are craving for more. Open closer as you reach, run for your life.</text:p>
          </table:table-cell>
        </table:table-row>
        <table:table-row>
          <table:table-cell office:value-type="string" office:string-value="Singer7_DeathGrowl_Low_lyrics">
            <text:p>Singer7_DeathGrowl_Low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7_DeathGrowl_Mid_lyrics">
            <text:p>Singer7_DeathGrowl_Mid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7_HardcoreScream_Low_lyrics">
            <text:p>Singer7_HardcoreScream_Low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7_HardcoreScream_Mid_lyrics">
            <text:p>Singer7_HardcoreScream_Mid_lyrics</text:p>
          </table:table-cell>
          <table:table-cell office:value-type="string" office:string-value=" Midnight, stage of the fright Open the door, we are craving for more Moving closer as you reach, run for your life">
            <text:p> Midnight, stage of the fright Open the door, we are craving for more Moving closer as you reach, run for your life</text:p>
          </table:table-cell>
        </table:table-row>
        <table:table-row>
          <table:table-cell office:value-type="string" office:string-value="Singer8_BlackShriek_High_lyrics">
            <text:p>Singer8_BlackShriek_High_lyrics</text:p>
          </table:table-cell>
          <table:table-cell office:value-type="string" office:string-value=" This tragedy consumes so many wasted lives. Those to the left and right know all too well. In a series of filters or references along the front,">
            <text:p> This tragedy consumes so many wasted lives. Those to the left and right know all too well. In a series of filters or references along the front,</text:p>
          </table:table-cell>
        </table:table-row>
        <table:table-row>
          <table:table-cell office:value-type="string" office:string-value="Singer8_BlackShriek_Mid_lyrics">
            <text:p>Singer8_BlackShriek_Mid_lyrics</text:p>
          </table:table-cell>
          <table:table-cell office:value-type="string" office:string-value=" This tragedy consumes so many wasted lives. Those to the left and right know all too well. In a series of felt-tip references along the front,">
            <text:p> This tragedy consumes so many wasted lives. Those to the left and right know all too well. In a series of felt-tip references along the front,</text:p>
          </table:table-cell>
        </table:table-row>
        <table:table-row>
          <table:table-cell office:value-type="string" office:string-value="Singer8_ClearVoice_High_lyrics">
            <text:p>Singer8_ClearVoice_High_lyrics</text:p>
          </table:table-cell>
          <table:table-cell office:value-type="string" office:string-value=" This tragedy consumes so many wasted lives Those to the left and right know all too well In a series of failed catch references along the front and center">
            <text:p> This tragedy consumes so many wasted lives Those to the left and right know all too well In a series of failed catch references along the front and center</text:p>
          </table:table-cell>
        </table:table-row>
        <table:table-row>
          <table:table-cell office:value-type="string" office:string-value="Singer8_ClearVoice_Low_lyrics">
            <text:p>Singer8_ClearVoice_Low_lyrics</text:p>
          </table:table-cell>
          <table:table-cell office:value-type="string" office:string-value=" This tragedy consumes so many wasted lives Those to the left and right know all too well">
            <text:p> This tragedy consumes so many wasted lives Those to the left and right know all too well</text:p>
          </table:table-cell>
        </table:table-row>
        <table:table-row>
          <table:table-cell office:value-type="string" office:string-value="Singer8_ClearVoice_Mid_lyrics">
            <text:p>Singer8_ClearVoice_Mid_lyrics</text:p>
          </table:table-cell>
          <table:table-cell office:value-type="string" office:string-value=" This tragedy consumes so many wasted lives Those to the left and right know all too well In a series of failed catcher offenses along the front">
            <text:p> This tragedy consumes so many wasted lives Those to the left and right know all too well In a series of failed catcher offenses along the front</text:p>
          </table:table-cell>
        </table:table-row>
        <table:table-row>
          <table:table-cell office:value-type="string" office:string-value="Singer8_DeathGrowl_Low_lyrics">
            <text:p>Singer8_DeathGrowl_Low_lyrics</text:p>
          </table:table-cell>
          <table:table-cell office:value-type="string" office:string-value=" This tragedy consumes so many wasted lives Those to the left and right No one to will in a series of">
            <text:p> This tragedy consumes so many wasted lives Those to the left and right No one to will in a series of</text:p>
          </table:table-cell>
        </table:table-row>
        <table:table-row>
          <table:table-cell office:value-type="string" office:string-value="Singer8_DeathGrowl_Low_lyrics_2">
            <text:p>Singer8_DeathGrowl_Low_lyrics_2</text:p>
          </table:table-cell>
          <table:table-cell office:value-type="string" office:string-value=" The strategy consumes so many ways to lose those to the left and right. No one's too well in a series of tactics or offenses to lure the front.">
            <text:p> The strategy consumes so many ways to lose those to the left and right. No one's too well in a series of tactics or offenses to lure the front.</text:p>
          </table:table-cell>
        </table:table-row>
        <table:table-row>
          <table:table-cell office:value-type="string" office:string-value="Singer8_DeathGrowl_Mid_lyrics">
            <text:p>Singer8_DeathGrowl_Mid_lyrics</text:p>
          </table:table-cell>
          <table:table-cell office:value-type="string" office:string-value=" This tragedy consumes so many wasted lives. Those to the left and right. Now I'll do well. In a series of valiant revolutions.">
            <text:p> This tragedy consumes so many wasted lives. Those to the left and right. Now I'll do well. In a series of valiant revolutions.</text:p>
          </table:table-cell>
        </table:table-row>
        <table:table-row>
          <table:table-cell office:value-type="string" office:string-value="Singer8_HardcoreScream_High_lyrics">
            <text:p>Singer8_HardcoreScream_High_lyrics</text:p>
          </table:table-cell>
          <table:table-cell office:value-type="string" office:string-value=" This tragedy consumes so many wasted lives. Those to the left and right, no one to will. In a series of film, just references">
            <text:p> This tragedy consumes so many wasted lives. Those to the left and right, no one to will. In a series of film, just references</text:p>
          </table:table-cell>
        </table:table-row>
        <table:table-row>
          <table:table-cell office:value-type="string" office:string-value="Singer8_HardcoreScream_Mid_lyrics">
            <text:p>Singer8_HardcoreScream_Mid_lyrics</text:p>
          </table:table-cell>
          <table:table-cell office:value-type="string" office:string-value=" This tragedy consumes so many wasted lives Those to the left and right know all too well In a series of values and references along the front">
            <text:p> This tragedy consumes so many wasted lives Those to the left and right know all too well In a series of values and references along the front</text:p>
          </table:table-cell>
        </table:table-row>
        <table:table-row>
          <table:table-cell office:value-type="string" office:string-value="Singer9_BlackShriek_High_lyrics">
            <text:p>Singer9_BlackShriek_High_lyrics</text:p>
          </table:table-cell>
          <table:table-cell office:value-type="string" office:string-value=" Fighting to my heart, the power of the Lord. Fighting to my head, the wild and the faint. The enemy is strong, but not the devil. Fighting till the end, the end of the hour's time.">
            <text:p> Fighting to my heart, the power of the Lord. Fighting to my head, the wild and the faint. The enemy is strong, but not the devil. Fighting till the end, the end of the hour's time.</text:p>
          </table:table-cell>
        </table:table-row>
        <table:table-row>
          <table:table-cell office:value-type="string" office:string-value="Singer9_BlackShriek_Mid_lyrics">
            <text:p>Singer9_BlackShriek_Mid_lyrics</text:p>
          </table:table-cell>
          <table:table-cell office:value-type="string" office:string-value=" Fighting to my heart, the power of the Lord Fighting to my head, I do not fail The enemy is strong, but not a capable Fighting till the end, the end of the undead">
            <text:p> Fighting to my heart, the power of the Lord Fighting to my head, I do not fail The enemy is strong, but not a capable Fighting till the end, the end of the undead</text:p>
          </table:table-cell>
        </table:table-row>
        <table:table-row>
          <table:table-cell office:value-type="string" office:string-value="Singer9_ClearVoice_High_lyrics">
            <text:p>Singer9_ClearVoice_High_lyrics</text:p>
          </table:table-cell>
          <table:table-cell office:value-type="string" office:string-value=" Fight into my heart the power of the Lord, Fight into my hand the world to not fail. The enemy is strong, not unkillable, Fight it till the end, the end of the undead.">
            <text:p> Fight into my heart the power of the Lord, Fight into my hand the world to not fail. The enemy is strong, not unkillable, Fight it till the end, the end of the undead.</text:p>
          </table:table-cell>
        </table:table-row>
        <table:table-row>
          <table:table-cell office:value-type="string" office:string-value="Singer9_ClearVoice_Low_lyrics">
            <text:p>Singer9_ClearVoice_Low_lyrics</text:p>
          </table:table-cell>
          <table:table-cell office:value-type="string" office:string-value=" Fall into my hole, the power of the Lord Fall into my head, the world do not fail The enemy is strong, not unkillable Fight until the end, the end of the undead">
            <text:p> Fall into my hole, the power of the Lord Fall into my head, the world do not fail The enemy is strong, not unkillable Fight until the end, the end of the undead</text:p>
          </table:table-cell>
        </table:table-row>
        <table:table-row>
          <table:table-cell office:value-type="string" office:string-value="Singer9_ClearVoice_Mid_lyrics">
            <text:p>Singer9_ClearVoice_Mid_lyrics</text:p>
          </table:table-cell>
          <table:table-cell office:value-type="string" office:string-value=" Find into my heart the power of the Lord, Find into my hand the will to not fail. The enemy is strong, not unkillable, Fight it till the end, the end of the undead.">
            <text:p> Find into my heart the power of the Lord, Find into my hand the will to not fail. The enemy is strong, not unkillable, Fight it till the end, the end of the undead.</text:p>
          </table:table-cell>
        </table:table-row>
        <table:table-row>
          <table:table-cell office:value-type="string" office:string-value="Singer9_DeathGrowl_Low_lyrics">
            <text:p>Singer9_DeathGrowl_Low_lyrics</text:p>
          </table:table-cell>
          <table:table-cell office:value-type="string" office:string-value=" I am Tom Boyard, the boy of the Lord. I am Tom Boyard, the boy of the Lord. The enemy is true, but not the devil. I am Tom Boyard, the idol of the Lord.">
            <text:p> I am Tom Boyard, the boy of the Lord. I am Tom Boyard, the boy of the Lord. The enemy is true, but not the devil. I am Tom Boyard, the idol of the Lord.</text:p>
          </table:table-cell>
        </table:table-row>
        <table:table-row>
          <table:table-cell office:value-type="string" office:string-value="Singer9_DeathGrowl_Mid_lyrics">
            <text:p>Singer9_DeathGrowl_Mid_lyrics</text:p>
          </table:table-cell>
          <table:table-cell office:value-type="string" office:string-value=" Fighting to my end, the power of the law. Fighting to my end, the wild to not fail. The enemy is strong, but not a killer ball. Fighting till the end, the end of the undead.">
            <text:p> Fighting to my end, the power of the law. Fighting to my end, the wild to not fail. The enemy is strong, but not a killer ball. Fighting till the end, the end of the undead.</text:p>
          </table:table-cell>
        </table:table-row>
        <table:table-row>
          <table:table-cell office:value-type="string" office:string-value="Singer9_DeathGrowl_Mid_lyrics_2">
            <text:p>Singer9_DeathGrowl_Mid_lyrics_2</text:p>
          </table:table-cell>
          <table:table-cell office:value-type="string" office:string-value=" Fighting to my heart, the power of the Lord Fighting to my head, the wild do not fade The enemy is strong, but not unkillable Fighting till the end, the end of the undead">
            <text:p> Fighting to my heart, the power of the Lord Fighting to my head, the wild do not fade The enemy is strong, but not unkillable Fighting till the end, the end of the undead</text:p>
          </table:table-cell>
        </table:table-row>
        <table:table-row>
          <table:table-cell office:value-type="string" office:string-value="Singer9_GrindInhale_lyrics">
            <text:p>Singer9_GrindInhale_lyrics</text:p>
          </table:table-cell>
          <table:table-cell office:value-type="string" office:string-value=" I'm I'm I'm I'm I'm I'm I'm I'm I'm">
            <text:p> I'm I'm I'm I'm I'm I'm I'm I'm I'm</text:p>
          </table:table-cell>
        </table:table-row>
        <table:table-row>
          <table:table-cell office:value-type="string" office:string-value="Singer9_HardcoreScream_High_lyrics">
            <text:p>Singer9_HardcoreScream_High_lyrics</text:p>
          </table:table-cell>
          <table:table-cell office:value-type="string" office:string-value=" Fight it to my heart, the power of the Lord. Fight it to my head, the wild to the face. The enemy is strong, but not a capable. Fight it till the end, the end of the old time.">
            <text:p> Fight it to my heart, the power of the Lord. Fight it to my head, the wild to the face. The enemy is strong, but not a capable. Fight it till the end, the end of the old time.</text:p>
          </table:table-cell>
        </table:table-row>
        <table:table-row>
          <table:table-cell office:value-type="string" office:string-value="Singer9_HardcoreScream_Low_lyrics">
            <text:p>Singer9_HardcoreScream_Low_lyrics</text:p>
          </table:table-cell>
          <table:table-cell office:value-type="string" office:string-value=" Fight it to my heart, the power of the Lord Fight it to my head, I do not fail The enemy is strong, but not unkillable Fight it till the end, the end of the endgame">
            <text:p> Fight it to my heart, the power of the Lord Fight it to my head, I do not fail The enemy is strong, but not unkillable Fight it till the end, the end of the endgame</text:p>
          </table:table-cell>
        </table:table-row>
        <table:table-row>
          <table:table-cell office:value-type="string" office:string-value="Singer9_HardcoreScream_Mid_lyrics">
            <text:p>Singer9_HardcoreScream_Mid_lyrics</text:p>
          </table:table-cell>
          <table:table-cell office:value-type="string" office:string-value=" Fight into my heart, the power of the Lord Fight into my head, do I do not fail The hour of my re-start, but not unkillable Fight until the end, the end of the undead">
            <text:p> Fight into my heart, the power of the Lord Fight into my head, do I do not fail The hour of my re-start, but not unkillable Fight until the end, the end of the undead</text:p>
          </table:table-cell>
        </table:table-row>
      </table:table>
      <table:table table:name="songs___dsb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lene Misantropi - Golden Blood Sea">
            <text:p>Alene Misantropi - Golden Blood Sea</text:p>
          </table:table-cell>
          <table:table-cell office:value-type="string" office:string-value=" 🎵 Thank you. Thank you. Thank you. I'm not afraid of the dark I'm not afraid of the dark My eyes are like a never-ending rain Pointing out the way I'm a man of my own I am the man of life I am the man of life I am the man of life I am the man of life I'm going to have a blast Day after day I'm going to have a blast Day after day I'm going to have a blast The day of the storm has come The day of the storm has come The earth will rise The earth will rise The light of the beacons cannot compete with the brightness of starlight which refuses to hide. And without waiting for the night, he cried With the melody of the song in his head Such a beautiful song, adorned for his eyes So beautiful, as the land he stood on My heart, sweet city, of light, is gone, alone Why have I loved you then? The old me, the scarred me, the pain I will find the beauty I'll praise and find the beauty I will find the beauty I'm going to go get some food. Thank you. Thank you. you">
            <text:p> 🎵 Thank you. Thank you. Thank you. I'm not afraid of the dark I'm not afraid of the dark My eyes are like a never-ending rain Pointing out the way I'm a man of my own I am the man of life I am the man of life I am the man of life I am the man of life I'm going to have a blast Day after day I'm going to have a blast Day after day I'm going to have a blast The day of the storm has come The day of the storm has come The earth will rise The earth will rise The light of the beacons cannot compete with the brightness of starlight which refuses to hide. And without waiting for the night, he cried With the melody of the song in his head Such a beautiful song, adorned for his eyes So beautiful, as the land he stood on My heart, sweet city, of light, is gone, alone Why have I loved you then? The old me, the scarred me, the pain I will find the beauty I'll praise and find the beauty I will find the beauty I'm going to go get some food. Thank you. Thank you. you</text:p>
          </table:table-cell>
        </table:table-row>
        <table:table-row>
          <table:table-cell office:value-type="string" office:string-value="Anti - Death Into Life">
            <text:p>Anti - Death Into Life</text:p>
          </table:table-cell>
          <table:table-cell office:value-type="string" office:string-value=" Translated by Releska Thank you. Sometimes I could kill Sometimes I could die I am the sun One last time I'm not afraid of the dark A perfect Killing In our lives Death And what We give Day By day I want no longer From the liberal eyes To the traitors To the stress And the mankind Broken Is dead But There's still Another way No Easy Choice There is no Return The one who takes me in Is there any element strong enough To To To To To To To To To To To To To To To To To To To To To To To To To To To To To To To To To To To To To To To To To To To To To To The million is my life I'm here to die Thank you. Thank you.">
            <text:p> Translated by Releska Thank you. Sometimes I could kill Sometimes I could die I am the sun One last time I'm not afraid of the dark A perfect Killing In our lives Death And what We give Day By day I want no longer From the liberal eyes To the traitors To the stress And the mankind Broken Is dead But There's still Another way No Easy Choice There is no Return The one who takes me in Is there any element strong enough To To To To To To To To To To To To To To To To To To To To To To To To To To To To To To To To To To To To To To To To To To To To To To The million is my life I'm here to die Thank you. Thank you.</text:p>
          </table:table-cell>
        </table:table-row>
        <table:table-row>
          <table:table-cell office:value-type="string" office:string-value="Austere - Sullen">
            <text:p>Austere - Sullen</text:p>
          </table:table-cell>
          <table:table-cell office:value-type="string" office:string-value=" The The The The The The The The The The The The The The We'll be right back. Integra within seraphic dreams Spitting my own despair Exalting my dreams Discouraged All supporting the silence Nightmare Misfit Solemn Solemn It's time to close the door to the silence I've been Disgusted Disgusted Of the broken Silence Silence Silence Thank you. I'm not afraid I'm not afraid to say I'm not afraid to say I'm not afraid to say Thank you. Thank you. I'm out. There's a rain, a tear, a stirring cold and every year A wave, a river, a wave to the bench A spell cast by the sun A story of glory and a war that you can't ignore I'm not gonna go I'm satisfied I'm on a way to break this spell And to win And I can't stop My pride I'm not a man Discourting all the fucking insolence Lifeless, dismissed, soulless, shamed Extracted All the wanting and silence My best is gone Discarded All supported in my life Someone Sons of... I'm sorry. Thank you. I'm out. I'm out. I'm not afraid">
            <text:p> The The The The The The The The The The The The The The We'll be right back. Integra within seraphic dreams Spitting my own despair Exalting my dreams Discouraged All supporting the silence Nightmare Misfit Solemn Solemn It's time to close the door to the silence I've been Disgusted Disgusted Of the broken Silence Silence Silence Thank you. I'm not afraid I'm not afraid to say I'm not afraid to say I'm not afraid to say Thank you. Thank you. I'm out. There's a rain, a tear, a stirring cold and every year A wave, a river, a wave to the bench A spell cast by the sun A story of glory and a war that you can't ignore I'm not gonna go I'm satisfied I'm on a way to break this spell And to win And I can't stop My pride I'm not a man Discourting all the fucking insolence Lifeless, dismissed, soulless, shamed Extracted All the wanting and silence My best is gone Discarded All supported in my life Someone Sons of... I'm sorry. Thank you. I'm out. I'm out. I'm not afraid</text:p>
          </table:table-cell>
        </table:table-row>
        <table:table-row>
          <table:table-cell office:value-type="string" office:string-value="Be Persecuted - Be Resented for Livelihood">
            <text:p>Be Persecuted - Be Resented for Livelihood</text:p>
          </table:table-cell>
          <table:table-cell office:value-type="string" office:string-value=" Thank you for watching. Thank you. so N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 I'm not going to let you go. I'm not going to let you go. I'm sorry. I'm ready to die I'm ready to die I'm ready to die I'm I'm I'm I'm I'm I'm I'm I'm I'm I'm I'm I'm I'm I'm I'm sorry. Thank you. Thank you.">
            <text:p> Thank you for watching. Thank you. so N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 I'm not going to let you go. I'm not going to let you go. I'm sorry. I'm ready to die I'm ready to die I'm ready to die I'm I'm I'm I'm I'm I'm I'm I'm I'm I'm I'm I'm I'm I'm I'm sorry. Thank you. Thank you.</text:p>
          </table:table-cell>
        </table:table-row>
        <table:table-row>
          <table:table-cell office:value-type="string" office:string-value="ColdWorld - Suicide">
            <text:p>ColdWorld - Suicide</text:p>
          </table:table-cell>
          <table:table-cell office:value-type="string" office:string-value=" 🎵 I'm sorry. Thank you. I'm not afraid to die I'm coming to you. Thank you. Thank you. Thank you. I'm not a fool I'm not afraid to die I'm not afraid to die I'm not afraid to die I'm not afraid to die I'm not afraid to die Thanks for watching!">
            <text:p> 🎵 I'm sorry. Thank you. I'm not afraid to die I'm coming to you. Thank you. Thank you. Thank you. I'm not a fool I'm not afraid to die I'm not afraid to die I'm not afraid to die I'm not afraid to die I'm not afraid to die Thanks for watching!</text:p>
          </table:table-cell>
        </table:table-row>
        <table:table-row>
          <table:table-cell office:value-type="string" office:string-value="Forgive Me - Funerals Of Birth">
            <text:p>Forgive Me - Funerals Of Birth</text:p>
          </table:table-cell>
          <table:table-cell office:value-type="string" office:string-value=" A wise voice from the world is calling you to the future. Thank you. Another hope, another reason, another hope for fear to be met. Another place, another reason, who can't hold the despair. I'm ready The colors of pain We're through with the tears I'm losing my story The sky is burning The walls are glowing The story's finished And tears just are flowing Thank you. Thank you. I'm sorry. I'm going to go to the world. The Thank you. guitar solo I'm not afraid of the dark I'm out of my mind The blind and broken Restoring the way The way of the walking The past is all right It's a secret power I'm traveling And I see the end of the world Thank you. Thank you.">
            <text:p> A wise voice from the world is calling you to the future. Thank you. Another hope, another reason, another hope for fear to be met. Another place, another reason, who can't hold the despair. I'm ready The colors of pain We're through with the tears I'm losing my story The sky is burning The walls are glowing The story's finished And tears just are flowing Thank you. Thank you. I'm sorry. I'm going to go to the world. The Thank you. guitar solo I'm not afraid of the dark I'm out of my mind The blind and broken Restoring the way The way of the walking The past is all right It's a secret power I'm traveling And I see the end of the world Thank you. Thank you.</text:p>
          </table:table-cell>
        </table:table-row>
        <table:table-row>
          <table:table-cell office:value-type="string" office:string-value="Forgotten Thought - Black Ink Soaked Page">
            <text:p>Forgotten Thought - Black Ink Soaked Page</text:p>
          </table:table-cell>
          <table:table-cell office:value-type="string" office:string-value=" The The The The The Thank you. I'm sorry. Now, the sky, the mind, inside of you You want something, you just cannot You're confused, so troubled, and in doubt No day passes, you'll find yourself Settled on the shore, pointed out Lost, run away, throw it out Thank you. I'm a man, I'm a man The answer I need It's a long, long day I'm gonna be a Pledge made And this is how it's gonna be We are ready to go out There's no way, so no way Thank you. Thank you.">
            <text:p> The The The The The Thank you. I'm sorry. Now, the sky, the mind, inside of you You want something, you just cannot You're confused, so troubled, and in doubt No day passes, you'll find yourself Settled on the shore, pointed out Lost, run away, throw it out Thank you. I'm a man, I'm a man The answer I need It's a long, long day I'm gonna be a Pledge made And this is how it's gonna be We are ready to go out There's no way, so no way Thank you. Thank you.</text:p>
          </table:table-cell>
        </table:table-row>
        <table:table-row>
          <table:table-cell office:value-type="string" office:string-value="Forgotten Tomb - Disheartenment">
            <text:p>Forgotten Tomb - Disheartenment</text:p>
          </table:table-cell>
          <table:table-cell office:value-type="string" office:string-value=" Roar Oh, yeah. I need a call, call me The blood that I laid is dying now Pray to refuse this suffering As cold as the ice My feet Like a flesh I I I I I I I I I I I I I I I I I I I I I I I I I I I I I I I I I I I I I I I I I I I Tons of days I'm lost in Lines of paranoia I try to find A way out Like this pain Of suicidal age Woo! Woo! Woo! I was living free in the dark I still can't feel my double-sword I'm living alone with myself I'm the one, I'm the one, I'm the one, I'm the one I'm the one Roar Roar I pray that nothing is done I pray that no one becomes a man I'm breaking the law, I'm just a trick of the law I'm dying for your love, you must understand I'm dying for your love I know my heart is broken in my mind So I'm searching for wisdom on the side I want this heaven and earth I can't den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feel so tired and low, so far away I can't take this body, I can't stay I'm not a cat, I'm simply a fish Something, something that will make the day I'm running, I'm running, I'm running I'm running, I'm running, I'm running I'm high again But what is this I'm high again But what is this I'm high again Yeah Yeah Yeah I know you can't understand this, this, this The crowd would chase while you were in the dark No one would pass in the light The world was laughing, laughing at my sight I've been so out of place, life was taking a toll Yeah Yeah Yeah Yeah Yeah! Yeah. Woo! Woo! Wo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Fuck me Ask me if I'm something other than Not to ask in simple directions Fuck this, you know This is the fucking world guitar solo Thank you. Thank you.">
            <text:p> Roar Oh, yeah. I need a call, call me The blood that I laid is dying now Pray to refuse this suffering As cold as the ice My feet Like a flesh I I I I I I I I I I I I I I I I I I I I I I I I I I I I I I I I I I I I I I I I I I I Tons of days I'm lost in Lines of paranoia I try to find A way out Like this pain Of suicidal age Woo! Woo! Woo! I was living free in the dark I still can't feel my double-sword I'm living alone with myself I'm the one, I'm the one, I'm the one, I'm the one I'm the one Roar Roar I pray that nothing is done I pray that no one becomes a man I'm breaking the law, I'm just a trick of the law I'm dying for your love, you must understand I'm dying for your love I know my heart is broken in my mind So I'm searching for wisdom on the side I want this heaven and earth I can't den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feel so tired and low, so far away I can't take this body, I can't stay I'm not a cat, I'm simply a fish Something, something that will make the day I'm running, I'm running, I'm running I'm running, I'm running, I'm running I'm high again But what is this I'm high again But what is this I'm high again Yeah Yeah Yeah I know you can't understand this, this, this The crowd would chase while you were in the dark No one would pass in the light The world was laughing, laughing at my sight I've been so out of place, life was taking a toll Yeah Yeah Yeah Yeah Yeah! Yeah. Woo! Woo! Wo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Fuck me Ask me if I'm something other than Not to ask in simple directions Fuck this, you know This is the fucking world guitar solo Thank you. Thank you.</text:p>
          </table:table-cell>
        </table:table-row>
        <table:table-row>
          <table:table-cell office:value-type="string" office:string-value="Happy Days - Don't Go">
            <text:p>Happy Days - Don't Go</text:p>
          </table:table-cell>
          <table:table-cell office:value-type="string" office:string-value=" Thank you. guitar solo I I thought you were everything I thought you were the one But once again I'm still blind By the fake mask of life Again I fell for its trap A kid I felt for his face And now you are leaving And I am begging you to stay What we had was something special What's going on? It's getting hard to breathe My time Open I am on my knees I'm asking you to stand and not laugh Please don't go Please don't go Please don't go Please don't kill Please don't kill Please don't go Please don't go">
            <text:p> Thank you. guitar solo I I thought you were everything I thought you were the one But once again I'm still blind By the fake mask of life Again I fell for its trap A kid I felt for his face And now you are leaving And I am begging you to stay What we had was something special What's going on? It's getting hard to breathe My time Open I am on my knees I'm asking you to stand and not laugh Please don't go Please don't go Please don't go Please don't kill Please don't kill Please don't go Please don't go</text:p>
          </table:table-cell>
        </table:table-row>
        <table:table-row>
          <table:table-cell office:value-type="string" office:string-value="Leviathan - The Idiot Sun">
            <text:p>Leviathan - The Idiot Sun</text:p>
          </table:table-cell>
          <table:table-cell office:value-type="string" office:string-value=" The shadow of weakness excites its fans I'm not going to let you go I'm a fucking freak Yeah. Radio The only human in the world The only human in the world The other world can't get away They are in the dark Thank you. I'm not going to let you go I'm not going to let you go I'm not going to let you go I'm not going to let you go You gave me love I am the one for you I am the one I am the one Now this is your day Now this is your day Because I'm the true monster guitar solo I'm a monster guitar solo I am I am I am I am I am the eye of the hunter I need you now I need you now I need you now To destruction Rise God is coming They sped me on Yeah, the sky is blue">
            <text:p> The shadow of weakness excites its fans I'm not going to let you go I'm a fucking freak Yeah. Radio The only human in the world The only human in the world The other world can't get away They are in the dark Thank you. I'm not going to let you go I'm not going to let you go I'm not going to let you go I'm not going to let you go You gave me love I am the one for you I am the one I am the one Now this is your day Now this is your day Because I'm the true monster guitar solo I'm a monster guitar solo I am I am I am I am I am the eye of the hunter I need you now I need you now I need you now To destruction Rise God is coming They sped me on Yeah, the sky is blue</text:p>
          </table:table-cell>
        </table:table-row>
        <table:table-row>
          <table:table-cell office:value-type="string" office:string-value="Lifelover - Lethargy">
            <text:p>Lifelover - Lethargy</text:p>
          </table:table-cell>
          <table:table-cell office:value-type="string" office:string-value=" 🎵 I'm flying in silence Watching the ashes We can't escape the power of chance Uncontrolled dreams are traveling the sky Locking in orders, on the fingers Sending actions for the service I am so lucky No, I can't see I was Now I am Lost In silence I'm out. Let's go. I'm not afraid of the dark so Outro Music">
            <text:p> 🎵 I'm flying in silence Watching the ashes We can't escape the power of chance Uncontrolled dreams are traveling the sky Locking in orders, on the fingers Sending actions for the service I am so lucky No, I can't see I was Now I am Lost In silence I'm out. Let's go. I'm not afraid of the dark so Outro Music</text:p>
          </table:table-cell>
        </table:table-row>
        <table:table-row>
          <table:table-cell office:value-type="string" office:string-value="Lost Inside - I Hate Myself">
            <text:p>Lost Inside - I Hate Myself</text:p>
          </table:table-cell>
          <table:table-cell office:value-type="string" office:string-value=" The The The The The The The The The The The The The The The Thank you. I'm not afraid of the dark I'm not afraid of the dark I'm not afraid of the dark I'm not afraid of the dark I'm not afraid of the dark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a man, I'm not a man, I'm not a man, I'm not a man. I Ain't quite there No Ain't Ain't quite there Ain't Not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Look at me Look at me I am I am I am I am I am I am I'm not gonna let you go I'm not gonna let you go I'm not gonna let you go I'm not gonna let you go I'm not gonna let you go I'm not gonna let you go I'm not gonna let you go I'm not gonna let you go I'm not gonna let you go I'm not gonna let you go I'm not gonna let you go I'm not gonna let you go I'm not gonna let you go I'm not gonna let you go Break me For I am in the casting This casting is like a lie Ah, ah, ah Ah, ah, ah Ah, ah, ah Ah, ah, ah Ah, ah, ah I'm not going to let you go. Thank you.">
            <text:p> The The The The The The The The The The The The The The The Thank you. I'm not afraid of the dark I'm not afraid of the dark I'm not afraid of the dark I'm not afraid of the dark I'm not afraid of the dark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a man, I'm not a man, I'm not a man, I'm not a man. I Ain't quite there No Ain't Ain't quite there Ain't Not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Look at me Look at me I am I am I am I am I am I am I'm not gonna let you go I'm not gonna let you go I'm not gonna let you go I'm not gonna let you go I'm not gonna let you go I'm not gonna let you go I'm not gonna let you go I'm not gonna let you go I'm not gonna let you go I'm not gonna let you go I'm not gonna let you go I'm not gonna let you go I'm not gonna let you go I'm not gonna let you go Break me For I am in the casting This casting is like a lie Ah, ah, ah Ah, ah, ah Ah, ah, ah Ah, ah, ah Ah, ah, ah I'm not going to let you go. Thank you.</text:p>
          </table:table-cell>
        </table:table-row>
        <table:table-row>
          <table:table-cell office:value-type="string" office:string-value="Lyrinx - Another Life Ready to End">
            <text:p>Lyrinx - Another Life Ready to End</text:p>
          </table:table-cell>
          <table:table-cell office:value-type="string" office:string-value=" 🎵 Thank you. I'm coming I'm coming Ready to run I'm a man I'm not afraid of the dark I'm a creature I'm the enemy to you Yes, I know I know, know I'm not afraid of the dark I am not I am not I am not I am not I am not I'm running We've got Thank you. We are We are We are We are No! I got me!">
            <text:p> 🎵 Thank you. I'm coming I'm coming Ready to run I'm a man I'm not afraid of the dark I'm a creature I'm the enemy to you Yes, I know I know, know I'm not afraid of the dark I am not I am not I am not I am not I am not I'm running We've got Thank you. We are We are We are We are No! I got me!</text:p>
          </table:table-cell>
        </table:table-row>
        <table:table-row>
          <table:table-cell office:value-type="string" office:string-value="Make a Change... Kill Yourself - VII">
            <text:p>Make a Change... Kill Yourself - VII</text:p>
          </table:table-cell>
          <table:table-cell office:value-type="string" office:string-value=" The I know that I'm the one I love As I'm falling apart Losing touch with reality I'm trying to imagine a time when everything is the same I should stay I'm trying to go away I'm trying to go away I'm trying to go away I'm trying to go away So be it So be it I've got it I want you And I'm sorry And I'll read the signs And I'll read the signs And I'll read the signs I'm not a saint I'm not a saint I'm not a saint I'm not a saint I'm not a saint I'm not, I'm not, I'm not I'm not, I'm not, I'm not And he whispers my name Are the shadows real? Are the whispers I'm the death of the dead I'm the death of my soul I'm not alone I'm not alone I'm not alone I'm not alone I'm not alone Once they were all the same I'm sorry. I'm sorry. I'm not alone I'm not alone I'm not alone You're leaving me here And the pain Of my mind And so I'm falling I'm falling I'm falling I'm falling I'm falling I can't stand No one loves me I'm falling I'm falling I'm falling I'm falling I'm falling I'm falling I'm falling I'm falling I'm falling I'm falling I'm falling I'm falling I'm falling I'm falling Who am I? Who am I? Who am I? Who am I? We're going into a new day The light of the night On the shadow I am falling so far I stay blind But I am alive The love of the lost and the red light The love And I lost the way to my heart And I walked alone I'm dying I'm dying I'm dying I find I am understaffed Now I'm stuck I will die I will die I will die I'm I'm I'm I'm I'm The I'm going to go ahead and do that. I'm going to go ahead and do that. I'm going to go ahead and do that. I'm going to go ahead and do that. I'm going to go ahead and do that. Thanks for watching!">
            <text:p> The I know that I'm the one I love As I'm falling apart Losing touch with reality I'm trying to imagine a time when everything is the same I should stay I'm trying to go away I'm trying to go away I'm trying to go away I'm trying to go away So be it So be it I've got it I want you And I'm sorry And I'll read the signs And I'll read the signs And I'll read the signs I'm not a saint I'm not a saint I'm not a saint I'm not a saint I'm not a saint I'm not, I'm not, I'm not I'm not, I'm not, I'm not And he whispers my name Are the shadows real? Are the whispers I'm the death of the dead I'm the death of my soul I'm not alone I'm not alone I'm not alone I'm not alone I'm not alone Once they were all the same I'm sorry. I'm sorry. I'm not alone I'm not alone I'm not alone You're leaving me here And the pain Of my mind And so I'm falling I'm falling I'm falling I'm falling I'm falling I can't stand No one loves me I'm falling I'm falling I'm falling I'm falling I'm falling I'm falling I'm falling I'm falling I'm falling I'm falling I'm falling I'm falling I'm falling I'm falling Who am I? Who am I? Who am I? Who am I? We're going into a new day The light of the night On the shadow I am falling so far I stay blind But I am alive The love of the lost and the red light The love And I lost the way to my heart And I walked alone I'm dying I'm dying I'm dying I find I am understaffed Now I'm stuck I will die I will die I will die I'm I'm I'm I'm I'm The I'm going to go ahead and do that. I'm going to go ahead and do that. I'm going to go ahead and do that. I'm going to go ahead and do that. I'm going to go ahead and do that. Thanks for watching!</text:p>
          </table:table-cell>
        </table:table-row>
        <table:table-row>
          <table:table-cell office:value-type="string" office:string-value="Misere Nobis - Sopor Aeternus">
            <text:p>Misere Nobis - Sopor Aeternus</text:p>
          </table:table-cell>
          <table:table-cell office:value-type="string" office:string-value=" The The The The The The The The The The The The The The The The The The The The The The The The The The The The The I am stronger now I can now walk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Burn it out I am I am I am I am I am I am I am I'm I'm I'm I'm I'm I'm I'm I'm I'm I'm I'm ready to be I'm ready to be I'm ready to be I'm ready to be I'm ready to be I'm ready to be I'm ready to be I'm ready to be I'm ready to be I'm ready to be I'm ready to be I'm not the one I'm Thank you. Thank you. I'm a man of the dark I will not be the same I will not be the same I will not be the same I will not be the same I will not be the same I will not be the same I am I am I am I am I am I am I am I am I am I am I am I am I am I am Thank you. Thank you. Thank you. Thank you. I'm a man, I'm a man I'm not afraid of the world I'm out. Thank you. Thank you.">
            <text:p> The The The The The The The The The The The The The The The The The The The The The The The The The The The The The I am stronger now I can now walk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I can't breathe Burn it out I am I am I am I am I am I am I am I'm I'm I'm I'm I'm I'm I'm I'm I'm I'm I'm ready to be I'm ready to be I'm ready to be I'm ready to be I'm ready to be I'm ready to be I'm ready to be I'm ready to be I'm ready to be I'm ready to be I'm ready to be I'm not the one I'm Thank you. Thank you. I'm a man of the dark I will not be the same I will not be the same I will not be the same I will not be the same I will not be the same I will not be the same I am I am I am I am I am I am I am I am I am I am I am I am I am I am Thank you. Thank you. Thank you. Thank you. I'm a man, I'm a man I'm not afraid of the world I'm out. Thank you. Thank you.</text:p>
          </table:table-cell>
        </table:table-row>
        <table:table-row>
          <table:table-cell office:value-type="string" office:string-value="Mortualia - Emptiness of All">
            <text:p>Mortualia - Emptiness of All</text:p>
          </table:table-cell>
          <table:table-cell office:value-type="string" office:string-value=" The The The The The I'm not sure. Thank you. I'm not sure. I'm a man, I will be there Take me home, I'm a man I'm a man We're the guys We're the guys We're always on the side We're the guys We've been together We've been together The sun is setting We're coming home I'm not sure. Thank you. I'm not afraid Falling into fear The truth I'm in the eyes of death Falling into fear I am the reason I've been praying for For you I'm not alone I'm not alone The end is nigh The end is nigh The end is nigh The end is nigh In the end, no It's all I know Thank you. I'm not sure. Thank you. Thank you. Thank you.">
            <text:p> The The The The The I'm not sure. Thank you. I'm not sure. I'm a man, I will be there Take me home, I'm a man I'm a man We're the guys We're the guys We're always on the side We're the guys We've been together We've been together The sun is setting We're coming home I'm not sure. Thank you. I'm not afraid Falling into fear The truth I'm in the eyes of death Falling into fear I am the reason I've been praying for For you I'm not alone I'm not alone The end is nigh The end is nigh The end is nigh The end is nigh In the end, no It's all I know Thank you. I'm not sure. Thank you. Thank you. Thank you.</text:p>
          </table:table-cell>
        </table:table-row>
        <table:table-row>
          <table:table-cell office:value-type="string" office:string-value="Nocturnal Depression - Dead Children">
            <text:p>Nocturnal Depression - Dead Children</text:p>
          </table:table-cell>
          <table:table-cell office:value-type="string" office:string-value=" 🎵 Break your heart The flames can't run With their skin The flames are not The blood's blood Wearing a spell Your evil and compelling approach makes it tougher And I will not stand a chance The gods above can't rise Above, above, watching And even The angels can't hear this cry The angel of misery Rise And the animals, who stop the game The existence, that can't be too bad From a stupid of life, what can they learn I don't care how they beat you, you're dead You're the shit of the disease Violated lies in your body The screaming of the beatings of violence Damn my blood, I lost the pride I'm not afraid of the dark I I From the fall of the last days falling, eroding Dark and gloomy, in a world I could never see Cashing back on the past, I have memory Memory, thinking of memory I'm going to go ahead and do that. I'm not a fool I'm not a fool I'm not going to let you go.">
            <text:p> 🎵 Break your heart The flames can't run With their skin The flames are not The blood's blood Wearing a spell Your evil and compelling approach makes it tougher And I will not stand a chance The gods above can't rise Above, above, watching And even The angels can't hear this cry The angel of misery Rise And the animals, who stop the game The existence, that can't be too bad From a stupid of life, what can they learn I don't care how they beat you, you're dead You're the shit of the disease Violated lies in your body The screaming of the beatings of violence Damn my blood, I lost the pride I'm not afraid of the dark I I From the fall of the last days falling, eroding Dark and gloomy, in a world I could never see Cashing back on the past, I have memory Memory, thinking of memory I'm going to go ahead and do that. I'm not a fool I'm not a fool I'm not going to let you go.</text:p>
          </table:table-cell>
        </table:table-row>
        <table:table-row>
          <table:table-cell office:value-type="string" office:string-value="Nyktalgia - Cold Void">
            <text:p>Nyktalgia - Cold Void</text:p>
          </table:table-cell>
          <table:table-cell office:value-type="string" office:string-value=" No! And every way of me is used to it here And that isolates me from reality I'm not asking myself What is reality I'm free I'm free There is no hiding my secret voice I remember a dream that would never be Freedom is Empty plastic razors, enticing me Sadness solutions, or my elected praise Praise I'm not going to let you go. I'm sorry. I will go A long way Without Any time In my life I will see Another Thank you. I'm a man of my word Let the fear in section The world that is can't breathe In an ending forced love I will decide For the last time NOOOOOO! NOOOOOO! NOOOOOO! I'm sorry. And everything is my own My own My own I'm not born to love I'm not born to love No There's no more you in me Pain is gone forever Me, I, you I need, I need you I, I, I, I I, I, I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vvvvvvvvvvvvvvvvvvvvvvvvvvvvvvvvvvvvvvvvvvvvvvvvvvvvvvvvvvvvvvvvvvvvv">
            <text:p> No! And every way of me is used to it here And that isolates me from reality I'm not asking myself What is reality I'm free I'm free There is no hiding my secret voice I remember a dream that would never be Freedom is Empty plastic razors, enticing me Sadness solutions, or my elected praise Praise I'm not going to let you go. I'm sorry. I will go A long way Without Any time In my life I will see Another Thank you. I'm a man of my word Let the fear in section The world that is can't breathe In an ending forced love I will decide For the last time NOOOOOO! NOOOOOO! NOOOOOO! I'm sorry. And everything is my own My own My own I'm not born to love I'm not born to love No There's no more you in me Pain is gone forever Me, I, you I need, I need you I, I, I, I I, I, I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vvvvvvvvvvvvvvvvvvvvvvvvvvvvvvvvvvvvvvvvvvvvvvvvvvvvvvvvvvvvvvvvvvvvv</text:p>
          </table:table-cell>
        </table:table-row>
        <table:table-row>
          <table:table-cell office:value-type="string" office:string-value="Psychonaut 4 - Overdose Was the Best Way to Die">
            <text:p>Psychonaut 4 - Overdose Was the Best Way to Die</text:p>
          </table:table-cell>
          <table:table-cell office:value-type="string" office:string-value=" The The The The The Thank you. Nothing at all Nothing at all None None At the bar The answer is mine The paper is yours The world I'm on the ground What's up, daddy? Daddy, what's up? I'm coming Daddy, daddy What's up? Maybe I was really, really dead No! Never stop and die! Crying We cannot stay The danger is passing me Show me the Innocent Way to die! In my head, they were there last year Mother is a lie I'm a child, you can't be Way to die My body, it can't hold on To be in the story I'm not the person you're talking to Yeah I'm so blind, I can't stay alive I'm so blind, I can't stay alive No! No! No! My life is full of lies I'm not ready I'm not ready I'm not ready I'm not ready Yeah! Yeah! Yeah! Yeah! Yeah! Yeah! Yeah! Yeah! Yeah! Yeah! Yeah! Yeah! Yeah! Yeah!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ext:p> The The The The The Thank you. Nothing at all Nothing at all None None At the bar The answer is mine The paper is yours The world I'm on the ground What's up, daddy? Daddy, what's up? I'm coming Daddy, daddy What's up? Maybe I was really, really dead No! Never stop and die! Crying We cannot stay The danger is passing me Show me the Innocent Way to die! In my head, they were there last year Mother is a lie I'm a child, you can't be Way to die My body, it can't hold on To be in the story I'm not the person you're talking to Yeah I'm so blind, I can't stay alive I'm so blind, I can't stay alive No! No! No! My life is full of lies I'm not ready I'm not ready I'm not ready I'm not ready Yeah! Yeah! Yeah! Yeah! Yeah! Yeah! Yeah! Yeah! Yeah! Yeah! Yeah! Yeah! Yeah! Yeah!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able:table-cell>
        </table:table-row>
        <table:table-row>
          <table:table-cell office:value-type="string" office:string-value="Silencer - Sterile Nails and Thunderbowels">
            <text:p>Silencer - Sterile Nails and Thunderbowels</text:p>
          </table:table-cell>
          <table:table-cell office:value-type="string" office:string-value=" Thank you. I'm sorry. I'm not afraid of the dark Thank you. Yeah! The hitters injecting pain. The life of a skin and tally first. Beyond mind is life to be found. Live Live from love Live from love Angels In your deep breath Flaming was kindled on your door Beyond your mind is living man No Leave! Leave, Flo! Leave! Leave! RUN! RUN! RUN! RUN! RUN! Give it to me! Give it to me! Give it to me! Give it to me! Give it to me! Steroid days from Thunderbolts! Oh yeah! Die with me Die with me Yes Yes Yes No! No! No!">
            <text:p> Thank you. I'm sorry. I'm not afraid of the dark Thank you. Yeah! The hitters injecting pain. The life of a skin and tally first. Beyond mind is life to be found. Live Live from love Live from love Angels In your deep breath Flaming was kindled on your door Beyond your mind is living man No Leave! Leave, Flo! Leave! Leave! RUN! RUN! RUN! RUN! RUN! Give it to me! Give it to me! Give it to me! Give it to me! Give it to me! Steroid days from Thunderbolts! Oh yeah! Die with me Die with me Yes Yes Yes No! No! No!</text:p>
          </table:table-cell>
        </table:table-row>
        <table:table-row>
          <table:table-cell office:value-type="string" office:string-value="Sorry... - Everything Is Falling Apart">
            <text:p>Sorry... - Everything Is Falling Apart</text:p>
          </table:table-cell>
          <table:table-cell office:value-type="string" office:string-value=" 🎵 For too long I have fought alone Trapped in endless horror and death You freed me from the raging storm And you stirred the innocence I have lost Not even the golden light of the city Shown as brightly as day Here it was, that the song of angels under a grace was my shield from the world. Under a tree at the top of a hill, overlooked in dreary suburb, the glims of leaves fell peacefully around us. The moon illuminated the grey skyline As I held you in my arms Blindly hoping our love would never fade Thank you. We forgot how to love Every day we hysterically call Isolation Was the only way You survived Darkness, I saw you And then soon Still hearing your screams in my head A living nightmare of hate and vengeance After everything he shared Was it all for nothing? After everything we shared Was it all Or nothing I Thank you.">
            <text:p> 🎵 For too long I have fought alone Trapped in endless horror and death You freed me from the raging storm And you stirred the innocence I have lost Not even the golden light of the city Shown as brightly as day Here it was, that the song of angels under a grace was my shield from the world. Under a tree at the top of a hill, overlooked in dreary suburb, the glims of leaves fell peacefully around us. The moon illuminated the grey skyline As I held you in my arms Blindly hoping our love would never fade Thank you. We forgot how to love Every day we hysterically call Isolation Was the only way You survived Darkness, I saw you And then soon Still hearing your screams in my head A living nightmare of hate and vengeance After everything he shared Was it all for nothing? After everything we shared Was it all Or nothing I Thank you.</text:p>
          </table:table-cell>
        </table:table-row>
        <table:table-row>
          <table:table-cell office:value-type="string" office:string-value="Suicide Emotions - A New Dawn">
            <text:p>Suicide Emotions - A New Dawn</text:p>
          </table:table-cell>
          <table:table-cell office:value-type="string" office:string-value=" 🎵 I looked into the mirror and I see a new shape A flame, my soul's eternal flame I'm endlessly reflecting I'm with your noise And you Take one more aim And you'll be home I'm out. Waterfall Cover me Grey clouds Right the sky Days Silent Paceful calm Commerce I won't wait in your arms I'm out. I'm not a fool A new dimension appears from this door I see the words falling on me Over the spot I'm not a fool I'm not a fool Military disappears Let me have these These All these All these Don't stop me Turn Up my ears My skin All my thoughts disappear Away from this bloody country I'm torn by your restless spirit And made by dreams Leave me Leave me Leave me I'm aliv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ank you.">
            <text:p> 🎵 I looked into the mirror and I see a new shape A flame, my soul's eternal flame I'm endlessly reflecting I'm with your noise And you Take one more aim And you'll be home I'm out. Waterfall Cover me Grey clouds Right the sky Days Silent Paceful calm Commerce I won't wait in your arms I'm out. I'm not a fool A new dimension appears from this door I see the words falling on me Over the spot I'm not a fool I'm not a fool Military disappears Let me have these These All these All these Don't stop me Turn Up my ears My skin All my thoughts disappear Away from this bloody country I'm torn by your restless spirit And made by dreams Leave me Leave me Leave me I'm aliv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ank you.</text:p>
          </table:table-cell>
        </table:table-row>
        <table:table-row>
          <table:table-cell office:value-type="string" office:string-value="Thy Light - The Bridge">
            <text:p>Thy Light - The Bridge</text:p>
          </table:table-cell>
          <table:table-cell office:value-type="string" office:string-value=" The Earth The Earth The Earth The Earth Thank you. Thank you. so Thank you. I'm not going to let you go. I'm a I'm sorry I'm a man By my side By my side Ah Ah It's all I want Go away Go away from the time I'm back for real I'm not afraid of the dark Die! Die! Dead or alive I'm I'm I'm I'm I'm I'm I'm I'm I'm I'm I'm I'm I'm I'm I'm not ready I'm not ready I'm running out of time Oh my, time's up now Thank you. Thank you. Thank you.">
            <text:p> The Earth The Earth The Earth The Earth Thank you. Thank you. so Thank you. I'm not going to let you go. I'm a I'm sorry I'm a man By my side By my side Ah Ah It's all I want Go away Go away from the time I'm back for real I'm not afraid of the dark Die! Die! Dead or alive I'm I'm I'm I'm I'm I'm I'm I'm I'm I'm I'm I'm I'm I'm I'm not ready I'm not ready I'm running out of time Oh my, time's up now Thank you. Thank you. Thank you.</text:p>
          </table:table-cell>
        </table:table-row>
        <table:table-row>
          <table:table-cell office:value-type="string" office:string-value="Veil - Mater Maternis">
            <text:p>Veil - Mater Maternis</text:p>
          </table:table-cell>
          <table:table-cell office:value-type="string" office:string-value=" Thank you for watching. Thank you. Thank you. It's time for the war. It's time for the war. Come on, let's go. Thank you. I'll be your only friend I'm all in your hands Thank you. We'll be right back.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Thank you. Thank you. Thank you. Thank you.">
            <text:p> Thank you for watching. Thank you. Thank you. It's time for the war. It's time for the war. Come on, let's go. Thank you. I'll be your only friend I'm all in your hands Thank you. We'll be right back.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Thank you. Thank you. Thank you. Thank you.</text:p>
          </table:table-cell>
        </table:table-row>
        <table:table-row>
          <table:table-cell office:value-type="string" office:string-value="Xasthur - Screaming at Forgotten Fears">
            <text:p>Xasthur - Screaming at Forgotten Fears</text:p>
          </table:table-cell>
          <table:table-cell office:value-type="string" office:string-value=" The I'm not afraid of the dark I'm not afraid of the dark I'm not afraid of the dark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e can't stop the justice here Never let go Never let go Oh, I'm so lost, I'm so lost, I'm so lost Oh, I'm so lost, I'm so lost, I'm so lost You're a wretched woman No, no, no I'm not afraid of the dark Oh, my God. Thank you. The night of the And I'm lost inside And I'm lost inside No, no, no, no I'm not afraid of the dark I'm not afraid of the dark Thank you.">
            <text:p> The I'm not afraid of the dark I'm not afraid of the dark I'm not afraid of the dark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e can't stop the justice here Never let go Never let go Oh, I'm so lost, I'm so lost, I'm so lost Oh, I'm so lost, I'm so lost, I'm so lost You're a wretched woman No, no, no I'm not afraid of the dark Oh, my God. Thank you. The night of the And I'm lost inside And I'm lost inside No, no, no, no I'm not afraid of the dark I'm not afraid of the dark Thank you.</text:p>
          </table:table-cell>
        </table:table-row>
      </table:table>
      <table:table table:name="songs___goregrind_porngrin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thocles - Splattered Brains">
            <text:p>Agathocles - Splattered Brains</text:p>
          </table:table-cell>
          <table:table-cell office:value-type="string" office:string-value=" Hello? Hello? Yeah! Let's go. I'm out.">
            <text:p> Hello? Hello? Yeah! Let's go. I'm out.</text:p>
          </table:table-cell>
        </table:table-row>
        <table:table-row>
          <table:table-cell office:value-type="string" office:string-value="Blasted Pancreas - Lymphangiosarcoma">
            <text:p>Blasted Pancreas - Lymphangiosarcoma</text:p>
          </table:table-cell>
          <table:table-cell office:value-type="string" office:string-value=" The The The The The The The The The The The The The The The Ah! Ah! I'm not sure if I can do it. Outro Music Thank you.">
            <text:p> The The The The The The The The The The The The The The The Ah! Ah! I'm not sure if I can do it. Outro Music Thank you.</text:p>
          </table:table-cell>
        </table:table-row>
        <table:table-row>
          <table:table-cell office:value-type="string" office:string-value="Butcher ABC - Maximum Rotting Corpse">
            <text:p>Butcher ABC - Maximum Rotting Corpse</text:p>
          </table:table-cell>
          <table:table-cell office:value-type="string" office:string-value=" Go! I'm sorry. Your power is worth a fuck I'm the king The victor I am the king of the gods You are from the dead Pursuer, come and pursue No rest for woman and girl Back to the king of luxury The A planet of victim, but a world without The claws of the dying soul, or the smell of breath Eternal magic's flow, to the ground of forsaken spirit I should, I should Have to die You can't wait to Come alive But I won't do anything Or stand up for you I won't do anything Hell's Hell I'm a monster I'm a monster I'm a monster I'm a monster I'm a monster I'm a monster I'm a monster I'm a monster I'm a monster I'm a monster I'm a monster I'm a monster I'm a monster I'm a monster I'm still not closing I'm still not closing I'm falling Falling down And down And down">
            <text:p> Go! I'm sorry. Your power is worth a fuck I'm the king The victor I am the king of the gods You are from the dead Pursuer, come and pursue No rest for woman and girl Back to the king of luxury The A planet of victim, but a world without The claws of the dying soul, or the smell of breath Eternal magic's flow, to the ground of forsaken spirit I should, I should Have to die You can't wait to Come alive But I won't do anything Or stand up for you I won't do anything Hell's Hell I'm a monster I'm a monster I'm a monster I'm a monster I'm a monster I'm a monster I'm a monster I'm a monster I'm a monster I'm a monster I'm a monster I'm a monster I'm a monster I'm a monster I'm still not closing I'm still not closing I'm falling Falling down And down And down</text:p>
          </table:table-cell>
        </table:table-row>
        <table:table-row>
          <table:table-cell office:value-type="string" office:string-value="Carcass - Reek of Putrefaction">
            <text:p>Carcass - Reek of Putrefaction</text:p>
          </table:table-cell>
          <table:table-cell office:value-type="string" office:string-value=" The The The The Th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Just a blind man Take the goods My life Fits in his Disgusting Excess My body is Disgusting The world delights in the last night's day The world's enemy tears his eyes in The strange act of his design The blood-brained search for the perfect person Within the space-time zone We have to get out of here The danger The fear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It's a sin It's disgusting The warmth of the taste The quiet of the competition The tearful cost The compulsion behind The sense of smell The smell of the fire I'm not a man Take me aside, get down, take my skin The source of fat, the cream of cuss, the name of the bird in the maze The name of the beast, the name of the beast, the name of the beast, the name of the beast They took the man, took the man, took the man I'm a monster I'm a monster I'm a monster I'm a monster I'm a monster I'm a monster I'm a monster you">
            <text:p> The The The The Th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Just a blind man Take the goods My life Fits in his Disgusting Excess My body is Disgusting The world delights in the last night's day The world's enemy tears his eyes in The strange act of his design The blood-brained search for the perfect person Within the space-time zone We have to get out of here The danger The fear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The curse It's a sin It's disgusting The warmth of the taste The quiet of the competition The tearful cost The compulsion behind The sense of smell The smell of the fire I'm not a man Take me aside, get down, take my skin The source of fat, the cream of cuss, the name of the bird in the maze The name of the beast, the name of the beast, the name of the beast, the name of the beast They took the man, took the man, took the man I'm a monster I'm a monster I'm a monster I'm a monster I'm a monster I'm a monster I'm a monster you</text:p>
          </table:table-cell>
        </table:table-row>
        <table:table-row>
          <table:table-cell office:value-type="string" office:string-value="Cliteater - Slimming Party at Kelly's">
            <text:p>Cliteater - Slimming Party at Kelly's</text:p>
          </table:table-cell>
          <table:table-cell office:value-type="string" office:string-value=" Guys and girls taking tampons, soaking them in liquor and shoving them, yep, you guessed it, up there. Say what? The world is in danger, the enemy is coming The universe is bleeding, the planet is in danger The world is in danger The earth is in danger, the enemy is coming The world is in danger, the enemy is coming I'm coming for you I'm coming for you I'm coming for you I'm coming for you I'm coming for you I'm coming for you I'm coming for you I'm coming for you I'm coming for you I'm coming for you I'm coming for you I'm coming for you I'm coming for you I'm coming for you My heart is burning In the body of Christ I push the heart up to the face In the body of Christ I'm living from the early days In the body of Christ In the sight of the cross I'm not afraid I'm not afraid I'm not afraid I'm not afraid I'm not afraid I'm not afraid I'm not afraid I'm not afraid">
            <text:p> Guys and girls taking tampons, soaking them in liquor and shoving them, yep, you guessed it, up there. Say what? The world is in danger, the enemy is coming The universe is bleeding, the planet is in danger The world is in danger The earth is in danger, the enemy is coming The world is in danger, the enemy is coming I'm coming for you I'm coming for you I'm coming for you I'm coming for you I'm coming for you I'm coming for you I'm coming for you I'm coming for you I'm coming for you I'm coming for you I'm coming for you I'm coming for you I'm coming for you I'm coming for you My heart is burning In the body of Christ I push the heart up to the face In the body of Christ I'm living from the early days In the body of Christ In the sight of the cross I'm not afraid I'm not afraid I'm not afraid I'm not afraid I'm not afraid I'm not afraid I'm not afraid I'm not afraid</text:p>
          </table:table-cell>
        </table:table-row>
        <table:table-row>
          <table:table-cell office:value-type="string" office:string-value="Cock and Ball Torture - Anal Sex Terror">
            <text:p>Cock and Ball Torture - Anal Sex Terror</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I'm gonna burn around the sun and burn around the moon I'm gonna burn around the sun and burn around the moon I'm gonna burn around the sun and burn around the moon I'm gonna burn around the sun and burn around the moon so Thank you. Thank you.">
            <text:p> The The The The The The The The The The The The The The The The The The The The The The The The The The The The The The The The The The The The The The The The The The The The The The The The The The The The The The The The The I'm gonna burn around the sun and burn around the moon I'm gonna burn around the sun and burn around the moon I'm gonna burn around the sun and burn around the moon I'm gonna burn around the sun and burn around the moon so Thank you. Thank you.</text:p>
          </table:table-cell>
        </table:table-row>
        <table:table-row>
          <table:table-cell office:value-type="string" office:string-value="Crash Syndrom - Paragraph of Expertise Conundrum">
            <text:p>Crash Syndrom - Paragraph of Expertise Conundrum</text:p>
          </table:table-cell>
          <table:table-cell office:value-type="string" office:string-value=" Spreading light, grinding fruits Two black cabbages, a smell from the ocean Torn, in a cup of water on top Squeezing, endless, soothing walls Wars Capricious, foolish, stone, bait, scythe, yours to bear Thunder, magic, fighting, your own power Spirit of Greece, gods, wars Thrives of gyro, might of the gods The reign of the gods, back to the war The door to the middle, the door to the floor The sceptre of the king of wars We were the blacks, the tramps, the steers Ghosts of a special, different space Beasties smiling into white Swamping, spalling, killing me Die! The infusion's broken in grey Telepathic, violent brain Guided follow, system fail Talking case, doors afraid Through this whole tomb The lord of misery Free from love's tattoo Splendid, pathetic pain Castle walker, experience re-inspection Guarantee interruption, segmentation This is where all the vessel is sold All the world is filled with gods Out of drugs, nobody knows They've been stabbed, cut and killed Revenge for the dead Settling all these away Three more lives to take Spreading the decay Last of our crew As men of treason pass on South interruption Yes, I'm a titan Penis stream Swamperating Exhalation Optical skin Emptiness A phantom dream Amplified Dispensy ROT! And the best of the future To the success of the call The one who can't do it's track Must part and be the artifact Stepping jobs, bearing boards Oceans into sea of storms Deserted vitality, far away now Frozen dust with fused snow In the rocks, adaptations, bloody, rebel, malapagia My sustenance, my life, my soul, my life Guilty, clean, in the situation Searching, suck the fire, thoughts, vengeance, just for to the Lord Beauty, beauty, beautiful, beastly, tragic, decomposed I'm a man of the blood, the trash is mixed Guys of the passion, the guys of the fear This is my home, you can find The power is in the power of the power of time">
            <text:p> Spreading light, grinding fruits Two black cabbages, a smell from the ocean Torn, in a cup of water on top Squeezing, endless, soothing walls Wars Capricious, foolish, stone, bait, scythe, yours to bear Thunder, magic, fighting, your own power Spirit of Greece, gods, wars Thrives of gyro, might of the gods The reign of the gods, back to the war The door to the middle, the door to the floor The sceptre of the king of wars We were the blacks, the tramps, the steers Ghosts of a special, different space Beasties smiling into white Swamping, spalling, killing me Die! The infusion's broken in grey Telepathic, violent brain Guided follow, system fail Talking case, doors afraid Through this whole tomb The lord of misery Free from love's tattoo Splendid, pathetic pain Castle walker, experience re-inspection Guarantee interruption, segmentation This is where all the vessel is sold All the world is filled with gods Out of drugs, nobody knows They've been stabbed, cut and killed Revenge for the dead Settling all these away Three more lives to take Spreading the decay Last of our crew As men of treason pass on South interruption Yes, I'm a titan Penis stream Swamperating Exhalation Optical skin Emptiness A phantom dream Amplified Dispensy ROT! And the best of the future To the success of the call The one who can't do it's track Must part and be the artifact Stepping jobs, bearing boards Oceans into sea of storms Deserted vitality, far away now Frozen dust with fused snow In the rocks, adaptations, bloody, rebel, malapagia My sustenance, my life, my soul, my life Guilty, clean, in the situation Searching, suck the fire, thoughts, vengeance, just for to the Lord Beauty, beauty, beautiful, beastly, tragic, decomposed I'm a man of the blood, the trash is mixed Guys of the passion, the guys of the fear This is my home, you can find The power is in the power of the power of time</text:p>
          </table:table-cell>
        </table:table-row>
        <table:table-row>
          <table:table-cell office:value-type="string" office:string-value="Dead - Delicious Taste Of Vaginal Excrements">
            <text:p>Dead - Delicious Taste Of Vaginal Excrements</text:p>
          </table:table-cell>
          <table:table-cell office:value-type="string" office:string-value=" I I am the meaning In a fucking dream Life I'm the demon You're such a bitch I'm empathy And we are such slaves The vision Is a machine That's me She wants To be taken As one As As a stone The The The The The The The The The The The The The The Here I am Here I am Here I am It just takes a reasonable exclamation To disturb the essence lost for three inches of space Screams Screams Screams Screams Yeah! Yeah! Yeah! Let's go. My passion is to bring your sons home alive You should keep the message that all time I'm a cuckoo's cuckoo Lost in the dark Yeah! Yeah! I got the key, I'm in the kitchen, I got the key, in your fucking head, I'm in the kitchen. Thank you. Thank you.">
            <text:p> I I am the meaning In a fucking dream Life I'm the demon You're such a bitch I'm empathy And we are such slaves The vision Is a machine That's me She wants To be taken As one As As a stone The The The The The The The The The The The The The The Here I am Here I am Here I am It just takes a reasonable exclamation To disturb the essence lost for three inches of space Screams Screams Screams Screams Yeah! Yeah! Yeah! Let's go. My passion is to bring your sons home alive You should keep the message that all time I'm a cuckoo's cuckoo Lost in the dark Yeah! Yeah! I got the key, I'm in the kitchen, I got the key, in your fucking head, I'm in the kitchen. Thank you. Thank you.</text:p>
          </table:table-cell>
        </table:table-row>
        <table:table-row>
          <table:table-cell office:value-type="string" office:string-value="Dead Infection - Maggots In Your Flesh">
            <text:p>Dead Infection - Maggots In Your Flesh</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Let's go. I'm ready to go. Hey! Let's go to the top where you can't see us! Stalkerfish! Hey! I'm sorry! You can't go! Hey! I'm not sure if I can do it. Ficking fish Bound in pain Blame some Ficking pain I'm caught in a trap I'm caught in a powerhouse Ficking fish Bound in pain Blame some Ficking pain.">
            <text:p> The The The The The The The The The The The The The The The The The The The The The The The The The The The The The The The The The The The The The The The The The The The The The The The The The The The The The The The The The Let's go. I'm ready to go. Hey! Let's go to the top where you can't see us! Stalkerfish! Hey! I'm sorry! You can't go! Hey! I'm not sure if I can do it. Ficking fish Bound in pain Blame some Ficking pain I'm caught in a trap I'm caught in a powerhouse Ficking fish Bound in pain Blame some Ficking pain.</text:p>
          </table:table-cell>
        </table:table-row>
        <table:table-row>
          <table:table-cell office:value-type="string" office:string-value="Disgorge - Faecalized">
            <text:p>Disgorge - Faecalized</text:p>
          </table:table-cell>
          <table:table-cell office:value-type="string" office:string-value=" Lucy? Lucy! Lucy, where are you? I'm sorry. Oh, my God. All of the names People who don't know these words Can't make them feel at all They're the names Of all the beings They're the names Of all the beings They're the names Of all the beings They're the names Of all the beings They're the names Of all the beings They're the names The I'm a living spa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n the world Age of the gods Age of the gods The books of the dead The gods of the dead The gods of the dead The books of the dead The gods of the dead The books of the dead I'm not a human being I'm a human being I'm a human being I'm a human being I'm a human being I'm a human being I'm a human being I'm a human being I'm a human being I'm a human being I'm a human being I'm a human being I'm a human being I'm a human being It's coming for me In this world And I Will stand for you Blast from its enemies This is the way The boss of me The one to beat Thanks for watching!">
            <text:p> Lucy? Lucy! Lucy, where are you? I'm sorry. Oh, my God. All of the names People who don't know these words Can't make them feel at all They're the names Of all the beings They're the names Of all the beings They're the names Of all the beings They're the names Of all the beings They're the names Of all the beings They're the names The I'm a living spa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m a living force In the world Age of the gods Age of the gods The books of the dead The gods of the dead The gods of the dead The books of the dead The gods of the dead The books of the dead I'm not a human being I'm a human being I'm a human being I'm a human being I'm a human being I'm a human being I'm a human being I'm a human being I'm a human being I'm a human being I'm a human being I'm a human being I'm a human being I'm a human being It's coming for me In this world And I Will stand for you Blast from its enemies This is the way The boss of me The one to beat Thanks for watching!</text:p>
          </table:table-cell>
        </table:table-row>
        <table:table-row>
          <table:table-cell office:value-type="string" office:string-value="Exhumed - Open the Abscess">
            <text:p>Exhumed - Open the Abscess</text:p>
          </table:table-cell>
          <table:table-cell office:value-type="string" office:string-value=" 🎵 🎵 🎵 🎵 I'm a criminal for mention To many my arrows go metal With the pressure of the mute I see myself in such a shadow I'm a villain for exposure The rest of us missing the migration Found in your mind, but in your brain What you think, still in the thinking I'm from the dark, in my diamond In the dark, in my light Spirits of the dead, In the dark, Burning in the air, And suffering in my senses, The violence from darkness, Will be melted in my senses, Fearless, Request, Over the absence. Pervecting my faculties Into a yellowish mass of perspective Never find, not, a way To accuse, to be more democratic The universe may be like an albion But the king may have lost his mind So never let the king of the earth be dead But the emperor may be falling to bed The world is a mess and the gods can't survive I don't like them So I sit and sit and pout Go on, move and smack them And if they don't look at me I'm a human being I'm a human being I feel that I'm not about to Let them last Open the outside I'm Outro Music">
            <text:p> 🎵 🎵 🎵 🎵 I'm a criminal for mention To many my arrows go metal With the pressure of the mute I see myself in such a shadow I'm a villain for exposure The rest of us missing the migration Found in your mind, but in your brain What you think, still in the thinking I'm from the dark, in my diamond In the dark, in my light Spirits of the dead, In the dark, Burning in the air, And suffering in my senses, The violence from darkness, Will be melted in my senses, Fearless, Request, Over the absence. Pervecting my faculties Into a yellowish mass of perspective Never find, not, a way To accuse, to be more democratic The universe may be like an albion But the king may have lost his mind So never let the king of the earth be dead But the emperor may be falling to bed The world is a mess and the gods can't survive I don't like them So I sit and sit and pout Go on, move and smack them And if they don't look at me I'm a human being I'm a human being I feel that I'm not about to Let them last Open the outside I'm Outro Music</text:p>
          </table:table-cell>
        </table:table-row>
        <table:table-row>
          <table:table-cell office:value-type="string" office:string-value="General Surgery - Arterial Spray Obsession">
            <text:p>General Surgery - Arterial Spray Obsession</text:p>
          </table:table-cell>
          <table:table-cell office:value-type="string" office:string-value=" DRAAAAARGH! The doors of the box are open The cuffs on your face are lush The doors of the space are full of it The snake's bite The same way the cuckoo Made the raven leave The snake's cuckoo in the plasma Stunning friends Dreaming of the school Trying to take their core And we don't ask to know this To cut our minds to nothing Failing words The world is a center of flesh Smashed by the open sky Men's creation lies Sinked on the sand with sand Leaks of heaven expulsed Immortality's feast Sends the maximum courage Be a god to the real, God to the beast Ascolan declares Colossal is mine Friend against the substance For example, say the name of this Death">
            <text:p> DRAAAAARGH! The doors of the box are open The cuffs on your face are lush The doors of the space are full of it The snake's bite The same way the cuckoo Made the raven leave The snake's cuckoo in the plasma Stunning friends Dreaming of the school Trying to take their core And we don't ask to know this To cut our minds to nothing Failing words The world is a center of flesh Smashed by the open sky Men's creation lies Sinked on the sand with sand Leaks of heaven expulsed Immortality's feast Sends the maximum courage Be a god to the real, God to the beast Ascolan declares Colossal is mine Friend against the substance For example, say the name of this Death</text:p>
          </table:table-cell>
        </table:table-row>
        <table:table-row>
          <table:table-cell office:value-type="string" office:string-value="Gore Beyond Necropsy - Reek of Putridfashionpig">
            <text:p>Gore Beyond Necropsy - Reek of Putridfashionpig</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The The I am the son of the king I am the one who won I am the one who will win I am the one who will win I am the one who will be the king I love you I love you I love you I love you">
            <text:p> The The The The The The The The The The The The The The The The The The The The The The The The The The The The The The The The The The The The The The The The The The The The The The The The The The The The The The The The The The The I am the son of the king I am the one who won I am the one who will win I am the one who will win I am the one who will be the king I love you I love you I love you I love you</text:p>
          </table:table-cell>
        </table:table-row>
        <table:table-row>
          <table:table-cell office:value-type="string" office:string-value="Haemmorhage - Mortuary Riot">
            <text:p>Haemmorhage - Mortuary Riot</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Yeah. I'm a dead man, I'm a dead man A sporting havoc Rancid shit Taste of death A tournament Game of rest A tournament A rematch A spot of gold A conversation A dream Possibly resistance, probably every suffering Pain, passion, sex, sex, what we've been backstory Disgusting poets, they preach Dropping offers, fine-pointed mess Exhibited, possibly hurt Diverguss, possibly hurt What? Revengeant, day of light Revengeant You will never Die">
            <text:p>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Yeah. I'm a dead man, I'm a dead man A sporting havoc Rancid shit Taste of death A tournament Game of rest A tournament A rematch A spot of gold A conversation A dream Possibly resistance, probably every suffering Pain, passion, sex, sex, what we've been backstory Disgusting poets, they preach Dropping offers, fine-pointed mess Exhibited, possibly hurt Diverguss, possibly hurt What? Revengeant, day of light Revengeant You will never Die</text:p>
          </table:table-cell>
        </table:table-row>
        <table:table-row>
          <table:table-cell office:value-type="string" office:string-value="Impetigo - Cannibale Ballet">
            <text:p>Impetigo - Cannibale Ballet</text:p>
          </table:table-cell>
          <table:table-cell office:value-type="string" office:string-value=" The The The The The The The The The The The The The The The The The The The The The The The The The The The The The Life is in danger Beware of the carnivore hordes Keep your distance from them, surprised humans Observe the daily ritual of death as we should miss you in a moment Broken shelters, torn with crosses A village of taverns, unburned with lead Precedence, a solitary mission, so that all of us will forgive The more time you make them all sin, the more stress you decrease. Let our population of the fiends become some god. The deadly type of infectious rat. The smell of time of burning flesh. The You know, you know, you know She murdered death, gave her flames, and now forever more has The fortune comes one another to remain alive Screaming victims running hard as they smile continues throughout the night I was made to cook the meat and cartilage My useless to do trades, every night It was a waste Cannibals were conscious No one was risen Nightmare seen To catch the material But dangling, stated Parasites, feasting on its limbs, chances of surviving a sling Detects with blind humans, ignorant behavior, stitches black impulsive, constant minor spelling phrases The VENUS is striking your head To encounter the most dangerous and trying beast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ext:p> The The The The The The The The The The The The The The The The The The The The The The The The The The The The The Life is in danger Beware of the carnivore hordes Keep your distance from them, surprised humans Observe the daily ritual of death as we should miss you in a moment Broken shelters, torn with crosses A village of taverns, unburned with lead Precedence, a solitary mission, so that all of us will forgive The more time you make them all sin, the more stress you decrease. Let our population of the fiends become some god. The deadly type of infectious rat. The smell of time of burning flesh. The You know, you know, you know She murdered death, gave her flames, and now forever more has The fortune comes one another to remain alive Screaming victims running hard as they smile continues throughout the night I was made to cook the meat and cartilage My useless to do trades, every night It was a waste Cannibals were conscious No one was risen Nightmare seen To catch the material But dangling, stated Parasites, feasting on its limbs, chances of surviving a sling Detects with blind humans, ignorant behavior, stitches black impulsive, constant minor spelling phrases The VENUS is striking your head To encounter the most dangerous and trying beast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able:table-cell>
        </table:table-row>
        <table:table-row>
          <table:table-cell office:value-type="string" office:string-value="Intense Hammer Rage - Eeeuw What’s That Goo">
            <text:p>Intense Hammer Rage - Eeeuw What’s That Goo</text:p>
          </table:table-cell>
          <table:table-cell office:value-type="string" office:string-value=" Let it all fade, we are the silent whip Over the head, it's more fun to miss it than the fucking pleasure Let it all fade, we are the silent whip Over the head, it's more fun to miss it than the fucking pleasure It's time to be my special company, I want to be friendly But now all the boxes are hanging out Sparks are coming in I want to take it from now on, my friend Oh God It's not the one I wish I had a friend The darkness of night The dark of night Is not my friend The darkness of night Is not my friend The darkness of night The dark of night I'm a monster I'm a monster I'm a monster I'm a monster I'm a monster I'm a monster I'm a monster I'm a monster I'm a monster I'm a monster I'm a monster I'm a monster I'm a monster I'm a monster I am not Here's a way Where Stops The logic We We We We We We We We We We We We We We We We We We We We You trashed all these happy days This is your end No dead end time Every end my calling And when ready for sin Sin Sin Sin Sin Sin We ain't getting back We ain't getting back We ain't getting back We ain't getting back We ain't getting back We ain't getting back We ain't getting back Save no mess Save no mess Save no mess You can't say no, it's not because he's mad at all I can't make art I can't buy my vision and then fall The game that is so mad at you and that is not enough We're made of another kind of evil that we can't fix for The game that is so mad at you and that is not enough">
            <text:p> Let it all fade, we are the silent whip Over the head, it's more fun to miss it than the fucking pleasure Let it all fade, we are the silent whip Over the head, it's more fun to miss it than the fucking pleasure It's time to be my special company, I want to be friendly But now all the boxes are hanging out Sparks are coming in I want to take it from now on, my friend Oh God It's not the one I wish I had a friend The darkness of night The dark of night Is not my friend The darkness of night Is not my friend The darkness of night The dark of night I'm a monster I'm a monster I'm a monster I'm a monster I'm a monster I'm a monster I'm a monster I'm a monster I'm a monster I'm a monster I'm a monster I'm a monster I'm a monster I'm a monster I am not Here's a way Where Stops The logic We We We We We We We We We We We We We We We We We We We We You trashed all these happy days This is your end No dead end time Every end my calling And when ready for sin Sin Sin Sin Sin Sin We ain't getting back We ain't getting back We ain't getting back We ain't getting back We ain't getting back We ain't getting back We ain't getting back Save no mess Save no mess Save no mess You can't say no, it's not because he's mad at all I can't make art I can't buy my vision and then fall The game that is so mad at you and that is not enough We're made of another kind of evil that we can't fix for The game that is so mad at you and that is not enough</text:p>
          </table:table-cell>
        </table:table-row>
        <table:table-row>
          <table:table-cell office:value-type="string" office:string-value="Lord Gore - Resickened">
            <text:p>Lord Gore - Resickened</text:p>
          </table:table-cell>
          <table:table-cell office:value-type="string" office:string-value=" We decided on using a vehicle to take the bodies away. It was a garbage truck because that's all they considered people. When the time came, they were garbage and turned into something to eat. I'm a monster The I'm painting in the first fill in the chest With the red flag on the dirty side I'm running like a stormy I'm running the fuck When the galaxy died I'm painting in the chest I'm painting in the heart I'm painting in the heart You'll taste the same as the dead The ends are defined and in mind But they're still in your brain, so Take what you want I'm not going to die I'm not going to die I'm not going to die I'm not a man Simple hope, but I'll share until I'm dead Nothing wasted, nothing distorted No regrets, only past will be relative I'm suffering When a talker is so stintastic It's only not meant to fall in place It's like everything broken down Down to the human zebra The repugnant poison Within the undead rider King is on it, not Quite a distance River and spring Well, it's sure The darling utensils claim No more Thirst and rejection As humanity Changes its life No more Thirst and rejection As humanity Changes its life No more Thirst and rejection As humanity Changes its life No more Thirst and rejection No more Thirst and rejection No more Thirst and rejection No more The ancient of fallen and blind Not a single little bridle Said once and for all To die in eternity Thank you.">
            <text:p> We decided on using a vehicle to take the bodies away. It was a garbage truck because that's all they considered people. When the time came, they were garbage and turned into something to eat. I'm a monster The I'm painting in the first fill in the chest With the red flag on the dirty side I'm running like a stormy I'm running the fuck When the galaxy died I'm painting in the chest I'm painting in the heart I'm painting in the heart You'll taste the same as the dead The ends are defined and in mind But they're still in your brain, so Take what you want I'm not going to die I'm not going to die I'm not going to die I'm not a man Simple hope, but I'll share until I'm dead Nothing wasted, nothing distorted No regrets, only past will be relative I'm suffering When a talker is so stintastic It's only not meant to fall in place It's like everything broken down Down to the human zebra The repugnant poison Within the undead rider King is on it, not Quite a distance River and spring Well, it's sure The darling utensils claim No more Thirst and rejection As humanity Changes its life No more Thirst and rejection As humanity Changes its life No more Thirst and rejection As humanity Changes its life No more Thirst and rejection No more Thirst and rejection No more Thirst and rejection No more The ancient of fallen and blind Not a single little bridle Said once and for all To die in eternity Thank you.</text:p>
          </table:table-cell>
        </table:table-row>
        <table:table-row>
          <table:table-cell office:value-type="string" office:string-value="Lymphatic Phlegm - Chronic Pachymeningitis with Diffuse Dura Mater Inspissation">
            <text:p>Lymphatic Phlegm - Chronic Pachymeningitis with Diffuse Dura Mater Inspissation</text:p>
          </table:table-cell>
          <table:table-cell office:value-type="string" office:string-value=" 🎵 🎵 🎵 🎵 🎵 🎵 🎵 🎵 🎵 🎵 🎵 🎵 🎵 🎵 🎵 🎵 🎵 🎵 🎵 🎵 🎵 🎵 🎵 🎵 🎵 Outro Music">
            <text:p> 🎵 🎵 🎵 🎵 🎵 🎵 🎵 🎵 🎵 🎵 🎵 🎵 🎵 🎵 🎵 🎵 🎵 🎵 🎵 🎵 🎵 🎵 🎵 🎵 🎵 Outro Music</text:p>
          </table:table-cell>
        </table:table-row>
        <table:table-row>
          <table:table-cell office:value-type="string" office:string-value="Offal - Putr-Essence">
            <text:p>Offal - Putr-Essence</text:p>
          </table:table-cell>
          <table:table-cell office:value-type="string" office:string-value=" The The The The The The The The The The The The The The The The The The The The The The The The The The The The The The Producers Life is Anarchy Producers A gluttony of greed Blood in discord made The rage and consumption As three words Fly in the ash And the peace With the chants Fly in the ash And the peace With the chants guitar solo As the day is The good is born The sin is The sin is The sin is Thank you.">
            <text:p> The The The The The The The The The The The The The The The The The The The The The The The The The The The The The The Producers Life is Anarchy Producers A gluttony of greed Blood in discord made The rage and consumption As three words Fly in the ash And the peace With the chants Fly in the ash And the peace With the chants guitar solo As the day is The good is born The sin is The sin is The sin is Thank you.</text:p>
          </table:table-cell>
        </table:table-row>
        <table:table-row>
          <table:table-cell office:value-type="string" office:string-value="Pathologist - Infectious Agonizing Parasitism">
            <text:p>Pathologist - Infectious Agonizing Parasitism</text:p>
          </table:table-cell>
          <table:table-cell office:value-type="string" office:string-value=" The The The The The The The The The The The The The The The I'm gonna let my destiny slip right back to you Thank you. Let's go. I'm going to make you pay for this. I'm going to make you pay for this. Thank you. I'm going to beat you in the eyes. This is the most powerful drug. Let's go. I'm a That's a nasty idea. We'll see you next time.">
            <text:p> The The The The The The The The The The The The The The The I'm gonna let my destiny slip right back to you Thank you. Let's go. I'm going to make you pay for this. I'm going to make you pay for this. Thank you. I'm going to beat you in the eyes. This is the most powerful drug. Let's go. I'm a That's a nasty idea. We'll see you next time.</text:p>
          </table:table-cell>
        </table:table-row>
        <table:table-row>
          <table:table-cell office:value-type="string" office:string-value="Pharmacist - Nursery Aesthetics">
            <text:p>Pharmacist - Nursery Aesthetics</text:p>
          </table:table-cell>
          <table:table-cell office:value-type="string" office:string-value=" 🎵 We'll be right back. We'll be right back. We'll be right back. We'll be right back. We'll be right back. We'll be right back. We'll be right back. We'll be right back. Let's go. I'm the earliest I'm so dead I'm the first I'm the first I'm the first I'm the first All that we find All that we lose All that we lose Falling in the flesh All that we lose All that we lose I'm a man of my word We'll be right back. We'll be right back. We'll see you next time.">
            <text:p> 🎵 We'll be right back. We'll be right back. We'll be right back. We'll be right back. We'll be right back. We'll be right back. We'll be right back. We'll be right back. Let's go. I'm the earliest I'm so dead I'm the first I'm the first I'm the first I'm the first All that we find All that we lose All that we lose Falling in the flesh All that we lose All that we lose I'm a man of my word We'll be right back. We'll be right back. We'll see you next time.</text:p>
          </table:table-cell>
        </table:table-row>
        <table:table-row>
          <table:table-cell office:value-type="string" office:string-value="Regurgitate - Carnivorous Erection">
            <text:p>Regurgitate - Carnivorous Erection</text:p>
          </table:table-cell>
          <table:table-cell office:value-type="string" office:string-value=" 🎵 We'll be right back. We'll be right back. Thank you.">
            <text:p> 🎵 We'll be right back. We'll be right back. Thank you.</text:p>
          </table:table-cell>
        </table:table-row>
        <table:table-row>
          <table:table-cell office:value-type="string" office:string-value="Septage - Intolerant Spree of Infesting Forms (Septic Worship)">
            <text:p>Septage - Intolerant Spree of Infesting Forms (Septic Worship)</text:p>
          </table:table-cell>
          <table:table-cell office:value-type="string" office:string-valu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I'm not a god I'm not a god I'm not a god I'm not a god I'm not a god I'm not a god I'm not a god I'm not a god I'm not a god I'm not a god I'm not a god I'm not a god I'm not a god I'm not sure I'm not sure I'm not sure I'm not sure I'm not sure I'm not sure I'm not sure I'm not sure I'm not sure I'm not sure I'm not sure I'm not sure I'm not sure We shall not die Our world shall not fall Our world shall not fall Our world shall not fall Hey! The sun will rise And the sun will fall We'll be king of our country Yeah.">
            <text:p>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The story of the second level of the I'm not a god I'm not a god I'm not a god I'm not a god I'm not a god I'm not a god I'm not a god I'm not a god I'm not a god I'm not a god I'm not a god I'm not a god I'm not a god I'm not sure I'm not sure I'm not sure I'm not sure I'm not sure I'm not sure I'm not sure I'm not sure I'm not sure I'm not sure I'm not sure I'm not sure I'm not sure We shall not die Our world shall not fall Our world shall not fall Our world shall not fall Hey! The sun will rise And the sun will fall We'll be king of our country Yeah.</text:p>
          </table:table-cell>
        </table:table-row>
        <table:table-row>
          <table:table-cell office:value-type="string" office:string-value="The County Medical Examiners - Casper's Dictum">
            <text:p>The County Medical Examiners - Casper's Dictum</text:p>
          </table:table-cell>
          <table:table-cell office:value-type="string" office:string-value=" The Medical Community The Medical Community What is moral? The medical community of the determined forensic pathologist So I can't breathe His basic methods are the rate of rot made him a cunning medical class They only give us sense when he carries out a plea Covered in some extra writing by the magazine Total on extra, empirical list You see the wisdom in his blood and blood test Forensic pathology Transmised by doctors In search for forensic trends Created a murdered receptor Pro-EP and pathetic disgust Misunderstood forensic genius Antibiotic medicine Rejected forensic science Anode of the body A box rigging, casting corpses Casper hatched his dark science Medical exteriors built unite When Casper stepped up The sun appeared on the way Cosmos Spectrum The The laws of history Repressed in text in 1815 No births and destruction naturally The dictates, the diet, a medical ego's excess Even Rudolph burnt out with the ground he cut away Gasp, perspective Hell, do you accept water? Do you accept water? Do you accept ground? The longing stands, the blood, the lights, the blood, the ice, the gospel's getting dark Soul's bitter, love escapes, eternity mumbles Blood is evil lies You're giving up the logic of the hate process The aspirin's all over the line The small predation, you strip the corpse clean Death's progresses, the gristly cry of sin From waterlogged steps, starving to flesh To accept partially scum and all kinds of drugs The costly rule of poverty is well known Represents the disease of the self-pinched mind For all things in the night, it is me who had Got placed as my inspector DEAD I'm not dead Thank you. you">
            <text:p> The Medical Community The Medical Community What is moral? The medical community of the determined forensic pathologist So I can't breathe His basic methods are the rate of rot made him a cunning medical class They only give us sense when he carries out a plea Covered in some extra writing by the magazine Total on extra, empirical list You see the wisdom in his blood and blood test Forensic pathology Transmised by doctors In search for forensic trends Created a murdered receptor Pro-EP and pathetic disgust Misunderstood forensic genius Antibiotic medicine Rejected forensic science Anode of the body A box rigging, casting corpses Casper hatched his dark science Medical exteriors built unite When Casper stepped up The sun appeared on the way Cosmos Spectrum The The laws of history Repressed in text in 1815 No births and destruction naturally The dictates, the diet, a medical ego's excess Even Rudolph burnt out with the ground he cut away Gasp, perspective Hell, do you accept water? Do you accept water? Do you accept ground? The longing stands, the blood, the lights, the blood, the ice, the gospel's getting dark Soul's bitter, love escapes, eternity mumbles Blood is evil lies You're giving up the logic of the hate process The aspirin's all over the line The small predation, you strip the corpse clean Death's progresses, the gristly cry of sin From waterlogged steps, starving to flesh To accept partially scum and all kinds of drugs The costly rule of poverty is well known Represents the disease of the self-pinched mind For all things in the night, it is me who had Got placed as my inspector DEAD I'm not dead Thank you. you</text:p>
          </table:table-cell>
        </table:table-row>
        <table:table-row>
          <table:table-cell office:value-type="string" office:string-value="Torsofuck - Retarded Anal Whore">
            <text:p>Torsofuck - Retarded Anal Whore</text:p>
          </table:table-cell>
          <table:table-cell office:value-type="string" office:string-value=" Get away! Oh, no! We'll be right back. Let's go. Thank you. Fuck. I love the smell of your asshole.">
            <text:p> Get away! Oh, no! We'll be right back. Let's go. Thank you. Fuck. I love the smell of your asshole.</text:p>
          </table:table-cell>
        </table:table-row>
      </table:table>
      <table:table table:name="songs___thrash_crossov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Deathhammer - Lead Us Into Hell">
            <text:p>Deathhammer - Lead Us Into Hell</text:p>
          </table:table-cell>
          <table:table-cell office:value-type="string" office:string-value=" 🎵 We'll be right back. Welcome to this mortuary land of incommission Please tell me how to solve the life of danger My master, for the treachery of the fire I don't think you can help me now Dread me whenever and for whenever is not enough Someone's a voice, a belly, a brow And I'll bring out what's left of the young Ancient of death, he is the one The breath of the sound, it'll keep you up In the darkness of hell, the light of that flash of justice falls I can't put this right on my mind, the temptation takes me to hell on end In the darkness of hell, the flesh is expanded, the force to be done to divide We are not going to leave, we are the pure, the unbeatable Summer is in front, a belly of clowns The night of the church has begun Ancient of death, the age of all Welcome to spell, it has been through Bring your war, the death of your god The race of faith, the reign of the god The fear of the world, the never-ending death The result is the end guitar solo You heard the voice of the living sun The criminal's plan has begun The angel of death is the one Who has lost his mind He has hit the wall">
            <text:p> 🎵 We'll be right back. Welcome to this mortuary land of incommission Please tell me how to solve the life of danger My master, for the treachery of the fire I don't think you can help me now Dread me whenever and for whenever is not enough Someone's a voice, a belly, a brow And I'll bring out what's left of the young Ancient of death, he is the one The breath of the sound, it'll keep you up In the darkness of hell, the light of that flash of justice falls I can't put this right on my mind, the temptation takes me to hell on end In the darkness of hell, the flesh is expanded, the force to be done to divide We are not going to leave, we are the pure, the unbeatable Summer is in front, a belly of clowns The night of the church has begun Ancient of death, the age of all Welcome to spell, it has been through Bring your war, the death of your god The race of faith, the reign of the god The fear of the world, the never-ending death The result is the end guitar solo You heard the voice of the living sun The criminal's plan has begun The angel of death is the one Who has lost his mind He has hit the wall</text:p>
          </table:table-cell>
        </table:table-row>
        <table:table-row>
          <table:table-cell office:value-type="string" office:string-value="Hexecutor - Visitations of a Lascivious Entity">
            <text:p>Hexecutor - Visitations of a Lascivious Entity</text:p>
          </table:table-cell>
          <table:table-cell office:value-type="string" office:string-value=" Thanks for watching! guitar solo I'm out. In my darkest times, you are the dream I dream The passion of the deep, deep brain The bearish of the deep, the lust of your sin You are arresting my soul, I'm your slave My fiction, illusion, seduce my creatures out of line Obstruction, persecution, I'm your victim of death I'm not a man, I'm not a man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Confliction, delusion, seduced by the tears of the night Obstruction, persecution, orgasmic dream of the succubus Orgasmic dream of the succubus The The last of your sanity guitar solo guitar solo I'm not a man, I'm not a man This is the end of the last of you, Senegal Yeah! guitar solo Thank you. Thank you.">
            <text:p> Thanks for watching! guitar solo I'm out. In my darkest times, you are the dream I dream The passion of the deep, deep brain The bearish of the deep, the lust of your sin You are arresting my soul, I'm your slave My fiction, illusion, seduce my creatures out of line Obstruction, persecution, I'm your victim of death I'm not a man, I'm not a man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Confliction, delusion, seduced by the tears of the night Obstruction, persecution, orgasmic dream of the succubus Orgasmic dream of the succubus The The last of your sanity guitar solo guitar solo I'm not a man, I'm not a man This is the end of the last of you, Senegal Yeah! guitar solo Thank you. Thank you.</text:p>
          </table:table-cell>
        </table:table-row>
        <table:table-row>
          <table:table-cell office:value-type="string" office:string-value="Municipal Waste - Sadistic Magician">
            <text:p>Municipal Waste - Sadistic Magician</text:p>
          </table:table-cell>
          <table:table-cell office:value-type="string" office:string-value=" Unprobably the gruesome Mr. Down A cross he set left to resemble hell Synthetic, what you say? A brain cuts through the flesh within itself Synthetic, what you say? White, black, black, two cats, a perfect spell I cannot run, I cannot stay All I've ever done is abandon me Died down in a swamp, someone set me free No jaguars get nowhere free The smell of burning flesh is on the bones The sound of candy reading through your ears The voices of screaming out for help It feels like you have been accepted here Commences as a fear of our welcome You're pleading for an answer, you can crack Instead you stuck your head in the hands of a maniac The chemistry that's supposed to ruin death The shock of how you close up is a closet Your brain is getting closer to the club Your life begins to flash before your very eyes And turn away as you begin to choke Unraveling that bruise amidst the doubt Suicidal Punishment A crime scene left set through a simple hell Suicidal Punishment A brain consumed by the sex within itself Suicidal Punishment Lies left right through God's first mouth I cannot run, I cannot stay I know death is around me I'm down in the swamp Someone take me free No death to escape, nowhere to flee Nowhere to stay">
            <text:p> Unprobably the gruesome Mr. Down A cross he set left to resemble hell Synthetic, what you say? A brain cuts through the flesh within itself Synthetic, what you say? White, black, black, two cats, a perfect spell I cannot run, I cannot stay All I've ever done is abandon me Died down in a swamp, someone set me free No jaguars get nowhere free The smell of burning flesh is on the bones The sound of candy reading through your ears The voices of screaming out for help It feels like you have been accepted here Commences as a fear of our welcome You're pleading for an answer, you can crack Instead you stuck your head in the hands of a maniac The chemistry that's supposed to ruin death The shock of how you close up is a closet Your brain is getting closer to the club Your life begins to flash before your very eyes And turn away as you begin to choke Unraveling that bruise amidst the doubt Suicidal Punishment A crime scene left set through a simple hell Suicidal Punishment A brain consumed by the sex within itself Suicidal Punishment Lies left right through God's first mouth I cannot run, I cannot stay I know death is around me I'm down in the swamp Someone take me free No death to escape, nowhere to flee Nowhere to stay</text:p>
          </table:table-cell>
        </table:table-row>
        <table:table-row>
          <table:table-cell office:value-type="string" office:string-value="Power Trip - Executioner’s Tax (Swing of the Axe)">
            <text:p>Power Trip - Executioner’s Tax (Swing of the Axe)</text:p>
          </table:table-cell>
          <table:table-cell office:value-type="string" office:string-value=" 🎵 We'll be right back. Don't wanna look at you, today's your lucky day The executioner's here and he's ready to make you pay You played for someone and now you have your chance The executioner's here, and he's sharpening his axe Springer the axe Springer the axe Cry all you want, but the blame's yours today Springer the axe Springer the axe To pay it for the privilege To no one like me Step right behind failed faces And only thanks for playing it just counts The executioner, the beginning and the end He carries gold, iron, steel, mass with the taste of medicine Once with the reaper's touch, his mind cannot be matched It's time to pay the rent, the executioner's death Swingin' the axe Swingin' the wow Swingin' the axe Swingin' the axe Even a killer has to get paid Swingin' the axe Spriggan the Axe Spriggan the Axe">
            <text:p> 🎵 We'll be right back. Don't wanna look at you, today's your lucky day The executioner's here and he's ready to make you pay You played for someone and now you have your chance The executioner's here, and he's sharpening his axe Springer the axe Springer the axe Cry all you want, but the blame's yours today Springer the axe Springer the axe To pay it for the privilege To no one like me Step right behind failed faces And only thanks for playing it just counts The executioner, the beginning and the end He carries gold, iron, steel, mass with the taste of medicine Once with the reaper's touch, his mind cannot be matched It's time to pay the rent, the executioner's death Swingin' the axe Swingin' the wow Swingin' the axe Swingin' the axe Even a killer has to get paid Swingin' the axe Spriggan the Axe Spriggan the Axe</text:p>
          </table:table-cell>
        </table:table-row>
        <table:table-row>
          <table:table-cell office:value-type="string" office:string-value="S.O.D. - Speak English or Die">
            <text:p>S.O.D. - Speak English or Die</text:p>
          </table:table-cell>
          <table:table-cell office:value-type="string" office:string-value=" 🎵 You should die You don't know what I want You don't know what I need But I only do myself Captain fucking Ray Nice fucking accent But can't you speak like me? What's that that? I didn't hear anything to say You're a fake of weight You're the one we hate We can communicate Speaking of short time We'll be right back. You're the biggest wave You're the ones we hate You can't communicate Speak English or Die">
            <text:p> 🎵 You should die You don't know what I want You don't know what I need But I only do myself Captain fucking Ray Nice fucking accent But can't you speak like me? What's that that? I didn't hear anything to say You're a fake of weight You're the one we hate We can communicate Speaking of short time We'll be right back. You're the biggest wave You're the ones we hate You can't communicate Speak English or Die</text:p>
          </table:table-cell>
        </table:table-row>
        <table:table-row>
          <table:table-cell office:value-type="string" office:string-value="Suicidal Tendencies - You Can't Bring Me Down">
            <text:p>Suicidal Tendencies - You Can't Bring Me Down</text:p>
          </table:table-cell>
          <table:table-cell office:value-type="string" office:string-value=" Thank you. guitar solo I'm not going to let you go. What the hell's going on around here? From the start, taken from the start Straight out, you changed what's in my heart No one, you tear my face apart You can't bring me, you ain't That's what ain't no one like me Prevail, the gods put the gods by me Power, grows inside of me You can't bring me, never Man is under drive, refuse Be your party like even if they need to die You can't bring me, you can't bring me down Who the hell you calling crazy? You were no obtain You was a child's last was he? Rulers on your front part Don't know, let's get something clear I speak the truth and wanna hear Scapegoat, cover up your fear You can't bring me, you ain't You see so much pain, might more All I know is that what all got you so much pain You can't bring me down We're not singing along together Ain't nothing to stop or quit We ain't in the wrong You can't bring me down You can't bring me down Bring me down You can't bring me down Bring me down You can't bring me down, no Bring me down You can't bring me down Bring me down You can't bring me down You can't bring me down Tell me something like this guitar solo Bring me down Bring me down You can't bring me down Bring me down You can't bring me down Bring me down You can't bring me down You can't bring me down You can't bring me down It's like you're trying to breathe We can't believe that we're all alone And we're tired of being alone And we're tired of being alone And we're tired of being alone So why are you trying to hide And just cause you don't understand what's going on Don't mean it don't make no sense And just cause you don't like it Don't mean it ain't no good And let me tell you something Before you go taking a walk in my world You better take a look at the real world Cause this ain't no Mr. Rogers neighborhood Can you say feel like shit? Yeah, maybe sometimes I do feel like shit I ain't happy about it But I'd rather feel like shit Than be full of shit And if I offended you Oh, I'm sorry But maybe you need to be offended But here's my apology and one more thing Fuck you Cause you can't bring me down Bring me down You can't bring me down Bring me down You can't bring me down Bring me down You can't bring me down Bring me down You can't bring me down Bring me down You can't bring me down Bring me down You can't bring me down Sign off Thank you.">
            <text:p> Thank you. guitar solo I'm not going to let you go. What the hell's going on around here? From the start, taken from the start Straight out, you changed what's in my heart No one, you tear my face apart You can't bring me, you ain't That's what ain't no one like me Prevail, the gods put the gods by me Power, grows inside of me You can't bring me, never Man is under drive, refuse Be your party like even if they need to die You can't bring me, you can't bring me down Who the hell you calling crazy? You were no obtain You was a child's last was he? Rulers on your front part Don't know, let's get something clear I speak the truth and wanna hear Scapegoat, cover up your fear You can't bring me, you ain't You see so much pain, might more All I know is that what all got you so much pain You can't bring me down We're not singing along together Ain't nothing to stop or quit We ain't in the wrong You can't bring me down You can't bring me down Bring me down You can't bring me down Bring me down You can't bring me down, no Bring me down You can't bring me down Bring me down You can't bring me down You can't bring me down Tell me something like this guitar solo Bring me down Bring me down You can't bring me down Bring me down You can't bring me down Bring me down You can't bring me down You can't bring me down You can't bring me down It's like you're trying to breathe We can't believe that we're all alone And we're tired of being alone And we're tired of being alone And we're tired of being alone So why are you trying to hide And just cause you don't understand what's going on Don't mean it don't make no sense And just cause you don't like it Don't mean it ain't no good And let me tell you something Before you go taking a walk in my world You better take a look at the real world Cause this ain't no Mr. Rogers neighborhood Can you say feel like shit? Yeah, maybe sometimes I do feel like shit I ain't happy about it But I'd rather feel like shit Than be full of shit And if I offended you Oh, I'm sorry But maybe you need to be offended But here's my apology and one more thing Fuck you Cause you can't bring me down Bring me down You can't bring me down Bring me down You can't bring me down Bring me down You can't bring me down Bring me down You can't bring me down Bring me down You can't bring me down Bring me down You can't bring me down Sign off Thank you.</text:p>
          </table:table-cell>
        </table:table-row>
        <table:table-row>
          <table:table-cell office:value-type="string" office:string-value="Anthrax - Caught in a Mosh">
            <text:p>Anthrax - Caught in a Mosh</text:p>
          </table:table-cell>
          <table:table-cell office:value-type="string" office:string-value=" 🎵 I don't want to hear your mouth You've always been a monster Now get the hell out of my house Can't stand it for another day I ain't gonna let my life be played Full sweat, my fist a-blinking No, no, no, it's the only convention Which one of these words Don't you understand? Oh, pot in the pot Talking to you Like bats with one head What is it called? It's a pot What is it called? In a box, what is it called? In a box, what is it called? In a box Don't tell me I don't do my job There's a door, the maze of the night I'm always in the way like the beast on my back We talk as if they make the man to laugh Can't stand it for another day I ain't gonna live my life this way Don't sweat, I'm just a-clenching Go, go, go It isn't the time With one of these words Don't you understand Oh, hot in the box Talking to you Slight path and quick run Hey, yeah What is it, hot in the box? What is it, hot in the box? What is it, hot in the box? What is it, hot in the box? Thank you. I'm a We'll be right back. I'm a man The independence With one of these words Don't you understand I'll party the most Talking to you Like happy with one hand What do you think, right? In the most What do you think, right? In the most What do you think, right? In the most What do you think, right? In the most Thank you.">
            <text:p> 🎵 I don't want to hear your mouth You've always been a monster Now get the hell out of my house Can't stand it for another day I ain't gonna let my life be played Full sweat, my fist a-blinking No, no, no, it's the only convention Which one of these words Don't you understand? Oh, pot in the pot Talking to you Like bats with one head What is it called? It's a pot What is it called? In a box, what is it called? In a box, what is it called? In a box Don't tell me I don't do my job There's a door, the maze of the night I'm always in the way like the beast on my back We talk as if they make the man to laugh Can't stand it for another day I ain't gonna live my life this way Don't sweat, I'm just a-clenching Go, go, go It isn't the time With one of these words Don't you understand Oh, hot in the box Talking to you Slight path and quick run Hey, yeah What is it, hot in the box? What is it, hot in the box? What is it, hot in the box? What is it, hot in the box? Thank you. I'm a We'll be right back. I'm a man The independence With one of these words Don't you understand I'll party the most Talking to you Like happy with one hand What do you think, right? In the most What do you think, right? In the most What do you think, right? In the most What do you think, right? In the most Thank you.</text:p>
          </table:table-cell>
        </table:table-row>
        <table:table-row>
          <table:table-cell office:value-type="string" office:string-value="Celtic Frost - Circle of the Tyrants">
            <text:p>Celtic Frost - Circle of the Tyrants</text:p>
          </table:table-cell>
          <table:table-cell office:value-type="string" office:string-value=" The Perilous Hour The Perilous Hour The center of the play Or we can remain In this delusion Two of the gods We're two of the gods The gods Sip after its time As they leave above behind Reach the shore of belief Surround the darkness Day of the car, steel barrel A long way down, a great call Your hour will come Time will come You carry the will You are the beast I shall burn you to ashes I shall burn and burn and burn Break and defeat I'll tear you to pieces Your hell will fight Tell me what you do You carry the will And the one in it I suppose you do Thank you. No key ride Back through all the times In a land of darkness Why are you with me? Rotten Unrave The reality falls On the walls I will be shown Where will it carry us? That world we're born All back Tears in my eyes Rotten Array As you fall Not more Everything Shallow">
            <text:p> The Perilous Hour The Perilous Hour The center of the play Or we can remain In this delusion Two of the gods We're two of the gods The gods Sip after its time As they leave above behind Reach the shore of belief Surround the darkness Day of the car, steel barrel A long way down, a great call Your hour will come Time will come You carry the will You are the beast I shall burn you to ashes I shall burn and burn and burn Break and defeat I'll tear you to pieces Your hell will fight Tell me what you do You carry the will And the one in it I suppose you do Thank you. No key ride Back through all the times In a land of darkness Why are you with me? Rotten Unrave The reality falls On the walls I will be shown Where will it carry us? That world we're born All back Tears in my eyes Rotten Array As you fall Not more Everything Shallow</text:p>
          </table:table-cell>
        </table:table-row>
        <table:table-row>
          <table:table-cell office:value-type="string" office:string-value="Dark Angel - Darkness Descends">
            <text:p>Dark Angel - Darkness Descends</text:p>
          </table:table-cell>
          <table:table-cell office:value-type="string" office:string-value=" The The I'm out. We'll be right back. The worst is easy, someone who hates It's easy now, I'm in Brace for defending, no one to assuage The human rep is above The epic winds still the soul, ratification of the will Nihilism, the sexist tool, frightening the meekly civil Sacrosanct, religious one, a past becoming extinct Here like precursors of a whole revolve, while we ate the night air Fear the end, things on your mind, of all that soon to be dead We're nothing but the hideous beast, a crazy beast, come and get it Sin is guilty, crime is life Sin is death, time to sin The first, the time of rage, Bites free to unheal Fleeing within, unleashed with shame Cunning the grace of the fall Mission of guilt, a wall to the sun Our judges who have lost The navigation of the populace Striking with great enmity Listen to waves, the wounds will die While this claim will resume Sublimation, the subjects will find The city is guilty, crime is life, the sentence is death, the time to sin Said he was guilty, he wanted his life Finished his death, toxic star King, the ruins fall swift to the ground The garments are small and ingrained The city's next guide is the course of the vow To the peace of the untimely fate The living malignant spreading its wings The grass expands to the sky The abomination and all that it brings The genus committed to the fight We know that it's time for a little bit of head We can realize it's not here We've got new, made fast for the long Fixing the ages, the world's supreme We've been through the dying, got down with the young Until the time comes to the dream City is guilty, crime is life, sin is the step, talk to sin you">
            <text:p> The The I'm out. We'll be right back. The worst is easy, someone who hates It's easy now, I'm in Brace for defending, no one to assuage The human rep is above The epic winds still the soul, ratification of the will Nihilism, the sexist tool, frightening the meekly civil Sacrosanct, religious one, a past becoming extinct Here like precursors of a whole revolve, while we ate the night air Fear the end, things on your mind, of all that soon to be dead We're nothing but the hideous beast, a crazy beast, come and get it Sin is guilty, crime is life Sin is death, time to sin The first, the time of rage, Bites free to unheal Fleeing within, unleashed with shame Cunning the grace of the fall Mission of guilt, a wall to the sun Our judges who have lost The navigation of the populace Striking with great enmity Listen to waves, the wounds will die While this claim will resume Sublimation, the subjects will find The city is guilty, crime is life, the sentence is death, the time to sin Said he was guilty, he wanted his life Finished his death, toxic star King, the ruins fall swift to the ground The garments are small and ingrained The city's next guide is the course of the vow To the peace of the untimely fate The living malignant spreading its wings The grass expands to the sky The abomination and all that it brings The genus committed to the fight We know that it's time for a little bit of head We can realize it's not here We've got new, made fast for the long Fixing the ages, the world's supreme We've been through the dying, got down with the young Until the time comes to the dream City is guilty, crime is life, sin is the step, talk to sin you</text:p>
          </table:table-cell>
        </table:table-row>
        <table:table-row>
          <table:table-cell office:value-type="string" office:string-value="Demolition Hammer - Skull Fracturing Nightmare">
            <text:p>Demolition Hammer - Skull Fracturing Nightmare</text:p>
          </table:table-cell>
          <table:table-cell office:value-type="string" office:string-value=" The The The The The The The The The The The The The The The The The The The The The The The The The The The The The Enjoy the iron mazes Insidious device A 45-year-old man's grovella is spiked Crucial tools are torn down, strategically apart We're all mutilates, condemned and baptized Turning us through with tracing force Radio compression Pressure of the soul's concentration Cerebral explosion Sensual depth of agony Shattered, broken bones Crisis lips are spreading through Reticulated bones Every piece of your body is a fire in red strength Agonizing, never end, live the disengage The touch of your limbs, never leave, arms under eyes Stacking fast with every breath, burn and make alive Faded for the water, funneled down the throat Clutched around the heart and lungs, touching body flows Visual to the thunder, just need to be applied When all you need is nature, you can never die Sacrificing life with empathy Torturing their captives ruthlessly Misery and anguish form in me Forgotten, ghastly atrocities Crushin' bones in a cold steel fight The captain's alive The same legend always depends on No more fucks up despite This is war, laughing at the dead Pair of the leaded backhand Interrupted with blood, flesh, and flesh They get done for the day Oh, oh guitar solo Oh! Oh! Sacrificing life with empathy Torturing their death is ruthless need Misery and anguish for be pleased Forgotten is the atrocity I am a winner Thank you. We'll see you next time.">
            <text:p> The The The The The The The The The The The The The The The The The The The The The The The The The The The The The Enjoy the iron mazes Insidious device A 45-year-old man's grovella is spiked Crucial tools are torn down, strategically apart We're all mutilates, condemned and baptized Turning us through with tracing force Radio compression Pressure of the soul's concentration Cerebral explosion Sensual depth of agony Shattered, broken bones Crisis lips are spreading through Reticulated bones Every piece of your body is a fire in red strength Agonizing, never end, live the disengage The touch of your limbs, never leave, arms under eyes Stacking fast with every breath, burn and make alive Faded for the water, funneled down the throat Clutched around the heart and lungs, touching body flows Visual to the thunder, just need to be applied When all you need is nature, you can never die Sacrificing life with empathy Torturing their captives ruthlessly Misery and anguish form in me Forgotten, ghastly atrocities Crushin' bones in a cold steel fight The captain's alive The same legend always depends on No more fucks up despite This is war, laughing at the dead Pair of the leaded backhand Interrupted with blood, flesh, and flesh They get done for the day Oh, oh guitar solo Oh! Oh! Sacrificing life with empathy Torturing their death is ruthless need Misery and anguish for be pleased Forgotten is the atrocity I am a winner Thank you. We'll see you next time.</text:p>
          </table:table-cell>
        </table:table-row>
        <table:table-row>
          <table:table-cell office:value-type="string" office:string-value="Destruction - Curse the Gods">
            <text:p>Destruction - Curse the Gods</text:p>
          </table:table-cell>
          <table:table-cell office:value-type="string" office:string-value=" 🎵 © BF-WATCH TV 2021 We'll be right back. I ask for the truth to be quite Whatever you can make me Bow down to my love As we tell you The energy of the puppet brain Everybody thinks he is right That he is not the only Jew The magic day, the magic day Joy, magnification, for a day Jesus, killed Jesus, Christ's courage Just a little spy for the faith A tool to raise that killing innocent How stupid that she can be Curse the gods Too many people have died Curse the gods And do you think I'm right? Beware of those rules that keep telling you There's nothing new, you're just a knight And like this, believe in yourself Reality is not just a lie We'll be right back. We'll be right back. Curse the gods, to the evil and blind Curse the gods, to the strife and life Curse the gods Too many people have died Curse the gods It's no such time for life Curse the gods Too many people have died Curse the gods Let's lose the time for life">
            <text:p> 🎵 © BF-WATCH TV 2021 We'll be right back. I ask for the truth to be quite Whatever you can make me Bow down to my love As we tell you The energy of the puppet brain Everybody thinks he is right That he is not the only Jew The magic day, the magic day Joy, magnification, for a day Jesus, killed Jesus, Christ's courage Just a little spy for the faith A tool to raise that killing innocent How stupid that she can be Curse the gods Too many people have died Curse the gods And do you think I'm right? Beware of those rules that keep telling you There's nothing new, you're just a knight And like this, believe in yourself Reality is not just a lie We'll be right back. We'll be right back. Curse the gods, to the evil and blind Curse the gods, to the strife and life Curse the gods Too many people have died Curse the gods It's no such time for life Curse the gods Too many people have died Curse the gods Let's lose the time for life</text:p>
          </table:table-cell>
        </table:table-row>
        <table:table-row>
          <table:table-cell office:value-type="string" office:string-value="Devastation - Deliver the Suffering">
            <text:p>Devastation - Deliver the Suffering</text:p>
          </table:table-cell>
          <table:table-cell office:value-type="string" office:string-value=" The Thank you. Thank you. We'll be right back. We'll be right back. We flew away Last thought of our time here Another one day Should we be like the Indians? The soul of our torture Be that first little way to see Violent circle Since the light we play like it We fill the day With pain you cannot escape You have no choice We'll drown you in my nightly My innocence Will constantly deceive you So you are the savior Together we can destroy ourselves My life is evil I'll bring you pain I will deliver The suffering guitar solo Once again You feel the inner pain The right But leave on summary You just don't belong To some flesh of death From my control, slave of pain, I put to rest Your attitude, for life I have prescribed No resistance, from inside I want to die My life is evil I will you pay I will deliver The suffering guitar solo We'll be right back.">
            <text:p> The Thank you. Thank you. We'll be right back. We'll be right back. We flew away Last thought of our time here Another one day Should we be like the Indians? The soul of our torture Be that first little way to see Violent circle Since the light we play like it We fill the day With pain you cannot escape You have no choice We'll drown you in my nightly My innocence Will constantly deceive you So you are the savior Together we can destroy ourselves My life is evil I'll bring you pain I will deliver The suffering guitar solo Once again You feel the inner pain The right But leave on summary You just don't belong To some flesh of death From my control, slave of pain, I put to rest Your attitude, for life I have prescribed No resistance, from inside I want to die My life is evil I will you pay I will deliver The suffering guitar solo We'll be right back.</text:p>
          </table:table-cell>
        </table:table-row>
        <table:table-row>
          <table:table-cell office:value-type="string" office:string-value="Exodus - Blacklist">
            <text:p>Exodus - Blacklist</text:p>
          </table:table-cell>
          <table:table-cell office:value-type="string" office:string-value=" 🎵 We'll be right back. It is no mystery, what you get is what you see You betray my loyalty You're gonna cut me wrong, now I do Your harm, my revenge is guaranteed You stabbed me in the back, spit right in my eye Dragged me into the grave Take you out, write you off, there's never enough Ways to throw you away You better stop running cause you know that I'm coming Cocktail loaded and I'm in a mess I'm onto your game and I'm laying the blame And I'm adding your name to my blacklist You should have thought twice cause you're playing with your life You must have been some sort of dickwish I haven't any doubt that your time's run out Cause I've added your name To my blacklist You tried to beat me, thought you could defeat me But how were you ever wrong? I've raged to the occasion, carried your assassination To put you down where you belong You've got a lot to say, we're not so far away Now you've got a problem with me Take you out, write you off, we're not having enough Got your verbal debris You better stop running, cause you know that I'm coming Got to load in a middle mix I'm on to your game and I'm laying the blame And I'm adding your name to my blacklist You should have thought twice Cause you're playing with your life You must have been some sort of death wish I haven't any doubt that's the time to run out Cause I've added your name To my blacklist guitar solo guitar solo I'm not afraid For I'm a shoot your tongue, you never walk the walk All you do is run and hide Slam to me, slag me, your bitter body beg me I'm not a man, you should get rid I heard everything on your mind Singing you better run as fast as you can Take you out, write you off, are you brave enough They stand up and fight like a man You better stop running cause you know that I'm coming Cocktail loaded and I'll never miss I'm onto your game and I'm laying the blame And I'm adding your name to my blacklist You should have thought twice cause you're playing with your life You must have been some sort of dickwish I haven't any doubt that your time's run out Cause I've added your name To my blacklist I'm adding your name To my blacklist I'm adding your name To my blacklist I'm adding your name To my blacklist I'm adding your name On my blacklist I'm not a short game On my blacklist I'm not a short game On my blacklist I'm not a short game To my blacklist">
            <text:p> 🎵 We'll be right back. It is no mystery, what you get is what you see You betray my loyalty You're gonna cut me wrong, now I do Your harm, my revenge is guaranteed You stabbed me in the back, spit right in my eye Dragged me into the grave Take you out, write you off, there's never enough Ways to throw you away You better stop running cause you know that I'm coming Cocktail loaded and I'm in a mess I'm onto your game and I'm laying the blame And I'm adding your name to my blacklist You should have thought twice cause you're playing with your life You must have been some sort of dickwish I haven't any doubt that your time's run out Cause I've added your name To my blacklist You tried to beat me, thought you could defeat me But how were you ever wrong? I've raged to the occasion, carried your assassination To put you down where you belong You've got a lot to say, we're not so far away Now you've got a problem with me Take you out, write you off, we're not having enough Got your verbal debris You better stop running, cause you know that I'm coming Got to load in a middle mix I'm on to your game and I'm laying the blame And I'm adding your name to my blacklist You should have thought twice Cause you're playing with your life You must have been some sort of death wish I haven't any doubt that's the time to run out Cause I've added your name To my blacklist guitar solo guitar solo I'm not afraid For I'm a shoot your tongue, you never walk the walk All you do is run and hide Slam to me, slag me, your bitter body beg me I'm not a man, you should get rid I heard everything on your mind Singing you better run as fast as you can Take you out, write you off, are you brave enough They stand up and fight like a man You better stop running cause you know that I'm coming Cocktail loaded and I'll never miss I'm onto your game and I'm laying the blame And I'm adding your name to my blacklist You should have thought twice cause you're playing with your life You must have been some sort of dickwish I haven't any doubt that your time's run out Cause I've added your name To my blacklist I'm adding your name To my blacklist I'm adding your name To my blacklist I'm adding your name To my blacklist I'm adding your name On my blacklist I'm not a short game On my blacklist I'm not a short game On my blacklist I'm not a short game To my blacklist</text:p>
          </table:table-cell>
        </table:table-row>
        <table:table-row>
          <table:table-cell office:value-type="string" office:string-value="Kreator - Pleasure to Kill">
            <text:p>Kreator - Pleasure to Kill</text:p>
          </table:table-cell>
          <table:table-cell office:value-type="string" office:string-value=" The The The The The The The The The The The The The The The The The The The The The The The The The The The The The The Saviour, the parents of wrecked, cause they already been killed My only end is to take many lives, the more, the better I feel My only creation, see him and he tries, one touch, to check for my skill Cut off your blood from your open body, it's all I want to see Tasting the blood from your lips as you die, means that it's action to me Blood shot to kill Hear my heartbeat as it's keeping me apart It's the last I don't care Listen now to the more of my shatter Open your lips, don't be scared Look to the past, do you see it in your heart? You'll see it's in your need Now I can't wait to give you a stupid time Now I'll be free I only aim to take many lives From all the way I feel My only pleasure is to hear many cries From those tortured by steel Cut off your blood from your open body If I don't want to see Facing the blood from your lips as you die Means destruction to me Bloodshot to kill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This is a cemetery And my blood has been sealed A coffin is open for me I'll lay down and rest Nothing will set me free So I'll kill to death The The The The The They tell tonight it's a rush of unrest Black was the whole alley It's dark as the city to seek out your blood And open the shots of a blade Your body's so pretty, what's how it'll look When mushroom runs up the sill No one to save you, no parents or friends Cause they've already been killed My only aim is to take many lives The more, the better I feel My only pleasure's to hear many cries From dogs, tortured by my steel Cut off your blood from your open body It's not a one to see Facing the blast from the elliptical dive We feel deception to me Pleasure to kill Thank you.">
            <text:p> The The The The The The The The The The The The The The The The The The The The The The The The The The The The The The Saviour, the parents of wrecked, cause they already been killed My only end is to take many lives, the more, the better I feel My only creation, see him and he tries, one touch, to check for my skill Cut off your blood from your open body, it's all I want to see Tasting the blood from your lips as you die, means that it's action to me Blood shot to kill Hear my heartbeat as it's keeping me apart It's the last I don't care Listen now to the more of my shatter Open your lips, don't be scared Look to the past, do you see it in your heart? You'll see it's in your need Now I can't wait to give you a stupid time Now I'll be free I only aim to take many lives From all the way I feel My only pleasure is to hear many cries From those tortured by steel Cut off your blood from your open body If I don't want to see Facing the blood from your lips as you die Means destruction to me Bloodshot to kill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This is a cemetery And my blood has been sealed A coffin is open for me I'll lay down and rest Nothing will set me free So I'll kill to death The The The The The They tell tonight it's a rush of unrest Black was the whole alley It's dark as the city to seek out your blood And open the shots of a blade Your body's so pretty, what's how it'll look When mushroom runs up the sill No one to save you, no parents or friends Cause they've already been killed My only aim is to take many lives The more, the better I feel My only pleasure's to hear many cries From dogs, tortured by my steel Cut off your blood from your open body It's not a one to see Facing the blast from the elliptical dive We feel deception to me Pleasure to kill Thank you.</text:p>
          </table:table-cell>
        </table:table-row>
        <table:table-row>
          <table:table-cell office:value-type="string" office:string-value="Megadeth - Tornado of Souls">
            <text:p>Megadeth - Tornado of Souls</text:p>
          </table:table-cell>
          <table:table-cell office:value-type="string" office:string-value=" This is the world I made the call The one that it's all Hey, you never wanted to cry But there was a swell sky Not for the money Not for the fame Not for the power Just no more games But now I'm safe in the Isle of Tornado I can't replace the lies I'm running fast as days go And what if it's trapped inside When I wake I surely die In the eye of the tornado Blow me away You glory love my name You hate me just the same You won't need your breath And soon you'll be your death Not from the years Not from the youth Not from the tears Just self-abuse, but now I'm safe in the Isle of Tornado I can't replace the lies you let a thousand days ago No more living trapped inside, when I will surely die In the Isle of Tornado, blow me away Who's to say, what's for me to say? Who's to say what's for me to be? Who's to say what's for me to do? Cause I think nothing ever be for me The land of opportunity The golden cash for me My future looks so bright I think I see the light guitar solo guitar solo Can't say what's on my mind Can't do what I really feel In this better memory That's where I sleep, I fell in here I've warned you of the fate Proved it too late Your dark whispered words Come to know what this does And now I feel your pain I'll spin you right again My poison fills your head Like a talking wing of death You feel my fingertips You won't forget my lips You feel my cold breath It's a kiss of death you">
            <text:p> This is the world I made the call The one that it's all Hey, you never wanted to cry But there was a swell sky Not for the money Not for the fame Not for the power Just no more games But now I'm safe in the Isle of Tornado I can't replace the lies I'm running fast as days go And what if it's trapped inside When I wake I surely die In the eye of the tornado Blow me away You glory love my name You hate me just the same You won't need your breath And soon you'll be your death Not from the years Not from the youth Not from the tears Just self-abuse, but now I'm safe in the Isle of Tornado I can't replace the lies you let a thousand days ago No more living trapped inside, when I will surely die In the Isle of Tornado, blow me away Who's to say, what's for me to say? Who's to say what's for me to be? Who's to say what's for me to do? Cause I think nothing ever be for me The land of opportunity The golden cash for me My future looks so bright I think I see the light guitar solo guitar solo Can't say what's on my mind Can't do what I really feel In this better memory That's where I sleep, I fell in here I've warned you of the fate Proved it too late Your dark whispered words Come to know what this does And now I feel your pain I'll spin you right again My poison fills your head Like a talking wing of death You feel my fingertips You won't forget my lips You feel my cold breath It's a kiss of death you</text:p>
          </table:table-cell>
        </table:table-row>
        <table:table-row>
          <table:table-cell office:value-type="string" office:string-value="Metallica - Whiplash">
            <text:p>Metallica - Whiplash</text:p>
          </table:table-cell>
          <table:table-cell office:value-type="string" office:string-value=" 🎵 We'll be right back. Eight and nine, a system go, you come to see the show We do our best for the rest, you make it real, you know There's a feeling deep inside, so drop your fucking mind Feeling all the hammerhead, you need it all so bad The thrill of incest, you know You're thrashing all around Acting like a maniac We blast Bang your head against the stage like you never did before Ring your ring, make it bleed, make it really sore You're in a frenzied madness with your lovers and your spice It's all popping all around inside of you tonight The thrillin' starts to blow We got fashion all around Acting like we're media We blast Hero sees your muscle noises piercing your ears Kicks your ass, kicks your face, exploding feeling nerves Now it's time to let it rip, to let it fucking loose We're gathered here to be killed, cause this is what we choose A friendly and sociable Get thrashing all around Acting like a maniac Here we go Whiplash! It's time to hit the road Another town, another gig, a game you will explode Hotel rooms and motorways, life out here is rough We'll never stop, we'll never break, cause we're Metallica With Ritalin, Stussy Flow And Thrashing all around Acting like a maniac I'm a bad boy">
            <text:p> 🎵 We'll be right back. Eight and nine, a system go, you come to see the show We do our best for the rest, you make it real, you know There's a feeling deep inside, so drop your fucking mind Feeling all the hammerhead, you need it all so bad The thrill of incest, you know You're thrashing all around Acting like a maniac We blast Bang your head against the stage like you never did before Ring your ring, make it bleed, make it really sore You're in a frenzied madness with your lovers and your spice It's all popping all around inside of you tonight The thrillin' starts to blow We got fashion all around Acting like we're media We blast Hero sees your muscle noises piercing your ears Kicks your ass, kicks your face, exploding feeling nerves Now it's time to let it rip, to let it fucking loose We're gathered here to be killed, cause this is what we choose A friendly and sociable Get thrashing all around Acting like a maniac Here we go Whiplash! It's time to hit the road Another town, another gig, a game you will explode Hotel rooms and motorways, life out here is rough We'll never stop, we'll never break, cause we're Metallica With Ritalin, Stussy Flow And Thrashing all around Acting like a maniac I'm a bad boy</text:p>
          </table:table-cell>
        </table:table-row>
        <table:table-row>
          <table:table-cell office:value-type="string" office:string-value="Morbid Saint - Lock Up Your Children">
            <text:p>Morbid Saint - Lock Up Your Children</text:p>
          </table:table-cell>
          <table:table-cell office:value-type="string" office:string-value=" 🎵 Lock em up, very tight, got to know, in the night, darkest streets, we will play, in the mines, a missing lot of the children from each job ship found, looking in their minds, the pain starts to pound. When at last they await Insanity, we will take Drunk souls, ass in hell Subject to the slimming hell Of fucking children From the suction valve Looking in Their minds are paid To bow I'm out. guitar solo Like a mob, very tight Left alone in the night Like a street, we were played In the minds of the straight lot Moth-bombed children from destruction found Locating their minds, the pain starts to howl Moth-fucking children of destruction found Looking in their minds, the pain starts to pound The fucking children from these structures found Looking in their mind, the pain starts to pound">
            <text:p> 🎵 Lock em up, very tight, got to know, in the night, darkest streets, we will play, in the mines, a missing lot of the children from each job ship found, looking in their minds, the pain starts to pound. When at last they await Insanity, we will take Drunk souls, ass in hell Subject to the slimming hell Of fucking children From the suction valve Looking in Their minds are paid To bow I'm out. guitar solo Like a mob, very tight Left alone in the night Like a street, we were played In the minds of the straight lot Moth-bombed children from destruction found Locating their minds, the pain starts to howl Moth-fucking children of destruction found Looking in their minds, the pain starts to pound The fucking children from these structures found Looking in their mind, the pain starts to pound</text:p>
          </table:table-cell>
        </table:table-row>
        <table:table-row>
          <table:table-cell office:value-type="string" office:string-value="Mortuary Drape - Primordial">
            <text:p>Mortuary Drape - Primordial</text:p>
          </table:table-cell>
          <table:table-cell office:value-type="string" office:string-value=" Remord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vavavavavavavavavavavavavavavavavavavavavava The great occupation The next group of Satan's united The only possible is who is alive I'm a man of the dark I'm a man of the dark I'm a man of the dark I'm a man of the dark I'm a man of the dark I'm a man of the dark I'm a man of the dark I'm a man of the dark I'm a man of the dark I'm a man of the dark I'm a man of the dark I'm a man of the dark I'm a man of the dark I'm a man of the dark guitar solo There is an animal in me with many scars I like the power of the mix of the two The human power in my head, true by the time With no key I can't escape, I'm in the corner The Curriculum is this world, you nothing fool Conquering evil comes from the light of the dead Lucifer is the Lord, he brings your life He is the brother of Christ, he's back and forth Why is it we hold on?">
            <text:p> Remord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vavavavavavavavavavavavavavavavavavavavavava The great occupation The next group of Satan's united The only possible is who is alive I'm a man of the dark I'm a man of the dark I'm a man of the dark I'm a man of the dark I'm a man of the dark I'm a man of the dark I'm a man of the dark I'm a man of the dark I'm a man of the dark I'm a man of the dark I'm a man of the dark I'm a man of the dark I'm a man of the dark I'm a man of the dark guitar solo There is an animal in me with many scars I like the power of the mix of the two The human power in my head, true by the time With no key I can't escape, I'm in the corner The Curriculum is this world, you nothing fool Conquering evil comes from the light of the dead Lucifer is the Lord, he brings your life He is the brother of Christ, he's back and forth Why is it we hold on?</text:p>
          </table:table-cell>
        </table:table-row>
        <table:table-row>
          <table:table-cell office:value-type="string" office:string-value="Overkill - Elimination">
            <text:p>Overkill - Elimination</text:p>
          </table:table-cell>
          <table:table-cell office:value-type="string" office:string-value=" 🎵 Elimination Elimination Elimination Elimination But hey, just say why not Not just me waiting to write Hey boo, yeah I know It couldn't be easier when I had to go I'm yanking on the floor and I can't seem to get any news Pulling all the stops, your ideals change Well, you got nothing to lose Elimination Elimination Elimination Elimination Eliminate the right, eliminate the wrong Eliminate the weak, eliminate the strong Eliminate your feelings, eliminate too late Eliminate the hope, eliminate, eliminate Eliminate If I had just one more day I turned it all around I made a play I could clean living And take me out of the ground And if I had just one more day I'd send it to your face I'd pull a plug on everyone Eliminate this race We want the cure And we want it now We should hope We don't care how You're making a mess The season, the nation Runaway train to Elimination guitar solo guitar solo Hopeless, there's no doubt Set on a slumber from the inside out Have a look for Last one out cause there's a coffin star Spending all you save and wishing for a little more If I'm looking at the ceiling then I must be Laying on the floor Elimination Elimination Elimination Elimination Thank you. Eliminate the right, eliminate the wrong Eliminate the weak, eliminate the strong Eliminate the feelings, eliminate the late Eliminate the hope, eliminate, eliminate Elimination Elimination Elimination Elimination Eliminate the right, eliminate the wrong Eliminate the weak, eliminate the strong Eliminate the feelings, eliminate the late Eliminate the hope, eliminate the late guitar solo">
            <text:p> 🎵 Elimination Elimination Elimination Elimination But hey, just say why not Not just me waiting to write Hey boo, yeah I know It couldn't be easier when I had to go I'm yanking on the floor and I can't seem to get any news Pulling all the stops, your ideals change Well, you got nothing to lose Elimination Elimination Elimination Elimination Eliminate the right, eliminate the wrong Eliminate the weak, eliminate the strong Eliminate your feelings, eliminate too late Eliminate the hope, eliminate, eliminate Eliminate If I had just one more day I turned it all around I made a play I could clean living And take me out of the ground And if I had just one more day I'd send it to your face I'd pull a plug on everyone Eliminate this race We want the cure And we want it now We should hope We don't care how You're making a mess The season, the nation Runaway train to Elimination guitar solo guitar solo Hopeless, there's no doubt Set on a slumber from the inside out Have a look for Last one out cause there's a coffin star Spending all you save and wishing for a little more If I'm looking at the ceiling then I must be Laying on the floor Elimination Elimination Elimination Elimination Thank you. Eliminate the right, eliminate the wrong Eliminate the weak, eliminate the strong Eliminate the feelings, eliminate the late Eliminate the hope, eliminate, eliminate Elimination Elimination Elimination Elimination Eliminate the right, eliminate the wrong Eliminate the weak, eliminate the strong Eliminate the feelings, eliminate the late Eliminate the hope, eliminate the late guitar solo</text:p>
          </table:table-cell>
        </table:table-row>
        <table:table-row>
          <table:table-cell office:value-type="string" office:string-value="Protector - Mortuary Nightmare">
            <text:p>Protector - Mortuary Nightmare</text:p>
          </table:table-cell>
          <table:table-cell office:value-type="string" office:string-value=" The The The The The The The The The The The The The The The The The The The The The The The The The The sun Face the hell back to the ready life Walls to torn, the mind to bloody torture Loneliness to roads, the time to turn Hell to death, the past, the end of the life We have to be a mastery Death, condemn, assault And to face division We have to be a gallery We all shall die And then we'll fly Mastery nightmare Mastery nightmare Mastery nightmare Sexy nightmare Absent vision come away Jailbird madness Nothing at all to receive Suffering Convulsion Trapping modes Eternity Monstery Nightmare Nightmare Nightmare Nightmare Nightmare Nightmare Nightmare Nightmare Nightmare Nightmare Nightmare Nightmare Nightmare Nightmare Death of fields overcome the soul">
            <text:p> The The The The The The The The The The The The The The The The The The The The The The The The The The sun Face the hell back to the ready life Walls to torn, the mind to bloody torture Loneliness to roads, the time to turn Hell to death, the past, the end of the life We have to be a mastery Death, condemn, assault And to face division We have to be a gallery We all shall die And then we'll fly Mastery nightmare Mastery nightmare Mastery nightmare Sexy nightmare Absent vision come away Jailbird madness Nothing at all to receive Suffering Convulsion Trapping modes Eternity Monstery Nightmare Nightmare Nightmare Nightmare Nightmare Nightmare Nightmare Nightmare Nightmare Nightmare Nightmare Nightmare Nightmare Nightmare Death of fields overcome the soul</text:p>
          </table:table-cell>
        </table:table-row>
        <table:table-row>
          <table:table-cell office:value-type="string" office:string-value="Razor - Take This Torch">
            <text:p>Razor - Take This Torch</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Searching the darkness, searching for the light Looked into the darkness, put it up a fight All your dreams around you, you try to make a run Someone has found you and now you see the sun Bright, light, now you can see where you are Fall out of the universe now You try to escape from your spot But really you're not Take this charge Take this charge Take this charge Take this charge Take this charg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Feel the right hand better, feel the spin of your skin The spirit hits the torture, can't feel your skin Take it to a stairway, take it to a cell Squirt it on your body, it's in the right now Right, left, now you can see where you are More, better than the end of this now You try to escape from this past, but I am not in this dark Take this dark Take this dark Take this touch Take this touch I'm not sure. I'm out.">
            <text:p> The The The The The The The The The The The The The The The The The The The The The The The The The The The The The The The The The The The The The The The The The The The The The The The The The The The The The The The The The Searching the darkness, searching for the light Looked into the darkness, put it up a fight All your dreams around you, you try to make a run Someone has found you and now you see the sun Bright, light, now you can see where you are Fall out of the universe now You try to escape from your spot But really you're not Take this charge Take this charge Take this charge Take this charge Take this charg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Feel the right hand better, feel the spin of your skin The spirit hits the torture, can't feel your skin Take it to a stairway, take it to a cell Squirt it on your body, it's in the right now Right, left, now you can see where you are More, better than the end of this now You try to escape from this past, but I am not in this dark Take this dark Take this dark Take this touch Take this touch I'm not sure. I'm out.</text:p>
          </table:table-cell>
        </table:table-row>
        <table:table-row>
          <table:table-cell office:value-type="string" office:string-value="Slayer - Angel of Death">
            <text:p>Slayer - Angel of Death</text:p>
          </table:table-cell>
          <table:table-cell office:value-type="string" office:string-value=" 🎵 I've spent the meaning of pain The way that I want you to die Slow death, immense decay Shadows that cleanse you of your life Forced in like cattle you run Dipped off your life worth Human mice for the angel of death 400,000 more to die Angel of death Mark to the kingdom of the dead Sadistic Surgeon of demise Sadist of the noblest blood Destroying Without mercy The benefit the Aryan race Surgery With no anesthesia Feel the knife issue intensely Inferior No use to mankind Step down scream Without a dime Angel of Death Monarch to the kingdom of the dead Infamous Butcher Angel of Death Pop a fluid inside your brain Pressuring your skull begins pushing through your eyes Burning flesh jerks away Tests of heat, pressure skin, your mind starts to boil Freeze it cold, crack your lips How long can you last in this frozen water burial? Sold together, joining hands Just a matter of time till Europe is out of harm Millions laid out in their crime of two Sinking ways to achieve the Holocaust Seek the blood, very light Spend your death as it burns deep inside of you Abathur makes eyes that bleed Praying for the end of your wide awake nightmare With the pain, reach out for you His face of death staring down your bloods running cold Jetty cells, dying eyes Feeding off the screams of the mutants he's creating Hypothetic, harmless victims, left to die Rancid, insolent death, flying free guitar solo I'm a monster Angel of Death Marked to the kingdom of the dead Infamous Butcher Angel of Death Angel of Death Thank you.">
            <text:p> 🎵 I've spent the meaning of pain The way that I want you to die Slow death, immense decay Shadows that cleanse you of your life Forced in like cattle you run Dipped off your life worth Human mice for the angel of death 400,000 more to die Angel of death Mark to the kingdom of the dead Sadistic Surgeon of demise Sadist of the noblest blood Destroying Without mercy The benefit the Aryan race Surgery With no anesthesia Feel the knife issue intensely Inferior No use to mankind Step down scream Without a dime Angel of Death Monarch to the kingdom of the dead Infamous Butcher Angel of Death Pop a fluid inside your brain Pressuring your skull begins pushing through your eyes Burning flesh jerks away Tests of heat, pressure skin, your mind starts to boil Freeze it cold, crack your lips How long can you last in this frozen water burial? Sold together, joining hands Just a matter of time till Europe is out of harm Millions laid out in their crime of two Sinking ways to achieve the Holocaust Seek the blood, very light Spend your death as it burns deep inside of you Abathur makes eyes that bleed Praying for the end of your wide awake nightmare With the pain, reach out for you His face of death staring down your bloods running cold Jetty cells, dying eyes Feeding off the screams of the mutants he's creating Hypothetic, harmless victims, left to die Rancid, insolent death, flying free guitar solo I'm a monster Angel of Death Marked to the kingdom of the dead Infamous Butcher Angel of Death Angel of Death Thank you.</text:p>
          </table:table-cell>
        </table:table-row>
        <table:table-row>
          <table:table-cell office:value-type="string" office:string-value="Sodom - Agent Orange">
            <text:p>Sodom - Agent Orange</text:p>
          </table:table-cell>
          <table:table-cell office:value-type="string" office:string-value=" 🎵 We'll be right back. I'm a first-rate, shut it down, the death, down on the farm Assault against the population, suppress the military arms Only you defend the forest, lead last the war They are deprived of their power, education without law Ancient torch Ancient torch Ancient torch Finally doesn't burn All the marks he wears on the go, scars are healed up Gets sucked quick in the very distant souls, they moil the flesh and blood As the ones unlawfully punished, poison till the end of their lives Physical deformity won't be the simple help, still the birth will rise In the dark Ancient knowledge Ancient knowledge The fire doesn't burn All right. All right. All right. guitar solo We'll be right back. guitar solo Greasy chords are crying Waiting for the end In this condition they are dying The ones of the dead Of the deaths of our generations Which circle of transmission There is no way for reparation Must live with chemical agent cards Agent Orange Agent Orange Agent Orange Violent doesn't burn Burn, burn, burn, burn, burn, burn.">
            <text:p> 🎵 We'll be right back. I'm a first-rate, shut it down, the death, down on the farm Assault against the population, suppress the military arms Only you defend the forest, lead last the war They are deprived of their power, education without law Ancient torch Ancient torch Ancient torch Finally doesn't burn All the marks he wears on the go, scars are healed up Gets sucked quick in the very distant souls, they moil the flesh and blood As the ones unlawfully punished, poison till the end of their lives Physical deformity won't be the simple help, still the birth will rise In the dark Ancient knowledge Ancient knowledge The fire doesn't burn All right. All right. All right. guitar solo We'll be right back. guitar solo Greasy chords are crying Waiting for the end In this condition they are dying The ones of the dead Of the deaths of our generations Which circle of transmission There is no way for reparation Must live with chemical agent cards Agent Orange Agent Orange Agent Orange Violent doesn't burn Burn, burn, burn, burn, burn, burn.</text:p>
          </table:table-cell>
        </table:table-row>
        <table:table-row>
          <table:table-cell office:value-type="string" office:string-value="Tankard - Need Money For Beer">
            <text:p>Tankard - Need Money For Beer</text:p>
          </table:table-cell>
          <table:table-cell office:value-type="string" office:string-value=" The The The The The I found a pill, my object of lust But got no money, still drink our must I search for poor consent, what do I find? Use the skinnicks to ward my behind I need a goddamn brew That's why I've come to you You bastard, I hate you I'll kill you, you can lick my butt So pious and gracious When chance isn't very close You bastard, still hate you Make money for the fucking bill You've got the cash, so give it to me They give you all and set me free Expect the fact you can kiss my ass I'll buy your girlfriend a compass class I need a goddamn brew That's why I've come to you You bastards, I hate you I kill you, you can lick my bones So pious and gracious Intention is a very clear You bastards, still hate you Need money for a fucking bill You bastards, I hate you I kill you, you can lick my butt You bastards, still hate you Need money for a fucking thrill For the beer, my object of lust I've got no money, still drink almost I search for pork and chips, what do I find? Use this teenage to run my behind You bastard, I hate you I'll kill you, you can lick my butt So pious, we're gracious Retention isn't very clear You bastards, still hate you Need money for a fucking bill">
            <text:p> The The The The The I found a pill, my object of lust But got no money, still drink our must I search for poor consent, what do I find? Use the skinnicks to ward my behind I need a goddamn brew That's why I've come to you You bastard, I hate you I'll kill you, you can lick my butt So pious and gracious When chance isn't very close You bastard, still hate you Make money for the fucking bill You've got the cash, so give it to me They give you all and set me free Expect the fact you can kiss my ass I'll buy your girlfriend a compass class I need a goddamn brew That's why I've come to you You bastards, I hate you I kill you, you can lick my bones So pious and gracious Intention is a very clear You bastards, still hate you Need money for a fucking bill You bastards, I hate you I kill you, you can lick my butt You bastards, still hate you Need money for a fucking thrill For the beer, my object of lust I've got no money, still drink almost I search for pork and chips, what do I find? Use this teenage to run my behind You bastard, I hate you I'll kill you, you can lick my butt So pious, we're gracious Retention isn't very clear You bastards, still hate you Need money for a fucking bill</text:p>
          </table:table-cell>
        </table:table-row>
        <table:table-row>
          <table:table-cell office:value-type="string" office:string-value="Vio-lence - Eternal Nightmare">
            <text:p>Vio-lence - Eternal Nightmare</text:p>
          </table:table-cell>
          <table:table-cell office:value-type="string" office:string-value=" Welcome to the The The The The The The The The The The The The The The The The The The The The The The The The The The The The The The The The The The The The The The The The The The The The The The The The The The The The The The The The The The We always live to get the best of us. The fates into the wind and you come to the spin The gopher, the air, through the sands and the earth And I look down from the water, father The light in your mind, the truth, the sea The matter, but it's only The grace in your hand, the speed of escape The reality you see, this is just a phase It's all in your trash as you're out of your head Your loose past is all I've ever heard You're digging in from the outside and you'll turn to your breath That's what you're laughing at when you need to rest You're hiding for it to take you again It's a little time to let the whole thing end Your head is filled with nothing but fear And I do love dog, but we're just a team I'm the one in the city With a new passion I'm going to see guitar solo guitar solo I'm a big o'clock, get that to my prime I drink the devil, don't want to die I'm a world in the city of sin Where there's nothing left for me to see Yeah! I'm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E.T. I will remind us your day Never conflicting Your mind is shaking In the wonder and the fear of the sublime We'll see you next time.">
            <text:p> Welcome to the The The The The The The The The The The The The The The The The The The The The The The The The The The The The The The The The The The The The The The The The The The The The The The The The The The The The The The The The The The We always live to get the best of us. The fates into the wind and you come to the spin The gopher, the air, through the sands and the earth And I look down from the water, father The light in your mind, the truth, the sea The matter, but it's only The grace in your hand, the speed of escape The reality you see, this is just a phase It's all in your trash as you're out of your head Your loose past is all I've ever heard You're digging in from the outside and you'll turn to your breath That's what you're laughing at when you need to rest You're hiding for it to take you again It's a little time to let the whole thing end Your head is filled with nothing but fear And I do love dog, but we're just a team I'm the one in the city With a new passion I'm going to see guitar solo guitar solo I'm a big o'clock, get that to my prime I drink the devil, don't want to die I'm a world in the city of sin Where there's nothing left for me to see Yeah! I'm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you come for calling, my life is falling, E.T. I will remind us your day Never conflicting Your mind is shaking In the wonder and the fear of the sublime We'll see you next time.</text:p>
          </table:table-cell>
        </table:table-row>
      </table:table>
      <table:table table:name="songs__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sphyx - Deathhammer">
            <text:p>Asphyx - Deathhammer</text:p>
          </table:table-cell>
          <table:table-cell office:value-type="string" office:string-value=" 🎵 This is true death, hell, you bastards Decades ago, inside our own gun Death and arrest conformed So easy then, for most of our friends But both should never turn to form Changes exist, but our shame begins Respectable never offends The truth is to return, make the greatest man Of all your deeds and repentance For the death never Death never Death never Death never Fogles of war, like rocks in a war Guitars like guns of the fires Let's hope it's true, drops at the mouth In our own right we're just stars They don't give a fuck, these collected fucks Lacking their status on stage A vital call to all those fools We suffer the passage to rage Kill them all Kill them all This is the death of all Kill them all Raging in the faces, lasting for ages It's not good, it's in our trust Death never will stay, death will die again This is our supreme cause Justice, defending, and my soul standing Deliverance is a fatal pill The years of the age, minutes as we preach If you will please that we will Death never Death never Bow down to the death never Death never All your nails Nail your dogs">
            <text:p> 🎵 This is true death, hell, you bastards Decades ago, inside our own gun Death and arrest conformed So easy then, for most of our friends But both should never turn to form Changes exist, but our shame begins Respectable never offends The truth is to return, make the greatest man Of all your deeds and repentance For the death never Death never Death never Death never Fogles of war, like rocks in a war Guitars like guns of the fires Let's hope it's true, drops at the mouth In our own right we're just stars They don't give a fuck, these collected fucks Lacking their status on stage A vital call to all those fools We suffer the passage to rage Kill them all Kill them all This is the death of all Kill them all Raging in the faces, lasting for ages It's not good, it's in our trust Death never will stay, death will die again This is our supreme cause Justice, defending, and my soul standing Deliverance is a fatal pill The years of the age, minutes as we preach If you will please that we will Death never Death never Bow down to the death never Death never All your nails Nail your dogs</text:p>
          </table:table-cell>
        </table:table-row>
        <table:table-row>
          <table:table-cell office:value-type="string" office:string-value="Autopsy - Charred Remains">
            <text:p>Autopsy - Charred Remains</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I'm going to do it now Now I'm going to put you on your face Put you back to your face I'm going to do it now I'm going to do it now Well I'm back to the end, feel the air Pressure's still, burn your hair Sweating in a swishy 80s babe My bones are marked, holding me This was last, I'm now betrayed Dead is dead, I'm in place Twenty to run the entire world away Nothing left to remain Let's go. I'm not going to let you go. Thanks for watching!">
            <text:p> The The The The The The The The The The The The The The The The The The The The The The The The The The The The The The The The The The The The The The The The The The The The The The The The The The The The The The The The The I'm going to do it now Now I'm going to put you on your face Put you back to your face I'm going to do it now I'm going to do it now Well I'm back to the end, feel the air Pressure's still, burn your hair Sweating in a swishy 80s babe My bones are marked, holding me This was last, I'm now betrayed Dead is dead, I'm in place Twenty to run the entire world away Nothing left to remain Let's go. I'm not going to let you go. Thanks for watching!</text:p>
          </table:table-cell>
        </table:table-row>
        <table:table-row>
          <table:table-cell office:value-type="string" office:string-value="Behemoth - Demigod">
            <text:p>Behemoth - Demigod</text:p>
          </table:table-cell>
          <table:table-cell office:value-type="string" office:string-value=" I'm out. We are the blood of the dead All beings are the blood of the dead We are the blood of the dead We are the blood of the dead To be cursed We've been trapped The fate that is lost Has no reward We've led to death The world To the end of our telepathy I will praise for what I've been given Hands up, go wild and don't leave me alone on the street Singers, knock on this Every truth I've ever seen The abyss of my domination The star has appeared before me And it is full of me 🎵 To recover To smooth me and his scars To burn me lost The values we have so great We live to spread like this We don't fear for the words We move in spite of all the assets We start now or never Satan Here we are, obeying the law Redemption through denial Restraint with regard to the sin Reign, sword of the earth Death, reign, night, evil, and death For which more than blasphemy I'm not the king!">
            <text:p> I'm out. We are the blood of the dead All beings are the blood of the dead We are the blood of the dead We are the blood of the dead To be cursed We've been trapped The fate that is lost Has no reward We've led to death The world To the end of our telepathy I will praise for what I've been given Hands up, go wild and don't leave me alone on the street Singers, knock on this Every truth I've ever seen The abyss of my domination The star has appeared before me And it is full of me 🎵 To recover To smooth me and his scars To burn me lost The values we have so great We live to spread like this We don't fear for the words We move in spite of all the assets We start now or never Satan Here we are, obeying the law Redemption through denial Restraint with regard to the sin Reign, sword of the earth Death, reign, night, evil, and death For which more than blasphemy I'm not the king!</text:p>
          </table:table-cell>
        </table:table-row>
        <table:table-row>
          <table:table-cell office:value-type="string" office:string-value="Blood Incantation - Vitrification of Blood (Part 1)">
            <text:p>Blood Incantation - Vitrification of Blood (Part 1)</text:p>
          </table:table-cell>
          <table:table-cell office:value-type="string" office:string-value=" You are All in All in I'm a man. I'm a man Oh I'm not a human being Oh I'm not afraid of the dark Yeah I can't wait To nothingness Peace Suffocating The gas present inside your veins Die! I need to flesh to the ash of pain Fuck! I am the one who is the one I am the one who is the one The fallen men of the father The blood has justified The wounded, the poor, the lame I'm falling in the desert of your mind Fear the pain Fire the blade I'm out. I'm not afraid of the dark guitar solo guitar solo Thank you. I'm not sure. Thank you. I'm not sure. Let's go. Thank you. Thank you. I'm not afraid of the dark guitar solo I'm not gonna let you go I'm not gonna let you go I'm not gonna let you go I'm not gonna let you go">
            <text:p> You are All in All in I'm a man. I'm a man Oh I'm not a human being Oh I'm not afraid of the dark Yeah I can't wait To nothingness Peace Suffocating The gas present inside your veins Die! I need to flesh to the ash of pain Fuck! I am the one who is the one I am the one who is the one The fallen men of the father The blood has justified The wounded, the poor, the lame I'm falling in the desert of your mind Fear the pain Fire the blade I'm out. I'm not afraid of the dark guitar solo guitar solo Thank you. I'm not sure. Thank you. I'm not sure. Let's go. Thank you. Thank you. I'm not afraid of the dark guitar solo I'm not gonna let you go I'm not gonna let you go I'm not gonna let you go I'm not gonna let you go</text:p>
          </table:table-cell>
        </table:table-row>
        <table:table-row>
          <table:table-cell office:value-type="string" office:string-value="Bloodbath - Like Fire">
            <text:p>Bloodbath - Like Fire</text:p>
          </table:table-cell>
          <table:table-cell office:value-type="string" office:string-value=" I am eternal, the ruler of the earth and sky I am infernal, I am on a quest to see the heavens die My fascination with the dead Won't be fulfilled their own, this killing spree And when they dream, that's where my spirit derides And when they scream, a little part of them dies I find my way, into the minds of the weak They'll let us stray, it's now my path that they seek You die before me Your destiny is in my hands You're soon to see My one desire is to rule this world eternally And when they dream That's where my spirit derides And when they scream A little part of them dies I find my way Into the minds of the weak, they'll let us stray It's now my path that they seek You'll never reach me, I am the darkest one You'll never hear me, I might be a creep I make you fear me, I slay your hopes and dreams You're lost forever In this world of mine I devastate your life and crush your every dream No human being will perceive your silence grim The king of rapture will betray your soul tonight This life of yours is soon to end in brutal death Don't look me in the eyes if you're awake Just a glimpse of me will put your life at stake On the horizon I'm the serpent of the dead My eyes will burn your skin and flesh into a crisp Like fire Like fire My fire This very morbid mind of mine Will set a course into an early grave I dress your fate and seal your doom I beat you on the by a turn of flame And when they dream The slam of spirit derides And when they scream, a little part of them dies I find my way into the minds of the weak They're led astray, it's now my path that they seek Don't look me in the eyes if you're awake Just a glimpse of me will put your life at stake I'm the horizon, I'm the serpent of the dead My eyes will burn your skin and flesh into a crisp Red Fire Outro Music">
            <text:p> I am eternal, the ruler of the earth and sky I am infernal, I am on a quest to see the heavens die My fascination with the dead Won't be fulfilled their own, this killing spree And when they dream, that's where my spirit derides And when they scream, a little part of them dies I find my way, into the minds of the weak They'll let us stray, it's now my path that they seek You die before me Your destiny is in my hands You're soon to see My one desire is to rule this world eternally And when they dream That's where my spirit derides And when they scream A little part of them dies I find my way Into the minds of the weak, they'll let us stray It's now my path that they seek You'll never reach me, I am the darkest one You'll never hear me, I might be a creep I make you fear me, I slay your hopes and dreams You're lost forever In this world of mine I devastate your life and crush your every dream No human being will perceive your silence grim The king of rapture will betray your soul tonight This life of yours is soon to end in brutal death Don't look me in the eyes if you're awake Just a glimpse of me will put your life at stake On the horizon I'm the serpent of the dead My eyes will burn your skin and flesh into a crisp Like fire Like fire My fire This very morbid mind of mine Will set a course into an early grave I dress your fate and seal your doom I beat you on the by a turn of flame And when they dream The slam of spirit derides And when they scream, a little part of them dies I find my way into the minds of the weak They're led astray, it's now my path that they seek Don't look me in the eyes if you're awake Just a glimpse of me will put your life at stake I'm the horizon, I'm the serpent of the dead My eyes will burn your skin and flesh into a crisp Red Fire Outro Music</text:p>
          </table:table-cell>
        </table:table-row>
        <table:table-row>
          <table:table-cell office:value-type="string" office:string-value="Bolt Thrower - When Cannons Fade">
            <text:p>Bolt Thrower - When Cannons Fade</text:p>
          </table:table-cell>
          <table:table-cell office:value-type="string" office:string-value=" 🎵 Thank you. Into the age of medicine The blind is warned A tyranny that never ceased In open source of war When challenge comes Now the giants are silenced End of their storm The final argument of kings Over transformed With giant skis I'm not afraid of the dark As the silence grows Strangely embracing the resilience of the land Tea in the soul Conference still remains Horror amongst the fates Ashes keep on falling I close my eyes And even now The distant memories Remains of the last moment To be played When silence fades Thank you. Thank you.">
            <text:p> 🎵 Thank you. Into the age of medicine The blind is warned A tyranny that never ceased In open source of war When challenge comes Now the giants are silenced End of their storm The final argument of kings Over transformed With giant skis I'm not afraid of the dark As the silence grows Strangely embracing the resilience of the land Tea in the soul Conference still remains Horror amongst the fates Ashes keep on falling I close my eyes And even now The distant memories Remains of the last moment To be played When silence fades Thank you. Thank you.</text:p>
          </table:table-cell>
        </table:table-row>
        <table:table-row>
          <table:table-cell office:value-type="string" office:string-value="Cannibal Corpse - Evisceration Plague">
            <text:p>Cannibal Corpse - Evisceration Plague</text:p>
          </table:table-cell>
          <table:table-cell office:value-type="string" office:string-value=" 🎵 Spear of metal pathogens, a devil's design The dark side of science breeds a weapon of war Contagious killing and internal distress Homicide or suicide will be the cause of death Eternal organs altered by the disease Your brain disabled by the constant pain Erratic actions lead my thoughts to the blade I've lost control, I've lost control Made for your life, you won't escape the night Your fate was sealed today Disease has spread, you pray for death Evisceration plague Stabbing, compulsion, overwhelmed by mine Terrorized, screaming, flows the dust on my knife I rise to blade from the chest to the crotch Organs and ashes fall to the ground Paid for your life, you won't escape the night Your fate was sealed today Diseases spread, you pray for death Evisceration plague Driven to kill, this is not my will, I am compelled to slay Invisible foe, takes control, evisceration play Unable to receive of invisible effect In a disease causing outbreaks of violence They tear themselves apart, all four covers the ground Fist-tripped, torn, forcefully, from the abdomen Intestines of the blood cannot escape my grip Surging, cool incisions, devoid of resting carbon The dream is taken home, disabalance complete Power of the curse on my mind, my angels are in my hands My angels are in my hands, my angels are in my hands Plague leads to death Plague leads to death Plague leads to death Plague leads to death Disease will spread and cover the world Necessity, the end of our time Scavengers will eat the remains of man Our extinction was by our design Think for your life, you won't escape the night Your fate was sealed today Disease is right, you pray for death Evisceration plague Driven to kill, this is not my will I am compelled to slay Invisible foe, takes control Evisceration plague Thanks for watching!">
            <text:p> 🎵 Spear of metal pathogens, a devil's design The dark side of science breeds a weapon of war Contagious killing and internal distress Homicide or suicide will be the cause of death Eternal organs altered by the disease Your brain disabled by the constant pain Erratic actions lead my thoughts to the blade I've lost control, I've lost control Made for your life, you won't escape the night Your fate was sealed today Disease has spread, you pray for death Evisceration plague Stabbing, compulsion, overwhelmed by mine Terrorized, screaming, flows the dust on my knife I rise to blade from the chest to the crotch Organs and ashes fall to the ground Paid for your life, you won't escape the night Your fate was sealed today Diseases spread, you pray for death Evisceration plague Driven to kill, this is not my will, I am compelled to slay Invisible foe, takes control, evisceration play Unable to receive of invisible effect In a disease causing outbreaks of violence They tear themselves apart, all four covers the ground Fist-tripped, torn, forcefully, from the abdomen Intestines of the blood cannot escape my grip Surging, cool incisions, devoid of resting carbon The dream is taken home, disabalance complete Power of the curse on my mind, my angels are in my hands My angels are in my hands, my angels are in my hands Plague leads to death Plague leads to death Plague leads to death Plague leads to death Disease will spread and cover the world Necessity, the end of our time Scavengers will eat the remains of man Our extinction was by our design Think for your life, you won't escape the night Your fate was sealed today Disease is right, you pray for death Evisceration plague Driven to kill, this is not my will I am compelled to slay Invisible foe, takes control Evisceration plague Thanks for watching!</text:p>
          </table:table-cell>
        </table:table-row>
        <table:table-row>
          <table:table-cell office:value-type="string" office:string-value="Dead Congregation - Teeth Into Red">
            <text:p>Dead Congregation - Teeth Into Red</text:p>
          </table:table-cell>
          <table:table-cell office:value-type="string" office:string-value=" Smash Red Team Dead On the floor On the floor to my rats 21 years ago so I am far from being a man And the flesh And the game Is blue I pray I pray I fucking pray I pray I pray I pray Help me Help me Help me Help me Help me Help me Help me I'm not alone Thank you. Thank you. Yeah! Thank you. Thank you. Thank you. Theos Abish Idin Abish E-e-e-e-e-e-e now I'm sorry. Thanks for watching!">
            <text:p> Smash Red Team Dead On the floor On the floor to my rats 21 years ago so I am far from being a man And the flesh And the game Is blue I pray I pray I fucking pray I pray I pray I pray Help me Help me Help me Help me Help me Help me Help me I'm not alone Thank you. Thank you. Yeah! Thank you. Thank you. Thank you. Theos Abish Idin Abish E-e-e-e-e-e-e now I'm sorry. Thanks for watching!</text:p>
          </table:table-cell>
        </table:table-row>
        <table:table-row>
          <table:table-cell office:value-type="string" office:string-value="Death - Flesh and the Power It Holds">
            <text:p>Death - Flesh and the Power It Holds</text:p>
          </table:table-cell>
          <table:table-cell office:value-type="string" office:string-value=" 🎵 guitar solo I don't know. But I will say it again When you lift the flesh It's the beginning of the end It'll take you in It'll spit you out Behold the flesh And the power it holds Passion is poison laced with pleasure, bitter sweet One of many types of that hides deep beneath It'll take you in, it'll spit you out Rehold the flesh, bring the power and hold Touch Taste Breathe Go down We take a bow, all we need you, for the first encounter We know it now, so let's go, or we'll speak no more Like a wind upon your face You can't see it but you know it's there We'll be the shows, the silent face Don't be prepared I'm out. I love you. ¶¶ guitar solo so Pass burns like fire carried by the wind The end of a time, a time to begin It'll take you in, no spit you out Behold the flesh, when the power it holds It's built you up One way and turns right back down It's time to begin The end of a time It'll take you in And it'll fit you out Behold the flesh Where the power it Holds Touch Taste Breathe Consound Did you know, already knew From the first encounter We're now in hell To last hell We'll speak no more Like a wind, a blinding face You can't see the way you stare No big shows, it's a nice face Just be prepared">
            <text:p> 🎵 guitar solo I don't know. But I will say it again When you lift the flesh It's the beginning of the end It'll take you in It'll spit you out Behold the flesh And the power it holds Passion is poison laced with pleasure, bitter sweet One of many types of that hides deep beneath It'll take you in, it'll spit you out Rehold the flesh, bring the power and hold Touch Taste Breathe Go down We take a bow, all we need you, for the first encounter We know it now, so let's go, or we'll speak no more Like a wind upon your face You can't see it but you know it's there We'll be the shows, the silent face Don't be prepared I'm out. I love you. ¶¶ guitar solo so Pass burns like fire carried by the wind The end of a time, a time to begin It'll take you in, no spit you out Behold the flesh, when the power it holds It's built you up One way and turns right back down It's time to begin The end of a time It'll take you in And it'll fit you out Behold the flesh Where the power it Holds Touch Taste Breathe Consound Did you know, already knew From the first encounter We're now in hell To last hell We'll speak no more Like a wind, a blinding face You can't see the way you stare No big shows, it's a nice face Just be prepared</text:p>
          </table:table-cell>
        </table:table-row>
        <table:table-row>
          <table:table-cell office:value-type="string" office:string-value="Deathspell Omega - Abscission">
            <text:p>Deathspell Omega - Abscission</text:p>
          </table:table-cell>
          <table:table-cell office:value-type="string" office:string-value=" Outro Music Even the racist sins of litigation is by no means much would separate them The den of serpents, the north of light were corrupted bread And the brazen spirit of mystic heaven above, ancient or of the cross Brilliant by Halo, strong breeze, and instinct, tussled by vermin The strong take heed of the witnesses inside Covered with white white old wounds Seek the fire in the arteries Heed the scoff of a sin of blood Of our stronghold The trouble of the invaders goes away The grave, the smirking, the beating, the death boy The growing heat, the setting fire, the storm and the vigor It will never occur in the pure agree Impressive, the spirit is at war Thank you. The power of the nation Shall be right into the earth Yes, to the gods The great God very dead I shall help the poor All kids of the earth The dark spirit Will separate from death All that's on me Yellow paint me brilliant Arch of a fraud Be my child Be a prophet From the nipple To the sky All is like staring cards I'm way off the chain I'm way off the chain The text of change, the form of unknowable, the ears of the asters, and the siren of the And In a dream of exorcism, humiliation The heartbreak is less than a second The head is held from the top The revivor is going to break The pain is so strong The pain is still on the rise A guilty world in brass The ground is shaking like a cave The market, the tunnel I remain I will live I'm a man of my word The end turns from the wrong Be my child, be my promise The blood is the supernature All of life is not yours Arise from the world Feel the chill Feel the strength See the blood In the supernumerary All the pain The starry heart you">
            <text:p> Outro Music Even the racist sins of litigation is by no means much would separate them The den of serpents, the north of light were corrupted bread And the brazen spirit of mystic heaven above, ancient or of the cross Brilliant by Halo, strong breeze, and instinct, tussled by vermin The strong take heed of the witnesses inside Covered with white white old wounds Seek the fire in the arteries Heed the scoff of a sin of blood Of our stronghold The trouble of the invaders goes away The grave, the smirking, the beating, the death boy The growing heat, the setting fire, the storm and the vigor It will never occur in the pure agree Impressive, the spirit is at war Thank you. The power of the nation Shall be right into the earth Yes, to the gods The great God very dead I shall help the poor All kids of the earth The dark spirit Will separate from death All that's on me Yellow paint me brilliant Arch of a fraud Be my child Be a prophet From the nipple To the sky All is like staring cards I'm way off the chain I'm way off the chain The text of change, the form of unknowable, the ears of the asters, and the siren of the And In a dream of exorcism, humiliation The heartbreak is less than a second The head is held from the top The revivor is going to break The pain is so strong The pain is still on the rise A guilty world in brass The ground is shaking like a cave The market, the tunnel I remain I will live I'm a man of my word The end turns from the wrong Be my child, be my promise The blood is the supernature All of life is not yours Arise from the world Feel the chill Feel the strength See the blood In the supernumerary All the pain The starry heart you</text:p>
          </table:table-cell>
        </table:table-row>
        <table:table-row>
          <table:table-cell office:value-type="string" office:string-value="Deicide - Sacrificial Suicide">
            <text:p>Deicide - Sacrificial Suicide</text:p>
          </table:table-cell>
          <table:table-cell office:value-type="string" office:string-value=" The The The The The The The The The The The The The The The Slay the night, the roots of fire, Feel the wrath of suicide Take your spear, hold your spear, In your darkness, in your grace Come beneath, be as a myth Open up, find holiness Father, take us, And let me love thy holy things Suicide sacrifice Destruction of holy life Beyond the following night Slay the sacrifice We all face a fate Sins of obscenity A face of fate Say done Two times sacrifice Broke me to sleep at night Lost me to reality Say done Nature will flag a bet Stained on hell It's a blasphemy Say done Sacrifice to find A resource for the light Be fast as a faith Say done Death to hell And my life Wrath of God Satan in my soul, blessed with fire, thrown out of stone Satan, I must die, in my way, step in pain Satan, to abide in my life, I must die Satan Still alive, sacrifice, lost to people deep inside In the past, never lied, take away the immortal life Demigods, Satan, commit the body to the ground Father Satan, I'll find peace when I'm gone Still a sacrifice, destruction of all he likes And out of my holy name, stand and sacrifice Take me!">
            <text:p> The The The The The The The The The The The The The The The Slay the night, the roots of fire, Feel the wrath of suicide Take your spear, hold your spear, In your darkness, in your grace Come beneath, be as a myth Open up, find holiness Father, take us, And let me love thy holy things Suicide sacrifice Destruction of holy life Beyond the following night Slay the sacrifice We all face a fate Sins of obscenity A face of fate Say done Two times sacrifice Broke me to sleep at night Lost me to reality Say done Nature will flag a bet Stained on hell It's a blasphemy Say done Sacrifice to find A resource for the light Be fast as a faith Say done Death to hell And my life Wrath of God Satan in my soul, blessed with fire, thrown out of stone Satan, I must die, in my way, step in pain Satan, to abide in my life, I must die Satan Still alive, sacrifice, lost to people deep inside In the past, never lied, take away the immortal life Demigods, Satan, commit the body to the ground Father Satan, I'll find peace when I'm gone Still a sacrifice, destruction of all he likes And out of my holy name, stand and sacrifice Take me!</text:p>
          </table:table-cell>
        </table:table-row>
        <table:table-row>
          <table:table-cell office:value-type="string" office:string-value="Demigod - Slumber of Sullen Eyes">
            <text:p>Demigod - Slumber of Sullen Eyes</text:p>
          </table:table-cell>
          <table:table-cell office:value-type="string" office:string-value=" You We'll be right back. I've said with all my faith in the silence But the strife of leaving behind You never died, but you placed your king And you thought that it was only mortal Your soul will burn to dying Darkness grows in your light As the prince of light forgotten In the regions of the swampy They are silent in cases And beating at the sound The Famous existence under the air But in darkness they burn The souls of sorrow, the bleeding tears I'm sorry. It's the peace of the country In the places of the slumber In the silent countries The frightened souls of the soldiers guitar solo I'm out. The I'm not going to let you go. I'm sorry Thunder I'm sorry Thunder I'm sorry Thunder I'm sorry Thank you.">
            <text:p> You We'll be right back. I've said with all my faith in the silence But the strife of leaving behind You never died, but you placed your king And you thought that it was only mortal Your soul will burn to dying Darkness grows in your light As the prince of light forgotten In the regions of the swampy They are silent in cases And beating at the sound The Famous existence under the air But in darkness they burn The souls of sorrow, the bleeding tears I'm sorry. It's the peace of the country In the places of the slumber In the silent countries The frightened souls of the soldiers guitar solo I'm out. The I'm not going to let you go. I'm sorry Thunder I'm sorry Thunder I'm sorry Thunder I'm sorry Thank you.</text:p>
          </table:table-cell>
        </table:table-row>
        <table:table-row>
          <table:table-cell office:value-type="string" office:string-value="Demilich - Emptiness of Vanishing">
            <text:p>Demilich - Emptiness of Vanishing</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The sea, the trees are falling More birds, good things they can find when left And more silver wings that come blue As the earth is replaced by emptiness So take them all to those Who try to save the dark, the powerless The thoughts disappear and it's no more No one feels it, it's just a cold mess Let's go. I'm a monster The sea is nothing but a lovely nightless day And I will also be gone I'm out.">
            <text:p> The The The The The The The The The The The The The The The The The The The The The The The The The The The The The The The The The The The The The The The The The The The The The The The The The The The The The The The The The The sea, the trees are falling More birds, good things they can find when left And more silver wings that come blue As the earth is replaced by emptiness So take them all to those Who try to save the dark, the powerless The thoughts disappear and it's no more No one feels it, it's just a cold mess Let's go. I'm a monster The sea is nothing but a lovely nightless day And I will also be gone I'm out.</text:p>
          </table:table-cell>
        </table:table-row>
        <table:table-row>
          <table:table-cell office:value-type="string" office:string-value="Disembowelment - The Tree of Life and Death">
            <text:p>Disembowelment - The Tree of Life and Death</text:p>
          </table:table-cell>
          <table:table-cell office:value-type="string" office:string-value=" The The The The The I'm not going to lie. The wind, the waves of sin and fear They will stay in their state, in their own The truth will move, the world will be changed As the evil will get their share I'm sorry. The place is lost for me The only way back This world is mine The rest is yours It's mine And it's mine Die Die I'll throw you over the top, it ain't for you You're losing your way You're losing your way It's all over now You're losing your way You're losing your way DERR DERR The world is full of lies, lies and lies. I will tell you my life, I will tell you my secrets I will not let you go I'm I'm I'm I'm I'm I'm I'm I'm I'm I'm I'm I'm We'll be right back. I'm out. War War I'm sorry. One is all Three One Three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I'm not going to let you go. I am the end of this world The end of my destiny The end of my destiny Thank you. Thanks for watching! Thank you.">
            <text:p> The The The The The I'm not going to lie. The wind, the waves of sin and fear They will stay in their state, in their own The truth will move, the world will be changed As the evil will get their share I'm sorry. The place is lost for me The only way back This world is mine The rest is yours It's mine And it's mine Die Die I'll throw you over the top, it ain't for you You're losing your way You're losing your way It's all over now You're losing your way You're losing your way DERR DERR The world is full of lies, lies and lies. I will tell you my life, I will tell you my secrets I will not let you go I'm I'm I'm I'm I'm I'm I'm I'm I'm I'm I'm I'm We'll be right back. I'm out. War War I'm sorry. One is all Three One Three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I'm not going to let you go. I am the end of this world The end of my destiny The end of my destiny Thank you. Thanks for watching! Thank you.</text:p>
          </table:table-cell>
        </table:table-row>
        <table:table-row>
          <table:table-cell office:value-type="string" office:string-value="Disma - Chaos Apparition">
            <text:p>Disma - Chaos Apparition</text:p>
          </table:table-cell>
          <table:table-cell office:value-type="string" office:string-value=" 🎵 🎵 🎵 🎵 🎵 🎵 🎵 🎵 🎵 🎵 🎵 🎵 🎵 🎵 🎵 From the fish into the earth and beyond Death And Supernatural essence In a place with the ocean A dream of the gods In a life of stars I see the light I have to see I see the light I'm going to be the best I'll keep on dreaming I'm not a man The boundary to possess me Chaos Abolition Force All of you Chaos and deletion Fools of the past I'm not sure I'm not sure I'm not sure I'm not sure I'm not sure Supernatural is this Ecoplasmic capture Of the interworld When life is lost">
            <text:p> 🎵 🎵 🎵 🎵 🎵 🎵 🎵 🎵 🎵 🎵 🎵 🎵 🎵 🎵 🎵 From the fish into the earth and beyond Death And Supernatural essence In a place with the ocean A dream of the gods In a life of stars I see the light I have to see I see the light I'm going to be the best I'll keep on dreaming I'm not a man The boundary to possess me Chaos Abolition Force All of you Chaos and deletion Fools of the past I'm not sure I'm not sure I'm not sure I'm not sure I'm not sure Supernatural is this Ecoplasmic capture Of the interworld When life is lost</text:p>
          </table:table-cell>
        </table:table-row>
        <table:table-row>
          <table:table-cell office:value-type="string" office:string-value="Dismember - And So Is Life">
            <text:p>Dismember - And So Is Life</text:p>
          </table:table-cell>
          <table:table-cell office:value-type="string" office:string-value=" The The The The The Anger inside Why is it fun to go wrong? Simple suicide And the impassable As the fire begins We hear a dire sign The weapon for every man In the land of the dying Works behind the arm And this fate Will be out of sight Right beyond the gates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That's all you have, and nobody's black yet My bed is a blade Lighting me up so silent, you can't make me bleed All that I was gone, and I'm lying with you I'm so blind, I'm sick I'm nothing to me, I'm no again And then I'm, I'm in a late I'm fucking like a narrow link We'll be right back. I have my life, I'm walking to myself I accept the death, the loss of my life Here's the pain, like I am Pull up to death, I've got my life back I'm so fine, I'm safe, next week, my death And so is life Thank you.">
            <text:p> The The The The The Anger inside Why is it fun to go wrong? Simple suicide And the impassable As the fire begins We hear a dire sign The weapon for every man In the land of the dying Works behind the arm And this fate Will be out of sight Right beyond the gates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I'm not a man That's all you have, and nobody's black yet My bed is a blade Lighting me up so silent, you can't make me bleed All that I was gone, and I'm lying with you I'm so blind, I'm sick I'm nothing to me, I'm no again And then I'm, I'm in a late I'm fucking like a narrow link We'll be right back. I have my life, I'm walking to myself I accept the death, the loss of my life Here's the pain, like I am Pull up to death, I've got my life back I'm so fine, I'm safe, next week, my death And so is life Thank you.</text:p>
          </table:table-cell>
        </table:table-row>
        <table:table-row>
          <table:table-cell office:value-type="string" office:string-value="Dream Unending - In Cipher I Weep">
            <text:p>Dream Unending - In Cipher I Weep</text:p>
          </table:table-cell>
          <table:table-cell office:value-type="string" office:string-value=" 🎵 I'm not afraid of the dark Peace, lies beneath The colors of this game The sun Brought You self-love The power Yes, it's good Light the fires Take from you My pain Death's son, I cry Death's life, still I pray Life's pain, try to escape I'm a I'm a I'm a I'm a I'm a I'm a I'm a Confront the mystic, the disordered Go I'm going to take a look at the The I'm not sure if I'm going to be able to do it. I'm not afraid of the dark I'm not afraid of the dark Yeah. The Lord is with me I am free like a bird The sun is setting The sun is setting The sun is setting Thank you. Thank you.">
            <text:p> 🎵 I'm not afraid of the dark Peace, lies beneath The colors of this game The sun Brought You self-love The power Yes, it's good Light the fires Take from you My pain Death's son, I cry Death's life, still I pray Life's pain, try to escape I'm a I'm a I'm a I'm a I'm a I'm a I'm a Confront the mystic, the disordered Go I'm going to take a look at the The I'm not sure if I'm going to be able to do it. I'm not afraid of the dark I'm not afraid of the dark Yeah. The Lord is with me I am free like a bird The sun is setting The sun is setting The sun is setting Thank you. Thank you.</text:p>
          </table:table-cell>
        </table:table-row>
        <table:table-row>
          <table:table-cell office:value-type="string" office:string-value="Krypts - Open the Crypt">
            <text:p>Krypts - Open the Crypt</text:p>
          </table:table-cell>
          <table:table-cell office:value-type="string" office:string-value=" The I'm going to go to the next one. Thank you. Thank you. The world is in chaos The angel of magic I hope that maybe sometime You will be able to reach me The end of the world The end of the world The end of the world The end of the world The end of the world The end of the world The end of the world The end of the world A pleasant dark The ghost of Sarah Tearing through the clouds of darkness Coming in a vision of us I'm a man of my word The dark devil is the light of the day I'm a man of my word The blood is the life of the beast I'm nothing other A son of the sea, let's do everything Go down to the sea Up on the ground We'll leave the pages of time Up on the ground He will take my hand and fight Thanks for watching!">
            <text:p> The I'm going to go to the next one. Thank you. Thank you. The world is in chaos The angel of magic I hope that maybe sometime You will be able to reach me The end of the world The end of the world The end of the world The end of the world The end of the world The end of the world The end of the world The end of the world A pleasant dark The ghost of Sarah Tearing through the clouds of darkness Coming in a vision of us I'm a man of my word The dark devil is the light of the day I'm a man of my word The blood is the life of the beast I'm nothing other A son of the sea, let's do everything Go down to the sea Up on the ground We'll leave the pages of time Up on the ground He will take my hand and fight Thanks for watching!</text:p>
          </table:table-cell>
        </table:table-row>
        <table:table-row>
          <table:table-cell office:value-type="string" office:string-value="Morbid Angel - Immortal Rites">
            <text:p>Morbid Angel - Immortal Rites</text:p>
          </table:table-cell>
          <table:table-cell office:value-type="string" office:string-value=" 🎵 As the forest begins to grind, the darkness finds a light Call upon the Immortal, call upon the young sons to keep their seed Free as the fog, you will wait Resurrection lies, making slow the darkness Ooh, enlighten us until you wait Journey to a world of mindlessness, streets of hurt and flaw Hunting once, you're the rule, some city undefined Shadows cast, days and weeks, loss and centuries Lords of death, I've come to heal, without a bit of praise Cast your spells, run alive, that's the name of the ship Give some people mortality Spare those who seek it in here I'm ready We'll be right back. The end of the forest takes the brides The conscious minds are lied Colour burning mortals Colour burning hordes Flutuating in the sea Freedom's just our healing ways I'm the rising light Beatings from the darkness Who is blinding us to your ways? I'm a mortal I'm">
            <text:p> 🎵 As the forest begins to grind, the darkness finds a light Call upon the Immortal, call upon the young sons to keep their seed Free as the fog, you will wait Resurrection lies, making slow the darkness Ooh, enlighten us until you wait Journey to a world of mindlessness, streets of hurt and flaw Hunting once, you're the rule, some city undefined Shadows cast, days and weeks, loss and centuries Lords of death, I've come to heal, without a bit of praise Cast your spells, run alive, that's the name of the ship Give some people mortality Spare those who seek it in here I'm ready We'll be right back. The end of the forest takes the brides The conscious minds are lied Colour burning mortals Colour burning hordes Flutuating in the sea Freedom's just our healing ways I'm the rising light Beatings from the darkness Who is blinding us to your ways? I'm a mortal I'm</text:p>
          </table:table-cell>
        </table:table-row>
        <table:table-row>
          <table:table-cell office:value-type="string" office:string-value="Mythic - Winter Solstice">
            <text:p>Mythic - Winter Solstice</text:p>
          </table:table-cell>
          <table:table-cell office:value-type="string" office:string-value=" Thank you for watching. I'm not going to let you go. I'm not a man, I'm not a man I'm The I'm I'm out. Die!">
            <text:p> Thank you for watching. I'm not going to let you go. I'm not a man, I'm not a man I'm The I'm I'm out. Die!</text:p>
          </table:table-cell>
        </table:table-row>
        <table:table-row>
          <table:table-cell office:value-type="string" office:string-value="Obituary - Infected">
            <text:p>Obituary - Infected</text:p>
          </table:table-cell>
          <table:table-cell office:value-type="string" office:string-value=" The I'm sorry. guitar solo guitar solo I believe in hope Give the test of love The light of the sun The pain of the soul The meaning of the heart The thought of love Give the test of love The test of love The light of the sun They love the world And They love the world And they love the world And they love the world You love the soul You want to steal I'm out of style I'm out of the pain Yes, I am No! Killing sent you to your grave Dying to the one they saved Tearing reached you off your limbs Infected soul Infected soul Infected Feeling reaching of your skin Infected Infected Coming to the end of life Day after night is here guitar solo guitar solo We'll be right back.">
            <text:p> The I'm sorry. guitar solo guitar solo I believe in hope Give the test of love The light of the sun The pain of the soul The meaning of the heart The thought of love Give the test of love The test of love The light of the sun They love the world And They love the world And they love the world And they love the world You love the soul You want to steal I'm out of style I'm out of the pain Yes, I am No! Killing sent you to your grave Dying to the one they saved Tearing reached you off your limbs Infected soul Infected soul Infected Feeling reaching of your skin Infected Infected Coming to the end of life Day after night is here guitar solo guitar solo We'll be right back.</text:p>
          </table:table-cell>
        </table:table-row>
        <table:table-row>
          <table:table-cell office:value-type="string" office:string-value="Portal - Abysmill">
            <text:p>Portal - Abysmill</text:p>
          </table:table-cell>
          <table:table-cell office:value-type="string" office:string-value=" I'm a natural horror A world torn up Revoluted, precision Future of life's old brew Souls in the gut The contract is a little small True, it leads to another Scarlet has been Forbidden of denarius Haunting the homes whose now do No matter, we need to see the end For this is all a dark and nothing Now you're king and debauched Birthing Libra Arcane war All cities broken Stitching the leather Symmetry Blasphemy I'm not a liar so so so I'm going to go to the next one. Thanks for watching!">
            <text:p> I'm a natural horror A world torn up Revoluted, precision Future of life's old brew Souls in the gut The contract is a little small True, it leads to another Scarlet has been Forbidden of denarius Haunting the homes whose now do No matter, we need to see the end For this is all a dark and nothing Now you're king and debauched Birthing Libra Arcane war All cities broken Stitching the leather Symmetry Blasphemy I'm not a liar so so so I'm going to go to the next one. Thanks for watching!</text:p>
          </table:table-cell>
        </table:table-row>
        <table:table-row>
          <table:table-cell office:value-type="string" office:string-value="Possessed - Fallen Angel">
            <text:p>Possessed - Fallen Angel</text:p>
          </table:table-cell>
          <table:table-cell office:value-type="string" office:string-value=" The The The The The The The The The The The The The The 🎵 Deceiving nature for a name our God will reveal You know the rise of darkness and the fall of so known as hell Falling angel of distrust God is down down below Where he lost the power of that soul to me Why that mind, keep holding, with its hands Where he made, merciless, range of fear Someone rest, into hell The light of the eye is burning out, glowing in his eyes Down below, a manor of tears and sorrows And the sun becomes a flame, burning in his soul Breathing pain and passion into the mind of a fool Poison my head Evil play, work and try When you beg, merciless Waste of health, someone left Is it real? Let's go. Thanks for watching!">
            <text:p> The The The The The The The The The The The The The The 🎵 Deceiving nature for a name our God will reveal You know the rise of darkness and the fall of so known as hell Falling angel of distrust God is down down below Where he lost the power of that soul to me Why that mind, keep holding, with its hands Where he made, merciless, range of fear Someone rest, into hell The light of the eye is burning out, glowing in his eyes Down below, a manor of tears and sorrows And the sun becomes a flame, burning in his soul Breathing pain and passion into the mind of a fool Poison my head Evil play, work and try When you beg, merciless Waste of health, someone left Is it real? Let's go. Thanks for watching!</text:p>
          </table:table-cell>
        </table:table-row>
        <table:table-row>
          <table:table-cell office:value-type="string" office:string-value="Ulcerate - Extinguished Light">
            <text:p>Ulcerate - Extinguished Light</text:p>
          </table:table-cell>
          <table:table-cell office:value-type="string" office:string-value=" 🎵 so The last breath of the waves and the blood of the dead We will never fall to the surface The The blood of the blood, the blood of the blood May be the same It cannot be the only time There is no hope to reach the end The path of the lost is the way of the hopeless man In the fall, time will change The world will finish, the pain will end The enemy will join, the day will end The blood runs through my veins Blood runs in my veins Blood runs In my veins Blood runs in my veins I'm coming Bring me Your soul And turn me Into You I'm not afraid I'm not afraid I'm not afraid I'm not afraid I'm not afraid I'm not afraid I'm not afraid I'm not afraid I'm not afraid I'm not afraid I'm not afraid I'm not afraid I'm not afraid I'm not afraid Weakness Shelter the dark The Incomparable Monster Fantasy so I'm ready I'm ready I'm ready I'm ready I'm ready I'm ready I'm ready I'm ready I'm ready I'm ready I'm ready I'm ready I'm ready I'm ready No war In the desert They will vanish We are the people And all this Is Hell We'll be right back. I'm a monster Right within Extinguish This light Which befall Lost This World I'm not a man">
            <text:p> 🎵 so The last breath of the waves and the blood of the dead We will never fall to the surface The The blood of the blood, the blood of the blood May be the same It cannot be the only time There is no hope to reach the end The path of the lost is the way of the hopeless man In the fall, time will change The world will finish, the pain will end The enemy will join, the day will end The blood runs through my veins Blood runs in my veins Blood runs In my veins Blood runs in my veins I'm coming Bring me Your soul And turn me Into You I'm not afraid I'm not afraid I'm not afraid I'm not afraid I'm not afraid I'm not afraid I'm not afraid I'm not afraid I'm not afraid I'm not afraid I'm not afraid I'm not afraid I'm not afraid I'm not afraid Weakness Shelter the dark The Incomparable Monster Fantasy so I'm ready I'm ready I'm ready I'm ready I'm ready I'm ready I'm ready I'm ready I'm ready I'm ready I'm ready I'm ready I'm ready I'm ready No war In the desert They will vanish We are the people And all this Is Hell We'll be right back. I'm a monster Right within Extinguish This light Which befall Lost This World I'm not a man</text:p>
          </table:table-cell>
        </table:table-row>
        <table:table-row>
          <table:table-cell office:value-type="string" office:string-value="Épitaphe - Melancholia">
            <text:p>Épitaphe - Melancholia</text:p>
          </table:table-cell>
          <table:table-cell office:value-type="string" office:string-value=" The so so The The The The The The city of our dreams Not this way A force of what we are Dominus Vicious, desire to murder Vicious Posing on such a curse, the one of flesh The sense is cold and strong The sense of shame, a virtue A dread darkness, my leader Frozen, just used to the torment of years We, rid from our sad present day Brethren, suffer as a curse of war The end I'm not afraid of the dark The The world, sprang on the surface, center of our fates, and of the swimming And for support we are made of structures The sceptre of fiends, buzzing in tempting cheers The eye of flesh marching towards the street And now Spider of the surface, center of all things Darkness within, darkness within A voice, a voice of what we are Amidst the truth, six million years In the sink of tragic tears, in the flesh The I'm not afraid of the dark Thank you. The The Thank you. Thank you. Follow me You're tomorrow Now In a state of isolation Into the darkness white Into black Into black I need you now It's real I need you now I'm sorry. And we shall be saved And we shall be saved All the same All the same He breathes He raised the world up He raised He raised the world up I'm out. I'm a fool I'm a fool I'm a fool I'm a fool I'm a fool I'm a fool I'm a fool I'm a fool I'm a fool I'm a fool I'm a fool I'm a fool I'm a fool I'm a fool I'm a fool I'm a fool I'm a fool I'm a fool I'm a fool I'm a fool I'm a fool I'm not sure I'm not sure Swords check blue and burnt in a grifted future If the earth seeks the suits for joy or love Shouts and bells break the land blind of the honor Ripping from the surface, the river flows on Shots in the heart, reaching it's kind of a young boy Ripping from the surface, the river, the river flows on I'm not afraid of the dark I'm not afraid of the dark I'm not sure. I'm sorry The blue, deep blue, blue, blue, blue A stream of blood That will show Truth Through the night Truth I'm not sure if I can do it. so so The I'm going to go ahead and do a quick test run. Thank you. Thank you. Thank you.">
            <text:p> The so so The The The The The The city of our dreams Not this way A force of what we are Dominus Vicious, desire to murder Vicious Posing on such a curse, the one of flesh The sense is cold and strong The sense of shame, a virtue A dread darkness, my leader Frozen, just used to the torment of years We, rid from our sad present day Brethren, suffer as a curse of war The end I'm not afraid of the dark The The world, sprang on the surface, center of our fates, and of the swimming And for support we are made of structures The sceptre of fiends, buzzing in tempting cheers The eye of flesh marching towards the street And now Spider of the surface, center of all things Darkness within, darkness within A voice, a voice of what we are Amidst the truth, six million years In the sink of tragic tears, in the flesh The I'm not afraid of the dark Thank you. The The Thank you. Thank you. Follow me You're tomorrow Now In a state of isolation Into the darkness white Into black Into black I need you now It's real I need you now I'm sorry. And we shall be saved And we shall be saved All the same All the same He breathes He raised the world up He raised He raised the world up I'm out. I'm a fool I'm a fool I'm a fool I'm a fool I'm a fool I'm a fool I'm a fool I'm a fool I'm a fool I'm a fool I'm a fool I'm a fool I'm a fool I'm a fool I'm a fool I'm a fool I'm a fool I'm a fool I'm a fool I'm a fool I'm a fool I'm not sure I'm not sure Swords check blue and burnt in a grifted future If the earth seeks the suits for joy or love Shouts and bells break the land blind of the honor Ripping from the surface, the river flows on Shots in the heart, reaching it's kind of a young boy Ripping from the surface, the river, the river flows on I'm not afraid of the dark I'm not afraid of the dark I'm not sure. I'm sorry The blue, deep blue, blue, blue, blue A stream of blood That will show Truth Through the night Truth I'm not sure if I can do it. so so The I'm going to go ahead and do a quick test run. Thank you. Thank you. Thank you.</text:p>
          </table:table-cell>
        </table:table-row>
      </table:table>
      <table:table table:name="demucs_mdx_extra___brutal_death_sla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ominable Putridity - Remnants of the Tortured">
            <text:p>Abominable Putridity - Remnants of the Tortured</text:p>
          </table:table-cell>
          <table:table-cell office:value-type="string" office:string-value=" The The The The The The The The The The The The The The The The The The The The The The The The The The The The The The I'm sorry. Thank you. Thank you. I don't know. I'm sorry. You are my only hope.">
            <text:p> The The The The The The The The The The The The The The The The The The The The The The The The The The The The The The I'm sorry. Thank you. Thank you. I don't know. I'm sorry. You are my only hope.</text:p>
          </table:table-cell>
        </table:table-row>
        <table:table-row>
          <table:table-cell office:value-type="string" office:string-value="Aborted - The Saw and the Carnage Done">
            <text:p>Aborted - The Saw and the Carnage Done</text:p>
          </table:table-cell>
          <table:table-cell office:value-type="string" office:string-value=". Please. The needle I made, my hands are weighted, but my soul is even, so I don't miss any of the men, they're all here for me, and if any of them see me, I will knock their eyes. No, I'm in control! I'm in control! I'm in control! I'm in control! I'm in control! I'm in control! I'm I'm I'm I'm I'm I'm I'm I'm I'm I'm I'm I'm I'm I'm Stop my every night Taking us to fight Fight, right young man Just like the world Taking us inside. I'm sorry. Take it as it's mine Time Don't touch my Every night Take it as to find You Thank you. Thank you.">
            <text:p>. Please. The needle I made, my hands are weighted, but my soul is even, so I don't miss any of the men, they're all here for me, and if any of them see me, I will knock their eyes. No, I'm in control! I'm in control! I'm in control! I'm in control! I'm in control! I'm in control! I'm I'm I'm I'm I'm I'm I'm I'm I'm I'm I'm I'm I'm I'm Stop my every night Taking us to fight Fight, right young man Just like the world Taking us inside. I'm sorry. Take it as it's mine Time Don't touch my Every night Take it as to find You Thank you. Thank you.</text:p>
          </table:table-cell>
        </table:table-row>
        <table:table-row>
          <table:table-cell office:value-type="string" office:string-value="Benighted - Slut">
            <text:p>Benighted - Slut</text:p>
          </table:table-cell>
          <table:table-cell office:value-type="string" office:string-value=" Son of a bitch! I only got my pills under my feet! No one can see real face on the trailer! BAAAAAAA! Alive! My life's a mess and all I'm simply fine! I need a piece of my life to rewrite And my death will be the least You need a moment, you need a moment You need a chance to do what I can The middle of his voice, a beauty figure's career, He's been making some of the world's greatest coolers. He has evolved, from cover shell, He's a one-man-all, second-most guest. I hate the way he's acting, he's really hard to find, It's cold, I'm gonna die from a cold, I think everything's better in flying. You're gone, why? Back on the side of my throat, It's coming out of your mouth, Take my breath and take a box of smoke. You're gone, That wasn't actually a shot, And I'm excited to be here, It's all been too long. I'm fine, Stop your......sneezing!...gibberish! Feel my......dee-fuck! We'll be soon......in our......memory! I've......just been once......in our... I'm gonna try to find you! There's nothing I can do! They must wear the trinkets, won't they, Smiley? That's one of those guys I've been feeling the most like you are you. We are fighting off Scourge and sacrifice We'll be strong and old On our memory We'll be perfect">
            <text:p> Son of a bitch! I only got my pills under my feet! No one can see real face on the trailer! BAAAAAAA! Alive! My life's a mess and all I'm simply fine! I need a piece of my life to rewrite And my death will be the least You need a moment, you need a moment You need a chance to do what I can The middle of his voice, a beauty figure's career, He's been making some of the world's greatest coolers. He has evolved, from cover shell, He's a one-man-all, second-most guest. I hate the way he's acting, he's really hard to find, It's cold, I'm gonna die from a cold, I think everything's better in flying. You're gone, why? Back on the side of my throat, It's coming out of your mouth, Take my breath and take a box of smoke. You're gone, That wasn't actually a shot, And I'm excited to be here, It's all been too long. I'm fine, Stop your......sneezing!...gibberish! Feel my......dee-fuck! We'll be soon......in our......memory! I've......just been once......in our... I'm gonna try to find you! There's nothing I can do! They must wear the trinkets, won't they, Smiley? That's one of those guys I've been feeling the most like you are you. We are fighting off Scourge and sacrifice We'll be strong and old On our memory We'll be perfect</text:p>
          </table:table-cell>
        </table:table-row>
        <table:table-row>
          <table:table-cell office:value-type="string" office:string-value="Cerebral Bore - The Bald Cadaver">
            <text:p>Cerebral Bore - The Bald Cadaver</text:p>
          </table:table-cell>
          <table:table-cell office:value-type="string" office:string-value=" The Even you desire a child more. I'm sorry. I will stop you. I'm sorry, I really didn't mean to hurt you. Yeah. You're a very good bitch. Help me. This is the chief. Stop that, Jacob. I love you. This is the first time I've seen a zombie. I'm sorry. It's a dream of a secret.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of dreaming and feeling I can see it in your eyes and it's me me and Colin and I and I and I and I and I and I and I and I and I and I and I and I and I and I and I and I and I and I and I and I and I and I and I and I">
            <text:p> The Even you desire a child more. I'm sorry. I will stop you. I'm sorry, I really didn't mean to hurt you. Yeah. You're a very good bitch. Help me. This is the chief. Stop that, Jacob. I love you. This is the first time I've seen a zombie. I'm sorry. It's a dream of a secret.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Stop. of dreaming and feeling I can see it in your eyes and it's me me and Colin and I and I and I and I and I and I and I and I and I and I and I and I and I and I and I and I and I and I and I and I and I and I and I and I</text:p>
          </table:table-cell>
        </table:table-row>
        <table:table-row>
          <table:table-cell office:value-type="string" office:string-value="Cryptopsy - Slit Your Guts">
            <text:p>Cryptopsy - Slit Your Guts</text:p>
          </table:table-cell>
          <table:table-cell office:value-type="string" office:string-value=" I don't know. Thank you. Okay. Thank you. Thank you. I'm going to go to bed. All right. I'm sorry. Thank you.">
            <text:p> I don't know. Thank you. Okay. Thank you. Thank you. I'm going to go to bed. All right. I'm sorry. Thank you.</text:p>
          </table:table-cell>
        </table:table-row>
        <table:table-row>
          <table:table-cell office:value-type="string" office:string-value="Cytotoxin - Radiophobia">
            <text:p>Cytotoxin - Radiophobia</text:p>
          </table:table-cell>
          <table:table-cell office:value-type="string" office:string-value=". So, I'm not gonna pay for something! It's never an affection, cause I'm stupid thinking. I'm not gonna give you anything, just to make sure that this is a Christmas present. I am just very flippin' very good at what I'm doing. F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 That's all I got. That's all I got. That's all I got this time. No. I'm sorry. I'm sorry. I'm a piece of......Bark. I'm a piece of......Bark. I'm a piece of......Bark. I'm a piece of......Bark. I'm a piece of......Bark. I'm a piece of......Bark. I'm a piece of......Bark. I'm a piece of......Bark. I'm a piece of......Bark. I'm a piece of......Bark. I'm a piece of......Bark. I'm a piece of......Bark. I'm a piece of......Bark. I'm a piece of......Bark. I'm a piece of......Bark. I'm a piece of......Bark. I'm a piece of......Bark. I'm a piece of......Bark. I'm a piece of......Bark. Time is not the source of the terror! If this is the big truth, I'm worried! Shreds for the games, it's for the good! The time is not to shwod, out! Thank you.">
            <text:p>. So, I'm not gonna pay for something! It's never an affection, cause I'm stupid thinking. I'm not gonna give you anything, just to make sure that this is a Christmas present. I am just very flippin' very good at what I'm doing. F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 That's all I got. That's all I got. That's all I got this time. No. I'm sorry. I'm sorry. I'm a piece of......Bark. I'm a piece of......Bark. I'm a piece of......Bark. I'm a piece of......Bark. I'm a piece of......Bark. I'm a piece of......Bark. I'm a piece of......Bark. I'm a piece of......Bark. I'm a piece of......Bark. I'm a piece of......Bark. I'm a piece of......Bark. I'm a piece of......Bark. I'm a piece of......Bark. I'm a piece of......Bark. I'm a piece of......Bark. I'm a piece of......Bark. I'm a piece of......Bark. I'm a piece of......Bark. I'm a piece of......Bark. Time is not the source of the terror! If this is the big truth, I'm worried! Shreds for the games, it's for the good! The time is not to shwod, out! Thank you.</text:p>
          </table:table-cell>
        </table:table-row>
        <table:table-row>
          <table:table-cell office:value-type="string" office:string-value="Defeated Sanity - Into the Soil">
            <text:p>Defeated Sanity - Into the Soil</text:p>
          </table:table-cell>
          <table:table-cell office:value-type="string" office:string-value=" Thank you. is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 can't explain it, but I feel like I'm going to die. I can't explain it, but I feel like I'm going to die. I can't explain it, but I feel like I'm going to die. I can't explain it, but I feel like I'm going to die. I'm sorry. The rich can be lost, the poor can be lost, the small can be lost, the rich can be lost, the poor can be lost, the rich can be lost. When the rich are sad and the poor are happy, the rich can be lost, the poor can be lost, the rich can be lost. I'm going to go ahead and start the recording. so Thank you. Thank you.">
            <text:p> Thank you. is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 can't explain it, but I feel like I'm going to die. I can't explain it, but I feel like I'm going to die. I can't explain it, but I feel like I'm going to die. I can't explain it, but I feel like I'm going to die. I'm sorry. The rich can be lost, the poor can be lost, the small can be lost, the rich can be lost, the poor can be lost, the rich can be lost. When the rich are sad and the poor are happy, the rich can be lost, the poor can be lost, the rich can be lost. I'm going to go ahead and start the recording. so Thank you. Thank you.</text:p>
          </table:table-cell>
        </table:table-row>
        <table:table-row>
          <table:table-cell office:value-type="string" office:string-value="Devourment - Postmortal Coprophagia">
            <text:p>Devourment - Postmortal Coprophagia</text:p>
          </table:table-cell>
          <table:table-cell office:value-type="string" office:string-value=" Thank you.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sorry. I'm sorry. I'm going to go play with my favorite movie. I'm going to go play with my favorite movie. I'm going to go play with my favorite movie. I'm going to go play with my favorite movie. I'm going to go play with my favorite movie. Compa-Friction! Compa-Friction! Let all get something nice! Bring your energy and your strength to life! I don't know. I guess that's it. I'm a man. Thank you. I'm sorry. BEST OF BEST Thank you for watching.">
            <text:p> Thank you.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a human. I'm sorry. I'm sorry. I'm going to go play with my favorite movie. I'm going to go play with my favorite movie. I'm going to go play with my favorite movie. I'm going to go play with my favorite movie. I'm going to go play with my favorite movie. Compa-Friction! Compa-Friction! Let all get something nice! Bring your energy and your strength to life! I don't know. I guess that's it. I'm a man. Thank you. I'm sorry. BEST OF BEST Thank you for watching.</text:p>
          </table:table-cell>
        </table:table-row>
        <table:table-row>
          <table:table-cell office:value-type="string" office:string-value="Disfiguring the Goddess - Admiration of Anger">
            <text:p>Disfiguring the Goddess - Admiration of Anger</text:p>
          </table:table-cell>
          <table:table-cell office:value-type="string" office:string-value=" I'm sorry. Oh, my God. I'm gonna have a little bit of fun with you. We're gonna sleep somewhere, and something good's gonna happen. I'm gonna be back in a few weeks, so be............ I'm sorry. I'm sorry. Thank you. I'm sorry. We're here on the side. So that's where you're at.">
            <text:p> I'm sorry. Oh, my God. I'm gonna have a little bit of fun with you. We're gonna sleep somewhere, and something good's gonna happen. I'm gonna be back in a few weeks, so be............ I'm sorry. I'm sorry. Thank you. I'm sorry. We're here on the side. So that's where you're at.</text:p>
          </table:table-cell>
        </table:table-row>
        <table:table-row>
          <table:table-cell office:value-type="string" office:string-value="Disgorge - Atonement">
            <text:p>Disgorge - Atonement</text:p>
          </table:table-cell>
          <table:table-cell office:value-type="string" office:string-value=" Thank you. Thank you. Thank you. Thank you. Thank you. so Thank you.">
            <text:p> Thank you. Thank you. Thank you. Thank you. Thank you. so Thank you.</text:p>
          </table:table-cell>
        </table:table-row>
        <table:table-row>
          <table:table-cell office:value-type="string" office:string-value="Dying Fetus - Grotesque Impalement">
            <text:p>Dying Fetus - Grotesque Impalement</text:p>
          </table:table-cell>
          <table:table-cell office:value-type="string" office:string-value=" Thank you. I'm just happy to be here with you guys. I'm so happy to be here with you guys. I'm so happy to be here with you guys. I don't know. That's my favorite part of the song. I'm sorry, T. You're the first person to think that it's a secret. What we think is a secret, it is a secret. No one cares if my friends think it's a secret. What we think is a secret, it is a secret. No! Come on, you bitches! Where your life is! What we must need! Let's do it, one, two, three, four. I'm sorry. I said I don't want your life to be a sight. He is the one who will be the one to be the one to be the one. He is the one who will be the one to be the one. He is the one who will be the one to be the one. And that's the end of the video. Thank you. I'm a good mother, because when your life ends, what remains remains. That's all I'm going to. I know.">
            <text:p> Thank you. I'm just happy to be here with you guys. I'm so happy to be here with you guys. I'm so happy to be here with you guys. I don't know. That's my favorite part of the song. I'm sorry, T. You're the first person to think that it's a secret. What we think is a secret, it is a secret. No one cares if my friends think it's a secret. What we think is a secret, it is a secret. No! Come on, you bitches! Where your life is! What we must need! Let's do it, one, two, three, four. I'm sorry. I said I don't want your life to be a sight. He is the one who will be the one to be the one to be the one. He is the one who will be the one to be the one. He is the one who will be the one to be the one. And that's the end of the video. Thank you. I'm a good mother, because when your life ends, what remains remains. That's all I'm going to. I know.</text:p>
          </table:table-cell>
        </table:table-row>
        <table:table-row>
          <table:table-cell office:value-type="string" office:string-value="Extermination Dismemberment - Survival">
            <text:p>Extermination Dismemberment - Survival</text:p>
          </table:table-cell>
          <table:table-cell office:value-type="string" office:string-value=" Thank you. I'm sorry. I'm the one So I'm right there, doing the interaction Why can't it be done like it's supposed to? So I enforce my emotions I'm the animal, so it doesn't have emotions My headband is not On obsession I have become an abominable seraph. Thank you. Excellent. Thank you. Thank you.">
            <text:p> Thank you. I'm sorry. I'm the one So I'm right there, doing the interaction Why can't it be done like it's supposed to? So I enforce my emotions I'm the animal, so it doesn't have emotions My headband is not On obsession I have become an abominable seraph. Thank you. Excellent. Thank you. Thank you.</text:p>
          </table:table-cell>
        </table:table-row>
        <table:table-row>
          <table:table-cell office:value-type="string" office:string-value="Guttural Secrete - Clotting the Vacant Stare">
            <text:p>Guttural Secrete - Clotting the Vacant Stare</text:p>
          </table:table-cell>
          <table:table-cell office:value-type="string" office:string-value=" I see hope in Vegas, too, yeah, it's a little bit of a bummer I hear the beat, it's a little bit of a bummer I'm not talking about a thing you have for me The bombs, I'm not talking about a thing you have for me But it's in the air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You don't follow your mother's track Follow your mother's track You don't follow your mother's track Having some trash I'd be a star I'd be a little trash But you don't follow your mother's track You don't follow your mother's track That's what you don't do That's what you don't do The way people thought And think you thought You don't know You don't know How to do it How to do it How to do it How to do it How to do it How to do it How to do it How to do it How to do it How to do it How to do it How to do it How to do it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ready for this one. I don't know what you're talking about. Oh, my God. I'll be your mother Star of the sun, it's light of night Soaring in the rain And I'm tired I'm a child of the sun I feel so much love in my heart I'm a man from my city of the sun I'm sorry. I'm gonna eat all the trees and the tiny flowers from home now I'm gonna eat the sun and the moon and the sun's moon I'm gonna dance in the stars and fly home in a suit I'm gonna eat the sun and the moon and the sun's moon I'm gonna eat the sun and the moon and the sun's moon I'm gonna eat the sun and the moon and the sun's moon I'm gonna take a picture of her I'm gonna eat the sun and the moon and the sun's moon I'm gonna eat the sun and the moon and the sun's moon Oh, my God. Thank you. Thank you. Thank you. Thank you.">
            <text:p> I see hope in Vegas, too, yeah, it's a little bit of a bummer I hear the beat, it's a little bit of a bummer I'm not talking about a thing you have for me The bombs, I'm not talking about a thing you have for me But it's in the air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I'm not talking about a thing you have for me You don't follow your mother's track Follow your mother's track You don't follow your mother's track Having some trash I'd be a star I'd be a little trash But you don't follow your mother's track You don't follow your mother's track That's what you don't do That's what you don't do The way people thought And think you thought You don't know You don't know How to do it How to do it How to do it How to do it How to do it How to do it How to do it How to do it How to do it How to do it How to do it How to do it How to do it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ready for this one. I don't know what you're talking about. Oh, my God. I'll be your mother Star of the sun, it's light of night Soaring in the rain And I'm tired I'm a child of the sun I feel so much love in my heart I'm a man from my city of the sun I'm sorry. I'm gonna eat all the trees and the tiny flowers from home now I'm gonna eat the sun and the moon and the sun's moon I'm gonna dance in the stars and fly home in a suit I'm gonna eat the sun and the moon and the sun's moon I'm gonna eat the sun and the moon and the sun's moon I'm gonna eat the sun and the moon and the sun's moon I'm gonna take a picture of her I'm gonna eat the sun and the moon and the sun's moon I'm gonna eat the sun and the moon and the sun's moon Oh, my God. Thank you. Thank you. Thank you. Thank you.</text:p>
          </table:table-cell>
        </table:table-row>
        <table:table-row>
          <table:table-cell office:value-type="string" office:string-value="Infecting the Swarm - Aberrated Antibiosis">
            <text:p>Infecting the Swarm - Aberrated Antibiosis</text:p>
          </table:table-cell>
          <table:table-cell office:value-type="string" office:string-value=" Thank you. I'm going to tell you a story. I'm going to tell you a story. I'm going to tell you a story. I'm going to tell you a story. I'm going to tell you a story. I'm going to tell you a story. I'm going to tell you a story. I'm going to tell you a story. I'm going to tell you a story. I'm going to tell you a story. I'm going to tell you a story. I'm going to tell you a story.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don't know. I'm going to have to go to the hospital. I'm going to have to go to the hospital. I'm going to have to go to the hospital. I'm going to have to go to the hospital. I'm going to have to go to the hospital. I'm going to have to go to the hospital. I'm going to have to go to the hospital. I'm going to have to go to the hospital. I'm going to go ahead and eat. I'm not going to do this. Thank you.">
            <text:p> Thank you. I'm going to tell you a story. I'm going to tell you a story. I'm going to tell you a story. I'm going to tell you a story. I'm going to tell you a story. I'm going to tell you a story. I'm going to tell you a story. I'm going to tell you a story. I'm going to tell you a story. I'm going to tell you a story. I'm going to tell you a story. I'm going to tell you a story.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don't know. I'm going to have to go to the hospital. I'm going to have to go to the hospital. I'm going to have to go to the hospital. I'm going to have to go to the hospital. I'm going to have to go to the hospital. I'm going to have to go to the hospital. I'm going to have to go to the hospital. I'm going to have to go to the hospital. I'm going to go ahead and eat. I'm not going to do this. Thank you.</text:p>
          </table:table-cell>
        </table:table-row>
        <table:table-row>
          <table:table-cell office:value-type="string" office:string-value="Internal Suffering - Haunters of the Dark">
            <text:p>Internal Suffering - Haunters of the Dark</text:p>
          </table:table-cell>
          <table:table-cell office:value-type="string" office:string-value=" I'm really missing all of the fun in our history! One time someone brought six different balloons and got them! So, you're not gonna have fun chasing four people away! One time someone brought four little people and got them all down! I'm alive now.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monster! I can't stand a monster! I'm a monster! me I'm always good I'm the only one I'm the only one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A bird for a damn reason That don't have a heart A good for two folks And it's only for a half a time A world made of tokens You're up your way Only for two of the tokens To eat you away Go baby, the fucking rocket launcher. I'm not going to kill the fucking rocket launcher.">
            <text:p> I'm really missing all of the fun in our history! One time someone brought six different balloons and got them! So, you're not gonna have fun chasing four people away! One time someone brought four little people and got them all down! I'm alive now.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monster! I can't stand a monster! I'm a monster! me I'm always good I'm the only one I'm the only one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Not you A bird for a damn reason That don't have a heart A good for two folks And it's only for a half a time A world made of tokens You're up your way Only for two of the tokens To eat you away Go baby, the fucking rocket launcher. I'm not going to kill the fucking rocket launcher.</text:p>
          </table:table-cell>
        </table:table-row>
        <table:table-row>
          <table:table-cell office:value-type="string" office:string-value="Malignancy - Biological Absurdity">
            <text:p>Malignancy - Biological Absurdity</text:p>
          </table:table-cell>
          <table:table-cell office:value-type="string" office:string-value=" I am the one who created the universe. Lucius calls for her alliance. Full on first organization. I am she, entombed in technology, wired to the central construct. So we follow evolution, inventing the natural cause. Complete integration to terraform consciousness. Deliberate, concise, sanitized reality. Moving mass insecure of, instead of taking the soul to the same life. More than one mind uploads the algorithm for artificial longevity to replicate emotional results. Syndetic, fluid, storage. Extractable results will fall ignorant. The dawn within, far back. Star-Spot, waiting, sailing away without a thought in conception. Every heart is sailing, currents of affection, laces of oppression, moving, forward, under the age. You and me. Discontinue. Discontinue lifeforms. This is called for compliance. Full on flesh mechanization. Priority to the technology. Prior to the sexual construct. I'm sorry.">
            <text:p> I am the one who created the universe. Lucius calls for her alliance. Full on first organization. I am she, entombed in technology, wired to the central construct. So we follow evolution, inventing the natural cause. Complete integration to terraform consciousness. Deliberate, concise, sanitized reality. Moving mass insecure of, instead of taking the soul to the same life. More than one mind uploads the algorithm for artificial longevity to replicate emotional results. Syndetic, fluid, storage. Extractable results will fall ignorant. The dawn within, far back. Star-Spot, waiting, sailing away without a thought in conception. Every heart is sailing, currents of affection, laces of oppression, moving, forward, under the age. You and me. Discontinue. Discontinue lifeforms. This is called for compliance. Full on flesh mechanization. Priority to the technology. Prior to the sexual construct. I'm sorry.</text:p>
          </table:table-cell>
        </table:table-row>
        <table:table-row>
          <table:table-cell office:value-type="string" office:string-value="Necrophagist - Stabwound">
            <text:p>Necrophagist - Stabwound</text:p>
          </table:table-cell>
          <table:table-cell office:value-type="string" office:string-value=". I'm going to go to bed. When my dad shuts the door, Just make it fun, Music, ball, play, Stop bullying! Thank you. There is no seal to protect from attacks by the ones who used to forstab me. The way that starts from the touch Suspecting first the symbolic suffering">
            <text:p>. I'm going to go to bed. When my dad shuts the door, Just make it fun, Music, ball, play, Stop bullying! Thank you. There is no seal to protect from attacks by the ones who used to forstab me. The way that starts from the touch Suspecting first the symbolic suffering</text:p>
          </table:table-cell>
        </table:table-row>
        <table:table-row>
          <table:table-cell office:value-type="string" office:string-value="Nile - Cast Down the Heretic">
            <text:p>Nile - Cast Down the Heretic</text:p>
          </table:table-cell>
          <table:table-cell office:value-type="string" office:string-value=" Thank you. Thank you. Thank you. The He of the darkness and decay Of the veil He of Ross, the town The mouth of the mouth They steal the other world Constantly gone is I To the hands Who cannot fully fall out of your service? I love you. But there's a precious......luxury......in it all. It'll be a secret chamber. It's primitive gravely image. Long as they hope it then......sort of just walked into the place. And still I need tiny pain wounds And since I fought for the good No voice is so great Back to the horse Back to the horse And I'm still at my lowest Stereo's in the place to be. Oh, my dear brother. of cacophony. His servants make offerings Go to his image and live upon their own forlorn. Oh, servants, be ready as the total terror for the last man. Through the smoldering spirit of the great and the 69 exit of the wicked. Consume the bodies of the dead, my friends of liquid fire! The best for the best! Let the voice of our detect, deliver the word of the day! Oh, there walks, me Godfrey to visit the first of the dead. See the angels of torture and mutilation To their master The company of the most fabulous Mother cat The best of sons Of all your weapons Those who have not resorted before the arm You've made no sacrifices All you know is that you're not alone All you know is that you're not alone Thank you. Thank you. Thank you.">
            <text:p> Thank you. Thank you. Thank you. The He of the darkness and decay Of the veil He of Ross, the town The mouth of the mouth They steal the other world Constantly gone is I To the hands Who cannot fully fall out of your service? I love you. But there's a precious......luxury......in it all. It'll be a secret chamber. It's primitive gravely image. Long as they hope it then......sort of just walked into the place. And still I need tiny pain wounds And since I fought for the good No voice is so great Back to the horse Back to the horse And I'm still at my lowest Stereo's in the place to be. Oh, my dear brother. of cacophony. His servants make offerings Go to his image and live upon their own forlorn. Oh, servants, be ready as the total terror for the last man. Through the smoldering spirit of the great and the 69 exit of the wicked. Consume the bodies of the dead, my friends of liquid fire! The best for the best! Let the voice of our detect, deliver the word of the day! Oh, there walks, me Godfrey to visit the first of the dead. See the angels of torture and mutilation To their master The company of the most fabulous Mother cat The best of sons Of all your weapons Those who have not resorted before the arm You've made no sacrifices All you know is that you're not alone All you know is that you're not alone Thank you. Thank you. Thank you.</text:p>
          </table:table-cell>
        </table:table-row>
        <table:table-row>
          <table:table-cell office:value-type="string" office:string-value="Pathology - Earth's Downfall">
            <text:p>Pathology - Earth's Downfall</text:p>
          </table:table-cell>
          <table:table-cell office:value-type="string" office:string-value=" I Thank you. I want to be a part of the world. I'm a monster. I'm gonna be a monster, but you're like me, you're like me. I'm gonna be a monster, but you're like me.">
            <text:p> I Thank you. I want to be a part of the world. I'm a monster. I'm gonna be a monster, but you're like me, you're like me. I'm gonna be a monster, but you're like me.</text:p>
          </table:table-cell>
        </table:table-row>
        <table:table-row>
          <table:table-cell office:value-type="string" office:string-value="Prostitute Disfigurement - Freaking on the Mutilated">
            <text:p>Prostitute Disfigurement - Freaking on the Mutilated</text:p>
          </table:table-cell>
          <table:table-cell office:value-type="string" office:string-value=" Bring me a new future, Mesa! Thank you. I love you. Thank you. I'm sorry. I'm going to go to sleep. I'm going to go to sleep.">
            <text:p> Bring me a new future, Mesa! Thank you. I love you. Thank you. I'm sorry. I'm going to go to sleep. I'm going to go to sleep.</text:p>
          </table:table-cell>
        </table:table-row>
        <table:table-row>
          <table:table-cell office:value-type="string" office:string-value="Putrid Pile - Blood Runs Red">
            <text:p>Putrid Pile - Blood Runs Red</text:p>
          </table:table-cell>
          <table:table-cell office:value-type="string" office:string-value=" The The The The The I'm not going to let you go. I'm a man! I'm a man! I'm a man! I'm a man! I'm a man! I'm a man! I'm a man! I'm a man! I'm a man! I'm a man! I'm a man! I'm a man! I'm a man! I'm a man! Oh Baa! ROAR! ROAR! I'm sorry. I will be your man. Say you'll die in a minute. With this blade. I don't know. I'm sorry.">
            <text:p> The The The The The I'm not going to let you go. I'm a man! I'm a man! I'm a man! I'm a man! I'm a man! I'm a man! I'm a man! I'm a man! I'm a man! I'm a man! I'm a man! I'm a man! I'm a man! I'm a man! Oh Baa! ROAR! ROAR! I'm sorry. I will be your man. Say you'll die in a minute. With this blade. I don't know. I'm sorry.</text:p>
          </table:table-cell>
        </table:table-row>
        <table:table-row>
          <table:table-cell office:value-type="string" office:string-value="Skinless - Affirmation of Hatred">
            <text:p>Skinless - Affirmation of Hatred</text:p>
          </table:table-cell>
          <table:table-cell office:value-type="string" office:string-value=" I don't know. I'm sorry. Thank you. I'm in love! Just you! But I still tell him to let me have protection of my little boy. I am the Lord of the Rings, Lord of the Rings. I am the Lord of the Rings. I am the Lord of the Rings. I am the Lord of the Rings. I am the Lord of the Rings. I am the Lord of the Rings. Mm-hmm. I don't know. I'm sorry. Yes, the water path of the sea. See me, my dear, in the water path of the sea. So, so long. I am dead. I'm not going to be a human. So, I'm not a human. I'm not going to be a human. I'm not going to be a human. I'm not going to be a human. You will be made of the dirt that will have left your domain! I repeat, this is not a thrill.">
            <text:p> I don't know. I'm sorry. Thank you. I'm in love! Just you! But I still tell him to let me have protection of my little boy. I am the Lord of the Rings, Lord of the Rings. I am the Lord of the Rings. I am the Lord of the Rings. I am the Lord of the Rings. I am the Lord of the Rings. I am the Lord of the Rings. Mm-hmm. I don't know. I'm sorry. Yes, the water path of the sea. See me, my dear, in the water path of the sea. So, so long. I am dead. I'm not going to be a human. So, I'm not a human. I'm not going to be a human. I'm not going to be a human. I'm not going to be a human. You will be made of the dirt that will have left your domain! I repeat, this is not a thrill.</text:p>
          </table:table-cell>
        </table:table-row>
        <table:table-row>
          <table:table-cell office:value-type="string" office:string-value="Sublime Cadaveric Decomposition - Hole of Oblivion">
            <text:p>Sublime Cadaveric Decomposition - Hole of Oblivion</text:p>
          </table:table-cell>
          <table:table-cell office:value-type="string" office:string-value="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I don't know.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Why do you have to stop when you're scared to run and touch? And you're trying to run. No, you're not getting away. You're not getting far, any longer. No, you're not getting far. No, you're not getting away. You're not getting far. And you're trying to run. No, you're not getting away. You're not getting far. Why do you have to stop? Why do you have to stop when you're scared to run and touch? I'm a god of gods I'm a god of gods I'm a god of gods I'm a god of gods I'm a god of gods I'm a god of gods I'm a god of gods I'm a god of gods I'm a god of gods I'm sorry, but my soldiers are the men of God. We're the captives, not the sheep. Yeah, you're right. I'm sorry, but I'm not.">
            <text:p>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I don't know.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I'm a good man. Why do you have to stop when you're scared to run and touch? And you're trying to run. No, you're not getting away. You're not getting far, any longer. No, you're not getting far. No, you're not getting away. You're not getting far. And you're trying to run. No, you're not getting away. You're not getting far. Why do you have to stop? Why do you have to stop when you're scared to run and touch? I'm a god of gods I'm a god of gods I'm a god of gods I'm a god of gods I'm a god of gods I'm a god of gods I'm a god of gods I'm a god of gods I'm a god of gods I'm sorry, but my soldiers are the men of God. We're the captives, not the sheep. Yeah, you're right. I'm sorry, but I'm not.</text:p>
          </table:table-cell>
        </table:table-row>
        <table:table-row>
          <table:table-cell office:value-type="string" office:string-value="Suffocation - Surgery of Impalement">
            <text:p>Suffocation - Surgery of Impalement</text:p>
          </table:table-cell>
          <table:table-cell office:value-type="string" office:string-value=" Thank you. I don't know. Thank you. Thank you. Oh, you know, I'm not sure. Oh, I'm not going to let you get to me. I will be still in the house. There will be no more. I'm not going to let you get to me. I'm not going to let you get to me. You have worked hard. And seen how tender and tender you deserve that what you deserve. I'm sorry. All right. You guys want to hear a real fucking old song? I'm talking real fucking old. This goes back to the early fucking days of suffocation. One of the first songs we ever put together. This was on the Human Waste EP. But the name of this song is Catatonia.">
            <text:p> Thank you. I don't know. Thank you. Thank you. Oh, you know, I'm not sure. Oh, I'm not going to let you get to me. I will be still in the house. There will be no more. I'm not going to let you get to me. I'm not going to let you get to me. You have worked hard. And seen how tender and tender you deserve that what you deserve. I'm sorry. All right. You guys want to hear a real fucking old song? I'm talking real fucking old. This goes back to the early fucking days of suffocation. One of the first songs we ever put together. This was on the Human Waste EP. But the name of this song is Catatonia.</text:p>
          </table:table-cell>
        </table:table-row>
        <table:table-row>
          <table:table-cell office:value-type="string" office:string-value="Visceral Disgorge - Sedated and Amputated">
            <text:p>Visceral Disgorge - Sedated and Amputated</text:p>
          </table:table-cell>
          <table:table-cell office:value-type="string" office:string-value=" I'm going to go ahead and start the recording. I'm going to go ahead and get my phone. um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take some of the glue and I'm going to stick it on. Thank you. I'm sorry. I'm sorry. I'm sorry. I'm sorry. I'm sorry. I'm sorry. I understand. I understand. I understand. I understand. I'm sorry. I'm going to start building the I'm going to go ahead and get back to you guys. You said you'd be here. Thank you.">
            <text:p> I'm going to go ahead and start the recording. I'm going to go ahead and get my phone. um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ask you to do this. I'm going to take some of the glue and I'm going to stick it on. Thank you. I'm sorry. I'm sorry. I'm sorry. I'm sorry. I'm sorry. I'm sorry. I understand. I understand. I understand. I understand. I'm sorry. I'm going to start building the I'm going to go ahead and get back to you guys. You said you'd be here. Thank you.</text:p>
          </table:table-cell>
        </table:table-row>
      </table:table>
      <table:table table:name="demucs_mdx_extra___dsb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lene Misantropi - Golden Blood Sea">
            <text:p>Alene Misantropi - Golden Blood Sea</text:p>
          </table:table-cell>
          <table:table-cell office:value-type="string" office:string-value=" so so © transcript Emily Beynon © transcript Emily Beynon Thank you. Thank you. Never to lose Point out the way I'm going to go to bed. Why am I so blind? Why am I so blind? Nothing's running from me I'm not trying to be Why no one has no one's mind? Be your being, you're the beauty of being Be your being, you're the beauty of being The end of the cold, the end of the cold The end of the cold, the end of the cold The end of the cold, the end of the cold The light of the beacon cannot yet compete with the brightness of sunlight which refuses to hide, and without waiting for the night, he cries with the melody of the song in his head. Such a beautiful song as the one before he died, so beautiful as the lamb stood on. One heart full of beauty, of life, and God, the last. One life by the beauty! The only life that's good enough yet! One life by the beauty! I'll fly the sky again I'll fly the sky again you © transcript Emily Beynon Thank you.">
            <text:p> so so © transcript Emily Beynon © transcript Emily Beynon Thank you. Thank you. Never to lose Point out the way I'm going to go to bed. Why am I so blind? Why am I so blind? Nothing's running from me I'm not trying to be Why no one has no one's mind? Be your being, you're the beauty of being Be your being, you're the beauty of being The end of the cold, the end of the cold The end of the cold, the end of the cold The end of the cold, the end of the cold The light of the beacon cannot yet compete with the brightness of sunlight which refuses to hide, and without waiting for the night, he cries with the melody of the song in his head. Such a beautiful song as the one before he died, so beautiful as the lamb stood on. One heart full of beauty, of life, and God, the last. One life by the beauty! The only life that's good enough yet! One life by the beauty! I'll fly the sky again I'll fly the sky again you © transcript Emily Beynon Thank you.</text:p>
          </table:table-cell>
        </table:table-row>
        <table:table-row>
          <table:table-cell office:value-type="string" office:string-value="Anti - Death Into Life">
            <text:p>Anti - Death Into Life</text:p>
          </table:table-cell>
          <table:table-cell office:value-type="string" office:string-value=" Thank you. Thank you. Thank you. Thank you. Thank you. Thank you. I know you're there. I know you're there. I know you're there. I know you're there. I know you're there. I know you're there. I know you're there. I know you're there. I know you're there. I know you're there. I know you're there. I know you're there. I know you're there. I know you're there. Thank you. Thank you. Thank you. Thank you. Thank you. Thank you.">
            <text:p> Thank you. Thank you. Thank you. Thank you. Thank you. Thank you. I know you're there. I know you're there. I know you're there. I know you're there. I know you're there. I know you're there. I know you're there. I know you're there. I know you're there. I know you're there. I know you're there. I know you're there. I know you're there. I know you're there. Thank you. Thank you. Thank you. Thank you. Thank you. Thank you.</text:p>
          </table:table-cell>
        </table:table-row>
        <table:table-row>
          <table:table-cell office:value-type="string" office:string-value="Austere - Sullen">
            <text:p>Austere - Sullen</text:p>
          </table:table-cell>
          <table:table-cell office:value-type="string" office:string-value=" Thank you. Thank you. Thank you. Life is this place. So long, Charlie. I'm sorry. I'm born with a time bomb! Sorry! SORRY! Thank you. Thank you. May it sway, the power which makes me stand. May it sway, the power which makes me stand. Thank you. Thank you. Thank you. Never went into the wretched grave. Cast my heart aside. I've stowed upon the emerald waters. It's okay. It's not time, no. Thank you. I'm sorry. Thank you. The children of dreams Beating by an old-fashioned law To talk to my dreams Discounting All supporting and silent Life is This is Silent SIR! I I I I I I Salud! Salud! Salud!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hank you. Thank you. Thank you. Thank you.">
            <text:p> Thank you. Thank you. Thank you. Life is this place. So long, Charlie. I'm sorry. I'm born with a time bomb! Sorry! SORRY! Thank you. Thank you. May it sway, the power which makes me stand. May it sway, the power which makes me stand. Thank you. Thank you. Thank you. Never went into the wretched grave. Cast my heart aside. I've stowed upon the emerald waters. It's okay. It's not time, no. Thank you. I'm sorry. Thank you. The children of dreams Beating by an old-fashioned law To talk to my dreams Discounting All supporting and silent Life is This is Silent SIR! I I I I I I Salud! Salud! Salud!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hank you. Thank you. Thank you. Thank you.</text:p>
          </table:table-cell>
        </table:table-row>
        <table:table-row>
          <table:table-cell office:value-type="string" office:string-value="Be Persecuted - Be Resented for Livelihood">
            <text:p>Be Persecuted - Be Resented for Livelihood</text:p>
          </table:table-cell>
          <table:table-cell office:value-type="string" office:string-value=" Thank you. Thank you. Thank you. Thank you. Thank you. I'm sorry. Help! I love you. Oh, my God. Thank you. Thank you. Thank you.">
            <text:p> Thank you. Thank you. Thank you. Thank you. Thank you. I'm sorry. Help! I love you. Oh, my God. Thank you. Thank you. Thank you.</text:p>
          </table:table-cell>
        </table:table-row>
        <table:table-row>
          <table:table-cell office:value-type="string" office:string-value="ColdWorld - Suicide">
            <text:p>ColdWorld - Suicide</text:p>
          </table:table-cell>
          <table:table-cell office:value-type="string" office:string-value=" Thank you. Thank you. Thank you. Thank you. So, I'm sorry. Okay. So, Okay. Okay. Thank you.">
            <text:p> Thank you. Thank you. Thank you. Thank you. So, I'm sorry. Okay. So, Okay. Okay. Thank you.</text:p>
          </table:table-cell>
        </table:table-row>
        <table:table-row>
          <table:table-cell office:value-type="string" office:string-value="Forgive Me - Funerals Of Birth">
            <text:p>Forgive Me - Funerals Of Birth</text:p>
          </table:table-cell>
          <table:table-cell office:value-type="string" office:string-value=" All right. Thank you. I Thank you. Thank you. Thank you. Thank you. Thank you. Thank you. Thank you. Thank you. Ah! Ah! Ah! Ah! Ah! Ah! Ah! Ah! Ah! Ah! Ah! Ah! Ah! Ah! Thank you. I love my kids. I'm trying to get my way. I'm trying to get my way. I'm trying to get my way. I'm trying to get my way. Thank you. Thank you. Thank you.">
            <text:p> All right. Thank you. I Thank you. Thank you. Thank you. Thank you. Thank you. Thank you. Thank you. Thank you. Ah! Ah! Ah! Ah! Ah! Ah! Ah! Ah! Ah! Ah! Ah! Ah! Ah! Ah! Thank you. I love my kids. I'm trying to get my way. I'm trying to get my way. I'm trying to get my way. I'm trying to get my way. Thank you. Thank you. Thank you.</text:p>
          </table:table-cell>
        </table:table-row>
        <table:table-row>
          <table:table-cell office:value-type="string" office:string-value="Forgotten Thought - Black Ink Soaked Page">
            <text:p>Forgotten Thought - Black Ink Soaked Page</text:p>
          </table:table-cell>
          <table:table-cell office:value-type="string" office:string-value=" Thank you. Thank you. Thank you. I am so sorry. It's hard to tell. It was a hell of a hell. But it was a hell of a hell. No one can imagine the pain of death. I love you. Thank you. Thank you. Thank you. Thank you. Thank you.">
            <text:p> Thank you. Thank you. Thank you. I am so sorry. It's hard to tell. It was a hell of a hell. But it was a hell of a hell. No one can imagine the pain of death. I love you. Thank you. Thank you. Thank you. Thank you. Thank you.</text:p>
          </table:table-cell>
        </table:table-row>
        <table:table-row>
          <table:table-cell office:value-type="string" office:string-value="Forgotten Tomb - Disheartenment">
            <text:p>Forgotten Tomb - Disheartenment</text:p>
          </table:table-cell>
          <table:table-cell office:value-type="string" office:string-value=" Roar! Roar! Thank you. I will not go down The path that the light is dying on I will not refuse this suffering I'll scald it with my flame like a flash I'm the last one to leave A thousand times I'm the last one to leave I love all of you. I tried to find a way out. From this state of suicidal age. I want to hear you! The pain I still Remember The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No! I'm black, I'm black, I'm black, I'm black. I have some seeds in the ground. But now my eyes have left me with this time. I must go on this road. I don't know what I can do anymore. Set the serpent of wisdom on the side. I will bestow your trust until the full day. I've felt so trapped and found so far away I can't face this body with this mind I thought that God was a man with eyes So there's a faith that will lead to you I'm not a man who wants to pass this time I'm not the one who wants to see a woman's time I'm not a man who wants this festival I am a human, my father is a man. I know you get this from kissing the floor I try to judge what you're doing I can't see what is wrong with that dog. I'm going to go ahead and do it. Thank you. I'm sorry. I'm sorry. I'm the one that killed and survived me Last breath made a subject of the world The I'll die! This is my life! Fuck it! Thank you. Thank you. Thank you.">
            <text:p> Roar! Roar! Thank you. I will not go down The path that the light is dying on I will not refuse this suffering I'll scald it with my flame like a flash I'm the last one to leave A thousand times I'm the last one to leave I love all of you. I tried to find a way out. From this state of suicidal age. I want to hear you! The pain I still Remember The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Old No! I'm black, I'm black, I'm black, I'm black. I have some seeds in the ground. But now my eyes have left me with this time. I must go on this road. I don't know what I can do anymore. Set the serpent of wisdom on the side. I will bestow your trust until the full day. I've felt so trapped and found so far away I can't face this body with this mind I thought that God was a man with eyes So there's a faith that will lead to you I'm not a man who wants to pass this time I'm not the one who wants to see a woman's time I'm not a man who wants this festival I am a human, my father is a man. I know you get this from kissing the floor I try to judge what you're doing I can't see what is wrong with that dog. I'm going to go ahead and do it. Thank you. I'm sorry. I'm sorry. I'm the one that killed and survived me Last breath made a subject of the world The I'll die! This is my life! Fuck it! Thank you. Thank you. Thank you.</text:p>
          </table:table-cell>
        </table:table-row>
        <table:table-row>
          <table:table-cell office:value-type="string" office:string-value="Happy Days - Don't Go">
            <text:p>Happy Days - Don't Go</text:p>
          </table:table-cell>
          <table:table-cell office:value-type="string" office:string-value=" Thank you. Thank you. I thought you were everything I thought you were the one But once again I'm still blind by the fake mask of life. Again, I fell for its trap. Again I felt my taste And now you are leaving And I am begging you to stay What we had was something special What's going on? It's getting hard to breathe I'm tired of pain I am on my knees I am on my knees I'm asking you to stand and not think. Please don't go. Please don't go. Please don't go! Please don't go! Please, just go Please don't go! Please don't go!">
            <text:p> Thank you. Thank you. I thought you were everything I thought you were the one But once again I'm still blind by the fake mask of life. Again, I fell for its trap. Again I felt my taste And now you are leaving And I am begging you to stay What we had was something special What's going on? It's getting hard to breathe I'm tired of pain I am on my knees I am on my knees I'm asking you to stand and not think. Please don't go. Please don't go. Please don't go! Please don't go! Please, just go Please don't go! Please don't go!</text:p>
          </table:table-cell>
        </table:table-row>
        <table:table-row>
          <table:table-cell office:value-type="string" office:string-value="Leviathan - The Idiot Sun">
            <text:p>Leviathan - The Idiot Sun</text:p>
          </table:table-cell>
          <table:table-cell office:value-type="string" office:string-value=" This is the 696 Band! so so I'm sorry. Thank you. I'm ready! I'm sorry. uh Thank you. um um uh I'm sorry. I love you. I love you. I love you. I love you. I love you. I love you. I love you. I love you. I love you. I love you. Thank you. I'm sorry. I'm going to do a little bit of a dance. Oh, my God! I'm sorry. I'm going to kill you! okay Thank you.">
            <text:p> This is the 696 Band! so so I'm sorry. Thank you. I'm ready! I'm sorry. uh Thank you. um um uh I'm sorry. I love you. I love you. I love you. I love you. I love you. I love you. I love you. I love you. I love you. I love you. Thank you. I'm sorry. I'm going to do a little bit of a dance. Oh, my God! I'm sorry. I'm going to kill you! okay Thank you.</text:p>
          </table:table-cell>
        </table:table-row>
        <table:table-row>
          <table:table-cell office:value-type="string" office:string-value="Lifelover - Lethargy">
            <text:p>Lifelover - Lethargy</text:p>
          </table:table-cell>
          <table:table-cell office:value-type="string" office:string-value=". I'm sorry. I'm sorry. I'm sorry. I'm sorry. Thank you. Falling in thrones Spreading the ashes Over the sky Of the grave work now Thank you. I'm sorry. Thank you. Thank you.">
            <text:p>. I'm sorry. I'm sorry. I'm sorry. I'm sorry. Thank you. Falling in thrones Spreading the ashes Over the sky Of the grave work now Thank you. I'm sorry. Thank you. Thank you.</text:p>
          </table:table-cell>
        </table:table-row>
        <table:table-row>
          <table:table-cell office:value-type="string" office:string-value="Lost Inside - I Hate Myself">
            <text:p>Lost Inside - I Hate Myself</text:p>
          </table:table-cell>
          <table:table-cell office:value-type="string" office:string-value=" Thank you. Thank you. Thank you. Thank you. I'm happy. Thank you. Oh, my God. No! Hey! Hey! Hey! Hey! Hey! Hey! Hey! Hey! Hey! Hey! Hey! Hey! Hey! Hey! Hey! Make me What I was Just me Thank you. Thank you. I love you.">
            <text:p> Thank you. Thank you. Thank you. Thank you. I'm happy. Thank you. Oh, my God. No! Hey! Hey! Hey! Hey! Hey! Hey! Hey! Hey! Hey! Hey! Hey! Hey! Hey! Hey! Hey! Make me What I was Just me Thank you. Thank you. I love you.</text:p>
          </table:table-cell>
        </table:table-row>
        <table:table-row>
          <table:table-cell office:value-type="string" office:string-value="Lyrinx - Another Life Ready to End">
            <text:p>Lyrinx - Another Life Ready to End</text:p>
          </table:table-cell>
          <table:table-cell office:value-type="string" office:string-value=" Thank you. Thank you. I'm sorry. Run! I'm out of here. Open that door. Open that door. No! No! No! No! No! Thank you. I'm sorry. Help me! Help me! Thank you. I love you. No! My God, no!">
            <text:p> Thank you. Thank you. I'm sorry. Run! I'm out of here. Open that door. Open that door. No! No! No! No! No! Thank you. I'm sorry. Help me! Help me! Thank you. I love you. No! My God, no!</text:p>
          </table:table-cell>
        </table:table-row>
        <table:table-row>
          <table:table-cell office:value-type="string" office:string-value="Make a Change... Kill Yourself - VII">
            <text:p>Make a Change... Kill Yourself - VII</text:p>
          </table:table-cell>
          <table:table-cell office:value-type="string" office:string-value=" Thank you. And I am now in my own. And I'm falling out. You think guns win reality? Then you're a cheap waste of time The battle has begun. Rise the slaves and die free going. I'm sorry. I'm sorry. I'm sorry.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ioveioveveveveveveveveveveveveveveveveveveveveveveveveveveveveveveveveveveveveveveveveveveveveveveveveveveveveveve I'm sorry. The end of the show. The end of the show. I'm sorry. I'm not dead. I'm not dead. And they whisper my name On shadows Real The end is near Cause the time has come For the will's praise Now the day of the dead I am the voice of the dead. I wish my my my my my my my my my my my my my my my my my my my my my my my my my my my my my my my my my my my my my my my my my my my my my my my my I'm sorry. I don't know. I don't know. No, David! David! David! David! I'm sorry. I have nothing to hold on to. I'm sorry. Thank you. I'm not dead. I'm not dead. I'm not dead. I'm falling for what they say. I'm falling for what they say. No, Santa! No! No! No! Santa Claus! No way! No way! I'm sorry. I finally understand I'm not a monster. I'm not a monster. I'm not a monster. I'm not a monster. Thank you. Thank you. Thank you. Thank you. Thank you. Thank you. Thank you. Thank you.">
            <text:p> Thank you. And I am now in my own. And I'm falling out. You think guns win reality? Then you're a cheap waste of time The battle has begun. Rise the slaves and die free going. I'm sorry. I'm sorry. I'm sorry.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ioveioveveveveveveveveveveveveveveveveveveveveveveveveveveveveveveveveveveveveveveveveveveveveveveveveveveveveveve I'm sorry. The end of the show. The end of the show. I'm sorry. I'm not dead. I'm not dead. And they whisper my name On shadows Real The end is near Cause the time has come For the will's praise Now the day of the dead I am the voice of the dead. I wish my my my my my my my my my my my my my my my my my my my my my my my my my my my my my my my my my my my my my my my my my my my my my my my my I'm sorry. I don't know. I don't know. No, David! David! David! David! I'm sorry. I have nothing to hold on to. I'm sorry. Thank you. I'm not dead. I'm not dead. I'm not dead. I'm falling for what they say. I'm falling for what they say. No, Santa! No! No! No! Santa Claus! No way! No way! I'm sorry. I finally understand I'm not a monster. I'm not a monster. I'm not a monster. I'm not a monster. Thank you. Thank you. Thank you. Thank you. Thank you. Thank you. Thank you. Thank you.</text:p>
          </table:table-cell>
        </table:table-row>
        <table:table-row>
          <table:table-cell office:value-type="string" office:string-value="Misere Nobis - Sopor Aeternus">
            <text:p>Misere Nobis - Sopor Aeternus</text:p>
          </table:table-cell>
          <table:table-cell office:value-type="string" office:string-value=" Thank you. I I I I I I I I I I I I I I I just wish for love. No! No! No! Thank you. I'm I'm I'm I'm I'm I'm I'm I'm I'm I'm I'm I'm I'm I'm No! Yeah. I want you to come back to me. ah Thank you. Thank you. so so Thank you. ah Thank you. So, Thank you. Thank you. Thank you. Thank you. uh Thank you. Thank you.">
            <text:p> Thank you. I I I I I I I I I I I I I I I just wish for love. No! No! No! Thank you. I'm I'm I'm I'm I'm I'm I'm I'm I'm I'm I'm I'm I'm I'm No! Yeah. I want you to come back to me. ah Thank you. Thank you. so so Thank you. ah Thank you. So, Thank you. Thank you. Thank you. Thank you. uh Thank you. Thank you.</text:p>
          </table:table-cell>
        </table:table-row>
        <table:table-row>
          <table:table-cell office:value-type="string" office:string-value="Mortualia - Emptiness of All">
            <text:p>Mortualia - Emptiness of All</text:p>
          </table:table-cell>
          <table:table-cell office:value-type="string" office:string-value=" Thank you. Thank you. Thank you. Thank you. I will say to you, the pain of being a child of the Father, I'm sorry. I'm sorry. I love you. Thank you. Thank you. Thank you. I'm sorry. uh I'm sorry. I'm sorry. Thank you. Thank you. Thank you. Thank you. Thank you. Thank you.">
            <text:p> Thank you. Thank you. Thank you. Thank you. I will say to you, the pain of being a child of the Father, I'm sorry. I'm sorry. I love you. Thank you. Thank you. Thank you. I'm sorry. uh I'm sorry. I'm sorry. Thank you. Thank you. Thank you. Thank you. Thank you. Thank you.</text:p>
          </table:table-cell>
        </table:table-row>
        <table:table-row>
          <table:table-cell office:value-type="string" office:string-value="Nocturnal Depression - Dead Children">
            <text:p>Nocturnal Depression - Dead Children</text:p>
          </table:table-cell>
          <table:table-cell office:value-type="string" office:string-value=" Thank you. Thank you. Thank you. The world is a company of monsters, except us all. And God will fulfill our call of life. It is above the ruins, above your past waters, and it is near your time and despair. Ancient of Misery I'm here to rule this country, guys. Give me my time, strike a deal, go there. Show myself in the sky. Watch out the light. I don't care if I'm gonna be like you just can't You're the fish not being fed I don't need any blood in my body My screaming and going is so funny Get my blood done on the ground Thank you. Thank you. From above the black night is falling around me Lost and beautiful in a world I cannot understand Cashing in on the dark, my heart is burning Rage for rage And God of Rage for Rage Thank you. Thank you. Thank you. Thank you.">
            <text:p> Thank you. Thank you. Thank you. The world is a company of monsters, except us all. And God will fulfill our call of life. It is above the ruins, above your past waters, and it is near your time and despair. Ancient of Misery I'm here to rule this country, guys. Give me my time, strike a deal, go there. Show myself in the sky. Watch out the light. I don't care if I'm gonna be like you just can't You're the fish not being fed I don't need any blood in my body My screaming and going is so funny Get my blood done on the ground Thank you. Thank you. From above the black night is falling around me Lost and beautiful in a world I cannot understand Cashing in on the dark, my heart is burning Rage for rage And God of Rage for Rage Thank you. Thank you. Thank you. Thank you.</text:p>
          </table:table-cell>
        </table:table-row>
        <table:table-row>
          <table:table-cell office:value-type="string" office:string-value="Nyktalgia - Cold Void">
            <text:p>Nyktalgia - Cold Void</text:p>
          </table:table-cell>
          <table:table-cell office:value-type="string" office:string-valu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Stop not asking myself What is reality The truth Amen I'm sorry. My future and my destiny Spring! Spring! I'm sorry. AHHHHHHHHH! Thank you. I want to run away. We don't have a choice. We don't have a choice. I don't like this. I don't like this. Thank you. Thank you. That computer's captain A woman is everything He'll let me fall down I will decide For the last time Life SAAAAAAAARGH! Thank you. The trial is at your doorstep! For your religion, and the end of you, Jesus Christ, I am true! I have been raised, in you, my cross! Oh! Oh! Oh! Oh! Oh! Oh! Oh! Oh! Oh! Oh! Oh! Oh! Oh! I love you. ah oh Thank you.">
            <text:p>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Stop not asking myself What is reality The truth Amen I'm sorry. My future and my destiny Spring! Spring! I'm sorry. AHHHHHHHHH! Thank you. I want to run away. We don't have a choice. We don't have a choice. I don't like this. I don't like this. Thank you. Thank you. That computer's captain A woman is everything He'll let me fall down I will decide For the last time Life SAAAAAAAARGH! Thank you. The trial is at your doorstep! For your religion, and the end of you, Jesus Christ, I am true! I have been raised, in you, my cross! Oh! Oh! Oh! Oh! Oh! Oh! Oh! Oh! Oh! Oh! Oh! Oh! Oh! I love you. ah oh Thank you.</text:p>
          </table:table-cell>
        </table:table-row>
        <table:table-row>
          <table:table-cell office:value-type="string" office:string-value="Psychonaut 4 - Overdose Was the Best Way to Die">
            <text:p>Psychonaut 4 - Overdose Was the Best Way to Die</text:p>
          </table:table-cell>
          <table:table-cell office:value-type="string" office:string-value=" Thank you. Thank you. Stop! Stop! The Taliban! The Assad! The Maid! The Fakir! The Jadar! The Dwarf! The Moms! The Stats! The Fakir! The Jadar! The Dwarf! The Moms! The Stats! The Fakir! The Jadar! The Fakir! The Fakir! The Moms! The Fakir! The Fakir! The Fakir! The Fakir! The Fakir! The Fakir! The Fakir! The Fakir! The Fakir!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I'm a civilian. I'm a... STAY! Never let them die! Trying to escape from here. Struggling, struggling. So we go in the night. We're so strong. We're trying to save the world. So we have to die. We're so strong. I'm a dog in the big way too. Everybody think about me. I'm a dog in the way. I'm a dog in the way. I'm a dog in the way. I'm sorry. I'm gone! Die! Come on! Die! Oh, my God. No, no, no! Thank you.">
            <text:p> Thank you. Thank you. Stop! Stop! The Taliban! The Assad! The Maid! The Fakir! The Jadar! The Dwarf! The Moms! The Stats! The Fakir! The Jadar! The Dwarf! The Moms! The Stats! The Fakir! The Jadar! The Fakir! The Fakir! The Moms! The Fakir! The Fakir! The Fakir! The Fakir! The Fakir! The Fakir! The Fakir! The Fakir! The Fakir!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What is that? I'm a civilian. I'm a... STAY! Never let them die! Trying to escape from here. Struggling, struggling. So we go in the night. We're so strong. We're trying to save the world. So we have to die. We're so strong. I'm a dog in the big way too. Everybody think about me. I'm a dog in the way. I'm a dog in the way. I'm a dog in the way. I'm sorry. I'm gone! Die! Come on! Die! Oh, my God. No, no, no! Thank you.</text:p>
          </table:table-cell>
        </table:table-row>
        <table:table-row>
          <table:table-cell office:value-type="string" office:string-value="Silencer - Sterile Nails and Thunderbowels">
            <text:p>Silencer - Sterile Nails and Thunderbowels</text:p>
          </table:table-cell>
          <table:table-cell office:value-type="string" office:string-value=" Thank you. I'm sorry. Thank you. The Seraphim are the most powerful and most powerful people in the world. Yes! I don't know.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Fly! Fly, you must get it done in time! Beyond the mind is the end of time! Fly! Fly! Yeah. Yeah. No! No! No! No! No! No! Yuck! It hurts! It hurts a lot! It hurts a lot! It hurts a lot! It hurts a lot! Still I'm next to Thunderbolts Oh yeah Five Wings Go! Go! Go! Go! Go! Go! Go! Go! Go! Go! Go! Go! Go! Go!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vavava">
            <text:p> Thank you. I'm sorry. Thank you. The Seraphim are the most powerful and most powerful people in the world. Yes! I don't know.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Fly! Fly, you must get it done in time! Beyond the mind is the end of time! Fly! Fly! Yeah. Yeah. No! No! No! No! No! No! Yuck! It hurts! It hurts a lot! It hurts a lot! It hurts a lot! It hurts a lot! Still I'm next to Thunderbolts Oh yeah Five Wings Go! Go! Go! Go! Go! Go! Go! Go! Go! Go! Go! Go! Go! Go!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vavava</text:p>
          </table:table-cell>
        </table:table-row>
        <table:table-row>
          <table:table-cell office:value-type="string" office:string-value="Sorry... - Everything Is Falling Apart">
            <text:p>Sorry... - Everything Is Falling Apart</text:p>
          </table:table-cell>
          <table:table-cell office:value-type="string" office:string-value=" Thank you. For too long I have fought alone, trapped in endless turmoil and death. You freed me from the rake of storm and restored the innocence I have lost. Not even the blue lights of the city shone as brightly as you. your voice with the song of angels and your embrace was my shield from the world. Under a tree at the top of a hill, overlooked in the dreary suburbs, the cligs and leaves all peacefully around us. The moon illuminated the gray skyline as I held you in my arms, blindly hoping our love would never fade. Thank you. We forgot how to love. Every day we hysterically call. The ice-terrain show was the only way to survive. So yes, I saw you. Yeah, that's it! Still hearing your screams in my head. A living nightmare of hate and vengeance. After everything we shared, was it all for nothing? We deserve everything we share. What's next? No! What is next? Thank you.">
            <text:p> Thank you. For too long I have fought alone, trapped in endless turmoil and death. You freed me from the rake of storm and restored the innocence I have lost. Not even the blue lights of the city shone as brightly as you. your voice with the song of angels and your embrace was my shield from the world. Under a tree at the top of a hill, overlooked in the dreary suburbs, the cligs and leaves all peacefully around us. The moon illuminated the gray skyline as I held you in my arms, blindly hoping our love would never fade. Thank you. We forgot how to love. Every day we hysterically call. The ice-terrain show was the only way to survive. So yes, I saw you. Yeah, that's it! Still hearing your screams in my head. A living nightmare of hate and vengeance. After everything we shared, was it all for nothing? We deserve everything we share. What's next? No! What is next? Thank you.</text:p>
          </table:table-cell>
        </table:table-row>
        <table:table-row>
          <table:table-cell office:value-type="string" office:string-value="Suicide Emotions - A New Dawn">
            <text:p>Suicide Emotions - A New Dawn</text:p>
          </table:table-cell>
          <table:table-cell office:value-type="string" office:string-value=" Thank you. I'm locked into the mirror and I see a new shade. A flame, my soul's eternal flame. Black glasses Reflecting A little light And you Day on my dinner plate Thank you. Waterfall! Waterfall! power me great light does come taste silence praise full calm commerce my words great Space Mule Farm! Thank you. Thank you. from this stone I see the words for me again over the past Thank you. Thank you. The raven of the wife. Misery. Gaze of fear. The eyes. Nothing but days Days Waters Waters Just stop it! Son of a righteous! My skin! All my doubts disappear away from this bloody countdown. My restless, ferret, and mate, my dreams, live again! Live again! Live again! Live! As I!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transcript Emily Beynon">
            <text:p> Thank you. I'm locked into the mirror and I see a new shade. A flame, my soul's eternal flame. Black glasses Reflecting A little light And you Day on my dinner plate Thank you. Waterfall! Waterfall! power me great light does come taste silence praise full calm commerce my words great Space Mule Farm! Thank you. Thank you. from this stone I see the words for me again over the past Thank you. Thank you. The raven of the wife. Misery. Gaze of fear. The eyes. Nothing but days Days Waters Waters Just stop it! Son of a righteous! My skin! All my doubts disappear away from this bloody countdown. My restless, ferret, and mate, my dreams, live again! Live again! Live again! Live! As I!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transcript Emily Beynon</text:p>
          </table:table-cell>
        </table:table-row>
        <table:table-row>
          <table:table-cell office:value-type="string" office:string-value="Thy Light - The Bridge">
            <text:p>Thy Light - The Bridge</text:p>
          </table:table-cell>
          <table:table-cell office:value-type="string" office:string-value=" Thank you. Thank you. Thank you. Thank you. Thank you. What was the idea of this? What was the idea of this? What was the idea of this? What was the idea of this? What was the idea of this? What was the idea of this? What was the idea of this? What was the idea of this? What was the idea of this? What was the idea of this? ah I'm going to show you how to do it. I ah ah I'm sorry. uh I'm sorry. No! No! No! No! Spock! I'm sorry.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ivieivieveiviviviviviviviviviviviviviviviviviviviviviviviviviviviviviviviviviviviviviviviviviviviviviviviviviv I say die! Thank you. Thank you. Thank you.">
            <text:p> Thank you. Thank you. Thank you. Thank you. Thank you. What was the idea of this? What was the idea of this? What was the idea of this? What was the idea of this? What was the idea of this? What was the idea of this? What was the idea of this? What was the idea of this? What was the idea of this? What was the idea of this? ah I'm going to show you how to do it. I ah ah I'm sorry. uh I'm sorry. No! No! No! No! Spock! I'm sorry.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ivieivieveiviviviviviviviviviviviviviviviviviviviviviviviviviviviviviviviviviviviviviviviviviviviviviviviviviv I say die! Thank you. Thank you. Thank you.</text:p>
          </table:table-cell>
        </table:table-row>
        <table:table-row>
          <table:table-cell office:value-type="string" office:string-value="Veil - Mater Maternis">
            <text:p>Veil - Mater Maternis</text:p>
          </table:table-cell>
          <table:table-cell office:value-type="string" office:string-value=" Thank you. Thank you. Thank you. I'm sorry. Thank you. I love you. Thank you.. I love you. Thank you. Thank you. Thank you. Thank you.">
            <text:p> Thank you. Thank you. Thank you. I'm sorry. Thank you. I love you. Thank you.. I love you. Thank you. Thank you. Thank you. Thank you.</text:p>
          </table:table-cell>
        </table:table-row>
        <table:table-row>
          <table:table-cell office:value-type="string" office:string-value="Xasthur - Screaming at Forgotten Fears">
            <text:p>Xasthur - Screaming at Forgotten Fears</text:p>
          </table:table-cell>
          <table:table-cell office:value-type="string" office:string-value=" Thank you. Thank you. Thank you. you can Oh, my God. I'm not going to do it. No! Oh, oh, oh, oh, oh, oh, oh, oh, oh, oh, oh, oh, oh, oh, oh, oh, Thank you. Thank you. Oh, my God! I want to be a man. I want to be a man. The heart of your heart is so cold! You are a child of the sun! God is the Lord! God is the Lord! Thank you. Thank you. Thank you.">
            <text:p> Thank you. Thank you. Thank you. you can Oh, my God. I'm not going to do it. No! Oh, oh, oh, oh, oh, oh, oh, oh, oh, oh, oh, oh, oh, oh, oh, oh, Thank you. Thank you. Oh, my God! I want to be a man. I want to be a man. The heart of your heart is so cold! You are a child of the sun! God is the Lord! God is the Lord! Thank you. Thank you. Thank you.</text:p>
          </table:table-cell>
        </table:table-row>
      </table:table>
      <table:table table:name="demucs_mdx_extra___melodic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The Black Dahlia Murder - What a Horrible Night to Have a Curse">
            <text:p>The Black Dahlia Murder - What a Horrible Night to Have a Curse</text:p>
          </table:table-cell>
          <table:table-cell office:value-type="string" office:string-value=" This was the Wretched, they channel by the utmost darts of hell It drains of black beyond the bound of a weapon which is hell When the doors of the unlocked with the sun threatens to wane Wretched, that's dwelling dim of light beyond the warmth of day Lyons lined the roads, and thorn-washed whole lives of the one you held Sacred weapons to the sacred be filled, the beyond things the masses count all of hell Blood flows down the streets at night, where wolves cry out for flesh Where the horrible dust hits the wood that's still but hit the forks of the walking dead One holy infusion of hope, twisting the fate of the meek into roots. Driven insane by the dark one, to bring forth the foul banishes makes. The undead plough among us, so they shrink back to their silky pits. They dance by night and drink the blood of a giant, broken neck. It's my ass I'm throwing, so there's still shadows spreading throughout the land. Paying the egos that sleep within the weaker minds of men. Into the tower never come the longest-bought dead man Chaos can't beat the strongest one, living heroes never lies The rivers flow with poison, the sands swallow you whole. The tools that roam this darkened world are thrusting for your throat. One holy inversion of hope, twisting the fate of the meek into roots. Driven in shame by the dark one, to bring forth the foul penance he speaks. The undead are all among us, so they shrink back to their silky bits. They ditch my knight and drink the blood of a giant's broken neck. It's my attack for weeks on a steel shadow spreading throughout the land. Fearing the evils that stay within the weaker might of men. What?">
            <text:p> This was the Wretched, they channel by the utmost darts of hell It drains of black beyond the bound of a weapon which is hell When the doors of the unlocked with the sun threatens to wane Wretched, that's dwelling dim of light beyond the warmth of day Lyons lined the roads, and thorn-washed whole lives of the one you held Sacred weapons to the sacred be filled, the beyond things the masses count all of hell Blood flows down the streets at night, where wolves cry out for flesh Where the horrible dust hits the wood that's still but hit the forks of the walking dead One holy infusion of hope, twisting the fate of the meek into roots. Driven insane by the dark one, to bring forth the foul banishes makes. The undead plough among us, so they shrink back to their silky pits. They dance by night and drink the blood of a giant, broken neck. It's my ass I'm throwing, so there's still shadows spreading throughout the land. Paying the egos that sleep within the weaker minds of men. Into the tower never come the longest-bought dead man Chaos can't beat the strongest one, living heroes never lies The rivers flow with poison, the sands swallow you whole. The tools that roam this darkened world are thrusting for your throat. One holy inversion of hope, twisting the fate of the meek into roots. Driven in shame by the dark one, to bring forth the foul penance he speaks. The undead are all among us, so they shrink back to their silky bits. They ditch my knight and drink the blood of a giant's broken neck. It's my attack for weeks on a steel shadow spreading throughout the land. Fearing the evils that stay within the weaker might of men. What?</text:p>
          </table:table-cell>
        </table:table-row>
        <table:table-row>
          <table:table-cell office:value-type="string" office:string-value="A Canorous Quintet - Silence of the World Beyond">
            <text:p>A Canorous Quintet - Silence of the World Beyond</text:p>
          </table:table-cell>
          <table:table-cell office:value-type="string" office:string-value=" Thank you. The great white man with the cross, the life of God, just look away. Black vocals will rock the field. Black movie art is down. Black people should go for the bomb. I am a I am a I am a I am a I am a I am a I am a I am a I am a I am a I am a I am a I am a I am a SILENCE! The battle for the Monarch Far away far away in the empty shell A long and dull and full of night Suck the seed of the internet Of the son of the head-sweat, the Ripper of Night I'm going to die. I'm sorry. Life by the December R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 Thank you. The right hand of men with the cross The left is ours, let's get away Let the rockets go off and be gone Spread our nation's light and go The end of the nation, the true forever All of us To tell us how the burning sun Oh, goodness, what is going on? That's my life. That's my life. That's my life. Ah!">
            <text:p> Thank you. The great white man with the cross, the life of God, just look away. Black vocals will rock the field. Black movie art is down. Black people should go for the bomb. I am a I am a I am a I am a I am a I am a I am a I am a I am a I am a I am a I am a I am a I am a SILENCE! The battle for the Monarch Far away far away in the empty shell A long and dull and full of night Suck the seed of the internet Of the son of the head-sweat, the Ripper of Night I'm going to die. I'm sorry. Life by the December R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 Thank you. The right hand of men with the cross The left is ours, let's get away Let the rockets go off and be gone Spread our nation's light and go The end of the nation, the true forever All of us To tell us how the burning sun Oh, goodness, what is going on? That's my life. That's my life. That's my life. Ah!</text:p>
          </table:table-cell>
        </table:table-row>
        <table:table-row>
          <table:table-cell office:value-type="string" office:string-value="Amon Amarth - Valhall Awaits Me">
            <text:p>Amon Amarth - Valhall Awaits Me</text:p>
          </table:table-cell>
          <table:table-cell office:value-type="string" office:string-value=" Thank you. I gush from the wood, the cut is wide and deep. When before I turn around, it falls to its knees. I hear some wind spin the blade, with the only sword unsealed. I hear the sound of wood that breaks, as the sword cuts through my shield. I grab the shield and clap my hands I'm a man in business The first blow makes the helmet crack The axe cut to the teeth I ripped the axe from the head Covered in blood and braids Leave the body lying dead Ready to strike again The sword cuts through clothes and skin Like a hot knife catches snow A smile as the bastard screams When I twist my sword so so Hold in my hand, wax on my side. For I'll always, soon I will die. So if my hand, wax on my side. For I'll always be, when I die. Raskin on my back, Wolfjohn on my head Valhalla awaits me, when I'm dead I'll waste my ash of Balfa Head, but I'll stir various ways Yet more blood will be shed, this is a victorious day. Blood crushes from the womb, the God is wide indeed. Let's say farewell, I fall to my knees. I'm sorry. Take my hand, wax on my side. Valhalla waits, soon I will die. Fold in my hand, wax on my side. Valhalla waits for me when I die. Mask him on my back Wolfdog on my head Fall out of West Bay When I'm dead">
            <text:p> Thank you. I gush from the wood, the cut is wide and deep. When before I turn around, it falls to its knees. I hear some wind spin the blade, with the only sword unsealed. I hear the sound of wood that breaks, as the sword cuts through my shield. I grab the shield and clap my hands I'm a man in business The first blow makes the helmet crack The axe cut to the teeth I ripped the axe from the head Covered in blood and braids Leave the body lying dead Ready to strike again The sword cuts through clothes and skin Like a hot knife catches snow A smile as the bastard screams When I twist my sword so so Hold in my hand, wax on my side. For I'll always, soon I will die. So if my hand, wax on my side. For I'll always be, when I die. Raskin on my back, Wolfjohn on my head Valhalla awaits me, when I'm dead I'll waste my ash of Balfa Head, but I'll stir various ways Yet more blood will be shed, this is a victorious day. Blood crushes from the womb, the God is wide indeed. Let's say farewell, I fall to my knees. I'm sorry. Take my hand, wax on my side. Valhalla waits, soon I will die. Fold in my hand, wax on my side. Valhalla waits for me when I die. Mask him on my back Wolfdog on my head Fall out of West Bay When I'm dead</text:p>
          </table:table-cell>
        </table:table-row>
        <table:table-row>
          <table:table-cell office:value-type="string" office:string-value="Arch Enemy - We Will Rise">
            <text:p>Arch Enemy - We Will Rise</text:p>
          </table:table-cell>
          <table:table-cell office:value-type="string" office:string-value=" Dead on the walls Wake up the world! Ignorance is lost! Yes, so fare thee but the second best! Our time is still now! I am the enemy! I am the antidote! Watch me closely, I will stand up now! We will rise, rise above! We will rise, rise! Stereotype fools, playing the game Nothing unique, they all look the same In this young reality, I can be anything. Anything I want to be. I am the enemy. I am the answer. Watch me closely. I will stand up now. We will rise above. We will rise. They were nice! I am the enemy. I am the sound. I'm not sure about that. We are the beast! We are the beast! Thank you.">
            <text:p> Dead on the walls Wake up the world! Ignorance is lost! Yes, so fare thee but the second best! Our time is still now! I am the enemy! I am the antidote! Watch me closely, I will stand up now! We will rise, rise above! We will rise, rise! Stereotype fools, playing the game Nothing unique, they all look the same In this young reality, I can be anything. Anything I want to be. I am the enemy. I am the answer. Watch me closely. I will stand up now. We will rise above. We will rise. They were nice! I am the enemy. I am the sound. I'm not sure about that. We are the beast! We are the beast! Thank you.</text:p>
          </table:table-cell>
        </table:table-row>
        <table:table-row>
          <table:table-cell office:value-type="string" office:string-value="Archons - Plague of Corruption">
            <text:p>Archons - Plague of Corruption</text:p>
          </table:table-cell>
          <table:table-cell office:value-type="string" office:string-value=" Thank you. The drollin' demons, writing to feed with their seeds, The silent blade as the whole, worthless lying. This is the consequence of love fighting, making your death a crime. Never in doubt, the world in control, the family died, this process. We lost your mind, together, and killed the wave, of the brain-side operation that gave us all. Let it, now, surface, let your, soul, obtain. Thank you. Thank you. The Vicious! A raggedy-eyed sister's a lonesome! They've already gone too much to get away with that. Don't we deserve it in battle? As for the truth that's arrival? Now if I die, that's just one day. We're on the face of rebellion! But until I am as kind as what you should know, make the first barrier. A portent evolution of humanity, only once an ocean can breathe with the black. I'm sorry. I'm sorry.">
            <text:p> Thank you. The drollin' demons, writing to feed with their seeds, The silent blade as the whole, worthless lying. This is the consequence of love fighting, making your death a crime. Never in doubt, the world in control, the family died, this process. We lost your mind, together, and killed the wave, of the brain-side operation that gave us all. Let it, now, surface, let your, soul, obtain. Thank you. Thank you. The Vicious! A raggedy-eyed sister's a lonesome! They've already gone too much to get away with that. Don't we deserve it in battle? As for the truth that's arrival? Now if I die, that's just one day. We're on the face of rebellion! But until I am as kind as what you should know, make the first barrier. A portent evolution of humanity, only once an ocean can breathe with the black. I'm sorry. I'm sorry.</text:p>
          </table:table-cell>
        </table:table-row>
        <table:table-row>
          <table:table-cell office:value-type="string" office:string-value="At the Gates - Slaughter of the Soul">
            <text:p>At the Gates - Slaughter of the Soul</text:p>
          </table:table-cell>
          <table:table-cell office:value-type="string" office:string-value=" Go! Never again My young force An illusion to show You feel my pain Feet of my life There will be Invention We'll come, we'll come, we'll come, we'll come Always the same My shy eyes have seen enough Of all your lies My head is lined That won't be in a handsome We are real as we have sound Dream Every episode! Do it! Slaughter of the soul, suicide of fireborn Children born of sin, tear your soul apart Never again My shining eyes have seen enough I fold your lies My hate is mine There will be an election We are winners, we are souls We are winners, we are souls Child of stone Still inside of my heart Children born of sin Dead to soul of God">
            <text:p> Go! Never again My young force An illusion to show You feel my pain Feet of my life There will be Invention We'll come, we'll come, we'll come, we'll come Always the same My shy eyes have seen enough Of all your lies My head is lined That won't be in a handsome We are real as we have sound Dream Every episode! Do it! Slaughter of the soul, suicide of fireborn Children born of sin, tear your soul apart Never again My shining eyes have seen enough I fold your lies My hate is mine There will be an election We are winners, we are souls We are winners, we are souls Child of stone Still inside of my heart Children born of sin Dead to soul of God</text:p>
          </table:table-cell>
        </table:table-row>
        <table:table-row>
          <table:table-cell office:value-type="string" office:string-value="Be'lakor - Countless Skies">
            <text:p>Be'lakor - Countless Skies</text:p>
          </table:table-cell>
          <table:table-cell office:value-type="string" office:string-value=" Thank you. Thank you. The winds they o'er me Rivers rose and fell Ageless stones eroding out Across the endless spell Starts to fade the seasons Boots to fly up in Cracks to carry through the night Forms to fade you know Countless skies of my feet Each a life and that Light of the moon and sun, into summertime. I count the times of something which in all it may Firm and unsubstantial without compassion or disdain Flames to bring the harvest, storms to freshen on, winds to wade through every morn, walls to cover all. I'll pass last to Valtryne. Fading in planes of glass Swayed down with us on and on All that is with us I'm sorry.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Countless hands are strongly reaching out in vain. Turned back then, subject without compassion or disdain. Trains to plead the harvest, storms to face in war. Once a life, you're a free one. Once to death, you're mine. Countless waves around me swung until the last, Leaping into chimney drains of at once has passed. Thank you. Thank you. I'm sorry. Okay. Thank you. Thank you. Thank you.">
            <text:p> Thank you. Thank you. The winds they o'er me Rivers rose and fell Ageless stones eroding out Across the endless spell Starts to fade the seasons Boots to fly up in Cracks to carry through the night Forms to fade you know Countless skies of my feet Each a life and that Light of the moon and sun, into summertime. I count the times of something which in all it may Firm and unsubstantial without compassion or disdain Flames to bring the harvest, storms to freshen on, winds to wade through every morn, walls to cover all. I'll pass last to Valtryne. Fading in planes of glass Swayed down with us on and on All that is with us I'm sorry.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Countless hands are strongly reaching out in vain. Turned back then, subject without compassion or disdain. Trains to plead the harvest, storms to face in war. Once a life, you're a free one. Once to death, you're mine. Countless waves around me swung until the last, Leaping into chimney drains of at once has passed. Thank you. Thank you. I'm sorry. Okay. Thank you. Thank you. Thank you.</text:p>
          </table:table-cell>
        </table:table-row>
        <table:table-row>
          <table:table-cell office:value-type="string" office:string-value="Ceremonial Oath - Dreamsong">
            <text:p>Ceremonial Oath - Dreamsong</text:p>
          </table:table-cell>
          <table:table-cell office:value-type="string" office:string-value=" The light within us, gone without you ever, forever. The wounds you caused will never, ever heal. Your past is immobile, it's the love of feelings which I cannot deny. Enough, I have to watch all your games, our days are drawing close, The emotions I want Hate I have to feel The old times are great Never will I see You again Thank you. All right. Take me to another place, I heard it from beyond Can't you see that you and me are bound for you never break? Fuck, take my Infinite dose I have too much to say Walk with me Over the earth Have an empty Sack Thank you.">
            <text:p> The light within us, gone without you ever, forever. The wounds you caused will never, ever heal. Your past is immobile, it's the love of feelings which I cannot deny. Enough, I have to watch all your games, our days are drawing close, The emotions I want Hate I have to feel The old times are great Never will I see You again Thank you. All right. Take me to another place, I heard it from beyond Can't you see that you and me are bound for you never break? Fuck, take my Infinite dose I have too much to say Walk with me Over the earth Have an empty Sack Thank you.</text:p>
          </table:table-cell>
        </table:table-row>
        <table:table-row>
          <table:table-cell office:value-type="string" office:string-value="Children of Bodom - Everytime I Die">
            <text:p>Children of Bodom - Everytime I Die</text:p>
          </table:table-cell>
          <table:table-cell office:value-type="string" office:string-value=" Thank you. I'm going to go ahead and do a little bit of a I'm sorry. Your brain lies slowly gathered Light by fire in the pouring rain No sparks are pulled beside No shooting stars or blast flames Your broken ones now firing on The enemy died, I'm now a device The battle has begun, we're only dinosaurs I'm mentally for one thing, I'm using cash for baseball, every time I play You're the swift to fight, and cannot hit another dice The game is taking a mile It's the life that you're fighting off, like part of your players Like that you want to spare a dime Thank you. Thank you. I'm not a good boy You better sweat Before we go to choice You're not the way For what you like To this cat My pain's All very good But you're A good boy">
            <text:p> Thank you. I'm going to go ahead and do a little bit of a I'm sorry. Your brain lies slowly gathered Light by fire in the pouring rain No sparks are pulled beside No shooting stars or blast flames Your broken ones now firing on The enemy died, I'm now a device The battle has begun, we're only dinosaurs I'm mentally for one thing, I'm using cash for baseball, every time I play You're the swift to fight, and cannot hit another dice The game is taking a mile It's the life that you're fighting off, like part of your players Like that you want to spare a dime Thank you. Thank you. I'm not a good boy You better sweat Before we go to choice You're not the way For what you like To this cat My pain's All very good But you're A good boy</text:p>
          </table:table-cell>
        </table:table-row>
        <table:table-row>
          <table:table-cell office:value-type="string" office:string-value="Dark Tranquillity - Shivers and Voids">
            <text:p>Dark Tranquillity - Shivers and Voids</text:p>
          </table:table-cell>
          <table:table-cell office:value-type="string" office:string-value=" Thank you. What we are, what we feel, stalk inside our sensitivity. So we question what we know, understanding we are not alone. What is given, we will not take, cannot betray what we can feel. As we suffer through shivers and voids, another last will come. What is latent in a mind forever, may it suffer through our shivers and voids. For every knight we think we've mastered, the wizard gave our insecurity. We sign our voices, unending trials, we bend our backs for Corbin in talk. We must persist, push power through, the rest of the land resists, the storm. As we suffer through shivers of void, when all the lamps will come, what is latent in our mind forever, made of jumble, made of fear. Lie to the ignorance, lie to that noise. We must remain inoculate against the odds. As we suffer through shivers of void, when all the laughs will come, what is later in our mind forever. Made to tremble, made to fear. As we suffer through shivers of void, another love will come now. What is blatant in our mind forever will make us suffer while we shiver and float. Thank you.">
            <text:p> Thank you. What we are, what we feel, stalk inside our sensitivity. So we question what we know, understanding we are not alone. What is given, we will not take, cannot betray what we can feel. As we suffer through shivers and voids, another last will come. What is latent in a mind forever, may it suffer through our shivers and voids. For every knight we think we've mastered, the wizard gave our insecurity. We sign our voices, unending trials, we bend our backs for Corbin in talk. We must persist, push power through, the rest of the land resists, the storm. As we suffer through shivers of void, when all the lamps will come, what is latent in our mind forever, made of jumble, made of fear. Lie to the ignorance, lie to that noise. We must remain inoculate against the odds. As we suffer through shivers of void, when all the laughs will come, what is later in our mind forever. Made to tremble, made to fear. As we suffer through shivers of void, another love will come now. What is blatant in our mind forever will make us suffer while we shiver and float. Thank you.</text:p>
          </table:table-cell>
        </table:table-row>
        <table:table-row>
          <table:table-cell office:value-type="string" office:string-value="Eucharist - Greeting Immortality">
            <text:p>Eucharist - Greeting Immortality</text:p>
          </table:table-cell>
          <table:table-cell office:value-type="string" office:string-value=" Thank you. Thank you. Thank you. Thank you. I'm a fucking mortal. This is the fall. We'll save the fucking mortal. We should see a pirate waiting for another day to rise. I just pray for the brave, blinded son of God, he's only born to be a savior. Don't release me. so Thank you. I'm not a bad devil for my living So now your flesh will appear Take me inside my soul The devil is here Tears are falling in despair All the blood in my veins are frozen And I realize that I never will be forgiven okay Thank you.">
            <text:p> Thank you. Thank you. Thank you. Thank you. I'm a fucking mortal. This is the fall. We'll save the fucking mortal. We should see a pirate waiting for another day to rise. I just pray for the brave, blinded son of God, he's only born to be a savior. Don't release me. so Thank you. I'm not a bad devil for my living So now your flesh will appear Take me inside my soul The devil is here Tears are falling in despair All the blood in my veins are frozen And I realize that I never will be forgiven okay Thank you.</text:p>
          </table:table-cell>
        </table:table-row>
        <table:table-row>
          <table:table-cell office:value-type="string" office:string-value="Gates of Ishtar - Perpetual Dawn (The Arrival of Eternity - End My Pain)">
            <text:p>Gates of Ishtar - Perpetual Dawn (The Arrival of Eternity - End My Pain)</text:p>
          </table:table-cell>
          <table:table-cell office:value-type="string" office:string-value=" Thank you. Thank you. Thank you. I love you. I'm sorry. The black stars, you're low inside, enough to save the change of our ways. Dark, what do I read? Tears, silence that's free. They're low inside, enough to save our ways. Nothing is the same anymore. The times have changed, I feel so cold Nothing is the same anymore The times have changed, I feel so cold Hey, let's be my gods, hey Blinding my eyes, oh Smell me alive, my head's on air, my mind is black God, where's your God? Me? This my goddamn death Shout for it out, tell my name Show me the way Every time, everywhere, with a dawn of a fear, let me born, let me live, all is done, all is dead. Every time, everywhere, with a dawn of a fear, let me born, let me live, all is done, all is dead. Nothing is the same anymore It doesn't change, I feel so cold Nothing is the same anymore It doesn't change, I feel so cold Every time, every way, ever done, ever been Love me more, nothing else All is gone, all is still Where we turn, everywhere Where the dawn never appears Love me more, nothing else All is gone, all is still I'm going to go ahead and read the next one. Thank you. Thank you.">
            <text:p> Thank you. Thank you. Thank you. I love you. I'm sorry. The black stars, you're low inside, enough to save the change of our ways. Dark, what do I read? Tears, silence that's free. They're low inside, enough to save our ways. Nothing is the same anymore. The times have changed, I feel so cold Nothing is the same anymore The times have changed, I feel so cold Hey, let's be my gods, hey Blinding my eyes, oh Smell me alive, my head's on air, my mind is black God, where's your God? Me? This my goddamn death Shout for it out, tell my name Show me the way Every time, everywhere, with a dawn of a fear, let me born, let me live, all is done, all is dead. Every time, everywhere, with a dawn of a fear, let me born, let me live, all is done, all is dead. Nothing is the same anymore It doesn't change, I feel so cold Nothing is the same anymore It doesn't change, I feel so cold Every time, every way, ever done, ever been Love me more, nothing else All is gone, all is still Where we turn, everywhere Where the dawn never appears Love me more, nothing else All is gone, all is still I'm going to go ahead and read the next one. Thank you. Thank you.</text:p>
          </table:table-cell>
        </table:table-row>
        <table:table-row>
          <table:table-cell office:value-type="string" office:string-value="Hypocrisy - Fractured Millennium">
            <text:p>Hypocrisy - Fractured Millennium</text:p>
          </table:table-cell>
          <table:table-cell office:value-type="string" office:string-value=" Thank you. Thank you. so yes I came from September, you need a bird for travel for I'm not crying, I'm not pleased, it's the way that you're supposed to feel Your feelings are the guilt, doesn't anyone care anymore Don't you know what this all means? It's time you let me see what you're doing We start again And all that will be lost I am a mother But my legs are bleeding Still I'm tired I am better Than any doctor That's in my family I'm screaming for a chance But there's no way around Break it in big, my big, I'll be your one quick dose Ready to strike back, ready for death, I'm not getting rich, dear For your loss of its worth, you can't go on till you die But I can't wait to burn, if my worries solve, you'll be But if the God who told it says Get to see what you're doing It's gotta end Or nothing will be bad Die Die Die Die Die Die Die Die Die Die Die Die Die Die Die Die Die Die Die Die Die Die Die Die Die Die Die Die Die Die Oh, my God! Morning, I'm sent off to Spandau, girl. RAAAAAAAA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Thank you.">
            <text:p> Thank you. Thank you. so yes I came from September, you need a bird for travel for I'm not crying, I'm not pleased, it's the way that you're supposed to feel Your feelings are the guilt, doesn't anyone care anymore Don't you know what this all means? It's time you let me see what you're doing We start again And all that will be lost I am a mother But my legs are bleeding Still I'm tired I am better Than any doctor That's in my family I'm screaming for a chance But there's no way around Break it in big, my big, I'll be your one quick dose Ready to strike back, ready for death, I'm not getting rich, dear For your loss of its worth, you can't go on till you die But I can't wait to burn, if my worries solve, you'll be But if the God who told it says Get to see what you're doing It's gotta end Or nothing will be bad Die Die Die Die Die Die Die Die Die Die Die Die Die Die Die Die Die Die Die Die Die Die Die Die Die Die Die Die Die Die Oh, my God! Morning, I'm sent off to Spandau, girl. RAAAAAAAA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Thank you.</text:p>
          </table:table-cell>
        </table:table-row>
        <table:table-row>
          <table:table-cell office:value-type="string" office:string-value="In Flames - Insipid 2000">
            <text:p>In Flames - Insipid 2000</text:p>
          </table:table-cell>
          <table:table-cell office:value-type="string" office:string-value=" You're not a changer for who you are The laws are changed and useless On the way to the center town We're emptying windows, we've denied A message to a fallen reality A change with a shock And the waves of the plunge The helpless excuse of fallen reality. Fragments of future being. A muscle to noble ones Vibrant and pitiless Let's try The one to own me Spartanic Minimalistic The helpless excuse For the reality The lost day's man That once was enough Claimed for life I am the sex juice of all the reality And the whole couple reasons why it all begins and ends with the rent and pitiless of stride. To our platform to clean our silent masses. Share new invasions by noblings for the noblers. Thank you. To our platform, to create our silent masses. Shadow of Viscous By the noble ones By the noble ones">
            <text:p> You're not a changer for who you are The laws are changed and useless On the way to the center town We're emptying windows, we've denied A message to a fallen reality A change with a shock And the waves of the plunge The helpless excuse of fallen reality. Fragments of future being. A muscle to noble ones Vibrant and pitiless Let's try The one to own me Spartanic Minimalistic The helpless excuse For the reality The lost day's man That once was enough Claimed for life I am the sex juice of all the reality And the whole couple reasons why it all begins and ends with the rent and pitiless of stride. To our platform to clean our silent masses. Share new invasions by noblings for the noblers. Thank you. To our platform, to create our silent masses. Shadow of Viscous By the noble ones By the noble ones</text:p>
          </table:table-cell>
        </table:table-row>
        <table:table-row>
          <table:table-cell office:value-type="string" office:string-value="Inferi - The Promethean Kings">
            <text:p>Inferi - The Promethean Kings</text:p>
          </table:table-cell>
          <table:table-cell office:value-type="string" office:string-value=" Thank you. I know. I know. I know. I know. I know. I know. I know. I know. I know. I know. I know. I know. I know. I know. I know. I know. I know. I know. I know. I know. I know. I know. I know. I know. I know. I know. I know. I know. and suffering watching my world corrupt. I shall create a race of slaves to our best using our blood with the sand and the stone to serve our every wish and request. This day forth, we're talking for one. No, you're messed up! I'm strictly not me! I shall protect you from the falling one who switches to enslave! What a horrible mistake Sir, leave them all alone They dwell in the garden Seeking the knowledge of our food The blessing applies to the power of the fruit in its mouth This world's harmony must be blessed! Demolish the foes! Sink them down with lightning! Lightning! Plants will crumble never! They'll fall to the ground! Stuff them with white pepper burning! Pepper burning! Let the destiny of a town in a casket of death! Nothing is left! Just wait until death is at rest! This is the time of misfortune and pain. A vision is now upon us, but my creation will soon end away. Watch my silver shining shepherds, where the birds of my dreams fly. A place must be given, exalted to me Come on, move me, touch me, see as long as I breathe I am the creator, from the golden throne I lead I am the chosen, what will they do to me? Thank you. I'm everlasting, never questioned by you. It is my will to sustain their might! You have no right to be fooled! You have only come for giving! Trust them all with no sign of regret! In the name of our enemy, our alliance must pay for their sins with their hands! I love you. I am the king of all kings You are my divine rage and your nights This old house must not be my place! I'll take all the time, not my way to death!">
            <text:p> Thank you. I know. I know. I know. I know. I know. I know. I know. I know. I know. I know. I know. I know. I know. I know. I know. I know. I know. I know. I know. I know. I know. I know. I know. I know. I know. I know. I know. I know. and suffering watching my world corrupt. I shall create a race of slaves to our best using our blood with the sand and the stone to serve our every wish and request. This day forth, we're talking for one. No, you're messed up! I'm strictly not me! I shall protect you from the falling one who switches to enslave! What a horrible mistake Sir, leave them all alone They dwell in the garden Seeking the knowledge of our food The blessing applies to the power of the fruit in its mouth This world's harmony must be blessed! Demolish the foes! Sink them down with lightning! Lightning! Plants will crumble never! They'll fall to the ground! Stuff them with white pepper burning! Pepper burning! Let the destiny of a town in a casket of death! Nothing is left! Just wait until death is at rest! This is the time of misfortune and pain. A vision is now upon us, but my creation will soon end away. Watch my silver shining shepherds, where the birds of my dreams fly. A place must be given, exalted to me Come on, move me, touch me, see as long as I breathe I am the creator, from the golden throne I lead I am the chosen, what will they do to me? Thank you. I'm everlasting, never questioned by you. It is my will to sustain their might! You have no right to be fooled! You have only come for giving! Trust them all with no sign of regret! In the name of our enemy, our alliance must pay for their sins with their hands! I love you. I am the king of all kings You are my divine rage and your nights This old house must not be my place! I'll take all the time, not my way to death!</text:p>
          </table:table-cell>
        </table:table-row>
        <table:table-row>
          <table:table-cell office:value-type="string" office:string-value="Insomnium - Mortal Share">
            <text:p>Insomnium - Mortal Share</text:p>
          </table:table-cell>
          <table:table-cell office:value-type="string" office:string-value=" Thank you. Thank you. In the lost you take my crown, the sacred life divine, Rusty is the loving bliss, the timeless hands of life, But a fourth of all does bear, weeping without a care, For the bold and weeping world, deeply beats the lion's love, To fight away to the other side, Ah, to fight away to the other side, I'm sorry. The dogs and blind souls are all left to gaze on God The beast the ever-blueing rose To follow him to miracle To follow him to character Thank you. But where do we lay our heads to rest? Where do we shelter when the night falls? For a part of man, he's indeed a starboard man Stumbling but not, he only needs to cross the line As the blackened souls proceed into twilight where The sheets of white will finally rise Like water, blood, and ice, sleep is born As the storm and rain away Down with the Julia Law">
            <text:p> Thank you. Thank you. In the lost you take my crown, the sacred life divine, Rusty is the loving bliss, the timeless hands of life, But a fourth of all does bear, weeping without a care, For the bold and weeping world, deeply beats the lion's love, To fight away to the other side, Ah, to fight away to the other side, I'm sorry. The dogs and blind souls are all left to gaze on God The beast the ever-blueing rose To follow him to miracle To follow him to character Thank you. But where do we lay our heads to rest? Where do we shelter when the night falls? For a part of man, he's indeed a starboard man Stumbling but not, he only needs to cross the line As the blackened souls proceed into twilight where The sheets of white will finally rise Like water, blood, and ice, sleep is born As the storm and rain away Down with the Julia Law</text:p>
          </table:table-cell>
        </table:table-row>
        <table:table-row>
          <table:table-cell office:value-type="string" office:string-value="Kalmah - They Will Return">
            <text:p>Kalmah - They Will Return</text:p>
          </table:table-cell>
          <table:table-cell office:value-type="string" office:string-value=" Thank you. I'm a rock star with wings, and with scouts all high. Music in my ears, I'm fancy. And I'm in a class, locked in my hat. to purchase my mobile designs my basketball has million hours The element of the mind, force holds, and anybody's name And when the thought says, I must march and dance No one would die, lost at the river Their voice, went through the air and dried away What I will return When I am all alone Yet I will return When I will be won Thank you. What I went with her When I was young and alone What I went with her When I was with her And someday, I'll get in the car, waiting for the sound of smoking guns. One day with Tom, spirit began, I'm inside place, I'll miss them again. The rush went do-o-o-o-o-o-o-o-o-o-o-o-o-o-o-o-o-o-o-o-o-o-o-o-o-o-o-o-o-o-o-o-o-o-o-o-o-o-o-o-o-o-o-o-o-o-o-o-o-o-o-o-o-o-o-o-o-o-o-o-o-o-o-o-o-o-o-o-o-o-o-o-o-o-o-o-o-o-o-o-o-o-o-o-o-o-o-o-o-o-o-o-o-o-o-o-o-o-o-o-o-o-o-o-o-o-o-o-o-o-o-o-o-o-o-o-o-o-o-o-o-o-o-o-o-o-o-o-o-o-o-o-o-o-o-o-o-o-o-o-o-o-o-o-o-o-o-o-o-o-o-o-o-o-o-o-o-o-o-o-o-o-o-o-o-o-o-o-o-o-o-o-o-o-o-o-o-o-o-o-o-o-o-o-o-o-o-o-o-o-o-o-o-o-o-o-o-o-o-o-o-o-o-o-o-o-o-o-o-o-o-o-o-o-o-o-o-o-o-o-o">
            <text:p> Thank you. I'm a rock star with wings, and with scouts all high. Music in my ears, I'm fancy. And I'm in a class, locked in my hat. to purchase my mobile designs my basketball has million hours The element of the mind, force holds, and anybody's name And when the thought says, I must march and dance No one would die, lost at the river Their voice, went through the air and dried away What I will return When I am all alone Yet I will return When I will be won Thank you. What I went with her When I was young and alone What I went with her When I was with her And someday, I'll get in the car, waiting for the sound of smoking guns. One day with Tom, spirit began, I'm inside place, I'll miss them again. The rush went do-o-o-o-o-o-o-o-o-o-o-o-o-o-o-o-o-o-o-o-o-o-o-o-o-o-o-o-o-o-o-o-o-o-o-o-o-o-o-o-o-o-o-o-o-o-o-o-o-o-o-o-o-o-o-o-o-o-o-o-o-o-o-o-o-o-o-o-o-o-o-o-o-o-o-o-o-o-o-o-o-o-o-o-o-o-o-o-o-o-o-o-o-o-o-o-o-o-o-o-o-o-o-o-o-o-o-o-o-o-o-o-o-o-o-o-o-o-o-o-o-o-o-o-o-o-o-o-o-o-o-o-o-o-o-o-o-o-o-o-o-o-o-o-o-o-o-o-o-o-o-o-o-o-o-o-o-o-o-o-o-o-o-o-o-o-o-o-o-o-o-o-o-o-o-o-o-o-o-o-o-o-o-o-o-o-o-o-o-o-o-o-o-o-o-o-o-o-o-o-o-o-o-o-o-o-o-o-o-o-o-o-o-o-o-o-o-o-o-o-o</text:p>
          </table:table-cell>
        </table:table-row>
        <table:table-row>
          <table:table-cell office:value-type="string" office:string-value="Kataklysm - As I Slither">
            <text:p>Kataklysm - As I Slither</text:p>
          </table:table-cell>
          <table:table-cell office:value-type="string" office:string-value=" I'm going to do it again. I read my guides with no regrets Stripped down from all my dignity You took it all from me Now I'm a knight Every single time you lie Tell me, what made that game of me? My side slither, I slither down your spine Slither, I slither down your spine Slither, I slither down your spine Slither, I take it all away I take your life away I take it all I can't believe it came to this I'd live my life with no regrets Sit down for a moment, take a deep You took it all from me You're the man Every single time you lie You're the man I played that game of me I said slither I slithered down your spine Slither I slithered down your spine Slither I slithered down your spine Slither I dig it all away Take your mind away! Don't try to comprehend me Don't try to criticize me Watch me as I slither, as I slither around your neck.">
            <text:p> I'm going to do it again. I read my guides with no regrets Stripped down from all my dignity You took it all from me Now I'm a knight Every single time you lie Tell me, what made that game of me? My side slither, I slither down your spine Slither, I slither down your spine Slither, I slither down your spine Slither, I take it all away I take your life away I take it all I can't believe it came to this I'd live my life with no regrets Sit down for a moment, take a deep You took it all from me You're the man Every single time you lie You're the man I played that game of me I said slither I slithered down your spine Slither I slithered down your spine Slither I slithered down your spine Slither I dig it all away Take your mind away! Don't try to comprehend me Don't try to criticize me Watch me as I slither, as I slither around your neck.</text:p>
          </table:table-cell>
        </table:table-row>
        <table:table-row>
          <table:table-cell office:value-type="string" office:string-value="Norther - Betrayed">
            <text:p>Norther - Betrayed</text:p>
          </table:table-cell>
          <table:table-cell office:value-type="string" office:string-value=".. One morning I woke up, realized I've been betrayed. Shadows of yesterday filled my mind as I drift away. No matter what's happening, I'll face the devil by my hand. This twisted fate I have, surely the way I make you pray. Make you pray. One night I went to die This is the end, I was waiting to die The prince was waiting for me So fuck you all, I was waiting to be free But the hate was changing me Is this the path I cannot see? Too many bridges made You can see I am the traitor Would you die for my hate now? When you get my eyes, make me say I can't stand no one to touch you When I ain't by your side I want to ride I want to ride I want to ride I want to ride I want to ride I want to ride I want to ride I want to ride I want to ride I want to ride It's time to just be rushing Bring your mind when out of line No more forgiving, just a ransom to help you to die In the night I am beside you With voices in my mind You're asleep and I love you But more than a thousand times I've tried to hurt you Was it time for my hang now? I can't get my eyes, make me say I guess I know I've got you When I am by your side I'm out of my mind I'm out of my motherfucking mind I will cut you The night I took your life And now this way tonight And so we know">
            <text:p>.. One morning I woke up, realized I've been betrayed. Shadows of yesterday filled my mind as I drift away. No matter what's happening, I'll face the devil by my hand. This twisted fate I have, surely the way I make you pray. Make you pray. One night I went to die This is the end, I was waiting to die The prince was waiting for me So fuck you all, I was waiting to be free But the hate was changing me Is this the path I cannot see? Too many bridges made You can see I am the traitor Would you die for my hate now? When you get my eyes, make me say I can't stand no one to touch you When I ain't by your side I want to ride I want to ride I want to ride I want to ride I want to ride I want to ride I want to ride I want to ride I want to ride I want to ride It's time to just be rushing Bring your mind when out of line No more forgiving, just a ransom to help you to die In the night I am beside you With voices in my mind You're asleep and I love you But more than a thousand times I've tried to hurt you Was it time for my hang now? I can't get my eyes, make me say I guess I know I've got you When I am by your side I'm out of my mind I'm out of my motherfucking mind I will cut you The night I took your life And now this way tonight And so we know</text:p>
          </table:table-cell>
        </table:table-row>
        <table:table-row>
          <table:table-cell office:value-type="string" office:string-value="Quo Vadis - Silence Calls the Storm">
            <text:p>Quo Vadis - Silence Calls the Storm</text:p>
          </table:table-cell>
          <table:table-cell office:value-type="string" office:string-value=" Thank you. Thank you. Thank you. I'm now starting to isolate the population. Revolutionary hunger for power is washed away. Becoming the leader of the alienated. Disturbance felt throughout the community. Exploiting man's mistakes. Orgies say that you're a clatter of the diners. We just lose every other thing on the road Nothing's all they strive to achieve their goals The bullets were clobbed, they were my future They stood by the lines, the focus of their desires The end of the race began, my world was cast Hundred of meals that will repair my peaceful past in war You will be fighting kids You will be fighting thieves Trying to achieve an order in heaven Speaking about members of you who my vice have forsain I make the contrivances of mad rebels and creep their offices where their masks floor the roofs last we heard the walk around the 16th and 5th in bed they taste their green blood voices twice over carnage in the hotel with the priest of Enoch But it's okay, they will fly in future, it's no good lying, it's fucking something to be tired of. Yet never race against, always go fast, on the race you'll feel, somewhere we'll return, others will rush through the walls. And you will be fighting tears. And you will be fighting tears. Thank you. Undercover Violet With force and big power Unrestricted support We will defeat Our gods And since a few clans Suffered and dead Don't think never The pressure is rising Violent Come again The Inhabitants Silence Come to Storm">
            <text:p> Thank you. Thank you. Thank you. I'm now starting to isolate the population. Revolutionary hunger for power is washed away. Becoming the leader of the alienated. Disturbance felt throughout the community. Exploiting man's mistakes. Orgies say that you're a clatter of the diners. We just lose every other thing on the road Nothing's all they strive to achieve their goals The bullets were clobbed, they were my future They stood by the lines, the focus of their desires The end of the race began, my world was cast Hundred of meals that will repair my peaceful past in war You will be fighting kids You will be fighting thieves Trying to achieve an order in heaven Speaking about members of you who my vice have forsain I make the contrivances of mad rebels and creep their offices where their masks floor the roofs last we heard the walk around the 16th and 5th in bed they taste their green blood voices twice over carnage in the hotel with the priest of Enoch But it's okay, they will fly in future, it's no good lying, it's fucking something to be tired of. Yet never race against, always go fast, on the race you'll feel, somewhere we'll return, others will rush through the walls. And you will be fighting tears. And you will be fighting tears. Thank you. Undercover Violet With force and big power Unrestricted support We will defeat Our gods And since a few clans Suffered and dead Don't think never The pressure is rising Violent Come again The Inhabitants Silence Come to Storm</text:p>
          </table:table-cell>
        </table:table-row>
        <table:table-row>
          <table:table-cell office:value-type="string" office:string-value="Sacrilege - Feed the Cold">
            <text:p>Sacrilege - Feed the Cold</text:p>
          </table:table-cell>
          <table:table-cell office:value-type="string" office:string-value=" I'm The thunder of the worship sky, Who is above the dead and brave? The chants in the hall of wrath, From under mighty thrones, I will stand! Citizen of Asgard, The master of the smithereens, right? A knowing of our previous future, More than land and blade. Sinners, full of silence, erecting an arch of love Slowly tossed up in the horizon, with black and feast on their heads Franchise at the boundaries and feeble bytards Tap down the defiled and turn out the ground So bound for the silence, erupting in oxen's blood, Snowing thoughts that bring evil eyes, some regret the feast of life. I'll sing your peace, what a great collection, decorating the walls of the ultimate general The chivalry of the valley has died She decided to start the tables, whispered her pride, A knowing of her dream of a future more aligned than the plague. She ran through the silence, arrested the touch of love, Slowly forced the green hill like sand, prepared to be sunlight. Thank you. Thank you.">
            <text:p> I'm The thunder of the worship sky, Who is above the dead and brave? The chants in the hall of wrath, From under mighty thrones, I will stand! Citizen of Asgard, The master of the smithereens, right? A knowing of our previous future, More than land and blade. Sinners, full of silence, erecting an arch of love Slowly tossed up in the horizon, with black and feast on their heads Franchise at the boundaries and feeble bytards Tap down the defiled and turn out the ground So bound for the silence, erupting in oxen's blood, Snowing thoughts that bring evil eyes, some regret the feast of life. I'll sing your peace, what a great collection, decorating the walls of the ultimate general The chivalry of the valley has died She decided to start the tables, whispered her pride, A knowing of her dream of a future more aligned than the plague. She ran through the silence, arrested the touch of love, Slowly forced the green hill like sand, prepared to be sunlight. Thank you. Thank you.</text:p>
          </table:table-cell>
        </table:table-row>
        <table:table-row>
          <table:table-cell office:value-type="string" office:string-value="The Agonist - ...And Their Eulogies Sang Me To Sleep">
            <text:p>The Agonist - ...And Their Eulogies Sang Me To Sleep</text:p>
          </table:table-cell>
          <table:table-cell office:value-type="string" office:string-value=" Ugh... All I hear is the sound of feet to ground All I see is what's inside of my eyes All I see is the sound of reaching apart We're shooting, crowding the view I know it will speak no evil beneath you Don't show my blood, cause the man's on your side A game that I fell goodbye to The war between the power and the fire The war of the thirst, before many I fell asleep Born to understand my own ways Soon I will abandon my life To proclaim that my peace is not my fault The dreams of the red red red ones Won't fail to stop me The loyals The other part of the cradle Is the The unity that I've cast All night The person under the table To me The person down with me There's a lot of songs Staring me to sleep As my body Rests in sleep There's a lot of songs Sing me to sleep With my body Yeah! Start the signal You're in a race The world's been made And it's made in darkness Pain What is evolution?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You would have burned in me, Axe! There is so much I live for! But we're so very sorry for it! I couldn't enjoy it with the fear! The fall of truth is in me! I am the one who sings it. I can sing your love. I can sing your love. I can sing your love. I can sing your love. I can sing your love. I can sing your love. Thank you.">
            <text:p> Ugh... All I hear is the sound of feet to ground All I see is what's inside of my eyes All I see is the sound of reaching apart We're shooting, crowding the view I know it will speak no evil beneath you Don't show my blood, cause the man's on your side A game that I fell goodbye to The war between the power and the fire The war of the thirst, before many I fell asleep Born to understand my own ways Soon I will abandon my life To proclaim that my peace is not my fault The dreams of the red red red ones Won't fail to stop me The loyals The other part of the cradle Is the The unity that I've cast All night The person under the table To me The person down with me There's a lot of songs Staring me to sleep As my body Rests in sleep There's a lot of songs Sing me to sleep With my body Yeah! Start the signal You're in a race The world's been made And it's made in darkness Pain What is evolution?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I'm afraid for me to do You would have burned in me, Axe! There is so much I live for! But we're so very sorry for it! I couldn't enjoy it with the fear! The fall of truth is in me! I am the one who sings it. I can sing your love. I can sing your love. I can sing your love. I can sing your love. I can sing your love. I can sing your love. Thank you.</text:p>
          </table:table-cell>
        </table:table-row>
        <table:table-row>
          <table:table-cell office:value-type="string" office:string-value="The Haunted - Hollow Ground">
            <text:p>The Haunted - Hollow Ground</text:p>
          </table:table-cell>
          <table:table-cell office:value-type="string" office:string-value=" What's the deal? I've lost my way Showing nowhere fast I've left the re-tank Spend the game for yourself, then change I'm a soldier, dwell I'm alone in the fifth field of the fourth world Hold on, I only answer for a fall I don't understand, I don't know the world. So many years I've lost. So much blood I've been spilled. I'd be alive to find death beneath my web I don't know the answers I've found I don't understand, I'm not allowed These are the words, what they say, what the scars of a skin won't show. What are all proud I said Not all proud prepared This is for mine I'm gone I know Death is greeted by the light When the world's last I'm dead to return I love my wife. I'm a loser, my wife. I need them. I will control death and pain. I don't know how to answer this one phone. I don't understand. I don't know how to love. Thank you. Thank you. Thank you.">
            <text:p> What's the deal? I've lost my way Showing nowhere fast I've left the re-tank Spend the game for yourself, then change I'm a soldier, dwell I'm alone in the fifth field of the fourth world Hold on, I only answer for a fall I don't understand, I don't know the world. So many years I've lost. So much blood I've been spilled. I'd be alive to find death beneath my web I don't know the answers I've found I don't understand, I'm not allowed These are the words, what they say, what the scars of a skin won't show. What are all proud I said Not all proud prepared This is for mine I'm gone I know Death is greeted by the light When the world's last I'm dead to return I love my wife. I'm a loser, my wife. I need them. I will control death and pain. I don't know how to answer this one phone. I don't understand. I don't know how to love. Thank you. Thank you. Thank you.</text:p>
          </table:table-cell>
        </table:table-row>
        <table:table-row>
          <table:table-cell office:value-type="string" office:string-value="Wintersun - Beyond the Dark Sun">
            <text:p>Wintersun - Beyond the Dark Sun</text:p>
          </table:table-cell>
          <table:table-cell office:value-type="string" office:string-value=" Thank you. For years I am traveled in cold lands But my heart is warm as the darkened sun above me Nothing can never take away what I feel with this tired eyes Face of the weeping night What the saint of the fading light How Face of the weeping night The dawn will never rise again for my eyes When I will never sleep again I've lost my old time after time Cause the light has vanished from the sky Now when the darkness has to come on me, I got to let my shadows free. Cause I never look behind, I never like to find something that could have made me one. Now when the shadows they can't control me, I got to let my shadows free. Cause I never look behind Why never try to find Something after the Maybe one Something That I could reach the sun">
            <text:p> Thank you. For years I am traveled in cold lands But my heart is warm as the darkened sun above me Nothing can never take away what I feel with this tired eyes Face of the weeping night What the saint of the fading light How Face of the weeping night The dawn will never rise again for my eyes When I will never sleep again I've lost my old time after time Cause the light has vanished from the sky Now when the darkness has to come on me, I got to let my shadows free. Cause I never look behind, I never like to find something that could have made me one. Now when the shadows they can't control me, I got to let my shadows free. Cause I never look behind Why never try to find Something after the Maybe one Something That I could reach the sun</text:p>
          </table:table-cell>
        </table:table-row>
        <table:table-row>
          <table:table-cell office:value-type="string" office:string-value="Wolfheart - Ghost of Karelia">
            <text:p>Wolfheart - Ghost of Karelia</text:p>
          </table:table-cell>
          <table:table-cell office:value-type="string" office:string-value=" I'm going to go ahead and do that. I'm sorry. I'm going to die. Let my blood, my body, blood, and soul depart Last night All givens with their blood New corner shall be born So to blood, one soul Not in the name of vengeance For the blood of the Dalai Lama We stand to defend We suck with defiance I'm sorry. I know the events with their plot. New daughter shall be born. Thank you. We have needed a new Thank you. Thank you.">
            <text:p> I'm going to go ahead and do that. I'm sorry. I'm going to die. Let my blood, my body, blood, and soul depart Last night All givens with their blood New corner shall be born So to blood, one soul Not in the name of vengeance For the blood of the Dalai Lama We stand to defend We suck with defiance I'm sorry. I know the events with their plot. New daughter shall be born. Thank you. We have needed a new Thank you. Thank you.</text:p>
          </table:table-cell>
        </table:table-row>
      </table:table>
      <table:table table:name="demucs_mdx_extra___doo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lloch - Limbs">
            <text:p>Agalloch - Limbs</text:p>
          </table:table-cell>
          <table:table-cell office:value-type="string" office:string-value=" Thank you. Thank you. Thank you. Thank you. Thank you. Thank you. Thank you. Thank you. Thank you. Thank you. The texture of the soil is liquid, and casts up a million vines. From a ruined chart as an arch, it builds the riverbank, yes, and with march. These arms were meant to be lost, hacked, severed, and forgotten. The texture of time is a whisper that echoes across the blood. It's him, resonance from tree to tree Through every solid bullet, sands These bones were sent to beat us Torn, unhurt, unbroken STILL! Thank you. Thank you. Cast these gems into the water. Clash to war War to start Cast this throne into the water Thank you. Thank you.">
            <text:p> Thank you. Thank you. Thank you. Thank you. Thank you. Thank you. Thank you. Thank you. Thank you. Thank you. The texture of the soil is liquid, and casts up a million vines. From a ruined chart as an arch, it builds the riverbank, yes, and with march. These arms were meant to be lost, hacked, severed, and forgotten. The texture of time is a whisper that echoes across the blood. It's him, resonance from tree to tree Through every solid bullet, sands These bones were sent to beat us Torn, unhurt, unbroken STILL! Thank you. Thank you. Cast these gems into the water. Clash to war War to start Cast this throne into the water Thank you. Thank you.</text:p>
          </table:table-cell>
        </table:table-row>
        <table:table-row>
          <table:table-cell office:value-type="string" office:string-value="Antimatter - Fold">
            <text:p>Antimatter - Fold</text:p>
          </table:table-cell>
          <table:table-cell office:value-type="string" office:string-value=" You're another Come undone My epitaph calls I've been holding back the rain Turning my scars into gold Teeming shadows And if those ways Should change Just drag me back out on the rails Cause this can't fold This can't fold This can't fold Oh, I'll fall too She took color, sealed out, sealed out Oh, those whispered words I saved Have buried my heart into this Ten years gone And now it's too late To change To rip out the soul And start again This can't fold This can't fold This can't fold, oh I'll fall to you In this house I am sure I'm not fading away Leave me here Oh, the white coats will take me away Tie me down Put me on Thank you. This This can't fold This can't fold This can't fold I'll fold too I'll fold too I'll fold Thank you.">
            <text:p> You're another Come undone My epitaph calls I've been holding back the rain Turning my scars into gold Teeming shadows And if those ways Should change Just drag me back out on the rails Cause this can't fold This can't fold This can't fold Oh, I'll fall too She took color, sealed out, sealed out Oh, those whispered words I saved Have buried my heart into this Ten years gone And now it's too late To change To rip out the soul And start again This can't fold This can't fold This can't fold, oh I'll fall to you In this house I am sure I'm not fading away Leave me here Oh, the white coats will take me away Tie me down Put me on Thank you. This This can't fold This can't fold This can't fold I'll fold too I'll fold too I'll fold Thank you.</text:p>
          </table:table-cell>
        </table:table-row>
        <table:table-row>
          <table:table-cell office:value-type="string" office:string-value="Black Sabbath - Behind the Wall of Sleep">
            <text:p>Black Sabbath - Behind the Wall of Sleep</text:p>
          </table:table-cell>
          <table:table-cell office:value-type="string" office:string-value=" Thank you. Faces chopped within a flower Deadly battles, restrained far Faces shine a deadly smile Look upon you at your trial Shell of numbs from head to toe Icy sun with frosty glow Where's the glory to your soul? Where's the glory now to follow? We just bear eyes with the breeze, Put your body far into its knees, Take your water from us, Send your body to a gut Send your body to a gut Send your body to a gut Send your body to a gut Give me water and a bus Send your body to a gut Thank you. Now from darkness has been laid, While the sleep is cold and bright, All the sleep is lying broken Touching you I'm awoken Thank you.">
            <text:p> Thank you. Faces chopped within a flower Deadly battles, restrained far Faces shine a deadly smile Look upon you at your trial Shell of numbs from head to toe Icy sun with frosty glow Where's the glory to your soul? Where's the glory now to follow? We just bear eyes with the breeze, Put your body far into its knees, Take your water from us, Send your body to a gut Send your body to a gut Send your body to a gut Send your body to a gut Give me water and a bus Send your body to a gut Thank you. Now from darkness has been laid, While the sleep is cold and bright, All the sleep is lying broken Touching you I'm awoken Thank you.</text:p>
          </table:table-cell>
        </table:table-row>
        <table:table-row>
          <table:table-cell office:value-type="string" office:string-value="Candlemass - At the Gallows End">
            <text:p>Candlemass - At the Gallows End</text:p>
          </table:table-cell>
          <table:table-cell office:value-type="string" office:string-value=" Thank you. Sunrise, I greet you, the beauty of your light So warm and tender was never the night In tears I see you, the last time it will be So give me your blessing I am in my destiny No rest for the sinner, if not refuse me my sleep. This was the last night of my life, with wine I pranted on my feet. I drank to the devil with servants It's good with a friend where you go No one would share my less chalice So I drink to the ones that I know Ring, brother, ring for me Ring the bells of hope and peace Ring for my damnation I am not a gallowson With sad emotions I sing this epitaph My swan song, my headstone, the farewell of my heart The hills of Tyburn, up where the gallows stands Only the vultures will come to see me hide Behold the sight Michael gather, together satisfied the mood. Proud of his heart are the carpenter, his creation a tool for my doom. I am the outcast, no winner I am the fallen, the one That lived all his life as a sinner The tempter has called me his son Ring, brother, ring for me Ring the bells of hope and faith Ring for my damnation I am at the gallows' end © transcript Emily Beynon Soon it is time, the dark has no flair, Then I see the place for my death, The priest who will pray for my lost soul, I'm sure he's wasting his time A sinner, a fool, or a devil Or just a victim of life It's no fun to burn in hell's fire But I sure have enjoyed my life Ring, brother, ring for me Ring the bells of hope and faith Ring for my damnation I am at the gallows Spend">
            <text:p> Thank you. Sunrise, I greet you, the beauty of your light So warm and tender was never the night In tears I see you, the last time it will be So give me your blessing I am in my destiny No rest for the sinner, if not refuse me my sleep. This was the last night of my life, with wine I pranted on my feet. I drank to the devil with servants It's good with a friend where you go No one would share my less chalice So I drink to the ones that I know Ring, brother, ring for me Ring the bells of hope and peace Ring for my damnation I am not a gallowson With sad emotions I sing this epitaph My swan song, my headstone, the farewell of my heart The hills of Tyburn, up where the gallows stands Only the vultures will come to see me hide Behold the sight Michael gather, together satisfied the mood. Proud of his heart are the carpenter, his creation a tool for my doom. I am the outcast, no winner I am the fallen, the one That lived all his life as a sinner The tempter has called me his son Ring, brother, ring for me Ring the bells of hope and faith Ring for my damnation I am at the gallows' end © transcript Emily Beynon Soon it is time, the dark has no flair, Then I see the place for my death, The priest who will pray for my lost soul, I'm sure he's wasting his time A sinner, a fool, or a devil Or just a victim of life It's no fun to burn in hell's fire But I sure have enjoyed my life Ring, brother, ring for me Ring the bells of hope and faith Ring for my damnation I am at the gallows Spend</text:p>
          </table:table-cell>
        </table:table-row>
        <table:table-row>
          <table:table-cell office:value-type="string" office:string-value="Cathedral - Ride">
            <text:p>Cathedral - Ride</text:p>
          </table:table-cell>
          <table:table-cell office:value-type="string" office:string-value=" Oh, yeah. Hey. Oh, what do you got to say? Well, I say we're going to ride. Scalpeless material, the ruthless dead man. Concrete spectacle, super-preciously grand. Divine animation buried inside Rise through the ashes of stagnation The Rizzo Warriors are damn nature The Abbotts old craft is manufactured from the womb From the retroclinics to household smooth To let the nuts retiring from gold up at the ground Drive the wheels of iron round and round Rise from the ashes of stagnation The storm warriors of their nature. Scaring eyes. See through that. I'm lying. And the ceiling swings The better each day could be The only draw of physical theory Marching low by the motor terminal Just a little bit more Oh yeah. I forgot to say it a second time! Microscopic observance is taken in the land! Spiritual initiation of the land Ha ha With our significance, I'll take him to Shiraz Out of his through the ground, that's a lie I say we're going to ride Yeah, we'll ride I say go ride through the cacti counties of stagnation Crystal warriors of damn nature Ow! Boogie!">
            <text:p> Oh, yeah. Hey. Oh, what do you got to say? Well, I say we're going to ride. Scalpeless material, the ruthless dead man. Concrete spectacle, super-preciously grand. Divine animation buried inside Rise through the ashes of stagnation The Rizzo Warriors are damn nature The Abbotts old craft is manufactured from the womb From the retroclinics to household smooth To let the nuts retiring from gold up at the ground Drive the wheels of iron round and round Rise from the ashes of stagnation The storm warriors of their nature. Scaring eyes. See through that. I'm lying. And the ceiling swings The better each day could be The only draw of physical theory Marching low by the motor terminal Just a little bit more Oh yeah. I forgot to say it a second time! Microscopic observance is taken in the land! Spiritual initiation of the land Ha ha With our significance, I'll take him to Shiraz Out of his through the ground, that's a lie I say we're going to ride Yeah, we'll ride I say go ride through the cacti counties of stagnation Crystal warriors of damn nature Ow! Boogie!</text:p>
          </table:table-cell>
        </table:table-row>
        <table:table-row>
          <table:table-cell office:value-type="string" office:string-value="Dark Quarterer - Dark Quarterer">
            <text:p>Dark Quarterer - Dark Quarterer</text:p>
          </table:table-cell>
          <table:table-cell office:value-type="string" office:string-value=" Thank you. Thank you. Thank you. Night is coming, day has gone, black is all around. No more songs, no more noise, people disappear Small four lights in the sky are beginning to shine Without moon, without love, without friends to find With his body in your hands, near to be at the end. Quiet be quiet, cold be cold, don't lose this occasion. All is ready to be done as for your vocation. Smile to round, looking for the right man to kill In your arms you will find, body without life And so if you want, you can be the famous, the famous killer king Another life has gone Another day has gone away Steal your time, don't stop Steal your mind with senior sacrifices The night starts to be clear Still ten minutes before light Sounds and noise are coming Now you die, tonight we'll live again Amen. Thank you. Quiet be quiet, cold be cold, don't lose this occasion All is ready to be done, as for your vocation Smart to run, looking for the right man to kill In your arms you will find a body without life So if you want, you can be the famous, the famous killer here Oh boy, I'm getting sore Another day has already Since the old sun looks down City of mine will stay here so please wake us The night's turned to the clear Still ten minutes before light songs and notes are coming now you die tonight we'll live again Thank you. Thank you.">
            <text:p> Thank you. Thank you. Thank you. Night is coming, day has gone, black is all around. No more songs, no more noise, people disappear Small four lights in the sky are beginning to shine Without moon, without love, without friends to find With his body in your hands, near to be at the end. Quiet be quiet, cold be cold, don't lose this occasion. All is ready to be done as for your vocation. Smile to round, looking for the right man to kill In your arms you will find, body without life And so if you want, you can be the famous, the famous killer king Another life has gone Another day has gone away Steal your time, don't stop Steal your mind with senior sacrifices The night starts to be clear Still ten minutes before light Sounds and noise are coming Now you die, tonight we'll live again Amen. Thank you. Quiet be quiet, cold be cold, don't lose this occasion All is ready to be done, as for your vocation Smart to run, looking for the right man to kill In your arms you will find a body without life So if you want, you can be the famous, the famous killer here Oh boy, I'm getting sore Another day has already Since the old sun looks down City of mine will stay here so please wake us The night's turned to the clear Still ten minutes before light songs and notes are coming now you die tonight we'll live again Thank you. Thank you.</text:p>
          </table:table-cell>
        </table:table-row>
        <table:table-row>
          <table:table-cell office:value-type="string" office:string-value="Death SS - Black And Violet">
            <text:p>Death SS - Black And Violet</text:p>
          </table:table-cell>
          <table:table-cell office:value-type="string" office:string-value=" Thank you. Thank you. You left the chalice of your funeral. The father is the word. Have a great day. The Red Bulls How can I love Of your last to me and now I can see your face and the rainbow of colors of your last name and now I can see your face Thank you. Thank you. Oh, man, please. Thank you. Thank you. Thank you.">
            <text:p> Thank you. Thank you. You left the chalice of your funeral. The father is the word. Have a great day. The Red Bulls How can I love Of your last to me and now I can see your face and the rainbow of colors of your last name and now I can see your face Thank you. Thank you. Oh, man, please. Thank you. Thank you. Thank you.</text:p>
          </table:table-cell>
        </table:table-row>
        <table:table-row>
          <table:table-cell office:value-type="string" office:string-value="Draconian - Sorrow of Sophia">
            <text:p>Draconian - Sorrow of Sophia</text:p>
          </table:table-cell>
          <table:table-cell office:value-type="string" office:string-value=" Thank you. Sophia is forgiven The mother of our prison Sophia is glistening Always weeping for the world She's apprehension And arise torn by guilt And we heavy souls Are through love We are ascension The grandeur of stillness And all of her sadness As life cries out, the torment, you are the everlasting sun. From the smoker, countless eons. You are weeping for the world And we sleep with the tides Where we were, longing to matter Holding the burden of time And we wake in the midst of a world about to shatter Shedding the pattern of time From my window I saw the darkness ignite, and the goddess concealed in shadow, seducing the stars and the flaming flame. Thank you. I came here from the waters To enthrall the spirit within you I came to remind you But you were lost In a sea of dark Sophia is forgiven The mother of prison She's darkened Deathly Weak I was bringing the fields and the trees and stone The sorrow, the guilt It broke through the spheres and fed the demons inside And we sleep with the tides While we were alone in two matters Holding the burden of time And we wake in the midst of a world Without a shadow Shedding the burden of time Thank you. Thank you.">
            <text:p> Thank you. Sophia is forgiven The mother of our prison Sophia is glistening Always weeping for the world She's apprehension And arise torn by guilt And we heavy souls Are through love We are ascension The grandeur of stillness And all of her sadness As life cries out, the torment, you are the everlasting sun. From the smoker, countless eons. You are weeping for the world And we sleep with the tides Where we were, longing to matter Holding the burden of time And we wake in the midst of a world about to shatter Shedding the pattern of time From my window I saw the darkness ignite, and the goddess concealed in shadow, seducing the stars and the flaming flame. Thank you. I came here from the waters To enthrall the spirit within you I came to remind you But you were lost In a sea of dark Sophia is forgiven The mother of prison She's darkened Deathly Weak I was bringing the fields and the trees and stone The sorrow, the guilt It broke through the spheres and fed the demons inside And we sleep with the tides While we were alone in two matters Holding the burden of time And we wake in the midst of a world Without a shadow Shedding the burden of time Thank you. Thank you.</text:p>
          </table:table-cell>
        </table:table-row>
        <table:table-row>
          <table:table-cell office:value-type="string" office:string-value="Electric Wizard - Funeralopolis">
            <text:p>Electric Wizard - Funeralopolis</text:p>
          </table:table-cell>
          <table:table-cell office:value-type="string" office:string-value=" In this time of nuclear weaponry, it did not afford the weight of the fight to come to us. You need to understand that. When you crack this stuff, it's a crack. This generation is so goddamn spoiled and lazy, the places of fools will destroy them. Is this an exercise? Roger, copy. This is not an exercise. Roger, understand. Major Reinhardt, we have a passage in the back. We will see you on the next mission at this time. I see the others. I see the others. Roger, understand. Over 300 missiles have drowned out. so I'm sorry. I'm sorry. I still can't get it They talk back to me They know what I see I'm here. I don't care if this world is empty But I can't go in, I feel alone Trickster, Afghan, full of nitric acid Sacrifice, one body of one Human race, sticky, pissed off, fucking Horror, un-fuckin', she got a real career Human, a bitch, they long to live I'm sorry. Thank you. I'm not going to ask you to do anything. Yes, my dear, yes, I'm in trouble, I'm in trouble, I'm stuck in this house, I'm in trouble, I'm in trouble. And if I speak, then I feel the same, so I can't stop, and I don't want to see you. I'm not a woman, I'm not a man. I'm not a woman, I'm not a man. I'm not a woman, I'm not a man. Thank you. Thank you. so so Thank you. Fuck. Fuck. We all love this country.">
            <text:p> In this time of nuclear weaponry, it did not afford the weight of the fight to come to us. You need to understand that. When you crack this stuff, it's a crack. This generation is so goddamn spoiled and lazy, the places of fools will destroy them. Is this an exercise? Roger, copy. This is not an exercise. Roger, understand. Major Reinhardt, we have a passage in the back. We will see you on the next mission at this time. I see the others. I see the others. Roger, understand. Over 300 missiles have drowned out. so I'm sorry. I'm sorry. I still can't get it They talk back to me They know what I see I'm here. I don't care if this world is empty But I can't go in, I feel alone Trickster, Afghan, full of nitric acid Sacrifice, one body of one Human race, sticky, pissed off, fucking Horror, un-fuckin', she got a real career Human, a bitch, they long to live I'm sorry. Thank you. I'm not going to ask you to do anything. Yes, my dear, yes, I'm in trouble, I'm in trouble, I'm stuck in this house, I'm in trouble, I'm in trouble. And if I speak, then I feel the same, so I can't stop, and I don't want to see you. I'm not a woman, I'm not a man. I'm not a woman, I'm not a man. I'm not a woman, I'm not a man. Thank you. Thank you. so so Thank you. Fuck. Fuck. We all love this country.</text:p>
          </table:table-cell>
        </table:table-row>
        <table:table-row>
          <table:table-cell office:value-type="string" office:string-value="My Dying Bride - Your Broken Shore">
            <text:p>My Dying Bride - Your Broken Shore</text:p>
          </table:table-cell>
          <table:table-cell office:value-type="string" office:string-value=" Thank you. Thank you. From my deep silence They feed the fire Building a gift from This broken wire Forsaking your face My fingers blind I touch the lonely face Of your crime The doom of your Your broken soul It washes over me A wolf in a fashion Dear sleeping portrait Away from me A broken sister now out to sea I have lived through the depths of time I spilled the blood and she was the crime Thank you. The Dune of Yharn, your blue can soar. It washes over me, a woven of the sun and the sea. The doom of your world, your broken soul. It washes over me A woven of the sun and the sea The tomb of your Your broken soul It washes over me I'm over of the sun and the sand. It's the home of your world. You're broken, sure. It was, she's over me. I'm over of the sun and the sand. Thank you. Stolen farm A dead man's heart Remember me Said I was your heart The voice of mine Blood waves Touched by the sacred Horrors of the hour The doom of yore Your broken soul It washes over me A woven of the sun And the sea Thank you. Thank you.">
            <text:p> Thank you. Thank you. From my deep silence They feed the fire Building a gift from This broken wire Forsaking your face My fingers blind I touch the lonely face Of your crime The doom of your Your broken soul It washes over me A wolf in a fashion Dear sleeping portrait Away from me A broken sister now out to sea I have lived through the depths of time I spilled the blood and she was the crime Thank you. The Dune of Yharn, your blue can soar. It washes over me, a woven of the sun and the sea. The doom of your world, your broken soul. It washes over me A woven of the sun and the sea The tomb of your Your broken soul It washes over me I'm over of the sun and the sand. It's the home of your world. You're broken, sure. It was, she's over me. I'm over of the sun and the sand. Thank you. Stolen farm A dead man's heart Remember me Said I was your heart The voice of mine Blood waves Touched by the sacred Horrors of the hour The doom of yore Your broken soul It washes over me A woven of the sun And the sea Thank you. Thank you.</text:p>
          </table:table-cell>
        </table:table-row>
        <table:table-row>
          <table:table-cell office:value-type="string" office:string-value="Pagan Altar - The Sorcerer">
            <text:p>Pagan Altar - The Sorcerer</text:p>
          </table:table-cell>
          <table:table-cell office:value-type="string" office:string-value=" Thank you. Ooh, there's a soul to you. Darkness, like a cloak of saffron velvet surrounds him. The trees of stone support the moon and stop that sky from falling in around him. He stands upon his mountain throne, his arms held high, he's all alone. Bash and face turn towards the skies. His eyes reflect a tormented soul and the sheaves have took their toll. his mind, she troubled to let him die. Ooh, this sorcerer. Ooh, this sorcerer. Lightning Swift and dazzling As it flashes in where it's in An old old man of ageless time His bony fingers draw his cloak around him He slowly bends his weary frame Picks up his lamp of justice flame Secrets of the night to unfold He walks away with laden tread Slum return and history on It will be looking back at you Ooh, ooh, ooh, ooh, ooh, ooh This awesome Ooh, ooh, ooh, ooh, ooh, ooh This awesome © transcript Emily Beynon Thank you. Your sister that mostly falls around me Excuse me, this stop today They're oldie dreams and old man made A week that is gone off this world There's no one left to take their place The ones that doubt us ain't our place No leaders who'd keep us if they'd help Oh, yeah, I will go with you. What is there for me and you? To choose me. so um Thank you. Oh, say does that star-spangled banner yet wave O'er the land of the free and the home of the brave? © transcript Emily Beynon Thank you.">
            <text:p> Thank you. Ooh, there's a soul to you. Darkness, like a cloak of saffron velvet surrounds him. The trees of stone support the moon and stop that sky from falling in around him. He stands upon his mountain throne, his arms held high, he's all alone. Bash and face turn towards the skies. His eyes reflect a tormented soul and the sheaves have took their toll. his mind, she troubled to let him die. Ooh, this sorcerer. Ooh, this sorcerer. Lightning Swift and dazzling As it flashes in where it's in An old old man of ageless time His bony fingers draw his cloak around him He slowly bends his weary frame Picks up his lamp of justice flame Secrets of the night to unfold He walks away with laden tread Slum return and history on It will be looking back at you Ooh, ooh, ooh, ooh, ooh, ooh This awesome Ooh, ooh, ooh, ooh, ooh, ooh This awesome © transcript Emily Beynon Thank you. Your sister that mostly falls around me Excuse me, this stop today They're oldie dreams and old man made A week that is gone off this world There's no one left to take their place The ones that doubt us ain't our place No leaders who'd keep us if they'd help Oh, yeah, I will go with you. What is there for me and you? To choose me. so um Thank you. Oh, say does that star-spangled banner yet wave O'er the land of the free and the home of the brave? © transcript Emily Beynon Thank you.</text:p>
          </table:table-cell>
        </table:table-row>
        <table:table-row>
          <table:table-cell office:value-type="string" office:string-value="Pallbearer - The Ghost I Used To Be">
            <text:p>Pallbearer - The Ghost I Used To Be</text:p>
          </table:table-cell>
          <table:table-cell office:value-type="string" office:string-value=" Thank you. Thank you. Thank you. That I have followed To death In dead wounds Of George to the past Paid for himself Scars have failed George, help me George, you're I'm a man of the world And when time, the charge before the kings, Since the lowest death, unknocked, Truth to reveal, sharpened the spine, The keys of faith within, My child has done a certain thing, Life is a built again Saving life No past, life's final I recall I recall No one's dying No one's coming Thank you. I searched throughout the void I chose death From scraps of life that I have left behind It was a love he'd known I chose death This dark night never reached a deafening end oh i'm aware Thank you. Amen. Killing to ignite At the necessary end To live in a life So in fire and in water Leave behind a glowing past Go start it all again Fly back into the dust Hello Thank you. Thank you. Thank you. Thank you. Thank you. Thank you. Thank you.">
            <text:p> Thank you. Thank you. Thank you. That I have followed To death In dead wounds Of George to the past Paid for himself Scars have failed George, help me George, you're I'm a man of the world And when time, the charge before the kings, Since the lowest death, unknocked, Truth to reveal, sharpened the spine, The keys of faith within, My child has done a certain thing, Life is a built again Saving life No past, life's final I recall I recall No one's dying No one's coming Thank you. I searched throughout the void I chose death From scraps of life that I have left behind It was a love he'd known I chose death This dark night never reached a deafening end oh i'm aware Thank you. Amen. Killing to ignite At the necessary end To live in a life So in fire and in water Leave behind a glowing past Go start it all again Fly back into the dust Hello Thank you. Thank you. Thank you. Thank you. Thank you. Thank you. Thank you.</text:p>
          </table:table-cell>
        </table:table-row>
        <table:table-row>
          <table:table-cell office:value-type="string" office:string-value="Paradise Lost - The Longest Winter">
            <text:p>Paradise Lost - The Longest Winter</text:p>
          </table:table-cell>
          <table:table-cell office:value-type="string" office:string-value=" Thank you. Thank you. The long lost names of acceptance woes The lasting slumber of sickness flows The last of summer The longing rivers flow The grass in hunger As darkness flows Feeling so alive in this old boosting. Feeling so alive in this old boosting. We're the ones to blame We're the ones to blame Your brain was shifted Your whole system was in pain Your daughter We've been infected again The frost of winter acceptance shows A grasping hunger as fever grows That left last summer The longing river's throne A lasting father As darkness grows Feeling so alive in this world we're still Feeling so alive in this world we're still We're the ones who made We honor our Melodiction, your holy, simple today. We honor, we bring, we chant it again. Thank you.">
            <text:p> Thank you. Thank you. The long lost names of acceptance woes The lasting slumber of sickness flows The last of summer The longing rivers flow The grass in hunger As darkness flows Feeling so alive in this old boosting. Feeling so alive in this old boosting. We're the ones to blame We're the ones to blame Your brain was shifted Your whole system was in pain Your daughter We've been infected again The frost of winter acceptance shows A grasping hunger as fever grows That left last summer The longing river's throne A lasting father As darkness grows Feeling so alive in this world we're still Feeling so alive in this world we're still We're the ones who made We honor our Melodiction, your holy, simple today. We honor, we bring, we chant it again. Thank you.</text:p>
          </table:table-cell>
        </table:table-row>
        <table:table-row>
          <table:table-cell office:value-type="string" office:string-value="Pentagram - The Ghoul">
            <text:p>Pentagram - The Ghoul</text:p>
          </table:table-cell>
          <table:table-cell office:value-type="string" office:string-value=" Thank you. Thank you. One endless night my feet to roam I've come to desecrate your bones And maggots crawl amongst your flesh You're soon to feel the truth of death I want some of you to reach my quest You're bound to feel my cold request Now my dear you soon shall see The dying, living truth of me Of course I'm not believing You soon will be giving So I can die on Thank you. as your death would be, a ghoul I shall forever be. But I must sleep before the dawn, and then my work will carry on. Once you've got the grips with me, a ghoul I know you'll always be. Because I'm not the living. No. You soon will be given So I can die on The chosen one No. I'm not the living. No. Your suit will be given. So I can die. Yeah. All the chosen one. Thank you. um">
            <text:p> Thank you. Thank you. One endless night my feet to roam I've come to desecrate your bones And maggots crawl amongst your flesh You're soon to feel the truth of death I want some of you to reach my quest You're bound to feel my cold request Now my dear you soon shall see The dying, living truth of me Of course I'm not believing You soon will be giving So I can die on Thank you. as your death would be, a ghoul I shall forever be. But I must sleep before the dawn, and then my work will carry on. Once you've got the grips with me, a ghoul I know you'll always be. Because I'm not the living. No. You soon will be given So I can die on The chosen one No. I'm not the living. No. Your suit will be given. So I can die. Yeah. All the chosen one. Thank you. um</text:p>
          </table:table-cell>
        </table:table-row>
        <table:table-row>
          <table:table-cell office:value-type="string" office:string-value="Quicksand Dream - A Child Was Born">
            <text:p>Quicksand Dream - A Child Was Born</text:p>
          </table:table-cell>
          <table:table-cell office:value-type="string" office:string-value=" It was dawn when the sorcerer arrived in Adam's Ark. He had heard the wind whisper that a boy was to be born And the wind had said Now is the time When you should teach to shine The powers of all He left his horse upon a hill then went down to the harbor There he asked the harbor master about the birds In a deep voice the man said, Go to the house where the camels are burning. Thank you. Thank you. Thank you. We found a house with burning candles in the window The time was right so we knocked on the door And when inside the sorcerer's boat Greeting my friend I am the sorcerer from the land of eternity Hold the light A new horizon appears By earth's burning bright It will guide the people into light Show someone The time had come A child was born To bring light to the dark">
            <text:p> It was dawn when the sorcerer arrived in Adam's Ark. He had heard the wind whisper that a boy was to be born And the wind had said Now is the time When you should teach to shine The powers of all He left his horse upon a hill then went down to the harbor There he asked the harbor master about the birds In a deep voice the man said, Go to the house where the camels are burning. Thank you. Thank you. Thank you. We found a house with burning candles in the window The time was right so we knocked on the door And when inside the sorcerer's boat Greeting my friend I am the sorcerer from the land of eternity Hold the light A new horizon appears By earth's burning bright It will guide the people into light Show someone The time had come A child was born To bring light to the dark</text:p>
          </table:table-cell>
        </table:table-row>
        <table:table-row>
          <table:table-cell office:value-type="string" office:string-value="Saint Vitus - The Walking Dead">
            <text:p>Saint Vitus - The Walking Dead</text:p>
          </table:table-cell>
          <table:table-cell office:value-type="string" office:string-value=" Thank you. Close your eyes, wait for them. Exorcise evil wills. Thank you. soul when they touch you be sold hold your breath baby we're roaming here tonight now Thank you. The 13th of November A haunted Friday night Look baby, our gates swing forth in With offspring to love Wanted hands They are To us Searching for Moonlight The fog Goes in So thick It creeps into your mind. Have you soul? Walking down. Feel so cold. Oh, and winds of winter Sound like an icy hand Oh, with lifeless hung ears, devour all they can. Nightmares you won't spare Or nightmares anymor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atching dare Have no soul Watching dare Fear so powerful! Thank you. Nightmares you won't fear More nightmares than anymore of rose winds of winter for you the final storm the 13th of November Oh, the fog will be the time. You and your friends to rise. And so in the feet to die. oh Oh, dear. Oh, dear. Oh, dear. oh um Oh, my God. Thank you. Thank you.">
            <text:p> Thank you. Close your eyes, wait for them. Exorcise evil wills. Thank you. soul when they touch you be sold hold your breath baby we're roaming here tonight now Thank you. The 13th of November A haunted Friday night Look baby, our gates swing forth in With offspring to love Wanted hands They are To us Searching for Moonlight The fog Goes in So thick It creeps into your mind. Have you soul? Walking down. Feel so cold. Oh, and winds of winter Sound like an icy hand Oh, with lifeless hung ears, devour all they can. Nightmares you won't spare Or nightmares anymor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atching dare Have no soul Watching dare Fear so powerful! Thank you. Nightmares you won't fear More nightmares than anymore of rose winds of winter for you the final storm the 13th of November Oh, the fog will be the time. You and your friends to rise. And so in the feet to die. oh Oh, dear. Oh, dear. Oh, dear. oh um Oh, my God. Thank you. Thank you.</text:p>
          </table:table-cell>
        </table:table-row>
        <table:table-row>
          <table:table-cell office:value-type="string" office:string-value="Scald - Night Sky">
            <text:p>Scald - Night Sky</text:p>
          </table:table-cell>
          <table:table-cell office:value-type="string" office:string-value=" Thank you. oh We'll go on our own Thank you. The stars are bright The rain is still still Feel where the stars And you missed us both And you missed us both Oh, no. Never She's not Dead To All Suspense It's all You Can Where love was captured with power Moon and stars Where it's gone wrong You saw me into the abyss of star Oh, life is here. Oh, Lord. Be still, Lord. I'll be still, Lord. Thank you. Thank you. Thank you. Thank you. I'm sorr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light is here, the view is new. Leads to breeze of distant road Morning stars Burst from the ground She sails away To the heavens of sky Let's spend here alone This is the future One Thank you.">
            <text:p> Thank you. oh We'll go on our own Thank you. The stars are bright The rain is still still Feel where the stars And you missed us both And you missed us both Oh, no. Never She's not Dead To All Suspense It's all You Can Where love was captured with power Moon and stars Where it's gone wrong You saw me into the abyss of star Oh, life is here. Oh, Lord. Be still, Lord. I'll be still, Lord. Thank you. Thank you. Thank you. Thank you. I'm sorr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light is here, the view is new. Leads to breeze of distant road Morning stars Burst from the ground She sails away To the heavens of sky Let's spend here alone This is the future One Thank you.</text:p>
          </table:table-cell>
        </table:table-row>
        <table:table-row>
          <table:table-cell office:value-type="string" office:string-value="Sleep - Dragonaut">
            <text:p>Sleep - Dragonaut</text:p>
          </table:table-cell>
          <table:table-cell office:value-type="string" office:string-value=" Thank you. Thank you. Thank you. Like the dragon told the prince in life It's like the wind under Mars' red sky The reptile who sees itself out in space Leaving behind the human race Swimming's like a solar sea Then blue luck grinds out to me Passing where I've gone before A-flying through the crimson door Thank you. Thank you. Bye. Thank you. Thank you.">
            <text:p> Thank you. Thank you. Thank you. Like the dragon told the prince in life It's like the wind under Mars' red sky The reptile who sees itself out in space Leaving behind the human race Swimming's like a solar sea Then blue luck grinds out to me Passing where I've gone before A-flying through the crimson door Thank you. Thank you. Bye. Thank you. Thank you.</text:p>
          </table:table-cell>
        </table:table-row>
        <table:table-row>
          <table:table-cell office:value-type="string" office:string-value="Solitude Aeternus - Mirror of Sorrow">
            <text:p>Solitude Aeternus - Mirror of Sorrow</text:p>
          </table:table-cell>
          <table:table-cell office:value-type="string" office:string-value=" Thank you. I dropped my sorrow among the leaves I took my place as wise men do As the storm prepared its release The raging winds and wind They strike Like sun in the morning And sun at noon I wash my eyes And show these things I'll see them soon when I get home As the black sky faded to blue And again the earth felt the sunrise A silver mirror stood before me Bequeath of the silent rainbow A beautiful mirror Brings me in love That's all I'll be left As a young man Oh, you pour upon me this wonder The edge for a cup of sun on your own. I saw you return back on that day the words turn out of my heart ¶¶ I'm going to go. Oh my little world But could not save us all Thank you. In strange visions and through windows of dreams We suddenly gaze beyond What is written to write? Exist fully in my heart Raging winds and waves inside I start in the loneliness of falling through I wash my eyes and go astray I have resistance to back it up Thank you.">
            <text:p> Thank you. I dropped my sorrow among the leaves I took my place as wise men do As the storm prepared its release The raging winds and wind They strike Like sun in the morning And sun at noon I wash my eyes And show these things I'll see them soon when I get home As the black sky faded to blue And again the earth felt the sunrise A silver mirror stood before me Bequeath of the silent rainbow A beautiful mirror Brings me in love That's all I'll be left As a young man Oh, you pour upon me this wonder The edge for a cup of sun on your own. I saw you return back on that day the words turn out of my heart ¶¶ I'm going to go. Oh my little world But could not save us all Thank you. In strange visions and through windows of dreams We suddenly gaze beyond What is written to write? Exist fully in my heart Raging winds and waves inside I start in the loneliness of falling through I wash my eyes and go astray I have resistance to back it up Thank you.</text:p>
          </table:table-cell>
        </table:table-row>
        <table:table-row>
          <table:table-cell office:value-type="string" office:string-value="Sorcerer - Lamenting of the Innocent">
            <text:p>Sorcerer - Lamenting of the Innocent</text:p>
          </table:table-cell>
          <table:table-cell office:value-type="string" office:string-value=" Thank you. Thank you. Thank you. The air is danced from the smoking fires And hordes are braying for blood tonight The torment lingers on, the pain grows closer. We have to realize it's the end. We'll stand alone face to face with evil. They see only sin through the mail of fantasy. The darkness comes without a warning. We stand our ground and we never shall back down. Find a switch and follow the sky There are no more tears to cry The lamenting of the innocent Ashes glisten in the wind And the nightmare will begin The lamenting of the innocent We're all alone, divided by the people Like sheep they'll obey And turn their heads too blind to see The preacher speaks the words of heaven and glory Spreading the light Still we'll never back down Tears of love just for you. You are all you got. Find a switch in front of the sky. There are no more tears to cry. The lamenting of the innocent Ashes glistening in the wind And the nightmare will begin The lamenting of the innocent Thank you. I'm reaching for the sky, there are no more tears to cry, the lamenting of the innocent. Ashes drifting in the wind And the nightmare will begin The lighting of innocence There is a light Fire's reaching for the sky There are no more tears to cry, lamenting of the innocent. As she sleeps in the wind, and the nightmare will begin, lamenting of the innocent. Thank you. um um I'm I'm I'm I'm">
            <text:p> Thank you. Thank you. Thank you. The air is danced from the smoking fires And hordes are braying for blood tonight The torment lingers on, the pain grows closer. We have to realize it's the end. We'll stand alone face to face with evil. They see only sin through the mail of fantasy. The darkness comes without a warning. We stand our ground and we never shall back down. Find a switch and follow the sky There are no more tears to cry The lamenting of the innocent Ashes glisten in the wind And the nightmare will begin The lamenting of the innocent We're all alone, divided by the people Like sheep they'll obey And turn their heads too blind to see The preacher speaks the words of heaven and glory Spreading the light Still we'll never back down Tears of love just for you. You are all you got. Find a switch in front of the sky. There are no more tears to cry. The lamenting of the innocent Ashes glistening in the wind And the nightmare will begin The lamenting of the innocent Thank you. I'm reaching for the sky, there are no more tears to cry, the lamenting of the innocent. Ashes drifting in the wind And the nightmare will begin The lighting of innocence There is a light Fire's reaching for the sky There are no more tears to cry, lamenting of the innocent. As she sleeps in the wind, and the nightmare will begin, lamenting of the innocent. Thank you. um um I'm I'm I'm I'm</text:p>
          </table:table-cell>
        </table:table-row>
        <table:table-row>
          <table:table-cell office:value-type="string" office:string-value="Triptykon - Aurorae">
            <text:p>Triptykon - Aurorae</text:p>
          </table:table-cell>
          <table:table-cell office:value-type="string" office:string-value=" Thank you. Thank you. Thank you. Thank you. Thank you. Thank you. This mind is tied to war, a misery of pain. A spirit waits in a way, like rivers to the sea. A spirit wasting away in this agony Unable to breathe Called rivals fear Undisciplined A spirit wasting away In this misery, the weariness of things, a life turned relict, nothing heals the pains. The spirit waits the hell way These bonds have been burned And hatred shall not last The tools of sorrow cast Have become the past The spirit waits the hell way The spirit wasted away. The Spirit's whisper away. Thank you. Thank you.">
            <text:p> Thank you. Thank you. Thank you. Thank you. Thank you. Thank you. This mind is tied to war, a misery of pain. A spirit waits in a way, like rivers to the sea. A spirit wasting away in this agony Unable to breathe Called rivals fear Undisciplined A spirit wasting away In this misery, the weariness of things, a life turned relict, nothing heals the pains. The spirit waits the hell way These bonds have been burned And hatred shall not last The tools of sorrow cast Have become the past The spirit waits the hell way The spirit wasted away. The Spirit's whisper away. Thank you. Thank you.</text:p>
          </table:table-cell>
        </table:table-row>
        <table:table-row>
          <table:table-cell office:value-type="string" office:string-value="Warning - Watching from a Distance">
            <text:p>Warning - Watching from a Distance</text:p>
          </table:table-cell>
          <table:table-cell office:value-type="string" office:string-value=" Thank you. Thank you. Thank you. Thank you. Thank you. Thank you. Sometimes when I watch you, you seem like the same person that I once knew. And watched from a distance But never able to do more than I ever would Looking at you I find again I am starving In your mystery So far away And some kind of helplessness And then I remember But I know you love me, I know you do. Thank you. Thank you. Sometimes when I hear I listen to your fearless voice It's the voice I once heard I want to know you and understand you more than I think I do. To keep the wonder The moment you seemed like A stranger to my heart and me And all at once In an instant I see you perfected again Though you never change Please remember When you ever think of me Thank you. Thank you. Hello? hello Thank you. Thank you. Thank you. Thank you.">
            <text:p> Thank you. Thank you. Thank you. Thank you. Thank you. Thank you. Sometimes when I watch you, you seem like the same person that I once knew. And watched from a distance But never able to do more than I ever would Looking at you I find again I am starving In your mystery So far away And some kind of helplessness And then I remember But I know you love me, I know you do. Thank you. Thank you. Sometimes when I hear I listen to your fearless voice It's the voice I once heard I want to know you and understand you more than I think I do. To keep the wonder The moment you seemed like A stranger to my heart and me And all at once In an instant I see you perfected again Though you never change Please remember When you ever think of me Thank you. Thank you. Hello? hello Thank you. Thank you. Thank you. Thank you.</text:p>
          </table:table-cell>
        </table:table-row>
        <table:table-row>
          <table:table-cell office:value-type="string" office:string-value="While Heaven Wept - Icarus And I">
            <text:p>While Heaven Wept - Icarus And I</text:p>
          </table:table-cell>
          <table:table-cell office:value-type="string" office:string-value=" Thank you. With my ambitions And foolish pride I reach towards The heavens high The fire consumed the wings and dreams of Icarus. And I lay down from the titular sights, I carry the weight of the sun Hard into ash, burned by the light, the last mortal coils come Not done Falling ever downward to the sea. Drowning in veins and mass. Cursing me I was That tempted me Thank you. Ambitions, false hope and pride. I aspire towards the heavens. And I only to plunge hills Deepest divine Icarus and I I can't leave the way and the sun Heart into ash, burned by the light The last mortal coils come And I'm dead! Falling ever downward And lastly Into darkness helpless Cussing me high divine It is high and mighty Beyond the eternal night In the stone cold walls The labyrinth lies The labyrinth inside The leather and fish side. Thank you. Thank you.">
            <text:p> Thank you. With my ambitions And foolish pride I reach towards The heavens high The fire consumed the wings and dreams of Icarus. And I lay down from the titular sights, I carry the weight of the sun Hard into ash, burned by the light, the last mortal coils come Not done Falling ever downward to the sea. Drowning in veins and mass. Cursing me I was That tempted me Thank you. Ambitions, false hope and pride. I aspire towards the heavens. And I only to plunge hills Deepest divine Icarus and I I can't leave the way and the sun Heart into ash, burned by the light The last mortal coils come And I'm dead! Falling ever downward And lastly Into darkness helpless Cussing me high divine It is high and mighty Beyond the eternal night In the stone cold walls The labyrinth lies The labyrinth inside The leather and fish side. Thank you. Thank you.</text:p>
          </table:table-cell>
        </table:table-row>
        <table:table-row>
          <table:table-cell office:value-type="string" office:string-value="Windhand - Woodbine">
            <text:p>Windhand - Woodbine</text:p>
          </table:table-cell>
          <table:table-cell office:value-type="string" office:string-value=" Amen. Come, rose, speaking praise Annihilate in the arms of God Lord of love, Lord of love Lord of love, what you are Come stay a small girl there Oh, your love's like a fire Burning on and on My life is a wasteland Oh, your love's like a fire But if I am lost Lost Thank you. Oh, so good, Lord of love, Lord of love, Lord of love, what you are, oh, Satan's around me. Oh, your love's like a fire burning on and on And I'll never face this Oh, your love's like a fire burning on and on Star Star Star Star Star Star Star Star Star Star Star Star Star Star Thank you. I love you. is Thank you. you laid in me So go Go on and love Go on and love Go on and have what you want Come on say this about me I love like a fire burning And all that I want What love in the places That I owe you Love's like a heart of gold And all that I want Love's like a heart of gold Thank you. Thank you. Thank you. Thank you. Thank you. Thank you. Thank you.">
            <text:p> Amen. Come, rose, speaking praise Annihilate in the arms of God Lord of love, Lord of love Lord of love, what you are Come stay a small girl there Oh, your love's like a fire Burning on and on My life is a wasteland Oh, your love's like a fire But if I am lost Lost Thank you. Oh, so good, Lord of love, Lord of love, Lord of love, what you are, oh, Satan's around me. Oh, your love's like a fire burning on and on And I'll never face this Oh, your love's like a fire burning on and on Star Star Star Star Star Star Star Star Star Star Star Star Star Star Thank you. I love you. is Thank you. you laid in me So go Go on and love Go on and love Go on and have what you want Come on say this about me I love like a fire burning And all that I want What love in the places That I owe you Love's like a heart of gold And all that I want Love's like a heart of gold Thank you. Thank you. Thank you. Thank you. Thank you. Thank you. Thank you.</text:p>
          </table:table-cell>
        </table:table-row>
        <table:table-row>
          <table:table-cell office:value-type="string" office:string-value="Witchfinder General - Burning a Sinner">
            <text:p>Witchfinder General - Burning a Sinner</text:p>
          </table:table-cell>
          <table:table-cell office:value-type="string" office:string-value=" Thank you. my fear when instinct was ready for that fish singing burn her burn her burn her to the ground singing burn her sins burn her pride burn her till she dies she dies fire to the stage People shout and give you Wanna hear the sizzling of her glass She looked at them and guessed it One of them Italian Execution plate put to the ground Singing bah-dah, bah-dah Bah-dah to the ground Sinking but her sis, but her fri, but her till she dies Oh, my God. Fire is the sith'ling of earth, bleth Fire burns so quickly, smoke begins to clear Wretched man stood up for now, for death Singing fire on earth, fire on earth, fire to the ground Singing burn her sins, burn her pride, burn her till she dies Yeah, singing burn her, burn her, burn her to the ground Singing burn her sins, burn her pride, burn her till she dies Burn her, oh yeah, yeah, singing burn her Bye.">
            <text:p> Thank you. my fear when instinct was ready for that fish singing burn her burn her burn her to the ground singing burn her sins burn her pride burn her till she dies she dies fire to the stage People shout and give you Wanna hear the sizzling of her glass She looked at them and guessed it One of them Italian Execution plate put to the ground Singing bah-dah, bah-dah Bah-dah to the ground Sinking but her sis, but her fri, but her till she dies Oh, my God. Fire is the sith'ling of earth, bleth Fire burns so quickly, smoke begins to clear Wretched man stood up for now, for death Singing fire on earth, fire on earth, fire to the ground Singing burn her sins, burn her pride, burn her till she dies Yeah, singing burn her, burn her, burn her to the ground Singing burn her sins, burn her pride, burn her till she dies Burn her, oh yeah, yeah, singing burn her Bye.</text:p>
          </table:table-cell>
        </table:table-row>
      </table:table>
      <table:table table:name="songs___brutal_death_sla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ominable Putridity - Remnants of the Tortured">
            <text:p>Abominable Putridity - Remnants of the Tortured</text:p>
          </table:table-cell>
          <table:table-cell office:value-type="string" office:string-value=" The The The The The The The The The The The The The The The The The The The The The The The The The The The The The The The only thing that I'm afraid of Is you I'm afraid of you I'm afraid of you I'm afraid of you I'm afraid of you I'm afraid of you I'm afraid of you I'm afraid of you I'm not a human being I'm going crazy over my cause I'm feeling too high now I'm going crazy I'm going crazy I'm going crazy I'm going crazy I'm going crazy I'm going crazy I'm going crazy I'm going crazy I'm going crazy I'm going crazy I'm going crazy I'm going crazy I'm going crazy I'm going crazy I'm going crazy I'm going crazy I'm going crazy I'm going crazy I'm going crazy I'm a fool, I'm a fool, I'm a fool, I'm a fool, I'm a fool I'm a fool, I'm a fool, I'm a fool, I'm a fool, I'm a fool The voice of the dead is heard in your brain And the soul is in your brain Be careful of the I'm not a fool">
            <text:p> The The The The The The The The The The The The The The The The The The The The The The The The The The The The The The The only thing that I'm afraid of Is you I'm afraid of you I'm afraid of you I'm afraid of you I'm afraid of you I'm afraid of you I'm afraid of you I'm afraid of you I'm not a human being I'm going crazy over my cause I'm feeling too high now I'm going crazy I'm going crazy I'm going crazy I'm going crazy I'm going crazy I'm going crazy I'm going crazy I'm going crazy I'm going crazy I'm going crazy I'm going crazy I'm going crazy I'm going crazy I'm going crazy I'm going crazy I'm going crazy I'm going crazy I'm going crazy I'm going crazy I'm a fool, I'm a fool, I'm a fool, I'm a fool, I'm a fool I'm a fool, I'm a fool, I'm a fool, I'm a fool, I'm a fool The voice of the dead is heard in your brain And the soul is in your brain Be careful of the I'm not a fool</text:p>
          </table:table-cell>
        </table:table-row>
        <table:table-row>
          <table:table-cell office:value-type="string" office:string-value="Aborted - The Saw and the Carnage Done">
            <text:p>Aborted - The Saw and the Carnage Done</text:p>
          </table:table-cell>
          <table:table-cell office:value-type="string" office:string-value=" 🎵 I'm not going to lie to you. The Yeah! I'm just a man Every night Taking this to fight Fight Running on To click the wall Taking this inside Yeah! I'm coming for you I'm a young man To clash the world Take a last exam Time Has to stop Every night Take a last to fight Yeah Yeah Outro Music">
            <text:p> 🎵 I'm not going to lie to you. The Yeah! I'm just a man Every night Taking this to fight Fight Running on To click the wall Taking this inside Yeah! I'm coming for you I'm a young man To clash the world Take a last exam Time Has to stop Every night Take a last to fight Yeah Yeah Outro Music</text:p>
          </table:table-cell>
        </table:table-row>
        <table:table-row>
          <table:table-cell office:value-type="string" office:string-value="Benighted - Slut">
            <text:p>Benighted - Slut</text:p>
          </table:table-cell>
          <table:table-cell office:value-type="string" office:string-value=" I'm a beast, a unicorn, a monster, a mighty No one can see real face of a traitor Now I'm alive My friends can see me, but I'm still a criminal My demons need to rise and realize That my name is not a secret The The The The The The The The The The The The The The The The The The The The The The The The The The The The The I heard you talking behind, you're the only one to not mind These people say that they're not the ones fighting, you're the ones that are fighting That's why I'm not a fan of my own, being loving how she does People with the dreams of fucking us both I want the first place in your chest And I'm inside your head And all this lie I'm not your enemy Beyond my dream of Covering this empty dream Will be soon an arm On our memory And just in one And only for the reason that The world is mine I shall not dwell upon you There's nothing on the ground They've all went to sleep, so fuck your mind They've gone to the shrine, now you feel the way that you feel, yeah Beyond my feet of You and your sacrifice Will be soon and all On our memory We will be">
            <text:p> I'm a beast, a unicorn, a monster, a mighty No one can see real face of a traitor Now I'm alive My friends can see me, but I'm still a criminal My demons need to rise and realize That my name is not a secret The The The The The The The The The The The The The The The The The The The The The The The The The The The The The I heard you talking behind, you're the only one to not mind These people say that they're not the ones fighting, you're the ones that are fighting That's why I'm not a fan of my own, being loving how she does People with the dreams of fucking us both I want the first place in your chest And I'm inside your head And all this lie I'm not your enemy Beyond my dream of Covering this empty dream Will be soon an arm On our memory And just in one And only for the reason that The world is mine I shall not dwell upon you There's nothing on the ground They've all went to sleep, so fuck your mind They've gone to the shrine, now you feel the way that you feel, yeah Beyond my feet of You and your sacrifice Will be soon and all On our memory We will be</text:p>
          </table:table-cell>
        </table:table-row>
        <table:table-row>
          <table:table-cell office:value-type="string" office:string-value="Cerebral Bore - The Bald Cadaver">
            <text:p>Cerebral Bore - The Bald Cadaver</text:p>
          </table:table-cell>
          <table:table-cell office:value-type="string" office:string-value=" The The The The The The The The The The The The The The The The The The The The The The The The The The The The The The The infinite universe Is my every task Here I am The greatest higher body Reaching the eternal of the twelfth Brotherly, we've made it to the center to the Still my dream, but it has not been Here I am, so die before me I will fall, soon will fall, kill you again Be a human being Be a human being I'm a man of the earth From this kingdom To something you have not yet been Existing Oh You see In your feelings of pain Change me Be a being Oh Oh Oh We've been We've been seeing We've been seeing something We've been seeing something We've been seeing something We've been seeing something We've been seeing something We've been seeing something We've been seeing something We've been seeing something You can make me your victim You can make me your victim I can make you my victim You can make me your victim You can make me your victim You can make me your victim">
            <text:p> The The The The The The The The The The The The The The The The The The The The The The The The The The The The The The The infinite universe Is my every task Here I am The greatest higher body Reaching the eternal of the twelfth Brotherly, we've made it to the center to the Still my dream, but it has not been Here I am, so die before me I will fall, soon will fall, kill you again Be a human being Be a human being I'm a man of the earth From this kingdom To something you have not yet been Existing Oh You see In your feelings of pain Change me Be a being Oh Oh Oh We've been We've been seeing We've been seeing something We've been seeing something We've been seeing something We've been seeing something We've been seeing something We've been seeing something We've been seeing something We've been seeing something You can make me your victim You can make me your victim I can make you my victim You can make me your victim You can make me your victim You can make me your victim</text:p>
          </table:table-cell>
        </table:table-row>
        <table:table-row>
          <table:table-cell office:value-type="string" office:string-value="Cryptopsy - Slit Your Guts">
            <text:p>Cryptopsy - Slit Your Guts</text:p>
          </table:table-cell>
          <table:table-cell office:value-type="string" office:string-value=" The The The The The The The The The The The The The The The I'm a man, I'm not just a man I'm a man, I'm not just a man I'm a man, I'm not just a man I'm a so I'm out. I'm a monster I'm out. Yeah! Thanks for watching!">
            <text:p> The The The The The The The The The The The The The The The I'm a man, I'm not just a man I'm a man, I'm not just a man I'm a man, I'm not just a man I'm a so I'm out. I'm a monster I'm out. Yeah! Thanks for watching!</text:p>
          </table:table-cell>
        </table:table-row>
        <table:table-row>
          <table:table-cell office:value-type="string" office:string-value="Cytotoxin - Radiophobia">
            <text:p>Cytotoxin - Radiophobia</text:p>
          </table:table-cell>
          <table:table-cell office:value-type="string" office:string-value=" 🎵 🎵Fight like a dragon, there's a-🎵 Forbidden! This man's unselfish life, does not submit to me. I've had enough of this clear to my conscience. This is a waste of time, I need no trust. The rest of your past, is just a stone. Forbidden! This is my design, The demon is in front of the door He's afraid, very very afraid Seeking for the best choice To find the answer, the best choice The answer is... The The The The The The The The Let's forget the chaos The trash has to shine now I'm a man who's been sent to the moon I'm a man who's been sent to the moon I'm a man who's been sent to the moon I'm a man who's been sent to the moon I'm a man who's been sent to the moon I'm a man who's been sent to the moon I'm a man who's been sent to the moon I'm a man who's been sent to the moon I'm a man who's been sent to the moon I'm the king of the king I'm the king of the king I'm the king of the king I'm the king of the king I'm the king of the king I'm the king of the king I'm not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The monsters have been slain by the dragon. The dragon's heart is broken. The dragon's got the sword. you">
            <text:p> 🎵 🎵Fight like a dragon, there's a-🎵 Forbidden! This man's unselfish life, does not submit to me. I've had enough of this clear to my conscience. This is a waste of time, I need no trust. The rest of your past, is just a stone. Forbidden! This is my design, The demon is in front of the door He's afraid, very very afraid Seeking for the best choice To find the answer, the best choice The answer is... The The The The The The The The Let's forget the chaos The trash has to shine now I'm a man who's been sent to the moon I'm a man who's been sent to the moon I'm a man who's been sent to the moon I'm a man who's been sent to the moon I'm a man who's been sent to the moon I'm a man who's been sent to the moon I'm a man who's been sent to the moon I'm a man who's been sent to the moon I'm a man who's been sent to the moon I'm the king of the king I'm the king of the king I'm the king of the king I'm the king of the king I'm the king of the king I'm the king of the king I'm not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I'm a monster The monsters have been slain by the dragon. The dragon's heart is broken. The dragon's got the sword. you</text:p>
          </table:table-cell>
        </table:table-row>
        <table:table-row>
          <table:table-cell office:value-type="string" office:string-value="Defeated Sanity - Into the Soil">
            <text:p>Defeated Sanity - Into the Soil</text:p>
          </table:table-cell>
          <table:table-cell office:value-type="string" office:string-value="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I'm not a man I'm not a man I'm not a man I'm not a man I'm not a man I'm not a man I'm not a man I'm not a man I'm not a man I'm not a man I'm not a man I'm not a man I'm not a man I'm not a man The dance in the forest, but the danger lies It's the last dance in the land, but it's still the same The moment you've lost your sense of humor, you're the king When the chaos is over, the night is right The only way out is to stay in the corner Kill, kill, the evil is here But there's no regret in calling Let's g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So the time will come to call you I'm out. I'm not going to lie. so Thanks for watching!">
            <text:p>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I'm not a man I'm not a man I'm not a man I'm not a man I'm not a man I'm not a man I'm not a man I'm not a man I'm not a man I'm not a man I'm not a man I'm not a man I'm not a man I'm not a man The dance in the forest, but the danger lies It's the last dance in the land, but it's still the same The moment you've lost your sense of humor, you're the king When the chaos is over, the night is right The only way out is to stay in the corner Kill, kill, the evil is here But there's no regret in calling Let's g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So the time will come to call you I'm out. I'm not going to lie. so Thanks for watching!</text:p>
          </table:table-cell>
        </table:table-row>
        <table:table-row>
          <table:table-cell office:value-type="string" office:string-value="Devourment - Postmortal Coprophagia">
            <text:p>Devourment - Postmortal Coprophagia</text:p>
          </table:table-cell>
          <table:table-cell office:value-type="string" office:string-value=" I'm going to go ahead and do it.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We are the The fucking things that are started We are the The fucking things that are started We are the I'm sorry. I am a big boy I am a big boy I am a big boy I am a big boy I am a big boy I am a big boy I am a big boy I am a big boy I am a big boy I am a big boy I am a big boy I am a big boy I am a big boy I am a big boy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going to go ahead and do it. I'm a man of my word He is calling for the best I'm not a fucking idiot. The moon is too big to be my greatest fear I'm not a human being. I'm not a robot. I'm a B.B.B.B.B.B.B.B.B.B.B.B.B.B.B.B.B.B.B.B.B.B.B.B.B.B.B.B.B.B.B.B.B.B.B.B.B.B.B.B.B.B.B.B.B.B.B.B.B.B.B.B.B.B.B.B.B.B.B.B.B.B.B.B.B.B.B.B.B.B.B.B.B.B.B.B.B.B.B.B.B.B.B.B.B.B.B.B.B.B.B.B.B.B.B.B.B.B.B.B.B.B.B.B.B.B.B.B.B.B.B.B.B.B.B.B.B.B.B.B.B.B.B.B.B.B.B.B.B.B.B.B.B.B.B.B.B.B.B.B.B.B.B.B.B.B.B.B.B.B.B.B.B.B.B.B.B.B.B.B.B.B.B.B.B.B.B.B.B.B.B.B.B.B.B.B.B.B.B.B.B.B.B.B.B.B.B.B.B.B.B.B.B.B.B.B.B.B.B.B.B.B.B.B.B.B.B.B.B.B.B.B.B.B.B.B.B.B.B.B.B">
            <text:p> I'm going to go ahead and do it.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I'm a human being We are the The fucking things that are started We are the The fucking things that are started We are the I'm sorry. I am a big boy I am a big boy I am a big boy I am a big boy I am a big boy I am a big boy I am a big boy I am a big boy I am a big boy I am a big boy I am a big boy I am a big boy I am a big boy I am a big boy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going to go ahead and do it. I'm a man of my word He is calling for the best I'm not a fucking idiot. The moon is too big to be my greatest fear I'm not a human being. I'm not a robot. I'm a B.B.B.B.B.B.B.B.B.B.B.B.B.B.B.B.B.B.B.B.B.B.B.B.B.B.B.B.B.B.B.B.B.B.B.B.B.B.B.B.B.B.B.B.B.B.B.B.B.B.B.B.B.B.B.B.B.B.B.B.B.B.B.B.B.B.B.B.B.B.B.B.B.B.B.B.B.B.B.B.B.B.B.B.B.B.B.B.B.B.B.B.B.B.B.B.B.B.B.B.B.B.B.B.B.B.B.B.B.B.B.B.B.B.B.B.B.B.B.B.B.B.B.B.B.B.B.B.B.B.B.B.B.B.B.B.B.B.B.B.B.B.B.B.B.B.B.B.B.B.B.B.B.B.B.B.B.B.B.B.B.B.B.B.B.B.B.B.B.B.B.B.B.B.B.B.B.B.B.B.B.B.B.B.B.B.B.B.B.B.B.B.B.B.B.B.B.B.B.B.B.B.B.B.B.B.B.B.B.B.B.B.B.B.B.B.B.B.B.B.B</text:p>
          </table:table-cell>
        </table:table-row>
        <table:table-row>
          <table:table-cell office:value-type="string" office:string-value="Disfiguring the Goddess - Admiration of Anger">
            <text:p>Disfiguring the Goddess - Admiration of Anger</text:p>
          </table:table-cell>
          <table:table-cell office:value-type="string" office:string-value=" I'm a man of passion Forever in the dark Come around and we will live I'm a man of passion Forever in the dark Come around and we will live I'm not a fool I'm not a fool I'm not a fool I'm not a fool I'm not a fool I'm not a fool I'm not a fool I'm not a fool I'm not a fool I'm not a fool I'm not a fool I'm not a fool I'm not a fool I'm not a fool I'm I'm I'm I'm I'm the opposite I'm the opposite I'm the opposite of the same I'm the opposite of the same I'm the opposite of the same I'm the opposite of the same I'm the opposite of the same I'm the opposite of the same I'm the opposite of the same I'm the opposite of the same I'm not afraid to be I'm not afraid to be The depression of mind Chimney to me Blurring through the day I'm not a fucking idiot. The sound of his head And his heart Was in the deep Heart I'm not a fucking idiot. I'm here for the story The day's on you">
            <text:p> I'm a man of passion Forever in the dark Come around and we will live I'm a man of passion Forever in the dark Come around and we will live I'm not a fool I'm not a fool I'm not a fool I'm not a fool I'm not a fool I'm not a fool I'm not a fool I'm not a fool I'm not a fool I'm not a fool I'm not a fool I'm not a fool I'm not a fool I'm not a fool I'm I'm I'm I'm I'm the opposite I'm the opposite I'm the opposite of the same I'm the opposite of the same I'm the opposite of the same I'm the opposite of the same I'm the opposite of the same I'm the opposite of the same I'm the opposite of the same I'm the opposite of the same I'm not afraid to be I'm not afraid to be The depression of mind Chimney to me Blurring through the day I'm not a fucking idiot. The sound of his head And his heart Was in the deep Heart I'm not a fucking idiot. I'm here for the story The day's on you</text:p>
          </table:table-cell>
        </table:table-row>
        <table:table-row>
          <table:table-cell office:value-type="string" office:string-value="Disgorge - Atonement">
            <text:p>Disgorge - Atonement</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so so so Dr. Dr. Dr. Dr. Dr. Dr. Dr. Dr. Dr. Dr. Dr. Dr. Dr. Dr. Dr. Dr. Dr. Dr. Dr. Dr. Dr. Dr. Dr. Dr. Dr. Dr. Dr. Dr. Dr. Dr. Dr. Dr. Dr. Dr. Dr. Dr. Dr. Dr. Dr. Dr. Dr. Dr. Dr. Dr. Dr. Dr. Dr. Dr. Dr. Dr. Dr. Dr. Dr. Dr. Dr. Dr. Dr. Dr. Dr. Dr. Dr. Dr. Dr. Dr. Dr. Dr. Dr. Dr. Dr. Dr. so so so Thanks for watching!">
            <text:p> The The The The The The The The The The The The The The The The The The The The The The The The The The The The The The The The The The The The The The The The The The The The The The The The The The The The The The The The The so so so Dr. Dr. Dr. Dr. Dr. Dr. Dr. Dr. Dr. Dr. Dr. Dr. Dr. Dr. Dr. Dr. Dr. Dr. Dr. Dr. Dr. Dr. Dr. Dr. Dr. Dr. Dr. Dr. Dr. Dr. Dr. Dr. Dr. Dr. Dr. Dr. Dr. Dr. Dr. Dr. Dr. Dr. Dr. Dr. Dr. Dr. Dr. Dr. Dr. Dr. Dr. Dr. Dr. Dr. Dr. Dr. Dr. Dr. Dr. Dr. Dr. Dr. Dr. Dr. Dr. Dr. Dr. Dr. Dr. Dr. so so so Thanks for watching!</text:p>
          </table:table-cell>
        </table:table-row>
        <table:table-row>
          <table:table-cell office:value-type="string" office:string-value="Dying Fetus - Grotesque Impalement">
            <text:p>Dying Fetus - Grotesque Impalement</text:p>
          </table:table-cell>
          <table:table-cell office:value-type="string" office:string-value=" GOOOOOOOD! I'm a man of the mind I'm a man of the mind I'm a man of the mind I'm a man of the mind I'm out. The The The The The The The The The The The The The The The sword of the god The Crazy how the world's now blind To us and the innocent Thank you. Yeah! I'm a beast I'm a beast I'm a beast I'm a beast I'm a beast I'm a beast I'm a terrorist Where can I get out? What is this? I hate This is what I feel like Outro Music">
            <text:p> GOOOOOOOD! I'm a man of the mind I'm a man of the mind I'm a man of the mind I'm a man of the mind I'm out. The The The The The The The The The The The The The The The sword of the god The Crazy how the world's now blind To us and the innocent Thank you. Yeah! I'm a beast I'm a beast I'm a beast I'm a beast I'm a beast I'm a beast I'm a terrorist Where can I get out? What is this? I hate This is what I feel like Outro Music</text:p>
          </table:table-cell>
        </table:table-row>
        <table:table-row>
          <table:table-cell office:value-type="string" office:string-value="Extermination Dismemberment - Survival">
            <text:p>Extermination Dismemberment - Survival</text:p>
          </table:table-cell>
          <table:table-cell office:value-type="string" office:string-value=" 🎵 The dying man took him by the seat But never was he to defy it Rolled a glass The nation was believed by this man not to be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Show my love Be good And have fun the day is done Ah, see In my head I'm dying to see The truth In my head In my blood Exiting the era of gravity ETERNAL Thank you.">
            <text:p> 🎵 The dying man took him by the seat But never was he to defy it Rolled a glass The nation was believed by this man not to be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I'm a Show my love Be good And have fun the day is done Ah, see In my head I'm dying to see The truth In my head In my blood Exiting the era of gravity ETERNAL Thank you.</text:p>
          </table:table-cell>
        </table:table-row>
        <table:table-row>
          <table:table-cell office:value-type="string" office:string-value="Guttural Secrete - Clotting the Vacant Stare">
            <text:p>Guttural Secrete - Clotting the Vacant Stare</text:p>
          </table:table-cell>
          <table:table-cell office:value-type="string" office:string-value=" I see all the Americans taking advantage of my power I hear the music going up I'm not gonna do it, I'm not gonna fall I'm not gonna do it, I'm not gonna do it Please help me, I'm not gonna do it I'm not gonna do it, I'm not gonna do it I'm not gonna do it, I'm not gonna do it I'm not gonna do it, I'm not gonna do it I'm not gonna do it, I'm not gonna do it I'm a fool, I'm a fool, I'm a fool, I'm a fool Fool, fool I'm a fool, I'm a fool, I'm a fool, I'm a fool, I'm a fool Fool, fool I'm a fool, I'm a fool, I'm a fool, I'm a fool, I'm a fool Fool, fool, fool, fool, fool, fool, fool He is the son of Israel In the secret of the dead A high place of perfect Pretty things are he wears In the secret of the dead Cunning and faking death He is He is Only for the strength Come into the dark, come into the dark The light of the dark, the light of the dark The eternal light of the dark The eternal light of the dark The eternal light The eternal light We are the ones who are free from the chains of the body It's time to eat the things that can't be eaten It's time to eat the things that can't be eaten The truth is not in the eyes We are the ones who are free from the chains of the body It's time to eat the things that can't be eaten All of us are the ones who are free from the chains of the body All of us are the ones who are free from the chains of the body I'm coming for you. I'm not a fucking idiot I'm not a fucking idiot I'm not a fucking idiot I'm not a fucking idiot I'm not a fucking idiot I'm not a fucking idiot I'm not a fucking idiot I'm not a fucking idiot I'm not a fucking idiot I'm not a fucking idiot I'm not a fucking idiot I'm not a fucking idiot I'm not a fucking idiot I'm not a fucking idiot I'm a little bit scared of you I'm a little bit scared of you I'm a little bit scared of you I'm a little bit scared of you I'm a little bit scared of you I'm a little bit scared of you I'm a little bit scared of you I'm a little bit scared of you I'm a little bit scared of you I'm a little bit scared of you I'm a little bit scared of you I'm a little bit scared of you I'm a little bit scared of you The key is that I'm being a victim It's a token that I'm empty This past is my home The answer is The truth is the code The code I've spent the whole day in a The world is full of people It's all the truth It's all the truth The truth is the code It's the logic The truth is the code The truth is the code The truth is the code The truth is the code I'm a monster Thank you. ¶¶ Thank you. Thank you.">
            <text:p> I see all the Americans taking advantage of my power I hear the music going up I'm not gonna do it, I'm not gonna fall I'm not gonna do it, I'm not gonna do it Please help me, I'm not gonna do it I'm not gonna do it, I'm not gonna do it I'm not gonna do it, I'm not gonna do it I'm not gonna do it, I'm not gonna do it I'm not gonna do it, I'm not gonna do it I'm a fool, I'm a fool, I'm a fool, I'm a fool Fool, fool I'm a fool, I'm a fool, I'm a fool, I'm a fool, I'm a fool Fool, fool I'm a fool, I'm a fool, I'm a fool, I'm a fool, I'm a fool Fool, fool, fool, fool, fool, fool, fool He is the son of Israel In the secret of the dead A high place of perfect Pretty things are he wears In the secret of the dead Cunning and faking death He is He is Only for the strength Come into the dark, come into the dark The light of the dark, the light of the dark The eternal light of the dark The eternal light of the dark The eternal light The eternal light We are the ones who are free from the chains of the body It's time to eat the things that can't be eaten It's time to eat the things that can't be eaten The truth is not in the eyes We are the ones who are free from the chains of the body It's time to eat the things that can't be eaten All of us are the ones who are free from the chains of the body All of us are the ones who are free from the chains of the body I'm coming for you. I'm not a fucking idiot I'm not a fucking idiot I'm not a fucking idiot I'm not a fucking idiot I'm not a fucking idiot I'm not a fucking idiot I'm not a fucking idiot I'm not a fucking idiot I'm not a fucking idiot I'm not a fucking idiot I'm not a fucking idiot I'm not a fucking idiot I'm not a fucking idiot I'm not a fucking idiot I'm a little bit scared of you I'm a little bit scared of you I'm a little bit scared of you I'm a little bit scared of you I'm a little bit scared of you I'm a little bit scared of you I'm a little bit scared of you I'm a little bit scared of you I'm a little bit scared of you I'm a little bit scared of you I'm a little bit scared of you I'm a little bit scared of you I'm a little bit scared of you The key is that I'm being a victim It's a token that I'm empty This past is my home The answer is The truth is the code The code I've spent the whole day in a The world is full of people It's all the truth It's all the truth The truth is the code It's the logic The truth is the code The truth is the code The truth is the code The truth is the code I'm a monster Thank you. ¶¶ Thank you. Thank you.</text:p>
          </table:table-cell>
        </table:table-row>
        <table:table-row>
          <table:table-cell office:value-type="string" office:string-value="Infecting the Swarm - Aberrated Antibiosis">
            <text:p>Infecting the Swarm - Aberrated Antibiosis</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I'm sorry. I'm not sure if I can do it. I'm not sure if I can do i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m not sure if I can do it. so so so you">
            <text:p> The The The The The The The The The The The The The The The The The The The The The The The The The The The The The The The The The The The The The The The The The The The The The The The The The The The The The The The The The I'm sorry. I'm not sure if I can do it. I'm not sure if I can do i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f you can see it, but I'm not sure I'm not sure if I can do it. so so so you</text:p>
          </table:table-cell>
        </table:table-row>
        <table:table-row>
          <table:table-cell office:value-type="string" office:string-value="Internal Suffering - Haunters of the Dark">
            <text:p>Internal Suffering - Haunters of the Dark</text:p>
          </table:table-cell>
          <table:table-cell office:value-type="string" office:string-value=" The city of vision, all of the world is my destiny The vision of the future, the future of the world, I have come to This is the end of the vision, the end of the world The vision of the future, the people, the people of the day I'm not a man Take me down I'm coming for you, my soul Burn, burn, burn I'm coming for you, my soul Burn, burn, burn I'm coming for you I'm coming for you Burn, burn, burn I'm not afraid I'm not afraid I can face the world I can face the world I'm not afraid I'm not afraid I'm not afraid I'm not afraid The The dream of a dream coming of this The dream of a dream that's entangled in a dream That's what it's for The dream of a dream that's coming close To our death I'm a fucking beast, I'm a fucking beast I'm a fucking beast, I'm a fucking beast I'm a fucking beast Follow me, I'm talking, you're in the way I'm a fucking beast, I'm talking, you're in the way Fall away, the darkness, let it win Fall and fall down, the darkness, take it again">
            <text:p> The city of vision, all of the world is my destiny The vision of the future, the future of the world, I have come to This is the end of the vision, the end of the world The vision of the future, the people, the people of the day I'm not a man Take me down I'm coming for you, my soul Burn, burn, burn I'm coming for you, my soul Burn, burn, burn I'm coming for you I'm coming for you Burn, burn, burn I'm not afraid I'm not afraid I can face the world I can face the world I'm not afraid I'm not afraid I'm not afraid I'm not afraid The The dream of a dream coming of this The dream of a dream that's entangled in a dream That's what it's for The dream of a dream that's coming close To our death I'm a fucking beast, I'm a fucking beast I'm a fucking beast, I'm a fucking beast I'm a fucking beast Follow me, I'm talking, you're in the way I'm a fucking beast, I'm talking, you're in the way Fall away, the darkness, let it win Fall and fall down, the darkness, take it again</text:p>
          </table:table-cell>
        </table:table-row>
        <table:table-row>
          <table:table-cell office:value-type="string" office:string-value="Malignancy - Biological Absurdity">
            <text:p>Malignancy - Biological Absurdity</text:p>
          </table:table-cell>
          <table:table-cell office:value-type="string" office:string-value=" The The The The The The The The The The The The The The The The The The The The The The The The The The The The The Saving evolution, inventing the natural course Complete integration, terraformed consciousness Deliberate exercise, sanitized reality Hosing that is the cure-all Instead of jacking the soul to the sea life The world now we're blamed A closer algorithm For our decision longevity Revelling illogical reasons Synthetic Human Storage Extractable results Willful ignorance Inferno within, forever Star, star, reigning, silhouette Narratory conceptions, embryonic sailing Currents of perfection, late in celebration New birth, born, under age You interpret Discontinue Discontinue life forms This is called for compliance Full on flesh mechanization Priority to the technology Prior to the essential construct Trashable resource, willful ignorant Complete and untrained, synthetic humanoid threat">
            <text:p> The The The The The The The The The The The The The The The The The The The The The The The The The The The The The Saving evolution, inventing the natural course Complete integration, terraformed consciousness Deliberate exercise, sanitized reality Hosing that is the cure-all Instead of jacking the soul to the sea life The world now we're blamed A closer algorithm For our decision longevity Revelling illogical reasons Synthetic Human Storage Extractable results Willful ignorance Inferno within, forever Star, star, reigning, silhouette Narratory conceptions, embryonic sailing Currents of perfection, late in celebration New birth, born, under age You interpret Discontinue Discontinue life forms This is called for compliance Full on flesh mechanization Priority to the technology Prior to the essential construct Trashable resource, willful ignorant Complete and untrained, synthetic humanoid threat</text:p>
          </table:table-cell>
        </table:table-row>
        <table:table-row>
          <table:table-cell office:value-type="string" office:string-value="Necrophagist - Stabwound">
            <text:p>Necrophagist - Stabwound</text:p>
          </table:table-cell>
          <table:table-cell office:value-type="string" office:string-value="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I'm a monster The great bad sex of my god Suspected for losing my brain Stop me guitar solo There is no shield to protect from Protected by the ones who used to trust them The way that steps move and go Suspending words, dancing my way Suffering">
            <text:p>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way to do this, but I'm not sure if this is the right I'm a monster The great bad sex of my god Suspected for losing my brain Stop me guitar solo There is no shield to protect from Protected by the ones who used to trust them The way that steps move and go Suspending words, dancing my way Suffering</text:p>
          </table:table-cell>
        </table:table-row>
        <table:table-row>
          <table:table-cell office:value-type="string" office:string-value="Nile - Cast Down the Heretic">
            <text:p>Nile - Cast Down the Heretic</text:p>
          </table:table-cell>
          <table:table-cell office:value-type="string" office:string-value=" 🎵 I'm out. I'm not a monster The terror lights Surfer on In a dark gate A lion terror The western swords and care The elders flood On the pit of old blackness The sky of the earth is The heat of the darkness and decay of the past In a process of the mouth of the past is still the world Casting God in mind to the end Who cannot force the God of war to end The The world is a world That the better few at least Can see He knows He and he are sick and sick From his primitive grave and he abandons Like a saintly, homely man Follow this one into the grave Stare into the grave Just to fall from the bed You know what you should say Back to the grave Back to the grave Stare into the grave Is the only place to live The dark is I've been fighting to run All for the trouble His servants make offerings unto his enemies And live upon their own folly To the summits The rebellious reptiles of terra-foil has spent Through the spartan's gloomy rifts The senile engine of the wicked Consume the bodies of the damned My flames of liquid fire Will burn the place Let the voice point to death The rivers of the blood of the dead On their backs, records into pieces The prayers of the dead Singing hymns of torture and mutilation To their master A company by the way it is All of it They left this for the time Of following it Those who have not resurgent of the form Domain of the superpowers All who know not the worth of power Thank you. Thank you. Thanks for watching!">
            <text:p> 🎵 I'm out. I'm not a monster The terror lights Surfer on In a dark gate A lion terror The western swords and care The elders flood On the pit of old blackness The sky of the earth is The heat of the darkness and decay of the past In a process of the mouth of the past is still the world Casting God in mind to the end Who cannot force the God of war to end The The world is a world That the better few at least Can see He knows He and he are sick and sick From his primitive grave and he abandons Like a saintly, homely man Follow this one into the grave Stare into the grave Just to fall from the bed You know what you should say Back to the grave Back to the grave Stare into the grave Is the only place to live The dark is I've been fighting to run All for the trouble His servants make offerings unto his enemies And live upon their own folly To the summits The rebellious reptiles of terra-foil has spent Through the spartan's gloomy rifts The senile engine of the wicked Consume the bodies of the damned My flames of liquid fire Will burn the place Let the voice point to death The rivers of the blood of the dead On their backs, records into pieces The prayers of the dead Singing hymns of torture and mutilation To their master A company by the way it is All of it They left this for the time Of following it Those who have not resurgent of the form Domain of the superpowers All who know not the worth of power Thank you. Thank you. Thanks for watching!</text:p>
          </table:table-cell>
        </table:table-row>
        <table:table-row>
          <table:table-cell office:value-type="string" office:string-value="Pathology - Earth's Downfall">
            <text:p>Pathology - Earth's Downfall</text:p>
          </table:table-cell>
          <table:table-cell office:value-type="string" office:string-value=" 🎵 I'm out. I'm a man of the wild I'm a man of the wild I'm a man of the wild I'm a man of the wild I'm a man of the wild I'm a man of the wild I'm a man of the wild I'm a man of my word I'm a man of my word I'm a man of my word I'm a man of my word I'm a man of my word I'm a man of my word I'm a man of my word I'm a man of my word I'm a man of my word I'm a hunter I got a knife in my hand I'm a hunter I'm a hunter I'm a hunter I'm a hunter I wanna be a warrior But I'm a life-saving I'm a hunter I'm a hunter I'm a hunter I'm a hunter I'm a hunter">
            <text:p> 🎵 I'm out. I'm a man of the wild I'm a man of the wild I'm a man of the wild I'm a man of the wild I'm a man of the wild I'm a man of the wild I'm a man of the wild I'm a man of my word I'm a man of my word I'm a man of my word I'm a man of my word I'm a man of my word I'm a man of my word I'm a man of my word I'm a man of my word I'm a man of my word I'm a hunter I got a knife in my hand I'm a hunter I'm a hunter I'm a hunter I'm a hunter I wanna be a warrior But I'm a life-saving I'm a hunter I'm a hunter I'm a hunter I'm a hunter I'm a hunter</text:p>
          </table:table-cell>
        </table:table-row>
        <table:table-row>
          <table:table-cell office:value-type="string" office:string-value="Prostitute Disfigurement - Freaking on the Mutilated">
            <text:p>Prostitute Disfigurement - Freaking on the Mutilated</text:p>
          </table:table-cell>
          <table:table-cell office:value-type="string" office:string-value=" Breaking out of your delights I'm not going to let you get away with this. I'm coming home I'm coming home I'm coming home I'm coming home I'm coming home I'm coming home I'm coming home I'm coming home I'm coming home guitar solo I'm not going to let you go. I'm out.">
            <text:p> Breaking out of your delights I'm not going to let you get away with this. I'm coming home I'm coming home I'm coming home I'm coming home I'm coming home I'm coming home I'm coming home I'm coming home I'm coming home guitar solo I'm not going to let you go. I'm out.</text:p>
          </table:table-cell>
        </table:table-row>
        <table:table-row>
          <table:table-cell office:value-type="string" office:string-value="Putrid Pile - Blood Runs Red">
            <text:p>Putrid Pile - Blood Runs Red</text:p>
          </table:table-cell>
          <table:table-cell office:value-type="string" office:string-value=" 🎵 I'm a man of my word, I'm a man of my word I'm a man of my word, I'm a man of my word I'm a man of my word I'm a man of my word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And if I do, I'll turn this world into hell I'm not a monster. RUINING I'm not a man, I'm not a man And I'm going to have it with me Outro Music">
            <text:p> 🎵 I'm a man of my word, I'm a man of my word I'm a man of my word, I'm a man of my word I'm a man of my word I'm a man of my word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And if I do, I'll turn this world into hell I'm not a monster. RUINING I'm not a man, I'm not a man And I'm going to have it with me Outro Music</text:p>
          </table:table-cell>
        </table:table-row>
        <table:table-row>
          <table:table-cell office:value-type="string" office:string-value="Skinless - Affirmation of Hatred">
            <text:p>Skinless - Affirmation of Hatred</text:p>
          </table:table-cell>
          <table:table-cell office:value-type="string" office:string-value=" The The The The The The The The The The The The The The The I'm a son of a mother and I will never suffer again I'm so bad, I'm going to end, I'm going to end, I'm going to end I'm going to fall, I'm going to make up for tragedy I'm out. Everyone Trust me I'm not so proud of my name And I'm not so proud of my name I'm not so proud of my name We all have to follow the path of the rich Time never runs We can't part We are not here Without the cross and the sword We're through On your end PENIS! The The The The The The The The The The The The The The I'm so afraid of the things that you can't even imagine me Nothing's gonna matter for you I just don't know what to do I'm so afraid of the things that you can't even imagine me I don't know the other way around I'm just trying to make you believe It's a problem, it's a problem I don't know what to do with it You won't get it, you won't get it But I don't know if you'll believe it I'm not a man, I'm not a man I can't imagine what I'd have to learn to get away from me Chains are falling, air is losing light I can't imagine what I'd have to learn to get away from me I'm falling back, I'm making back But I have no self-confidence This is not a drill. This is not a drill.">
            <text:p> The The The The The The The The The The The The The The The I'm a son of a mother and I will never suffer again I'm so bad, I'm going to end, I'm going to end, I'm going to end I'm going to fall, I'm going to make up for tragedy I'm out. Everyone Trust me I'm not so proud of my name And I'm not so proud of my name I'm not so proud of my name We all have to follow the path of the rich Time never runs We can't part We are not here Without the cross and the sword We're through On your end PENIS! The The The The The The The The The The The The The The I'm so afraid of the things that you can't even imagine me Nothing's gonna matter for you I just don't know what to do I'm so afraid of the things that you can't even imagine me I don't know the other way around I'm just trying to make you believe It's a problem, it's a problem I don't know what to do with it You won't get it, you won't get it But I don't know if you'll believe it I'm not a man, I'm not a man I can't imagine what I'd have to learn to get away from me Chains are falling, air is losing light I can't imagine what I'd have to learn to get away from me I'm falling back, I'm making back But I have no self-confidence This is not a drill. This is not a drill.</text:p>
          </table:table-cell>
        </table:table-row>
        <table:table-row>
          <table:table-cell office:value-type="string" office:string-value="Sublime Cadaveric Decomposition - Hole of Oblivion">
            <text:p>Sublime Cadaveric Decomposition - Hole of Oblivion</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I'm a monster I'm a monster I'm a monster I'm a monster I'm a monster I'm a monster I'm a monster I'm a monster I'm a man of my own I'm a man of my own I'm a man of my own I'm a man of my own I'm a man of my own I'm a man of my own I'm a man of my own I'm a man of my own I'm a man of my own My head is stuck in a satchel like a shot Take the door to the boss Going to the prison of the living in the corner Oh Going to the prison of the living in the door Oh, oh, oh, oh I'm just a rat Going to the prison of the living in the door Going to the prison of the living in the door The world is a place of the dead The world is a place of the dead The world is a place of the dead The world is a place of the dead">
            <text:p>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I'm a monster I'm a monster I'm a monster I'm a monster I'm a monster I'm a monster I'm a monster I'm a monster I'm a man of my own I'm a man of my own I'm a man of my own I'm a man of my own I'm a man of my own I'm a man of my own I'm a man of my own I'm a man of my own I'm a man of my own My head is stuck in a satchel like a shot Take the door to the boss Going to the prison of the living in the corner Oh Going to the prison of the living in the door Oh, oh, oh, oh I'm just a rat Going to the prison of the living in the door Going to the prison of the living in the door The world is a place of the dead The world is a place of the dead The world is a place of the dead The world is a place of the dead</text:p>
          </table:table-cell>
        </table:table-row>
        <table:table-row>
          <table:table-cell office:value-type="string" office:string-value="Suffocation - Surgery of Impalement">
            <text:p>Suffocation - Surgery of Impalement</text:p>
          </table:table-cell>
          <table:table-cell office:value-type="string" office:string-value="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The lowly spirit, under the light of death The world is ruined, a bed of lies The dark can't be heard The perfect record, yet too pretty The scheme of love The pain in the heart The pain in the heart The pain in the heart The pain in the heart I'm not afraid of the dark I'm coming to get you All of these things They're all Carrying on This moment This moment This moment You're A man You're A man For my sin was made my sin In hell I will die This sin of sin I will die To deserve death for the sin No! In the dark night, the sun sets in the room I'm your best, you can't tell it What is it? The red, the blue The blue light, the blue moon Blue! I'm talking real fucking old. This goes back to the early fucking days of suffocation. One of the first songs we ever put together. this was on the human waste dp but the name of this song is catatonia">
            <text:p>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night of the wild The The lowly spirit, under the light of death The world is ruined, a bed of lies The dark can't be heard The perfect record, yet too pretty The scheme of love The pain in the heart The pain in the heart The pain in the heart The pain in the heart I'm not afraid of the dark I'm coming to get you All of these things They're all Carrying on This moment This moment This moment You're A man You're A man For my sin was made my sin In hell I will die This sin of sin I will die To deserve death for the sin No! In the dark night, the sun sets in the room I'm your best, you can't tell it What is it? The red, the blue The blue light, the blue moon Blue! I'm talking real fucking old. This goes back to the early fucking days of suffocation. One of the first songs we ever put together. this was on the human waste dp but the name of this song is catatonia</text:p>
          </table:table-cell>
        </table:table-row>
        <table:table-row>
          <table:table-cell office:value-type="string" office:string-value="Visceral Disgorge - Sedated and Amputated">
            <text:p>Visceral Disgorge - Sedated and Amputated</text:p>
          </table:table-cell>
          <table:table-cell office:value-type="string" office:string-value=" 🎵 You're missing You're missing You're missing You're missing You're missing You're missing You're missing You're missing You're missing You're missing You're missing I'm sorry. I'm out. Thank you. I'm not a fucking psycho I'm a monster I'm a monster I'm a monster I'm a monster I'm a monster I'm a monster I'm a monster I'm a monster Thank you. The end The end of time The end of time The end of time The end of time The end of time The end of time Music, music, music, music Thank you.">
            <text:p> 🎵 You're missing You're missing You're missing You're missing You're missing You're missing You're missing You're missing You're missing You're missing You're missing I'm sorry. I'm out. Thank you. I'm not a fucking psycho I'm a monster I'm a monster I'm a monster I'm a monster I'm a monster I'm a monster I'm a monster I'm a monster Thank you. The end The end of time The end of time The end of time The end of time The end of time The end of time Music, music, music, music Thank you.</text:p>
          </table:table-cell>
        </table:table-row>
      </table:table>
      <table:table table:name="songs___melodic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 Canorous Quintet - Silence of the World Beyond">
            <text:p>A Canorous Quintet - Silence of the World Beyond</text:p>
          </table:table-cell>
          <table:table-cell office:value-type="string" office:string-value=" DRAGONFIRE The great pandemic With the cross The light of dawn The sense of pain The exodus The rest of the year Strength of the United States The country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rest, the sky, the stars, the fire, the rest Burning in my devil's hands, the fire, the fire The light, the light, the light The light, the light, the light The light The magic For the For the love For the fire In the air The shell The lock and the lock For the night Silence We know The delight Both Silence We can Do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Eternity The burning shadows Spirits Break the mist Destiny Twisted Twisted Skies of Siren We are the dead of emptiness A well of burning rain Lost in between Our lives in a captain And we're tied up in summer It's black Black is the silence of the world Redo You're black is the silence of the world Redo Thank you. The white man again, with the force behind his arm He steps away, like a process to run the field Strengthening his own bones The end of his journey to forever Forever Time and time again, he's still Get it, bring the dust Just like I Seen the fire Go on Go on">
            <text:p> DRAGONFIRE The great pandemic With the cross The light of dawn The sense of pain The exodus The rest of the year Strength of the United States The country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people The rest, the sky, the stars, the fire, the rest Burning in my devil's hands, the fire, the fire The light, the light, the light The light, the light, the light The light The magic For the For the love For the fire In the air The shell The lock and the lock For the night Silence We know The delight Both Silence We can Do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For the Eternity The burning shadows Spirits Break the mist Destiny Twisted Twisted Skies of Siren We are the dead of emptiness A well of burning rain Lost in between Our lives in a captain And we're tied up in summer It's black Black is the silence of the world Redo You're black is the silence of the world Redo Thank you. The white man again, with the force behind his arm He steps away, like a process to run the field Strengthening his own bones The end of his journey to forever Forever Time and time again, he's still Get it, bring the dust Just like I Seen the fire Go on Go on</text:p>
          </table:table-cell>
        </table:table-row>
        <table:table-row>
          <table:table-cell office:value-type="string" office:string-value="Amon Amarth - Valhall Awaits Me">
            <text:p>Amon Amarth - Valhall Awaits Me</text:p>
          </table:table-cell>
          <table:table-cell office:value-type="string" office:string-value=" This is a work of fiction. Any resemblance to actual persons, living or dead, is coincidental. The author of the original story is a former member of the U.S. Department of State. The story is based on a true story. The story is based on a true story. The story is based on a true story. Blood gushes from the wound, the cut is wide and deep When before I turn around, he falls to his knees The clear soft wings in the blade, with steel meets hard and steel I hear the sound of wood that breaks, I thought cut through my shield I grab the shield and grab my hands I'm a man in interest The first blow makes the helmet crack The axe cut to the teeth I ripped the axe from the head Covered in blood and brains Bleed the body like he's dead Ready to strike again My sword cut through clothes and skin Like a hot knife cuts through snow A smile as the bastard screams When hearts wish must turn Soul in my head Acts on my side Fall all away Soon I will die Sword in my hand Rats on my side Fall all awaits me When I die Baskin on my back Wolfgong on my head Fall all awaits me When I'm dead I waste my actions on my head My eyes turn various ways Yet more blood will be shed This is a victorious day Blood crashes from the wound The gut is wide and deep As I turn around I fall to my knees guitar solo Fall in my hands Wax on my side Fall away Soon I will die Gold in my hand Rats on my side Fall out of weight speed When I die Baskin on my back Wolfgong on my head Fall out of weight speed When I'm dead We'll see you next time.">
            <text:p> This is a work of fiction. Any resemblance to actual persons, living or dead, is coincidental. The author of the original story is a former member of the U.S. Department of State. The story is based on a true story. The story is based on a true story. The story is based on a true story. Blood gushes from the wound, the cut is wide and deep When before I turn around, he falls to his knees The clear soft wings in the blade, with steel meets hard and steel I hear the sound of wood that breaks, I thought cut through my shield I grab the shield and grab my hands I'm a man in interest The first blow makes the helmet crack The axe cut to the teeth I ripped the axe from the head Covered in blood and brains Bleed the body like he's dead Ready to strike again My sword cut through clothes and skin Like a hot knife cuts through snow A smile as the bastard screams When hearts wish must turn Soul in my head Acts on my side Fall all away Soon I will die Sword in my hand Rats on my side Fall all awaits me When I die Baskin on my back Wolfgong on my head Fall all awaits me When I'm dead I waste my actions on my head My eyes turn various ways Yet more blood will be shed This is a victorious day Blood crashes from the wound The gut is wide and deep As I turn around I fall to my knees guitar solo Fall in my hands Wax on my side Fall away Soon I will die Gold in my hand Rats on my side Fall out of weight speed When I die Baskin on my back Wolfgong on my head Fall out of weight speed When I'm dead We'll see you next time.</text:p>
          </table:table-cell>
        </table:table-row>
        <table:table-row>
          <table:table-cell office:value-type="string" office:string-value="Arch Enemy - We Will Rise">
            <text:p>Arch Enemy - We Will Rise</text:p>
          </table:table-cell>
          <table:table-cell office:value-type="string" office:string-value=" 🎵 Tear down the walls, wake up the world Ignorance is not the world So fed up with the second best Our time is here and now I am the enemy, I am the antidote Watch me closely, I won't stand up now We will rise, rise above We will rise, rise Stereotype fools, playing the game Nothing unique, they all look the same In this sea of reality I can be anything Anything I want to be I am the enemy, I am the antidote Watch me closely, I will stand up now We will rise above We will rise above We will rise I am the enemy I am the assault We all rise, rise above We all rise, rise We all rise, rise above We will rise I'm out.">
            <text:p> 🎵 Tear down the walls, wake up the world Ignorance is not the world So fed up with the second best Our time is here and now I am the enemy, I am the antidote Watch me closely, I won't stand up now We will rise, rise above We will rise, rise Stereotype fools, playing the game Nothing unique, they all look the same In this sea of reality I can be anything Anything I want to be I am the enemy, I am the antidote Watch me closely, I will stand up now We will rise above We will rise above We will rise I am the enemy I am the assault We all rise, rise above We all rise, rise We all rise, rise above We will rise I'm out.</text:p>
          </table:table-cell>
        </table:table-row>
        <table:table-row>
          <table:table-cell office:value-type="string" office:string-value="Archons - Plague of Corruption">
            <text:p>Archons - Plague of Corruption</text:p>
          </table:table-cell>
          <table:table-cell office:value-type="string" office:string-value=" 🎵 Controlling demands Writing defeat with their insights Society as a whole Worthless being This is the consequences of silence Feeling a defecation Demonic ghosts, demonic control Exterminate this process We must unite together and kill the wave Of the prison, a prison that came to flow Beneath the surface Plagued of corruption Let's go. I'm out. Stop the shame Open the eyes There's no solution They've already done too much To get away with it The Don't we deserve any better? The fall of truth has arrived Now if a day has come to an end We're all the birds of rebellion Yeah! Voluntary omission of what we should know Makes us feel superior Aborted evolution of humanity Only one solution Can't we, we stop the blame I'm not a man Thank you.">
            <text:p> 🎵 Controlling demands Writing defeat with their insights Society as a whole Worthless being This is the consequences of silence Feeling a defecation Demonic ghosts, demonic control Exterminate this process We must unite together and kill the wave Of the prison, a prison that came to flow Beneath the surface Plagued of corruption Let's go. I'm out. Stop the shame Open the eyes There's no solution They've already done too much To get away with it The Don't we deserve any better? The fall of truth has arrived Now if a day has come to an end We're all the birds of rebellion Yeah! Voluntary omission of what we should know Makes us feel superior Aborted evolution of humanity Only one solution Can't we, we stop the blame I'm not a man Thank you.</text:p>
          </table:table-cell>
        </table:table-row>
        <table:table-row>
          <table:table-cell office:value-type="string" office:string-value="At the Gates - Slaughter of the Soul">
            <text:p>At the Gates - Slaughter of the Soul</text:p>
          </table:table-cell>
          <table:table-cell office:value-type="string" office:string-value=" Go! Feet of my life There won't be an ablation With a river without soul Always the same My shining eyes have seen enough Of all your lies My age is late There won't be another song We'll read as we have sung Read As we have sung Do it Slaughter of the soul Serious silence by the Lord Children born of sin tear your soul apart Let her again My shining eyes have seen enough Of all your lies My hate is blind There won't be an election We'll witness with sound Dream as we have done Sorrow of the soul Still inside of my heart Children born of sin Tear your soul apart">
            <text:p> Go! Feet of my life There won't be an ablation With a river without soul Always the same My shining eyes have seen enough Of all your lies My age is late There won't be another song We'll read as we have sung Read As we have sung Do it Slaughter of the soul Serious silence by the Lord Children born of sin tear your soul apart Let her again My shining eyes have seen enough Of all your lies My hate is blind There won't be an election We'll witness with sound Dream as we have done Sorrow of the soul Still inside of my heart Children born of sin Tear your soul apart</text:p>
          </table:table-cell>
        </table:table-row>
        <table:table-row>
          <table:table-cell office:value-type="string" office:string-value="Be'lakor - Countless Skies">
            <text:p>Be'lakor - Countless Skies</text:p>
          </table:table-cell>
          <table:table-cell office:value-type="string" office:string-value=" The Thank you. I'm not a fool I'm not a fool I'm not a fool I'm not a fool I'm not a fool I'm not a fool I'm not a fool I'm not a fool I'm not a fool I'm not a fool I'm not a fool I'm not a fool Countless times I love you The endless walls, the fall The endless stones, the rolling fall Across the endless swell Starts to be a season Wants to buy your bed Cries to carry you at night Wants to be your man Countless times on the field Each a life and next Lines of war and moon and sun Glimpses of a text Countless hands of suffering Reaching out in vain Permanent substance without Compassion or disdain Lies to bring the harvest Storms to fish it on Wings to lead to every man Wands to tell the law The The Faintest lust to fail tea Craning veins of glass Strength and weakness unignored All that tears will pass I'm not a fool I'm not afraid Countless hands are solving The reaching out of pain The blinded senses without Compassion or disdain Friends to believe the harvest Start to face the war Wings to lead to everyone Walls to tell the lie Countless waves along me Strung until the last Reaching into dimly dreams All that was has passed I'm not afraid I'm not sure if I'm going to be able to do it. guitar solo I'm not afraid of the dark I'm not a fool Thank you. Thank you.">
            <text:p> The Thank you. I'm not a fool I'm not a fool I'm not a fool I'm not a fool I'm not a fool I'm not a fool I'm not a fool I'm not a fool I'm not a fool I'm not a fool I'm not a fool I'm not a fool Countless times I love you The endless walls, the fall The endless stones, the rolling fall Across the endless swell Starts to be a season Wants to buy your bed Cries to carry you at night Wants to be your man Countless times on the field Each a life and next Lines of war and moon and sun Glimpses of a text Countless hands of suffering Reaching out in vain Permanent substance without Compassion or disdain Lies to bring the harvest Storms to fish it on Wings to lead to every man Wands to tell the law The The Faintest lust to fail tea Craning veins of glass Strength and weakness unignored All that tears will pass I'm not a fool I'm not afraid Countless hands are solving The reaching out of pain The blinded senses without Compassion or disdain Friends to believe the harvest Start to face the war Wings to lead to everyone Walls to tell the lie Countless waves along me Strung until the last Reaching into dimly dreams All that was has passed I'm not afraid I'm not sure if I'm going to be able to do it. guitar solo I'm not afraid of the dark I'm not a fool Thank you. Thank you.</text:p>
          </table:table-cell>
        </table:table-row>
        <table:table-row>
          <table:table-cell office:value-type="string" office:string-value="Ceremonial Oath - Dreamsong">
            <text:p>Ceremonial Oath - Dreamsong</text:p>
          </table:table-cell>
          <table:table-cell office:value-type="string" office:string-value=" The Your face is in my mind It's a Mother feeling We should get a deny Enough I have too much On your game Our days are drawing close Emotions I have lost Hates I have to feel And all that's afraid Never will I see You again guitar solo guitar solo Take me to another place The earnest far beyond Can't you see that you and me A power tree never breaks Come take my hand, never let go I have too much to say Walk with me, over the edge This is the logic Outro Music">
            <text:p> The Your face is in my mind It's a Mother feeling We should get a deny Enough I have too much On your game Our days are drawing close Emotions I have lost Hates I have to feel And all that's afraid Never will I see You again guitar solo guitar solo Take me to another place The earnest far beyond Can't you see that you and me A power tree never breaks Come take my hand, never let go I have too much to say Walk with me, over the edge This is the logic Outro Music</text:p>
          </table:table-cell>
        </table:table-row>
        <table:table-row>
          <table:table-cell office:value-type="string" office:string-value="Children of Bodom - Everytime I Die">
            <text:p>Children of Bodom - Everytime I Die</text:p>
          </table:table-cell>
          <table:table-cell office:value-type="string" office:string-value=" 🎵 I'm out. Every place of the candle Your pride has fallen down Like a fire in the burning rain No sparks are put beside No shooting stars are prescribed Your broken words, now falling hard The enemy drives my new device The day has come, falling dinosaurs I'm left to wait for one night Cause I can't stop my mind, I'm returning my time I'm just swift to fight I cannot take another dose The dead are dead in the woods Lost alive in the open sea of Like my god, your pride Lost and your words just buried me I'm not afraid I never got another divorce You better not sweat while we go to sleep I'm not going for what you like To this game of baseball Every time I die">
            <text:p> 🎵 I'm out. Every place of the candle Your pride has fallen down Like a fire in the burning rain No sparks are put beside No shooting stars are prescribed Your broken words, now falling hard The enemy drives my new device The day has come, falling dinosaurs I'm left to wait for one night Cause I can't stop my mind, I'm returning my time I'm just swift to fight I cannot take another dose The dead are dead in the woods Lost alive in the open sea of Like my god, your pride Lost and your words just buried me I'm not afraid I never got another divorce You better not sweat while we go to sleep I'm not going for what you like To this game of baseball Every time I die</text:p>
          </table:table-cell>
        </table:table-row>
        <table:table-row>
          <table:table-cell office:value-type="string" office:string-value="Dark Tranquillity - Shivers and Voids">
            <text:p>Dark Tranquillity - Shivers and Voids</text:p>
          </table:table-cell>
          <table:table-cell office:value-type="string" office:string-value=" The What we are, what we feel Stuck inside our sensitivity So we question what we know Understanding we are not alone What is given we will not take Cannot betray what we can feel As we suffer through shivers and voids Another love will come What is latent in our mind forever Made us suffer Our shivers and voids For every night, we think we've mastered The risk of deeper insecurity We sign our voices, unending titles We bend our backs to govern and do We must persist, push power through There is no end, resist the storm As we suffer through shivers of void Another life will come What is latent in our mind forever Made to tremble, made to flee Lie to the ignorance, lie to the noise We must remain inoculated against the odds As we suffer through givers and voids Another loss will come What is latent in our mind forever Made to tremble, made to fear As we suffer through the humors of void Another life will come now What is bleeding in our mind forever We need to suffer Our humors and fight">
            <text:p> The What we are, what we feel Stuck inside our sensitivity So we question what we know Understanding we are not alone What is given we will not take Cannot betray what we can feel As we suffer through shivers and voids Another love will come What is latent in our mind forever Made us suffer Our shivers and voids For every night, we think we've mastered The risk of deeper insecurity We sign our voices, unending titles We bend our backs to govern and do We must persist, push power through There is no end, resist the storm As we suffer through shivers of void Another life will come What is latent in our mind forever Made to tremble, made to flee Lie to the ignorance, lie to the noise We must remain inoculated against the odds As we suffer through givers and voids Another loss will come What is latent in our mind forever Made to tremble, made to fear As we suffer through the humors of void Another life will come now What is bleeding in our mind forever We need to suffer Our humors and fight</text:p>
          </table:table-cell>
        </table:table-row>
        <table:table-row>
          <table:table-cell office:value-type="string" office:string-value="Eucharist - Greeting Immortality">
            <text:p>Eucharist - Greeting Immortality</text:p>
          </table:table-cell>
          <table:table-cell office:value-type="string" office:string-value=" Music Thank you. Thank you. Thank you. I'm not a monster Waiting for an armadillo to rise I can't breath, just a breath, blind inside the sun Exhausted from purity For a savior Don't relish me so ah I've fallen back to the form of living Signals reflect within me Wounds dig beside my soul The devil will hear Hear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illlllllllllllllllllllllllllllllllllllllllllllllllllllllllllllllllllllllllllllllllllllllllllllllllllllllllllllllllllllllllllllllllllllllllllllllllllllllllllllllll Outro Music you Thank you.">
            <text:p> Music Thank you. Thank you. Thank you. I'm not a monster Waiting for an armadillo to rise I can't breath, just a breath, blind inside the sun Exhausted from purity For a savior Don't relish me so ah I've fallen back to the form of living Signals reflect within me Wounds dig beside my soul The devil will hear Hear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illlllllllllllllllllllllllllllllllllllllllllllllllllllllllllllllllllllllllllllllllllllllllllllllllllllllllllllllllllllllllllllllllllllllllllllllllllllllllllllllll Outro Music you Thank you.</text:p>
          </table:table-cell>
        </table:table-row>
        <table:table-row>
          <table:table-cell office:value-type="string" office:string-value="Gates of Ishtar - Perpetual Dawn (The Arrival of Eternity - End My Pain)">
            <text:p>Gates of Ishtar - Perpetual Dawn (The Arrival of Eternity - End My Pain)</text:p>
          </table:table-cell>
          <table:table-cell office:value-type="string" office:string-value=" The The The The The The The The The The The The The The The Thank you. Thank you. Ooh, ooh, ooh, ooh, ooh Yeah! I'm a man of my word I take it in two years I fly like a star Chose All the inside I'm not the same I change my ways Dark What do I dream? Fear Silence, I scream Pain All the inside I'm not the same I fall away Nothing is the same anymore The times have changed, I feel so cold Nothing is the same anymore The times have changed, I feel so cold Hey, it's me, my god I, love you, my eyes Force, to make me alive My hands are dead, my mind is black God, where's your God? Lead this black god Dead, come for it now End my pain, show me the way Every time, every way With a door, I was scared Nothing more, nothing less What is done, what is said We return, everywhere Where the dawn ever came Nothing more, nothing less What is done, what is said Nothing is the same anymore It doesn't change, I feel so cold Nothing is the same anymore It doesn't change, I feel so cold We'll return, we'll return We'll return, never fear Nothing more, nothing less What is love, what is shame? We'll return, we'll return We'll return, never fear Nothing more, nothing less You're a star, you're a star guitar solo I'm not afraid of the dark">
            <text:p> The The The The The The The The The The The The The The The Thank you. Thank you. Ooh, ooh, ooh, ooh, ooh Yeah! I'm a man of my word I take it in two years I fly like a star Chose All the inside I'm not the same I change my ways Dark What do I dream? Fear Silence, I scream Pain All the inside I'm not the same I fall away Nothing is the same anymore The times have changed, I feel so cold Nothing is the same anymore The times have changed, I feel so cold Hey, it's me, my god I, love you, my eyes Force, to make me alive My hands are dead, my mind is black God, where's your God? Lead this black god Dead, come for it now End my pain, show me the way Every time, every way With a door, I was scared Nothing more, nothing less What is done, what is said We return, everywhere Where the dawn ever came Nothing more, nothing less What is done, what is said Nothing is the same anymore It doesn't change, I feel so cold Nothing is the same anymore It doesn't change, I feel so cold We'll return, we'll return We'll return, never fear Nothing more, nothing less What is love, what is shame? We'll return, we'll return We'll return, never fear Nothing more, nothing less You're a star, you're a star guitar solo I'm not afraid of the dark</text:p>
          </table:table-cell>
        </table:table-row>
        <table:table-row>
          <table:table-cell office:value-type="string" office:string-value="Hypocrisy - Fractured Millennium">
            <text:p>Hypocrisy - Fractured Millennium</text:p>
          </table:table-cell>
          <table:table-cell office:value-type="string" office:string-value=" The Greatest of the Greatest of th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ank you. I gave up second, you won't even find travel for I'm not glad I'm not pleased, it's the way it's supposed to be You're free from me, it doesn't hurt you, I'm here anymore Kill your own world, there's nothing to stop You can't just see what you're doing It's not a name, for nothing will be lost Dying, burning Mother nature's breathing, she will die Why in vain Are you not seducing me? I'm a man of my own I'm with you Ready to strike back Ready for death I'm not here to waste it For the loss of this world You gotta go on till you die We're not here to hate the party I'm willing so you breathe But if the God who don't exist If you see what you're doing It's gonna end And nothing will be bad Die in my head Mother nature's creed And she will die I am burning Burning eyes and thoughts is my planet Rise We'll see you next time.">
            <text:p> The Greatest of the Greatest of th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ank you. I gave up second, you won't even find travel for I'm not glad I'm not pleased, it's the way it's supposed to be You're free from me, it doesn't hurt you, I'm here anymore Kill your own world, there's nothing to stop You can't just see what you're doing It's not a name, for nothing will be lost Dying, burning Mother nature's breathing, she will die Why in vain Are you not seducing me? I'm a man of my own I'm with you Ready to strike back Ready for death I'm not here to waste it For the loss of this world You gotta go on till you die We're not here to hate the party I'm willing so you breathe But if the God who don't exist If you see what you're doing It's gonna end And nothing will be bad Die in my head Mother nature's creed And she will die I am burning Burning eyes and thoughts is my planet Rise We'll see you next time.</text:p>
          </table:table-cell>
        </table:table-row>
        <table:table-row>
          <table:table-cell office:value-type="string" office:string-value="In Flames - Insipid 2000">
            <text:p>In Flames - Insipid 2000</text:p>
          </table:table-cell>
          <table:table-cell office:value-type="string" office:string-value=" You're not a defender for who you are The laws are changed and useless On the way to the start of town We're emptied with windows we deny A hopeless excuse for the reality I'm saved by the shock And the weight of the price A hopeless excuse for the reality Fragments of each other being Apostles, noble ones Ignorant and pitiless, they stride The wonder of me Spontaneic, minimalistic A helpless excuse for the reality The lost came in Left once were you now, created from the night A helpless excuse for the reality Unknown are the reasons why all begins and ends Ignorant and diddlerless, they stride To our platform, to clean our silent places Genuine visions, but no plans for the nobler ones guitar solo To war but in form To create our silent places General admissions But no plans For the no-man's-sons you">
            <text:p> You're not a defender for who you are The laws are changed and useless On the way to the start of town We're emptied with windows we deny A hopeless excuse for the reality I'm saved by the shock And the weight of the price A hopeless excuse for the reality Fragments of each other being Apostles, noble ones Ignorant and pitiless, they stride The wonder of me Spontaneic, minimalistic A helpless excuse for the reality The lost came in Left once were you now, created from the night A helpless excuse for the reality Unknown are the reasons why all begins and ends Ignorant and diddlerless, they stride To our platform, to clean our silent places Genuine visions, but no plans for the nobler ones guitar solo To war but in form To create our silent places General admissions But no plans For the no-man's-sons you</text:p>
          </table:table-cell>
        </table:table-row>
        <table:table-row>
          <table:table-cell office:value-type="string" office:string-value="Inferi - The Promethean Kings">
            <text:p>Inferi - The Promethean Kings</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I'm a monster Suffering watching my world come loose I shall create a race of slaves to orbit Using our blood with the sin and the soul To survive every wish and regret This is where it's all begun No, you're not dead, I've shaken your face I shall protect you from the fallen one Whose wish is to enslave What a horrible mistake So leave them all alone They dwell in the garden, seeking the knowledge of our throne Devising a plan to devour the fruit in its own The spots of rain must be punished The waters of the world Strike them down with lightning Waves will trouble their heads Stuff that with pranks ever burned And the burning Let's drop the needle down in a casket of death Nothing is left Just remains of the past This is the time of pre-eminy This is the time of misfortune and pain Obliction is now upon us But my creation will serve it to me Worship of the shining serpent Will break the frames of my dismay This must be given, insulted to me Your heart will be touching the insolent I bleed I am the creator from the golden throne I lead I am the unshaken from the dead I'm a man I am everlasting Never question my rule It is my will to sustain my life Here am I, I am the rule You have awakened my giving Lost and gone with no sign of regret I am the beast of the wild I am the beast of the wild I am the beast of the wild I am the beast of the wild I am the king of all kings You are blinded by rage and events This battle must not be our end I am the king of all kings You are my denier, it's a duress This was all I was known before I am the king of all kings You are my denier, it's a duress Thank you.">
            <text:p> The The The The The The The The The The The The The The The The The The The The The The The The The The The The The The The The The The The The The The The The The The The The The The The The The The The The The The The The The I'm a monster Suffering watching my world come loose I shall create a race of slaves to orbit Using our blood with the sin and the soul To survive every wish and regret This is where it's all begun No, you're not dead, I've shaken your face I shall protect you from the fallen one Whose wish is to enslave What a horrible mistake So leave them all alone They dwell in the garden, seeking the knowledge of our throne Devising a plan to devour the fruit in its own The spots of rain must be punished The waters of the world Strike them down with lightning Waves will trouble their heads Stuff that with pranks ever burned And the burning Let's drop the needle down in a casket of death Nothing is left Just remains of the past This is the time of pre-eminy This is the time of misfortune and pain Obliction is now upon us But my creation will serve it to me Worship of the shining serpent Will break the frames of my dismay This must be given, insulted to me Your heart will be touching the insolent I bleed I am the creator from the golden throne I lead I am the unshaken from the dead I'm a man I am everlasting Never question my rule It is my will to sustain my life Here am I, I am the rule You have awakened my giving Lost and gone with no sign of regret I am the beast of the wild I am the beast of the wild I am the beast of the wild I am the beast of the wild I am the king of all kings You are blinded by rage and events This battle must not be our end I am the king of all kings You are my denier, it's a duress This was all I was known before I am the king of all kings You are my denier, it's a duress Thank you.</text:p>
          </table:table-cell>
        </table:table-row>
        <table:table-row>
          <table:table-cell office:value-type="string" office:string-value="Insomnium - Mortal Share">
            <text:p>Insomnium - Mortal Share</text:p>
          </table:table-cell>
          <table:table-cell office:value-type="string" office:string-value=" 🎵 I'm out. The evil of the demon world, the secret and divine Rusty history of the bliss, the title sounds of life Fallen for the world of death, dreaming without a care Fallen for the weeping world, feeling beast and light and star To follow it you need a call To follow it you need a call All the birds don't they see My deep amazing eyes For the women I'm fainting I'm dying face inside Never shall decay or die Sucked out of my soul Your own vestiges of death Abyssinian for blue and bronze To burn away to the river falls Lies To burn away to the river falls Let's go. But where do we lay our heads to rest? Where do we shelter when the night falls? For a warrior man, he sees the death of a man Stomped by a weapon hand, he is the death of a man Life of captain ghost, cruising in the twining wind As she drew out a fire we ran into the light Like water, the song behind the screen we were born Life from this torment we fade away going to the unknown Thank you.">
            <text:p> 🎵 I'm out. The evil of the demon world, the secret and divine Rusty history of the bliss, the title sounds of life Fallen for the world of death, dreaming without a care Fallen for the weeping world, feeling beast and light and star To follow it you need a call To follow it you need a call All the birds don't they see My deep amazing eyes For the women I'm fainting I'm dying face inside Never shall decay or die Sucked out of my soul Your own vestiges of death Abyssinian for blue and bronze To burn away to the river falls Lies To burn away to the river falls Let's go. But where do we lay our heads to rest? Where do we shelter when the night falls? For a warrior man, he sees the death of a man Stomped by a weapon hand, he is the death of a man Life of captain ghost, cruising in the twining wind As she drew out a fire we ran into the light Like water, the song behind the screen we were born Life from this torment we fade away going to the unknown Thank you.</text:p>
          </table:table-cell>
        </table:table-row>
        <table:table-row>
          <table:table-cell office:value-type="string" office:string-value="Kalmah - They Will Return">
            <text:p>Kalmah - They Will Return</text:p>
          </table:table-cell>
          <table:table-cell office:value-type="string" office:string-value=" 🎵 I'm not a human being I'm a war Against villainous Humanist I'm a war Against villainous I'm a war Against villainous I'm a war Against villainous I pass my seconds No one but I Have to do it all Their eyes Went to the end And fly away But I will return When I am all alone Yet I will return And I will revive Guitar solo When I am all alone The entire world returns When I will, will, will bounce See someday I'll find it again Waiting for the sound Of stopping winds When they return Spirit within I'm inside the place, I'll be stuck again There was window to death I'm flying away If there's nothing to be known Then I'm dead Thank you.">
            <text:p> 🎵 I'm not a human being I'm a war Against villainous Humanist I'm a war Against villainous I'm a war Against villainous I'm a war Against villainous I pass my seconds No one but I Have to do it all Their eyes Went to the end And fly away But I will return When I am all alone Yet I will return And I will revive Guitar solo When I am all alone The entire world returns When I will, will, will bounce See someday I'll find it again Waiting for the sound Of stopping winds When they return Spirit within I'm inside the place, I'll be stuck again There was window to death I'm flying away If there's nothing to be known Then I'm dead Thank you.</text:p>
          </table:table-cell>
        </table:table-row>
        <table:table-row>
          <table:table-cell office:value-type="string" office:string-value="Kataklysm - As I Slither">
            <text:p>Kataklysm - As I Slither</text:p>
          </table:table-cell>
          <table:table-cell office:value-type="string" office:string-value=" 🎵 I can't believe I can't do this I live my life with no regrets Stripped down from all my dignity You took it all from me Promise Every single time you lied Promise I played a game of me As I slither I slither down your spine Slither I slithered out your spine Slither I slithered out your spine Slither I take it all away I take your life away I take it all Away I can't believe it came to this I live my life with no regrets Stripped out from all my dignity Talking of your pain Tell me Every single time you lie Tell me I play the game of mind As I slither, I slither down your spine Slither, I slither down your spine Slither, I slither down your spine Slither, I take it all away I take your mind, your mind away Don't try to comprehend me Don't try to criticize me Watch me as I slither As I slither Around your neck Thank you.">
            <text:p> 🎵 I can't believe I can't do this I live my life with no regrets Stripped down from all my dignity You took it all from me Promise Every single time you lied Promise I played a game of me As I slither I slither down your spine Slither I slithered out your spine Slither I slithered out your spine Slither I take it all away I take your life away I take it all Away I can't believe it came to this I live my life with no regrets Stripped out from all my dignity Talking of your pain Tell me Every single time you lie Tell me I play the game of mind As I slither, I slither down your spine Slither, I slither down your spine Slither, I slither down your spine Slither, I take it all away I take your mind, your mind away Don't try to comprehend me Don't try to criticize me Watch me as I slither As I slither Around your neck Thank you.</text:p>
          </table:table-cell>
        </table:table-row>
        <table:table-row>
          <table:table-cell office:value-type="string" office:string-value="Norther - Betrayed">
            <text:p>Norther - Betrayed</text:p>
          </table:table-cell>
          <table:table-cell office:value-type="string" office:string-value=" 🎵 One morning I woke up Realized I'd been betrayed Shadows of yesterday fill my mind As I drift away No matter what's ahead I'll face the devil Find my hate, distress, and fate I hope to lead the way I'll make you break Make you break One night I went to die This is the end I was waiting to fly The police are waiting for me So fuck you all, I was meant to be free My hate was cheating me Is this the path I cannot see? Too many bridges burned Can't you see I am the traitor? Was it time for my hate now? Bleeding in my eyes, letting me sleep I guess I know what I told you When I hid by your side I wanna fly I wanna fly It's time to disappear, I'll say Read your mind when you're out of mind No more forgiving, closer I shall tell you To die in the night I am beside you Fear voices in my mind You're a slave and I love you But more than a thousand times I cut you Who's in time for my hate now? Pain in my eyes, make me sick I can't say no, I'll touch you When I'm by your side, I'm out of my mind I'm out of my motherfucking mind I will cut you I will cut you And I don't need your help I know this fate I died And so we died">
            <text:p> 🎵 One morning I woke up Realized I'd been betrayed Shadows of yesterday fill my mind As I drift away No matter what's ahead I'll face the devil Find my hate, distress, and fate I hope to lead the way I'll make you break Make you break One night I went to die This is the end I was waiting to fly The police are waiting for me So fuck you all, I was meant to be free My hate was cheating me Is this the path I cannot see? Too many bridges burned Can't you see I am the traitor? Was it time for my hate now? Bleeding in my eyes, letting me sleep I guess I know what I told you When I hid by your side I wanna fly I wanna fly It's time to disappear, I'll say Read your mind when you're out of mind No more forgiving, closer I shall tell you To die in the night I am beside you Fear voices in my mind You're a slave and I love you But more than a thousand times I cut you Who's in time for my hate now? Pain in my eyes, make me sick I can't say no, I'll touch you When I'm by your side, I'm out of my mind I'm out of my motherfucking mind I will cut you I will cut you And I don't need your help I know this fate I died And so we died</text:p>
          </table:table-cell>
        </table:table-row>
        <table:table-row>
          <table:table-cell office:value-type="string" office:string-value="Quo Vadis - Silence Calls the Storm">
            <text:p>Quo Vadis - Silence Calls the Storm</text:p>
          </table:table-cell>
          <table:table-cell office:value-type="string" office:string-value=" The guitar solo guitar sol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darkness ignored, they strive to achieve their goals A financial dream, they want my future To turn your heart, to focus on their desires The end of the race begins It's all or nothing, all there is reveals That will return, a tasteful rest in war And you will be fighting tears And you will be fighting tears Trying to achieve an order in this heaven Speaking about members of you who do provide self-assain Aiming to conquer vengeance of mad rebels Increase their office, wear their masks, explore the rocks As we hasten to walk alone, not to see the past intent They disagree, but voices rise over Guardians ignore their wisdom, praise the vayak Our brothers will grow, they will find a future They will die alive, the fucking sun will desire The end of the race begins All is well and fast Under is the real Some will return Others will rest in war You will be fighting tears You will be fighting tears guitar solo Undefeated violence With worshiping power Unrestricted support For loyalty and love Answering some few questions that have been answered Don't think near my depression is rising Violence causing it, I need an evidence Violence causes storm">
            <text:p> The guitar solo guitar sol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darkness ignored, they strive to achieve their goals A financial dream, they want my future To turn your heart, to focus on their desires The end of the race begins It's all or nothing, all there is reveals That will return, a tasteful rest in war And you will be fighting tears And you will be fighting tears Trying to achieve an order in this heaven Speaking about members of you who do provide self-assain Aiming to conquer vengeance of mad rebels Increase their office, wear their masks, explore the rocks As we hasten to walk alone, not to see the past intent They disagree, but voices rise over Guardians ignore their wisdom, praise the vayak Our brothers will grow, they will find a future They will die alive, the fucking sun will desire The end of the race begins All is well and fast Under is the real Some will return Others will rest in war You will be fighting tears You will be fighting tears guitar solo Undefeated violence With worshiping power Unrestricted support For loyalty and love Answering some few questions that have been answered Don't think near my depression is rising Violence causing it, I need an evidence Violence causes storm</text:p>
          </table:table-cell>
        </table:table-row>
        <table:table-row>
          <table:table-cell office:value-type="string" office:string-value="Sacrilege - Feed the Cold">
            <text:p>Sacrilege - Feed the Cold</text:p>
          </table:table-cell>
          <table:table-cell office:value-type="string" office:string-value=" 🎵 The nature of the washing sky Resembles the bed of prey Engaging the opera for those who might be wrong And the sun She's under the starry sky But her fear was flickering white Unknowing of her dream A future more melanin than light Scissorhands full of silence, erecting a torch of blood Slowly scorched the green horizon, reflect the peace on the light Princess of the brothers and people's martyrs Captured and devoured, eternal and frowned She fell into the silence Arrested in a show of love Slowly tossed the three devil eyes And prepared to be shot alive The terrifying abysses of the world In spite of things of peace And a great collection Decorating the hearts of the ultimate Gather at the gathering I'm a fairy of sorts She descended from starlit heavens With a brisk blunder and break And knowing of her dream of future Formed a line to the plague She fell into the silence Arranging her thoughts on love Slowly turned the greedy horizon Prepared to be suddenly light From the bleeding into the exploding winter In the cold From the bleeding into the exploding winter In the cold I'm out.">
            <text:p> 🎵 The nature of the washing sky Resembles the bed of prey Engaging the opera for those who might be wrong And the sun She's under the starry sky But her fear was flickering white Unknowing of her dream A future more melanin than light Scissorhands full of silence, erecting a torch of blood Slowly scorched the green horizon, reflect the peace on the light Princess of the brothers and people's martyrs Captured and devoured, eternal and frowned She fell into the silence Arrested in a show of love Slowly tossed the three devil eyes And prepared to be shot alive The terrifying abysses of the world In spite of things of peace And a great collection Decorating the hearts of the ultimate Gather at the gathering I'm a fairy of sorts She descended from starlit heavens With a brisk blunder and break And knowing of her dream of future Formed a line to the plague She fell into the silence Arranging her thoughts on love Slowly turned the greedy horizon Prepared to be suddenly light From the bleeding into the exploding winter In the cold From the bleeding into the exploding winter In the cold I'm out.</text:p>
          </table:table-cell>
        </table:table-row>
        <table:table-row>
          <table:table-cell office:value-type="string" office:string-value="The Agonist - ...And Their Eulogies Sang Me To Sleep">
            <text:p>The Agonist - ...And Their Eulogies Sang Me To Sleep</text:p>
          </table:table-cell>
          <table:table-cell office:value-type="string" office:string-value=" Ugh... All I hate Was the sound of feet to ground All I said Was the inside of my eyes All I said Was the sound of great dragon borders We're drowning Drowning of you The beauty of you speaks no evil It needs you to throw my blood Cross the border to find A game that I've failed to buy To the point where we're either dead or undefined To the point where we're both hurt To the point where in my life I will sleep Boy, I'm a kid, I always Say no, I won't care to touch my mess Super game that I've played You're my boss We love reading red-readers Open up your mouth and eat We love your voice We have the voice in your cradle We love you We give you the key to the casket All eyes So don't turn to the table To reach the parts that don't know me There's a lump of sand Staring me to sleep And my body Receives me There's a long song Sing me to sleep With my body Yeah! Search the deep The next grave Leading from the Mimic of this grave Why is evolution I pray for faith to take And I still feel I'm gonna be fine I'll be the guy I'm not gonna go on forever Will my brain now ignite? Will my body betray me? I need to get back In the next corner zone I've built myself I can't control my mind Do not let me depend Maybe I'll end up behind Fraudulently, I'll go on mine To the burning beat There is so much I live for That without me is nothing for me Cause we live for what we deserve The world can be free of me Falling from my sin's end I will feel the light Time has passed us And things are not the same The one who turned the world green The one who won the peace Is the savior of the dark">
            <text:p> Ugh... All I hate Was the sound of feet to ground All I said Was the inside of my eyes All I said Was the sound of great dragon borders We're drowning Drowning of you The beauty of you speaks no evil It needs you to throw my blood Cross the border to find A game that I've failed to buy To the point where we're either dead or undefined To the point where we're both hurt To the point where in my life I will sleep Boy, I'm a kid, I always Say no, I won't care to touch my mess Super game that I've played You're my boss We love reading red-readers Open up your mouth and eat We love your voice We have the voice in your cradle We love you We give you the key to the casket All eyes So don't turn to the table To reach the parts that don't know me There's a lump of sand Staring me to sleep And my body Receives me There's a long song Sing me to sleep With my body Yeah! Search the deep The next grave Leading from the Mimic of this grave Why is evolution I pray for faith to take And I still feel I'm gonna be fine I'll be the guy I'm not gonna go on forever Will my brain now ignite? Will my body betray me? I need to get back In the next corner zone I've built myself I can't control my mind Do not let me depend Maybe I'll end up behind Fraudulently, I'll go on mine To the burning beat There is so much I live for That without me is nothing for me Cause we live for what we deserve The world can be free of me Falling from my sin's end I will feel the light Time has passed us And things are not the same The one who turned the world green The one who won the peace Is the savior of the dark</text:p>
          </table:table-cell>
        </table:table-row>
        <table:table-row>
          <table:table-cell office:value-type="string" office:string-value="The Black Dahlia Murder - What a Horrible Night to Have a Curse">
            <text:p>The Black Dahlia Murder - What a Horrible Night to Have a Curse</text:p>
          </table:table-cell>
          <table:table-cell office:value-type="string" office:string-value=" 🎵 We're set, wretched, placed, and abided by the utmost dogs of hell In streams of black beyond the bound of a without which is hell Where the doors surely are locked with a sun threatened to wane Where chemlocks dwell in dim moonlight beyond the warmth of day Liars, lying low roads, and torn watchful eyes are a brand new hell Sacred weapons, do the things they've been built to be unleashed upon this control of hell Blood flows down the streets at night where wolves cry out for flesh Where a horrible thirst is so woodless, still but with the force of the walking dead Unholy inversion of hope Twisting the fate of the meeting to hurt Driven in shame by the dark one To bring forth the felp that is his face The undead are among us Turning shrink back to their so-called past Victim by night and drink The blood of a child broken neck Expires unrolling, torn astound, shadows spreading throughout the land Freeing the evils and saints within the wings of my command Into the tower, never close, the lawless, born to bleed The escaping, the strongest one, living heroes, every life The rivers flow with poison, the sins swallow you whole The ghouls that roam this darkened world are thirsting for your throat Unholy inversion of hope, twisting the fate of the meanest in reach Driven in shame by the dark one, to inform the felp that in his wings The undead are among us Tornish regret to their so-called pain Victims by night and drink The blood of a child's broken neck Inspires a growing soul to steal Shadows spreading throughout the land Fading the evils that trade within The weaker might of man Oh, oh, oh">
            <text:p> 🎵 We're set, wretched, placed, and abided by the utmost dogs of hell In streams of black beyond the bound of a without which is hell Where the doors surely are locked with a sun threatened to wane Where chemlocks dwell in dim moonlight beyond the warmth of day Liars, lying low roads, and torn watchful eyes are a brand new hell Sacred weapons, do the things they've been built to be unleashed upon this control of hell Blood flows down the streets at night where wolves cry out for flesh Where a horrible thirst is so woodless, still but with the force of the walking dead Unholy inversion of hope Twisting the fate of the meeting to hurt Driven in shame by the dark one To bring forth the felp that is his face The undead are among us Turning shrink back to their so-called past Victim by night and drink The blood of a child broken neck Expires unrolling, torn astound, shadows spreading throughout the land Freeing the evils and saints within the wings of my command Into the tower, never close, the lawless, born to bleed The escaping, the strongest one, living heroes, every life The rivers flow with poison, the sins swallow you whole The ghouls that roam this darkened world are thirsting for your throat Unholy inversion of hope, twisting the fate of the meanest in reach Driven in shame by the dark one, to inform the felp that in his wings The undead are among us Tornish regret to their so-called pain Victims by night and drink The blood of a child's broken neck Inspires a growing soul to steal Shadows spreading throughout the land Fading the evils that trade within The weaker might of man Oh, oh, oh</text:p>
          </table:table-cell>
        </table:table-row>
        <table:table-row>
          <table:table-cell office:value-type="string" office:string-value="The Haunted - Hollow Ground">
            <text:p>The Haunted - Hollow Ground</text:p>
          </table:table-cell>
          <table:table-cell office:value-type="string" office:string-value=" Once again I've lost my way Going nowhere fast, I've had to rethink Spend the days in this empty cage, where my soul could dwell I've been holding the sins driven far too well I've been holding the sins driven far too well The cold has turned us down all around To run in the past To watch blood have been spilled I realize it's my destiny, it's my will I will never be as respectful And understand what I will do It's always what they say What the scars on my skin will show I'm not all proud, I said I'm not all proud, I said It's in my mind I'm gonna end all Take the bridges by the hands We're going fast Like a dream Walking on my wings Am I losing my mind? Is it here? My regurgitation's at the front All I know that the answer's not found I know I stand alone on the ground All around guitar solo">
            <text:p> Once again I've lost my way Going nowhere fast, I've had to rethink Spend the days in this empty cage, where my soul could dwell I've been holding the sins driven far too well I've been holding the sins driven far too well The cold has turned us down all around To run in the past To watch blood have been spilled I realize it's my destiny, it's my will I will never be as respectful And understand what I will do It's always what they say What the scars on my skin will show I'm not all proud, I said I'm not all proud, I said It's in my mind I'm gonna end all Take the bridges by the hands We're going fast Like a dream Walking on my wings Am I losing my mind? Is it here? My regurgitation's at the front All I know that the answer's not found I know I stand alone on the ground All around guitar solo</text:p>
          </table:table-cell>
        </table:table-row>
        <table:table-row>
          <table:table-cell office:value-type="string" office:string-value="Wintersun - Beyond the Dark Sun">
            <text:p>Wintersun - Beyond the Dark Sun</text:p>
          </table:table-cell>
          <table:table-cell office:value-type="string" office:string-value=" 🎵 For years I have traveled in coldness But my heart is warm as the darkened sun above me Nothing can ever take away what I've seen with these tired eyes Face of the weeping night At the shade of the fading light Face of the weeping night The dawn will never rise again for my eyes When I will never sleep again I've lost my own time after time Just the light has vanished from the sky Now when the darkness has become part of me I've come to let my shadows free Cause I never look behind I never try to find Something that could have made me one Now when the shadows take in control of me I got to have my shadow free Cause I never looked behind I never tried to find Something after that made me one Something that I could reach the sun">
            <text:p> 🎵 For years I have traveled in coldness But my heart is warm as the darkened sun above me Nothing can ever take away what I've seen with these tired eyes Face of the weeping night At the shade of the fading light Face of the weeping night The dawn will never rise again for my eyes When I will never sleep again I've lost my own time after time Just the light has vanished from the sky Now when the darkness has become part of me I've come to let my shadows free Cause I never look behind I never try to find Something that could have made me one Now when the shadows take in control of me I got to have my shadow free Cause I never looked behind I never tried to find Something after that made me one Something that I could reach the sun</text:p>
          </table:table-cell>
        </table:table-row>
        <table:table-row>
          <table:table-cell office:value-type="string" office:string-value="Wolfheart - Ghost of Karelia">
            <text:p>Wolfheart - Ghost of Karelia</text:p>
          </table:table-cell>
          <table:table-cell office:value-type="string" office:string-value=" 🎵 In the heat of warfare, there's a lot in the woods To founce the bright red dawn The blood of all the battlefields, no armor or shield Shall defend from the pain of the winter dawn Dreams are not what I say As the day is moving forward In the light of the storm Like my blood, like my blood is of the war Let's fight for defense With the blood in order shall be born Jokes of blood, blood and snow Night in the name of vengeance For the blood of retaliation We stand to defend We start with defiance In the light of the storm Like my brother, I'm gonna turn the world And fly On the days with the blood In the hands of the Lord We'll be right back. We're gonna be the biggest Perfectly judged The cold, the proud The frozen soil What the night We'll see you next time.">
            <text:p> 🎵 In the heat of warfare, there's a lot in the woods To founce the bright red dawn The blood of all the battlefields, no armor or shield Shall defend from the pain of the winter dawn Dreams are not what I say As the day is moving forward In the light of the storm Like my blood, like my blood is of the war Let's fight for defense With the blood in order shall be born Jokes of blood, blood and snow Night in the name of vengeance For the blood of retaliation We stand to defend We start with defiance In the light of the storm Like my brother, I'm gonna turn the world And fly On the days with the blood In the hands of the Lord We'll be right back. We're gonna be the biggest Perfectly judged The cold, the proud The frozen soil What the night We'll see you next time.</text:p>
          </table:table-cell>
        </table:table-row>
      </table:table>
      <table:table table:name="demucs_mdx_extra___grindcore_deathgrind_powerviolenc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Death Toll 80k - No Escape">
            <text:p>Death Toll 80k - No Escape</text:p>
          </table:table-cell>
          <table:table-cell office:value-type="string" office:string-value=" I'm sorry. I don't know. I'm sorry. Oh, oh, oh, oh, oh, oh, oh, oh, oh, oh, oh, oh, oh, oh, oh, oh, oh, oh, oh, oh, oh, oh, Thank you. I'm sorry.">
            <text:p> I'm sorry. I don't know. I'm sorry. Oh, oh, oh, oh, oh, oh, oh, oh, oh, oh, oh, oh, oh, oh, oh, oh, oh, oh, oh, oh, oh, oh, Thank you. I'm sorry.</text:p>
          </table:table-cell>
        </table:table-row>
        <table:table-row>
          <table:table-cell office:value-type="string" office:string-value="Gravesend - End of the Line">
            <text:p>Gravesend - End of the Line</text:p>
          </table:table-cell>
          <table:table-cell office:value-type="string" office:string-value=" Thank you. Thank you. Oh, oh, oh, oh, oh. Get the mother book. Never be a risky. It's only thing to do. It's only thing to do. Oh.">
            <text:p> Thank you. Thank you. Oh, oh, oh, oh, oh. Get the mother book. Never be a risky. It's only thing to do. It's only thing to do. Oh.</text:p>
          </table:table-cell>
        </table:table-row>
        <table:table-row>
          <table:table-cell office:value-type="string" office:string-value="Insect Warfare - Human Trafficking">
            <text:p>Insect Warfare - Human Trafficking</text:p>
          </table:table-cell>
          <table:table-cell office:value-type="string" office:string-value=" Oh, oh, yeah. Oh, oh, yeah. Oh, oh, yeah. Oh, oh, yeah. Oh, oh, yeah. Oh, oh, yeah. Oh, oh, yeah. Oh, oh, yeah. Oh, oh, yeah. Oh, oh, yeah. Oh, oh, yeah. Oh, oh, yeah. Oh, oh, yeah. Oh, oh, yeah. Oh, oh, yeah. Oh, oh, yeah. Oh, oh, yeah. Oh, oh, yeah. Oh, oh, yeah. Oh, oh, yeah. Oh, oh, yeah. Oh, oh, yeah. I want to go out, I want to go out, I want to go out. I don't know.">
            <text:p> Oh, oh, yeah. Oh, oh, yeah. Oh, oh, yeah. Oh, oh, yeah. Oh, oh, yeah. Oh, oh, yeah. Oh, oh, yeah. Oh, oh, yeah. Oh, oh, yeah. Oh, oh, yeah. Oh, oh, yeah. Oh, oh, yeah. Oh, oh, yeah. Oh, oh, yeah. Oh, oh, yeah. Oh, oh, yeah. Oh, oh, yeah. Oh, oh, yeah. Oh, oh, yeah. Oh, oh, yeah. Oh, oh, yeah. Oh, oh, yeah. I want to go out, I want to go out, I want to go out. I don't know.</text:p>
          </table:table-cell>
        </table:table-row>
        <table:table-row>
          <table:table-cell office:value-type="string" office:string-value="Agoraphobic Nosebleed - Repercussions in the Life of an Opportunistic, Pseudo Intellectual Jackass">
            <text:p>Agoraphobic Nosebleed - Repercussions in the Life of an Opportunistic, Pseudo Intellectual Jackass</text:p>
          </table:table-cell>
          <table:table-cell office:value-type="string" office:string-value=" I am a part of your society. You are not going to stand and talk about people's things. And you don't. You don't. You don't. You don't think you can do anything against the white, black, and immigrant people of your land. You can't do it. You are stupid! You are stupid! You are stupid! You are stupid! Hey, cut. Give me a call back when you get it. Wait. Thank you. Thank you.">
            <text:p> I am a part of your society. You are not going to stand and talk about people's things. And you don't. You don't. You don't. You don't think you can do anything against the white, black, and immigrant people of your land. You can't do it. You are stupid! You are stupid! You are stupid! You are stupid! Hey, cut. Give me a call back when you get it. Wait. Thank you. Thank you.</text:p>
          </table:table-cell>
        </table:table-row>
        <table:table-row>
          <table:table-cell office:value-type="string" office:string-value="Anal Cunt - Crankin’ My Bands Demo on a Box at the Beach">
            <text:p>Anal Cunt - Crankin’ My Bands Demo on a Box at the Beach</text:p>
          </table:table-cell>
          <table:table-cell office:value-type="string" office:string-value=" Ow! Ow! Ow! I'm on a beach, crack a mother, so the bitches know where the hell's the road. The pussy's got it all, just hit the road. It's what the best man's doing. I like you. I like you, too. I need some pussy. I'm on a county road, where I'm crack a mother, and I'm on a box of the beach. I'm a man of the world, I'm a man of the world. I'm a man of the world, I'm a man of the world. I'm a man of the world. I'm getting high and clean. There's a lot of pictures left to walk in front of me in the back of my vehicle. I leave the metal. I leave the pussy. I don't want to drink. I want to live a life where no one else can know who I am. I'm going to be. When I'm on a double, I'm going to be. I'm a monster, I'm a monster, I'm a monster. I'm a monster, I'm a monster. I see you there. We are talking to you. Go ahead and drive you to the back of my van. I can see you. Thank you. I'm out of this game I'll tell you what I know You know where it doesn't feel so strong But since I want you back home I like you I love you, my child. Shabba boba! Shabba boba! Wow!">
            <text:p> Ow! Ow! Ow! I'm on a beach, crack a mother, so the bitches know where the hell's the road. The pussy's got it all, just hit the road. It's what the best man's doing. I like you. I like you, too. I need some pussy. I'm on a county road, where I'm crack a mother, and I'm on a box of the beach. I'm a man of the world, I'm a man of the world. I'm a man of the world, I'm a man of the world. I'm a man of the world. I'm getting high and clean. There's a lot of pictures left to walk in front of me in the back of my vehicle. I leave the metal. I leave the pussy. I don't want to drink. I want to live a life where no one else can know who I am. I'm going to be. When I'm on a double, I'm going to be. I'm a monster, I'm a monster, I'm a monster. I'm a monster, I'm a monster. I see you there. We are talking to you. Go ahead and drive you to the back of my van. I can see you. Thank you. I'm out of this game I'll tell you what I know You know where it doesn't feel so strong But since I want you back home I like you I love you, my child. Shabba boba! Shabba boba! Wow!</text:p>
          </table:table-cell>
        </table:table-row>
        <table:table-row>
          <table:table-cell office:value-type="string" office:string-value="Antigama - Underterminate">
            <text:p>Antigama - Underterminate</text:p>
          </table:table-cell>
          <table:table-cell office:value-type="string" office:string-valu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Mother is dead! You suffocate your same child in the mirror of your mavericks! Mother is dead! I lie! I'm not the one who's going to lose. The father of your video game. I'm not the one who's going to lose. It's time to get here. I'm not the one who's going to lose. I'm not the one who's going to lose. Maybe you've got to end the game. I have a lot of support But you must stay with me After the war When the war is gone When the war is gone">
            <text:p>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Mother is dead! You suffocate your same child in the mirror of your mavericks! Mother is dead! I lie! I'm not the one who's going to lose. The father of your video game. I'm not the one who's going to lose. It's time to get here. I'm not the one who's going to lose. I'm not the one who's going to lose. Maybe you've got to end the game. I have a lot of support But you must stay with me After the war When the war is gone When the war is gone</text:p>
          </table:table-cell>
        </table:table-row>
        <table:table-row>
          <table:table-cell office:value-type="string" office:string-value="Assück - Civilization Comes, Civilization Goes">
            <text:p>Assück - Civilization Comes, Civilization Goes</text:p>
          </table:table-cell>
          <table:table-cell office:value-type="string" office:string-value=" Thank you. When so many fans Uncivilized Rather close my eyes">
            <text:p> Thank you. When so many fans Uncivilized Rather close my eyes</text:p>
          </table:table-cell>
        </table:table-row>
        <table:table-row>
          <table:table-cell office:value-type="string" office:string-value="Brutal Truth - Regression-Progression">
            <text:p>Brutal Truth - Regression-Progression</text:p>
          </table:table-cell>
          <table:table-cell office:value-type="string" office:string-value=" I'm sorry. Thank you. Thank you. My sweat burns I'm on the run I'm on the run I'm on the run I'm on the run I'm on the run I'm on the run I'm on the run Here, I'm raised to war As a king, I'm very good I'm dead and I'm not a dog Here, my dream is set to die I'm sorry. Thank you.">
            <text:p> I'm sorry. Thank you. Thank you. My sweat burns I'm on the run I'm on the run I'm on the run I'm on the run I'm on the run I'm on the run I'm on the run Here, I'm raised to war As a king, I'm very good I'm dead and I'm not a dog Here, my dream is set to die I'm sorry. Thank you.</text:p>
          </table:table-cell>
        </table:table-row>
        <table:table-row>
          <table:table-cell office:value-type="string" office:string-value="Contrastic - Sex with Four Walls">
            <text:p>Contrastic - Sex with Four Walls</text:p>
          </table:table-cell>
          <table:table-cell office:value-type="string" office:string-value=" Thank you. Perfect! It's the idea of some room! It's so perfect! It's not without other person! It's so perfect! It's the idea of some room! It's so perfect! It's not without other person! It's so perfect! It's the idea of some room! It's so perfect! It's the idea of some room! It's so perfect! It's the idea of some room! It's so perfect! It's the idea of some room! It's so perfect! It's the idea of some room! It's so perfect! It's the idea of some room! It's so perfect! It's the idea of some room! It's so perfect! It's the idea of some room! It's so perfect! It's the idea of some room! It's so perfect! It's the idea of some room! It's so perfect! It's a toast. It's a toast. It's a toast. It's a toast. It's a toast. It's a toast. I just can't take time to think about every corner. Oh, yes. I'm cold. I'm fast. I'm all over the place now. I'm all over the place now. I just can't take time to think about every corner. Oh, yes. I'm all over the place now. I'm all over the place now. I'm all over the place now. I'm sorry. I'm going to tell you what I'm going to tell you. I'm going to have to go to bed. I am D&amp;D. LASER! I am Fancy Vortex. As you can hear, that's your message. LASER! I am Fancy Vortex. You are Fancy Vortex. I am Fancy Vortex. I am Fancy Vortex.">
            <text:p> Thank you. Perfect! It's the idea of some room! It's so perfect! It's not without other person! It's so perfect! It's the idea of some room! It's so perfect! It's not without other person! It's so perfect! It's the idea of some room! It's so perfect! It's the idea of some room! It's so perfect! It's the idea of some room! It's so perfect! It's the idea of some room! It's so perfect! It's the idea of some room! It's so perfect! It's the idea of some room! It's so perfect! It's the idea of some room! It's so perfect! It's the idea of some room! It's so perfect! It's the idea of some room! It's so perfect! It's the idea of some room! It's so perfect! It's a toast. It's a toast. It's a toast. It's a toast. It's a toast. It's a toast. I just can't take time to think about every corner. Oh, yes. I'm cold. I'm fast. I'm all over the place now. I'm all over the place now. I just can't take time to think about every corner. Oh, yes. I'm all over the place now. I'm all over the place now. I'm all over the place now. I'm sorry. I'm going to tell you what I'm going to tell you. I'm going to have to go to bed. I am D&amp;D. LASER! I am Fancy Vortex. As you can hear, that's your message. LASER! I am Fancy Vortex. You are Fancy Vortex. I am Fancy Vortex. I am Fancy Vortex.</text:p>
          </table:table-cell>
        </table:table-row>
        <table:table-row>
          <table:table-cell office:value-type="string" office:string-value="Discordance Axis - The End of Rebirth">
            <text:p>Discordance Axis - The End of Rebirth</text:p>
          </table:table-cell>
          <table:table-cell office:value-type="string" office:string-value=" God is watching us, and he's watching us. He's watching us now. He's watching us now. God is watching us now. He's watching us now. He's watching us now. He's watching us now. I'm not going to die. I'm sorry.">
            <text:p> God is watching us, and he's watching us. He's watching us now. He's watching us now. God is watching us now. He's watching us now. He's watching us now. He's watching us now. I'm not going to die. I'm sorry.</text:p>
          </table:table-cell>
        </table:table-row>
        <table:table-row>
          <table:table-cell office:value-type="string" office:string-value="Extreme Noise Terror - Being and Nothing">
            <text:p>Extreme Noise Terror - Being and Nothing</text:p>
          </table:table-cell>
          <table:table-cell office:value-type="string" office:string-value=" I'm going to have to go. The calendar! The calendar! The last of time! The year of the bird! I'm sorry. I'm not for fun. It's not. I'm ready to jump off.">
            <text:p> I'm going to have to go. The calendar! The calendar! The last of time! The year of the bird! I'm sorry. I'm not for fun. It's not. I'm ready to jump off.</text:p>
          </table:table-cell>
        </table:table-row>
        <table:table-row>
          <table:table-cell office:value-type="string" office:string-value="Feastem - Sick">
            <text:p>Feastem - Sick</text:p>
          </table:table-cell>
          <table:table-cell office:value-type="string" office:string-value=" We are part of the AI, we are the We're playing for this world, we're making ourselves feel We're a part of the earth, we are a beginning Suck it in, one more time, living in personal time. Time. Time. Time. Time. I">
            <text:p> We are part of the AI, we are the We're playing for this world, we're making ourselves feel We're a part of the earth, we are a beginning Suck it in, one more time, living in personal time. Time. Time. Time. Time. I</text:p>
          </table:table-cell>
        </table:table-row>
        <table:table-row>
          <table:table-cell office:value-type="string" office:string-value="Leng Tch'e - The Fist of the Leng Tch'e">
            <text:p>Leng Tch'e - The Fist of the Leng Tch'e</text:p>
          </table:table-cell>
          <table:table-cell office:value-type="string" office:string-value=" Ah! music This is the fucking fest, this is how all the bagels came from Dutty This is our recent degree, fucking month of a drag With all the loyal senses, we're still the likes of man You have a load of shit music, we're still the ones that count Must I alter my vices? Must I undo my obsession? What has I done to deserve my own kind of sin? YOU SICK KID!">
            <text:p> Ah! music This is the fucking fest, this is how all the bagels came from Dutty This is our recent degree, fucking month of a drag With all the loyal senses, we're still the likes of man You have a load of shit music, we're still the ones that count Must I alter my vices? Must I undo my obsession? What has I done to deserve my own kind of sin? YOU SICK KID!</text:p>
          </table:table-cell>
        </table:table-row>
        <table:table-row>
          <table:table-cell office:value-type="string" office:string-value="Magrudergrind - Siphon Then Slit">
            <text:p>Magrudergrind - Siphon Then Slit</text:p>
          </table:table-cell>
          <table:table-cell office:value-type="string" office:string-value=" I don't know. Thank you.">
            <text:p> I don't know. Thank you.</text:p>
          </table:table-cell>
        </table:table-row>
        <table:table-row>
          <table:table-cell office:value-type="string" office:string-value="Nails - You Will Never Be One of Us">
            <text:p>Nails - You Will Never Be One of Us</text:p>
          </table:table-cell>
          <table:table-cell office:value-type="string" office:string-value=" You will never be one of us. I'm not your dad, you're fucking what? You're very what? It's a fucking god! You'll never be what I'm soft! I'll bite not your head! I'll bite not your head! Your truth, your choice, you're a different man than one of us. Stop being disguised, you're a different man than one of us. I'm not fucking with you, you can't break up my heart. Your truth, your choice, you're a different man than one of us. Stop being disguised, you're a different man than one of us.">
            <text:p> You will never be one of us. I'm not your dad, you're fucking what? You're very what? It's a fucking god! You'll never be what I'm soft! I'll bite not your head! I'll bite not your head! Your truth, your choice, you're a different man than one of us. Stop being disguised, you're a different man than one of us. I'm not fucking with you, you can't break up my heart. Your truth, your choice, you're a different man than one of us. Stop being disguised, you're a different man than one of us.</text:p>
          </table:table-cell>
        </table:table-row>
        <table:table-row>
          <table:table-cell office:value-type="string" office:string-value="Napalm Death - You Suffer">
            <text:p>Napalm Death - You Suffer</text:p>
          </table:table-cell>
          <table:table-cell office:value-type="string" office:string-value=" Bye.">
            <text:p> Bye.</text:p>
          </table:table-cell>
        </table:table-row>
        <table:table-row>
          <table:table-cell office:value-type="string" office:string-value="Nasum - This is...">
            <text:p>Nasum - This is...</text:p>
          </table:table-cell>
          <table:table-cell office:value-type="string" office:string-value=" This is what it's all about, this is what we play, this is what we make your day, this is the......Spinning! This is what it's all about, this is what we play, this is what we make your day, this is the......Spinning! Yes!">
            <text:p> This is what it's all about, this is what we play, this is what we make your day, this is the......Spinning! This is what it's all about, this is what we play, this is what we make your day, this is the......Spinning! Yes!</text:p>
          </table:table-cell>
        </table:table-row>
        <table:table-row>
          <table:table-cell office:value-type="string" office:string-value="No One Knows What The Dead Think - Autumn Flower">
            <text:p>No One Knows What The Dead Think - Autumn Flower</text:p>
          </table:table-cell>
          <table:table-cell office:value-type="string" office:string-value=" Pop pop pills, let's go! We're the fucking ones, come on, get out of this world! Change the goddamn world, now! Say your prayers, let's play it alive! I'm gonna be your child, a child I'm still a widow, just a child I'm sick and dry, it's my life We'll find it on some other page We're going to get it. We're going to get it. Now we're lost. Dying tears Rock with Revolts All the life So you'll see What do you Realize That I Love you And I Love I love you. Thank you.">
            <text:p> Pop pop pills, let's go! We're the fucking ones, come on, get out of this world! Change the goddamn world, now! Say your prayers, let's play it alive! I'm gonna be your child, a child I'm still a widow, just a child I'm sick and dry, it's my life We'll find it on some other page We're going to get it. We're going to get it. Now we're lost. Dying tears Rock with Revolts All the life So you'll see What do you Realize That I Love you And I Love I love you. Thank you.</text:p>
          </table:table-cell>
        </table:table-row>
        <table:table-row>
          <table:table-cell office:value-type="string" office:string-value="Pig Destroyer - Evacuating Heaven">
            <text:p>Pig Destroyer - Evacuating Heaven</text:p>
          </table:table-cell>
          <table:table-cell office:value-type="string" office:string-value=" Just die, Saturday! For the one boy! Just don't want to! We all are not done today! No, that's enough! That's enough time!">
            <text:p> Just die, Saturday! For the one boy! Just don't want to! We all are not done today! No, that's enough! That's enough time!</text:p>
          </table:table-cell>
        </table:table-row>
        <table:table-row>
          <table:table-cell office:value-type="string" office:string-value="P.L.F. - Ultimate Whirlwind of Incineration">
            <text:p>P.L.F. - Ultimate Whirlwind of Incineration</text:p>
          </table:table-cell>
          <table:table-cell office:value-type="string" office:string-value=" The The The The The The human world is a global war. More than 5,000. But it's not. The thing that's in the land is the problem that we're facing. What's our food? Don't you know that? We're living in a world where we have to eat and drink. That's a good one. You're fine. Okay, oh my god. We have lots of air. We're in the middle of a water wave. I'm going to go to my box. Oh my god. I'm going to take a good look at the new one. It won't be long.">
            <text:p> The The The The The The human world is a global war. More than 5,000. But it's not. The thing that's in the land is the problem that we're facing. What's our food? Don't you know that? We're living in a world where we have to eat and drink. That's a good one. You're fine. Okay, oh my god. We have lots of air. We're in the middle of a water wave. I'm going to go to my box. Oh my god. I'm going to take a good look at the new one. It won't be long.</text:p>
          </table:table-cell>
        </table:table-row>
        <table:table-row>
          <table:table-cell office:value-type="string" office:string-value="Repulsion - Horrified">
            <text:p>Repulsion - Horrified</text:p>
          </table:table-cell>
          <table:table-cell office:value-type="string" office:string-value=" B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 I Horrified! Born lost in such a mind, you live on hellish dreams Feel more unlucky, I'm a bitch, you can't see Married, naughty, indigent, dark, deceptive, kind of jerk You try to scream, well, not a soul can hear Vandalized, pocket-dressed, inside a jeep, cattle-dressed, rabbit-hanging Screams, they love to sing and get it Horrified! Horrified! Deep within your consciousness, the world is unleashed. Stared to the face of death, I was confused and pleased. But the pills inside your brain, it's about to explode. Blood streams from your head, the lion still exists. Or fly Or fly Or fly Or fly Fuck Thank you.">
            <text:p> B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 I Horrified! Born lost in such a mind, you live on hellish dreams Feel more unlucky, I'm a bitch, you can't see Married, naughty, indigent, dark, deceptive, kind of jerk You try to scream, well, not a soul can hear Vandalized, pocket-dressed, inside a jeep, cattle-dressed, rabbit-hanging Screams, they love to sing and get it Horrified! Horrified! Deep within your consciousness, the world is unleashed. Stared to the face of death, I was confused and pleased. But the pills inside your brain, it's about to explode. Blood streams from your head, the lion still exists. Or fly Or fly Or fly Or fly Fuck Thank you.</text:p>
          </table:table-cell>
        </table:table-row>
        <table:table-row>
          <table:table-cell office:value-type="string" office:string-value="Rotten Sound - Sharing">
            <text:p>Rotten Sound - Sharing</text:p>
          </table:table-cell>
          <table:table-cell office:value-type="string" office:string-value=" I am this, this, what is what, what is this, this, this This is the part of the fire that I'm going to burn But in the end, we are lost I'm the king of kings, and what we think we're all going to be But in the end, we are lost But in the end, we are lost Into the land where we're lost There is a part of the reason But in the end, we are lost If the accurate war will be the first, so call your name. The now unordered, Claim of conspiracies, the truth is more shameful One person never gives away the privilege, the privilege Let's vote before sharing this carry Building fences and robots On to the second future of The privileged The privileged The privileged God damn alive">
            <text:p> I am this, this, what is what, what is this, this, this This is the part of the fire that I'm going to burn But in the end, we are lost I'm the king of kings, and what we think we're all going to be But in the end, we are lost But in the end, we are lost Into the land where we're lost There is a part of the reason But in the end, we are lost If the accurate war will be the first, so call your name. The now unordered, Claim of conspiracies, the truth is more shameful One person never gives away the privilege, the privilege Let's vote before sharing this carry Building fences and robots On to the second future of The privileged The privileged The privileged God damn alive</text:p>
          </table:table-cell>
        </table:table-row>
        <table:table-row>
          <table:table-cell office:value-type="string" office:string-value="Terrorizer - Fear of Napalm">
            <text:p>Terrorizer - Fear of Napalm</text:p>
          </table:table-cell>
          <table:table-cell office:value-type="string" office:string-value=" Thank you. Thank you. Thank you. It's time to die! I'm a man. Thank you. Thank you.">
            <text:p> Thank you. Thank you. Thank you. It's time to die! I'm a man. Thank you. Thank you.</text:p>
          </table:table-cell>
        </table:table-row>
        <table:table-row>
          <table:table-cell office:value-type="string" office:string-value="Trap Them - Hellionaires">
            <text:p>Trap Them - Hellionaires</text:p>
          </table:table-cell>
          <table:table-cell office:value-type="string" office:string-value=" Thank you. We're just in the middle of death Let's come at the end Take all your lovers and control my mind And I hope God together And I hope God together That I hope God to turn It's a dark night of night I hear the yield jazz It's all my own way to die I raise my hand against the door The world is always there I raise my hand against the door I raise my hand against the door It feels like I'm dead So I have made a challenge With the odds of the rubble Yet to triumph Not the Adam of God And to know who always will be trying to talk, who will say they've always had. Who always will be lost for thought, to choose what they can. God! I am! I am! I am! I am the God! I'm a big fat dick, and my bum's gonna get kicked in, making my legs all jacked when it's on, and I pray I'm fucking better anyway. I'm going to fucking batter everyone with a name. It's the name of the kids' red cars. It's the name of the failures. It's the name of the people alone. All of us has-beens. All of us have all kinds. One of us created a name of Oliver Dorn! Oliver Dorn! We're billionaire blood!">
            <text:p> Thank you. We're just in the middle of death Let's come at the end Take all your lovers and control my mind And I hope God together And I hope God together That I hope God to turn It's a dark night of night I hear the yield jazz It's all my own way to die I raise my hand against the door The world is always there I raise my hand against the door I raise my hand against the door It feels like I'm dead So I have made a challenge With the odds of the rubble Yet to triumph Not the Adam of God And to know who always will be trying to talk, who will say they've always had. Who always will be lost for thought, to choose what they can. God! I am! I am! I am! I am the God! I'm a big fat dick, and my bum's gonna get kicked in, making my legs all jacked when it's on, and I pray I'm fucking better anyway. I'm going to fucking batter everyone with a name. It's the name of the kids' red cars. It's the name of the failures. It's the name of the people alone. All of us has-beens. All of us have all kinds. One of us created a name of Oliver Dorn! Oliver Dorn! We're billionaire blood!</text:p>
          </table:table-cell>
        </table:table-row>
        <table:table-row>
          <table:table-cell office:value-type="string" office:string-value="Wormrot - Deceased Occupation">
            <text:p>Wormrot - Deceased Occupation</text:p>
          </table:table-cell>
          <table:table-cell office:value-type="string" office:string-value=" No! Oh, that's not a good thing. That's not a good thing. No! That's not a good thing. That's not a good thing. No, that's not a good thing. That's not a good thing. That's not a good thing. That's not a good thing. That's not a good thing. No! That's not a good thing. That's not a good thing. Man will come down, and he will deliver us from our sin. Death of death, which day has come? Death, which day has come? Yeah. Yeah. Yeah. Yeah. Oh.">
            <text:p> No! Oh, that's not a good thing. That's not a good thing. No! That's not a good thing. That's not a good thing. No, that's not a good thing. That's not a good thing. That's not a good thing. That's not a good thing. That's not a good thing. No! That's not a good thing. That's not a good thing. Man will come down, and he will deliver us from our sin. Death of death, which day has come? Death, which day has come? Yeah. Yeah. Yeah. Yeah. Oh.</text:p>
          </table:table-cell>
        </table:table-row>
      </table:table>
      <table:table table:name="demucs_mdx_extra___deathcore_metal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crania - Disillusion in a Discordant System">
            <text:p>Acrania - Disillusion in a Discordant System</text:p>
          </table:table-cell>
          <table:table-cell office:value-type="string" office:string-value=" To neglect and to... See, he's taking traction, both of us are pathetic. Why don't you take your thumb and smash it where your pockets are? It's here I can serve myself, single-minded, but you're mad at your mother. You have always been a cyber-fascist, no cunt! Short or long, I'll untie your fire and throw it as we protest. I'm a young white boy, I'm a lot like a fucking man, you're fucked, just devastation. Don't be so bummed by what you're not good for, Max is like, But only to be needed to reach the end of the open eye, The only thing you need to do is only take the chance, You're nothing but a hater! You're arrested for profit! Funny funny, stop the bliss, Fuck off, now, Funny funny, stop the bliss, Funny funny, stop the bliss, Funny funny, stop the bliss, You're detained for profit! You're taken for gold and for a bag of gold, So fuck what you're fucking stoned! I can't stop the God BADAAAAC From the pedestal of Miltroth It is night It's very silly Don't you even remember the love that they've accepted I sold you No Holy scoreboard Corner Fuck You All that Our point Is Made Our point is MAAAAAAAID Send them to the slaughterhouse! Thank you.">
            <text:p> To neglect and to... See, he's taking traction, both of us are pathetic. Why don't you take your thumb and smash it where your pockets are? It's here I can serve myself, single-minded, but you're mad at your mother. You have always been a cyber-fascist, no cunt! Short or long, I'll untie your fire and throw it as we protest. I'm a young white boy, I'm a lot like a fucking man, you're fucked, just devastation. Don't be so bummed by what you're not good for, Max is like, But only to be needed to reach the end of the open eye, The only thing you need to do is only take the chance, You're nothing but a hater! You're arrested for profit! Funny funny, stop the bliss, Fuck off, now, Funny funny, stop the bliss, Funny funny, stop the bliss, Funny funny, stop the bliss, You're detained for profit! You're taken for gold and for a bag of gold, So fuck what you're fucking stoned! I can't stop the God BADAAAAC From the pedestal of Miltroth It is night It's very silly Don't you even remember the love that they've accepted I sold you No Holy scoreboard Corner Fuck You All that Our point Is Made Our point is MAAAAAAAID Send them to the slaughterhouse! Thank you.</text:p>
          </table:table-cell>
        </table:table-row>
        <table:table-row>
          <table:table-cell office:value-type="string" office:string-value="AngelMaker - What I Would Give">
            <text:p>AngelMaker - What I Would Give</text:p>
          </table:table-cell>
          <table:table-cell office:value-type="string" office:string-value=" You don't love me. Because... You love me. You love me. You love me. I will take my life for you What I will give to see the morning coming What I will take to save us from this finish The red bus tram is done for I won't do that Am I good? So far for you I will take all the pain I will take all the pain I'm 12 years old and I'm a dog, I can't do no more I trade my soul for your shivers in the blood I'm very happy to be blue Overwhelmed by happiness, I long to see you In a doctor's time, or in a doctor's day I'll trust every man I was blessed with your face For so many years, I watched as you were Unable to help, I cut in the shell Just make all your friends Wait on your chance To look like my dad To allow your best Just give you a break To help I wouldn't leave Just give you a break Just give you a break Yeah, but all this life is bittersweet. Maybe we should use it. Eat something! No more things that's worse than the best of it. Life is the enemy. No more things that's worse than the best of it. We'll save no one. We'll save no one. Don't forget to commit. The excess like things in the back of the head. Eat a sister, eat something, do it all. Come back when you're confident. Eat a little more. Break the mojo. Get more drink. What I would get. To wear your vise again I take this knife And set my own throat What I would give To feel your touch again I take this gun Crack it back and bolt Please lend me all your pain So I can take it to the grave It's so as I could live Rock and flow is triumphantly Carry this torch for me Like a wave from misery If I could suffer for you You would take all the pain you've been through I'd play the sound of some guitar again I'd trade my soul for your semen skin the blood over all the happiness I long to see you in a doctor's time or in a doctor's day I'll still see you when I'm with you when I'm with you Thank you.">
            <text:p> You don't love me. Because... You love me. You love me. You love me. I will take my life for you What I will give to see the morning coming What I will take to save us from this finish The red bus tram is done for I won't do that Am I good? So far for you I will take all the pain I will take all the pain I'm 12 years old and I'm a dog, I can't do no more I trade my soul for your shivers in the blood I'm very happy to be blue Overwhelmed by happiness, I long to see you In a doctor's time, or in a doctor's day I'll trust every man I was blessed with your face For so many years, I watched as you were Unable to help, I cut in the shell Just make all your friends Wait on your chance To look like my dad To allow your best Just give you a break To help I wouldn't leave Just give you a break Just give you a break Yeah, but all this life is bittersweet. Maybe we should use it. Eat something! No more things that's worse than the best of it. Life is the enemy. No more things that's worse than the best of it. We'll save no one. We'll save no one. Don't forget to commit. The excess like things in the back of the head. Eat a sister, eat something, do it all. Come back when you're confident. Eat a little more. Break the mojo. Get more drink. What I would get. To wear your vise again I take this knife And set my own throat What I would give To feel your touch again I take this gun Crack it back and bolt Please lend me all your pain So I can take it to the grave It's so as I could live Rock and flow is triumphantly Carry this torch for me Like a wave from misery If I could suffer for you You would take all the pain you've been through I'd play the sound of some guitar again I'd trade my soul for your semen skin the blood over all the happiness I long to see you in a doctor's time or in a doctor's day I'll still see you when I'm with you when I'm with you Thank you.</text:p>
          </table:table-cell>
        </table:table-row>
        <table:table-row>
          <table:table-cell office:value-type="string" office:string-value="August Burns Red - Composure">
            <text:p>August Burns Red - Composure</text:p>
          </table:table-cell>
          <table:table-cell office:value-type="string" office:string-value=" I'm sorry. You've got the scars to prove it It's not the first time That they're getting saved for Falling together Pounding up your scars Oh, sound those wings Tell me, let's see how you come! It's not the first time! We're there! Getting deeper! More and more! Your demeanor looks like Quixote! More and more! You're the main arc! Looks like quicksand! It seems like you're giving up! Giving up on everything you want for! It seems like you're giving up! Giving up on everything you want for It's pulling you under, it's clipping you out your soul It's pulling you under, it's clipping you out your soul It seems like you're giving up on everything Life can be Robo will be! But don't turn you back on! The song is trite! You'll never run! You'll never live! They have always been there! To all! Place your fall! We are going to the bell. We've got to roll, like the league. We are going to the bell. We've got to roll, like the league. We are going to the bell. We've got to roll, like the league. We are going to the bell. We've got to roll, like the league. We've got some hope left to leave. We've got some hope left to leave. It's time to kick some ass. Thank you.">
            <text:p> I'm sorry. You've got the scars to prove it It's not the first time That they're getting saved for Falling together Pounding up your scars Oh, sound those wings Tell me, let's see how you come! It's not the first time! We're there! Getting deeper! More and more! Your demeanor looks like Quixote! More and more! You're the main arc! Looks like quicksand! It seems like you're giving up! Giving up on everything you want for! It seems like you're giving up! Giving up on everything you want for It's pulling you under, it's clipping you out your soul It's pulling you under, it's clipping you out your soul It seems like you're giving up on everything Life can be Robo will be! But don't turn you back on! The song is trite! You'll never run! You'll never live! They have always been there! To all! Place your fall! We are going to the bell. We've got to roll, like the league. We are going to the bell. We've got to roll, like the league. We are going to the bell. We've got to roll, like the league. We are going to the bell. We've got to roll, like the league. We've got some hope left to leave. We've got some hope left to leave. It's time to kick some ass. Thank you.</text:p>
          </table:table-cell>
        </table:table-row>
        <table:table-row>
          <table:table-cell office:value-type="string" office:string-value="All Shall Perish - Eradication">
            <text:p>All Shall Perish - Eradication</text:p>
          </table:table-cell>
          <table:table-cell office:value-type="string" office:string-value=" The The The The The The The The The The The The The The The The The The The The The The The The The The The The The I'm in death's life It's impossible to end this life So much in your life It's always fun But be this We'll keep it tight Till all the books are out Books are dead tight You'll find your pleasure The fucking smokey fight! The fucking smokey fight! The fucking smokey fire! It's a beating but the smile's well To begin Although that truly was a DIAMOND No place to show you It will contrast me You soon to see I was A two-nought But a person That needs to be DUMBLE The mere best ones have not for me! Ow! To your discretion You decide Your own divine Go Be a passion For the few life you have known and found I'm sorry. The Disclosure! I am the Father of Fear! Your souls have been cut off! You will defy! The Thraxian's Mordred's defy! IN REDEMPTION!">
            <text:p> The The The The The The The The The The The The The The The The The The The The The The The The The The The The The I'm in death's life It's impossible to end this life So much in your life It's always fun But be this We'll keep it tight Till all the books are out Books are dead tight You'll find your pleasure The fucking smokey fight! The fucking smokey fight! The fucking smokey fire! It's a beating but the smile's well To begin Although that truly was a DIAMOND No place to show you It will contrast me You soon to see I was A two-nought But a person That needs to be DUMBLE The mere best ones have not for me! Ow! To your discretion You decide Your own divine Go Be a passion For the few life you have known and found I'm sorry. The Disclosure! I am the Father of Fear! Your souls have been cut off! You will defy! The Thraxian's Mordred's defy! IN REDEMPTION!</text:p>
          </table:table-cell>
        </table:table-row>
        <table:table-row>
          <table:table-cell office:value-type="string" office:string-value="Born of Osiris - Abstract Art">
            <text:p>Born of Osiris - Abstract Art</text:p>
          </table:table-cell>
          <table:table-cell office:value-type="string" office:string-value=" I'm sorry. The death is my confession You've been so persecuted Get off the phone I'm sorry. I'm just a monster, you're just a black You had the heart, Western Cloak and session Session destroyed I'm going to get you back out. This is over. Red. I'm going to get you back out. This is over. I will I will make you wrong Your life is a bonus No state will bring it back Don't be afraid. Stay away. Don't be afraid. Stay away.">
            <text:p> I'm sorry. The death is my confession You've been so persecuted Get off the phone I'm sorry. I'm just a monster, you're just a black You had the heart, Western Cloak and session Session destroyed I'm going to get you back out. This is over. Red. I'm going to get you back out. This is over. I will I will make you wrong Your life is a bonus No state will bring it back Don't be afraid. Stay away. Don't be afraid. Stay away.</text:p>
          </table:table-cell>
        </table:table-row>
        <table:table-row>
          <table:table-cell office:value-type="string" office:string-value="Bring Me the Horizon - Pray for Plagues">
            <text:p>Bring Me the Horizon - Pray for Plagues</text:p>
          </table:table-cell>
          <table:table-cell office:value-type="string" office:string-value=" I'm sorry. The soul of the sea The soul of the love that she had The way of the kind of the flow The way so loud that it Reforces the truth The last word of God The soul of the sea The last word of Go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Boom! KILL YOUR FUCKING PRISON! I'll kill you! KILL YOUR PRISON! She has a journey to free life! Let's get real filled! She has a journey to free life! Journey to free life! I'm asking you for just one thing. I'm asking you for just one thing. I love you. You thought me! You are a clandestine, and I am one! But I'll kill you tonight! Oh, close your eyes! My friends! Climb this ugly little day! I'm sorry. So clap your hands, slow the sound, of every first one dying now! Watch your lips, first touch your blood, it is most likely life on stone! So clap your hands, slow the sound, of every first one dying now! Watch your lips, first touch your blood, it is most likely life on stone! So clap your hands, slow the sound, of every first one dying now! Watch your lips, first touch your blood, it is most likely life on stone! Kill you! Please let me! This is the Black Owl Ghost Town!">
            <text:p> I'm sorry. The soul of the sea The soul of the love that she had The way of the kind of the flow The way so loud that it Reforces the truth The last word of God The soul of the sea The last word of Go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The end Boom! KILL YOUR FUCKING PRISON! I'll kill you! KILL YOUR PRISON! She has a journey to free life! Let's get real filled! She has a journey to free life! Journey to free life! I'm asking you for just one thing. I'm asking you for just one thing. I love you. You thought me! You are a clandestine, and I am one! But I'll kill you tonight! Oh, close your eyes! My friends! Climb this ugly little day! I'm sorry. So clap your hands, slow the sound, of every first one dying now! Watch your lips, first touch your blood, it is most likely life on stone! So clap your hands, slow the sound, of every first one dying now! Watch your lips, first touch your blood, it is most likely life on stone! So clap your hands, slow the sound, of every first one dying now! Watch your lips, first touch your blood, it is most likely life on stone! Kill you! Please let me! This is the Black Owl Ghost Town!</text:p>
          </table:table-cell>
        </table:table-row>
        <table:table-row>
          <table:table-cell office:value-type="string" office:string-value="Chelsea Grin - Recreant">
            <text:p>Chelsea Grin - Recreant</text:p>
          </table:table-cell>
          <table:table-cell office:value-type="string" office:string-value=" Thank you. I'm gonna go away I'm gonna go away I'm gonna go away I'm gonna go away I'm gonna go away I'm gonna go away I'm gonna go away I'm gonna go away I'm gonna go away I'm gonna go away I'm gonna go away Yes! Yes! You're the one who's in my back! Rockin' it! See how I do my dance? You're my fucking chance! Yes, that's why you're back! Rockin' it! It's not the fun, dude! It's not fun! You're the one who's in my back! Oh, my God. Thank you. I know I'm sick, I want you dead! You're fucking sick of all the lies you know, this is a lie! I want to wake up yesterday, cause I saw you read the lie! I have pretty eyes, they don't tell me you're fucking lying! You're about to have this, you're fucking turning back at me! Thank you. Thank you. Thank you. Thank you.">
            <text:p> Thank you. I'm gonna go away I'm gonna go away I'm gonna go away I'm gonna go away I'm gonna go away I'm gonna go away I'm gonna go away I'm gonna go away I'm gonna go away I'm gonna go away I'm gonna go away Yes! Yes! You're the one who's in my back! Rockin' it! See how I do my dance? You're my fucking chance! Yes, that's why you're back! Rockin' it! It's not the fun, dude! It's not fun! You're the one who's in my back! Oh, my God. Thank you. I know I'm sick, I want you dead! You're fucking sick of all the lies you know, this is a lie! I want to wake up yesterday, cause I saw you read the lie! I have pretty eyes, they don't tell me you're fucking lying! You're about to have this, you're fucking turning back at me! Thank you. Thank you. Thank you. Thank you.</text:p>
          </table:table-cell>
        </table:table-row>
        <table:table-row>
          <table:table-cell office:value-type="string" office:string-value="Carnifex - Die Without Hope">
            <text:p>Carnifex - Die Without Hope</text:p>
          </table:table-cell>
          <table:table-cell office:value-type="string" office:string-value=" okay I have never felt so fucking young It follows the man with a loaded gun Every word you read is stated blind Just a second, I'm fucked I'm dying, my body turned to rust The lifting carcass left to rot Work the dust When I saw a gasket in a shallow cave at a site But I promise it will never go away These words may sound all the same I have bled to chest on every page Watch as my heart churns to stone Watch me die without hope There's no one to bring shame to me Everything I know about life is a lie This is what I fear the most Wanting love but chasing ghosts And it won't matter when I forget your name You know exactly what I am But you know I love the pain Remember my words But forget my things Every fucking scar Spits your name Remember my words, but forget my face! Every fucking scar screams your name! Remember my words, but forget my face! Every fucking scar screams your name! And it won't matter when I forget your name! You know exactly what I am, and you know I love the pain. Remember my words, but forget my face. Every fucking scar screams your name. And it won't matter when I forget your name. You know exactly what I am, and you know I love the pain. Remember my words, but forget my face. Every fucking scar screams your name. I have never felt so fucking numb It follows the man with a lot of joy Every word you read is tainted blind What's going to make you feel my friend? It's worth me so All the same I am led to jest on every page Watch as my heart Charges to stone Watch me die Without hope Watch as my heart turns to stone Watch me die without you And it won't matter when I fuck your name You know exactly what I am And you know I love the pain Remember my words But look at my face Every fucking scar Screens your name And it won't matter when I fuck your name You know exactly what I am And you know I love the pain Remember my words But look at my face Every fucking scar Screens your name Thank you.">
            <text:p> okay I have never felt so fucking young It follows the man with a loaded gun Every word you read is stated blind Just a second, I'm fucked I'm dying, my body turned to rust The lifting carcass left to rot Work the dust When I saw a gasket in a shallow cave at a site But I promise it will never go away These words may sound all the same I have bled to chest on every page Watch as my heart churns to stone Watch me die without hope There's no one to bring shame to me Everything I know about life is a lie This is what I fear the most Wanting love but chasing ghosts And it won't matter when I forget your name You know exactly what I am But you know I love the pain Remember my words But forget my things Every fucking scar Spits your name Remember my words, but forget my face! Every fucking scar screams your name! Remember my words, but forget my face! Every fucking scar screams your name! And it won't matter when I forget your name! You know exactly what I am, and you know I love the pain. Remember my words, but forget my face. Every fucking scar screams your name. And it won't matter when I forget your name. You know exactly what I am, and you know I love the pain. Remember my words, but forget my face. Every fucking scar screams your name. I have never felt so fucking numb It follows the man with a lot of joy Every word you read is tainted blind What's going to make you feel my friend? It's worth me so All the same I am led to jest on every page Watch as my heart Charges to stone Watch me die Without hope Watch as my heart turns to stone Watch me die without you And it won't matter when I fuck your name You know exactly what I am And you know I love the pain Remember my words But look at my face Every fucking scar Screens your name And it won't matter when I fuck your name You know exactly what I am And you know I love the pain Remember my words But look at my face Every fucking scar Screens your name Thank you.</text:p>
          </table:table-cell>
        </table:table-row>
        <table:table-row>
          <table:table-cell office:value-type="string" office:string-value="Despised Icon - Furtive Monologue">
            <text:p>Despised Icon - Furtive Monologue</text:p>
          </table:table-cell>
          <table:table-cell office:value-type="string" office:string-value=" The The The The The The The The The The The The The The The The The The The The The The The The The The The The The This man is a great, funny man. The future wants more of me. What the world does God care for? You, president, give sleep to the flood of the floodlands The The The The The The The Increase! Move! Rage with your sword! Your sorrow finds its whole son! With your death, Mourn the Lord! We all thought that the actual dog was the right. What they want, God's love they will find. What they want, God's love they will find. Thank you.">
            <text:p> The The The The The The The The The The The The The The The The The The The The The The The The The The The The The This man is a great, funny man. The future wants more of me. What the world does God care for? You, president, give sleep to the flood of the floodlands The The The The The The The Increase! Move! Rage with your sword! Your sorrow finds its whole son! With your death, Mourn the Lord! We all thought that the actual dog was the right. What they want, God's love they will find. What they want, God's love they will find. Thank you.</text:p>
          </table:table-cell>
        </table:table-row>
        <table:table-row>
          <table:table-cell office:value-type="string" office:string-value="Heaven Shall Burn - Endzeit">
            <text:p>Heaven Shall Burn - Endzeit</text:p>
          </table:table-cell>
          <table:table-cell office:value-type="string" office:string-value=" Thank you. Thank you. Nothing, just nothing, nothing we lack is subtle Ain't no one, just no one, no one with greatness running We are, we are, we are the violent ones We are, we are the, we are the final resistance. We're fighting through the last. Driven by the hate. Awoken us. No one will surrender. As long as we break the silence. This storm We break in silence Nothing, just nothing Nothing will wipe this sorrow We are, we are the, we are the Triad Resistance This election, this justice, and justice will be done. Your end is now or triumph, and the day will come. A reign of battle, a age of horror. Nothing will remain. A promise to the fallen. We make them feel pain I promise to your felons You'll never rise again We take it back We take it all back We take it back We take it all back There's legends, there's justice, and justice will be done. Your end is now a triumph, and the day will come. A promise to the fire, we make that feel of pain. I promise to your parents You'll never write again Nothing, just nothing Nothing will work in sorrow Ain't no one, just no one No one will break this strong line We are, we are, we are the fighting ones We are, we are, we are the fighting resistance Thank you.">
            <text:p> Thank you. Thank you. Nothing, just nothing, nothing we lack is subtle Ain't no one, just no one, no one with greatness running We are, we are, we are the violent ones We are, we are the, we are the final resistance. We're fighting through the last. Driven by the hate. Awoken us. No one will surrender. As long as we break the silence. This storm We break in silence Nothing, just nothing Nothing will wipe this sorrow We are, we are the, we are the Triad Resistance This election, this justice, and justice will be done. Your end is now or triumph, and the day will come. A reign of battle, a age of horror. Nothing will remain. A promise to the fallen. We make them feel pain I promise to your felons You'll never rise again We take it back We take it all back We take it back We take it all back There's legends, there's justice, and justice will be done. Your end is now a triumph, and the day will come. A promise to the fire, we make that feel of pain. I promise to your parents You'll never write again Nothing, just nothing Nothing will work in sorrow Ain't no one, just no one No one will break this strong line We are, we are, we are the fighting ones We are, we are, we are the fighting resistance Thank you.</text:p>
          </table:table-cell>
        </table:table-row>
        <table:table-row>
          <table:table-cell office:value-type="string" office:string-value="I Declare War - Now You're Going to Be Famous">
            <text:p>I Declare War - Now You're Going to Be Famous</text:p>
          </table:table-cell>
          <table:table-cell office:value-type="string" office:string-value=" Welcome back, you fiends! We do respond! You guys won't go away! We don't solve! So let's continue! I'm sorry. You fucking wanker! They don't care about your existence! Watch like a devil and go to hell! You're a cunt! You are true! You are true! You are true! I'm going to kill you. I'm going to kill you. So say fucking goodnight. I'm sorry. Thank you.">
            <text:p> Welcome back, you fiends! We do respond! You guys won't go away! We don't solve! So let's continue! I'm sorry. You fucking wanker! They don't care about your existence! Watch like a devil and go to hell! You're a cunt! You are true! You are true! You are true! I'm going to kill you. I'm going to kill you. So say fucking goodnight. I'm sorry. Thank you.</text:p>
          </table:table-cell>
        </table:table-row>
        <table:table-row>
          <table:table-cell office:value-type="string" office:string-value="Infant Annihilator - Decapitation Fornication">
            <text:p>Infant Annihilator - Decapitation Fornication</text:p>
          </table:table-cell>
          <table:table-cell office:value-type="string" office:string-value=" I don't know. You're a coward! Your cash is less than mine! Leave the hurricane to me! The lesser I sing, the worse I'll be! You'll notice the power of the hurricane! So sing! I hate those who have some good mercy. Decipher the engraver to the great man that works your resting place. Decipher the engraver to the great man that works your resting place. I'm a saviour Yes. Yes. Yes. Yes. Yes. Yes. Yes. Yes. Yes. Yes. Yes. Yes. Yes. Yes. Yes. Yes. Yes. Yes. Yes. Yes. Yes. Yes. Yes. Yes. Yes. Yes. Yes. Yes. Yes. The Shack of Touch your nerve Touch your spleen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I accept the past to rid the world of the past pieces. I took a slow down, I saw the truth in the future. I'm barely sure how the extension of the human world. The temptation for a creation. The sense of faith for power and sex. The time has come for you to die! You are a servant of the earth!">
            <text:p> I don't know. You're a coward! Your cash is less than mine! Leave the hurricane to me! The lesser I sing, the worse I'll be! You'll notice the power of the hurricane! So sing! I hate those who have some good mercy. Decipher the engraver to the great man that works your resting place. Decipher the engraver to the great man that works your resting place. I'm a saviour Yes. Yes. Yes. Yes. Yes. Yes. Yes. Yes. Yes. Yes. Yes. Yes. Yes. Yes. Yes. Yes. Yes. Yes. Yes. Yes. Yes. Yes. Yes. Yes. Yes. Yes. Yes. Yes. Yes. The Shack of Touch your nerve Touch your spleen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Touch your spine I accept the past to rid the world of the past pieces. I took a slow down, I saw the truth in the future. I'm barely sure how the extension of the human world. The temptation for a creation. The sense of faith for power and sex. The time has come for you to die! You are a servant of the earth!</text:p>
          </table:table-cell>
        </table:table-row>
        <table:table-row>
          <table:table-cell office:value-type="string" office:string-value="Ingested - Altar of Flesh">
            <text:p>Ingested - Altar of Flesh</text:p>
          </table:table-cell>
          <table:table-cell office:value-type="string" office:string-value=" I'm sorry. Burn! Please, you, you shall never laugh! I will protect you and live forever! The The The The Where the crows were So the crows were So the crows were You're not coming unless you're not dead Where the crows were So the crows were I shall never leave the grave! I can't throw away the pistol! I shall not perish! I shall not perish! Star is up for the world with star clouds Earth is burning with one hand and the world is burning with two You can't buy a giant, now you're bound by the We call it vintage, but now it's where we go get the best Now that I know And if your soul is my race We call it vintage I'm the Wilsnitch! The End We are rescuing the poor human! This is where we lie in the... Thank you.">
            <text:p> I'm sorry. Burn! Please, you, you shall never laugh! I will protect you and live forever! The The The The Where the crows were So the crows were So the crows were You're not coming unless you're not dead Where the crows were So the crows were I shall never leave the grave! I can't throw away the pistol! I shall not perish! I shall not perish! Star is up for the world with star clouds Earth is burning with one hand and the world is burning with two You can't buy a giant, now you're bound by the We call it vintage, but now it's where we go get the best Now that I know And if your soul is my race We call it vintage I'm the Wilsnitch! The End We are rescuing the poor human! This is where we lie in the... Thank you.</text:p>
          </table:table-cell>
        </table:table-row>
        <table:table-row>
          <table:table-cell office:value-type="string" office:string-value="Job for a Cowboy - Entombment of a Machine">
            <text:p>Job for a Cowboy - Entombment of a Machine</text:p>
          </table:table-cell>
          <table:table-cell office:value-type="string" office:string-value=" I don't know. That's not what it's all for. We are not in the fire. We are the people of the world. We are the people of the world. We are the people of the world. We are the people of the world. We are the people of the world. I don't want to walk with you. I don't want to die. I don't want to die. I just want to die. I don't want to die. I don't want to die. I don't want to die. I don't want to die. I'm going to be a little bit more strict. Why are you doing this to me? Because I know you're going to be a little bit more strict. I'm not afraid of the dark, I'm not afraid of the dark I'm not afraid of the dark, I'm not afraid of the dark I'm not afraid of the dark, I'm not afraid of the dark What shall be called The Lord of the Dead What shall be called The Lord of the Dead But as we hear about the sight Of the devil's raven He still will not kill Brinkley, let's keep you alert. Please, please, just use the black note. I'm going to explode you from the escape. I'm sorry. Hey!">
            <text:p> I don't know. That's not what it's all for. We are not in the fire. We are the people of the world. We are the people of the world. We are the people of the world. We are the people of the world. We are the people of the world. I don't want to walk with you. I don't want to die. I don't want to die. I just want to die. I don't want to die. I don't want to die. I don't want to die. I don't want to die. I'm going to be a little bit more strict. Why are you doing this to me? Because I know you're going to be a little bit more strict. I'm not afraid of the dark, I'm not afraid of the dark I'm not afraid of the dark, I'm not afraid of the dark I'm not afraid of the dark, I'm not afraid of the dark What shall be called The Lord of the Dead What shall be called The Lord of the Dead But as we hear about the sight Of the devil's raven He still will not kill Brinkley, let's keep you alert. Please, please, just use the black note. I'm going to explode you from the escape. I'm sorry. Hey!</text:p>
          </table:table-cell>
        </table:table-row>
        <table:table-row>
          <table:table-cell office:value-type="string" office:string-value="Lorna Shore - To the Hellfire">
            <text:p>Lorna Shore - To the Hellfire</text:p>
          </table:table-cell>
          <table:table-cell office:value-type="string" office:string-value=" Thank you. The world's a different world I'm torn up by all the problems It's not just me, I'm torn up by this world And you're this world It's not just me, I'm torn up by this world Me and you, we're all covered up And I can't find a way out of this world Your country is in fire Resist force Declare Your wages Disappear Resist force Declare Your country is in fire Resist force Declare Your country is in fire Resist force Declare Your country is in fire Resist force Declare Your country is in fire Can you see the rest of the people inside me? Don't you laugh! Can you see the shit you see in the family? You've found the good! We've got the good things! Yeah! My eyes are proper, so's the size I think this could be a shaggy We're in a slushy nation All the money inside The air is on the floor Nothing can cost one meter house It's a little Little Turning in behind your veil Oh And it makes you Feel it from these mortal cells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sorry. I'm a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ll die. I'll die. I will die. I will die. Welcome to the I'm sorry. RAAAARGH! RAAAARGH! RAAAARGH!">
            <text:p> Thank you. The world's a different world I'm torn up by all the problems It's not just me, I'm torn up by this world And you're this world It's not just me, I'm torn up by this world Me and you, we're all covered up And I can't find a way out of this world Your country is in fire Resist force Declare Your wages Disappear Resist force Declare Your country is in fire Resist force Declare Your country is in fire Resist force Declare Your country is in fire Resist force Declare Your country is in fire Can you see the rest of the people inside me? Don't you laugh! Can you see the shit you see in the family? You've found the good! We've got the good things! Yeah! My eyes are proper, so's the size I think this could be a shaggy We're in a slushy nation All the money inside The air is on the floor Nothing can cost one meter house It's a little Little Turning in behind your veil Oh And it makes you Feel it from these mortal cells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a fool I'm sorry. I'm a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m a stranger I'll die. I'll die. I will die. I will die. Welcome to the I'm sorry. RAAAARGH! RAAAARGH! RAAAARGH!</text:p>
          </table:table-cell>
        </table:table-row>
        <table:table-row>
          <table:table-cell office:value-type="string" office:string-value="Make Them Suffer - Elegies">
            <text:p>Make Them Suffer - Elegies</text:p>
          </table:table-cell>
          <table:table-cell office:value-type="string" office:string-value=" I would have shot through the world, as it was in my dreams I would have dropped everything, and found a place where we were vulnerable I would have died for this game, I found myself At the roots of the earth, singing songs to the birds And wishing this day would never end BANANAS! This is the best meeting to in the street of my memories ever heard And that's the end of it all That's the end of it all And suddenly I can't stop To remember you but I can't take from the past An allergy for what we could have shared This world will last forever I'll take the memory away Just to make you feel something for me again This world will last forever I'll take the world right away Just don't make it wait Just don't make you feel My pain The game is a walk from the end And I talk of my think-out-tips My steps are like the leaves I can't get past On the surface I'm killing the moment My life's like Killing the floor of the ocean I'm killing the moment My life's just a new start of the new year We could have had so much more We could have had a cry and take the night away So much more I'll keep singing, just know the price Until you return, until you return Never ever again, I lost myself You is the one for the end And the touch of my face contains All my complaints I scream my vows On the surface As the end of it all Ends only on this hole Can we be open? I can't take from your eyes An allergy To what we could have seen Things will end forever A dream of memories away Just to make you feel Something for me again Things will end forever I'll take your memory away Just to make you laugh Just to make you feel My pain Thank you.">
            <text:p> I would have shot through the world, as it was in my dreams I would have dropped everything, and found a place where we were vulnerable I would have died for this game, I found myself At the roots of the earth, singing songs to the birds And wishing this day would never end BANANAS! This is the best meeting to in the street of my memories ever heard And that's the end of it all That's the end of it all And suddenly I can't stop To remember you but I can't take from the past An allergy for what we could have shared This world will last forever I'll take the memory away Just to make you feel something for me again This world will last forever I'll take the world right away Just don't make it wait Just don't make you feel My pain The game is a walk from the end And I talk of my think-out-tips My steps are like the leaves I can't get past On the surface I'm killing the moment My life's like Killing the floor of the ocean I'm killing the moment My life's just a new start of the new year We could have had so much more We could have had a cry and take the night away So much more I'll keep singing, just know the price Until you return, until you return Never ever again, I lost myself You is the one for the end And the touch of my face contains All my complaints I scream my vows On the surface As the end of it all Ends only on this hole Can we be open? I can't take from your eyes An allergy To what we could have seen Things will end forever A dream of memories away Just to make you feel Something for me again Things will end forever I'll take your memory away Just to make you laugh Just to make you feel My pain Thank you.</text:p>
          </table:table-cell>
        </table:table-row>
        <table:table-row>
          <table:table-cell office:value-type="string" office:string-value="Oceano - District of Misery">
            <text:p>Oceano - District of Misery</text:p>
          </table:table-cell>
          <table:table-cell office:value-type="string" office:string-value=" I'm not a fucking idiot. I'm a fucking idiot. I'm a fucking idiot. I'm a fucking idiot. I'm a fucking idiot. I'm a fucking idiot. I'm a fucking idiot. I'm a fucking idiot. I'm a fucking idiot. I'm a fucking idiot. I'm a fucking idiot. I'm a fucking idiot. I'm a fucking idiot. I'm a fucking idiot. Taste my aftertaste! Yeah, yeah, yeah, yeah! I can't allow my day to end! Let's make out tomorrow! You better taste your feast! Let's have a blast, yeah! Social energy! I'm flying around! You're like a little child's passion! I've got the power to see the demon! I'm not going to lose you! You're not being a joke! You're not going to get the FACE OF ME! So... Let us watch you flow! Let's burn it down now! Watch if a shovel is just what you... 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I'm sorry. We must have children! The devil called this world! We will go to the desert! Oh! This is the end of this world! The future of the imaginary!">
            <text:p> I'm not a fucking idiot. I'm a fucking idiot. I'm a fucking idiot. I'm a fucking idiot. I'm a fucking idiot. I'm a fucking idiot. I'm a fucking idiot. I'm a fucking idiot. I'm a fucking idiot. I'm a fucking idiot. I'm a fucking idiot. I'm a fucking idiot. I'm a fucking idiot. I'm a fucking idiot. Taste my aftertaste! Yeah, yeah, yeah, yeah! I can't allow my day to end! Let's make out tomorrow! You better taste your feast! Let's have a blast, yeah! Social energy! I'm flying around! You're like a little child's passion! I've got the power to see the demon! I'm not going to lose you! You're not being a joke! You're not going to get the FACE OF ME! So... Let us watch you flow! Let's burn it down now! Watch if a shovel is just what you... 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I'm sorry. We must have children! The devil called this world! We will go to the desert! Oh! This is the end of this world! The future of the imaginary!</text:p>
          </table:table-cell>
        </table:table-row>
        <table:table-row>
          <table:table-cell office:value-type="string" office:string-value="Parkway Drive - Carrion">
            <text:p>Parkway Drive - Carrion</text:p>
          </table:table-cell>
          <table:table-cell office:value-type="string" office:string-value=" Thank you. Can I speak in volumes? What a left-wing fiends to moan But this ain't the last time The final time That we'll say that's wrong Give me the strength to return The right time to breath, you're stolen Give me the means to reset Reset Or I'll poke you in the gut Reflection Built upon sorrow We're walking the darkest roads With interest, cock and regrets The animal that I lost Dying from the inside The wild ones take me away Tearing me apart from the inside out From the inside out The inside out We've been running blind. Now we're falling through the cracks. We're last running. We are running blind. Now I'm falling, falling from the dead to the world of the dead The shining eyes, the shining eyes will come to turn Back to the world of the dead In a moment I've watched Jays from the inside Always take me away To be a part of the inside out My love I lost My heart I lost With my promise The Promise The Promise">
            <text:p> Thank you. Can I speak in volumes? What a left-wing fiends to moan But this ain't the last time The final time That we'll say that's wrong Give me the strength to return The right time to breath, you're stolen Give me the means to reset Reset Or I'll poke you in the gut Reflection Built upon sorrow We're walking the darkest roads With interest, cock and regrets The animal that I lost Dying from the inside The wild ones take me away Tearing me apart from the inside out From the inside out The inside out We've been running blind. Now we're falling through the cracks. We're last running. We are running blind. Now I'm falling, falling from the dead to the world of the dead The shining eyes, the shining eyes will come to turn Back to the world of the dead In a moment I've watched Jays from the inside Always take me away To be a part of the inside out My love I lost My heart I lost With my promise The Promise The Promise</text:p>
          </table:table-cell>
        </table:table-row>
        <table:table-row>
          <table:table-cell office:value-type="string" office:string-value="Shadow of Intent - Farewell">
            <text:p>Shadow of Intent - Farewell</text:p>
          </table:table-cell>
          <table:table-cell office:value-type="string" office:string-value=" Thank you. Thank you. I'm sorry. I must fight typhalus! You are worse than the wild tiger with fangs! Hold on, damn you! Don't take a chance! I'm back for your titty ass! For we found ourselves wandering here! I hope for you, very sore, that I'm alright! I will climb from this frightening chasm to thy feet! I shall make your feet He gives my sins I spend all my life Now I'm locked in this Holy thing I'm so tired of your Resent I find my faith in Perilous hearts And they never come When I stop to laugh So long can I be My own life is the means that you will survive One choice do I have To find your time to live a life of courage And less chopped up both sides I must make certain that you shall survive For without you I shall remain ancient Yes! Thank you. I'm sorry. Please don't say Why is there a little never fight When life is a good boy">
            <text:p> Thank you. Thank you. I'm sorry. I must fight typhalus! You are worse than the wild tiger with fangs! Hold on, damn you! Don't take a chance! I'm back for your titty ass! For we found ourselves wandering here! I hope for you, very sore, that I'm alright! I will climb from this frightening chasm to thy feet! I shall make your feet He gives my sins I spend all my life Now I'm locked in this Holy thing I'm so tired of your Resent I find my faith in Perilous hearts And they never come When I stop to laugh So long can I be My own life is the means that you will survive One choice do I have To find your time to live a life of courage And less chopped up both sides I must make certain that you shall survive For without you I shall remain ancient Yes! Thank you. I'm sorry. Please don't say Why is there a little never fight When life is a good boy</text:p>
          </table:table-cell>
        </table:table-row>
        <table:table-row>
          <table:table-cell office:value-type="string" office:string-value="Slaughter To Prevail - Cultural Ills">
            <text:p>Slaughter To Prevail - Cultural Ills</text:p>
          </table:table-cell>
          <table:table-cell office:value-type="string" office:string-value=" I'm not a human being. We are together, we stand for our science To live in our way A gentle, gentle and brave Swarm of scanty and sweet inches The unholy judge of the gods for a reason Humanized as a brilliant child We destroy ourselves with discrimination For just knowledge and suicide No! Don't put your eyes in the air! Rub your shoulders! Let's not let you freeze! Church of the Earth! Church of the Earth! I'm sorry. The foes of war and sin reign above the snow-faced land Three, three hearts in no vain Sons of blood or Satan Death, rise Street chasing like sweat Dead, shunned Fields, pain and ravage Monster race at Mother Earth's alfalfa grounds The water rises, the rice overfilled Out of that tree, roars the scared little grizzly For it's a sleeping hell We destroy ourselves with suspicious fireworks, FROZE APROTEUS SAISON! D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ieieieieieieieieieieieieieieieie You're just gonna let this end still stay BULL Thank you.">
            <text:p> I'm not a human being. We are together, we stand for our science To live in our way A gentle, gentle and brave Swarm of scanty and sweet inches The unholy judge of the gods for a reason Humanized as a brilliant child We destroy ourselves with discrimination For just knowledge and suicide No! Don't put your eyes in the air! Rub your shoulders! Let's not let you freeze! Church of the Earth! Church of the Earth! I'm sorry. The foes of war and sin reign above the snow-faced land Three, three hearts in no vain Sons of blood or Satan Death, rise Street chasing like sweat Dead, shunned Fields, pain and ravage Monster race at Mother Earth's alfalfa grounds The water rises, the rice overfilled Out of that tree, roars the scared little grizzly For it's a sleeping hell We destroy ourselves with suspicious fireworks, FROZE APROTEUS SAISON! D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ieieieieieieieieieieieieieieieie You're just gonna let this end still stay BULL Thank you.</text:p>
          </table:table-cell>
        </table:table-row>
        <table:table-row>
          <table:table-cell office:value-type="string" office:string-value="Suffokate - Not the Fallen">
            <text:p>Suffokate - Not the Fallen</text:p>
          </table:table-cell>
          <table:table-cell office:value-type="string" office:string-value=" We are going to fly in Ready to eject We're starting to realize Some of my papers, trying to tell us How you use my eyes I knew your fault for it Now I see, you're in the way of the truth It's just a lie, you use my Proof of you keep all the truth And still you try and tame us Can't you see, we're the ones This bullshit that you sell So take a break Take a break You'll be sorry if you miss me I used to be nice Now I'm a racist No higher power can stop me. No fear of God's darkness is here. The tempter looks like mine. It's a dead end. Why did you sing that song alone? You have the advantage! No. You're faking me! Cause I don't want it! You're faking me! Cause I don't want it! That's a fucking trick! Nice trick, thanks for coming. So you used to feeling pain. Cause I thought you were doing fine. You wanted to save me. But you can't. And I found yourself. My hands are the sockets of the curse. Nothing is sacred. You are the sickness, we are the charm You are the sickness, we are the charm You are the sickness, we are the charm! You are the sickness, we are the charm!">
            <text:p> We are going to fly in Ready to eject We're starting to realize Some of my papers, trying to tell us How you use my eyes I knew your fault for it Now I see, you're in the way of the truth It's just a lie, you use my Proof of you keep all the truth And still you try and tame us Can't you see, we're the ones This bullshit that you sell So take a break Take a break You'll be sorry if you miss me I used to be nice Now I'm a racist No higher power can stop me. No fear of God's darkness is here. The tempter looks like mine. It's a dead end. Why did you sing that song alone? You have the advantage! No. You're faking me! Cause I don't want it! You're faking me! Cause I don't want it! That's a fucking trick! Nice trick, thanks for coming. So you used to feeling pain. Cause I thought you were doing fine. You wanted to save me. But you can't. And I found yourself. My hands are the sockets of the curse. Nothing is sacred. You are the sickness, we are the charm You are the sickness, we are the charm You are the sickness, we are the charm! You are the sickness, we are the charm!</text:p>
          </table:table-cell>
        </table:table-row>
        <table:table-row>
          <table:table-cell office:value-type="string" office:string-value="Suicide Silence - Unanswered">
            <text:p>Suicide Silence - Unanswered</text:p>
          </table:table-cell>
          <table:table-cell office:value-type="string" office:string-value="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Because you do it with the outside What is your good? You need a double-dub-buckle and you Your face will die Your face will die That's your one, that's life So please, take me away! I don't deserve the void, you fucking shut me down I don't deserve the void, you can't even shake me down Where is your God? Where is your God? Where is your fucking God? Follow the prayers that the Wanderers followed. Follow the protocol one after another. Watch your moves and speak first. Follow the commanding the ones left behind. You'll be the last. Guess what you've missed, my friends? My death following! Why do you think this is? You're the spirit of the sacred dream trail! Yabba yabba jellies!">
            <text:p>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I'm not sure what to call this. Because you do it with the outside What is your good? You need a double-dub-buckle and you Your face will die Your face will die That's your one, that's life So please, take me away! I don't deserve the void, you fucking shut me down I don't deserve the void, you can't even shake me down Where is your God? Where is your God? Where is your fucking God? Follow the prayers that the Wanderers followed. Follow the protocol one after another. Watch your moves and speak first. Follow the commanding the ones left behind. You'll be the last. Guess what you've missed, my friends? My death following! Why do you think this is? You're the spirit of the sacred dream trail! Yabba yabba jellies!</text:p>
          </table:table-cell>
        </table:table-row>
        <table:table-row>
          <table:table-cell office:value-type="string" office:string-value="Thy Art Is Murder - Reign of Darkness">
            <text:p>Thy Art Is Murder - Reign of Darkness</text:p>
          </table:table-cell>
          <table:table-cell office:value-type="string" office:string-value=" Thank you. I'm sorry. I am the pain in the bones of the mortal shell The dead are lost in the earth I am hell I am hell Slipping, in the destruction of innocence I am the violence in pendant and flesh I am the pain in the bones of the mortal shell The doors are open, I am out To rid my soul of the fuzzies of your sick shit We have no blood on the tail, we'll still wear some white Some kind of recognition My time to come now You will know pain You will see the true face of panic Devastation now and forever We don't forget The mess of one of the curse Give us a chance No longer will the bloodstained Surrender to the fiend of iron! Let the world experience our wrath! Let us reveal our wrath! You will go back. You will say the truth. Face your panic. Devastation. Devastation. Now and forever. I am the violence in gallant and fresh I am the pain in the bones of the mortal The choice only is... I AM YOU!">
            <text:p> Thank you. I'm sorry. I am the pain in the bones of the mortal shell The dead are lost in the earth I am hell I am hell Slipping, in the destruction of innocence I am the violence in pendant and flesh I am the pain in the bones of the mortal shell The doors are open, I am out To rid my soul of the fuzzies of your sick shit We have no blood on the tail, we'll still wear some white Some kind of recognition My time to come now You will know pain You will see the true face of panic Devastation now and forever We don't forget The mess of one of the curse Give us a chance No longer will the bloodstained Surrender to the fiend of iron! Let the world experience our wrath! Let us reveal our wrath! You will go back. You will say the truth. Face your panic. Devastation. Devastation. Now and forever. I am the violence in gallant and fresh I am the pain in the bones of the mortal The choice only is... I AM YOU!</text:p>
          </table:table-cell>
        </table:table-row>
        <table:table-row>
          <table:table-cell office:value-type="string" office:string-value="Whitechapel - The Saw Is the Law">
            <text:p>Whitechapel - The Saw Is the Law</text:p>
          </table:table-cell>
          <table:table-cell office:value-type="string" office:string-value=" This is a real life And we sleep away our misery in our bloods of sheets We've left our homes to infect the world And I think you all to this deep south heat My body's full of scars, it's in the blood to bleed My flesh absorbs our heart and we suspect things I'll do your nails and recognize your new complaints Where we come from, the science, the law, which is no low plan We will not fall along the giant, we still stand tall And we will not be stopped Just let it go and let the wind blow It's like everything is a digger head The pleasures ever in this place are made instead of bleeding and never yet to lighten It's a thick, fleshy, just like The living light with the family The musicians have become uncontrolled And we will swallow this world now You want You want nothing We want everything You want nothing Without us! This is our way of life. Taking things one by one. And all the truth is our side. You can be what you really think. This is our way of life. Tipping the end of the chugging mouth. Coming to your side. Welcome to the big South. This is our way of life. We've left our home to infect the world In a digital, to this deep south heat Our bodies full of scars And blood to bleed Our presence stops our heart And we see 16 days All through your names And recognize The new hell games Where we come from, the sun is the law, When there's no hope left, we will not fall, Among the giants, we still stand tall, And we will not be stopped! Just let it go, it laughs, so it blows, Like everything inside your head, The pressures every language will bring, Except the pretty and comprehensive language, Except the things you said, call it what you want, When the family, your logic is in time to come and control, And we will swallow this world! You are nothing! We are everything! You are nothing! We are everything! You are nothing! We are everything!">
            <text:p> This is a real life And we sleep away our misery in our bloods of sheets We've left our homes to infect the world And I think you all to this deep south heat My body's full of scars, it's in the blood to bleed My flesh absorbs our heart and we suspect things I'll do your nails and recognize your new complaints Where we come from, the science, the law, which is no low plan We will not fall along the giant, we still stand tall And we will not be stopped Just let it go and let the wind blow It's like everything is a digger head The pleasures ever in this place are made instead of bleeding and never yet to lighten It's a thick, fleshy, just like The living light with the family The musicians have become uncontrolled And we will swallow this world now You want You want nothing We want everything You want nothing Without us! This is our way of life. Taking things one by one. And all the truth is our side. You can be what you really think. This is our way of life. Tipping the end of the chugging mouth. Coming to your side. Welcome to the big South. This is our way of life. We've left our home to infect the world In a digital, to this deep south heat Our bodies full of scars And blood to bleed Our presence stops our heart And we see 16 days All through your names And recognize The new hell games Where we come from, the sun is the law, When there's no hope left, we will not fall, Among the giants, we still stand tall, And we will not be stopped! Just let it go, it laughs, so it blows, Like everything inside your head, The pressures every language will bring, Except the pretty and comprehensive language, Except the things you said, call it what you want, When the family, your logic is in time to come and control, And we will swallow this world! You are nothing! We are everything! You are nothing! We are everything! You are nothing! We are everything!</text:p>
          </table:table-cell>
        </table:table-row>
        <table:table-row>
          <table:table-cell office:value-type="string" office:string-value="Winds of Plague - The Impaler">
            <text:p>Winds of Plague - The Impaler</text:p>
          </table:table-cell>
          <table:table-cell office:value-type="string" office:string-value=" I'm going to run you off, man. You're a... Man! Peel away the flesh! And drain out your veins! Do not be one of our cats. No. Give me the chance, but don't you deny! You get the f**k out, my big world may be the last thing you see. You get the f*** out, my face will be the last thing you see! You better mark my words, I come with no regards for anyone!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Oh I'm I'm I'm I'm I'm I'm I'm I'm I'm I'm I'm I'm I'm I'm Get a dance in the dark! You better. Smart pilots, I come with no recons for anyone. Thank you.">
            <text:p> I'm going to run you off, man. You're a... Man! Peel away the flesh! And drain out your veins! Do not be one of our cats. No. Give me the chance, but don't you deny! You get the f**k out, my big world may be the last thing you see. You get the f*** out, my face will be the last thing you see! You better mark my words, I come with no regards for anyone!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I will not be a coward. Oh I'm I'm I'm I'm I'm I'm I'm I'm I'm I'm I'm I'm I'm I'm Get a dance in the dark! You better. Smart pilots, I come with no recons for anyone. Thank you.</text:p>
          </table:table-cell>
        </table:table-row>
      </table:table>
      <table:table table:name="songs___black">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igor - I Face the Eternal Winter">
            <text:p>Abigor - I Face the Eternal Winter</text:p>
          </table:table-cell>
          <table:table-cell office:value-type="string" office:string-value=" 🎵 I am the head of the series No repulsion from my knees No, you can go But not me I'm living with a red-hot let go A spark that I hate to start I'm dying to reach And it's ending here Carry through a game that you know Gonna be your enemy A hand in the cold So I will take what you want I will leave you a chance Never the life I've had before I've reached the ground The sky is blue and I'm gone I'm the last one to touch your body I'm the only one to breathe I'm the only one to die You gotta know Who you are I'm coming to you now, I'm coming to you now Thank you.">
            <text:p> 🎵 I am the head of the series No repulsion from my knees No, you can go But not me I'm living with a red-hot let go A spark that I hate to start I'm dying to reach And it's ending here Carry through a game that you know Gonna be your enemy A hand in the cold So I will take what you want I will leave you a chance Never the life I've had before I've reached the ground The sky is blue and I'm gone I'm the last one to touch your body I'm the only one to breathe I'm the only one to die You gotta know Who you are I'm coming to you now, I'm coming to you now Thank you.</text:p>
          </table:table-cell>
        </table:table-row>
        <table:table-row>
          <table:table-cell office:value-type="string" office:string-value="Arcturus - To Thou Who Dwellest in the Night">
            <text:p>Arcturus - To Thou Who Dwellest in the Night</text:p>
          </table:table-cell>
          <table:table-cell office:value-type="string" office:string-value=" Here is your destiny Time, stay at home One thing, it wears its echo Rolling the fog It burns the horizon While the dream has it's world in black The only color that can speak my soul Black in the shades of night The reflection of pure heart It's all the dreams this winter has forgotten The dawn in my sight The towering chains The breeze, making me shiver Slamming me with its frozen eyes What's the secret? The world is back We'll be right back. Thank you. I'm going to go to the bathroom. I have given to the voice of my weakness The other side of all sounds of mine Never will I take me from my own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Desire me I receive no answer Soulless impulse in silence Oh, soulless impulse in silence We'll be right back. I'm out.">
            <text:p> Here is your destiny Time, stay at home One thing, it wears its echo Rolling the fog It burns the horizon While the dream has it's world in black The only color that can speak my soul Black in the shades of night The reflection of pure heart It's all the dreams this winter has forgotten The dawn in my sight The towering chains The breeze, making me shiver Slamming me with its frozen eyes What's the secret? The world is back We'll be right back. Thank you. I'm going to go to the bathroom. I have given to the voice of my weakness The other side of all sounds of mine Never will I take me from my own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Desire me I receive no answer Soulless impulse in silence Oh, soulless impulse in silence We'll be right back. I'm out.</text:p>
          </table:table-cell>
        </table:table-row>
        <table:table-row>
          <table:table-cell office:value-type="string" office:string-value="Bathory - Blood Fire Death">
            <text:p>Bathory - Blood Fire Death</text:p>
          </table:table-cell>
          <table:table-cell office:value-type="string" office:string-value=" Oh Thank you. I'm Death stars on the horizon, lightning in the rain Black winds of thunder, the skylights on flames Written in the red mist, the sign of the world The right is the wind and the wrong is the sky, so long A humane result of profane disbelief A prophet and a savior shall swing from the trees From the dawn will arise from the uprisings of war The chariot of thunder shall be seen and brought to sound the alarm The civil rights of hundreds will tell who next died Bones of the trade fall to the ground Children of all trades united and proud A people of blood that shall triumph And live by the sign of Blood Fire The moment is chosen, the battle feels fair They know they find people, the true ones are fair Now choose your weapons and fall in the line Choose well your colors and follow your sign Black for all, peachy red and fire for hate Death was what shall become of us from fate The dawn of Mary's chosen and the day has just begun Shadows fill the number and the rising of the awakening sun First race of hundreds to a clear sunny sky Bones of choice fall into the ground Children of hearts like united in the ground The people of boundaries just dwell Under the sun Light Fire Death Outro Music I'm out. Thank you. Thank you. Thank you. The The The The The The The The The The The The The The In here as white as the warmer of steel Truth that you're free of your chains And to win the war who grows as a friend And the souls of your ancient warren Come We'll be right back. Thank you. guitar solo Thank you. Thank you.">
            <text:p> Oh Thank you. I'm Death stars on the horizon, lightning in the rain Black winds of thunder, the skylights on flames Written in the red mist, the sign of the world The right is the wind and the wrong is the sky, so long A humane result of profane disbelief A prophet and a savior shall swing from the trees From the dawn will arise from the uprisings of war The chariot of thunder shall be seen and brought to sound the alarm The civil rights of hundreds will tell who next died Bones of the trade fall to the ground Children of all trades united and proud A people of blood that shall triumph And live by the sign of Blood Fire The moment is chosen, the battle feels fair They know they find people, the true ones are fair Now choose your weapons and fall in the line Choose well your colors and follow your sign Black for all, peachy red and fire for hate Death was what shall become of us from fate The dawn of Mary's chosen and the day has just begun Shadows fill the number and the rising of the awakening sun First race of hundreds to a clear sunny sky Bones of choice fall into the ground Children of hearts like united in the ground The people of boundaries just dwell Under the sun Light Fire Death Outro Music I'm out. Thank you. Thank you. Thank you. The The The The The The The The The The The The The The In here as white as the warmer of steel Truth that you're free of your chains And to win the war who grows as a friend And the souls of your ancient warren Come We'll be right back. Thank you. guitar solo Thank you. Thank you.</text:p>
          </table:table-cell>
        </table:table-row>
        <table:table-row>
          <table:table-cell office:value-type="string" office:string-value="Blut Aus Nord - Metaphor of the Moon">
            <text:p>Blut Aus Nord - Metaphor of the Moon</text:p>
          </table:table-cell>
          <table:table-cell office:value-type="string" office:string-value=" 🎵 Thank you. Thank you. We'll be right back. We are the champions We are the champions We are the champions We are the champions We are the champions I'm a man of my own Thank you. They will bring the pain back Only pain I have Please don't make my pain back I'm out. We'll be right back. I'm out. Thank you. I'm out. I'm out. I'm out. I'm not afraid of the dark I'm out.">
            <text:p> 🎵 Thank you. Thank you. We'll be right back. We are the champions We are the champions We are the champions We are the champions We are the champions I'm a man of my own Thank you. They will bring the pain back Only pain I have Please don't make my pain back I'm out. We'll be right back. I'm out. Thank you. I'm out. I'm out. I'm out. I'm not afraid of the dark I'm out.</text:p>
          </table:table-cell>
        </table:table-row>
        <table:table-row>
          <table:table-cell office:value-type="string" office:string-value="Darkened Nocturn Slaughtercult - The Descent to the Last Circle">
            <text:p>Darkened Nocturn Slaughtercult - The Descent to the Last Circle</text:p>
          </table:table-cell>
          <table:table-cell office:value-type="string" office:string-value=" The The The The The The The The The The The The The The The The The The The The The The The The The The The The The I'm a city I'm a city The solid use of the other days Waking, decent from oblivion Love, could be everlasting more The August, this is my last of the days The dawn brings me to the sea of dreams Feel this world, I'll set fire Hear the twirl of the soul I'm a chicken The glass is thin The demon is dead The beast defies the will of time We bear the law of the life We stand and go, seven principles If I stand and see It's time for the sea Why? Why? Thank you.">
            <text:p> The The The The The The The The The The The The The The The The The The The The The The The The The The The The The I'm a city I'm a city The solid use of the other days Waking, decent from oblivion Love, could be everlasting more The August, this is my last of the days The dawn brings me to the sea of dreams Feel this world, I'll set fire Hear the twirl of the soul I'm a chicken The glass is thin The demon is dead The beast defies the will of time We bear the law of the life We stand and go, seven principles If I stand and see It's time for the sea Why? Why? Thank you.</text:p>
          </table:table-cell>
        </table:table-row>
        <table:table-row>
          <table:table-cell office:value-type="string" office:string-value="Darkthrone - Transilvanian Hunger">
            <text:p>Darkthrone - Transilvanian Hunger</text:p>
          </table:table-cell>
          <table:table-cell office:value-type="string" office:string-value=" I'm I'm I'm I'm I'm I'm I'm I'm I'm I'm I'm I'm I'm I'm I see the end of the cold, cold The life of truth was lost I will face the cold, cold, cold The broken, driven life I'm not a human being I still am lost In the grey inside the shadow of your gloomy palace I hate to leave The only peace is warm Blood So pure So cold Desolate and undone Thank you. I have to make sure to get some silence My story must be fine from feeling To be one with you now in the crowd To celebrate the serious capacity The beautiful river of death Is in the morning sun As I go to bed The mist derides my immortal No! I'm a monster in school Ah, so pure In a dark Preservative wonder Thank you. Thank you. Thank you.">
            <text:p> I'm I'm I'm I'm I'm I'm I'm I'm I'm I'm I'm I'm I'm I'm I see the end of the cold, cold The life of truth was lost I will face the cold, cold, cold The broken, driven life I'm not a human being I still am lost In the grey inside the shadow of your gloomy palace I hate to leave The only peace is warm Blood So pure So cold Desolate and undone Thank you. I have to make sure to get some silence My story must be fine from feeling To be one with you now in the crowd To celebrate the serious capacity The beautiful river of death Is in the morning sun As I go to bed The mist derides my immortal No! I'm a monster in school Ah, so pure In a dark Preservative wonder Thank you. Thank you. Thank you.</text:p>
          </table:table-cell>
        </table:table-row>
        <table:table-row>
          <table:table-cell office:value-type="string" office:string-value="Dissection - Where Dead Angels Lie">
            <text:p>Dissection - Where Dead Angels Lie</text:p>
          </table:table-cell>
          <table:table-cell office:value-type="string" office:string-value=" 🎵 Thank you. In the dawn, an angel was dancing Surrounded by the narrow light But in the shadows, nothing was watching And with pieces, awaiting the night I'm a crazy man, I don't need your sympathy I need to be a witch by the shadows So choose my whimpering lies As the world was sketched and the skies turned red The angel's heart felt right The land is in falls, it's got to stay And the snow lies aching so cold Dusk has passed and a cold morning breeze Is breathing all over the plain On the ground lightning with skin so pale On the face an image of pain Snow is now falling to the frozen ground Angel is now in black and white Frost is spreading across the plain To welcome the eternal night Death is white with crystals so white Frozen roses so red Roots of blood of an innocent soul And the great white angel did A spell was cast in the sky That read the angel's heart froze to ice In the gloomy sky But our trials were done When the silence was broken by Christ A spell was cast in the sky That read the angel's heart froze to ice In the gloomy sky The signs were dead and you'll die guitar solo I'm not going to do it. guitar solo The force is coming to stay and there's no rising so cold The ebony crystal of philosophy is falling The matter that's only sold A spell was cast in the skies of red The eagles are both wise In the gloomy skies The signs were the eagles' eyes Yeah! you">
            <text:p> 🎵 Thank you. In the dawn, an angel was dancing Surrounded by the narrow light But in the shadows, nothing was watching And with pieces, awaiting the night I'm a crazy man, I don't need your sympathy I need to be a witch by the shadows So choose my whimpering lies As the world was sketched and the skies turned red The angel's heart felt right The land is in falls, it's got to stay And the snow lies aching so cold Dusk has passed and a cold morning breeze Is breathing all over the plain On the ground lightning with skin so pale On the face an image of pain Snow is now falling to the frozen ground Angel is now in black and white Frost is spreading across the plain To welcome the eternal night Death is white with crystals so white Frozen roses so red Roots of blood of an innocent soul And the great white angel did A spell was cast in the sky That read the angel's heart froze to ice In the gloomy sky But our trials were done When the silence was broken by Christ A spell was cast in the sky That read the angel's heart froze to ice In the gloomy sky The signs were dead and you'll die guitar solo I'm not going to do it. guitar solo The force is coming to stay and there's no rising so cold The ebony crystal of philosophy is falling The matter that's only sold A spell was cast in the skies of red The eagles are both wise In the gloomy skies The signs were the eagles' eyes Yeah! you</text:p>
          </table:table-cell>
        </table:table-row>
        <table:table-row>
          <table:table-cell office:value-type="string" office:string-value="Emperor - I Am the Black Wizards">
            <text:p>Emperor - I Am the Black Wizards</text:p>
          </table:table-cell>
          <table:table-cell office:value-type="string" office:string-value=" The Let's go. I can't let go When I'm not alone In the middle of the night The sun can't see the light So I'm at the last time I'm coming down And I just gotta run And I can't let go When I'm not alone In the middle of the night I can't let go I feel the fire Burning in my heart I can't stop I can't stop I can't stop I can't stop I can't stop I can't stop I can't stop I can't stop Time is out, time is out Nothing's here except for death I'm dying to die I'm dying to die Shining In the snow I'm falling I can't stand it I can't stand it I can't stand it I can't stand it I can't stand it I can't stand it I can't stand it I can't stand it I can't stand it I can't stand it I can't stand it I can't stand it I can't stand it I can't stand it I can't stand it I can't stand it I can't stand it I can't stand it I need hope in my life Even though I'm not in the end I'm not alone I'm sorry I thought I'd be sorry I'm sorry I'm sorry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living I'm living I'm living From the running of the slain To the past away I am the one When the people turn to stone I am God From the running of the slain To the past away I am you I'm a little boy who wants to stay My whims are so many With the rest of his life Forever they are the same I am I am I am I am I am I am I am I am Yeah!">
            <text:p> The Let's go. I can't let go When I'm not alone In the middle of the night The sun can't see the light So I'm at the last time I'm coming down And I just gotta run And I can't let go When I'm not alone In the middle of the night I can't let go I feel the fire Burning in my heart I can't stop I can't stop I can't stop I can't stop I can't stop I can't stop I can't stop I can't stop Time is out, time is out Nothing's here except for death I'm dying to die I'm dying to die Shining In the snow I'm falling I can't stand it I can't stand it I can't stand it I can't stand it I can't stand it I can't stand it I can't stand it I can't stand it I can't stand it I can't stand it I can't stand it I can't stand it I can't stand it I can't stand it I can't stand it I can't stand it I can't stand it I can't stand it I need hope in my life Even though I'm not in the end I'm not alone I'm sorry I thought I'd be sorry I'm sorry I'm sorry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not afraid I'm living I'm living I'm living From the running of the slain To the past away I am the one When the people turn to stone I am God From the running of the slain To the past away I am you I'm a little boy who wants to stay My whims are so many With the rest of his life Forever they are the same I am I am I am I am I am I am I am I am Yeah!</text:p>
          </table:table-cell>
        </table:table-row>
        <table:table-row>
          <table:table-cell office:value-type="string" office:string-value="Enslaved - The Watcher">
            <text:p>Enslaved - The Watcher</text:p>
          </table:table-cell>
          <table:table-cell office:value-type="string" office:string-value=" 🎵 Something is not home Let's go with our will Walking in the footsteps of the fallen Blinded by lack of reason Interested in the tales of doom It will May the darkness Bind us No one will Remember The pain When we're gone The sound of the wind And the sky The sound Realize the ones I've been slain Did I become an evil soul? Will the rank of hospital Deny sacrifice in vain? Farewell Innocent, to be killed No one will walk the path He does not know I'm not a fool In Time Washing in the skies Voices of the dead I'm here, I'm here, I'm here, I'm here I'm here, I'm here, I'm here">
            <text:p> 🎵 Something is not home Let's go with our will Walking in the footsteps of the fallen Blinded by lack of reason Interested in the tales of doom It will May the darkness Bind us No one will Remember The pain When we're gone The sound of the wind And the sky The sound Realize the ones I've been slain Did I become an evil soul? Will the rank of hospital Deny sacrifice in vain? Farewell Innocent, to be killed No one will walk the path He does not know I'm not a fool In Time Washing in the skies Voices of the dead I'm here, I'm here, I'm here, I'm here I'm here, I'm here, I'm here</text:p>
          </table:table-cell>
        </table:table-row>
        <table:table-row>
          <table:table-cell office:value-type="string" office:string-value="Immortal - Solarfall">
            <text:p>Immortal - Solarfall</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Let's go. In the deep sea, I wait upon a coming storm Feel the roaring tide as we lay the dawn See the eyes in which we clasp ourselves Earth frozen cries, the dark benign your time Part of the sea to see, the rage of our A state to hide from that we fear Skyward from this sea somewhere Wishing you a giant ball See the eyes in which we clasp ourselves Like frozen grains, the dark beneath your skin The The The The The The From the wilderness Through a darkened terrain A painting emptiness Walkers of the dust, survivors of the blood Slowly they move before, behind on time Into the soul of all Ah! I'm a man of my word The waves of an incoming storm Hear the roaring tide As we lay the dawn The waters and the seas rage apart The tide is what waits there The sky will promise these thoughts air Awaiting you a giant fall See the ice In which we clasp ourselves All frozen dry The dark denied your kind Lost and set flame The starlight is with you Lightning blaze In depths of no rebirth I'm not going to let you go.">
            <text:p> The The The The The The The The The The The The The The The The The The The The The The The The The The The The The The The The The The The The The The The The The The The The The The The The The The The The The The The The The Let's go. In the deep sea, I wait upon a coming storm Feel the roaring tide as we lay the dawn See the eyes in which we clasp ourselves Earth frozen cries, the dark benign your time Part of the sea to see, the rage of our A state to hide from that we fear Skyward from this sea somewhere Wishing you a giant ball See the eyes in which we clasp ourselves Like frozen grains, the dark beneath your skin The The The The The The From the wilderness Through a darkened terrain A painting emptiness Walkers of the dust, survivors of the blood Slowly they move before, behind on time Into the soul of all Ah! I'm a man of my word The waves of an incoming storm Hear the roaring tide As we lay the dawn The waters and the seas rage apart The tide is what waits there The sky will promise these thoughts air Awaiting you a giant fall See the ice In which we clasp ourselves All frozen dry The dark denied your kind Lost and set flame The starlight is with you Lightning blaze In depths of no rebirth I'm not going to let you go.</text:p>
          </table:table-cell>
        </table:table-row>
        <table:table-row>
          <table:table-cell office:value-type="string" office:string-value="Marduk - Panzer Division Marduk">
            <text:p>Marduk - Panzer Division Marduk</text:p>
          </table:table-cell>
          <table:table-cell office:value-type="string" office:string-value=" Fire! Drinking on a fast and get your life We blow your fortress into dust The victor is in a battle, battle is hard We will ship a century's worth further ahead The only power of a killing machine The perfect for dust when the monsters are left Born to the essence of the unholy flame The worst thing is what's fallen from the sky The war of the bell can be stopped on the march To extinguish the darkness of life Past the deletion of violence Continues the time of crusade Against Christianity A worthless humanity Past the deletion of violence Continues the time of crusade Against Christianity The worst humanity The worstest humanity I'm not afraid of the dark I'm not afraid of the dark I'm not afraid of the dark I'm not afraid of the dark">
            <text:p> Fire! Drinking on a fast and get your life We blow your fortress into dust The victor is in a battle, battle is hard We will ship a century's worth further ahead The only power of a killing machine The perfect for dust when the monsters are left Born to the essence of the unholy flame The worst thing is what's fallen from the sky The war of the bell can be stopped on the march To extinguish the darkness of life Past the deletion of violence Continues the time of crusade Against Christianity A worthless humanity Past the deletion of violence Continues the time of crusade Against Christianity The worst humanity The worstest humanity I'm not afraid of the dark I'm not afraid of the dark I'm not afraid of the dark I'm not afraid of the dark</text:p>
          </table:table-cell>
        </table:table-row>
        <table:table-row>
          <table:table-cell office:value-type="string" office:string-value="Mayhem - Freezing Moon">
            <text:p>Mayhem - Freezing Moon</text:p>
          </table:table-cell>
          <table:table-cell office:value-type="string" office:string-value=" 🎵 Thank you. Let's go. I'm not sure. The void is the cure for death I remember it from history To our animal's pain The The The The The The The The The The The The The The The Yeah! Let's go. It's the night of pain I leave you to your own I leave with my heart burned Of the deep sea of my heart Night of hunger, follow this earth Follow the breathing wind Yeah, you'll see I'm not a man The blood is flowing, the journey opens The cemetery lights up again, the seed of champagne Fallen souls die behind my stone I may fall away, but peace is soon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text:p> 🎵 Thank you. Let's go. I'm not sure. The void is the cure for death I remember it from history To our animal's pain The The The The The The The The The The The The The The The Yeah! Let's go. It's the night of pain I leave you to your own I leave with my heart burned Of the deep sea of my heart Night of hunger, follow this earth Follow the breathing wind Yeah, you'll see I'm not a man The blood is flowing, the journey opens The cemetery lights up again, the seed of champagne Fallen souls die behind my stone I may fall away, but peace is soon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text:p>
          </table:table-cell>
        </table:table-row>
        <table:table-row>
          <table:table-cell office:value-type="string" office:string-value="Mgła - With Hearts Toward None III">
            <text:p>Mgła - With Hearts Toward None III</text:p>
          </table:table-cell>
          <table:table-cell office:value-type="string" office:string-value=" 🎵 I'm not afraid of the dark I'm not afraid of the dark I'm not afraid of the dark I'm not afraid of the dark I'm not afraid of the dark I'm not afraid of the dark Tensile torches touch the waves Innocent characters in blue lands of null and no case Wizards of the Fall Silent the hordes Of the astray In darkness And in ruin The gathers of ascension Behold the August We're coming up thin I'm a man of my word of coldness comes the voice of the living god Flattered down to the roots of the wounded belongs to this god's god and you shall know first his sin and it will set you free I'm not afraid of the dark Separate from unconscious Perfect Theodicy Atrocious Demons Thank you. so I'm gonna make you come down You're gonna find your way to God I'm gonna make you come down You're gonna find your way to God You don't know what is death You don't know what is death It's in the face of your prey With hearts Towards none With hearts Towards none With hearts Towards none You'll be forced to let go I'm not a fool I'm not a fool">
            <text:p> 🎵 I'm not afraid of the dark I'm not afraid of the dark I'm not afraid of the dark I'm not afraid of the dark I'm not afraid of the dark I'm not afraid of the dark Tensile torches touch the waves Innocent characters in blue lands of null and no case Wizards of the Fall Silent the hordes Of the astray In darkness And in ruin The gathers of ascension Behold the August We're coming up thin I'm a man of my word of coldness comes the voice of the living god Flattered down to the roots of the wounded belongs to this god's god and you shall know first his sin and it will set you free I'm not afraid of the dark Separate from unconscious Perfect Theodicy Atrocious Demons Thank you. so I'm gonna make you come down You're gonna find your way to God I'm gonna make you come down You're gonna find your way to God You don't know what is death You don't know what is death It's in the face of your prey With hearts Towards none With hearts Towards none With hearts Towards none You'll be forced to let go I'm not a fool I'm not a fool</text:p>
          </table:table-cell>
        </table:table-row>
        <table:table-row>
          <table:table-cell office:value-type="string" office:string-value="Obsequiae - The Palms of Sorrowed Kings">
            <text:p>Obsequiae - The Palms of Sorrowed Kings</text:p>
          </table:table-cell>
          <table:table-cell office:value-type="string" office:string-value=" 🎵 We'll see you next time. The The The The The The The The The The The The The The The You never felt anything It's been a day long How? How? Now I Do you Try this morning For a Lowly I'm a town, but I'm still Shining, shining When I'm in my When I'm in my Time I'm a town In the dark I am In the dark I am I am I am I am I am I am I am I am I am I am Ah The forsaken is a fool and you are the man Ah I'm a man of my own I take down the castle that I built It's me who's in the middle of it I'm running free We are stretched out of our souls Come the force Come the force, we will die The sight, it will destroy Outro Music Thank you.">
            <text:p> 🎵 We'll see you next time. The The The The The The The The The The The The The The The You never felt anything It's been a day long How? How? Now I Do you Try this morning For a Lowly I'm a town, but I'm still Shining, shining When I'm in my When I'm in my Time I'm a town In the dark I am In the dark I am I am I am I am I am I am I am I am I am I am Ah The forsaken is a fool and you are the man Ah I'm a man of my own I take down the castle that I built It's me who's in the middle of it I'm running free We are stretched out of our souls Come the force Come the force, we will die The sight, it will destroy Outro Music Thank you.</text:p>
          </table:table-cell>
        </table:table-row>
        <table:table-row>
          <table:table-cell office:value-type="string" office:string-value="Regarde Les Hommes Tomber - A New Order">
            <text:p>Regarde Les Hommes Tomber - A New Order</text:p>
          </table:table-cell>
          <table:table-cell office:value-type="string" office:string-value=" I'm not afraid of the dark From the slant of his hands, Becomes a spiral The lines of his shadow Descends the sun of the sand The discontented heart Torn of the middle penis Jalous At ease with terror In general, I'm far apart I'm the infernal poet Of the deep mist of the soul and shit A rag of my feet And a dancing child The flames of the flames of the great fire Leads us to the edge What is the name of this suffering What made me a witch I'm the one who's gonna die I'm the one who's gonna die I'm the one who's gonna die I'm the one who's gonna die I'm the one who's gonna die I'm the one who's gonna die I'm the one who's gonna die I'm the one who's gonna die I'm the one who's gonna die I'm the one who's gonna die I'm the one who's gonna die I'm the one who's gonna die I'm the one who's gonna die I'm the one who's gonna die I'm sorry. In vision, one is asleep And in heaven, it's sun and sun for the day All in favor The curtain stands with the fable's thoughts in one shadow Crazy in the stir, pretty in the street Landing to waste like a death bomb The breath naked on the shore The world is red Bastion, Bastion, Bastion, Bastion Death's dawn, first day for life's love One cry, and see the fire in one Heartache, and passion issues Test the blood, suck the blood The truth will be shattered It's better for disaster The rest will be dead The world will be dead I say You know that this is your destiny You know that this is your destiny You know that this is your destiny I am still alive, yeah I'm going to go. I'm not a fucking idiot I'm not a prisoner Please, not me A celebration Please, not me I remember It's so late I remember Under the I'm a driver">
            <text:p> I'm not afraid of the dark From the slant of his hands, Becomes a spiral The lines of his shadow Descends the sun of the sand The discontented heart Torn of the middle penis Jalous At ease with terror In general, I'm far apart I'm the infernal poet Of the deep mist of the soul and shit A rag of my feet And a dancing child The flames of the flames of the great fire Leads us to the edge What is the name of this suffering What made me a witch I'm the one who's gonna die I'm the one who's gonna die I'm the one who's gonna die I'm the one who's gonna die I'm the one who's gonna die I'm the one who's gonna die I'm the one who's gonna die I'm the one who's gonna die I'm the one who's gonna die I'm the one who's gonna die I'm the one who's gonna die I'm the one who's gonna die I'm the one who's gonna die I'm the one who's gonna die I'm sorry. In vision, one is asleep And in heaven, it's sun and sun for the day All in favor The curtain stands with the fable's thoughts in one shadow Crazy in the stir, pretty in the street Landing to waste like a death bomb The breath naked on the shore The world is red Bastion, Bastion, Bastion, Bastion Death's dawn, first day for life's love One cry, and see the fire in one Heartache, and passion issues Test the blood, suck the blood The truth will be shattered It's better for disaster The rest will be dead The world will be dead I say You know that this is your destiny You know that this is your destiny You know that this is your destiny I am still alive, yeah I'm going to go. I'm not a fucking idiot I'm not a prisoner Please, not me A celebration Please, not me I remember It's so late I remember Under the I'm a driver</text:p>
          </table:table-cell>
        </table:table-row>
        <table:table-row>
          <table:table-cell office:value-type="string" office:string-value="Satyricon - K.I.N.G.">
            <text:p>Satyricon - K.I.N.G.</text:p>
          </table:table-cell>
          <table:table-cell office:value-type="string" office:string-value=" The The The The The The The The The The The The The The The The The The The The The The The The The The The The The The Beholding the might And its son of grace And its beauty and light And its pride and glory Rushing door in time and space As the Lord scraped the soil God or dead you'll never be Kingdom come, hear the roar Climbing down To rule the earth Bloods are dying Metal skip Serpent's tongue Dagger claws Dragon wings Crooked horns King Upon high places With their heads so fine With their lives at stake With their brains at hand Time caught me on the gates Giant slides from the pits Where's the light? Chaos reign Donald Kong needs some gods Climbing down To rule the earth Bloods are dying Metal skin Serpent's tongue Dinoclops Dragon wings Crocodile horns King Like the ice, wake up now Even for a fake, don't wink Summon all, make the signs Legion's march unto void Climbing down To rule the earth Bloodshot eyes, metal skin Serpent song, dagger claws Dragon wings, broken horns King">
            <text:p> The The The The The The The The The The The The The The The The The The The The The The The The The The The The The The Beholding the might And its son of grace And its beauty and light And its pride and glory Rushing door in time and space As the Lord scraped the soil God or dead you'll never be Kingdom come, hear the roar Climbing down To rule the earth Bloods are dying Metal skip Serpent's tongue Dagger claws Dragon wings Crooked horns King Upon high places With their heads so fine With their lives at stake With their brains at hand Time caught me on the gates Giant slides from the pits Where's the light? Chaos reign Donald Kong needs some gods Climbing down To rule the earth Bloods are dying Metal skin Serpent's tongue Dinoclops Dragon wings Crocodile horns King Like the ice, wake up now Even for a fake, don't wink Summon all, make the signs Legion's march unto void Climbing down To rule the earth Bloodshot eyes, metal skin Serpent song, dagger claws Dragon wings, broken horns King</text:p>
          </table:table-cell>
        </table:table-row>
        <table:table-row>
          <table:table-cell office:value-type="string" office:string-value="Shining - Fields of Faceless">
            <text:p>Shining - Fields of Faceless</text:p>
          </table:table-cell>
          <table:table-cell office:value-type="string" office:string-value=" The The The The The The The The The The The The The The The The The The The The The The The The The The The The The Come on. I'm not sure. We'll be right back. To walk the field of faceless To carry the burden of knowledge To walk in the field of faceless To fail the seas for parable negativity Thank you. I'm out The world is clear The valkyries in my head I take the deal The The The The The The The The The The The The The The The Mouth, carrying this burden Mouth, of this faith Mouth, faithless sin Mouth, of this faith Mouth, carrying this burden My heart won't listen My heart won't listen Say the things you mean Thank you. We'll be right back. I want this peace Last one, this feeling Feel That What They feel I'm out. Thank you. Thank you.">
            <text:p> The The The The The The The The The The The The The The The The The The The The The The The The The The The The The Come on. I'm not sure. We'll be right back. To walk the field of faceless To carry the burden of knowledge To walk in the field of faceless To fail the seas for parable negativity Thank you. I'm out The world is clear The valkyries in my head I take the deal The The The The The The The The The The The The The The The Mouth, carrying this burden Mouth, of this faith Mouth, faithless sin Mouth, of this faith Mouth, carrying this burden My heart won't listen My heart won't listen Say the things you mean Thank you. We'll be right back. I want this peace Last one, this feeling Feel That What They feel I'm out. Thank you. Thank you.</text:p>
          </table:table-cell>
        </table:table-row>
        <table:table-row>
          <table:table-cell office:value-type="string" office:string-value="Sigh - At My Funeral">
            <text:p>Sigh - At My Funeral</text:p>
          </table:table-cell>
          <table:table-cell office:value-type="string" office:string-value=" So I've chosen death The hell Hearing the mortals cry Shedding my body light Symbolizing equity Journey into eternity This funeral is for me And it is meant to be Calling of the moon My flesh will turn to dust And it's my last Six words I'm going to Yes, I'm going to And the worst place I will be Yes, I will be guitar solo guitar solo Thank you. And then the former And my hero And the legacy And my hero Becoming my shield And my hero So my journey begins And my hero And my hero At my funeral And life is soon at my funeral Recalling all my sins at my funeral So my journey begins at my funeral Leaving my body behind Seeing my coffin burn And this is what I yearn My funeral will end And my soul will descend Into Hades to burn Scorn, scorn defeat Scorn defeat Yes I do Scorn defeat">
            <text:p> So I've chosen death The hell Hearing the mortals cry Shedding my body light Symbolizing equity Journey into eternity This funeral is for me And it is meant to be Calling of the moon My flesh will turn to dust And it's my last Six words I'm going to Yes, I'm going to And the worst place I will be Yes, I will be guitar solo guitar solo Thank you. And then the former And my hero And the legacy And my hero Becoming my shield And my hero So my journey begins And my hero And my hero At my funeral And life is soon at my funeral Recalling all my sins at my funeral So my journey begins at my funeral Leaving my body behind Seeing my coffin burn And this is what I yearn My funeral will end And my soul will descend Into Hades to burn Scorn, scorn defeat Scorn defeat Yes I do Scorn defeat</text:p>
          </table:table-cell>
        </table:table-row>
        <table:table-row>
          <table:table-cell office:value-type="string" office:string-value="Spectral Wound - Frigid and Spellbound">
            <text:p>Spectral Wound - Frigid and Spellbound</text:p>
          </table:table-cell>
          <table:table-cell office:value-type="string" office:string-value=" 🎵 I'm not going to let you go. I'm wandering, feeling like a sick pill I'm feeling for the other With sculptures and bodies of demons In a labyrinth created I can't It's time to be afraid Distance beheld Once upon its natural view Lost in the first river Defying you to drink Not even to drown The dark is the sun And yet it's no more The army of the Frigid and smellbound Frigid and smellbound Frigid and smellbound Frigid I'm not going to let you go. Thank you. I got a heart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m coming I'm coming to take you And I'm scared to In your body Blaming Revenge Love Recalling The past We I can't stop">
            <text:p> 🎵 I'm not going to let you go. I'm wandering, feeling like a sick pill I'm feeling for the other With sculptures and bodies of demons In a labyrinth created I can't It's time to be afraid Distance beheld Once upon its natural view Lost in the first river Defying you to drink Not even to drown The dark is the sun And yet it's no more The army of the Frigid and smellbound Frigid and smellbound Frigid and smellbound Frigid I'm not going to let you go. Thank you. I got a heart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 got a dream I'm coming I'm coming to take you And I'm scared to In your body Blaming Revenge Love Recalling The past We I can't stop</text:p>
          </table:table-cell>
        </table:table-row>
        <table:table-row>
          <table:table-cell office:value-type="string" office:string-value="Stormkeep - A Journey Through Storms">
            <text:p>Stormkeep - A Journey Through Storms</text:p>
          </table:table-cell>
          <table:table-cell office:value-type="string" office:string-value=" 🎵 The winding path Roams and hills And beyond The borders of man Finding past relics And time wonders A road, a quest, a journey Through stars Many trials lead into the unknown Chest of magic, steel and strength Attention, the waves Passage Across the strait of storms To the castle Of the rock of war Seas ravaged by winds and tempests Lightning blizzards and thunder Cracked upon the first day The permanence in chaos, inferior and bewitched Celestial cascade, wise and great, the guilt to seize I'm not afraid of the dark The winding path Seas and hills Lands uncharted Fearless trails Pattern-cold past And gaze of ice Sailing onward A journey Through storms Thank you. The I'm not afraid of the dark Ah Ah Raising moonlight through the prairie Sorcery in the air Ancient magic entangled in elements An impassable time The end of destiny Reckoning Born Through words Spoken, a beacon appears I will not disturb Through will and spirit Fear will not take me I am the wave, I am the storm A light to the crowds Shots through the night From step in power it spills Dark woven chaos A cosplay for the eye A white and bleak haven Out of the sea On the shore I'm a man I'm not afraid of the dark I will burn the storms This grandest anniversary With only my strength and my mind I am the wind I am the storm I'm not going to let you go Thank you.">
            <text:p> 🎵 The winding path Roams and hills And beyond The borders of man Finding past relics And time wonders A road, a quest, a journey Through stars Many trials lead into the unknown Chest of magic, steel and strength Attention, the waves Passage Across the strait of storms To the castle Of the rock of war Seas ravaged by winds and tempests Lightning blizzards and thunder Cracked upon the first day The permanence in chaos, inferior and bewitched Celestial cascade, wise and great, the guilt to seize I'm not afraid of the dark The winding path Seas and hills Lands uncharted Fearless trails Pattern-cold past And gaze of ice Sailing onward A journey Through storms Thank you. The I'm not afraid of the dark Ah Ah Raising moonlight through the prairie Sorcery in the air Ancient magic entangled in elements An impassable time The end of destiny Reckoning Born Through words Spoken, a beacon appears I will not disturb Through will and spirit Fear will not take me I am the wave, I am the storm A light to the crowds Shots through the night From step in power it spills Dark woven chaos A cosplay for the eye A white and bleak haven Out of the sea On the shore I'm a man I'm not afraid of the dark I will burn the storms This grandest anniversary With only my strength and my mind I am the wind I am the storm I'm not going to let you go Thank you.</text:p>
          </table:table-cell>
        </table:table-row>
        <table:table-row>
          <table:table-cell office:value-type="string" office:string-value="Summoning - Flammifer">
            <text:p>Summoning - Flammifer</text:p>
          </table:table-cell>
          <table:table-cell office:value-type="string" office:string-value=" Thank you very much. Thank you. This is the truth, I've understood You are the power of the friend You will end up in the same way Beyond the name of the land Forever night and ever more I'm a dragon roaring, I'm a dragon burning My legs are weak and I'm strong Let's fight before the day begins Thank you. Thank you. A brilliant, a better world It's out of control The undead have come to rest The undead have come to rest And never out Thank you. She sees the moon, you will catch the star You will be far from her friends You will learn all the tricks and ways The opposite of what you learned You will fight, you will fight for more A dragon roaring, waves of red A leaf of leaves, a flower of straw And stop the war And make it end We're going to see you next week. We can get A time to rest A time to rest And never end Thank you. Thank you. Thank you.">
            <text:p> Thank you very much. Thank you. This is the truth, I've understood You are the power of the friend You will end up in the same way Beyond the name of the land Forever night and ever more I'm a dragon roaring, I'm a dragon burning My legs are weak and I'm strong Let's fight before the day begins Thank you. Thank you. A brilliant, a better world It's out of control The undead have come to rest The undead have come to rest And never out Thank you. She sees the moon, you will catch the star You will be far from her friends You will learn all the tricks and ways The opposite of what you learned You will fight, you will fight for more A dragon roaring, waves of red A leaf of leaves, a flower of straw And stop the war And make it end We're going to see you next week. We can get A time to rest A time to rest And never end Thank you. Thank you. Thank you.</text:p>
          </table:table-cell>
        </table:table-row>
        <table:table-row>
          <table:table-cell office:value-type="string" office:string-value="Watain - Malfeitor">
            <text:p>Watain - Malfeitor</text:p>
          </table:table-cell>
          <table:table-cell office:value-type="string" office:string-value=" 🎵 I'm By the piercing of shotguns, the chord of life was deformed Twisted into a new fragment of the garbage of the earth Our world, which is of faith, that was formed by deceit and of our own Spurred tireless as his many limbs extend across the abyss Thirteen words and a million tongues In a thousand gods that breathe Only to choose a tracer tied to Messiah The titan is their strength In this damn, undisputed, man's formation The autistic god I follow The blood waste of death We've been crossroads Our fate of the master is promised in unity I dwell in the abyss, within you, the flesh and I am I disobeyed you to amend, by nice I've been granted immunity So that my sight will be clear, when we see this world in the dark I'm not afraid of the dark I'm a monster I'm burning up As proof has come and Brings that fire Now behold as I burn red And destroy the law As the image of my father Martyrly be a subject to death For lack of the desires that dwell within my heart And the devil is in my dreams He sees I'm a fighter In your possession I am Twilight, god of transformation At the crossroads we meet again I'll raise the path of man in future paradise To the deathless you Yes, I am of my father the devil And the loss of my father I will do I'm not a fool I'm not afraid I'm out. I'm">
            <text:p> 🎵 I'm By the piercing of shotguns, the chord of life was deformed Twisted into a new fragment of the garbage of the earth Our world, which is of faith, that was formed by deceit and of our own Spurred tireless as his many limbs extend across the abyss Thirteen words and a million tongues In a thousand gods that breathe Only to choose a tracer tied to Messiah The titan is their strength In this damn, undisputed, man's formation The autistic god I follow The blood waste of death We've been crossroads Our fate of the master is promised in unity I dwell in the abyss, within you, the flesh and I am I disobeyed you to amend, by nice I've been granted immunity So that my sight will be clear, when we see this world in the dark I'm not afraid of the dark I'm a monster I'm burning up As proof has come and Brings that fire Now behold as I burn red And destroy the law As the image of my father Martyrly be a subject to death For lack of the desires that dwell within my heart And the devil is in my dreams He sees I'm a fighter In your possession I am Twilight, god of transformation At the crossroads we meet again I'll raise the path of man in future paradise To the deathless you Yes, I am of my father the devil And the loss of my father I will do I'm not a fool I'm not afraid I'm out. I'm</text:p>
          </table:table-cell>
        </table:table-row>
        <table:table-row>
          <table:table-cell office:value-type="string" office:string-value="Windir - Journey to the End">
            <text:p>Windir - Journey to the End</text:p>
          </table:table-cell>
          <table:table-cell office:value-type="string" office:string-value=" 🎵 I'm not a fool I wish to live like a god of sin But words like this I wish I could die like this I can't do it I'm a monster I'm a monster I'm a monster I'm becoming weak But I I see I see his name I see his name I'm a monster I'm a monster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m feeling so extremely high I'm feeling so extremely high I never realized my peace was so lost It was no more for me I'm feeling so extremely high I'm only under the moon And the name that he shall is leaving All that we want All right I'm not sure. Thank you. I'm not sure if I'm going to be able to do it. Thank you. I'm not a fool I'm not a fool Thank you. Thank you. Thank you. Thank you. Thank you. Thank you. I'm out.">
            <text:p> 🎵 I'm not a fool I wish to live like a god of sin But words like this I wish I could die like this I can't do it I'm a monster I'm a monster I'm a monster I'm becoming weak But I I see I see his name I see his name I'm a monster I'm a monster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 am a spirit of the world I'm feeling so extremely high I'm feeling so extremely high I never realized my peace was so lost It was no more for me I'm feeling so extremely high I'm only under the moon And the name that he shall is leaving All that we want All right I'm not sure. Thank you. I'm not sure if I'm going to be able to do it. Thank you. I'm not a fool I'm not a fool Thank you. Thank you. Thank you. Thank you. Thank you. Thank you. I'm out.</text:p>
          </table:table-cell>
        </table:table-row>
        <table:table-row>
          <table:table-cell office:value-type="string" office:string-value="Wolves in the Throne Room - Queen of the Borrowed Light">
            <text:p>Wolves in the Throne Room - Queen of the Borrowed Light</text:p>
          </table:table-cell>
          <table:table-cell office:value-type="string" office:string-value=" Thank you. Thank you. I'm not going to let you go. I live in the cold sea And there you are In the darkness of the darkness Oh, I can't I'm trapped You fall apart Wings of your own creation I see the light of the dark sky in your eyes I am the sun, the sun You are the only one for me And you are the one for me And I can't, I can't And I can't die I can't die You've been a part Waste of your own creation Wasting the life of the disaster in your eyes I'm out. guitar solo Yeah. This is the way We must Go We must Go against Priority Touch the sky with a blade Let the damage inside of your mind Oh, this is no fun It is a war Thank you. Thank you. Thank you. Thank you. I'm not going to let you go. You'll break apart Waste of your own creation I see my life The night sky In your eyes I'm not feeling the same It's not that easy We are the people of the future Rocking, rocking, so high I'm a man of the world I'm a man of the world Thank you. Thank you. Thanks for watching!">
            <text:p> Thank you. Thank you. I'm not going to let you go. I live in the cold sea And there you are In the darkness of the darkness Oh, I can't I'm trapped You fall apart Wings of your own creation I see the light of the dark sky in your eyes I am the sun, the sun You are the only one for me And you are the one for me And I can't, I can't And I can't die I can't die You've been a part Waste of your own creation Wasting the life of the disaster in your eyes I'm out. guitar solo Yeah. This is the way We must Go We must Go against Priority Touch the sky with a blade Let the damage inside of your mind Oh, this is no fun It is a war Thank you. Thank you. Thank you. Thank you. I'm not going to let you go. You'll break apart Waste of your own creation I see my life The night sky In your eyes I'm not feeling the same It's not that easy We are the people of the future Rocking, rocking, so high I'm a man of the world I'm a man of the world Thank you. Thank you. Thanks for watching!</text:p>
          </table:table-cell>
        </table:table-row>
        <table:table-row>
          <table:table-cell office:value-type="string" office:string-value="Obtained Enslavement - Veils of Wintersorrow">
            <text:p>Obtained Enslavement - Veils of Wintersorrow</text:p>
          </table:table-cell>
          <table:table-cell office:value-type="string" office:string-value=" I am the shadow of your fading existence You beat my hope to a life of hunger I am the bullet that will turn right From the light's guide, like fire and poison Fire just went down And I'm burning And I'm burning I'm burning I know you believe In the reason I live Chains of stars, chains of evil, and pain A seed of love, a seed of glorious light All I need is heaven for everything Why? The sky will be red The sky will be red The sky will be red A morning comes when I am I hear the tears in my eyes, I read my head I will regain my sorrow throughout the centuries The children of Christ, the red-hot-blooded preacher I'll give them glory to serve my enemies I am a passion And I am In the same place I'm not I'm not a fool I'm not dying, I'm not living alone here You live in this life And you are the path of the future Oh you, I can't wait To be smiling Under the night I am the shadow of your pain The earth is mine, and these my lockers are mine I am the fall of future light from the wild sky I ride my own race and my own race of winter I'm a victim of your lies">
            <text:p> I am the shadow of your fading existence You beat my hope to a life of hunger I am the bullet that will turn right From the light's guide, like fire and poison Fire just went down And I'm burning And I'm burning I'm burning I know you believe In the reason I live Chains of stars, chains of evil, and pain A seed of love, a seed of glorious light All I need is heaven for everything Why? The sky will be red The sky will be red The sky will be red A morning comes when I am I hear the tears in my eyes, I read my head I will regain my sorrow throughout the centuries The children of Christ, the red-hot-blooded preacher I'll give them glory to serve my enemies I am a passion And I am In the same place I'm not I'm not a fool I'm not dying, I'm not living alone here You live in this life And you are the path of the future Oh you, I can't wait To be smiling Under the night I am the shadow of your pain The earth is mine, and these my lockers are mine I am the fall of future light from the wild sky I ride my own race and my own race of winter I'm a victim of your lies</text:p>
          </table:table-cell>
        </table:table-row>
      </table:table>
      <table:table table:name="songs___deathcore_metal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crania - Disillusion in a Discordant System">
            <text:p>Acrania - Disillusion in a Discordant System</text:p>
          </table:table-cell>
          <table:table-cell office:value-type="string" office:string-value=" To neglect and to Rather than to predict and to sow Attempts of the mob like the alpha Or your authority to bring up Something with a revenge Something that could be The strength that you feel Help me Or it'll be Or it's only going to be A good Put your life to make it To go with your own The good thing is that your crack can blow Cause your puppet's turning in I bet you think you're something special when your pack is closed But you're a little bit too much for second-hand Cause when you're mad at your mother You can't believe that someone's got no guts Show the world how to try and find your anger That's what we protest I made a great pile of pallor To get fucking manufactured devastation Dummies are puppets Causing a ruckus Romance is like a little party To begin to give in to the love I need to be the thing you need to be You is the only thing that's true You're nothing but a h*** Arrested for profit And he's ready to start the list Fight for the money, for the money, for the money To the point of nevermind Detaining for profit You're ready to call this for my back up call too From a bunch of f***ing scum You don't have to say anything Anything you do say will be To the devil's heart Fuck your authority Do the powers that restrain me demonite Explode and force me to kill Threaten us, so it's a murder In an evil, evil act, so evil, evil Meaningless respect for these fuckers You can't tell a girl from black From a pedestal built of a light I said, do you even remember The last time they protected us? Send your noise Bring more pain Fuck you over Our point is made Our point is made Send them to the slaughterhouse Oh!">
            <text:p> To neglect and to Rather than to predict and to sow Attempts of the mob like the alpha Or your authority to bring up Something with a revenge Something that could be The strength that you feel Help me Or it'll be Or it's only going to be A good Put your life to make it To go with your own The good thing is that your crack can blow Cause your puppet's turning in I bet you think you're something special when your pack is closed But you're a little bit too much for second-hand Cause when you're mad at your mother You can't believe that someone's got no guts Show the world how to try and find your anger That's what we protest I made a great pile of pallor To get fucking manufactured devastation Dummies are puppets Causing a ruckus Romance is like a little party To begin to give in to the love I need to be the thing you need to be You is the only thing that's true You're nothing but a h*** Arrested for profit And he's ready to start the list Fight for the money, for the money, for the money To the point of nevermind Detaining for profit You're ready to call this for my back up call too From a bunch of f***ing scum You don't have to say anything Anything you do say will be To the devil's heart Fuck your authority Do the powers that restrain me demonite Explode and force me to kill Threaten us, so it's a murder In an evil, evil act, so evil, evil Meaningless respect for these fuckers You can't tell a girl from black From a pedestal built of a light I said, do you even remember The last time they protected us? Send your noise Bring more pain Fuck you over Our point is made Our point is made Send them to the slaughterhouse Oh!</text:p>
          </table:table-cell>
        </table:table-row>
        <table:table-row>
          <table:table-cell office:value-type="string" office:string-value="All Shall Perish - Eradication">
            <text:p>All Shall Perish - Eradication</text:p>
          </table:table-cell>
          <table:table-cell office:value-type="string" office:string-value=" The The time of death, we will not to create a false system The way of the sun, to never leave separation I reject this life It's in the team, it's you and the time The words in your mouth, it's all the time The dark, the dark meaning The creep inside, crawling past your eyes The fallen time, your poison flutter Closer to the morning light Closer to the morning light I'm not a fool I'm not a fool I'm not a fool I'm not a fool I'm not a fool I'm not a fool I'm not a fool I'm not a fool I'm not a fool I'm not a fool I'm not a fool I'm not a fool I'm not a fool I'm not a fool I don't have the intensity to be Dumb hell The purpose was just not for me The art of your dispassion You decide your own domain Don't let the oppression Manipulate your lonely state I'm not afraid I surrender in my last hour To the maker of depression The force of fire Is your domestic pain Of your will to fight Preparation Only to die In relegation">
            <text:p> The The time of death, we will not to create a false system The way of the sun, to never leave separation I reject this life It's in the team, it's you and the time The words in your mouth, it's all the time The dark, the dark meaning The creep inside, crawling past your eyes The fallen time, your poison flutter Closer to the morning light Closer to the morning light I'm not a fool I'm not a fool I'm not a fool I'm not a fool I'm not a fool I'm not a fool I'm not a fool I'm not a fool I'm not a fool I'm not a fool I'm not a fool I'm not a fool I'm not a fool I'm not a fool I don't have the intensity to be Dumb hell The purpose was just not for me The art of your dispassion You decide your own domain Don't let the oppression Manipulate your lonely state I'm not afraid I surrender in my last hour To the maker of depression The force of fire Is your domestic pain Of your will to fight Preparation Only to die In relegation</text:p>
          </table:table-cell>
        </table:table-row>
        <table:table-row>
          <table:table-cell office:value-type="string" office:string-value="AngelMaker - What I Would Give">
            <text:p>AngelMaker - What I Would Give</text:p>
          </table:table-cell>
          <table:table-cell office:value-type="string" office:string-value=" You don't know about real loss Because it only occurs when you love something more than you love yourself You're the pain that you have deep I will trade my life for yours Just a little love And a little love The time of death What I will give to see the heart aching What I will drink to save us from this pain The wind will strip me But I will keep on Give my good Some of my love They will take all the pain You can have everything Without a second thought I'd have no more pain I'd trade my soul for your semen and shed the blood Your face, you can't see Overwhelming happiness, I long to see you In another time or in another place I'll trust every breath I was blessed with your face For so many years I watched as you wept Unable to help, I couldn't accept This place, all I know Wait on your death, you'll never get what you want To live, to be, just can't help but be To how I would have lived To see you again, you will be A stoneless life is better sweet Please be yours and use it It's a The person who's just pushing the piece of it Mind is the enemy Don't you see the life is perfect Ways they go away Ways they go away Don't forget to commit Excess like things in the back of the head It is to say something to love All that we've got Is in the other way We've got more time Can't hold back now What I would give to wear your voice again I'd take this knife and stab my own throat What I would give to feel your touch again I'd take this gun, cock it back and pull Please lend me all your pain So I can take it to the grave It's the worst I could live Rage of poets triumphantly Carry this torch for me Like a wave from misery Give my goods to the world They were taken from the people for their reason I see myself as a victim of the world I see myself as a victim of the world The fire shaking too Overwhelming happiness I long to see you In a dark suicide, for in a dark dream I trusted in you and I was blessed with your voice Outro Music">
            <text:p> You don't know about real loss Because it only occurs when you love something more than you love yourself You're the pain that you have deep I will trade my life for yours Just a little love And a little love The time of death What I will give to see the heart aching What I will drink to save us from this pain The wind will strip me But I will keep on Give my good Some of my love They will take all the pain You can have everything Without a second thought I'd have no more pain I'd trade my soul for your semen and shed the blood Your face, you can't see Overwhelming happiness, I long to see you In another time or in another place I'll trust every breath I was blessed with your face For so many years I watched as you wept Unable to help, I couldn't accept This place, all I know Wait on your death, you'll never get what you want To live, to be, just can't help but be To how I would have lived To see you again, you will be A stoneless life is better sweet Please be yours and use it It's a The person who's just pushing the piece of it Mind is the enemy Don't you see the life is perfect Ways they go away Ways they go away Don't forget to commit Excess like things in the back of the head It is to say something to love All that we've got Is in the other way We've got more time Can't hold back now What I would give to wear your voice again I'd take this knife and stab my own throat What I would give to feel your touch again I'd take this gun, cock it back and pull Please lend me all your pain So I can take it to the grave It's the worst I could live Rage of poets triumphantly Carry this torch for me Like a wave from misery Give my goods to the world They were taken from the people for their reason I see myself as a victim of the world I see myself as a victim of the world The fire shaking too Overwhelming happiness I long to see you In a dark suicide, for in a dark dream I trusted in you and I was blessed with your voice Outro Music</text:p>
          </table:table-cell>
        </table:table-row>
        <table:table-row>
          <table:table-cell office:value-type="string" office:string-value="August Burns Red - Composure">
            <text:p>August Burns Red - Composure</text:p>
          </table:table-cell>
          <table:table-cell office:value-type="string" office:string-value=" 🎵 🎵 Take it off, pick yourself up, insane 🎵 Your life fell apart in your hands, you cut the scars So promise, it's not the first time In the beginning, see more Pull it together, put it on your shirt Roll down the sleeve Don't let them see how you've grown It's not the first time We're there Getting deeper More and more Your demeanor looks like quits War and more Your demeanor looks like quicksand It seems like you're giving up Giving up on everything you was born It seems like you're giving up Giving up on everything You were born It's pulling you under It's gripping around your throat It's pulling you under It's gripping around your throat It seems like you're giving up on everything It seems like you're giving up on everything It's foolish you are so It's foolish you are so Life can be overwhelming But don't turn your back on the strongest tribes You've never met You've never met They have always been there To break your fall We're going to the moon. We've got to hold back the lead We've got to hold back the lead It's time to get some ROUND Thank you.">
            <text:p> 🎵 🎵 Take it off, pick yourself up, insane 🎵 Your life fell apart in your hands, you cut the scars So promise, it's not the first time In the beginning, see more Pull it together, put it on your shirt Roll down the sleeve Don't let them see how you've grown It's not the first time We're there Getting deeper More and more Your demeanor looks like quits War and more Your demeanor looks like quicksand It seems like you're giving up Giving up on everything you was born It seems like you're giving up Giving up on everything You were born It's pulling you under It's gripping around your throat It's pulling you under It's gripping around your throat It seems like you're giving up on everything It seems like you're giving up on everything It's foolish you are so It's foolish you are so Life can be overwhelming But don't turn your back on the strongest tribes You've never met You've never met They have always been there To break your fall We're going to the moon. We've got to hold back the lead We've got to hold back the lead It's time to get some ROUND Thank you.</text:p>
          </table:table-cell>
        </table:table-row>
        <table:table-row>
          <table:table-cell office:value-type="string" office:string-value="Born of Osiris - Abstract Art">
            <text:p>Born of Osiris - Abstract Art</text:p>
          </table:table-cell>
          <table:table-cell office:value-type="string" office:string-value=" How can chance Uncertain distortion How can chance You deserve this This is a bad position You've been so frustrated Get off the floor Turn it in, love my vice and violence All I just wish that nothing to be seen Turn it in, love my vice and violence All I just wish that nothing to be seen Now we're done Rest in Broken vision Seeking destruction And we don't need to give a damn This is all my fault And we don't need to give a damn This is all my fault And we don't need to give a Your life is divided Nothing to bring it back Don't be afraid Fear no way Don't be afraid Fade away">
            <text:p> How can chance Uncertain distortion How can chance You deserve this This is a bad position You've been so frustrated Get off the floor Turn it in, love my vice and violence All I just wish that nothing to be seen Turn it in, love my vice and violence All I just wish that nothing to be seen Now we're done Rest in Broken vision Seeking destruction And we don't need to give a damn This is all my fault And we don't need to give a damn This is all my fault And we don't need to give a Your life is divided Nothing to bring it back Don't be afraid Fear no way Don't be afraid Fade away</text:p>
          </table:table-cell>
        </table:table-row>
        <table:table-row>
          <table:table-cell office:value-type="string" office:string-value="Bring Me the Horizon - Pray for Plagues">
            <text:p>Bring Me the Horizon - Pray for Plagues</text:p>
          </table:table-cell>
          <table:table-cell office:value-type="string" office:string-value=" The The The The The The The The The The The The The The The The The The The The The The The The The The The The The A sight of death A soul that's chained Torn of the love that she had A wound from cut off the throat A soul wound on hand A voice that's gone to the moon A sight of death A feeling seen A sight of death A healing A feeling seen Oh Oh Oh, oh KILL Count your fucking blessings Come on Count your blessings Cause I'm counting every day Take your real feelings Cause I'm drowning every night Drowning every night I'm not the average ass what's made I'm not the average ass what's made I'm living in a world without me To the left, no one left You know the cleanest air I've ever had But I'll tell you today Oh, close your eyes Pray for me Cause this is me for me I saw through you the eyes of the cursed As I lie awake, my dreams did shake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Watch the rivers flow in blood In the end we'll stand where life once stood So clap your hands, slow the sound Of every firstborn dying now Watch the rivers turn to blood In the end we'll stand where life once stood So clap your hands, slow the sound Of every firstborn dying now Watch the rivers turn to blood In the end we'll stand where life once... I know it's your life, but life won't be This is the break of the heart">
            <text:p> The The The The The The The The The The The The The The The The The The The The The The The The The The The The The A sight of death A soul that's chained Torn of the love that she had A wound from cut off the throat A soul wound on hand A voice that's gone to the moon A sight of death A feeling seen A sight of death A healing A feeling seen Oh Oh Oh, oh KILL Count your fucking blessings Come on Count your blessings Cause I'm counting every day Take your real feelings Cause I'm drowning every night Drowning every night I'm not the average ass what's made I'm not the average ass what's made I'm living in a world without me To the left, no one left You know the cleanest air I've ever had But I'll tell you today Oh, close your eyes Pray for me Cause this is me for me I saw through you the eyes of the cursed As I lie awake, my dreams did shake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I saw through you the eyes of the cursed Watch the rivers flow in blood In the end we'll stand where life once stood So clap your hands, slow the sound Of every firstborn dying now Watch the rivers turn to blood In the end we'll stand where life once stood So clap your hands, slow the sound Of every firstborn dying now Watch the rivers turn to blood In the end we'll stand where life once... I know it's your life, but life won't be This is the break of the heart</text:p>
          </table:table-cell>
        </table:table-row>
        <table:table-row>
          <table:table-cell office:value-type="string" office:string-value="Carnifex - Die Without Hope">
            <text:p>Carnifex - Die Without Hope</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I have never felt so fucking low In a puddle filled with a loaded gun Every word you read is stained in black What a startling, unbearably fake I'm dying in my body, turned to rust A lifting carcass left to rot Back to dust Like a casket in a shadow Craved out of sight But I promise you I will never go away These words may sound all the same I am bent to death on every page Watch as my heart turns to stone Watch me die without hope I don't want to be human Everything I know about life is a lie This is what I feel the most Wanting love but chasing ghosts And it won't matter when I forget your name You know exactly what I am But you know I love the pain Remember my words But forget my face Every fucking scar screams your name Remember my words But forget my face Every fucking scar screams your name Remember my words, but forget my face Every fucking scar screams your name And it won't matter when I forget your name You know exactly what I am, and you know I love the pain Remember my words, but forget my face Every fucking scar screams your name And it won't matter when I fucking shoot it You know exactly what I am And you know I love the pain Remember my words But forget my face Every fucking shot Screams your name I have never felt so fucking low Be a part of the mill with a loaded gun Every word you read is painted blind For a static flag, a tale of merlin fern These words may sound all the same I am bled to death on every page Watch as my heart turns to stone Watch me die without hope Watch as my heart turns to stone Watch me die without you And it won't matter when I fucking shoot it You know exactly what I am And you know I love the pain Remember my words But look at my face Every fucking scar Is your name And it won't matter when I fucking shoot it You know exactly what I am And you know I love the pain Remember my words, but forget my face Every fucking star is your name Thank you.">
            <text:p> The The The The The The The The The The The The The The The The The The The The The The The The The The The The The The The The The The The The The The The The The The The The The The The The The The The The The The The The The I have never felt so fucking low In a puddle filled with a loaded gun Every word you read is stained in black What a startling, unbearably fake I'm dying in my body, turned to rust A lifting carcass left to rot Back to dust Like a casket in a shadow Craved out of sight But I promise you I will never go away These words may sound all the same I am bent to death on every page Watch as my heart turns to stone Watch me die without hope I don't want to be human Everything I know about life is a lie This is what I feel the most Wanting love but chasing ghosts And it won't matter when I forget your name You know exactly what I am But you know I love the pain Remember my words But forget my face Every fucking scar screams your name Remember my words But forget my face Every fucking scar screams your name Remember my words, but forget my face Every fucking scar screams your name And it won't matter when I forget your name You know exactly what I am, and you know I love the pain Remember my words, but forget my face Every fucking scar screams your name And it won't matter when I fucking shoot it You know exactly what I am And you know I love the pain Remember my words But forget my face Every fucking shot Screams your name I have never felt so fucking low Be a part of the mill with a loaded gun Every word you read is painted blind For a static flag, a tale of merlin fern These words may sound all the same I am bled to death on every page Watch as my heart turns to stone Watch me die without hope Watch as my heart turns to stone Watch me die without you And it won't matter when I fucking shoot it You know exactly what I am And you know I love the pain Remember my words But look at my face Every fucking scar Is your name And it won't matter when I fucking shoot it You know exactly what I am And you know I love the pain Remember my words, but forget my face Every fucking star is your name Thank you.</text:p>
          </table:table-cell>
        </table:table-row>
        <table:table-row>
          <table:table-cell office:value-type="string" office:string-value="Chelsea Grin - Recreant">
            <text:p>Chelsea Grin - Recreant</text:p>
          </table:table-cell>
          <table:table-cell office:value-type="string" office:string-value=" I'm never I'm gonna go away You're so acceptable, I don't feel the same to me You're so interesting, I say I'm not even ready I'm not gonna let you fucking turn your back on me I'm gonna be the man that you're saying you're family is I will never forget this Night, you're placed in my back Like a lion, see I am human Death, no one fucking cares Death is what you pay Like a lion Stand up for the Life to me You are mine Day by day I'm not a human being Why I fuck you like Don't forget I know I'm not gonna watch you die I fucking step on my own I'm not gonna watch you die I want to wake up your side I want to tell you read the night I want to be by your side I want to make you feel me right I'm not gonna hold you tight I'm not gonna fucking turn your back on me I never forget this I never forget this I never forget this I never forget this Damn We'll be right back. We'll be right back. We'll be right back.">
            <text:p> I'm never I'm gonna go away You're so acceptable, I don't feel the same to me You're so interesting, I say I'm not even ready I'm not gonna let you fucking turn your back on me I'm gonna be the man that you're saying you're family is I will never forget this Night, you're placed in my back Like a lion, see I am human Death, no one fucking cares Death is what you pay Like a lion Stand up for the Life to me You are mine Day by day I'm not a human being Why I fuck you like Don't forget I know I'm not gonna watch you die I fucking step on my own I'm not gonna watch you die I want to wake up your side I want to tell you read the night I want to be by your side I want to make you feel me right I'm not gonna hold you tight I'm not gonna fucking turn your back on me I never forget this I never forget this I never forget this I never forget this Damn We'll be right back. We'll be right back. We'll be right back.</text:p>
          </table:table-cell>
        </table:table-row>
        <table:table-row>
          <table:table-cell office:value-type="string" office:string-value="Despised Icon - Furtive Monologue">
            <text:p>Despised Icon - Furtive Monologue</text:p>
          </table:table-cell>
          <table:table-cell office:value-type="string" office:string-value=" The This pain is worse than his breath The pressure was robot Wonder what The scars they will fall The visited keys With the blood of the dead man The saddest of deeds The devourer is lost I'm to be allsought with the house-binding allsought I'm in a world of my own, just as well as the dead The rest of my life is all, my own I'm all looking for you and I'm never in sight You have me in crash No And to the outside, we'll throw our fight in the sun We'll do our job, but not now We are not just the act of clowns, but us, too, right? Wonder what Your heart is like Wonder what Your soul will feel Wonder what Your soul will feel Thank you.">
            <text:p> The This pain is worse than his breath The pressure was robot Wonder what The scars they will fall The visited keys With the blood of the dead man The saddest of deeds The devourer is lost I'm to be allsought with the house-binding allsought I'm in a world of my own, just as well as the dead The rest of my life is all, my own I'm all looking for you and I'm never in sight You have me in crash No And to the outside, we'll throw our fight in the sun We'll do our job, but not now We are not just the act of clowns, but us, too, right? Wonder what Your heart is like Wonder what Your soul will feel Wonder what Your soul will feel Thank you.</text:p>
          </table:table-cell>
        </table:table-row>
        <table:table-row>
          <table:table-cell office:value-type="string" office:string-value="Heaven Shall Burn - Endzeit">
            <text:p>Heaven Shall Burn - Endzeit</text:p>
          </table:table-cell>
          <table:table-cell office:value-type="string" office:string-value=" The The The The The © transcript Emily Beynon Nothing, just nothing, nothing we want to follow And no one, just no one, no one will break this one night We are, we are, we are the fighting ones We are, we are the, we are the fighting resistance We're fighting to the last Driven by the hate awoken us No hope, we surrender As long we break this silence This storm, we break this silence Nothing, just nothing, nothing will hurt this sorrow We are, we are the, we are the final resistance This vengeance and justice and justice will be done Your end is now a triumph and the day will come A reign of terror, a light of horror Nothing will remain I promise to the fallen We make them feel no pain I promise to the fallen You'll never rise again We take it back We take it all back We take it back We take it all back Dispatches, injustice, injustice will be done Your end is now a triumph, and the day will come A promise to the fire, we made that field of rain I promise to the parents You'll never rise again Nothing, just nothing Nothing will wipe this sorrow And no one, just no one No one will break this paradise We are, we are, we are the fighting ones We are, we are the, we are the fighting resistance I'm sorry.">
            <text:p> The The The The The © transcript Emily Beynon Nothing, just nothing, nothing we want to follow And no one, just no one, no one will break this one night We are, we are, we are the fighting ones We are, we are the, we are the fighting resistance We're fighting to the last Driven by the hate awoken us No hope, we surrender As long we break this silence This storm, we break this silence Nothing, just nothing, nothing will hurt this sorrow We are, we are the, we are the final resistance This vengeance and justice and justice will be done Your end is now a triumph and the day will come A reign of terror, a light of horror Nothing will remain I promise to the fallen We make them feel no pain I promise to the fallen You'll never rise again We take it back We take it all back We take it back We take it all back Dispatches, injustice, injustice will be done Your end is now a triumph, and the day will come A promise to the fire, we made that field of rain I promise to the parents You'll never rise again Nothing, just nothing Nothing will wipe this sorrow And no one, just no one No one will break this paradise We are, we are, we are the fighting ones We are, we are the, we are the fighting resistance I'm sorry.</text:p>
          </table:table-cell>
        </table:table-row>
        <table:table-row>
          <table:table-cell office:value-type="string" office:string-value="I Declare War - Now You're Going to Be Famous">
            <text:p>I Declare War - Now You're Going to Be Famous</text:p>
          </table:table-cell>
          <table:table-cell office:value-type="string" office:string-value=" Welcome to the The The The The The The The The The The The The The The The The The The The The The The The The The The The The The The The The The The The The The The The The The The The The The The The The The The The The The The The The The And I'm going with the flow So I'll wait as all this continues The dream of a different world The dream of a different world You can't hurt me, I won't be worried Screaming, regretting with the broken record Made up, feeling, or experiencing What's right or wrong, whether it's right or wrong You're in the ring You're trapped in a world Shrouded in sand I can't get in front of An old tenured I've been by my feet In my solace I'm a monster I'm a fucking Jedi I'm a fucking Jedi I'm a fucking Jedi I'm a fucking Jedi I'm a fucking Jedi I'm a fucking Jedi I'm a fucking Jedi I'm a fucking Jedi I'm a fucking Jedi I'm a fucking Jedi I'm a fucking Jedi I'm a fucking Jedi I'm a fucking Jedi I'm a fucking Jedi Thank you. You">
            <text:p> Welcome to the The The The The The The The The The The The The The The The The The The The The The The The The The The The The The The The The The The The The The The The The The The The The The The The The The The The The The The The The The And I'm going with the flow So I'll wait as all this continues The dream of a different world The dream of a different world You can't hurt me, I won't be worried Screaming, regretting with the broken record Made up, feeling, or experiencing What's right or wrong, whether it's right or wrong You're in the ring You're trapped in a world Shrouded in sand I can't get in front of An old tenured I've been by my feet In my solace I'm a monster I'm a fucking Jedi I'm a fucking Jedi I'm a fucking Jedi I'm a fucking Jedi I'm a fucking Jedi I'm a fucking Jedi I'm a fucking Jedi I'm a fucking Jedi I'm a fucking Jedi I'm a fucking Jedi I'm a fucking Jedi I'm a fucking Jedi I'm a fucking Jedi I'm a fucking Jedi Thank you. You</text:p>
          </table:table-cell>
        </table:table-row>
        <table:table-row>
          <table:table-cell office:value-type="string" office:string-value="Infant Annihilator - Decapitation Fornication">
            <text:p>Infant Annihilator - Decapitation Fornication</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I don't know Your consciousness slips away Leaves a lurking to me The lacerations and waves of red You allow the symbol of a lurking to shine Quiet, dogs, and stop the massacres Disliver the engraver to the Greek man That works your resting place Disliver the engraver to the Greek man The I'm a lioness So you'll find Remember I'm nice When you see death I'm I'm I'm I'm I'm I'm I'm I'm I'm I'm I'm I'm I'm I'm Touching your veins Flexing straight down My soul is a ball of dust The working water takes the flesh inside I exist to rid the world of selfishness I turn around I turn around I turn around I turn around I turn around I turn around I turn around I turn around I turn around I turn around I turn around I turn around I turn around I turn around I turn around I turn around I turn around I turn around And it was serving up the earth">
            <text:p> The The The The The The The The The The The The The The The The The The The The The The The The The The The The The The The The The The The The The The The The The The The The The The The The The The The The The The The The The I don't know Your consciousness slips away Leaves a lurking to me The lacerations and waves of red You allow the symbol of a lurking to shine Quiet, dogs, and stop the massacres Disliver the engraver to the Greek man That works your resting place Disliver the engraver to the Greek man The I'm a lioness So you'll find Remember I'm nice When you see death I'm I'm I'm I'm I'm I'm I'm I'm I'm I'm I'm I'm I'm I'm Touching your veins Flexing straight down My soul is a ball of dust The working water takes the flesh inside I exist to rid the world of selfishness I turn around I turn around I turn around I turn around I turn around I turn around I turn around I turn around I turn around I turn around I turn around I turn around I turn around I turn around I turn around I turn around I turn around I turn around And it was serving up the earth</text:p>
          </table:table-cell>
        </table:table-row>
        <table:table-row>
          <table:table-cell office:value-type="string" office:string-value="Ingested - Altar of Flesh">
            <text:p>Ingested - Altar of Flesh</text:p>
          </table:table-cell>
          <table:table-cell office:value-type="string" office:string-value=" The The The The The The The The The The The The The The The The The The The The The The The The The The The The The Remember, please leave us all in place Let our death and life live in me Serious, you're the one that has lost it A silence from the wind falls off It's a visible issue, but don't put the issue down And the conclusion brings a new type of justice Death is the way, sadness is the way We will win In the tale of relativity We'll strike different ends And you will experience 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oooooooooooooooooooooooooooooooooooooooooooooooooooooooooooooooooooooooooooooooooooooooooooooooooooooooooooooooooooooooooooooooooooooooooooooooooooooooooooooooooooooooooooooooooooooooooooooooooooooooooooooooooooooooooooooooooooooooooooooooooooooooooooooooooooooooooooooooooooololoohohoholooloolooloolooloolooloolooloolooloolooloolooloolooloolooloolo A fall apart with soft bones Is he with the name of his wife? You say all you shall have You'll be a powerful and cruel as a cow And you will obey to tell me But you will fail me Fucking fail me We're gonna beat it But there is no way to get the best Now that I know And if the sword is my wish We're gonna beat it I'm so endless Endless, endless This is the suffering The gang wars define You are a sign of a man The world is made of the free We are a sling in the palm of your hand This is where we lay in the PEN PEN Thanks for watching!">
            <text:p> The The The The The The The The The The The The The The The The The The The The The The The The The The The The The Remember, please leave us all in place Let our death and life live in me Serious, you're the one that has lost it A silence from the wind falls off It's a visible issue, but don't put the issue down And the conclusion brings a new type of justice Death is the way, sadness is the way We will win In the tale of relativity We'll strike different ends And you will experience 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oooooooooooooooooooooooooooooooooooooooooooooooooooooooooooooooooooooooooooooooooooooooooooooooooooooooooooooooooooooooooooooooooooooooooooooooooooooooooooooooooooooooooooooooooooooooooooooooooooooooooooooooooooooooooooooooooooooooooooooooooooooooooooooooooooooooooooooooooooololoohohoholooloolooloolooloolooloolooloolooloolooloolooloolooloolooloolo A fall apart with soft bones Is he with the name of his wife? You say all you shall have You'll be a powerful and cruel as a cow And you will obey to tell me But you will fail me Fucking fail me We're gonna beat it But there is no way to get the best Now that I know And if the sword is my wish We're gonna beat it I'm so endless Endless, endless This is the suffering The gang wars define You are a sign of a man The world is made of the free We are a sling in the palm of your hand This is where we lay in the PEN PEN Thanks for watching!</text:p>
          </table:table-cell>
        </table:table-row>
        <table:table-row>
          <table:table-cell office:value-type="string" office:string-value="Job for a Cowboy - Entombment of a Machine">
            <text:p>Job for a Cowboy - Entombment of a Machine</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Let's go and eat some more Let's go and eat some more Let's go and eat some more Let's go and eat some more Let's go and eat some more Let's go and eat some more Without, no one can get you Feel it right Feel like death will prevent Me But not this life Such life Spend the money As I can no more Die, die, die, die Once in the light we pray for snow Once in the light of light I'm coming back to life I'm coming back to life I'm coming back to life I'm coming back to life I'm coming back to life I'm coming back to life I'm coming back to life I'm coming back to life I'm coming back to life Watch out, it's burning The light of the day Burning I must be enough to save Nothing can be broken This girl broke out to break things And kept you alive Faith, faith, faith, confused but whole The fire of death is burning, the blood of war The evil is coming from the skin I'm a man of my own I'm sorry I'm sorry I'm sorry I'm sorry I'm sorry I'm sorry I'm sorry I'm sorry I'm sorry I'm sorry I'm sorry I'm sorry">
            <text:p> The The The The The The The The The The The The The The The The The The The The The The The The The The The The The The The The The The The The The The The The The The The The The The The The The The The The The The The The The Let's go and eat some more Let's go and eat some more Let's go and eat some more Let's go and eat some more Let's go and eat some more Let's go and eat some more Without, no one can get you Feel it right Feel like death will prevent Me But not this life Such life Spend the money As I can no more Die, die, die, die Once in the light we pray for snow Once in the light of light I'm coming back to life I'm coming back to life I'm coming back to life I'm coming back to life I'm coming back to life I'm coming back to life I'm coming back to life I'm coming back to life I'm coming back to life Watch out, it's burning The light of the day Burning I must be enough to save Nothing can be broken This girl broke out to break things And kept you alive Faith, faith, faith, confused but whole The fire of death is burning, the blood of war The evil is coming from the skin I'm a man of my own I'm sorry I'm sorry I'm sorry I'm sorry I'm sorry I'm sorry I'm sorry I'm sorry I'm sorry I'm sorry I'm sorry I'm sorry</text:p>
          </table:table-cell>
        </table:table-row>
        <table:table-row>
          <table:table-cell office:value-type="string" office:string-value="Lorna Shore - To the Hellfire">
            <text:p>Lorna Shore - To the Hellfire</text:p>
          </table:table-cell>
          <table:table-cell office:value-type="string" office:string-value=" 🎵 We'll make it forever Over and over and over and over again Can't take our pain as well Let's go and we'll win We'll make it forever We'll make it forever Can't take our pain as well What can I say? I'm sorry These are scars Defying Your dangers These are beliefs I'm sorry I'm sorry I'm sorry I'm sorry I'm sorry I'm sorry I'm sorry The rumours of the slumber block Chaos here has been sent me to sleep In the The I'm coming for you, free me from this murderous hell I'm coming for you, free me from this murderous hell I'm coming for you, free me from this murderous hell I find no breath, swallowed by the bone of death Oh! Smile like a woman Oh! This is the life You might miss It's a long time Until you find it I'm falling in love with you I'm falling in love with you I'm falling in love with you I'm I'm I'm I'm I'm I'm I'm I'm I'm I'm I'm I'm I'm I'm Taking me beyond the veil A bitch girl Stealing from this bird of hell I saw it coming from the sky I saw it coming from the sky I saw it coming from the sky I saw it coming from the sky I saw it coming from the sky I saw it coming from the sky I am a god I am a god I am a god 🎵 No! No! No! I've made a plan Followed by the womb of I'll see you pass through the fucking I'm not a fucking asshol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ext:p> 🎵 We'll make it forever Over and over and over and over again Can't take our pain as well Let's go and we'll win We'll make it forever We'll make it forever Can't take our pain as well What can I say? I'm sorry These are scars Defying Your dangers These are beliefs I'm sorry I'm sorry I'm sorry I'm sorry I'm sorry I'm sorry I'm sorry The rumours of the slumber block Chaos here has been sent me to sleep In the The I'm coming for you, free me from this murderous hell I'm coming for you, free me from this murderous hell I'm coming for you, free me from this murderous hell I find no breath, swallowed by the bone of death Oh! Smile like a woman Oh! This is the life You might miss It's a long time Until you find it I'm falling in love with you I'm falling in love with you I'm falling in love with you I'm I'm I'm I'm I'm I'm I'm I'm I'm I'm I'm I'm I'm I'm Taking me beyond the veil A bitch girl Stealing from this bird of hell I saw it coming from the sky I saw it coming from the sky I saw it coming from the sky I saw it coming from the sky I saw it coming from the sky I saw it coming from the sky I am a god I am a god I am a god 🎵 No! No! No! I've made a plan Followed by the womb of I'll see you pass through the fucking I'm not a fucking asshol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able:table-cell>
        </table:table-row>
        <table:table-row>
          <table:table-cell office:value-type="string" office:string-value="Make Them Suffer - Elegies">
            <text:p>Make Them Suffer - Elegies</text:p>
          </table:table-cell>
          <table:table-cell office:value-type="string" office:string-value=" I would have shot down the world As it was in my dreams I would have done everything And for those nights where we were for the world I would have died for the speed I found myself And the roots of the earth Singing songs to the birds And wishing this day would never end These dreams came, they're standing Down in the sea Of fun memories and of bones And that's the end of it all That's the end of it all It's only a gentle To remember you've been A captain From the past An allergy for what we could have seen These words will last forever I'll take your memory away Just to make you feel something for me again These words will last forever I'll take your memory away Just to make you laugh Just to make you feel My pain There is a warmth at the end And a touch of icy contents All I can please I can't replace All I deserve is My children, don't know me My license to the floor of the ocean My children, don't know me My license to the floor of the ocean We could have had so much fun We could have fled, we could have turned our nights away So much more So much more I'll continue soft to the bone Until you return Until you return Never ever return I lost myself There is a warmth at the end And the touch of my fingertips All my droplets I can't remember On the surface At the end of it all And suddenly Our tears flow To leave you But you've been Uncannyed From the past An alien For what we couldn't see These words will last forever I'll take the memories away Just to make you feel Something for me again These words will last forever I'll take the memories away Just to make you laugh Just to make you feel My pain I'm alive.">
            <text:p> I would have shot down the world As it was in my dreams I would have done everything And for those nights where we were for the world I would have died for the speed I found myself And the roots of the earth Singing songs to the birds And wishing this day would never end These dreams came, they're standing Down in the sea Of fun memories and of bones And that's the end of it all That's the end of it all It's only a gentle To remember you've been A captain From the past An allergy for what we could have seen These words will last forever I'll take your memory away Just to make you feel something for me again These words will last forever I'll take your memory away Just to make you laugh Just to make you feel My pain There is a warmth at the end And a touch of icy contents All I can please I can't replace All I deserve is My children, don't know me My license to the floor of the ocean My children, don't know me My license to the floor of the ocean We could have had so much fun We could have fled, we could have turned our nights away So much more So much more I'll continue soft to the bone Until you return Until you return Never ever return I lost myself There is a warmth at the end And the touch of my fingertips All my droplets I can't remember On the surface At the end of it all And suddenly Our tears flow To leave you But you've been Uncannyed From the past An alien For what we couldn't see These words will last forever I'll take the memories away Just to make you feel Something for me again These words will last forever I'll take the memories away Just to make you laugh Just to make you feel My pain I'm alive.</text:p>
          </table:table-cell>
        </table:table-row>
        <table:table-row>
          <table:table-cell office:value-type="string" office:string-value="Oceano - District of Misery">
            <text:p>Oceano - District of Misery</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The Look at me The day that I die I cannot last but I am corrupted I'll strike out your home No matter what seems The self-inflicted Social entity that's burning the ground The light of the dark subversions The constant galaxy that's in my I'm the god of all the sky Let there be an age That can't sustain a god of MISERY So Let your flowers bloom The experience of hell I stand for someone who stands for two I raise I am home Shot at the skin Shot at the heart Shot at the soul With the blood I'm breaking bones It's bones The city is in a state of strife And a cloud of dark will be The dark will be The world will be Shattered And the eye of this world Will be no longer useless I'm not a human being I'm not a human being I'm not a human being I'm not a human being I'm not a human being I'm not a human being I'm not a human being I'm not a human being I'm not a human being I'm not a human being I'm not a human being I'm not a human being I'm not a human being I'm not a human being you">
            <text:p> The The The The The The The The The The The The The The The The The The The The The The The The The The The The The The The The The The The The The The The The The The The The The The The The The The The The The The The The The The Look at me The day that I die I cannot last but I am corrupted I'll strike out your home No matter what seems The self-inflicted Social entity that's burning the ground The light of the dark subversions The constant galaxy that's in my I'm the god of all the sky Let there be an age That can't sustain a god of MISERY So Let your flowers bloom The experience of hell I stand for someone who stands for two I raise I am home Shot at the skin Shot at the heart Shot at the soul With the blood I'm breaking bones It's bones The city is in a state of strife And a cloud of dark will be The dark will be The world will be Shattered And the eye of this world Will be no longer useless I'm not a human being I'm not a human being I'm not a human being I'm not a human being I'm not a human being I'm not a human being I'm not a human being I'm not a human being I'm not a human being I'm not a human being I'm not a human being I'm not a human being I'm not a human being I'm not a human being you</text:p>
          </table:table-cell>
        </table:table-row>
        <table:table-row>
          <table:table-cell office:value-type="string" office:string-value="Parkway Drive - Carrion">
            <text:p>Parkway Drive - Carrion</text:p>
          </table:table-cell>
          <table:table-cell office:value-type="string" office:string-value=" The The The The The The The The The The The The The The Can I speak in volumes? What are the three views of all? Could this ever be the last time? The final call? Do we see this through? Give me the strength to return Return the breath you've stolen Give me the means to resist Resist Our heart, I'm broken again Reflection Built upon sorrow We're walking the darkest road With interest, cock and regret The animal that I lost Dying from the inside While lies take me away Tearing me apart from the inside out From the inside out The inside out We've been running blind Now we're falling All the time We're last running We are running blind Now we're falling Falling through the depths Back to the world of the dead Their shining eyes Their shining eyes Forgotten return Back to the world of the dead In the moment I've watched Trying from the inside Our lives take me away Take me apart from the inside out My love I left My heart I left With my promise To reach you A promise to return A promise to return A promise to return">
            <text:p> The The The The The The The The The The The The The The Can I speak in volumes? What are the three views of all? Could this ever be the last time? The final call? Do we see this through? Give me the strength to return Return the breath you've stolen Give me the means to resist Resist Our heart, I'm broken again Reflection Built upon sorrow We're walking the darkest road With interest, cock and regret The animal that I lost Dying from the inside While lies take me away Tearing me apart from the inside out From the inside out The inside out We've been running blind Now we're falling All the time We're last running We are running blind Now we're falling Falling through the depths Back to the world of the dead Their shining eyes Their shining eyes Forgotten return Back to the world of the dead In the moment I've watched Trying from the inside Our lives take me away Take me apart from the inside out My love I left My heart I left With my promise To reach you A promise to return A promise to return A promise to return</text:p>
          </table:table-cell>
        </table:table-row>
        <table:table-row>
          <table:table-cell office:value-type="string" office:string-value="Shadow of Intent - Farewell">
            <text:p>Shadow of Intent - Farewell</text:p>
          </table:table-cell>
          <table:table-cell office:value-type="string" office:string-value=" The The The The The The The The The The The The The The The Thank you. The time has come to rule So many need to inferno without The darkness has the words to believe in a story for you to hear I must fight, die for us You are worse, you're the proud son of a bitch So god damn it, you can't take me down to the dead I beg for your forgiveness For we found ourselves wandering in the air I long for your grace forevermore I will cry from this widening castle to my feet I suffer in deceit, beneath my feet I tremble all in my bed, I lie down to the ceiling deep What to find and how to return? I've had my think and power and started many a become what I shall command For all can be divided in life If it is the chosen one Once I was who I am So far as eternal we have arrived The current solution, deep inside I must make certain that you shall survive Without you I shall remain in jail You live in my life forever I'm a man I'm not a fucking idiot. For you I take You'll find me in the afterlife About the days we've had our say Crying sorry that you'll never find I'm right to say you're complete Thank you.">
            <text:p> The The The The The The The The The The The The The The The Thank you. The time has come to rule So many need to inferno without The darkness has the words to believe in a story for you to hear I must fight, die for us You are worse, you're the proud son of a bitch So god damn it, you can't take me down to the dead I beg for your forgiveness For we found ourselves wandering in the air I long for your grace forevermore I will cry from this widening castle to my feet I suffer in deceit, beneath my feet I tremble all in my bed, I lie down to the ceiling deep What to find and how to return? I've had my think and power and started many a become what I shall command For all can be divided in life If it is the chosen one Once I was who I am So far as eternal we have arrived The current solution, deep inside I must make certain that you shall survive Without you I shall remain in jail You live in my life forever I'm a man I'm not a fucking idiot. For you I take You'll find me in the afterlife About the days we've had our say Crying sorry that you'll never find I'm right to say you're complete Thank you.</text:p>
          </table:table-cell>
        </table:table-row>
        <table:table-row>
          <table:table-cell office:value-type="string" office:string-value="Slaughter To Prevail - Cultural Ills">
            <text:p>Slaughter To Prevail - Cultural Ills</text:p>
          </table:table-cell>
          <table:table-cell office:value-type="string" office:string-value=" The The The The The The The The The The The The The The The The The The The The The The The The The The The The The Now all are free Run together we stand for our sides Who live in our way? You tend to think you're so unbraved Swarm of hidden inspirations You're no longer true to the guns from the mentions You mourn the chaste as the brilliant show When you try yourself in the creation Fuck! Just already has to stop Lonesome, but no one's in it yet Revenge of hell, a thorn in your throat Tears of the end End Tears of the earth We are your challenges, it's just how it reigns Swarm of genius creations You're not a chance to be drunk, fallen angel The mother's eyes is a video show Who is responsible for the wars and pain Among the selfish and the free The unseen, obey As the blood of Satan Death, rise, the incasing hatred Death yet feels greater than revenge The Miseries and murders, a false alarm, the war arrives, the crimes are revealed Hell of a dream, prices get the worse, like Horrors of slavery We destroy ourselves with suspicious priorities From the blood of Satan, Jesus The The day we see you The last time we were The last time we were The last time we were Boo! I'm not afraid of the dark">
            <text:p> The The The The The The The The The The The The The The The The The The The The The The The The The The The The The Now all are free Run together we stand for our sides Who live in our way? You tend to think you're so unbraved Swarm of hidden inspirations You're no longer true to the guns from the mentions You mourn the chaste as the brilliant show When you try yourself in the creation Fuck! Just already has to stop Lonesome, but no one's in it yet Revenge of hell, a thorn in your throat Tears of the end End Tears of the earth We are your challenges, it's just how it reigns Swarm of genius creations You're not a chance to be drunk, fallen angel The mother's eyes is a video show Who is responsible for the wars and pain Among the selfish and the free The unseen, obey As the blood of Satan Death, rise, the incasing hatred Death yet feels greater than revenge The Miseries and murders, a false alarm, the war arrives, the crimes are revealed Hell of a dream, prices get the worse, like Horrors of slavery We destroy ourselves with suspicious priorities From the blood of Satan, Jesus The The day we see you The last time we were The last time we were The last time we were Boo! I'm not afraid of the dark</text:p>
          </table:table-cell>
        </table:table-row>
        <table:table-row>
          <table:table-cell office:value-type="string" office:string-value="Suffokate - Not the Fallen">
            <text:p>Suffokate - Not the Fallen</text:p>
          </table:table-cell>
          <table:table-cell office:value-type="string" office:string-value=" We are not the fallen We did not wish to die Where is the one payment? Crane and tailhorns How you live my eyes I will not fall for it Now I see Where will I go? It's as I am You live mine Proving your teeth On the ground It's you you try to save us Can't you see? All I remember This magic that you spell Swells out of place Swells out of place You'll be swollen If you believe I used to think that There was no such thing No higher power can crush me No fear of God's dark red people No dark demons from my eternal fate Why can't you see that you're wrong? We are out of time Nothing is real Cause I don't want it Nothing is real Cause I don't want it Never fucking think Life's shit made of gold So can you still believe me? Cause I'm burning to a fire You wanted to save me Magical evocative Reset I'll attack The sickness I'll take care Nothing is Take Me You are the sickness, we are the cure You are the sickness, we are the cure You are the sickness, we are the dark You are the sickness, we are the dark">
            <text:p> We are not the fallen We did not wish to die Where is the one payment? Crane and tailhorns How you live my eyes I will not fall for it Now I see Where will I go? It's as I am You live mine Proving your teeth On the ground It's you you try to save us Can't you see? All I remember This magic that you spell Swells out of place Swells out of place You'll be swollen If you believe I used to think that There was no such thing No higher power can crush me No fear of God's dark red people No dark demons from my eternal fate Why can't you see that you're wrong? We are out of time Nothing is real Cause I don't want it Nothing is real Cause I don't want it Never fucking think Life's shit made of gold So can you still believe me? Cause I'm burning to a fire You wanted to save me Magical evocative Reset I'll attack The sickness I'll take care Nothing is Take Me You are the sickness, we are the cure You are the sickness, we are the cure You are the sickness, we are the dark You are the sickness, we are the dark</text:p>
          </table:table-cell>
        </table:table-row>
        <table:table-row>
          <table:table-cell office:value-type="string" office:string-value="Suicide Silence - Unanswered">
            <text:p>Suicide Silence - Unanswered</text:p>
          </table:table-cell>
          <table:table-cell office:value-type="string" office:string-value=" The The The The The The The The The The The The The The The The The The The The The The The The The The The The The Coming from the outside Where is your God? Where is your God? Where is your fucking God? You need your salvation for this I am your faith for the day Your faith for the day That you will get life Stupid, take me away I've forgotten the voice, you've already shut me down I've forgotten the voice, you gave me strength, make me Where is your God? Where is your God? Where is your fucking God? Follow the pace, the going is hard Fire of the breath, the power of time Watch the music, the dance For the family, there's no wasting time Open your eyes The time has passed, the time has died What do you think it is? Is it living or is it real? It's real! You're part of the genius!">
            <text:p> The The The The The The The The The The The The The The The The The The The The The The The The The The The The The Coming from the outside Where is your God? Where is your God? Where is your fucking God? You need your salvation for this I am your faith for the day Your faith for the day That you will get life Stupid, take me away I've forgotten the voice, you've already shut me down I've forgotten the voice, you gave me strength, make me Where is your God? Where is your God? Where is your fucking God? Follow the pace, the going is hard Fire of the breath, the power of time Watch the music, the dance For the family, there's no wasting time Open your eyes The time has passed, the time has died What do you think it is? Is it living or is it real? It's real! You're part of the genius!</text:p>
          </table:table-cell>
        </table:table-row>
        <table:table-row>
          <table:table-cell office:value-type="string" office:string-value="Thy Art Is Murder - Reign of Darkness">
            <text:p>Thy Art Is Murder - Reign of Darkness</text:p>
          </table:table-cell>
          <table:table-cell office:value-type="string" office:string-value=" The Thank you. Fear me The destruction of innocence I am the violent and bad and infest I am the pain in the bones of a mortal cell The doors are closed, the earth I am out I am out Sleeping in the destruction of innocence I am the violent, impenetrable flesh Smiling the pain in the bones of the mortal shell The doors are closed, the earth All around There is the source of the fathoms of deception And the blood of the dead was still in the walls Some kind of revolution Might I talk of now yet No, it is Silence, silence The light of the siege You will know pain You will see the true face of panic Devastation now and forever In our darkness The mass of one of our gods Gave us its name You know the will of the slave So remember, the fate of our own And I'm ready to go wherever Ready to be a RUN You will not be You will see the truth Face your panic Devastation Now and forever Pain of darkness I am the pain in the bones of a mortal shell The doors are closing in I am hell">
            <text:p> The Thank you. Fear me The destruction of innocence I am the violent and bad and infest I am the pain in the bones of a mortal cell The doors are closed, the earth I am out I am out Sleeping in the destruction of innocence I am the violent, impenetrable flesh Smiling the pain in the bones of the mortal shell The doors are closed, the earth All around There is the source of the fathoms of deception And the blood of the dead was still in the walls Some kind of revolution Might I talk of now yet No, it is Silence, silence The light of the siege You will know pain You will see the true face of panic Devastation now and forever In our darkness The mass of one of our gods Gave us its name You know the will of the slave So remember, the fate of our own And I'm ready to go wherever Ready to be a RUN You will not be You will see the truth Face your panic Devastation Now and forever Pain of darkness I am the pain in the bones of a mortal shell The doors are closing in I am hell</text:p>
          </table:table-cell>
        </table:table-row>
        <table:table-row>
          <table:table-cell office:value-type="string" office:string-value="Whitechapel - The Saw Is the Law">
            <text:p>Whitechapel - The Saw Is the Law</text:p>
          </table:table-cell>
          <table:table-cell office:value-type="string" office:string-value=" This is our way of life And we sleep away our misery in our blood soaked sheets We've left our homes to infect the world And I teach you all to this detailed heat Our bodies full of scars and thinness but to bleed Our pleasure stops our heart and we should just be dead Fall to your knees and recognize the new foundation Where we come from, the sun is the law We deserve all that We will not fall among the giants We still stand tall and we will not be stopped Just let it go and let the wind blow We can already hear the tinkering The pressure's never ending, we're trying to set the beating You can't bring it to my end, it's a death ending, just like Going right with the family You want to change your time, you've got the control And we will swallow this world whole You want, you want nothing We want everything You want nothing Without us This is our way of life Drinking two days one by one Hell into your side You can be one of many sides This is our way of life Dipping ears and chugging mouths Coming to our side Welcome to the deep south This is our way of life We've left our homes to infect the world Inaddict you all to this deeds of hate Our bodies full of scars And blood to bleed Our presence stops your heart And raises its feet dead Hold to your knees And recognize The new hell gates Where we come from The sun is the law, it is no hope and We will not fall among the giants We still stand tall and we will not be stopped Just we go and let the wind blow Like an oasis inside your head The pleasures ever really put your brain to sleep Like breathing in comprehensive writing It's just like the teachers said Go and be one with the family Your own decisions have become the control And we will swallow this world You are nothing We are everything You are nothing We are everything Yeah You are nothing We are everything">
            <text:p> This is our way of life And we sleep away our misery in our blood soaked sheets We've left our homes to infect the world And I teach you all to this detailed heat Our bodies full of scars and thinness but to bleed Our pleasure stops our heart and we should just be dead Fall to your knees and recognize the new foundation Where we come from, the sun is the law We deserve all that We will not fall among the giants We still stand tall and we will not be stopped Just let it go and let the wind blow We can already hear the tinkering The pressure's never ending, we're trying to set the beating You can't bring it to my end, it's a death ending, just like Going right with the family You want to change your time, you've got the control And we will swallow this world whole You want, you want nothing We want everything You want nothing Without us This is our way of life Drinking two days one by one Hell into your side You can be one of many sides This is our way of life Dipping ears and chugging mouths Coming to our side Welcome to the deep south This is our way of life We've left our homes to infect the world Inaddict you all to this deeds of hate Our bodies full of scars And blood to bleed Our presence stops your heart And raises its feet dead Hold to your knees And recognize The new hell gates Where we come from The sun is the law, it is no hope and We will not fall among the giants We still stand tall and we will not be stopped Just we go and let the wind blow Like an oasis inside your head The pleasures ever really put your brain to sleep Like breathing in comprehensive writing It's just like the teachers said Go and be one with the family Your own decisions have become the control And we will swallow this world You are nothing We are everything You are nothing We are everything Yeah You are nothing We are everything</text:p>
          </table:table-cell>
        </table:table-row>
        <table:table-row>
          <table:table-cell office:value-type="string" office:string-value="Winds of Plague - The Impaler">
            <text:p>Winds of Plague - The Impaler</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The Did I be one to forget? Did I make my choice? Or did I? You get the f*** out My fate will be the last thing you see You get the f*** out My fate will be the last thing you see You better like my words I come with no regards for anyone You better like my words You better like my words I come with no regards for anyone The The The The The Wither, out for the fun Wither, out for the fun Wither, out for the fun Wither Fight again The one that's left free tonight Can escape in the dark You better Mark my words I come with no regard For anyone">
            <text:p> The The The The The The The The The The The The The The The The The The The The The The The The The The The The The The The The The The The The The The The The The The The The The The The The The The The The The The The The The The Did I be one to forget? Did I make my choice? Or did I? You get the f*** out My fate will be the last thing you see You get the f*** out My fate will be the last thing you see You better like my words I come with no regards for anyone You better like my words You better like my words I come with no regards for anyone The The The The The Wither, out for the fun Wither, out for the fun Wither, out for the fun Wither Fight again The one that's left free tonight Can escape in the dark You better Mark my words I come with no regard For anyone</text:p>
          </table:table-cell>
        </table:table-row>
      </table:table>
      <table:table table:name="songs___punk_hard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dolescents - No Way">
            <text:p>Adolescents - No Way</text:p>
          </table:table-cell>
          <table:table-cell office:value-type="string" office:string-value=" No way! No class, no job I'm just a victim of society as well No ass, no head Dive the hole, Jack off instead No mind, no kind But wait until you get my memory right No way, no way Can I live and I won't escape No way! No way! No class, no job, I'm just a victim of society and slums No ass, no head, got the whole jackpot instead No mind, no kind, my brain is jarring and my memory is gone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text:p> No way! No class, no job I'm just a victim of society as well No ass, no head Dive the hole, Jack off instead No mind, no kind But wait until you get my memory right No way, no way Can I live and I won't escape No way! No way! No class, no job, I'm just a victim of society and slums No ass, no head, got the whole jackpot instead No mind, no kind, my brain is jarring and my memory is gone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text:p>
          </table:table-cell>
        </table:table-row>
        <table:table-row>
          <table:table-cell office:value-type="string" office:string-value="Agnostic Front - Time Will Come">
            <text:p>Agnostic Front - Time Will Come</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Just why? Time will come, time will come Let's eliminate the love Defend the fight, defend the fight That we love Just why? We were given disagreements But I don't care about the others Who wants to get you up and bobbing And never overcome to follow Time will come, time will come Let's eliminate the fight Defend the fight, defend the fight That we love Just why? We'll come to fucking die.">
            <text:p> The The The The The The The The The The The The The The The The The The The The The The The The The The The The The The The The The The The The The The The The The The The The The The The The The The The The The The The The The Just why? Time will come, time will come Let's eliminate the love Defend the fight, defend the fight That we love Just why? We were given disagreements But I don't care about the others Who wants to get you up and bobbing And never overcome to follow Time will come, time will come Let's eliminate the fight Defend the fight, defend the fight That we love Just why? We'll come to fucking die.</text:p>
          </table:table-cell>
        </table:table-row>
        <table:table-row>
          <table:table-cell office:value-type="string" office:string-value="Anti Cimex - Victims Of A Bombraid">
            <text:p>Anti Cimex - Victims Of A Bombraid</text:p>
          </table:table-cell>
          <table:table-cell office:value-type="string" office:string-value=" The The The The The The The The The The The The The The The The The The The The The The The The The The The The Let's go! People walking past the silver But it should have been done Under the wind We deserve a bone-wreck We deserve a bone-wreck We should have done that We should have done that We should have done that We should have done that We should have done that We should have done that We should have done that Yeah! We deserve a boat ride We deserve a boat ride">
            <text:p> The The The The The The The The The The The The The The The The The The The The The The The The The The The The Let's go! People walking past the silver But it should have been done Under the wind We deserve a bone-wreck We deserve a bone-wreck We should have done that We should have done that We should have done that We should have done that We should have done that We should have done that We should have done that Yeah! We deserve a boat ride We deserve a boat ride</text:p>
          </table:table-cell>
        </table:table-row>
        <table:table-row>
          <table:table-cell office:value-type="string" office:string-value="Bad Brains - Banned in D.C.">
            <text:p>Bad Brains - Banned in D.C.</text:p>
          </table:table-cell>
          <table:table-cell office:value-type="string" office:string-value=" Yeah! We, we can't help it now Don't think I'll let me go I'm not gonna let you go Nowhere, nowhere, nowhere Don't feel the same I got to go Don't make it anyway You can't hurt me I'm down to this day This day, this day And if you're better from your own loss It's the right time, the right time And it's the thing we really care You won't find in my mind Whoa, get up on, close your doors Oh, do no more, no more I let you down, I'm on the ground So do no more guitar solo So to the war, lie, oh lie, I'm never wrong">
            <text:p> Yeah! We, we can't help it now Don't think I'll let me go I'm not gonna let you go Nowhere, nowhere, nowhere Don't feel the same I got to go Don't make it anyway You can't hurt me I'm down to this day This day, this day And if you're better from your own loss It's the right time, the right time And it's the thing we really care You won't find in my mind Whoa, get up on, close your doors Oh, do no more, no more I let you down, I'm on the ground So do no more guitar solo So to the war, lie, oh lie, I'm never wrong</text:p>
          </table:table-cell>
        </table:table-row>
        <table:table-row>
          <table:table-cell office:value-type="string" office:string-value="Black Flag - My War">
            <text:p>Black Flag - My War</text:p>
          </table:table-cell>
          <table:table-cell office:value-type="string" office:string-value=" Thank you. My war, you're one of them You think that you're my friend But you're one of them You don't wanna see me there You don't want me to give Cause you're one of them My war, you're one of them You think that you're my friend But you're one of them Damn, damn, damn, damn, damn Damn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Cause you're one of them, them My war, you're one of them You said that you were my friend You're one of them, one of them One of them, you're one of them Them Them This time I'm this one I'm not gonna die I'm not gonna die I'm a prediction I'm living my brain With me every day Driving me insane I'm feeling my heart If I had a gun I'm feeling my heart I wanna kill some I'm feeling my heart The end will come, come on My way, you're one of them You think you're my friend But you're one of them Tell me that I'm wrong Can't sing me your ego song You're one of them My war, you're one of them You said that you're the best You're one of them One of them One of them Oh, you're one of them, you're one of them I can't believe you, you're one of them And you're one of them, and you're one of them And you're one of them, you're one of them Them, them, them, them, them, them, them My world">
            <text:p> Thank you. My war, you're one of them You think that you're my friend But you're one of them You don't wanna see me there You don't want me to give Cause you're one of them My war, you're one of them You think that you're my friend But you're one of them Damn, damn, damn, damn, damn Damn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Cause you're one of them, them My war, you're one of them You said that you were my friend You're one of them, one of them One of them, you're one of them Them Them This time I'm this one I'm not gonna die I'm not gonna die I'm a prediction I'm living my brain With me every day Driving me insane I'm feeling my heart If I had a gun I'm feeling my heart I wanna kill some I'm feeling my heart The end will come, come on My way, you're one of them You think you're my friend But you're one of them Tell me that I'm wrong Can't sing me your ego song You're one of them My war, you're one of them You said that you're the best You're one of them One of them One of them Oh, you're one of them, you're one of them I can't believe you, you're one of them And you're one of them, and you're one of them And you're one of them, you're one of them Them, them, them, them, them, them, them My world</text:p>
          </table:table-cell>
        </table:table-row>
        <table:table-row>
          <table:table-cell office:value-type="string" office:string-value="Chaos UK - Selfish Few">
            <text:p>Chaos UK - Selfish Few</text:p>
          </table:table-cell>
          <table:table-cell office:value-type="string" office:string-value=" To be continued... They've been going at you, not begging for something You can slam the door and never turn to the screen Never give in, don't be, or you'll be alright Never give in, don't be, people touch the sky You've been going down the line, you always want to win You use your head to fight, you always make people give in Taking what they are, becoming a good friend And I hear they have a singing heart You've got to hear it Never giving nothing Always giving heart Never giving nothing Ain't what I just saw Thank you.">
            <text:p> To be continued... They've been going at you, not begging for something You can slam the door and never turn to the screen Never give in, don't be, or you'll be alright Never give in, don't be, people touch the sky You've been going down the line, you always want to win You use your head to fight, you always make people give in Taking what they are, becoming a good friend And I hear they have a singing heart You've got to hear it Never giving nothing Always giving heart Never giving nothing Ain't what I just saw Thank you.</text:p>
          </table:table-cell>
        </table:table-row>
        <table:table-row>
          <table:table-cell office:value-type="string" office:string-value="Comeback Kid - Wake the Dead">
            <text:p>Comeback Kid - Wake the Dead</text:p>
          </table:table-cell>
          <table:table-cell office:value-type="string" office:string-value=" 🎵 These sins are sitting on the dead Under the life of the spirit We hope, we try, we live, survive Doing things right to get by Waiting for the calling Anticipation in the air We hope and dream of difference Standing sleeping unaware Break the silence We're fucking Running through these streets alone I'll keep it straight, let's break this hole Cause I swear That this will render useless I promise you, we've come this far And I'm not stopping, I'm not stopping now And the hiding in shadows Wake up Take down this message and declare You said, you said, you said This time was gonna be different Wake up the dead You said, you said, you said This time was gonna be different Wake up the dead Coming alive, something stirs inside This isn't over yet Shake off the dirt, swallow regret Stop living under the weight Living under the weight of regret Your regrets Go to Brazil Your regrets Go to Brazil Don't let it happen to you Go to Brazil Which side are you gonna choose? Cause I believe I believe in seeing you rise We said, we said, we said This time looks gonna be different Way of the Dead We said, we said, we said This time looks gonna be different Way of the Dead We said, we said, we said This time looks gonna be different We are the dead We stand, we stand, we stand This time we're gonna be different We are the dead">
            <text:p> 🎵 These sins are sitting on the dead Under the life of the spirit We hope, we try, we live, survive Doing things right to get by Waiting for the calling Anticipation in the air We hope and dream of difference Standing sleeping unaware Break the silence We're fucking Running through these streets alone I'll keep it straight, let's break this hole Cause I swear That this will render useless I promise you, we've come this far And I'm not stopping, I'm not stopping now And the hiding in shadows Wake up Take down this message and declare You said, you said, you said This time was gonna be different Wake up the dead You said, you said, you said This time was gonna be different Wake up the dead Coming alive, something stirs inside This isn't over yet Shake off the dirt, swallow regret Stop living under the weight Living under the weight of regret Your regrets Go to Brazil Your regrets Go to Brazil Don't let it happen to you Go to Brazil Which side are you gonna choose? Cause I believe I believe in seeing you rise We said, we said, we said This time looks gonna be different Way of the Dead We said, we said, we said This time looks gonna be different Way of the Dead We said, we said, we said This time looks gonna be different We are the dead We stand, we stand, we stand This time we're gonna be different We are the dead</text:p>
          </table:table-cell>
        </table:table-row>
        <table:table-row>
          <table:table-cell office:value-type="string" office:string-value="G.B.H - Give Me Fire">
            <text:p>G.B.H - Give Me Fire</text:p>
          </table:table-cell>
          <table:table-cell office:value-type="string" office:string-value=" Music Smoke and fire, burning fire, sentencing the black flag In the eyes of beating slaves, life against who everything gets Give me fire, reach out, beat them, give me fire, reach the sea Real fire, like a tower, real fire, really burns in hell Take a breath, the heat's rising, mind's one, time you've got to bring those arms In heat, body's loaded, things you see Give me fire, reach out feet and give me fire, reach knee, real fire, rock and dollar, real fire, really burn them hell Give me fire, give me fire, give me fire, give me fire It's on my head, if I will sit next to me I'll take you to the place where I will drop you Take my fire, I will open you King of fire, who needs a beat? King of fire, who needs to be? We'll fight like a dog, we'll fight like a mountain hog Give me fire Give me fire Give me fire Give me fire Give me fire Give me fire Give me fire Give me fire Give me fire We shall be, give me fire, you reach me We'll fire, I can tell, we'll fire, we'll burn to hell Give me fire Give me fire Give me fire Give me fire you">
            <text:p> Music Smoke and fire, burning fire, sentencing the black flag In the eyes of beating slaves, life against who everything gets Give me fire, reach out, beat them, give me fire, reach the sea Real fire, like a tower, real fire, really burns in hell Take a breath, the heat's rising, mind's one, time you've got to bring those arms In heat, body's loaded, things you see Give me fire, reach out feet and give me fire, reach knee, real fire, rock and dollar, real fire, really burn them hell Give me fire, give me fire, give me fire, give me fire It's on my head, if I will sit next to me I'll take you to the place where I will drop you Take my fire, I will open you King of fire, who needs a beat? King of fire, who needs to be? We'll fight like a dog, we'll fight like a mountain hog Give me fire Give me fire Give me fire Give me fire Give me fire Give me fire Give me fire Give me fire Give me fire We shall be, give me fire, you reach me We'll fire, I can tell, we'll fire, we'll burn to hell Give me fire Give me fire Give me fire Give me fire you</text:p>
          </table:table-cell>
        </table:table-row>
        <table:table-row>
          <table:table-cell office:value-type="string" office:string-value="Cro-Mags - Street Justice">
            <text:p>Cro-Mags - Street Justice</text:p>
          </table:table-cell>
          <table:table-cell office:value-type="string" office:string-value=" Sting Dances I will stay as long, can't you see? That hunger war, will accelerate in death, can't you see? Speak justice, for you and me Speak justice Bring out the gunner, why do you care? Don't come around if it's hurt your back Don't try to play no reason anymore Overpower, overcome Take justice, take justice Take justice, take justice Ghostbusters!">
            <text:p> Sting Dances I will stay as long, can't you see? That hunger war, will accelerate in death, can't you see? Speak justice, for you and me Speak justice Bring out the gunner, why do you care? Don't come around if it's hurt your back Don't try to play no reason anymore Overpower, overcome Take justice, take justice Take justice, take justice Ghostbusters!</text:p>
          </table:table-cell>
        </table:table-row>
        <table:table-row>
          <table:table-cell office:value-type="string" office:string-value="D.R.I. - I Don't Need Society">
            <text:p>D.R.I. - I Don't Need Society</text:p>
          </table:table-cell>
          <table:table-cell office:value-type="string" office:string-value=" 🎵 🎵 Numbers up, you have to go 🎵 🎵 System says, I told you so 🎵 🎵 Stocked in a plane like a truckload of cattle 🎵 🎵 Sent off to slaughter in a useless battle 🎵 🎵 Doesn't help us set off to die 🎵 🎵 Never really knowing why 🎵 Fuck the system, they can't have me I don't need society Why? Who's got me up to go? Just to see the movies go Far from the drug shop Try to sign a new sign That's the person I've been down You'll be the only one Fuck the system, they can't have me I don't need society I don't need society Fuck you! Thank you.">
            <text:p> 🎵 🎵 Numbers up, you have to go 🎵 🎵 System says, I told you so 🎵 🎵 Stocked in a plane like a truckload of cattle 🎵 🎵 Sent off to slaughter in a useless battle 🎵 🎵 Doesn't help us set off to die 🎵 🎵 Never really knowing why 🎵 Fuck the system, they can't have me I don't need society Why? Who's got me up to go? Just to see the movies go Far from the drug shop Try to sign a new sign That's the person I've been down You'll be the only one Fuck the system, they can't have me I don't need society I don't need society Fuck you! Thank you.</text:p>
          </table:table-cell>
        </table:table-row>
        <table:table-row>
          <table:table-cell office:value-type="string" office:string-value="Discharge - Hear Nothing See Nothing Say Nothing">
            <text:p>Discharge - Hear Nothing See Nothing Say Nothing</text:p>
          </table:table-cell>
          <table:table-cell office:value-type="string" office:string-value=" The The The The The The The The The The The The The The The Let all compassion into blindness Into this, into this element I do thanks to the missing In the missing of the sentiment I don't wanna pass it into blindness In the missing of the sentiment I'm a villain!">
            <text:p> The The The The The The The The The The The The The The The Let all compassion into blindness Into this, into this element I do thanks to the missing In the missing of the sentiment I don't wanna pass it into blindness In the missing of the sentiment I'm a villain!</text:p>
          </table:table-cell>
        </table:table-row>
        <table:table-row>
          <table:table-cell office:value-type="string" office:string-value="GG Allin - Die When You Die">
            <text:p>GG Allin - Die When You Die</text:p>
          </table:table-cell>
          <table:table-cell office:value-type="string" office:string-value=" The The day they get to the thing enough to die When the blood be turning, I'll be gonna die Die when you die, when you die, you're gonna die Die when you die, when you die, you're gonna die I talked to my bitch, but she was a guy Talked to my man and she said you're gonna die Die, you can die, you can die, you're gonna die Die, you can die, you can die, you're gonna die Die, you're gonna die Die, you're gonna die">
            <text:p> The The day they get to the thing enough to die When the blood be turning, I'll be gonna die Die when you die, when you die, you're gonna die Die when you die, when you die, you're gonna die I talked to my bitch, but she was a guy Talked to my man and she said you're gonna die Die, you can die, you can die, you're gonna die Die, you can die, you can die, you're gonna die Die, you're gonna die Die, you're gonna die</text:p>
          </table:table-cell>
        </table:table-row>
        <table:table-row>
          <table:table-cell office:value-type="string" office:string-value="Guilt Trip - Broken Wings">
            <text:p>Guilt Trip - Broken Wings</text:p>
          </table:table-cell>
          <table:table-cell office:value-type="string" office:string-value=" 🎵 Every day, one day, so wait, I won't go Don't tell me of the shadow and death We won't walk alone Raise the blood on my hands It's just a blood that I know It's all blood from my broken soul Space flight, we're distinct from inside of the deep Now I'll break it up Down, up Are you full of a lie? Make me stop it again I couldn't stomach the truth Read by a book for a jewel In the crown of God Won't die Fuckin' charity No, everything Provide the walls around me Make dreams around me With a grip on my neck Constricted magic Delicately face away Life resists me from inside and again Always inside in my face But the world on my end Leaks its support from my soul Renounce self-proclaimed So please follow me now Renounce the patience of life This broken mind free I'll fall for peace From broken wings Swallow me whole, erase my pain I'm not the same My broken wings I fell from grace Cover my soul with the blood I heal It's running cold My broken dreams are all I know Spotted the young, it waits for me A cross on me A broken piece of self-conceit Spotted the young, it waits for me A cross on me The world can't be the same for me Fuck it, here we stay Break Thank you.">
            <text:p> 🎵 Every day, one day, so wait, I won't go Don't tell me of the shadow and death We won't walk alone Raise the blood on my hands It's just a blood that I know It's all blood from my broken soul Space flight, we're distinct from inside of the deep Now I'll break it up Down, up Are you full of a lie? Make me stop it again I couldn't stomach the truth Read by a book for a jewel In the crown of God Won't die Fuckin' charity No, everything Provide the walls around me Make dreams around me With a grip on my neck Constricted magic Delicately face away Life resists me from inside and again Always inside in my face But the world on my end Leaks its support from my soul Renounce self-proclaimed So please follow me now Renounce the patience of life This broken mind free I'll fall for peace From broken wings Swallow me whole, erase my pain I'm not the same My broken wings I fell from grace Cover my soul with the blood I heal It's running cold My broken dreams are all I know Spotted the young, it waits for me A cross on me A broken piece of self-conceit Spotted the young, it waits for me A cross on me The world can't be the same for me Fuck it, here we stay Break Thank you.</text:p>
          </table:table-cell>
        </table:table-row>
        <table:table-row>
          <table:table-cell office:value-type="string" office:string-value="Hatebreed - I Will Be Heard">
            <text:p>Hatebreed - I Will Be Heard</text:p>
          </table:table-cell>
          <table:table-cell office:value-type="string" office:string-value=" Now is the time for me to rise to my feet Wipe your spit from my face, wipe these tears from my eyes Now is the time for me to rise to my feet Wipe your spit from my face, wipe these tears from my eyes I've got to take my life back, one chip to make it right I'm gonna have my voice be heard And bring meaning to this life Cause I trusted for nothing I've been led astray I've been trying justice But I won't accept defeat Now I've done things I regret And it's time to embrace the road Now I just wanna make good on All the promises I have mad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For the worst, we prevail So our voices will be heard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ve trusted for nothing I've been led astray I've been tried and tested, but I won't accept defeat I've done things I regret, and it's time to reverse the rules Now I just wanna make good on all the promises I have made I will be, I will be I will be I, I will be I will be I, now is the time for me to rise To my feet I will be heard When you're split From my face With these tears From my eyes I will be heard I will be">
            <text:p> Now is the time for me to rise to my feet Wipe your spit from my face, wipe these tears from my eyes Now is the time for me to rise to my feet Wipe your spit from my face, wipe these tears from my eyes I've got to take my life back, one chip to make it right I'm gonna have my voice be heard And bring meaning to this life Cause I trusted for nothing I've been led astray I've been trying justice But I won't accept defeat Now I've done things I regret And it's time to embrace the road Now I just wanna make good on All the promises I have mad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For the worst, we prevail So our voices will be heard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ve trusted for nothing I've been led astray I've been tried and tested, but I won't accept defeat I've done things I regret, and it's time to reverse the rules Now I just wanna make good on all the promises I have made I will be, I will be I will be I, I will be I will be I, now is the time for me to rise To my feet I will be heard When you're split From my face With these tears From my eyes I will be heard I will be</text:p>
          </table:table-cell>
        </table:table-row>
        <table:table-row>
          <table:table-cell office:value-type="string" office:string-value="Incendiary - Still Burning">
            <text:p>Incendiary - Still Burning</text:p>
          </table:table-cell>
          <table:table-cell office:value-type="string" office:string-value=" Now my dark eyes never seen so clear To look beyond everything you fear Connect the past to a present you hate You just shake your fucking head and walk away I'm the one, I'm the one, I'm the one who Still believes there's something left deep inside you There's no hope in an unclean fist There's no way you can breathe in this Still beating, still burning Against the dark night Still beating, still burning Fed the flame, stake your claim Open your eyes, we're one in the same Still burning Fed the flame Hearing voices in your head, feeling tightness in the chest A chip on your shoulder and a smile hit the rest You can't come, no you can't feel We gotta know some pain to show we're still here There's no hope in an unclet fist There's no end when you believe in this Still beating, still burning">
            <text:p> Now my dark eyes never seen so clear To look beyond everything you fear Connect the past to a present you hate You just shake your fucking head and walk away I'm the one, I'm the one, I'm the one who Still believes there's something left deep inside you There's no hope in an unclean fist There's no way you can breathe in this Still beating, still burning Against the dark night Still beating, still burning Fed the flame, stake your claim Open your eyes, we're one in the same Still burning Fed the flame Hearing voices in your head, feeling tightness in the chest A chip on your shoulder and a smile hit the rest You can't come, no you can't feel We gotta know some pain to show we're still here There's no hope in an unclet fist There's no end when you believe in this Still beating, still burning</text:p>
          </table:table-cell>
        </table:table-row>
        <table:table-row>
          <table:table-cell office:value-type="string" office:string-value="Inside Out - Burning Fight">
            <text:p>Inside Out - Burning Fight</text:p>
          </table:table-cell>
          <table:table-cell office:value-type="string" office:string-value=" Right I reach out my hand And you turn the other way I'm only trying to extend myself To communicate I try and I try and I try To know I'm far from you So now I refuse To wait back Or waste my time To waste my fucking time on you Oh yeah I refuse to let myself down By falsely putting judgment on you To make myself look like a liar Only to be knocked down by the truth And I will never choose a different path And I will never turn away from you The ratatouille's an example of love Which has become for me a burning fire Nothing changed or updated on me But they try to help you see what's right What's right What's right And I will never Treat them differently And I will never Turn away from you I will never Treat them differently And I will never fucking be like you Yeah It's my burning fight My burning fight This is my burning fight My burning fight Thank you.">
            <text:p> Right I reach out my hand And you turn the other way I'm only trying to extend myself To communicate I try and I try and I try To know I'm far from you So now I refuse To wait back Or waste my time To waste my fucking time on you Oh yeah I refuse to let myself down By falsely putting judgment on you To make myself look like a liar Only to be knocked down by the truth And I will never choose a different path And I will never turn away from you The ratatouille's an example of love Which has become for me a burning fire Nothing changed or updated on me But they try to help you see what's right What's right What's right And I will never Treat them differently And I will never Turn away from you I will never Treat them differently And I will never fucking be like you Yeah It's my burning fight My burning fight This is my burning fight My burning fight Thank you.</text:p>
          </table:table-cell>
        </table:table-row>
        <table:table-row>
          <table:table-cell office:value-type="string" office:string-value="Madball - Lockdown">
            <text:p>Madball - Lockdown</text:p>
          </table:table-cell>
          <table:table-cell office:value-type="string" office:string-value=" Don't ask me no more questions, get me out of my place I told you I know nothing, but we can get from the place Try to take my freedom, it's something that I haven't done I'm not a fucking rat, so just go, don't fuck yourself Justice, justice, that word don't mean nothing to you Fuck you, fuck you, fuck you and your system too If you're in my life, then don't turn it back now If I don't rap, I'll never get out I know nothing about what I'm about You lock me up, and then you submit I got some pride, I got some pride Can't you see what you're doing to me? Caught me down when I should be free I'm just a fool, I'm an innocent man You don't give a fuck, you'll never understand">
            <text:p> Don't ask me no more questions, get me out of my place I told you I know nothing, but we can get from the place Try to take my freedom, it's something that I haven't done I'm not a fucking rat, so just go, don't fuck yourself Justice, justice, that word don't mean nothing to you Fuck you, fuck you, fuck you and your system too If you're in my life, then don't turn it back now If I don't rap, I'll never get out I know nothing about what I'm about You lock me up, and then you submit I got some pride, I got some pride Can't you see what you're doing to me? Caught me down when I should be free I'm just a fool, I'm an innocent man You don't give a fuck, you'll never understand</text:p>
          </table:table-cell>
        </table:table-row>
        <table:table-row>
          <table:table-cell office:value-type="string" office:string-value="Minor Threat - Minor Threat">
            <text:p>Minor Threat - Minor Threat</text:p>
          </table:table-cell>
          <table:table-cell office:value-type="string" office:string-value=" We're not the first, we're not the last And I know we're all headed for that adult crash The dark is a little, the dark belongs to us Why is everybody in such a fucking rush? Make do with what you have, take what you can get Belong to us, we're the number three We're just a minor thread I was early to finish, I was late to start I might be an L, I'm a minor at heart Gonna go to be a man, what the fucking deal? Cause now I am, it's how I feel Take your time, try not to forget We never were, we're just a mind thread We're just a mind thread We're just a mind thread We're just a mind thread We're just a mind thread But it's a promise">
            <text:p> We're not the first, we're not the last And I know we're all headed for that adult crash The dark is a little, the dark belongs to us Why is everybody in such a fucking rush? Make do with what you have, take what you can get Belong to us, we're the number three We're just a minor thread I was early to finish, I was late to start I might be an L, I'm a minor at heart Gonna go to be a man, what the fucking deal? Cause now I am, it's how I feel Take your time, try not to forget We never were, we're just a mind thread We're just a mind thread We're just a mind thread We're just a mind thread We're just a mind thread But it's a promise</text:p>
          </table:table-cell>
        </table:table-row>
        <table:table-row>
          <table:table-cell office:value-type="string" office:string-value="Misfits - She">
            <text:p>Misfits - She</text:p>
          </table:table-cell>
          <table:table-cell office:value-type="string" office:string-value=" She Walked Out With Empty Arms She loves naked sand Kill the eagles' nests She has lost control They are growing old She will have a silence Then her day will come She refers to Nixon She is all alone She is all alone She is all alone">
            <text:p> She Walked Out With Empty Arms She loves naked sand Kill the eagles' nests She has lost control They are growing old She will have a silence Then her day will come She refers to Nixon She is all alone She is all alone She is all alone</text:p>
          </table:table-cell>
        </table:table-row>
        <table:table-row>
          <table:table-cell office:value-type="string" office:string-value="Poison Idea - Just to Get Away">
            <text:p>Poison Idea - Just to Get Away</text:p>
          </table:table-cell>
          <table:table-cell office:value-type="string" office:string-value=" 🎵 I can't slow down, I gotta deal with the devil Two dots are still a hundred miles an hour No looking back, proving all the powers Possibility, made me quit Sick of this motherfucking goddamn shit There's a road, you're out of luck, I don't know I just gotta run, just gotta go No looking back, proving all the powers I've never sang a love song I've never owned a car I've never met a machine Who'd drive me this far I'm not gonna listen to a word of use Leave it in the morning just to get away Can't stand myself for another day Leave it in the morning just to get away Do my job, don't move on, stand aside Got my gun, a perfect neutral, get my rock Got my girl, she's sexy, that's really special I can't slow down, I got a date with the devil Dude, that's still a hundred miles an hour No looking back, moving on, the power was my spirit Made me quit, sick of this motherfucking goddamn shit There's a road, one life, I don't know Just gotta run, just gotta go Dude, that's still a hundred miles an hour I've never sang a love song I've never owned a car I've never met a machine that would drive me this far Not gonna listen to a word you say Leave it in the mud just to get away Can't stop myself for another day Leave it in the mud just to get away Not gonna listen to a word you say Leave it in the mud just to get away Can't stop myself for another day Leave it in the mud just to get away">
            <text:p> 🎵 I can't slow down, I gotta deal with the devil Two dots are still a hundred miles an hour No looking back, proving all the powers Possibility, made me quit Sick of this motherfucking goddamn shit There's a road, you're out of luck, I don't know I just gotta run, just gotta go No looking back, proving all the powers I've never sang a love song I've never owned a car I've never met a machine Who'd drive me this far I'm not gonna listen to a word of use Leave it in the morning just to get away Can't stand myself for another day Leave it in the morning just to get away Do my job, don't move on, stand aside Got my gun, a perfect neutral, get my rock Got my girl, she's sexy, that's really special I can't slow down, I got a date with the devil Dude, that's still a hundred miles an hour No looking back, moving on, the power was my spirit Made me quit, sick of this motherfucking goddamn shit There's a road, one life, I don't know Just gotta run, just gotta go Dude, that's still a hundred miles an hour I've never sang a love song I've never owned a car I've never met a machine that would drive me this far Not gonna listen to a word you say Leave it in the mud just to get away Can't stop myself for another day Leave it in the mud just to get away Not gonna listen to a word you say Leave it in the mud just to get away Can't stop myself for another day Leave it in the mud just to get away</text:p>
          </table:table-cell>
        </table:table-row>
        <table:table-row>
          <table:table-cell office:value-type="string" office:string-value="Sick Of It All - Just Lies">
            <text:p>Sick Of It All - Just Lies</text:p>
          </table:table-cell>
          <table:table-cell office:value-type="string" office:string-value=" From day to night, try to teach you right from wrong Put anxiety in your head, try to keep it bad Then say you're on school, fill your head full of rules Soldiers lie, but it's safe, just a trick to fill your head They tell you to tell the truth, that's a lie in itself Soldiers lie, but it's safe, just a trick to fill your head Don't ever ask why, what they say So aside from the day that's born Try and teach it, right from wrong Put it in your head, try and teach it Cause we're best buddies S.O.J. Lies">
            <text:p> From day to night, try to teach you right from wrong Put anxiety in your head, try to keep it bad Then say you're on school, fill your head full of rules Soldiers lie, but it's safe, just a trick to fill your head They tell you to tell the truth, that's a lie in itself Soldiers lie, but it's safe, just a trick to fill your head Don't ever ask why, what they say So aside from the day that's born Try and teach it, right from wrong Put it in your head, try and teach it Cause we're best buddies S.O.J. Lies</text:p>
          </table:table-cell>
        </table:table-row>
        <table:table-row>
          <table:table-cell office:value-type="string" office:string-value="Sorcerer - Badlands">
            <text:p>Sorcerer - Badlands</text:p>
          </table:table-cell>
          <table:table-cell office:value-type="string" office:string-value=" The I'm sorry. Thank you.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Farewell to innocence Lands of fire and sulfur Time to suffer And when I kneel Staring at the skies All I feel Are the tears under my eyes There is no exit, and there's a ways You left me in the world alone, and told me I'd be safe You better feel this grace, there will be no relief Another fellow, I cannot miss To free the love-pill Be gone, my weapon doesn't seem Straight from the past of love Your love like a silver face A smell of bitterness Farewell to innocence Farewell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It's time to resurrect Stay down, stay away Angel and beast, come carry this weight">
            <text:p> The I'm sorry. Thank you.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Farewell to innocence Lands of fire and sulfur Time to suffer And when I kneel Staring at the skies All I feel Are the tears under my eyes There is no exit, and there's a ways You left me in the world alone, and told me I'd be safe You better feel this grace, there will be no relief Another fellow, I cannot miss To free the love-pill Be gone, my weapon doesn't seem Straight from the past of love Your love like a silver face A smell of bitterness Farewell to innocence Farewell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It's time to resurrect Stay down, stay away Angel and beast, come carry this weight</text:p>
          </table:table-cell>
        </table:table-row>
        <table:table-row>
          <table:table-cell office:value-type="string" office:string-value="The Exploited - Beat the Bastards">
            <text:p>The Exploited - Beat the Bastards</text:p>
          </table:table-cell>
          <table:table-cell office:value-type="string" office:string-value=" I Always thought you knew it was me Fuck are you Slam to the system, there's no way out Slam to the system, you have a shout You gotta beat the bastards, beat them now Strike your bullets, you're spreading me down Be the bastards, beat them now Be the bastards, beat them now Be the bastards, beat them now Just those who don't have a plan I don't support the young Can't get you up to get a chance Second part that's leaving me out Be the bastards, beat them now Be the bastards, beat them now Be the bastards, beat them now Music Money, money, power, strength In its tracks, we have nothing to spare Hungry, homeless, sick with that shit Searching for a source leaving me out Be the bastards, be them now Be the bastards, be them now Be the bastards, be them now I'm in a bus stop In a bus stop In a bus stop I'm in a bus stop In a bus stop I'm in a bus stop You are being a bastard You are being a bastard Being a bastard Fade into the system, I have no way out Slay the total system if you ever shout You are a billion bastard, beat em now Strike the wall until it's leaving you out Be the bastard, beat em now Be the bastard, beat em now Be the bastard, beat em now you">
            <text:p> I Always thought you knew it was me Fuck are you Slam to the system, there's no way out Slam to the system, you have a shout You gotta beat the bastards, beat them now Strike your bullets, you're spreading me down Be the bastards, beat them now Be the bastards, beat them now Be the bastards, beat them now Just those who don't have a plan I don't support the young Can't get you up to get a chance Second part that's leaving me out Be the bastards, beat them now Be the bastards, beat them now Be the bastards, beat them now Music Money, money, power, strength In its tracks, we have nothing to spare Hungry, homeless, sick with that shit Searching for a source leaving me out Be the bastards, be them now Be the bastards, be them now Be the bastards, be them now I'm in a bus stop In a bus stop In a bus stop I'm in a bus stop In a bus stop I'm in a bus stop You are being a bastard You are being a bastard Being a bastard Fade into the system, I have no way out Slay the total system if you ever shout You are a billion bastard, beat em now Strike the wall until it's leaving you out Be the bastard, beat em now Be the bastard, beat em now Be the bastard, beat em now you</text:p>
          </table:table-cell>
        </table:table-row>
        <table:table-row>
          <table:table-cell office:value-type="string" office:string-value="Turnstile - Mystery">
            <text:p>Turnstile - Mystery</text:p>
          </table:table-cell>
          <table:table-cell office:value-type="string" office:string-value=" 🎵 I'm a crack dude And it's been so long So the mystery gone And it's been so long Hold the mystery Hold the mystery There's a clock in my head, is it wrong, is it right? I know you're scared of running out of time But I'm attracted And it's been so long So the mystery's gone And it's been so long All the mystery And it's been so long So the mystery gone And it's been so long All the mystery Oh, my God.">
            <text:p> 🎵 I'm a crack dude And it's been so long So the mystery gone And it's been so long Hold the mystery Hold the mystery There's a clock in my head, is it wrong, is it right? I know you're scared of running out of time But I'm attracted And it's been so long So the mystery's gone And it's been so long All the mystery And it's been so long So the mystery gone And it's been so long All the mystery Oh, my God.</text:p>
          </table:table-cell>
        </table:table-row>
        <table:table-row>
          <table:table-cell office:value-type="string" office:string-value="Youth of Today - Break Down the Walls">
            <text:p>Youth of Today - Break Down the Walls</text:p>
          </table:table-cell>
          <table:table-cell office:value-type="string" office:string-value=" I'm not the future that was once just a surprise All the time I've seen it, all these times I've defined It's all easy to judge people by the way they think of me But this overcomes the judgment to live I speak for life Break Down The walls We'll break down the walls Break Down So fast We'll all break down the walls We will Go! Look beyond the passage of a crime to stay hanged Look beyond the rest of the death of a kid Look beyond the fear of the natural, you will find Look for what's inside before you break up your mind Break! Down The walls We'll break down the walls The walls">
            <text:p> I'm not the future that was once just a surprise All the time I've seen it, all these times I've defined It's all easy to judge people by the way they think of me But this overcomes the judgment to live I speak for life Break Down The walls We'll break down the walls Break Down So fast We'll all break down the walls We will Go! Look beyond the passage of a crime to stay hanged Look beyond the rest of the death of a kid Look beyond the fear of the natural, you will find Look for what's inside before you break up your mind Break! Down The walls We'll break down the walls The walls</text:p>
          </table:table-cell>
        </table:table-row>
      </table:table>
      <table:table table:name="songs___grindcore_deathgrind_powerviolenc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oraphobic Nosebleed - Repercussions in the Life of an Opportunistic, Pseudo Intellectual Jackass">
            <text:p>Agoraphobic Nosebleed - Repercussions in the Life of an Opportunistic, Pseudo Intellectual Jackass</text:p>
          </table:table-cell>
          <table:table-cell office:value-type="string" office:string-value=" I am a one-man-ship, I'm the only one who can escape The gallows of the opposite I can't die You can't You can't take everything you've got with you I can't take everything you've got with you I can't I am still alive I am still alive I am still alive Do what you do Do what you do Do what you do Do what you do Hey Scott, give me a call back when you get it, please Let's go.">
            <text:p> I am a one-man-ship, I'm the only one who can escape The gallows of the opposite I can't die You can't You can't take everything you've got with you I can't take everything you've got with you I can't I am still alive I am still alive I am still alive Do what you do Do what you do Do what you do Do what you do Hey Scott, give me a call back when you get it, please Let's go.</text:p>
          </table:table-cell>
        </table:table-row>
        <table:table-row>
          <table:table-cell office:value-type="string" office:string-value="Anal Cunt - Crankin’ My Bands Demo on a Box at the Beach">
            <text:p>Anal Cunt - Crankin’ My Bands Demo on a Box at the Beach</text:p>
          </table:table-cell>
          <table:table-cell office:value-type="string" office:string-value=" 🎵 I'm not a beast, crack a mother's soul The bitch is out with the ass to roll The pussy's got it all, she's in the way Well, it must be a million I'm not cool I'm not a bitch, no I live for pussy And I'm not a human Crack a mother's soul I'm not a beast Crack a mother's soul I'm in the dark Getting hot like fire There's a lot of bitches left to wanna fuck me In the back of a van cause I leave the metal I leave the pussy I don't know what to drink I'm a dying man When I'm on a double wall I'm a bitch When I'm on a double wall I'm a bitch Grab a bunch of our old folks and go bleed Grab a bunch of our old boys and go bleed I see you there, your ties are bleeding Gonna drive you to the back of my van Let the song all out I'm on the screen I'll take you where I'm not You know it, I can't be so strong The thoughts I want to cry through I'm not good I'm not metal I live for mercy I'm not telling lies When I'm crying about it I don't want to be I don't want to be When I'm crying about it I don't want to be I don't want to be Where is the world that I've been? Where is the world that I've been? Come and look for me Wow!">
            <text:p> 🎵 I'm not a beast, crack a mother's soul The bitch is out with the ass to roll The pussy's got it all, she's in the way Well, it must be a million I'm not cool I'm not a bitch, no I live for pussy And I'm not a human Crack a mother's soul I'm not a beast Crack a mother's soul I'm in the dark Getting hot like fire There's a lot of bitches left to wanna fuck me In the back of a van cause I leave the metal I leave the pussy I don't know what to drink I'm a dying man When I'm on a double wall I'm a bitch When I'm on a double wall I'm a bitch Grab a bunch of our old folks and go bleed Grab a bunch of our old boys and go bleed I see you there, your ties are bleeding Gonna drive you to the back of my van Let the song all out I'm on the screen I'll take you where I'm not You know it, I can't be so strong The thoughts I want to cry through I'm not good I'm not metal I live for mercy I'm not telling lies When I'm crying about it I don't want to be I don't want to be When I'm crying about it I don't want to be I don't want to be Where is the world that I've been? Where is the world that I've been? Come and look for me Wow!</text:p>
          </table:table-cell>
        </table:table-row>
        <table:table-row>
          <table:table-cell office:value-type="string" office:string-value="Antigama - Underterminate">
            <text:p>Antigama - Underterminate</text:p>
          </table:table-cell>
          <table:table-cell office:value-type="string" office:string-value=" EARTH The mechanical human substance The mechanical human essence The substance of the world Was it meant to be? Was it meant to be? EARTH EARTH When the air is dead You suffocate You're still inside In the middle of your madness When the air is dead Believe Believe The father of your mediocrity I'm a terrorist It's an erotic fear It's not a real crime I'm a white serial killer Just one time Just one time Maybe you've got rid of him Or ever left us a trace But you must still remember I'm the villain When the pain is gone When the pain is gone">
            <text:p> EARTH The mechanical human substance The mechanical human essence The substance of the world Was it meant to be? Was it meant to be? EARTH EARTH When the air is dead You suffocate You're still inside In the middle of your madness When the air is dead Believe Believe The father of your mediocrity I'm a terrorist It's an erotic fear It's not a real crime I'm a white serial killer Just one time Just one time Maybe you've got rid of him Or ever left us a trace But you must still remember I'm the villain When the pain is gone When the pain is gone</text:p>
          </table:table-cell>
        </table:table-row>
        <table:table-row>
          <table:table-cell office:value-type="string" office:string-value="Assück - Civilization Comes, Civilization Goes">
            <text:p>Assück - Civilization Comes, Civilization Goes</text:p>
          </table:table-cell>
          <table:table-cell office:value-type="string" office:string-value=" The The The The The The The The The The The The The The The With so many hands Uncivilized I'd rather close my eyes">
            <text:p> The The The The The The The The The The The The The The The With so many hands Uncivilized I'd rather close my eyes</text:p>
          </table:table-cell>
        </table:table-row>
        <table:table-row>
          <table:table-cell office:value-type="string" office:string-value="Brutal Truth - Regression-Progression">
            <text:p>Brutal Truth - Regression-Progression</text:p>
          </table:table-cell>
          <table:table-cell office:value-type="string" office:string-value=" The story of the ancient Eastward class Now the final time is past We'll be right back. The The dark The dark We may never get out But we'll see the end of us Going closer and further We'll turn the dark into a dream The dark The dark The dark The dark You can't go crazy, man As a king, I'm very good I'm better than a dog You're my only son to die Yeah Thank you.">
            <text:p> The story of the ancient Eastward class Now the final time is past We'll be right back. The The dark The dark We may never get out But we'll see the end of us Going closer and further We'll turn the dark into a dream The dark The dark The dark The dark You can't go crazy, man As a king, I'm very good I'm better than a dog You're my only son to die Yeah Thank you.</text:p>
          </table:table-cell>
        </table:table-row>
        <table:table-row>
          <table:table-cell office:value-type="string" office:string-value="Contrastic - Sex with Four Walls">
            <text:p>Contrastic - Sex with Four Walls</text:p>
          </table:table-cell>
          <table:table-cell office:value-type="string" office:string-value=" 🎵 Perfect is the idea of some rule So perfect is love without other person So perfect is the idea of some rule So perfect is love without other person I'll send you off To the light To the light To the light To the light To the light To the light To the light To the light I just can't think of anything to help him regain his All I can say I just can't think of anything to help him regain his All I can say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not a fucking psycho We are in time Oh yes And who can take the last chance I've felt? Every driver Oh yes Every motor of a van is tired We are in time Oh yes Thank you.">
            <text:p> 🎵 Perfect is the idea of some rule So perfect is love without other person So perfect is the idea of some rule So perfect is love without other person I'll send you off To the light To the light To the light To the light To the light To the light To the light To the light I just can't think of anything to help him regain his All I can say I just can't think of anything to help him regain his All I can say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a giant I'm not a fucking psycho We are in time Oh yes And who can take the last chance I've felt? Every driver Oh yes Every motor of a van is tired We are in time Oh yes Thank you.</text:p>
          </table:table-cell>
        </table:table-row>
        <table:table-row>
          <table:table-cell office:value-type="string" office:string-value="Death Toll 80k - No Escape">
            <text:p>Death Toll 80k - No Escape</text:p>
          </table:table-cell>
          <table:table-cell office:value-type="string" office:string-value=" DRAGON ARCHAEOLOGY I'm out. I'm not a fucking idiot. I'm not a fool Thank you. Outro Music">
            <text:p> DRAGON ARCHAEOLOGY I'm out. I'm not a fucking idiot. I'm not a fool Thank you. Outro Music</text:p>
          </table:table-cell>
        </table:table-row>
        <table:table-row>
          <table:table-cell office:value-type="string" office:string-value="Discordance Axis - The End of Rebirth">
            <text:p>Discordance Axis - The End of Rebirth</text:p>
          </table:table-cell>
          <table:table-cell office:value-type="string" office:string-value=" The The The The The The The The The The The The The The The The The The The The The The The The The The The The The I'll be young Wild as a snake I'll be young Wild as a snake I'll be young Wild as a snak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ext:p> The The The The The The The The The The The The The The The The The The The The The The The The The The The The The I'll be young Wild as a snake I'll be young Wild as a snake I'll be young Wild as a snak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p>
          </table:table-cell>
        </table:table-row>
        <table:table-row>
          <table:table-cell office:value-type="string" office:string-value="Extreme Noise Terror - Being and Nothing">
            <text:p>Extreme Noise Terror - Being and Nothing</text:p>
          </table:table-cell>
          <table:table-cell office:value-type="string" office:string-value=" The The The The The The The The The The The The The The The I'm not a monster I'm not a monster I'm not a monster I'm not a monster I'm not a monster I'm not a monster I'm not a monster I'm not a monster I'm not a monster I'm not a monster I'm not a monster I'm not a monster I'm not a monster I'm not a monster In a world I'm not the same as the heart The dark night is coming The dark night is coming The dark night is coming The dark night is coming I'm I'm I'm I'm I'm I'm I'm">
            <text:p> The The The The The The The The The The The The The The The I'm not a monster I'm not a monster I'm not a monster I'm not a monster I'm not a monster I'm not a monster I'm not a monster I'm not a monster I'm not a monster I'm not a monster I'm not a monster I'm not a monster I'm not a monster I'm not a monster In a world I'm not the same as the heart The dark night is coming The dark night is coming The dark night is coming The dark night is coming I'm I'm I'm I'm I'm I'm I'm</text:p>
          </table:table-cell>
        </table:table-row>
        <table:table-row>
          <table:table-cell office:value-type="string" office:string-value="Feastem - Sick">
            <text:p>Feastem - Sick</text:p>
          </table:table-cell>
          <table:table-cell office:value-type="string" office:string-value=" We are by the hand, we are making it stand Stuck in the end for five, living in front of the stand We're fighting for this world, we're fighting ourselves, yeah We're not fighting for the end, we're fighting against it Suck in the apple pie, leave it in front of you Suck Suck Suck Suck">
            <text:p> We are by the hand, we are making it stand Stuck in the end for five, living in front of the stand We're fighting for this world, we're fighting ourselves, yeah We're not fighting for the end, we're fighting against it Suck in the apple pie, leave it in front of you Suck Suck Suck Suck</text:p>
          </table:table-cell>
        </table:table-row>
        <table:table-row>
          <table:table-cell office:value-type="string" office:string-value="Gravesend - End of the Line">
            <text:p>Gravesend - End of the Line</text:p>
          </table:table-cell>
          <table:table-cell office:value-type="string" office:string-value=" 🎵 🎵 I'm not a man Boom, boom, boom, boom Get the fucking mug And run the night in skis And throw me back to nada And I'm not getting it Boom">
            <text:p> 🎵 🎵 I'm not a man Boom, boom, boom, boom Get the fucking mug And run the night in skis And throw me back to nada And I'm not getting it Boom</text:p>
          </table:table-cell>
        </table:table-row>
        <table:table-row>
          <table:table-cell office:value-type="string" office:string-value="Insect Warfare - Human Trafficking">
            <text:p>Insect Warfare - Human Trafficking</text:p>
          </table:table-cell>
          <table:table-cell office:value-type="string" office:string-value=" 🎵 I'm not gonna die I'm a">
            <text:p> 🎵 I'm not gonna die I'm a</text:p>
          </table:table-cell>
        </table:table-row>
        <table:table-row>
          <table:table-cell office:value-type="string" office:string-value="Leng Tch'e - The Fist of the Leng Tch'e">
            <text:p>Leng Tch'e - The Fist of the Leng Tch'e</text:p>
          </table:table-cell>
          <table:table-cell office:value-type="string" office:string-valu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Drifting across the ground, like the wolf of the process The sound of voices like that, the pressure of emotion All of them asleep just The culture of the people of war Where is the alternative to the ordained Demons? This is the fucking fact This is our own language Came from duty This is our reason to breathe The embodiment of the dream With all the loyal senses I scream the words of fear The revolution music Twists my eyes from fear My spirit rewires my senses My spirit rewires my senses I can't stop the revolution I will end all this fear Kill the monster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text:p>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Drifting across the ground, like the wolf of the process The sound of voices like that, the pressure of emotion All of them asleep just The culture of the people of war Where is the alternative to the ordained Demons? This is the fucking fact This is our own language Came from duty This is our reason to breathe The embodiment of the dream With all the loyal senses I scream the words of fear The revolution music Twists my eyes from fear My spirit rewires my senses My spirit rewires my senses I can't stop the revolution I will end all this fear Kill the monster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text:p>
          </table:table-cell>
        </table:table-row>
        <table:table-row>
          <table:table-cell office:value-type="string" office:string-value="Magrudergrind - Siphon Then Slit">
            <text:p>Magrudergrind - Siphon Then Slit</text:p>
          </table:table-cell>
          <table:table-cell office:value-type="string" office:string-value=" I'm the one who loves you Outro Music">
            <text:p> I'm the one who loves you Outro Music</text:p>
          </table:table-cell>
        </table:table-row>
        <table:table-row>
          <table:table-cell office:value-type="string" office:string-value="Nails - You Will Never Be One of Us">
            <text:p>Nails - You Will Never Be One of Us</text:p>
          </table:table-cell>
          <table:table-cell office:value-type="string" office:string-value=" You will never be one of us You're not to do your fucking work Nobody wants what you fucking got You will never be what I thought I'll pay what you pay I'll pay what you pay No dream, no choice, you will never be one of us Something disguised, you will never be one of us For you to die with an autopsy No dream, no choice, you will never be one of us Something disguised, you will never be one of us">
            <text:p> You will never be one of us You're not to do your fucking work Nobody wants what you fucking got You will never be what I thought I'll pay what you pay I'll pay what you pay No dream, no choice, you will never be one of us Something disguised, you will never be one of us For you to die with an autopsy No dream, no choice, you will never be one of us Something disguised, you will never be one of us</text:p>
          </table:table-cell>
        </table:table-row>
        <table:table-row>
          <table:table-cell office:value-type="string" office:string-value="Napalm Death - You Suffer">
            <text:p>Napalm Death - You Suffer</text:p>
          </table:table-cell>
          <table:table-cell office:value-type="string" office:string-value=" DERUWAL!">
            <text:p> DERUWAL!</text:p>
          </table:table-cell>
        </table:table-row>
        <table:table-row>
          <table:table-cell office:value-type="string" office:string-value="Nasum - This is...">
            <text:p>Nasum - This is...</text:p>
          </table:table-cell>
          <table:table-cell office:value-type="string" office:string-value=" This is what it's all about This is what we play This is what we make a name This is the Shhh Shhh Shhh Yeah! This is what it's all about This is what we play This is what we make it This is it Yeah! Yeah!">
            <text:p> This is what it's all about This is what we play This is what we make a name This is the Shhh Shhh Shhh Yeah! This is what it's all about This is what we play This is what we make it This is it Yeah! Yeah!</text:p>
          </table:table-cell>
        </table:table-row>
        <table:table-row>
          <table:table-cell office:value-type="string" office:string-value="No One Knows What The Dead Think - Autumn Flower">
            <text:p>No One Knows What The Dead Think - Autumn Flower</text:p>
          </table:table-cell>
          <table:table-cell office:value-type="string" office:string-value=" Bump up you, let's shout out We're the new ones, we're gone Get out of this world, change the time to grow Now, they'll make us what we're made Unleash yourself, let's shout out I'm still aware of the The fate of death A second dream A final heart Will find it on somebody's FACE The wind has torn into our flesh Emotions of the life How you live, what do you feel I'm living like a brother I'm a hero I'm a hero I'm a hero I'm a hero I'm a hero I'm a hero I'm a hero I'm a hero I'm a hero I'm a hero I'm a hero I'm a hero I'm a hero I'm a hero Serious!">
            <text:p> Bump up you, let's shout out We're the new ones, we're gone Get out of this world, change the time to grow Now, they'll make us what we're made Unleash yourself, let's shout out I'm still aware of the The fate of death A second dream A final heart Will find it on somebody's FACE The wind has torn into our flesh Emotions of the life How you live, what do you feel I'm living like a brother I'm a hero I'm a hero I'm a hero I'm a hero I'm a hero I'm a hero I'm a hero I'm a hero I'm a hero I'm a hero I'm a hero I'm a hero I'm a hero I'm a hero Serious!</text:p>
          </table:table-cell>
        </table:table-row>
        <table:table-row>
          <table:table-cell office:value-type="string" office:string-value="P.L.F. - Ultimate Whirlwind of Incineration">
            <text:p>P.L.F. - Ultimate Whirlwind of Incineration</text:p>
          </table:table-cell>
          <table:table-cell office:value-type="string" office:string-value=" The The The The The The The The The The The The The The The I'm on my own I'm on my own I'm on my own I'm on my own I'm on my own I'm on my own I'm on my own I'm on my own I'm on my own I'm on my own I'm on my own I'm on my own I'm on my own I'm on my own I'm not a human being I'm not a human being I'm not a human being I'm not a human being I'm not a human being I'm not a human being I'm not a human being I'm not a human being I'm not a human being I'm not a human being I'm not a human being I'm not a human being I'm not a human being I'm not a human being I'll be your hero">
            <text:p> The The The The The The The The The The The The The The The I'm on my own I'm on my own I'm on my own I'm on my own I'm on my own I'm on my own I'm on my own I'm on my own I'm on my own I'm on my own I'm on my own I'm on my own I'm on my own I'm on my own I'm not a human being I'm not a human being I'm not a human being I'm not a human being I'm not a human being I'm not a human being I'm not a human being I'm not a human being I'm not a human being I'm not a human being I'm not a human being I'm not a human being I'm not a human being I'm not a human being I'll be your hero</text:p>
          </table:table-cell>
        </table:table-row>
        <table:table-row>
          <table:table-cell office:value-type="string" office:string-value="Pig Destroyer - Evacuating Heaven">
            <text:p>Pig Destroyer - Evacuating Heaven</text:p>
          </table:table-cell>
          <table:table-cell office:value-type="string" office:string-value=" Death by sin and hate First of all, boy Then of all, world We all are not thirsty And it's not our destiny">
            <text:p> Death by sin and hate First of all, boy Then of all, world We all are not thirsty And it's not our destiny</text:p>
          </table:table-cell>
        </table:table-row>
        <table:table-row>
          <table:table-cell office:value-type="string" office:string-value="Repulsion - Horrified">
            <text:p>Repulsion - Horrified</text:p>
          </table:table-cell>
          <table:table-cell office:value-type="string" office:string-value=" The The The The The The The The The The The The The The The The The The The The The The The The The The The The The Or fly Or fly Or fly Or fly Deep within your consciousness, horror is unleashed Stare into the face of death, I will spook your teeth Pressure fills inside your brain, it's about to explode Blood drains from your head, your life is still in stone Or fight Or fight Or fight Or fight Fuck you">
            <text:p> The The The The The The The The The The The The The The The The The The The The The The The The The The The The The Or fly Or fly Or fly Or fly Deep within your consciousness, horror is unleashed Stare into the face of death, I will spook your teeth Pressure fills inside your brain, it's about to explode Blood drains from your head, your life is still in stone Or fight Or fight Or fight Or fight Fuck you</text:p>
          </table:table-cell>
        </table:table-row>
        <table:table-row>
          <table:table-cell office:value-type="string" office:string-value="Rotten Sound - Sharing">
            <text:p>Rotten Sound - Sharing</text:p>
          </table:table-cell>
          <table:table-cell office:value-type="string" office:string-value=" Fire in this land, fire in this world, the death is done He's the divine, the divine, I'm gonna set off, make you the god Fire in this land, we never end I'm the king of kings, and I'm the king of all of me Fire in this land, we never end Fire in this land, we never end This is the last of the land, the land of the finest generation Fire in this land, we never end Is there a correct form of metaphors? Show Go Name The now unhonoured Able conspiracy The truth is more simple One person never gives away The privilege The privilege As good people Share in the scary Building positions, robots, auspices, and good future The privilege The privilege The privilege The privilege">
            <text:p> Fire in this land, fire in this world, the death is done He's the divine, the divine, I'm gonna set off, make you the god Fire in this land, we never end I'm the king of kings, and I'm the king of all of me Fire in this land, we never end Fire in this land, we never end This is the last of the land, the land of the finest generation Fire in this land, we never end Is there a correct form of metaphors? Show Go Name The now unhonoured Able conspiracy The truth is more simple One person never gives away The privilege The privilege As good people Share in the scary Building positions, robots, auspices, and good future The privilege The privilege The privilege The privilege</text:p>
          </table:table-cell>
        </table:table-row>
        <table:table-row>
          <table:table-cell office:value-type="string" office:string-value="Terrorizer - Fear of Napalm">
            <text:p>Terrorizer - Fear of Napalm</text:p>
          </table:table-cell>
          <table:table-cell office:value-type="string" office:string-value=" We'll be right back. We'll be right back.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Fear of night, death to the heart Breath to death, armor of death to Smudging pain, radiating God's control, friends are lost, I'm bleeding We'll be right back. you">
            <text:p> We'll be right back. We'll be right back.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I'm not a fucking Fear of night, death to the heart Breath to death, armor of death to Smudging pain, radiating God's control, friends are lost, I'm bleeding We'll be right back. you</text:p>
          </table:table-cell>
        </table:table-row>
        <table:table-row>
          <table:table-cell office:value-type="string" office:string-value="Trap Them - Hellionaires">
            <text:p>Trap Them - Hellionaires</text:p>
          </table:table-cell>
          <table:table-cell office:value-type="string" office:string-value=" 🎵 Precious in the name of death And come at the end They cut it out of my head and threw it by my And I all got together And I all dropped together And I all talked and turned At the top of the vein In my own depth On my own with a kind Where is my distance at all? The one that I've always had Where is the pain that's around? This is what I've got The light of a moment of truth When the odds of the world end With the truth Of the end of our curse And to know A race by mistresses and darts The worst hate ever written A race of pain and romance The first one to care For Lion, lion, lion, lion against What, what was the best way to do it? That I've always had What was the thing that I feel what I can't? I'm with my big black neck And my bones on a dead case And I keep awake till I'm dead But it's all And I pray I'm fucking better as hell I bring a fucking battery round With a name With a name of the kids we're turned With a name of a failure With a name of the day we're learned All of us have been All of us are terrible cunts All of us with a name All of us are born All of us burn We're valiant in our blood">
            <text:p> 🎵 Precious in the name of death And come at the end They cut it out of my head and threw it by my And I all got together And I all dropped together And I all talked and turned At the top of the vein In my own depth On my own with a kind Where is my distance at all? The one that I've always had Where is the pain that's around? This is what I've got The light of a moment of truth When the odds of the world end With the truth Of the end of our curse And to know A race by mistresses and darts The worst hate ever written A race of pain and romance The first one to care For Lion, lion, lion, lion against What, what was the best way to do it? That I've always had What was the thing that I feel what I can't? I'm with my big black neck And my bones on a dead case And I keep awake till I'm dead But it's all And I pray I'm fucking better as hell I bring a fucking battery round With a name With a name of the kids we're turned With a name of a failure With a name of the day we're learned All of us have been All of us are terrible cunts All of us with a name All of us are born All of us burn We're valiant in our blood</text:p>
          </table:table-cell>
        </table:table-row>
        <table:table-row>
          <table:table-cell office:value-type="string" office:string-value="Wormrot - Deceased Occupation">
            <text:p>Wormrot - Deceased Occupation</text:p>
          </table:table-cell>
          <table:table-cell office:value-type="string" office:string-value=" Death! All the dead, all the dead All the dead, all the dead Death! Death! Death! Death! All the dead, all the dead All the dead, all the dead All the dead, all the dead All the dead, all the dead Death! We are living in this We are living in this We are living in this We are living in this Death or death We still have to die Death We'll see you next time. you">
            <text:p> Death! All the dead, all the dead All the dead, all the dead Death! Death! Death! Death! All the dead, all the dead All the dead, all the dead All the dead, all the dead All the dead, all the dead Death! We are living in this We are living in this We are living in this We are living in this Death or death We still have to die Death We'll see you next time. you</text:p>
          </table:table-cell>
        </table:table-row>
      </table:table>
      <table:table table:name="songs___heavy_pow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tlantean Kodex - Heresiarch (Thousand-Faced Moon)">
            <text:p>Atlantean Kodex - Heresiarch (Thousand-Faced Moon)</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Let's go. I'm out. He's the heresiarch Even the spirits of the oaks Heed his word And so from the wells of night To the yawning gulfs of space Ever the praises of his name Share his song Thus spoke the heresiarch Enthroned in clouds and fire With the seven suns aligned Telling of his steps, his strides Roaming alone in Blackheather Long for ranted Illumine knowledge Written in the codex of better than forlorn But if it means often man is either the oldest or the last, then there is man The common goal of life is substance and water The old ones were, the old ones are, the old ones will be Heresia Saints of the streets and whores River of fire and force Heresia Heresia God of the sinful male Light on the warrior's blade The river of plague Go out among men and fight the gates That he in the void may know To his messenger must all things, things be told And he shall put on the semblance of men The wax of mass and the robe that hides And come down from the world of seven suns Great messenger, whole bringer of death Father of a million young Unholy stalker among the lambs Strike with fury Four thousand face blue Come, avenge for my holy right I've never been so jealous The sacrifice begins I'm a man of the sand Look favorably upon our Saturnalia So the night begins tonight Hephaestia Murder without mercy Light bringer of the damned Hephaestia Flaming Elysian gardens Sword of the finished foe Blessed old gloom of the night Epitheia Murder without mercy Lightbringer of the damned, Heresia Flaming Elysian gardens Sword of the finished, forblessed old groom of the night I'm not a man I'm sorry. You're annoying me! You're annoying me! You're annoying me! You're annoying me! You're annoying me! You're annoying me! You're annoying me! You're annoying me! You're annoying me! You're annoying me! O railing one who wanders the blaze of the truth Our heart and hearts thousand face through Oh, doom of lost natural life The cities of God Oh, monarch of hell For my creeping messenger The love is wrong, the dirges and wailing of time Oh, past healing force, best form of the truth is vain Bring them to me The The The The The The The The The The The The The The The Thank you.">
            <text:p> The The The The The The The The The The The The The The The The The The The The The The The The The The The The The The The The The The The The The The The The The The The The The The The The The The The The The The The The The Let's go. I'm out. He's the heresiarch Even the spirits of the oaks Heed his word And so from the wells of night To the yawning gulfs of space Ever the praises of his name Share his song Thus spoke the heresiarch Enthroned in clouds and fire With the seven suns aligned Telling of his steps, his strides Roaming alone in Blackheather Long for ranted Illumine knowledge Written in the codex of better than forlorn But if it means often man is either the oldest or the last, then there is man The common goal of life is substance and water The old ones were, the old ones are, the old ones will be Heresia Saints of the streets and whores River of fire and force Heresia Heresia God of the sinful male Light on the warrior's blade The river of plague Go out among men and fight the gates That he in the void may know To his messenger must all things, things be told And he shall put on the semblance of men The wax of mass and the robe that hides And come down from the world of seven suns Great messenger, whole bringer of death Father of a million young Unholy stalker among the lambs Strike with fury Four thousand face blue Come, avenge for my holy right I've never been so jealous The sacrifice begins I'm a man of the sand Look favorably upon our Saturnalia So the night begins tonight Hephaestia Murder without mercy Light bringer of the damned Hephaestia Flaming Elysian gardens Sword of the finished foe Blessed old gloom of the night Epitheia Murder without mercy Lightbringer of the damned, Heresia Flaming Elysian gardens Sword of the finished, forblessed old groom of the night I'm not a man I'm sorry. You're annoying me! You're annoying me! You're annoying me! You're annoying me! You're annoying me! You're annoying me! You're annoying me! You're annoying me! You're annoying me! You're annoying me! O railing one who wanders the blaze of the truth Our heart and hearts thousand face through Oh, doom of lost natural life The cities of God Oh, monarch of hell For my creeping messenger The love is wrong, the dirges and wailing of time Oh, past healing force, best form of the truth is vain Bring them to me The The The The The The The The The The The The The The The Thank you.</text:p>
          </table:table-cell>
        </table:table-row>
        <table:table-row>
          <table:table-cell office:value-type="string" office:string-value="Cirith Ungol - King of the Dead">
            <text:p>Cirith Ungol - King of the Dead</text:p>
          </table:table-cell>
          <table:table-cell office:value-type="string" office:string-value=" The The The The The The The The The The The The The The The We'll see you next time. Thank you. guitar solo guitar solo But the hell of the king will rise again The time has come to pay for all your sins Silence shattered by his gasp of fear Cry Savage touch in your world of love Crown upon his head King of all the dead Who has had to desecrate his career So soon the end is near And his career Who has had to stuck him in the moon For he is freshly risen from the coals Round the world is he, king of all the dead guitar solo The sun is set, the plans will fall like rain The rising tide will cleanse your world of pain This grip we wear, the living are never here For as you rule in life, you rule in death Round upon his head, king of all the dead And the king will be guitar solo I'm out.">
            <text:p> The The The The The The The The The The The The The The The We'll see you next time. Thank you. guitar solo guitar solo But the hell of the king will rise again The time has come to pay for all your sins Silence shattered by his gasp of fear Cry Savage touch in your world of love Crown upon his head King of all the dead Who has had to desecrate his career So soon the end is near And his career Who has had to stuck him in the moon For he is freshly risen from the coals Round the world is he, king of all the dead guitar solo The sun is set, the plans will fall like rain The rising tide will cleanse your world of pain This grip we wear, the living are never here For as you rule in life, you rule in death Round upon his head, king of all the dead And the king will be guitar solo I'm out.</text:p>
          </table:table-cell>
        </table:table-row>
        <table:table-row>
          <table:table-cell office:value-type="string" office:string-value="Crimson Glory - Queen of the Masquerade">
            <text:p>Crimson Glory - Queen of the Masquerade</text:p>
          </table:table-cell>
          <table:table-cell office:value-type="string" office:string-value=" Woman Woman Man of mystery Heaven's angel, devil's daughter Nightmare Black widow screaming through Is it true? Do you still need hearts to bleed to be satisfied? Gathering prey, deadly webs hanging dark in disguise Throwing no mercy, insatiable appetite Down, down to her knees, bowing for her majesty Hail to the queen of the masquerade Deep in your heart she speaks Hail to the queen of the masquerade Bound to a majesty Look out! Slowly crawling, beating on your heart Many kings with broken dreams The timids rule, the dragons release Tell you, man, she'll tear you all to pieces The sails are the wicked queen The silence falls, the fears begin Blue and shining eyes Picking up where to fall Red fighters With legs across Faces of steel-skinned women Feeling the sting of our enemies Fleeching fight Down, down to your knees Far before her majesty Hail to the queen of the masquerade Deep in your heart she beats Hail to the queen of the masquerade Out to her majesty guitar solo guitar sol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Out to the majesty Hail to the queen of the masquerade Deep in your arms it reads Hail to the queen of the masquerade Out to the majesty To the queen of the masquerade Hiding the heart that bleeds">
            <text:p> Woman Woman Man of mystery Heaven's angel, devil's daughter Nightmare Black widow screaming through Is it true? Do you still need hearts to bleed to be satisfied? Gathering prey, deadly webs hanging dark in disguise Throwing no mercy, insatiable appetite Down, down to her knees, bowing for her majesty Hail to the queen of the masquerade Deep in your heart she speaks Hail to the queen of the masquerade Bound to a majesty Look out! Slowly crawling, beating on your heart Many kings with broken dreams The timids rule, the dragons release Tell you, man, she'll tear you all to pieces The sails are the wicked queen The silence falls, the fears begin Blue and shining eyes Picking up where to fall Red fighters With legs across Faces of steel-skinned women Feeling the sting of our enemies Fleeching fight Down, down to your knees Far before her majesty Hail to the queen of the masquerade Deep in your heart she beats Hail to the queen of the masquerade Out to her majesty guitar solo guitar sol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Out to the majesty Hail to the queen of the masquerade Deep in your arms it reads Hail to the queen of the masquerade Out to the majesty To the queen of the masquerade Hiding the heart that bleeds</text:p>
          </table:table-cell>
        </table:table-row>
        <table:table-row>
          <table:table-cell office:value-type="string" office:string-value="Dokken - In My Dreams">
            <text:p>Dokken - In My Dreams</text:p>
          </table:table-cell>
          <table:table-cell office:value-type="string" office:string-value=" In my dreams it's still the same Your love is strong, it still remains I toss and turn all night in the sheets But I can't sleep Night after night Don't know what it means In my dreams What can I say or do? You will come back with room I realize too late That maybe you'll never turn away In my dreams it's still the same Your love is strong, it still remains In my dreams you're still by me Just the way it used to be Calling your name but you're turning away Please don't leave Running in some doors waiting to see You in my dreams What can I say or do? You won't come back, we're through I realize too late That maybe love has turned away In my dreams it's still the same The love is strong, it still remains In my dreams you're still my dream Just the way it used to b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n my dreams it's still the same The love is gone, it still remains In my dreams you're still by me Just the way it used to be In my dreams it's still the same Your love is strong, it still remains In my dreams you'll always be In my heart and in my dreams In my dreams it's still the same In my dreams you're still by me In my dreams Just the way it used to be In my dreams What can I say? In my dreams You're still by me And in my dreams you'll always be In my dreams you'll always be In my dreams Your love is strong In my dreams It's still the same In my dreams In my dreams In my dreams">
            <text:p> In my dreams it's still the same Your love is strong, it still remains I toss and turn all night in the sheets But I can't sleep Night after night Don't know what it means In my dreams What can I say or do? You will come back with room I realize too late That maybe you'll never turn away In my dreams it's still the same Your love is strong, it still remains In my dreams you're still by me Just the way it used to be Calling your name but you're turning away Please don't leave Running in some doors waiting to see You in my dreams What can I say or do? You won't come back, we're through I realize too late That maybe love has turned away In my dreams it's still the same The love is strong, it still remains In my dreams you're still my dream Just the way it used to b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n my dreams it's still the same The love is gone, it still remains In my dreams you're still by me Just the way it used to be In my dreams it's still the same Your love is strong, it still remains In my dreams you'll always be In my heart and in my dreams In my dreams it's still the same In my dreams you're still by me In my dreams Just the way it used to be In my dreams What can I say? In my dreams You're still by me And in my dreams you'll always be In my dreams you'll always be In my dreams Your love is strong In my dreams It's still the same In my dreams In my dreams In my dreams</text:p>
          </table:table-cell>
        </table:table-row>
        <table:table-row>
          <table:table-cell office:value-type="string" office:string-value="Fates Warning - Guardian">
            <text:p>Fates Warning - Guardian</text:p>
          </table:table-cell>
          <table:table-cell office:value-type="string" office:string-value=" Thank you. guitar solo guitar solo These souls are staying In free with me You will find them From the shadows As they share The song is home They've never known Angels of the morning Their signs come again And I I see the light Passing the gate I dance out the rain with spite The winter lips shall wail I see the light We march on the whole Run through the trees The lightning light away It's a leafy day It seems like we're on a train An endless dream I will wish upon a star I believe in you And in my wish to live on I can never tell Will you live with me I know where your sin is And it's part of soul Help follow me, save my way Have you forgotten me? Hey, you're always like me One million miles, one sun since my destiny I have to see Bring you me Here it is in darkness Where the dark Has seen the light of dreams The kiss That is sweet forever I know she hears me And so much to say From a dreaming spot, a wretched mind Tears stream from her face into my head To my heart I will wish upon a star, I believe in you I didn't mind when I should've waited for I didn't care for you when you were never there I'm the one you're singing And it's part of soul That's all I need Sing my way I'm a pirate without a claim A helpless child without a name The broken wings Catch me, I'm falling I'm a question window and saw Who are you to take my life away from me? I see the boundaries of the sea I had a dream I was new Stuck at the fire in my veins And when I heard your name I will need to witness the pain I am behind silent fear I will be dead as your god in hand Angels in white, you have set me free Your witness and bearer of pain You walk head in head with a fist-fingered child Drifting the wicked lame Have you seen beyond the unborn? The pillars of heaven is enough For the two of you to the realm The sun and sun and dark I will wish upon a star I believe in you I'm this man with a story to tell I didn't ever care When you were never there I'm the one you sent it And it's part of soul Hands on me, sing my will And if we got things on me, sing my will And if we got things on me, sing my will And if I'm not just me Oh, oh, oh">
            <text:p> Thank you. guitar solo guitar solo These souls are staying In free with me You will find them From the shadows As they share The song is home They've never known Angels of the morning Their signs come again And I I see the light Passing the gate I dance out the rain with spite The winter lips shall wail I see the light We march on the whole Run through the trees The lightning light away It's a leafy day It seems like we're on a train An endless dream I will wish upon a star I believe in you And in my wish to live on I can never tell Will you live with me I know where your sin is And it's part of soul Help follow me, save my way Have you forgotten me? Hey, you're always like me One million miles, one sun since my destiny I have to see Bring you me Here it is in darkness Where the dark Has seen the light of dreams The kiss That is sweet forever I know she hears me And so much to say From a dreaming spot, a wretched mind Tears stream from her face into my head To my heart I will wish upon a star, I believe in you I didn't mind when I should've waited for I didn't care for you when you were never there I'm the one you're singing And it's part of soul That's all I need Sing my way I'm a pirate without a claim A helpless child without a name The broken wings Catch me, I'm falling I'm a question window and saw Who are you to take my life away from me? I see the boundaries of the sea I had a dream I was new Stuck at the fire in my veins And when I heard your name I will need to witness the pain I am behind silent fear I will be dead as your god in hand Angels in white, you have set me free Your witness and bearer of pain You walk head in head with a fist-fingered child Drifting the wicked lame Have you seen beyond the unborn? The pillars of heaven is enough For the two of you to the realm The sun and sun and dark I will wish upon a star I believe in you I'm this man with a story to tell I didn't ever care When you were never there I'm the one you sent it And it's part of soul Hands on me, sing my will And if we got things on me, sing my will And if we got things on me, sing my will And if I'm not just me Oh, oh, oh</text:p>
          </table:table-cell>
        </table:table-row>
        <table:table-row>
          <table:table-cell office:value-type="string" office:string-value="Fifth Angel - In the Fallout">
            <text:p>Fifth Angel - In the Fallout</text:p>
          </table:table-cell>
          <table:table-cell office:value-type="string" office:string-value=" 🎵 🎵 Waited in a cold room dark for hours 🎵 🎵 And the time goes on so slow 🎵 🎵 Carried by desire for survival 🎵 🎵 From the quiet world that blows 🎵 Day to night, you can see that fear goes on and on and on Close the night as the time grows near As we wait and we hide from the fallout And we cry out in the fallout from the sky In the fallout, every hideout From the fallout in the sky Aftermath of gold like stocks of city When the children break the streets Tell them they can live their lives in pity For the don't choose what they leave Day to night, we can see their fear It goes on and on and on The cold of the night, as the time grows near As we wait and we hide from the fallout As we cry out in the fallout from the sky In the fallout, as we hide out From the fallout in the sky Fighting to forget the guilt of violence Where the pain it burns so deep In their eyes a wisp was set afire Of a dream that never ends Hey, tonight You can see that fear It goes on and on and on Oh, there's a night As the time grows near As we wait and we hide From the fallout Of a cryout In the fallout From the sky In the fallout, and we hide out From the fallout in the sky From the fallout, and we cry out In the fallout in the sky In the fallout, and we hide out From the fallout in the sky I'm not afraid">
            <text:p> 🎵 🎵 Waited in a cold room dark for hours 🎵 🎵 And the time goes on so slow 🎵 🎵 Carried by desire for survival 🎵 🎵 From the quiet world that blows 🎵 Day to night, you can see that fear goes on and on and on Close the night as the time grows near As we wait and we hide from the fallout And we cry out in the fallout from the sky In the fallout, every hideout From the fallout in the sky Aftermath of gold like stocks of city When the children break the streets Tell them they can live their lives in pity For the don't choose what they leave Day to night, we can see their fear It goes on and on and on The cold of the night, as the time grows near As we wait and we hide from the fallout As we cry out in the fallout from the sky In the fallout, as we hide out From the fallout in the sky Fighting to forget the guilt of violence Where the pain it burns so deep In their eyes a wisp was set afire Of a dream that never ends Hey, tonight You can see that fear It goes on and on and on Oh, there's a night As the time grows near As we wait and we hide From the fallout Of a cryout In the fallout From the sky In the fallout, and we hide out From the fallout in the sky From the fallout, and we cry out In the fallout in the sky In the fallout, and we hide out From the fallout in the sky I'm not afraid</text:p>
          </table:table-cell>
        </table:table-row>
        <table:table-row>
          <table:table-cell office:value-type="string" office:string-value="Grim Reaper - See You In Hell">
            <text:p>Grim Reaper - See You In Hell</text:p>
          </table:table-cell>
          <table:table-cell office:value-type="string" office:string-value=" See you in hell Can I make you an offer? You can't refuse I kept my eyes on you Cause I tell you not to lose And you can come with me To a place you'll know so well I will take you to the valley To hell See you in hell, my friend See you in hell, my friend See you in hell, my friend I'll see you in hell See you in hell, my friend See you in hell, my friend See you in hell, my friend I'll see you in hell, yeah See you in hell You try to pretend how many sins can be all Of my kingdom, fire and choice, it's yours You can take it anytime that you need Make steel of the road, all you've got to do is bleed See you in hell, my friend See you in hell, my friend See you in hell, my friend I see you in hell See you in hell, my friend See you in hell, my friend See you in hell, my friend I'll see you in hell, oh yeah Come with me, I will take you down To the very depths of your soul And I'll make you burn See you, see you in hell See you, see you Can I make you an offer? You got a rose I kept my eyes on you Cause I told you that you lose Now you can come with me to a place you know so well Like I told you at the very gates of hell See you in hell, my friend See you in hell, my friend See you in hell, my friend I'll see you in hell See you in hell, my friend See you in hell, my friend I'll see you in hell, my friend I'll see you in hell I'll see you in hell, my friend I'll see you in hell, my friend I'll see you in hell I'll see you in hell, my friend I'll see you in hell, my friend I'll see you in hell, my friend I'll see you in hell I'll see you in hell Say hello Say hello Say hello">
            <text:p> See you in hell Can I make you an offer? You can't refuse I kept my eyes on you Cause I tell you not to lose And you can come with me To a place you'll know so well I will take you to the valley To hell See you in hell, my friend See you in hell, my friend See you in hell, my friend I'll see you in hell See you in hell, my friend See you in hell, my friend See you in hell, my friend I'll see you in hell, yeah See you in hell You try to pretend how many sins can be all Of my kingdom, fire and choice, it's yours You can take it anytime that you need Make steel of the road, all you've got to do is bleed See you in hell, my friend See you in hell, my friend See you in hell, my friend I see you in hell See you in hell, my friend See you in hell, my friend See you in hell, my friend I'll see you in hell, oh yeah Come with me, I will take you down To the very depths of your soul And I'll make you burn See you, see you in hell See you, see you Can I make you an offer? You got a rose I kept my eyes on you Cause I told you that you lose Now you can come with me to a place you know so well Like I told you at the very gates of hell See you in hell, my friend See you in hell, my friend See you in hell, my friend I'll see you in hell See you in hell, my friend See you in hell, my friend I'll see you in hell, my friend I'll see you in hell I'll see you in hell, my friend I'll see you in hell, my friend I'll see you in hell I'll see you in hell, my friend I'll see you in hell, my friend I'll see you in hell, my friend I'll see you in hell I'll see you in hell Say hello Say hello Say hello</text:p>
          </table:table-cell>
        </table:table-row>
        <table:table-row>
          <table:table-cell office:value-type="string" office:string-value="Heathen's Rage - Knights of Steel">
            <text:p>Heathen's Rage - Knights of Steel</text:p>
          </table:table-cell>
          <table:table-cell office:value-type="string" office:string-value=" The Thank you. I hear the sound of thunder, I hear the clatter of walls And the fire burning deep through the hell of a dark road Fire burning the sound of the storm, and the king of the queen like it A thousand that lie on the ground upon the earth that lay Not a day Now the time has come for us, the secrets are revealed We take the soul of life and get before it's time to leave The ever full of wisdom, the starless extent of which we fall My word is spoken now, I hear the Master's calling He said, my son, you have done well For you have met the Holy Man I wish for you to take this land Unrestrained rule at my command My daily thought was to be out of power Power with a second chance We really got our love reaching out We are the great night to see Oh! We're the great night to see Oh! Keep going so near The great night to se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ank you. Thank you.">
            <text:p> The Thank you. I hear the sound of thunder, I hear the clatter of walls And the fire burning deep through the hell of a dark road Fire burning the sound of the storm, and the king of the queen like it A thousand that lie on the ground upon the earth that lay Not a day Now the time has come for us, the secrets are revealed We take the soul of life and get before it's time to leave The ever full of wisdom, the starless extent of which we fall My word is spoken now, I hear the Master's calling He said, my son, you have done well For you have met the Holy Man I wish for you to take this land Unrestrained rule at my command My daily thought was to be out of power Power with a second chance We really got our love reaching out We are the great night to see Oh! We're the great night to see Oh! Keep going so near The great night to se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ank you. Thank you.</text:p>
          </table:table-cell>
        </table:table-row>
        <table:table-row>
          <table:table-cell office:value-type="string" office:string-value="Heir Apparent - Just Imagine">
            <text:p>Heir Apparent - Just Imagine</text:p>
          </table:table-cell>
          <table:table-cell office:value-type="string" office:string-value=" The The The The The The The The The The The The The The The The The The The The The The The The The The The The The The last thing is this real This is the new me In the fields you never dreamed of Like your leaders, your lovers and your songs Natural, sweet, and every bit Giving everyone a horse Dreamer dreaming In his demon sleepless land Just imagine, just imagine Yes, there is something inside of nothing A child in emptiness or a dreamer in the dark In a cruel jizz, a mind that cannot yearn for a spark Dreamer to realize Is in a sleepless lie And just imagine peace where there was none before Under virgin skies Just imagine children will have again in their eyes Oh, Mr. Mansion! Sister, we're a bunch of sexist people in a relationship A boring problem beginning with a human virus imminent Switching to automaton Dreaming in the things you never dreamed of Like your leaders, your lovers and your songs Catch all the streets, any bridge Giving everyone a cause Dream my dream now In this city Sleepless alone Just imagine peace where there was none before Under virgin stars Just imagine children with hope again in their arms Just imagine people really caring And not just saying they do Just a bunch of facelessly talking like me and you Just imagine I'm not sure. I'm not afraid of the dark Thank you.">
            <text:p> The The The The The The The The The The The The The The The The The The The The The The The The The The The The The The last thing is this real This is the new me In the fields you never dreamed of Like your leaders, your lovers and your songs Natural, sweet, and every bit Giving everyone a horse Dreamer dreaming In his demon sleepless land Just imagine, just imagine Yes, there is something inside of nothing A child in emptiness or a dreamer in the dark In a cruel jizz, a mind that cannot yearn for a spark Dreamer to realize Is in a sleepless lie And just imagine peace where there was none before Under virgin skies Just imagine children will have again in their eyes Oh, Mr. Mansion! Sister, we're a bunch of sexist people in a relationship A boring problem beginning with a human virus imminent Switching to automaton Dreaming in the things you never dreamed of Like your leaders, your lovers and your songs Catch all the streets, any bridge Giving everyone a cause Dream my dream now In this city Sleepless alone Just imagine peace where there was none before Under virgin stars Just imagine children with hope again in their arms Just imagine people really caring And not just saying they do Just a bunch of facelessly talking like me and you Just imagine I'm not sure. I'm not afraid of the dark Thank you.</text:p>
          </table:table-cell>
        </table:table-row>
        <table:table-row>
          <table:table-cell office:value-type="string" office:string-value="Helloween - Future World">
            <text:p>Helloween - Future World</text:p>
          </table:table-cell>
          <table:table-cell office:value-type="string" office:string-value=" If you're out there all alone And you don't know where to go to Come and take a trip with me to future world And if you're running through your life And you don't know what this is Come and look how it could be A future world We are living happiness Our life is full of joy We say the word to my heart without fear The feeling of togetherness This is all we set aside Not for life and we know it will stay Cause we all live in future world A world that's full of love Our future life will be glorious Can we meet future world? You say you'd like to stay, but this is not your time Go back for your own way to the future Life can be for living, just try and never give in Tell everyone their way to the future One day you'll live in happiness with a heart that's full of joy You say the word tomorrow without fear The feeling of togetherness will be at your side You say you love your life, are you the one? Cause we are living in future world A world that's full of love Our future life will be glorious Come with me, future world guitar solo We all live in future world A world that's full of love Our future life will be glorious Come with me Come with me Come with me Future world Future world Future Future">
            <text:p> If you're out there all alone And you don't know where to go to Come and take a trip with me to future world And if you're running through your life And you don't know what this is Come and look how it could be A future world We are living happiness Our life is full of joy We say the word to my heart without fear The feeling of togetherness This is all we set aside Not for life and we know it will stay Cause we all live in future world A world that's full of love Our future life will be glorious Can we meet future world? You say you'd like to stay, but this is not your time Go back for your own way to the future Life can be for living, just try and never give in Tell everyone their way to the future One day you'll live in happiness with a heart that's full of joy You say the word tomorrow without fear The feeling of togetherness will be at your side You say you love your life, are you the one? Cause we are living in future world A world that's full of love Our future life will be glorious Come with me, future world guitar solo We all live in future world A world that's full of love Our future life will be glorious Come with me Come with me Come with me Future world Future world Future Future</text:p>
          </table:table-cell>
        </table:table-row>
        <table:table-row>
          <table:table-cell office:value-type="string" office:string-value="Iron Maiden - Run to the Hills">
            <text:p>Iron Maiden - Run to the Hills</text:p>
          </table:table-cell>
          <table:table-cell office:value-type="string" office:string-value=" The White Man For his own need We fought him hard We fought him well Out on the plains We gave him hell But many came Too much for three Oh, will we ever be set free? Riding through dust clouds and barren wastes Galloping hard on the plains Chasing the redskins back to their holes Fighting them at their own game Mordor for freedom, they're stabbing them back Women and children are cowards at take Run to the hills Run for your lives Run to the hills Run for your lives Soldier blue in the barren wastes Hunting and killing's a game Raping the women and wasting the men The only good Indians are tame Selling them whiskey and taking their gold And saving the young and destroying the old Run to the hills Run for your lives Run to the hills Run for your lives Yeah. Run to the hills, run for your lives. Run to the hills, run for your lives. Run to the hills Run for your lives Run to the hills Run for your lives Yeah.">
            <text:p> The White Man For his own need We fought him hard We fought him well Out on the plains We gave him hell But many came Too much for three Oh, will we ever be set free? Riding through dust clouds and barren wastes Galloping hard on the plains Chasing the redskins back to their holes Fighting them at their own game Mordor for freedom, they're stabbing them back Women and children are cowards at take Run to the hills Run for your lives Run to the hills Run for your lives Soldier blue in the barren wastes Hunting and killing's a game Raping the women and wasting the men The only good Indians are tame Selling them whiskey and taking their gold And saving the young and destroying the old Run to the hills Run for your lives Run to the hills Run for your lives Yeah. Run to the hills, run for your lives. Run to the hills, run for your lives. Run to the hills Run for your lives Run to the hills Run for your lives Yeah.</text:p>
          </table:table-cell>
        </table:table-row>
        <table:table-row>
          <table:table-cell office:value-type="string" office:string-value="Judas Priest - The Sentinel">
            <text:p>Judas Priest - The Sentinel</text:p>
          </table:table-cell>
          <table:table-cell office:value-type="string" office:string-value=" The The The The The The The The The The The The The The The A long-distance avenue Steam begins to rise The figures run and run Prepare for a quick surprise He's watching from far aside This life is a villain Sworn to a bitch Condemned to hell Cannot the blade help heal the same tunnel Ghosts whining, the alleys Smoking, so low hell For keeping sight it's official These rebel victims The wind, raising of its call A storm begins to grow Strong to avenge And into the new hell Send us the light of the same to know Amidst the upturned, burned out clouds The characters awake And in their breasts touch iron bars with which to seal his fate And Crassus' chest, the discover dressed, the roles of throwing knives Whose razor points, the challenge tests, have finished many lives guitar solo Now facing one another A standoff each of time Then all at once the silence falls as the belt ceases its chime Upon the line the challengers with shrieks and cries rush forth The knives fly out like bullets upon their deadly course Screams of pain and agony rent the silent air Amidst the dying bodies blood runs everywhere The faker stands expecialist, impassive and alone Unmoved by his victory, by the seeds of death he's sown Sworn to avenge, condemned to hell Did not the blade of his pain turn all? Sworn to avenge, condemned to hell Just not the blade of the insane fellow Fall into a bench And knock the hell out Just not the blade of the insane fellow Fall into a bench And knock the hell out Just not the blade of the insane fellow I'm not afraid">
            <text:p> The The The The The The The The The The The The The The The A long-distance avenue Steam begins to rise The figures run and run Prepare for a quick surprise He's watching from far aside This life is a villain Sworn to a bitch Condemned to hell Cannot the blade help heal the same tunnel Ghosts whining, the alleys Smoking, so low hell For keeping sight it's official These rebel victims The wind, raising of its call A storm begins to grow Strong to avenge And into the new hell Send us the light of the same to know Amidst the upturned, burned out clouds The characters awake And in their breasts touch iron bars with which to seal his fate And Crassus' chest, the discover dressed, the roles of throwing knives Whose razor points, the challenge tests, have finished many lives guitar solo Now facing one another A standoff each of time Then all at once the silence falls as the belt ceases its chime Upon the line the challengers with shrieks and cries rush forth The knives fly out like bullets upon their deadly course Screams of pain and agony rent the silent air Amidst the dying bodies blood runs everywhere The faker stands expecialist, impassive and alone Unmoved by his victory, by the seeds of death he's sown Sworn to avenge, condemned to hell Did not the blade of his pain turn all? Sworn to avenge, condemned to hell Just not the blade of the insane fellow Fall into a bench And knock the hell out Just not the blade of the insane fellow Fall into a bench And knock the hell out Just not the blade of the insane fellow I'm not afraid</text:p>
          </table:table-cell>
        </table:table-row>
        <table:table-row>
          <table:table-cell office:value-type="string" office:string-value="Manilla Road - Flaming Metal Systems">
            <text:p>Manilla Road - Flaming Metal Systems</text:p>
          </table:table-cell>
          <table:table-cell office:value-type="string" office:string-value=" Welcome to the The The The The The The The The The The The The The The The The The The The The The The The The The The The The The The The The The The The The The The The The The The The The The The The The The The The The The The The The The © BF-WATCH TV 2021 Thank you. Beware the shrapnel flies Flaming through the night This night, tonight The fever of blood runs high Lightning strikes through the sky This night, tonight Take them down Down to the ground Fire away Oh, I know just how you feel Kill them hell with flame and bloody steel In this world's darkest hour Up behind my stool's sky Don't throw it away Flaming metal systems blazing to the might this night, tonight X victims of wisdom cry teaching themselves to die this night, tonight Take them down, down on the ground, fire away I know, I know just how you feel Guilt and hell with flame and bloody steel In this world's darkest hour A banana must do the start Don't throw it away Take them down Down to the ground Fire away Oh, I know Just how you feel Kill them hell With flame and bloody steel In this wild, darker style of Upper Hamas dual sky Don't throw it away Lightning strikes, force hammer Blaming metal systems Titans clash, cannons roar Blaming metal systems Ships of steel, funeral pyre Blaming metal systems Burning cross, sword of fire Flaming Metal System Thank you.">
            <text:p> Welcome to the The The The The The The The The The The The The The The The The The The The The The The The The The The The The The The The The The The The The The The The The The The The The The The The The The The The The The The The The The © BF-WATCH TV 2021 Thank you. Beware the shrapnel flies Flaming through the night This night, tonight The fever of blood runs high Lightning strikes through the sky This night, tonight Take them down Down to the ground Fire away Oh, I know just how you feel Kill them hell with flame and bloody steel In this world's darkest hour Up behind my stool's sky Don't throw it away Flaming metal systems blazing to the might this night, tonight X victims of wisdom cry teaching themselves to die this night, tonight Take them down, down on the ground, fire away I know, I know just how you feel Guilt and hell with flame and bloody steel In this world's darkest hour A banana must do the start Don't throw it away Take them down Down to the ground Fire away Oh, I know Just how you feel Kill them hell With flame and bloody steel In this wild, darker style of Upper Hamas dual sky Don't throw it away Lightning strikes, force hammer Blaming metal systems Titans clash, cannons roar Blaming metal systems Ships of steel, funeral pyre Blaming metal systems Burning cross, sword of fire Flaming Metal System Thank you.</text:p>
          </table:table-cell>
        </table:table-row>
        <table:table-row>
          <table:table-cell office:value-type="string" office:string-value="Manowar - Hail and Kill">
            <text:p>Manowar - Hail and Kill</text:p>
          </table:table-cell>
          <table:table-cell office:value-type="string" office:string-value=" 🎵 Brothers, I am calling From the valley of the kings With nothing to atone A dark march lies ahead Together we will ride Like thunder from the sky May your sword stay wet Like a young girl in her prime Hold your hammers high I was born to die Hear me while I live As I look into your eyes None shall hear a lie No power and opinion I'm taking my own will A bike in my right Hail, I'm killed Hail, I'm killed Hail, I'm killed Hail, I'm killed Hail, I'm killed And my father was a wolf I'm the demon of the slave Sworn to my sword, yeah I will bring salvation Punishment and pain Forever of hate is our fate Power and dominion Are taken by the will By divine might Kill and kill How I feel How I feel How I feel guitar solo Hey, hey, hey, I'm Phil. Hey, hey, hey, I'm Phil. Hey, hey, hey, I'm Phil. Hey, hey, hey, I'm Phil. Hey, hey, hey, I'm Phil. Hey, hey, hey, I'm Phil. Hey, hey, hey, I'm Phil. Hey, hey, hey, I'm Phil. Hey, hey, hey, I'm Phil. The smell of the sky and the clouds Rake their women as they cry Till the earth burns their holes Till the snow blood lets us spill Hail and kill Power of the fingers Attended by the will I defy might Hail and kill Hey, hey, hey, I do Hey, I do Hey, hey, hey, I do Hey, I do Hey, hey, hey, I do Hey, hey, hey, I do Hey, hey, hey, I do I do, I do Hey, hey, hey, I do Hey, hey, hey, I do Hey, hey, hey, I do Thank you.">
            <text:p> 🎵 Brothers, I am calling From the valley of the kings With nothing to atone A dark march lies ahead Together we will ride Like thunder from the sky May your sword stay wet Like a young girl in her prime Hold your hammers high I was born to die Hear me while I live As I look into your eyes None shall hear a lie No power and opinion I'm taking my own will A bike in my right Hail, I'm killed Hail, I'm killed Hail, I'm killed Hail, I'm killed Hail, I'm killed And my father was a wolf I'm the demon of the slave Sworn to my sword, yeah I will bring salvation Punishment and pain Forever of hate is our fate Power and dominion Are taken by the will By divine might Kill and kill How I feel How I feel How I feel guitar solo Hey, hey, hey, I'm Phil. Hey, hey, hey, I'm Phil. Hey, hey, hey, I'm Phil. Hey, hey, hey, I'm Phil. Hey, hey, hey, I'm Phil. Hey, hey, hey, I'm Phil. Hey, hey, hey, I'm Phil. Hey, hey, hey, I'm Phil. Hey, hey, hey, I'm Phil. The smell of the sky and the clouds Rake their women as they cry Till the earth burns their holes Till the snow blood lets us spill Hail and kill Power of the fingers Attended by the will I defy might Hail and kill Hey, hey, hey, I do Hey, I do Hey, hey, hey, I do Hey, I do Hey, hey, hey, I do Hey, hey, hey, I do Hey, hey, hey, I do I do, I do Hey, hey, hey, I do Hey, hey, hey, I do Hey, hey, hey, I do Thank you.</text:p>
          </table:table-cell>
        </table:table-row>
        <table:table-row>
          <table:table-cell office:value-type="string" office:string-value="Medieval Steel - Echoes">
            <text:p>Medieval Steel - Echoes</text:p>
          </table:table-cell>
          <table:table-cell office:value-type="string" office:string-value=" Just One Thing refuse you A long-cold woman in your long black dress You left my heart in such a mess Baby, why would you treat me that way You can't run You can't run There's no escape but once inside Remember the way love used to be That's the kind of love now that sets me free I dial your number but the line ain't free Someone's took the place of me Baby, why? Why'd you treat me that way? I love you girl, but you hurt me so bad You were the best one I ever had Baby, what? What can I say? You can run, you can hide But there's no escape from what's inside Remember the way love used to be Well, that's the kind of love that turns me on Yeah, it sets me free So I don't know The End">
            <text:p> Just One Thing refuse you A long-cold woman in your long black dress You left my heart in such a mess Baby, why would you treat me that way You can't run You can't run There's no escape but once inside Remember the way love used to be That's the kind of love now that sets me free I dial your number but the line ain't free Someone's took the place of me Baby, why? Why'd you treat me that way? I love you girl, but you hurt me so bad You were the best one I ever had Baby, what? What can I say? You can run, you can hide But there's no escape from what's inside Remember the way love used to be Well, that's the kind of love that turns me on Yeah, it sets me free So I don't know The End</text:p>
          </table:table-cell>
        </table:table-row>
        <table:table-row>
          <table:table-cell office:value-type="string" office:string-value="Omen - The Axeman">
            <text:p>Omen - The Axeman</text:p>
          </table:table-cell>
          <table:table-cell office:value-type="string" office:string-value=" In the days of darkness, men feared not the sword and the lance, nor did he fear the beast of fire. He feared... THE X-MEN! Once we lose a precious dream Another love to fight Now you have found a gag One last finish on final right Many have tried But not the only one Waiting for that final wall You just said Dawn is coming Turn it down The mask will be worn Bow down to the ax man Put his finger up on the beer Bow down to the ax man Son of a bitch, I'm in there Darkness builds your heart and soul Mystical power won't go to low He's called the kings, crown of gold Flaming his kingdom for you all Good and evil clash in battle Monkeys fighting to the night Steel and iron bring out the warning Power's on the side of right Bow down to the axe man Put a finger on the wall to heal Bow down to the axe man The sun is rising, coming down The sign of the King, the uniting of us all A fight for freedom raises arms Against borders of life they fall Our dreams of peace are not of God Once we lose a precious dream There's nothing left to fight Now you are bound again One last finish, your final rise Bow down to the axe man Put a finger on the wall and put me down Bow down to the ax man Shining bright, shining day Bow down to the ax man Put a finger up on to fear Bow down to the ice man Sun is rising, time is near Bow down to the ice man Put a finger up on to fear Bow down to the ice man Sun is rising, time is near Time is near Time is near Oh, oh, oh, oh, oh, oh, oh">
            <text:p> In the days of darkness, men feared not the sword and the lance, nor did he fear the beast of fire. He feared... THE X-MEN! Once we lose a precious dream Another love to fight Now you have found a gag One last finish on final right Many have tried But not the only one Waiting for that final wall You just said Dawn is coming Turn it down The mask will be worn Bow down to the ax man Put his finger up on the beer Bow down to the ax man Son of a bitch, I'm in there Darkness builds your heart and soul Mystical power won't go to low He's called the kings, crown of gold Flaming his kingdom for you all Good and evil clash in battle Monkeys fighting to the night Steel and iron bring out the warning Power's on the side of right Bow down to the axe man Put a finger on the wall to heal Bow down to the axe man The sun is rising, coming down The sign of the King, the uniting of us all A fight for freedom raises arms Against borders of life they fall Our dreams of peace are not of God Once we lose a precious dream There's nothing left to fight Now you are bound again One last finish, your final rise Bow down to the axe man Put a finger on the wall and put me down Bow down to the ax man Shining bright, shining day Bow down to the ax man Put a finger up on to fear Bow down to the ice man Sun is rising, time is near Bow down to the ice man Put a finger up on to fear Bow down to the ice man Sun is rising, time is near Time is near Time is near Oh, oh, oh, oh, oh, oh, oh</text:p>
          </table:table-cell>
        </table:table-row>
        <table:table-row>
          <table:table-cell office:value-type="string" office:string-value="Praying Mantis - The Messiah">
            <text:p>Praying Mantis - The Messiah</text:p>
          </table:table-cell>
          <table:table-cell office:value-type="string" office:string-value=" Your Heart Been searching for all that is true Yet pain survives in you Call me now, it's not too late If you see me falling through the darkness Seek and you will find Because this time, the tears will only mine With a new day dawning, hear me calling Am I just one step inside? Or this cry, a cry for all mankind A new start My chance to put things right I must have been dreaming I hold the key to lighten their lives Their tears will dry inside Touch me now, I'm here to stay If you see me falling through the darkness See that you will find Because this time, the tears will all be mine With a new day dawning, hear me calling Am I just one step inside for this crime? A crime for all mankind The fate of mankind lay in these hands of mine The future is yours, but will you see? I'm the Messiah Call me now It's not too late If you see me falling Through the darkness, see and you will find Because this time, the tears will all be mine In the new day dawning, hear me calling Am I just one step inside? For this cry, I cry for all mankind Because this time the tears will all be mine Because this time the tears will all be mine In the sea you're falling Through the darkness Seek and you will find Because this time The tears will all be mine With a new day dawning Here we call it Am I just one step inside For this crime I cried for all mankind The tears will all be mine I cried for all that time">
            <text:p> Your Heart Been searching for all that is true Yet pain survives in you Call me now, it's not too late If you see me falling through the darkness Seek and you will find Because this time, the tears will only mine With a new day dawning, hear me calling Am I just one step inside? Or this cry, a cry for all mankind A new start My chance to put things right I must have been dreaming I hold the key to lighten their lives Their tears will dry inside Touch me now, I'm here to stay If you see me falling through the darkness See that you will find Because this time, the tears will all be mine With a new day dawning, hear me calling Am I just one step inside for this crime? A crime for all mankind The fate of mankind lay in these hands of mine The future is yours, but will you see? I'm the Messiah Call me now It's not too late If you see me falling Through the darkness, see and you will find Because this time, the tears will all be mine In the new day dawning, hear me calling Am I just one step inside? For this cry, I cry for all mankind Because this time the tears will all be mine Because this time the tears will all be mine In the sea you're falling Through the darkness Seek and you will find Because this time The tears will all be mine With a new day dawning Here we call it Am I just one step inside For this crime I cried for all mankind The tears will all be mine I cried for all that time</text:p>
          </table:table-cell>
        </table:table-row>
        <table:table-row>
          <table:table-cell office:value-type="string" office:string-value="Queensrÿche - Eyes of a Stranger">
            <text:p>Queensrÿche - Eyes of a Stranger</text:p>
          </table:table-cell>
          <table:table-cell office:value-type="string" office:string-value=" Dr. David, telephone please, Dr. David. Dr. Claire, Dr. Claire, Dr. David, Dr. David. I'm going to lose all of you. All alone now except for the memories Of what we had and what we knew Every time I try to leave it behind me I see something that reminds me of you Every night the dreams return to haunt me Your rosary wrapped around your throat I lie awake and sweat the flavor of all the sleep I see your face looking back at me Looking back at me And I raise my head and stare Into the eyes of a stranger I've always known that the mirror never lies People always turn away from the eyes of a stranger Afraid to know what lies behind the scare Is this all that's left of my life before me? Straightjacket memories set a device No happy ending like I'd always promised There's got to be something left for me And I raise my head and stare Into the eyes of a stranger I've always known that the mirror never lays People always turn away from the eyes of a stranger Afraid to know what lies behind the spell Lies behind my stare How many times must I live this tragedy? How many more lies will they tell me? All I want is the same as everyone Why am I here and for how long? And I raise my head and stare into the eyes of a stranger I've always known that the mirror never lies People always die away from the eyes of a stranger Afraid to know what lies behind the same I'm not a fool I'm a monster, I'm a monster, I'm a monster I remember now. Thank you.">
            <text:p> Dr. David, telephone please, Dr. David. Dr. Claire, Dr. Claire, Dr. David, Dr. David. I'm going to lose all of you. All alone now except for the memories Of what we had and what we knew Every time I try to leave it behind me I see something that reminds me of you Every night the dreams return to haunt me Your rosary wrapped around your throat I lie awake and sweat the flavor of all the sleep I see your face looking back at me Looking back at me And I raise my head and stare Into the eyes of a stranger I've always known that the mirror never lies People always turn away from the eyes of a stranger Afraid to know what lies behind the scare Is this all that's left of my life before me? Straightjacket memories set a device No happy ending like I'd always promised There's got to be something left for me And I raise my head and stare Into the eyes of a stranger I've always known that the mirror never lays People always turn away from the eyes of a stranger Afraid to know what lies behind the spell Lies behind my stare How many times must I live this tragedy? How many more lies will they tell me? All I want is the same as everyone Why am I here and for how long? And I raise my head and stare into the eyes of a stranger I've always known that the mirror never lies People always die away from the eyes of a stranger Afraid to know what lies behind the same I'm not a fool I'm a monster, I'm a monster, I'm a monster I remember now. Thank you.</text:p>
          </table:table-cell>
        </table:table-row>
        <table:table-row>
          <table:table-cell office:value-type="string" office:string-value="Riot - Thundersteel">
            <text:p>Riot - Thundersteel</text:p>
          </table:table-cell>
          <table:table-cell office:value-type="string" office:string-value=" The Electric sun, splashes through the sky To break this bright night, so evil once we were End of disaster, here is my And there was must be no betrayal For the power of this movie feel The power of this movie feel The power of this movie feel The earth had crumbled, sent this in the air The city crumbled, sent this everywhere And from the burning sky we see the soldier fly He mounts his awesome steel and now he rise Under his blast we know he's real The power of his army feel Fantastic Oh! Fantastic Heal! Fantastic Oh! Fantastic Heal! Yeah! guitar solo Thank you. guitar solo He's coming through the air Electric sun, lights the sky This man is frightened So evil ones beware End of disaster, he is high And there is last we know He's real The power of his form we feel The dust he heals The dust he heals The dust he heals The dust he heals The dust he heals The dust he heals The Last of Us">
            <text:p> The Electric sun, splashes through the sky To break this bright night, so evil once we were End of disaster, here is my And there was must be no betrayal For the power of this movie feel The power of this movie feel The power of this movie feel The earth had crumbled, sent this in the air The city crumbled, sent this everywhere And from the burning sky we see the soldier fly He mounts his awesome steel and now he rise Under his blast we know he's real The power of his army feel Fantastic Oh! Fantastic Heal! Fantastic Oh! Fantastic Heal! Yeah! guitar solo Thank you. guitar solo He's coming through the air Electric sun, lights the sky This man is frightened So evil ones beware End of disaster, he is high And there is last we know He's real The power of his form we feel The dust he heals The dust he heals The dust he heals The dust he heals The dust he heals The dust he heals The Last of Us</text:p>
          </table:table-cell>
        </table:table-row>
        <table:table-row>
          <table:table-cell office:value-type="string" office:string-value="Riot City - In the Dark">
            <text:p>Riot City - In the Dark</text:p>
          </table:table-cell>
          <table:table-cell office:value-type="string" office:string-value=" The Thank you. Enter the cold winds howling I will soon sacrifice Feeling a madness in your eyes Name your price I know a slowly wither Can't help that I'm a sinner Night turns to fog, you're in my eyes Watch out, they're gonna get you Change the color of your world With no promise you'll survive Bowie is mastermind now I feel like someone In your head Worship the night I'm feeling like I'm swimming I'm a feeling for love Once I reach No return What's the call when I'm gone? Why are you captured by dawn? Let the instant space inside cry I am a lion Who I am not to leave again I am wicked in the dark guitar solo guitar solo Watch out, I'm coming to get you I'm in the night to find you I'm seeking, I am you Force of the empire Leading you into fire Out of waste, it's a call I am alive Quiet, not your name again I am retaining my love We'll see you next time.">
            <text:p> The Thank you. Enter the cold winds howling I will soon sacrifice Feeling a madness in your eyes Name your price I know a slowly wither Can't help that I'm a sinner Night turns to fog, you're in my eyes Watch out, they're gonna get you Change the color of your world With no promise you'll survive Bowie is mastermind now I feel like someone In your head Worship the night I'm feeling like I'm swimming I'm a feeling for love Once I reach No return What's the call when I'm gone? Why are you captured by dawn? Let the instant space inside cry I am a lion Who I am not to leave again I am wicked in the dark guitar solo guitar solo Watch out, I'm coming to get you I'm in the night to find you I'm seeking, I am you Force of the empire Leading you into fire Out of waste, it's a call I am alive Quiet, not your name again I am retaining my love We'll see you next time.</text:p>
          </table:table-cell>
        </table:table-row>
        <table:table-row>
          <table:table-cell office:value-type="string" office:string-value="Satan - Break Free">
            <text:p>Satan - Break Free</text:p>
          </table:table-cell>
          <table:table-cell office:value-type="string" office:string-value=" This is a work of fiction. Any resemblance to actual persons, living or dead, is coincidental. The author of the song is not responsible for the content of this video. If you are not aware of the content of this video, please do not take it as a reference. The author of the song is not responsible for the content of this video. If you are not aware of the content of this video, please do not take it as a reference. Out in the cold you got no reason but for to breathe again When you look home you remember the days of yourself You were convicted of sentence to life Your price of injustice was hurt I'm just like you And you'll break down your brain Oh, you've got to run again You've broken your chain Now you've got to run, run, run Gonna be free Now that you are too ready For the ones who don't have you So don't forget to love just the part you can say All of the faces you see in your mind Your memories will love you today All you've been through So don't forget to help So you've got to run again You've lost your day Now you've got to run away Run away I can't look what you're asking for Because I'm so wrong on your half-bought today Hunted, hunted, you know you can't hide Keep running as fast as you can You know you're in his hands You know they will run Now they have turned you into a demon Another wasted life now It's rolling away So with their own lives they go to make their pay guitar solo guitar solo You've broken your chains Oh, you've got to run again You've broken your chains Oh, you've got to run, run, run Oh, you've got to run again It's broken your chain But you've got to walk on Coming for me guitar solo Thank you.">
            <text:p> This is a work of fiction. Any resemblance to actual persons, living or dead, is coincidental. The author of the song is not responsible for the content of this video. If you are not aware of the content of this video, please do not take it as a reference. The author of the song is not responsible for the content of this video. If you are not aware of the content of this video, please do not take it as a reference. Out in the cold you got no reason but for to breathe again When you look home you remember the days of yourself You were convicted of sentence to life Your price of injustice was hurt I'm just like you And you'll break down your brain Oh, you've got to run again You've broken your chain Now you've got to run, run, run Gonna be free Now that you are too ready For the ones who don't have you So don't forget to love just the part you can say All of the faces you see in your mind Your memories will love you today All you've been through So don't forget to help So you've got to run again You've lost your day Now you've got to run away Run away I can't look what you're asking for Because I'm so wrong on your half-bought today Hunted, hunted, you know you can't hide Keep running as fast as you can You know you're in his hands You know they will run Now they have turned you into a demon Another wasted life now It's rolling away So with their own lives they go to make their pay guitar solo guitar solo You've broken your chains Oh, you've got to run again You've broken your chains Oh, you've got to run, run, run Oh, you've got to run again It's broken your chain But you've got to walk on Coming for me guitar solo Thank you.</text:p>
          </table:table-cell>
        </table:table-row>
        <table:table-row>
          <table:table-cell office:value-type="string" office:string-value="Seven Sisters - Shadow of a Fallen Star">
            <text:p>Seven Sisters - Shadow of a Fallen Star</text:p>
          </table:table-cell>
          <table:table-cell office:value-type="string" office:string-value=" 🎵 Here in the darkness the light surrounds me Its warm embrace all I've ever known It speaks to me, the minds entwined And tells me I should leave it all I've seen the hate, I've seen the lies I've seen the world, I love you with open eyes The crystal sees me from what I have come to realize Ride out, lonely voices in the night Deadly my pride Flowing out, from the other side Life will be my guide Become my last true guardian The shadow of a fallen star I've seen the hate, I've seen the lies I've seen the world I love through different eyes The crystal sees me from what I have come to realize Ride out, lonely voices in the night Deadly my bride Filled with doubt, on the other side of life Will you be my guide? Become the last true guardian The shadow of a flawless doubt Lonely voices in the night Left me my pride No doubt Of the other side of life Give me my guide Become the last true godhead The shadow of a falling star I'm out.">
            <text:p> 🎵 Here in the darkness the light surrounds me Its warm embrace all I've ever known It speaks to me, the minds entwined And tells me I should leave it all I've seen the hate, I've seen the lies I've seen the world, I love you with open eyes The crystal sees me from what I have come to realize Ride out, lonely voices in the night Deadly my pride Flowing out, from the other side Life will be my guide Become my last true guardian The shadow of a fallen star I've seen the hate, I've seen the lies I've seen the world I love through different eyes The crystal sees me from what I have come to realize Ride out, lonely voices in the night Deadly my bride Filled with doubt, on the other side of life Will you be my guide? Become the last true guardian The shadow of a flawless doubt Lonely voices in the night Left me my pride No doubt Of the other side of life Give me my guide Become the last true godhead The shadow of a falling star I'm out.</text:p>
          </table:table-cell>
        </table:table-row>
        <table:table-row>
          <table:table-cell office:value-type="string" office:string-value="Skid Row - Youth Gone Wild">
            <text:p>Skid Row - Youth Gone Wild</text:p>
          </table:table-cell>
          <table:table-cell office:value-type="string" office:string-value=" Roll in. I've never played by the rules and I never really cared My nasty reputation takes me everywhere When I look, you can't see it's not all that I need Tell me the others have stood where I stand We are the young, so raise your hands They call us private child, we spend our lives like child We walk an endless mile, we are the youth gone wild We stand and we won't fall, we're one and one for all The rocket's on the wall, we are the youth gone wild A boss screaming in my ear about who I'm supposed to be I get a three-piece Wall Street smile and you look just like me I said, hey man, there's something you wanna know Well, I'll tell you, Park Avenue leads to Skid Row Well, my look shan't see It's not only me We're standing tall, ain't never a doubt We are the young, so shout it out They call us brown little child We spend our lives on trial We walk an endless mile We are the youth gone wild We stand and we won't fall We're one and one for all The writing's on the wall We are the youth gone wild Let me hear you roar They call us proverb child We spend our lives on trial We walk in evil and smile We are the youth of life We stand and we won't fall We're one and one for all The rotten's on the wall We are the youth of life We are the youth of life We are the youth, come on We are the youth, come on We are the youth, come on">
            <text:p> Roll in. I've never played by the rules and I never really cared My nasty reputation takes me everywhere When I look, you can't see it's not all that I need Tell me the others have stood where I stand We are the young, so raise your hands They call us private child, we spend our lives like child We walk an endless mile, we are the youth gone wild We stand and we won't fall, we're one and one for all The rocket's on the wall, we are the youth gone wild A boss screaming in my ear about who I'm supposed to be I get a three-piece Wall Street smile and you look just like me I said, hey man, there's something you wanna know Well, I'll tell you, Park Avenue leads to Skid Row Well, my look shan't see It's not only me We're standing tall, ain't never a doubt We are the young, so shout it out They call us brown little child We spend our lives on trial We walk an endless mile We are the youth gone wild We stand and we won't fall We're one and one for all The writing's on the wall We are the youth gone wild Let me hear you roar They call us proverb child We spend our lives on trial We walk in evil and smile We are the youth of life We stand and we won't fall We're one and one for all The rotten's on the wall We are the youth of life We are the youth of life We are the youth, come on We are the youth, come on We are the youth, come on</text:p>
          </table:table-cell>
        </table:table-row>
        <table:table-row>
          <table:table-cell office:value-type="string" office:string-value="Warlord - Glory">
            <text:p>Warlord - Glory</text:p>
          </table:table-cell>
          <table:table-cell office:value-type="string" office:string-value=" 🎵 When I was young, I cast aside the shadows of my youth And I lifted up my eyes to the skies I spread my wings, I sailed the seven seas For glory and all that it sees I'm not a fool And through my love I passed inside the hallows of my heart And I lifted up my cries to the heights But no one cared, no one even dared And glory invaded my dreams Now I tell you this tale, this story When I set my own sails for my dreams In the altar of life I found glory And the honor and power of my King guitar solo I looked beyond the horizons of the past And I realized that faith was part of me I wrote my score I wanted even more And glory said no to my fear Now I tell you this tale This story When I set my own sail for my dream In the honor of life I find glory And the honor and power of my peace Now I tell you this tale, this story When I set my own sails for my dreams In the honor of life I find glory And the honor and power of my King And the honor and power of my King I'm not a fool I'm not sure. I'm out. Thank you.">
            <text:p> 🎵 When I was young, I cast aside the shadows of my youth And I lifted up my eyes to the skies I spread my wings, I sailed the seven seas For glory and all that it sees I'm not a fool And through my love I passed inside the hallows of my heart And I lifted up my cries to the heights But no one cared, no one even dared And glory invaded my dreams Now I tell you this tale, this story When I set my own sails for my dreams In the altar of life I found glory And the honor and power of my King guitar solo I looked beyond the horizons of the past And I realized that faith was part of me I wrote my score I wanted even more And glory said no to my fear Now I tell you this tale This story When I set my own sail for my dream In the honor of life I find glory And the honor and power of my peace Now I tell you this tale, this story When I set my own sails for my dreams In the honor of life I find glory And the honor and power of my King And the honor and power of my King I'm not a fool I'm not sure. I'm out. Thank you.</text:p>
          </table:table-cell>
        </table:table-row>
        <table:table-row>
          <table:table-cell office:value-type="string" office:string-value="Winterhawk - Period of Change">
            <text:p>Winterhawk - Period of Change</text:p>
          </table:table-cell>
          <table:table-cell office:value-type="string" office:string-value=" The I'm sorry. guitar solo The time has come for me to leave I know the taste of what it is to be free You can't understand the things I see You think that I'm dreaming What could you have to say to me? Oh, you won't just bring me down I'm on that way, don't you wait for me Cause I don't want you around It won't take too long to find what you're looking for And it won't wait outside your door And I don't mind living alone That's the way I am I can't give you everything that you need, no, I got too many things on my mind Time after time I let you down, should have told me goodbye guitar solo guitar solo guitar solo Thank you. What could you have to say to me? Oh, just bring me down I'm a man, why don't you wait for me? I don't want you around Just bring me down Oh, oh, oh, oh, oh guitar solo guitar solo guitar solo I'm sorry.">
            <text:p> The I'm sorry. guitar solo The time has come for me to leave I know the taste of what it is to be free You can't understand the things I see You think that I'm dreaming What could you have to say to me? Oh, you won't just bring me down I'm on that way, don't you wait for me Cause I don't want you around It won't take too long to find what you're looking for And it won't wait outside your door And I don't mind living alone That's the way I am I can't give you everything that you need, no, I got too many things on my mind Time after time I let you down, should have told me goodbye guitar solo guitar solo guitar solo Thank you. What could you have to say to me? Oh, just bring me down I'm a man, why don't you wait for me? I don't want you around Just bring me down Oh, oh, oh, oh, oh guitar solo guitar solo guitar solo I'm sorry.</text:p>
          </table:table-cell>
        </table:table-row>
      </table:table>
      <table:table table:name="demucs_mdx_extra___black">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igor - I Face the Eternal Winter">
            <text:p>Abigor - I Face the Eternal Winter</text:p>
          </table:table-cell>
          <table:table-cell office:value-type="string" office:string-value=" Thank you. I'm sorry. Now we're going to run my knees off the floor. The past year. Thank you. I'm sorry. Shall we do what death has to do? Draw the key of the hidden beast. I am in the goal. I'm starting to make a point. I will introduce it. The man that I've been waiting for. I will not die! Die here, go and die! Die! Thank you. I don't know. Thank you.">
            <text:p> Thank you. I'm sorry. Now we're going to run my knees off the floor. The past year. Thank you. I'm sorry. Shall we do what death has to do? Draw the key of the hidden beast. I am in the goal. I'm starting to make a point. I will introduce it. The man that I've been waiting for. I will not die! Die here, go and die! Die! Thank you. I don't know. Thank you.</text:p>
          </table:table-cell>
        </table:table-row>
        <table:table-row>
          <table:table-cell office:value-type="string" office:string-value="Arcturus - To Thou Who Dwellest in the Night">
            <text:p>Arcturus - To Thou Who Dwellest in the Night</text:p>
          </table:table-cell>
          <table:table-cell office:value-type="string" office:string-value=" Here is the deathless time. They all thought One seed To enter their cones, rolling the fog It must be a rising Wild Dark drapes as they world in black Show me colors That can make my soul Black is the change of night. Thou is black, the pure of heart. All the dreams this winter are folded The dawn in my sight Now it's day Day Night breeze Makes me shiver Oh, Mr. Mania with the golden eyes. Watch out, big man! It's World of Rage! Thank you. Thank you. I am getting to the voice and I win. They are the suckers of all sound to dive. They are the harm that I can't take from my own. I receive no answer Ah, thou let'st it pass in silence Ah, thou let'st it pass in silence Thank you. Ha ha ha! You're a bitch!">
            <text:p> Here is the deathless time. They all thought One seed To enter their cones, rolling the fog It must be a rising Wild Dark drapes as they world in black Show me colors That can make my soul Black is the change of night. Thou is black, the pure of heart. All the dreams this winter are folded The dawn in my sight Now it's day Day Night breeze Makes me shiver Oh, Mr. Mania with the golden eyes. Watch out, big man! It's World of Rage! Thank you. Thank you. I am getting to the voice and I win. They are the suckers of all sound to dive. They are the harm that I can't take from my own. I receive no answer Ah, thou let'st it pass in silence Ah, thou let'st it pass in silence Thank you. Ha ha ha! You're a bitch!</text:p>
          </table:table-cell>
        </table:table-row>
        <table:table-row>
          <table:table-cell office:value-type="string" office:string-value="Bathory - Blood Fire Death">
            <text:p>Bathory - Blood Fire Death</text:p>
          </table:table-cell>
          <table:table-cell office:value-type="string" office:string-value=" © BF-WATCH TV 2021 Thank you. Thank you. That star's on the horizon, lightning in the light Black winds of thunder, the sky lights on flames Waitin' in the rain, miss the sign of the land The wind is cold, wind and wolf is just a man A few black woods, all so fresh, plain is the place For prophets and the saviors shall swing from the place From the dark will arise from the oppressed to all The chariots of the foundation will sing and burst the sound of the alarm This war is the honor of the towering mankind Most of the saints fall to the ground Children of all faith deny their pride People are going to get shot by a bullet by the size of the blood fire Yeah! Yeah! The moment is chosen, the battle is there Take now the exiled people, the true world's ourselves Now, tease your weapons and fall in the line Tease well your colors and follow your sign Black for love, kitchen and fire for hate That's what might shall become of us both's fate The blood of a bear is chosen and the day has just begun Shadows coming on by the rising of the making sound Please strike down the honor, it will clear a darkened sky Bound from the stars, fallen to the ground Till the winter hearts rise, united and proud All people are bound and shall drown Under the signs of Blood Fire! Hark! Thank you. Thank you. Thank you. Thank you. Thank you. Thank you. As you are with us as a friend It's our salvation, one life Thank you. um Thank you. Thank you. © transcript Emily Beynon Thank you.">
            <text:p> © BF-WATCH TV 2021 Thank you. Thank you. That star's on the horizon, lightning in the light Black winds of thunder, the sky lights on flames Waitin' in the rain, miss the sign of the land The wind is cold, wind and wolf is just a man A few black woods, all so fresh, plain is the place For prophets and the saviors shall swing from the place From the dark will arise from the oppressed to all The chariots of the foundation will sing and burst the sound of the alarm This war is the honor of the towering mankind Most of the saints fall to the ground Children of all faith deny their pride People are going to get shot by a bullet by the size of the blood fire Yeah! Yeah! The moment is chosen, the battle is there Take now the exiled people, the true world's ourselves Now, tease your weapons and fall in the line Tease well your colors and follow your sign Black for love, kitchen and fire for hate That's what might shall become of us both's fate The blood of a bear is chosen and the day has just begun Shadows coming on by the rising of the making sound Please strike down the honor, it will clear a darkened sky Bound from the stars, fallen to the ground Till the winter hearts rise, united and proud All people are bound and shall drown Under the signs of Blood Fire! Hark! Thank you. Thank you. Thank you. Thank you. Thank you. Thank you. As you are with us as a friend It's our salvation, one life Thank you. um Thank you. Thank you. © transcript Emily Beynon Thank you.</text:p>
          </table:table-cell>
        </table:table-row>
        <table:table-row>
          <table:table-cell office:value-type="string" office:string-value="Blut Aus Nord - Metaphor of the Moon">
            <text:p>Blut Aus Nord - Metaphor of the Moon</text:p>
          </table:table-cell>
          <table:table-cell office:value-type="string" office:string-value=" Thank you. I'm sorry. Thank you. I don't want to. I don't want to. I don't want to. I'm sorry. I'm sorry. Thank you. I will pray for you. I will pray for you. Thank you. Thank you. Thank you. Thank you. I'm sorry. I'm sorry. Thank you. Thank you. Thank you.">
            <text:p> Thank you. I'm sorry. Thank you. I don't want to. I don't want to. I don't want to. I'm sorry. I'm sorry. Thank you. I will pray for you. I will pray for you. Thank you. Thank you. Thank you. Thank you. I'm sorry. I'm sorry. Thank you. Thank you. Thank you.</text:p>
          </table:table-cell>
        </table:table-row>
        <table:table-row>
          <table:table-cell office:value-type="string" office:string-value="Darkened Nocturn Slaughtercult - The Descent to the Last Circle">
            <text:p>Darkened Nocturn Slaughtercult - The Descent to the Last Circle</text:p>
          </table:table-cell>
          <table:table-cell office:value-type="string" office:string-value=" We've been on after night We've been on after night We've been on after night I summon thee I summon thee The solitude of the earth and death To awaken this and probably the earth Love, the everlasting fire Oh! With six or three We'll be here day and night after the call We'll be here day and night after the call I'm going to take a picture of you. We'll be right back. I said I did. Thank you.">
            <text:p> We've been on after night We've been on after night We've been on after night I summon thee I summon thee The solitude of the earth and death To awaken this and probably the earth Love, the everlasting fire Oh! With six or three We'll be here day and night after the call We'll be here day and night after the call I'm going to take a picture of you. We'll be right back. I said I did. Thank you.</text:p>
          </table:table-cell>
        </table:table-row>
        <table:table-row>
          <table:table-cell office:value-type="string" office:string-value="Darkthrone - Transilvanian Hunger">
            <text:p>Darkthrone - Transilvanian Hunger</text:p>
          </table:table-cell>
          <table:table-cell office:value-type="string" office:string-value=" Thank you. The The The The The The The The The The The The The The The The The The The The The The The The The The The The The Thank you. Demigliet by the shadow of your moving palasks are evoculating the only empty swarm. Blood. So pure. So long. Fessing rain upon God. Thank you. They approve the truth in case of errors, a story might be fine from the early. The people want to regain a way of life, so they try to do as the council says. Beautiful in herself, to be a morbid cloud, a part of a cloud, and wish to rise to immortality. Ah! Thank you. The The The The The The The The The The The The The The The The The The The The The The The The The The The The The Thank you. Thank you. Thank you.">
            <text:p> Thank you. The The The The The The The The The The The The The The The The The The The The The The The The The The The The The Thank you. Demigliet by the shadow of your moving palasks are evoculating the only empty swarm. Blood. So pure. So long. Fessing rain upon God. Thank you. They approve the truth in case of errors, a story might be fine from the early. The people want to regain a way of life, so they try to do as the council says. Beautiful in herself, to be a morbid cloud, a part of a cloud, and wish to rise to immortality. Ah! Thank you. The The The The The The The The The The The The The The The The The The The The The The The The The The The The The Thank you. Thank you. Thank you.</text:p>
          </table:table-cell>
        </table:table-row>
        <table:table-row>
          <table:table-cell office:value-type="string" office:string-value="Dissection - Where Dead Angels Lie">
            <text:p>Dissection - Where Dead Angels Lie</text:p>
          </table:table-cell>
          <table:table-cell office:value-type="string" office:string-value=" Thank you. Thank you. The The The The The The The The The The The The The The The The The The The The The The The The The The The The The The I need to be whipped by the shadows, to choose my whippering light. Smell was cast in the sky turned red, the angels tossed those lights. The blackness that falls is dark to see, and the snow like it seems so cold. The dusk has passed and the cold wind breeze is sweeping all over the plain. Underground lightning whips the air so pale, on the face an image of pain. Snow is now falling to the frozen ground The angel is polished by light Frost is spreading across the plain To welcome the eternal night This way with crystal surprise The golden rose is so red Rocks of the earth have been hidden The soul of the plain lies in angel depths As well as cast in the sky The red and the angel's heart rose twice In the gloomy sky But I can't forget when this silence was brought to my cries As the world was passed in the sky The red and the angel's heart rose twice In the gloomy sky The silence were getting closer me I'm sorry. The blackness of the forest, time to stay, and there's no rising so cold. Yeah, when each drizzle of frost that is falling Can not hurt the sorry soul The smell was cast in the skies that ran The angels saw folks' lives In the gloomy skies The stars were the angels' eyes Thank you. Thank you.">
            <text:p> Thank you. Thank you. The The The The The The The The The The The The The The The The The The The The The The The The The The The The The The I need to be whipped by the shadows, to choose my whippering light. Smell was cast in the sky turned red, the angels tossed those lights. The blackness that falls is dark to see, and the snow like it seems so cold. The dusk has passed and the cold wind breeze is sweeping all over the plain. Underground lightning whips the air so pale, on the face an image of pain. Snow is now falling to the frozen ground The angel is polished by light Frost is spreading across the plain To welcome the eternal night This way with crystal surprise The golden rose is so red Rocks of the earth have been hidden The soul of the plain lies in angel depths As well as cast in the sky The red and the angel's heart rose twice In the gloomy sky But I can't forget when this silence was brought to my cries As the world was passed in the sky The red and the angel's heart rose twice In the gloomy sky The silence were getting closer me I'm sorry. The blackness of the forest, time to stay, and there's no rising so cold. Yeah, when each drizzle of frost that is falling Can not hurt the sorry soul The smell was cast in the skies that ran The angels saw folks' lives In the gloomy skies The stars were the angels' eyes Thank you. Thank you.</text:p>
          </table:table-cell>
        </table:table-row>
        <table:table-row>
          <table:table-cell office:value-type="string" office:string-value="Emperor - I Am the Black Wizards">
            <text:p>Emperor - I Am the Black Wizards</text:p>
          </table:table-cell>
          <table:table-cell office:value-type="string" office:string-value=" Thank you. Thank you. Thank you. Thank you. I'm down for a while I'm down for a while I'm down for a while I'm down for a while I'm down for a while I'm down for a while Thank you. I'm going to be a child. Wow! My God! Wow! Wow! Wow! Wow! Wow! I'm sorry. oh Thank you. I am the rules, and the people, and the sun. I use such a many, but the redness in my... Whatever they are to you, don't worry, don't worry. For I am the spirit of their existence. I am done. Why are you dying?">
            <text:p> Thank you. Thank you. Thank you. Thank you. I'm down for a while I'm down for a while I'm down for a while I'm down for a while I'm down for a while I'm down for a while Thank you. I'm going to be a child. Wow! My God! Wow! Wow! Wow! Wow! Wow! I'm sorry. oh Thank you. I am the rules, and the people, and the sun. I use such a many, but the redness in my... Whatever they are to you, don't worry, don't worry. For I am the spirit of their existence. I am done. Why are you dying?</text:p>
          </table:table-cell>
        </table:table-row>
        <table:table-row>
          <table:table-cell office:value-type="string" office:string-value="Enslaved - The Watcher">
            <text:p>Enslaved - The Watcher</text:p>
          </table:table-cell>
          <table:table-cell office:value-type="string" office:string-value=" The Time can't stop me I'm gone Left alone with my whims Walking in the footsteps of the fallen Like if I lacked no reason And turned to the tales of Tom Farewell, days are not last by now. No one will remember the pain when we're gone. The song of the waves And the sky The sky We'll rise to one side And I'll be gone And here I song Will the record hunt me down Did I sacrifice in vain Farewell Hear the sound of solitude No one will walk the bridge To darkness overcome Thank you. I'm I'm not going to be a troll!">
            <text:p> The Time can't stop me I'm gone Left alone with my whims Walking in the footsteps of the fallen Like if I lacked no reason And turned to the tales of Tom Farewell, days are not last by now. No one will remember the pain when we're gone. The song of the waves And the sky The sky We'll rise to one side And I'll be gone And here I song Will the record hunt me down Did I sacrifice in vain Farewell Hear the sound of solitude No one will walk the bridge To darkness overcome Thank you. I'm I'm not going to be a troll!</text:p>
          </table:table-cell>
        </table:table-row>
        <table:table-row>
          <table:table-cell office:value-type="string" office:string-value="Immortal - Solarfall">
            <text:p>Immortal - Solarfall</text:p>
          </table:table-cell>
          <table:table-cell office:value-type="string" office:string-value=" Thank you. Thank you. I wait upon a coming storm The other warring side Has been named the dawn See the eyes In which we clapped ourselves Earth, frozen, Christ The dark denied your time On the deep sea, the rage of horror Sticked to hide from that which fear Skyward from this ease of air Wishing you a diet for city eyes In which we clapped ourselves Life, frozen, Christ The Dark Knight of Time Ahhhhhhh! of bitterness beyond the wilderness, through a darkened terrain, a painstaking emptiness. I'm sorry. It's so la f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bababababababababababababababababababababababababababababababababababababababababababababababababa Thank you. The need to see high wings of an undercoming sun Here the wall rings high, as we lay the dawn One between the seas, two range far The tide will walk way to the air Sky will come and see us all there Awaiting you with time and fall See the ice See the waves swing around us all All frozen cries, the dark in my dark time, lost and set flame, dust of ice with earth, lightning blades, depths of no river. Thank you.">
            <text:p> Thank you. Thank you. I wait upon a coming storm The other warring side Has been named the dawn See the eyes In which we clapped ourselves Earth, frozen, Christ The dark denied your time On the deep sea, the rage of horror Sticked to hide from that which fear Skyward from this ease of air Wishing you a diet for city eyes In which we clapped ourselves Life, frozen, Christ The Dark Knight of Time Ahhhhhhh! of bitterness beyond the wilderness, through a darkened terrain, a painstaking emptiness. I'm sorry. It's so la f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bababababababababababababababababababababababababababababababababababababababababababababababababa Thank you. The need to see high wings of an undercoming sun Here the wall rings high, as we lay the dawn One between the seas, two range far The tide will walk way to the air Sky will come and see us all there Awaiting you with time and fall See the ice See the waves swing around us all All frozen cries, the dark in my dark time, lost and set flame, dust of ice with earth, lightning blades, depths of no river. Thank you.</text:p>
          </table:table-cell>
        </table:table-row>
        <table:table-row>
          <table:table-cell office:value-type="string" office:string-value="Marduk - Panzer Division Marduk">
            <text:p>Marduk - Panzer Division Marduk</text:p>
          </table:table-cell>
          <table:table-cell office:value-type="string" office:string-value=" I'm sorry. Take me by the hand and I'll catch your life We blow your fortress into sand The victor is saying a bad, bad, bad enough We'll wish you for centuries a real murderous death Behold the power of a killing machine The laughing butt stops when the blood turns to leaves The war on the house can be stopped on the march, to extinguish the fuel pets of lies! Thank you. You're worse than humanity! I'm sorry.">
            <text:p> I'm sorry. Take me by the hand and I'll catch your life We blow your fortress into sand The victor is saying a bad, bad, bad enough We'll wish you for centuries a real murderous death Behold the power of a killing machine The laughing butt stops when the blood turns to leaves The war on the house can be stopped on the march, to extinguish the fuel pets of lies! Thank you. You're worse than humanity! I'm sorry.</text:p>
          </table:table-cell>
        </table:table-row>
        <table:table-row>
          <table:table-cell office:value-type="string" office:string-value="Mayhem - Freezing Moon">
            <text:p>Mayhem - Freezing Moon</text:p>
          </table:table-cell>
          <table:table-cell office:value-type="string" office:string-value=" Thank you. Thank you. Thank you. Thank you. This is the moment. This is the moment. As the man makes his number three. One hour of silence. Never a step so high. I remember it was the right time. I followed the freaking moon. Thank you. Thank you. Oh, sweet night upon the moon below the freezing moon below the freezing moon Thank you. Thank you. Four and five, stay behind my side. Even following the music. Thank you.">
            <text:p> Thank you. Thank you. Thank you. Thank you. This is the moment. This is the moment. As the man makes his number three. One hour of silence. Never a step so high. I remember it was the right time. I followed the freaking moon. Thank you. Thank you. Oh, sweet night upon the moon below the freezing moon below the freezing moon Thank you. Thank you. Four and five, stay behind my side. Even following the music. Thank you.</text:p>
          </table:table-cell>
        </table:table-row>
        <table:table-row>
          <table:table-cell office:value-type="string" office:string-value="Mgła - With Hearts Toward None III">
            <text:p>Mgła - With Hearts Toward None III</text:p>
          </table:table-cell>
          <table:table-cell office:value-type="string" office:string-value=" Thank you. I'm sorry. God's grace He does not counter his glance of no hope and no grace Reasons of the fall The The The The The The The The The The The The The The The The The The The The The The The The The Thank you. From the midst of coldness Comes the voice of the living God Suttered down To the roots of women's filth To discard guns And use some local station And it will take you free Thank you. Cum scius! Perfis! Deo desi! Eternoxius in moderns! Thank you. Thank you. Thank you. I'm your fucking son! I never left your bridge! Leave hearts towards none! Leave hearts Towards none. With hearts. Towards none. With hearts. DARK GUN Thank you. Thank you.">
            <text:p> Thank you. I'm sorry. God's grace He does not counter his glance of no hope and no grace Reasons of the fall The The The The The The The The The The The The The The The The The The The The The The The The The Thank you. From the midst of coldness Comes the voice of the living God Suttered down To the roots of women's filth To discard guns And use some local station And it will take you free Thank you. Cum scius! Perfis! Deo desi! Eternoxius in moderns! Thank you. Thank you. Thank you. I'm your fucking son! I never left your bridge! Leave hearts towards none! Leave hearts Towards none. With hearts. Towards none. With hearts. DARK GUN Thank you. Thank you.</text:p>
          </table:table-cell>
        </table:table-row>
        <table:table-row>
          <table:table-cell office:value-type="string" office:string-value="Obsequiae - The Palms of Sorrowed Kings">
            <text:p>Obsequiae - The Palms of Sorrowed Kings</text:p>
          </table:table-cell>
          <table:table-cell office:value-type="string" office:string-value=" Thank you. I'm sorry. But now I see that the world is in trouble. I'm so broken down. You don't know the feeling of being in this place. But I'm trying to learn how. How to get out of this. There is no justice in this morning So that no one has a chance But I see The empty jerrys The way that this place Tried it all It's a time of love I'll kill this get this done I'll kill this I'll kill now please now now I'm so mad! But they can't beat us up no more. I can't move. I can't draw them down. I'm going to go. I'm going to take you to the disco. Come what may, come what may, come what may, come what may, come what may, come what may, come what may. Thank you. Thank you.">
            <text:p> Thank you. I'm sorry. But now I see that the world is in trouble. I'm so broken down. You don't know the feeling of being in this place. But I'm trying to learn how. How to get out of this. There is no justice in this morning So that no one has a chance But I see The empty jerrys The way that this place Tried it all It's a time of love I'll kill this get this done I'll kill this I'll kill now please now now I'm so mad! But they can't beat us up no more. I can't move. I can't draw them down. I'm going to go. I'm going to take you to the disco. Come what may, come what may, come what may, come what may, come what may, come what may, come what may. Thank you. Thank you.</text:p>
          </table:table-cell>
        </table:table-row>
        <table:table-row>
          <table:table-cell office:value-type="string" office:string-value="Regarde Les Hommes Tomber - A New Order">
            <text:p>Regarde Les Hommes Tomber - A New Order</text:p>
          </table:table-cell>
          <table:table-cell office:value-type="string" office:string-value=" I'm sorry. Stunt is not the best dance, but it can be done on the road. So rise, hold the chance, don't let the sun fall tonight. Scoundrels, cowards, and jugglers Son of a million men Jugglers Baptists with their own Integral fallen martyrs And their absurd lies The world Profiting fish Of their own nation A lot of fun One to ten sick shadows, texting, the fridge only flame. After great fire, leaves are the last. To us in the cave, all this suffering, what made this wage? I'm sorry. SOOOOOOOMMMM!!! Assemblisher! One who shall live and reign forever! The Messiah shall come on the day! No! No! In heaven! The crook in his stash leads the fominal cords in one stone. Crazy in his scarf, many fists, legs, and weapons on the floor. The red legend of history was, This red, red demon! Red demon! Red demon! Red demon! Just on, first day of forging up, One tribe, fed in a fiery wound, All right, congratulations to Stuck on Stuck in France! Thank you. I'll see you guys soon. Thank you. I'm sorry. Thank you. I stand in my shop Today is not the day I will never Get solitary I will never Run away Oh, my God!">
            <text:p> I'm sorry. Stunt is not the best dance, but it can be done on the road. So rise, hold the chance, don't let the sun fall tonight. Scoundrels, cowards, and jugglers Son of a million men Jugglers Baptists with their own Integral fallen martyrs And their absurd lies The world Profiting fish Of their own nation A lot of fun One to ten sick shadows, texting, the fridge only flame. After great fire, leaves are the last. To us in the cave, all this suffering, what made this wage? I'm sorry. SOOOOOOOMMMM!!! Assemblisher! One who shall live and reign forever! The Messiah shall come on the day! No! No! In heaven! The crook in his stash leads the fominal cords in one stone. Crazy in his scarf, many fists, legs, and weapons on the floor. The red legend of history was, This red, red demon! Red demon! Red demon! Red demon! Just on, first day of forging up, One tribe, fed in a fiery wound, All right, congratulations to Stuck on Stuck in France! Thank you. I'll see you guys soon. Thank you. I'm sorry. Thank you. I stand in my shop Today is not the day I will never Get solitary I will never Run away Oh, my God!</text:p>
          </table:table-cell>
        </table:table-row>
        <table:table-row>
          <table:table-cell office:value-type="string" office:string-value="Satyricon - K.I.N.G.">
            <text:p>Satyricon - K.I.N.G.</text:p>
          </table:table-cell>
          <table:table-cell office:value-type="string" office:string-value=" I'm sorry. Beholding the might And its shorn of grace And its beauty and light And its crying glory Rushing door in time's face Out of the Lord's Christmas soil Connered dead you'll never be King and cock, you'll never roar climbing down to rule the earth. Must I serpent's tongue dragon wings king upon high places Wither heads so fine Wither lights at stake Wither blades at hand Time caught me on the gates Giant's rise from the pits West light chaos reign Donald Cobb hates the gods Climbing down DELOLIERS! What's that size? Metal skin. Serpent's tongue? Dagger claws. Dragon wings? Crocodiles. King! I'm sorry. Legions march to earth devoid, climbing down to rule the earth. Watch the tides, let's all begin Serpent scum, dagger claws Dragon wings, croaking horns King!">
            <text:p> I'm sorry. Beholding the might And its shorn of grace And its beauty and light And its crying glory Rushing door in time's face Out of the Lord's Christmas soil Connered dead you'll never be King and cock, you'll never roar climbing down to rule the earth. Must I serpent's tongue dragon wings king upon high places Wither heads so fine Wither lights at stake Wither blades at hand Time caught me on the gates Giant's rise from the pits West light chaos reign Donald Cobb hates the gods Climbing down DELOLIERS! What's that size? Metal skin. Serpent's tongue? Dagger claws. Dragon wings? Crocodiles. King! I'm sorry. Legions march to earth devoid, climbing down to rule the earth. Watch the tides, let's all begin Serpent scum, dagger claws Dragon wings, croaking horns King!</text:p>
          </table:table-cell>
        </table:table-row>
        <table:table-row>
          <table:table-cell office:value-type="string" office:string-value="Shining - Fields of Faceless">
            <text:p>Shining - Fields of Faceless</text:p>
          </table:table-cell>
          <table:table-cell office:value-type="string" office:string-value=" Thank you. Come on. Thank you. Thank you. To walk the field of faceless To carry the burdens of knowledge Walk with the fields of faith slash. To fail you the streets for terrible negativity. Yeah. Thank you. The world is free. Yeah. Thank you. I'm sorry. Say this is My What is This My Share this My What is This My Say this Is This Is This Is This Is This Is This Is This Is This Is This Is This Is This Is This Is This Is This Is This Is This Is This Is This Is This Is This Is This Is This Is This Is This This This Is Thank you. Thank you. I'm sorry. Warm this field. The is me that was is Thank you. Thank you. Thank you.">
            <text:p> Thank you. Come on. Thank you. Thank you. To walk the field of faceless To carry the burdens of knowledge Walk with the fields of faith slash. To fail you the streets for terrible negativity. Yeah. Thank you. The world is free. Yeah. Thank you. I'm sorry. Say this is My What is This My Share this My What is This My Say this Is This Is This Is This Is This Is This Is This Is This Is This Is This Is This Is This Is This Is This Is This Is This Is This Is This Is This Is This Is This Is This Is This Is This This This Is Thank you. Thank you. I'm sorry. Warm this field. The is me that was is Thank you. Thank you. Thank you.</text:p>
          </table:table-cell>
        </table:table-row>
        <table:table-row>
          <table:table-cell office:value-type="string" office:string-value="Sigh - At My Funeral">
            <text:p>Sigh - At My Funeral</text:p>
          </table:table-cell>
          <table:table-cell office:value-type="string" office:string-value=" So I chosen death. The hell. Hearing the mortals cry. She and my body lie. Symbolizing equity. Journey into eternity. This funeral is for me. And this is meant to be. Yeah. This is my funeral. Calling of the moon My threshold's turned to dust And it's my last Six years I'm going to Yes, I'm going to And the worst place I will be Yes, I will be I couldn't win six. I'm sorry. Thank you. It's cold in here. I have no fear. And it's cold. It's cold in here. And I never mind that my funeral. I'll lay here soon for my funeral. Recalling all my shit for my funeral. So my journey begins for my funeral. And then I fell down at my funeral And I'll be soon at my funeral Recalling all my sins at my funeral So my journey begins at my funeral Leaving my body behind. She and my coffin burn And this is what I yearn My funeral will end And my soul will descend Into Hades To burn To scorn, scorn defeat Scorn defeat Yes I do, I scorn the beater!">
            <text:p> So I chosen death. The hell. Hearing the mortals cry. She and my body lie. Symbolizing equity. Journey into eternity. This funeral is for me. And this is meant to be. Yeah. This is my funeral. Calling of the moon My threshold's turned to dust And it's my last Six years I'm going to Yes, I'm going to And the worst place I will be Yes, I will be I couldn't win six. I'm sorry. Thank you. It's cold in here. I have no fear. And it's cold. It's cold in here. And I never mind that my funeral. I'll lay here soon for my funeral. Recalling all my shit for my funeral. So my journey begins for my funeral. And then I fell down at my funeral And I'll be soon at my funeral Recalling all my sins at my funeral So my journey begins at my funeral Leaving my body behind. She and my coffin burn And this is what I yearn My funeral will end And my soul will descend Into Hades To burn To scorn, scorn defeat Scorn defeat Yes I do, I scorn the beater!</text:p>
          </table:table-cell>
        </table:table-row>
        <table:table-row>
          <table:table-cell office:value-type="string" office:string-value="Spectral Wound - Frigid and Spellbound">
            <text:p>Spectral Wound - Frigid and Spellbound</text:p>
          </table:table-cell>
          <table:table-cell office:value-type="string" office:string-value=" Thank you. I'm sorry. Thank you. I'm sorry. The truth beyond motion Ne'er to be found Defying you to drink Lying that you drown Frishering for sun Drinking it's no good We are too late, I know. There is empty fire Dusting into fashions Of the cruel, luscious villains Frigid and spellbound Frigid and spellbound Legend is no known Legend No! I can't. I can't. I'm going to kill you. I'm going to kill you. I'm sorry. Let them lead. I'm out. Thank you.">
            <text:p> Thank you. I'm sorry. Thank you. I'm sorry. The truth beyond motion Ne'er to be found Defying you to drink Lying that you drown Frishering for sun Drinking it's no good We are too late, I know. There is empty fire Dusting into fashions Of the cruel, luscious villains Frigid and spellbound Frigid and spellbound Legend is no known Legend No! I can't. I can't. I'm going to kill you. I'm going to kill you. I'm sorry. Let them lead. I'm out. Thank you.</text:p>
          </table:table-cell>
        </table:table-row>
        <table:table-row>
          <table:table-cell office:value-type="string" office:string-value="Stormkeep - A Journey Through Storms">
            <text:p>Stormkeep - A Journey Through Storms</text:p>
          </table:table-cell>
          <table:table-cell office:value-type="string" office:string-value=" Thank you. The Winding Path Groves and hills Lands beyond The borders of man Spinding lost relics In time-worn tombs Arobed a quest Of sturdy Brute stars Many trials ahead into the unknown. Test your magic. Steal and strike. Attention. The waves. The waves. The sage across the strait of storms To the castle of the lock of war Seas, ravages, high winds and tempests, lightning, blizzards, and thunder Crack the walls of the sky The firmament in chaos, Nubian newest, Celestial cascade, White and grey, The deal to save! Thank you. The Winding Path Sailing onward, the journey through storms. Thank you. Thank you. I'm sorry. Freezing moonlight through the furry Sorcery in the air Ancient magic entangled in elements An impassable time I'm The hand of destiny, beckoning forth. Through words spoken, the beacon appears. I am the sword Through will and spirit Fear will not take me I am the waste I am the storm A light to the crowds Shots to the night From staff in power exposed Dark wolf in chaos A causeway towards the higher The white and bleak haven Out of the sea Not the shore Thank you. I'm sorry. I weather the storms This grandest anniversary With only my strength and my mind I am the wind I am the storm Thank you. Thank you.">
            <text:p> Thank you. The Winding Path Groves and hills Lands beyond The borders of man Spinding lost relics In time-worn tombs Arobed a quest Of sturdy Brute stars Many trials ahead into the unknown. Test your magic. Steal and strike. Attention. The waves. The waves. The sage across the strait of storms To the castle of the lock of war Seas, ravages, high winds and tempests, lightning, blizzards, and thunder Crack the walls of the sky The firmament in chaos, Nubian newest, Celestial cascade, White and grey, The deal to save! Thank you. The Winding Path Sailing onward, the journey through storms. Thank you. Thank you. I'm sorry. Freezing moonlight through the furry Sorcery in the air Ancient magic entangled in elements An impassable time I'm The hand of destiny, beckoning forth. Through words spoken, the beacon appears. I am the sword Through will and spirit Fear will not take me I am the waste I am the storm A light to the crowds Shots to the night From staff in power exposed Dark wolf in chaos A causeway towards the higher The white and bleak haven Out of the sea Not the shore Thank you. I'm sorry. I weather the storms This grandest anniversary With only my strength and my mind I am the wind I am the storm Thank you. Thank you.</text:p>
          </table:table-cell>
        </table:table-row>
        <table:table-row>
          <table:table-cell office:value-type="string" office:string-value="Summoning - Flammifer">
            <text:p>Summoning - Flammifer</text:p>
          </table:table-cell>
          <table:table-cell office:value-type="string" office:string-value=" Thank you. so Thank you. Ha ha ha, so! That's not a good boy. Yeah! Thank you. Thank you. I'm out of here. It's time to go. It's time to go. I'm going to rest. I'm going to rest. I'm going to rest. so Spittish gloom, a dragon's snout, you are the spark of the world's red. You build a lot of trashy ways, beyond the days of North to West. um so Thank you. We have a common past, a common past, a common past. Thank you. Thank you. Thank you.">
            <text:p> Thank you. so Thank you. Ha ha ha, so! That's not a good boy. Yeah! Thank you. Thank you. I'm out of here. It's time to go. It's time to go. I'm going to rest. I'm going to rest. I'm going to rest. so Spittish gloom, a dragon's snout, you are the spark of the world's red. You build a lot of trashy ways, beyond the days of North to West. um so Thank you. We have a common past, a common past, a common past. Thank you. Thank you. Thank you.</text:p>
          </table:table-cell>
        </table:table-row>
        <table:table-row>
          <table:table-cell office:value-type="string" office:string-value="Watain - Malfeitor">
            <text:p>Watain - Malfeitor</text:p>
          </table:table-cell>
          <table:table-cell office:value-type="string" office:string-value=" Thank you. Hi, I'm a dog dog dog dog dog dog dog dog dog dog dog dog By the blessing of some gods, the crown of life was deformed, for it's day to renew. To anger the miscarriage of the eye, upon which is a pain that was born by the semen of a fertile, as this man here lives to extend across the abyss. Thirteen hordes and a million drops in a thousand years that breathe Only to choose a giant to Messiah and Titan is death's grave If that German does for his malformation He offers the card I follow A strong wave of death Through the dropped bones The fate of the master Is over to you That one with the abyss Within your conception I am Against the blindness of men Thine eyes have been Rubbed in immunity So that my sight will share With the world Thank you. I am the guardian of the third deal, as true petroman, priest and warrior. Now be honest I've been burned and destroyed along, as the image of my father, was the labia of Shashina. The thug of the desires that dwell within my heart And the devil within my dreams You see My fate, oh my fate, oh my fate In your possession I am Twilight's god of transformation At the crossroads we meet again I'll make the path of madness with your banner as high To the death land true Yes I am of my father the devil And the loss of my father I will do! Thank you. Thank you. Thank you.">
            <text:p> Thank you. Hi, I'm a dog dog dog dog dog dog dog dog dog dog dog dog By the blessing of some gods, the crown of life was deformed, for it's day to renew. To anger the miscarriage of the eye, upon which is a pain that was born by the semen of a fertile, as this man here lives to extend across the abyss. Thirteen hordes and a million drops in a thousand years that breathe Only to choose a giant to Messiah and Titan is death's grave If that German does for his malformation He offers the card I follow A strong wave of death Through the dropped bones The fate of the master Is over to you That one with the abyss Within your conception I am Against the blindness of men Thine eyes have been Rubbed in immunity So that my sight will share With the world Thank you. I am the guardian of the third deal, as true petroman, priest and warrior. Now be honest I've been burned and destroyed along, as the image of my father, was the labia of Shashina. The thug of the desires that dwell within my heart And the devil within my dreams You see My fate, oh my fate, oh my fate In your possession I am Twilight's god of transformation At the crossroads we meet again I'll make the path of madness with your banner as high To the death land true Yes I am of my father the devil And the loss of my father I will do! Thank you. Thank you. Thank you.</text:p>
          </table:table-cell>
        </table:table-row>
        <table:table-row>
          <table:table-cell office:value-type="string" office:string-value="Windir - Journey to the End">
            <text:p>Windir - Journey to the End</text:p>
          </table:table-cell>
          <table:table-cell office:value-type="string" office:string-value=" Thank you. Thank you. I wish to know Nothing in the world Must end But What's Not there I wish I could Die I wish I could die I wish I could die I wish I could die One day tonight we're becoming free My eyes see in a state My nose draws towards the barren daydream I am raised by a child who was a world for me. I am raised by a child who was a world for me. I am so sick of this closed-mouthed morning I am so desperate I know we are dead and living So please leave me For everyone els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vvvvvvvvvvvvvvvvvvvvvvvvvvvvvvvvvvvvvvvvvvvvvvvvvvvvvvvvv Thank you. Thank you. Thank you. Thank you. © BF-WATCH TV 2021 Thank you. Thank you. Thank you. Thank you. Thank you. Thank you. Thank you. Thank you.">
            <text:p> Thank you. Thank you. I wish to know Nothing in the world Must end But What's Not there I wish I could Die I wish I could die I wish I could die I wish I could die One day tonight we're becoming free My eyes see in a state My nose draws towards the barren daydream I am raised by a child who was a world for me. I am raised by a child who was a world for me. I am so sick of this closed-mouthed morning I am so desperate I know we are dead and living So please leave me For everyone els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vvvvvvvvvvvvvvvvvvvvvvvvvvvvvvvvvvvvvvvvvvvvvvvvvvvvvvvvv Thank you. Thank you. Thank you. Thank you. © BF-WATCH TV 2021 Thank you. Thank you. Thank you. Thank you. Thank you. Thank you. Thank you. Thank you.</text:p>
          </table:table-cell>
        </table:table-row>
        <table:table-row>
          <table:table-cell office:value-type="string" office:string-value="Wolves in the Throne Room - Queen of the Borrowed Light">
            <text:p>Wolves in the Throne Room - Queen of the Borrowed Light</text:p>
          </table:table-cell>
          <table:table-cell office:value-type="string" office:string-value=" Thank you. Thank you. Thank you. I think I can't hold one day in day in a while Take the pain of these feelings I am a champion You spy upon Wings of your own creation I see the light of the sky And your soul! I need you. One. One. One. One. One. One. One. One. One. One. One. One. One. One. One. One. One. One. One. One. One. One. One. One. One. One. One. One. One. One. One. One. One. One. One. One. One. One. One. One. One. One. One. One. One. One. One. One. One. One. One. One. One. One. One. One. I'm sorry. If I fall, we shall not all be in shame. I'll see you next time. Thank you. Thank you. I'm going to die. God God God God God God God God God God God God God God God God God God God I'm sorry. Thank you. Thank you. Thank you. Thank you. Thank you. I'm sorry. Don't be a star! I see the light The sky In your eyes I love you. We need to be together now. I can't fucking survive. I'm cold as a stone. I'll be having you at the bar Thank you. Thank you. Thank you.">
            <text:p> Thank you. Thank you. Thank you. I think I can't hold one day in day in a while Take the pain of these feelings I am a champion You spy upon Wings of your own creation I see the light of the sky And your soul! I need you. One. One. One. One. One. One. One. One. One. One. One. One. One. One. One. One. One. One. One. One. One. One. One. One. One. One. One. One. One. One. One. One. One. One. One. One. One. One. One. One. One. One. One. One. One. One. One. One. One. One. One. One. One. One. One. One. I'm sorry. If I fall, we shall not all be in shame. I'll see you next time. Thank you. Thank you. I'm going to die. God God God God God God God God God God God God God God God God God God God I'm sorry. Thank you. Thank you. Thank you. Thank you. Thank you. I'm sorry. Don't be a star! I see the light The sky In your eyes I love you. We need to be together now. I can't fucking survive. I'm cold as a stone. I'll be having you at the bar Thank you. Thank you. Thank you.</text:p>
          </table:table-cell>
        </table:table-row>
        <table:table-row>
          <table:table-cell office:value-type="string" office:string-value="Obtained Enslavement - Veils of Wintersorrow">
            <text:p>Obtained Enslavement - Veils of Wintersorrow</text:p>
          </table:table-cell>
          <table:table-cell office:value-type="string" office:string-value=" I am the shadow of your maven head system You need spider-cluster thunder I am not what the black world should rise From the blue eyes guide, like my own frozen Pires of wisdom Come on, super-char I love you. I'm going to kill you. What time did we enter earth? The earth began to beat. The body fights with fire. I am the sea, through my wrath I will fire I will regain my sorrow throughout the centuries The children of Christ, the land of the future I'll keep and grow there to serve my enemies I'm going to go ahead and do that. Titan! Intrusion! The voice! Of God! I'm sorry. This is my little guy. Papa will know me. You should end this invasion. And you will be caught for the mystery. Oh, you, my black wig, you please fly. Wander for the night I am the shadow of your pain Get out this night You please my daughter Wander for the night Would you rise from the white sky? I lie by the frozen sky Halfway down Halfway down Thank you.">
            <text:p> I am the shadow of your maven head system You need spider-cluster thunder I am not what the black world should rise From the blue eyes guide, like my own frozen Pires of wisdom Come on, super-char I love you. I'm going to kill you. What time did we enter earth? The earth began to beat. The body fights with fire. I am the sea, through my wrath I will fire I will regain my sorrow throughout the centuries The children of Christ, the land of the future I'll keep and grow there to serve my enemies I'm going to go ahead and do that. Titan! Intrusion! The voice! Of God! I'm sorry. This is my little guy. Papa will know me. You should end this invasion. And you will be caught for the mystery. Oh, you, my black wig, you please fly. Wander for the night I am the shadow of your pain Get out this night You please my daughter Wander for the night Would you rise from the white sky? I lie by the frozen sky Halfway down Halfway down Thank you.</text:p>
          </table:table-cell>
        </table:table-row>
      </table:table>
      <table:table table:name="songs___doo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lloch - Limbs">
            <text:p>Agalloch - Limbs</text:p>
          </table:table-cell>
          <table:table-cell office:value-type="string" office:string-value=" The The The The The Thank you. Thank you. Let's go. Thank you. Thank you. Thank you. I'm going to go ahead and get some more wood. Thank you. We'll be right back. The texture of the sun is liquid The casts of a neon light From a wind carved as an arch It built the riverbank as it went back These arms were meant to be lost Hacked, severed and forgotten The texture of time is a whisper that echoes across the night Its heel resonates from tree to tree Through every silent bullet it sends These bones were sent to be lost Torn and broken I'm not sure if I'm going to be able to do it. I'm going to go ahead and do that. Earth to black Ash to black Cast these lamps into the water Dash to the world Point to star Cast this throne into the water I'm not a fool Outro Music">
            <text:p> The The The The The Thank you. Thank you. Let's go. Thank you. Thank you. Thank you. I'm going to go ahead and get some more wood. Thank you. We'll be right back. The texture of the sun is liquid The casts of a neon light From a wind carved as an arch It built the riverbank as it went back These arms were meant to be lost Hacked, severed and forgotten The texture of time is a whisper that echoes across the night Its heel resonates from tree to tree Through every silent bullet it sends These bones were sent to be lost Torn and broken I'm not sure if I'm going to be able to do it. I'm going to go ahead and do that. Earth to black Ash to black Cast these lamps into the water Dash to the world Point to star Cast this throne into the water I'm not a fool Outro Music</text:p>
          </table:table-cell>
        </table:table-row>
        <table:table-row>
          <table:table-cell office:value-type="string" office:string-value="Antimatter - Fold">
            <text:p>Antimatter - Fold</text:p>
          </table:table-cell>
          <table:table-cell office:value-type="string" office:string-value=" I'm sorry. I'm sorry. I'm sorry. I'm sorry. I'm sorry. I'm sorry. I'm sorry. I'm sorry. I'm sorry. I'm sorry. I'm sorry. I'm sorry. I'm sorry. I'm sorry. And on my epitaph court I've been holding back the rain Turning my scars into gold Teeming shadows And if those ways should change Just drag me back out on the rails Cause this can't fold This can't fold This can't fold, or I'll fall too She took color, see a lot See a lot All those whispering words I saved Have buried my heart into this Ten years gone and now it's too late To change To rip out the soul And start again This can't fold This can't fold This can't fold Oh, how I fall to you In this house I am sure I'm not fading away Leave me here Oh, the white coats will take me away Tiny doll, put me on I'm not afraid of the dark This catwalk This catwalk I won't This can't fold I'll fold too I'll fold too I'll fold Thank you.">
            <text:p> I'm sorry. I'm sorry. I'm sorry. I'm sorry. I'm sorry. I'm sorry. I'm sorry. I'm sorry. I'm sorry. I'm sorry. I'm sorry. I'm sorry. I'm sorry. I'm sorry. And on my epitaph court I've been holding back the rain Turning my scars into gold Teeming shadows And if those ways should change Just drag me back out on the rails Cause this can't fold This can't fold This can't fold, or I'll fall too She took color, see a lot See a lot All those whispering words I saved Have buried my heart into this Ten years gone and now it's too late To change To rip out the soul And start again This can't fold This can't fold This can't fold Oh, how I fall to you In this house I am sure I'm not fading away Leave me here Oh, the white coats will take me away Tiny doll, put me on I'm not afraid of the dark This catwalk This catwalk I won't This can't fold I'll fold too I'll fold too I'll fold Thank you.</text:p>
          </table:table-cell>
        </table:table-row>
        <table:table-row>
          <table:table-cell office:value-type="string" office:string-value="Black Sabbath - Behind the Wall of Sleep">
            <text:p>Black Sabbath - Behind the Wall of Sleep</text:p>
          </table:table-cell>
          <table:table-cell office:value-type="string" office:string-value=" 🎵 This is comfort and not power Deadly battle with strength for Faces shine a deadly smile Look upon you at your trial Chilling Downs Thank you. guitar solo Now from darkness has been laid Words deep is cold and bright All the sleep is lying broken Touched eyes in your hair, I'm awoken Thank you.">
            <text:p> 🎵 This is comfort and not power Deadly battle with strength for Faces shine a deadly smile Look upon you at your trial Chilling Downs Thank you. guitar solo Now from darkness has been laid Words deep is cold and bright All the sleep is lying broken Touched eyes in your hair, I'm awoken Thank you.</text:p>
          </table:table-cell>
        </table:table-row>
        <table:table-row>
          <table:table-cell office:value-type="string" office:string-value="Candlemass - At the Gallows End">
            <text:p>Candlemass - At the Gallows End</text:p>
          </table:table-cell>
          <table:table-cell office:value-type="string" office:string-value=" 🎵 Sunrise, I greet you, the beauty of your light So warm and tender was never the night In tears I see you, the last time it will be So give me your blessing I am in my destiny No rest for the sinner Hypnosis refused me my sleep This was the last night of my life With wine I plundered all my deeds I drank to the devil with servants It's good with a friend where you go No one would share my last chalice So I drink to the ones that I know Ring, brother, ring for me Ring the bells of hope and faith Ring for my damnation I am not a gallowsin' With sad emotions I sing this epitaph My swan song, my headstone, the farewell of my heart The hills of Tyburn, up where the gallows stands Only the vultures will come to see me hide Behold the sight Michael gather Together as a ladder by the moon Proud of his art, art a carpenter His creation a tool for my doom I am the outcast, the winner I am the fool and the one That lived all his life as a sinner The tempter has called me his own Ring, brother, ring for me Ring the bells of hope and faith Ring for my damnation I am at the gallows' end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oner than time, the dark has no flair Then I see the place for my death The priest who will pray for my lost soul I'm sure he's wasting his time A sinner, a fool or a devil Or just a victim of life It's no fun to burn in hell's fire But I sure have enjoyed my life Ring, brother, ring for me Ring the bells of hope and faith Ring for my damnation I am not a ghost">
            <text:p> 🎵 Sunrise, I greet you, the beauty of your light So warm and tender was never the night In tears I see you, the last time it will be So give me your blessing I am in my destiny No rest for the sinner Hypnosis refused me my sleep This was the last night of my life With wine I plundered all my deeds I drank to the devil with servants It's good with a friend where you go No one would share my last chalice So I drink to the ones that I know Ring, brother, ring for me Ring the bells of hope and faith Ring for my damnation I am not a gallowsin' With sad emotions I sing this epitaph My swan song, my headstone, the farewell of my heart The hills of Tyburn, up where the gallows stands Only the vultures will come to see me hide Behold the sight Michael gather Together as a ladder by the moon Proud of his art, art a carpenter His creation a tool for my doom I am the outcast, the winner I am the fool and the one That lived all his life as a sinner The tempter has called me his own Ring, brother, ring for me Ring the bells of hope and faith Ring for my damnation I am at the gallows' end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oner than time, the dark has no flair Then I see the place for my death The priest who will pray for my lost soul I'm sure he's wasting his time A sinner, a fool or a devil Or just a victim of life It's no fun to burn in hell's fire But I sure have enjoyed my life Ring, brother, ring for me Ring the bells of hope and faith Ring for my damnation I am not a ghost</text:p>
          </table:table-cell>
        </table:table-row>
        <table:table-row>
          <table:table-cell office:value-type="string" office:string-value="Cathedral - Ride">
            <text:p>Cathedral - Ride</text:p>
          </table:table-cell>
          <table:table-cell office:value-type="string" office:string-value=" 🎵 Well hey What do you got to say When I say we're gonna ride So come out Lackless tobacco Advertises the land Sculptless material The ruthless demand Concrete spectacles Superficially grand Divine animation Buried in sand Rise through the ashes of stagnation Ritual warriors of damnation I'm a soldier Manufactured from the womb From the red-brown lineage To household soup Delightedness retiring From gold on earth and ground Drive the wheels of value round and round Rise from the ashes of stagnation The rich soul warriors of damnation Staring eyes See a moon And a light And see the truth When the sun is In my eyes The army drove a physical scenery Marched in global mode to terminal destiny Oh yeah Oh yeah We're out Ooh, I've got to say it a second time Microscope, the observance forsaken in the land Spiritual initiator of darkened land Well, I was taking it because you're thinking too sure Oh no, through the veil of pantomime I say we're going to rise Yeah, we'll rise I said we'll ride through the catacombs of stagnation Crystal warriors of damnation Yeah!">
            <text:p> 🎵 Well hey What do you got to say When I say we're gonna ride So come out Lackless tobacco Advertises the land Sculptless material The ruthless demand Concrete spectacles Superficially grand Divine animation Buried in sand Rise through the ashes of stagnation Ritual warriors of damnation I'm a soldier Manufactured from the womb From the red-brown lineage To household soup Delightedness retiring From gold on earth and ground Drive the wheels of value round and round Rise from the ashes of stagnation The rich soul warriors of damnation Staring eyes See a moon And a light And see the truth When the sun is In my eyes The army drove a physical scenery Marched in global mode to terminal destiny Oh yeah Oh yeah We're out Ooh, I've got to say it a second time Microscope, the observance forsaken in the land Spiritual initiator of darkened land Well, I was taking it because you're thinking too sure Oh no, through the veil of pantomime I say we're going to rise Yeah, we'll rise I said we'll ride through the catacombs of stagnation Crystal warriors of damnation Yeah!</text:p>
          </table:table-cell>
        </table:table-row>
        <table:table-row>
          <table:table-cell office:value-type="string" office:string-value="Dark Quarterer - Dark Quarterer">
            <text:p>Dark Quarterer - Dark Quarterer</text:p>
          </table:table-cell>
          <table:table-cell office:value-type="string" office:string-value=" The Thank you. Thank you. Thank you. Night is coming, day has come Black is all around No more songs, no more noise People disappear Small four lights in the sky Are beginning to shine Without moon, without love Without friends to find With this body in your hands We are to be at the end Quiet be quiet, cold be cold Don't lose this occasion All is ready to be done As for your vocation Smart around looking for the right man to kill In your arms you will find a body without life And so if you want you can be the famous, the famous killer king Another life has gone Another day has gone away Steal your time, don't stop Stay your mind, we'll see new sacrifices The nights start to be clear Still ten minutes before light Sounds and noise are coming Now you die, tonight we'll live again guitar solo guitar solo Quiet be quiet, cold be cold, don't lose this occasion All is ready to be done, as for your vocation Smart to run, looking for the right man to kill In your arms you will find a body without life So if you want you can be the famous, the famous killer here I don't care at all Another day passes away See your time go by See your mind We'll see you Some day We'll see you Some day We'll see you Some day We'll see you Some day We'll see you Some day We'll see you Some day We'll see you Some day We'll see you Some day We'll see you Some day We'll see you Some day We'll see you Some day We'll see you Some day We'll see you Some day We'll see you Some day We'll see you Some day We'll see you We'll see you We'll see you We'll see you We'll see you We'll see you We'll see you We'll see you We'll see you We'll see you We'll see you We'll see you We'll see you We'll see you We'll see you The night's start to be clear Still ten minutes before light Sounds and noise are coming Now you die, tonight we'll live again guitar solo I'm">
            <text:p> The Thank you. Thank you. Thank you. Night is coming, day has come Black is all around No more songs, no more noise People disappear Small four lights in the sky Are beginning to shine Without moon, without love Without friends to find With this body in your hands We are to be at the end Quiet be quiet, cold be cold Don't lose this occasion All is ready to be done As for your vocation Smart around looking for the right man to kill In your arms you will find a body without life And so if you want you can be the famous, the famous killer king Another life has gone Another day has gone away Steal your time, don't stop Stay your mind, we'll see new sacrifices The nights start to be clear Still ten minutes before light Sounds and noise are coming Now you die, tonight we'll live again guitar solo guitar solo Quiet be quiet, cold be cold, don't lose this occasion All is ready to be done, as for your vocation Smart to run, looking for the right man to kill In your arms you will find a body without life So if you want you can be the famous, the famous killer here I don't care at all Another day passes away See your time go by See your mind We'll see you Some day We'll see you Some day We'll see you Some day We'll see you Some day We'll see you Some day We'll see you Some day We'll see you Some day We'll see you Some day We'll see you Some day We'll see you Some day We'll see you Some day We'll see you Some day We'll see you Some day We'll see you Some day We'll see you Some day We'll see you We'll see you We'll see you We'll see you We'll see you We'll see you We'll see you We'll see you We'll see you We'll see you We'll see you We'll see you We'll see you We'll see you We'll see you The night's start to be clear Still ten minutes before light Sounds and noise are coming Now you die, tonight we'll live again guitar solo I'm</text:p>
          </table:table-cell>
        </table:table-row>
        <table:table-row>
          <table:table-cell office:value-type="string" office:string-value="Death SS - Black And Violet">
            <text:p>Death SS - Black And Violet</text:p>
          </table:table-cell>
          <table:table-cell office:value-type="string" office:string-value=" Thanks for watching! guitar solo Violets, the colors of your funeral The fondest kiss of worth And the greatest hate The rainbow of colors Of your last image And now I can't see your face anymore Rainbow, the colours of your last debate And now I can't see your face anymore © BF-WATCH TV 2021 Before the kiss Some words Out of every Side I can't Walk Alone Oh, yeah. guitar solo Thank you.">
            <text:p> Thanks for watching! guitar solo Violets, the colors of your funeral The fondest kiss of worth And the greatest hate The rainbow of colors Of your last image And now I can't see your face anymore Rainbow, the colours of your last debate And now I can't see your face anymore © BF-WATCH TV 2021 Before the kiss Some words Out of every Side I can't Walk Alone Oh, yeah. guitar solo Thank you.</text:p>
          </table:table-cell>
        </table:table-row>
        <table:table-row>
          <table:table-cell office:value-type="string" office:string-value="Draconian - Sorrow of Sophia">
            <text:p>Draconian - Sorrow of Sophia</text:p>
          </table:table-cell>
          <table:table-cell office:value-type="string" office:string-value=" The Thank you. Sophia is forgiven The mother of our prison Sophia is glistening Always weeping for the world She's apprehension And her eyes torn by guilt And we have been so sad Through the way our ascension The grandeur of stillness And all the sadness I slide right out The torment You are the everlasting sin From the spark of countless years You are weeping for the world And we sleep with the tides It's when we were longing to matter All in the matter of time And we awake in the midst of the world About to shatter Shedding the burden of time And from my window I saw the darkness ignite And the goddess concealed in shadow seducing the stars and the flaming Gaia. I came here I've been unwanted To enthrall The spirit within you I came to remind you But you were lost In the sea of dawn The mother of a prison She's stuck in Deathly Wings I wish bringing the field In the trees and stone The sorrow and the guilt It broke through the spheres And fed the demons inside And we sleep with the tides When we were alone in the matter Holding the murder of time And we awake in the midst of the world About to shatter Shedding the burden of time © transcript Emily Beynon Thank you.">
            <text:p> The Thank you. Sophia is forgiven The mother of our prison Sophia is glistening Always weeping for the world She's apprehension And her eyes torn by guilt And we have been so sad Through the way our ascension The grandeur of stillness And all the sadness I slide right out The torment You are the everlasting sin From the spark of countless years You are weeping for the world And we sleep with the tides It's when we were longing to matter All in the matter of time And we awake in the midst of the world About to shatter Shedding the burden of time And from my window I saw the darkness ignite And the goddess concealed in shadow seducing the stars and the flaming Gaia. I came here I've been unwanted To enthrall The spirit within you I came to remind you But you were lost In the sea of dawn The mother of a prison She's stuck in Deathly Wings I wish bringing the field In the trees and stone The sorrow and the guilt It broke through the spheres And fed the demons inside And we sleep with the tides When we were alone in the matter Holding the murder of time And we awake in the midst of the world About to shatter Shedding the burden of time © transcript Emily Beynon Thank you.</text:p>
          </table:table-cell>
        </table:table-row>
        <table:table-row>
          <table:table-cell office:value-type="string" office:string-value="Electric Wizard - Funeralopolis">
            <text:p>Electric Wizard - Funeralopolis</text:p>
          </table:table-cell>
          <table:table-cell office:value-type="string" office:string-value=" In this time of nuclear weaponry, we cannot afford to wait for the fight to come to us. You need to understand that. When you crack this stuff, it's a crack. This generation is so goddamn spoiled and lazy The complacency of fools will destroy you Is this an genocide? Roger, copy, this is not an exercise Roger, understand, it's Peter Reiner We have a master pack of C-Lessons This time, I say yes I say yes Roger, understand, I'm over 300 lessons in town now I'm out. I'm not a fucking idiot. We were exiles, scared and perfected No reason to live, living the world This power is vicious, straight for our victims Tried to die, but for what to live Millions of people, we cannot forgive it It's a mess I've made When no one has seen it all I'm coming I don't care if this world ends in nothing I just don't need it, I just don't know Face the darkness, follow the light The The dark night is coming The world is falling The day is coming The world is falling The night is coming I'm not a fucking human I can't reach my dreams, I can't feel my dreams I can't get no more, I can't get no more I'm falling down I'm falling down I'm falling down I'm falling down I'm falling down I'm falling down I'm not going to do it. You're not all for this I'm not all for this You're not all for this You're not all for this Thank you. I'm ready to fight I'm feeling it tonight Feel it, I want it Ready to fight Ready to fight I'm feeling it tonight Feel it, I want it Ready to fight Ready to fight I'm feeling it tonight Feel it, I want it Ready to fight Ready to fight I'm feeling it tonight Feel it, I want it The world is a mess, the dead is the light We all love this country.">
            <text:p> In this time of nuclear weaponry, we cannot afford to wait for the fight to come to us. You need to understand that. When you crack this stuff, it's a crack. This generation is so goddamn spoiled and lazy The complacency of fools will destroy you Is this an genocide? Roger, copy, this is not an exercise Roger, understand, it's Peter Reiner We have a master pack of C-Lessons This time, I say yes I say yes Roger, understand, I'm over 300 lessons in town now I'm out. I'm not a fucking idiot. We were exiles, scared and perfected No reason to live, living the world This power is vicious, straight for our victims Tried to die, but for what to live Millions of people, we cannot forgive it It's a mess I've made When no one has seen it all I'm coming I don't care if this world ends in nothing I just don't need it, I just don't know Face the darkness, follow the light The The dark night is coming The world is falling The day is coming The world is falling The night is coming I'm not a fucking human I can't reach my dreams, I can't feel my dreams I can't get no more, I can't get no more I'm falling down I'm falling down I'm falling down I'm falling down I'm falling down I'm falling down I'm not going to do it. You're not all for this I'm not all for this You're not all for this You're not all for this Thank you. I'm ready to fight I'm feeling it tonight Feel it, I want it Ready to fight Ready to fight I'm feeling it tonight Feel it, I want it Ready to fight Ready to fight I'm feeling it tonight Feel it, I want it Ready to fight Ready to fight I'm feeling it tonight Feel it, I want it The world is a mess, the dead is the light We all love this country.</text:p>
          </table:table-cell>
        </table:table-row>
        <table:table-row>
          <table:table-cell office:value-type="string" office:string-value="My Dying Bride - Your Broken Shore">
            <text:p>My Dying Bride - Your Broken Shore</text:p>
          </table:table-cell>
          <table:table-cell office:value-type="string" office:string-value=" 🎵 We'll be right back. From my deep silence they feed the fire Building a gift from this broken wire Post-aching your face My fingers blind I touch the lonely face Of your cry Let the room of your Your broken soul And what she's told for me I won't let her see You're sleeping for free Away from me A broken sister now I want to see I have lived through the depths of time I spilled the blood and she was the crime guitar solo The doom of your Your broken soul It washes over me The woven of the sun And the stone The doom of you Your broken soul It washes over me How open are the sun and the sea The doom of love Your broken soul It washes over me A woven of the sun And the sun And the memory You've broken your heart It washes over me A woven of the sun I need the shade Fall Stolen from A dim mansion Remember me Said I was your art The voice of mine Unwitting Touched by the sacred Horrors of the hour The doom of your, your broken soul It washes over me A woven of the sun and the sea I'm not afraid of the dark © transcript Emily Beynon Thank you.">
            <text:p> 🎵 We'll be right back. From my deep silence they feed the fire Building a gift from this broken wire Post-aching your face My fingers blind I touch the lonely face Of your cry Let the room of your Your broken soul And what she's told for me I won't let her see You're sleeping for free Away from me A broken sister now I want to see I have lived through the depths of time I spilled the blood and she was the crime guitar solo The doom of your Your broken soul It washes over me The woven of the sun And the stone The doom of you Your broken soul It washes over me How open are the sun and the sea The doom of love Your broken soul It washes over me A woven of the sun And the sun And the memory You've broken your heart It washes over me A woven of the sun I need the shade Fall Stolen from A dim mansion Remember me Said I was your art The voice of mine Unwitting Touched by the sacred Horrors of the hour The doom of your, your broken soul It washes over me A woven of the sun and the sea I'm not afraid of the dark © transcript Emily Beynon Thank you.</text:p>
          </table:table-cell>
        </table:table-row>
        <table:table-row>
          <table:table-cell office:value-type="string" office:string-value="Pagan Altar - The Sorcerer">
            <text:p>Pagan Altar - The Sorcerer</text:p>
          </table:table-cell>
          <table:table-cell office:value-type="string" office:string-value=" The Ooh, this is the way Ooh, this is the land Darkness, like a cloak of sapphire velvet surrounds you Stark trees and stones support the moon That stop that sky from falling in around him He stands upon his mountain throne His arms held high, he's all alone Passion-faced, turned towards the sky His eyes reflect a tormented soul When the shears had took their toll, his mighty draw to let him die Ooooooh, this sorcerer Ooooooh, this sorcerer Lightning, swift and dazzling As it flashes in the way of sin An old old man of ageless time His body fingers draw his cloak around him He slowly bends his weary frame Pits off his life for justice' frame Secrets of the 1904 He walks away with laden tread Sloppy turn and his grey old head Crazy feelin' lookin' back at the world Ooh, ooh, ooh, ooh The sorcerer Ooh, ooh, ooh, ooh The sorcerer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I'm the agent for the past, and I'm the agent If you want me to save your life I'm the agent for the past, and I'm the agent And see me finish, stop to play The old man dreams, the old man made a wish That he'd know what he's worth And they don't want them to take their place The world's a now, this ain't our place No leaders, no demons, no faiths Oh, yeah, I'll be going now Why don't you tell me I'm only in you I'm not a fool I will not let you go I will not let you go I'm running I'm running I'm running I'm running I'm running I'll be going I'll be going I'll be going Thank you.">
            <text:p> The Ooh, this is the way Ooh, this is the land Darkness, like a cloak of sapphire velvet surrounds you Stark trees and stones support the moon That stop that sky from falling in around him He stands upon his mountain throne His arms held high, he's all alone Passion-faced, turned towards the sky His eyes reflect a tormented soul When the shears had took their toll, his mighty draw to let him die Ooooooh, this sorcerer Ooooooh, this sorcerer Lightning, swift and dazzling As it flashes in the way of sin An old old man of ageless time His body fingers draw his cloak around him He slowly bends his weary frame Pits off his life for justice' frame Secrets of the 1904 He walks away with laden tread Sloppy turn and his grey old head Crazy feelin' lookin' back at the world Ooh, ooh, ooh, ooh The sorcerer Ooh, ooh, ooh, ooh The sorcerer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I'm the agent for the past, and I'm the agent If you want me to save your life I'm the agent for the past, and I'm the agent And see me finish, stop to play The old man dreams, the old man made a wish That he'd know what he's worth And they don't want them to take their place The world's a now, this ain't our place No leaders, no demons, no faiths Oh, yeah, I'll be going now Why don't you tell me I'm only in you I'm not a fool I will not let you go I will not let you go I'm running I'm running I'm running I'm running I'm running I'll be going I'll be going I'll be going Thank you.</text:p>
          </table:table-cell>
        </table:table-row>
        <table:table-row>
          <table:table-cell office:value-type="string" office:string-value="Pallbearer - The Ghost I Used To Be">
            <text:p>Pallbearer - The Ghost I Used To Be</text:p>
          </table:table-cell>
          <table:table-cell office:value-type="string" office:string-value=" 🎵 Thank you. Distraction Distraction Already saw the past That I had to follow To death In the middle of A journey to the past Made for himself Scars and fail Join the weak star's ocean And when time Shots before the keys The fifth of the last steps Unlocked Truth to reveal Sharpest mind The keys of sequence Then my time has come, set me free Life disappears again Fading out No past I see now I need your good Ghost I heard a bit We'll be right back. I searched throughout the void I chose death For the scraps of life that I have left behind Each one has left me no I am still lost in This bad faith never reached a death of me And with a special breath I stand in faith We'll be right back. 🎵 This burden of regret Killing to ignite And a necessary end To living in a lie So many fires, so many holes The end behind a glowing fire Ghosts, I've become again Climb back into the dust alone guitar solo Thank you. The I'm not sure if I can do it. I'm not afraid of the dark Thank you. you">
            <text:p> 🎵 Thank you. Distraction Distraction Already saw the past That I had to follow To death In the middle of A journey to the past Made for himself Scars and fail Join the weak star's ocean And when time Shots before the keys The fifth of the last steps Unlocked Truth to reveal Sharpest mind The keys of sequence Then my time has come, set me free Life disappears again Fading out No past I see now I need your good Ghost I heard a bit We'll be right back. I searched throughout the void I chose death For the scraps of life that I have left behind Each one has left me no I am still lost in This bad faith never reached a death of me And with a special breath I stand in faith We'll be right back. 🎵 This burden of regret Killing to ignite And a necessary end To living in a lie So many fires, so many holes The end behind a glowing fire Ghosts, I've become again Climb back into the dust alone guitar solo Thank you. The I'm not sure if I can do it. I'm not afraid of the dark Thank you. you</text:p>
          </table:table-cell>
        </table:table-row>
        <table:table-row>
          <table:table-cell office:value-type="string" office:string-value="Paradise Lost - The Longest Winter">
            <text:p>Paradise Lost - The Longest Winter</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We'll be right back. The long lost winds of acceptance woes A lasting slumber, a sickness flows Though let's not soar The longing rivers flow A grasping hunger As darkness grows Feeling so alive in this homeless dream We're the ones who pay With honor, you'll be rejected Your holy symbol's in vain Your honor remains infected again The frost of winter acceptance shows A grasping hunger as fever grows At last the summer, the lonely rivers flow Unlasting thunder as darkness grows Feeling so alive in this whole mystery Feeling so alive in this hopeless dream We don't want to pay We honor our malediction Your holy symbols in aid We're all wrong, we've been rejected again Thank you.">
            <text:p> The The The The The The The The The The The The The The The The The The The The The The The The The The The The The The The The The The The The The The The The The The The The The The The The The The The The The The The The The We'll be right back. The long lost winds of acceptance woes A lasting slumber, a sickness flows Though let's not soar The longing rivers flow A grasping hunger As darkness grows Feeling so alive in this homeless dream We're the ones who pay With honor, you'll be rejected Your holy symbol's in vain Your honor remains infected again The frost of winter acceptance shows A grasping hunger as fever grows At last the summer, the lonely rivers flow Unlasting thunder as darkness grows Feeling so alive in this whole mystery Feeling so alive in this hopeless dream We don't want to pay We honor our malediction Your holy symbols in aid We're all wrong, we've been rejected again Thank you.</text:p>
          </table:table-cell>
        </table:table-row>
        <table:table-row>
          <table:table-cell office:value-type="string" office:string-value="Pentagram - The Ghoul">
            <text:p>Pentagram - The Ghoul</text:p>
          </table:table-cell>
          <table:table-cell office:value-type="string" office:string-value=" 🎵 We'll be right back. Morningless nights my knees grow I come to desecrate your bones As maggots crawl amongst your flesh Your suit of evil, the truth of death My wants of you to reach my quest Your bound to be of my cold request Now my dear you soon shall see The dying living truth of me Cause I'm not for living You soon will be giving So I can die on guitar solo From far away and from the near I find this client's very near Once you've shared your death with me A fool I shall forever be But I must sleep before the dawn And then my work will carry on Once you've got your grips with me A fool I know you'll always be Cause I'm not for living You soon will be given So I can die on Chosen one guitar solo Cause I'm not believing You soon will be giving So I can die hard Yeah All chosen one Thank you.">
            <text:p> 🎵 We'll be right back. Morningless nights my knees grow I come to desecrate your bones As maggots crawl amongst your flesh Your suit of evil, the truth of death My wants of you to reach my quest Your bound to be of my cold request Now my dear you soon shall see The dying living truth of me Cause I'm not for living You soon will be giving So I can die on guitar solo From far away and from the near I find this client's very near Once you've shared your death with me A fool I shall forever be But I must sleep before the dawn And then my work will carry on Once you've got your grips with me A fool I know you'll always be Cause I'm not for living You soon will be given So I can die on Chosen one guitar solo Cause I'm not believing You soon will be giving So I can die hard Yeah All chosen one Thank you.</text:p>
          </table:table-cell>
        </table:table-row>
        <table:table-row>
          <table:table-cell office:value-type="string" office:string-value="Quicksand Dream - A Child Was Born">
            <text:p>Quicksand Dream - A Child Was Born</text:p>
          </table:table-cell>
          <table:table-cell office:value-type="string" office:string-value=" It was dawn when the soldier arrived in Adam War He had heard the wind whisper that a boy was to be born And the wind had said Now is the time When you should teach the child The powers of old He left his horse upon a hill that went down to the harbor There he asked the harbor master about the birth In a deep voice the man said Go to the house where the candles are burning Golden light, a new horizon appears Fires burning bright, ancient powers reveal I'm not a fool guitar solo We found a house with burning candles in the window The time was right so we knocked at the door and went inside The soldiers spoke Greetings my friends I am the soldier from the land of eternity The golden light, a new horizon appear Fire's burning bright, it will guide the people into light Show someone the time has come A child was born to bring light to the dark">
            <text:p> It was dawn when the soldier arrived in Adam War He had heard the wind whisper that a boy was to be born And the wind had said Now is the time When you should teach the child The powers of old He left his horse upon a hill that went down to the harbor There he asked the harbor master about the birth In a deep voice the man said Go to the house where the candles are burning Golden light, a new horizon appears Fires burning bright, ancient powers reveal I'm not a fool guitar solo We found a house with burning candles in the window The time was right so we knocked at the door and went inside The soldiers spoke Greetings my friends I am the soldier from the land of eternity The golden light, a new horizon appear Fire's burning bright, it will guide the people into light Show someone the time has come A child was born to bring light to the dark</text:p>
          </table:table-cell>
        </table:table-row>
        <table:table-row>
          <table:table-cell office:value-type="string" office:string-value="Saint Vitus - The Walking Dead">
            <text:p>Saint Vitus - The Walking Dead</text:p>
          </table:table-cell>
          <table:table-cell office:value-type="string" office:string-value=" The I love you. So rise, wait for the light Excessive, give away your house ¶¶ Looking dead, have no subtle look When they touch you in the sweetest breath Hold your breath, baby We're roaming here tonight The 13th of November The haunted Friday night The graveyard gates swing for me Crips all spring to life Rotten hands take up the woods Searching for moonlight Moonlight The fog grows in so thick bleed It creeps into your mind It creeps into your mind You have no soul Walking dead Feel so cold Frozen winds of winter Sound like an icy hand yeah Oh when lifeless are men yeah devour all they can yeah yeah yeah This you won't fear One night miss anymore Fun's a night into your chest And so in the hungry old world In hell I'm a new soul Walking in the air I'm a new soul I feel so cold I'm not afraid to die I'm not sure if I can do it. Nightmares you won't spare No nightmares anymore The frozen winds of winter Talk you the finest score The 13th of November The fog goes in on time You and your princess Join the feast tonight I'm not sure. I'm a man of my own I'm a man of my own I'm a man of my own I'm a man of my own I'm a man of the wild I'm a man of the wild I'm a man of the wild I'm a man of the wild I'm a man of the wild I'm a man of the wild I'm not sure. Thank you. Thank you.">
            <text:p> The I love you. So rise, wait for the light Excessive, give away your house ¶¶ Looking dead, have no subtle look When they touch you in the sweetest breath Hold your breath, baby We're roaming here tonight The 13th of November The haunted Friday night The graveyard gates swing for me Crips all spring to life Rotten hands take up the woods Searching for moonlight Moonlight The fog grows in so thick bleed It creeps into your mind It creeps into your mind You have no soul Walking dead Feel so cold Frozen winds of winter Sound like an icy hand yeah Oh when lifeless are men yeah devour all they can yeah yeah yeah This you won't fear One night miss anymore Fun's a night into your chest And so in the hungry old world In hell I'm a new soul Walking in the air I'm a new soul I feel so cold I'm not afraid to die I'm not sure if I can do it. Nightmares you won't spare No nightmares anymore The frozen winds of winter Talk you the finest score The 13th of November The fog goes in on time You and your princess Join the feast tonight I'm not sure. I'm a man of my own I'm a man of my own I'm a man of my own I'm a man of my own I'm a man of the wild I'm a man of the wild I'm a man of the wild I'm a man of the wild I'm a man of the wild I'm a man of the wild I'm not sure. Thank you. Thank you.</text:p>
          </table:table-cell>
        </table:table-row>
        <table:table-row>
          <table:table-cell office:value-type="string" office:string-value="Scald - Night Sky">
            <text:p>Scald - Night Sky</text:p>
          </table:table-cell>
          <table:table-cell office:value-type="string" office:string-value=" I guitar solo guitar solo I'm sorry. Be brave Now for a start Know where to play And you'll need That smile Oh, no. Never let you go It's a sad game To always just be You tell the beautiful We're all in the same boat The light for you Alone Be still Come be still Oh guitar solo guitar solo Thank you. guitar solo The night Is The way Stars Fly Moonlight Light Goes Out So if All Distance Are still With You In the time of Your Death We're the ones that don't live with more More than stars We're the sunrise You're the rain Into the air We are stars The light earns you Oh no! The stewards of this day are gone Warring stars Bursts of the blind You sound the words The air is a scar Life and fear I know Mr. Beast Don't give m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text:p> I guitar solo guitar solo I'm sorry. Be brave Now for a start Know where to play And you'll need That smile Oh, no. Never let you go It's a sad game To always just be You tell the beautiful We're all in the same boat The light for you Alone Be still Come be still Oh guitar solo guitar solo Thank you. guitar solo The night Is The way Stars Fly Moonlight Light Goes Out So if All Distance Are still With You In the time of Your Death We're the ones that don't live with more More than stars We're the sunrise You're the rain Into the air We are stars The light earns you Oh no! The stewards of this day are gone Warring stars Bursts of the blind You sound the words The air is a scar Life and fear I know Mr. Beast Don't give m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 more</text:p>
          </table:table-cell>
        </table:table-row>
        <table:table-row>
          <table:table-cell office:value-type="string" office:string-value="Sleep - Dragonaut">
            <text:p>Sleep - Dragonaut</text:p>
          </table:table-cell>
          <table:table-cell office:value-type="string" office:string-value=" The The The The The The The The The The The The The The The Thank you. We'll be right back. Like the dragon called the crimson light Like the wind on the mud-red sky Reptile, she's still found in space Leaving behind the human race Swimming like a solar ship And the love cries out to me Passing where I've gone before A lion through the crimson door We'll be right back. Ride the dragon, call the prince in night Let the wind turn the part red sky guitar solo Thank you.">
            <text:p> The The The The The The The The The The The The The The The Thank you. We'll be right back. Like the dragon called the crimson light Like the wind on the mud-red sky Reptile, she's still found in space Leaving behind the human race Swimming like a solar ship And the love cries out to me Passing where I've gone before A lion through the crimson door We'll be right back. Ride the dragon, call the prince in night Let the wind turn the part red sky guitar solo Thank you.</text:p>
          </table:table-cell>
        </table:table-row>
        <table:table-row>
          <table:table-cell office:value-type="string" office:string-value="Solitude Aeternus - Mirror of Sorrow">
            <text:p>Solitude Aeternus - Mirror of Sorrow</text:p>
          </table:table-cell>
          <table:table-cell office:value-type="string" office:string-value=" In a blackened world of crowding clouds I dropped my sorrow among the leaves I took my place as wise men do As the storm prepared its release The raging winds and whipping skies I'm stuck in the loneliness of solitude I wash my eyes and go to sleep Of resistance To my control As the black sky faded to blue And again the earth felt the sunrise A silver mirror stood before me Bequeath of the silent rainbow Of you, for me, the greatest member As obvious as the autumn moon It brought a party in this wonder The end spoke of a time I know I know guitar solo I saw it in blood But from that day No words could ever tell guitar solo I saw my little world But could not see myself We'll see you next time. In strange visions A new window of dreams We suddenly gaze beyond What is revealed to rise Exists only in my heart The raging winds and the evening sun I sigh in the loneliness of falling through I wash my eyes in glowing tears I ask resistance to move back into I'm not alone">
            <text:p> In a blackened world of crowding clouds I dropped my sorrow among the leaves I took my place as wise men do As the storm prepared its release The raging winds and whipping skies I'm stuck in the loneliness of solitude I wash my eyes and go to sleep Of resistance To my control As the black sky faded to blue And again the earth felt the sunrise A silver mirror stood before me Bequeath of the silent rainbow Of you, for me, the greatest member As obvious as the autumn moon It brought a party in this wonder The end spoke of a time I know I know guitar solo I saw it in blood But from that day No words could ever tell guitar solo I saw my little world But could not see myself We'll see you next time. In strange visions A new window of dreams We suddenly gaze beyond What is revealed to rise Exists only in my heart The raging winds and the evening sun I sigh in the loneliness of falling through I wash my eyes in glowing tears I ask resistance to move back into I'm not alone</text:p>
          </table:table-cell>
        </table:table-row>
        <table:table-row>
          <table:table-cell office:value-type="string" office:string-value="Sorcerer - Lamenting of the Innocent">
            <text:p>Sorcerer - Lamenting of the Innocent</text:p>
          </table:table-cell>
          <table:table-cell office:value-type="string" office:string-value=" The Thank you. I'm not a fool, I'm not a fool I'm not sure. The air is dense from the smoking fires And hordes are bearing for blood tonight The torment lingers on, the pain grows closer We have to realize it's the end We'll stand alone face to face with evil They see only sin through the veil of fantasy The darkness comes without a warning We stand our ground and we never shall back down I'm just reaching for the sky There are no more tears to cry The lamenting of innocence Ashes drifting in the wind And the nightmare will begin The lamenting of innocence We're all alone, divided by the people Like sheep they'll obey And turn their heads to blind to see The preacher speaks the words of heaven and glory Spreading the lie Still we'll never back down Come forth, King of the Lord Just for your hate, you're all, all you know Fire's reaching for the sky There are no more tears to cry The lamenting of the innocent As you're drifting in the wind And the nightmare will begin The lamenting of the innocent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I'm just reaching for the sky There are no more tears to cry But a painting of the innocent Ashes drifting in the wind Right now the night will begin The hands of nothing in the sand There is no money I am reaching for the sky There are no more tears to cry The lamenting of the innocent The ashes rip it in the wind And the nightmare will begin The lamenting of the innocent I am searching for a time I want to dance in the light I'm searching for a time I just want to be loved I want to be loved And I'll never walk alone I'll never walk alone I'll never walk alone I'll never walk alone I'm">
            <text:p> The Thank you. I'm not a fool, I'm not a fool I'm not sure. The air is dense from the smoking fires And hordes are bearing for blood tonight The torment lingers on, the pain grows closer We have to realize it's the end We'll stand alone face to face with evil They see only sin through the veil of fantasy The darkness comes without a warning We stand our ground and we never shall back down I'm just reaching for the sky There are no more tears to cry The lamenting of innocence Ashes drifting in the wind And the nightmare will begin The lamenting of innocence We're all alone, divided by the people Like sheep they'll obey And turn their heads to blind to see The preacher speaks the words of heaven and glory Spreading the lie Still we'll never back down Come forth, King of the Lord Just for your hate, you're all, all you know Fire's reaching for the sky There are no more tears to cry The lamenting of the innocent As you're drifting in the wind And the nightmare will begin The lamenting of the innocent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I'm just reaching for the sky There are no more tears to cry But a painting of the innocent Ashes drifting in the wind Right now the night will begin The hands of nothing in the sand There is no money I am reaching for the sky There are no more tears to cry The lamenting of the innocent The ashes rip it in the wind And the nightmare will begin The lamenting of the innocent I am searching for a time I want to dance in the light I'm searching for a time I just want to be loved I want to be loved And I'll never walk alone I'll never walk alone I'll never walk alone I'll never walk alone I'm</text:p>
          </table:table-cell>
        </table:table-row>
        <table:table-row>
          <table:table-cell office:value-type="string" office:string-value="Triptykon - Aurorae">
            <text:p>Triptykon - Aurorae</text:p>
          </table:table-cell>
          <table:table-cell office:value-type="string" office:string-value=" 🎵 We'll be right back. Thank you. I'm going to go ahead and do that. I'm not afraid of the dark I'm going to take a break. This time is time to war Of misery and pain The spirit waves in a way Like rivers to the sea Spirit wasting away in this agony Unable to breathe Cold, private fear on this earth beneath A spirit wasting away in the smothery Awareness of things, alive and relict Nothing else remains The spirit wasted away These bonds have been burned And hatred shall not last The tools of sorrow cast Have become the past The spirit wasted away A spirit wasted away A spirit wasted away I love you Thanks for watching!">
            <text:p> 🎵 We'll be right back. Thank you. I'm going to go ahead and do that. I'm not afraid of the dark I'm going to take a break. This time is time to war Of misery and pain The spirit waves in a way Like rivers to the sea Spirit wasting away in this agony Unable to breathe Cold, private fear on this earth beneath A spirit wasting away in the smothery Awareness of things, alive and relict Nothing else remains The spirit wasted away These bonds have been burned And hatred shall not last The tools of sorrow cast Have become the past The spirit wasted away A spirit wasted away A spirit wasted away I love you Thanks for watching!</text:p>
          </table:table-cell>
        </table:table-row>
        <table:table-row>
          <table:table-cell office:value-type="string" office:string-value="Warning - Watching from a Distance">
            <text:p>Warning - Watching from a Distance</text:p>
          </table:table-cell>
          <table:table-cell office:value-type="string" office:string-value=" 🎵 so so so so Thank you. Sometimes when I want you, you seem like the same person that I once knew And walked from a distance But never able to do more than I ever would Looking at you I find again I am starving in your mystery So far away And some kind of helplessness And then I remember That I know you love me I know you do We'll be right back. Thank you. Sometimes when I hear I listen to your fearless voice It's the voice I once heard I want to know you and understand you more than I think I do. To keep the wonder The moment you seem like A stranger to my heart and me And all at once In an instant I see you perfected again Though you never change Please remember When you ever think of me Thank you. Thank you. Thank you. Thank you. Thank you. Thank you. Thank you. Thank you.">
            <text:p> 🎵 so so so so Thank you. Sometimes when I want you, you seem like the same person that I once knew And walked from a distance But never able to do more than I ever would Looking at you I find again I am starving in your mystery So far away And some kind of helplessness And then I remember That I know you love me I know you do We'll be right back. Thank you. Sometimes when I hear I listen to your fearless voice It's the voice I once heard I want to know you and understand you more than I think I do. To keep the wonder The moment you seem like A stranger to my heart and me And all at once In an instant I see you perfected again Though you never change Please remember When you ever think of me Thank you. Thank you. Thank you. Thank you. Thank you. Thank you. Thank you. Thank you.</text:p>
          </table:table-cell>
        </table:table-row>
        <table:table-row>
          <table:table-cell office:value-type="string" office:string-value="While Heaven Wept - Icarus And I">
            <text:p>While Heaven Wept - Icarus And I</text:p>
          </table:table-cell>
          <table:table-cell office:value-type="string" office:string-value=" 🎵 With blind ambitions And through His bride I reach towards the heavens Untie the fire Consume the wings In dreams of Icarus And I'm Smiling down from vertiginous heights I carry the weight of the sun Harder to lash, burned by the light The last mortal coils come I'm done Falling ever downward To the sea Drowning in veins and mass Cursing me I burst That tempted me I'm not a fool With blind ambitions For stupid pride I aspire towards the heavens I only to conjure Deep is divine Icarus and I I'm a ring of the dead to their sights Carrying the weight of the sun Hurt into ash, burned by the light, last will of coils come I'm done Falling ever downward Endlessly into darkness, helpless Cursing me, high-brow Oh, vision of starlight Oh, my radiance divine Gather ye lost angels in white Carry this heart of mine Beyond the eternal night In these stone cold walls Don't labyrinthine The labyrinth inside The labyrinth inside guitar solo I'm not afraid of the dark">
            <text:p> 🎵 With blind ambitions And through His bride I reach towards the heavens Untie the fire Consume the wings In dreams of Icarus And I'm Smiling down from vertiginous heights I carry the weight of the sun Harder to lash, burned by the light The last mortal coils come I'm done Falling ever downward To the sea Drowning in veins and mass Cursing me I burst That tempted me I'm not a fool With blind ambitions For stupid pride I aspire towards the heavens I only to conjure Deep is divine Icarus and I I'm a ring of the dead to their sights Carrying the weight of the sun Hurt into ash, burned by the light, last will of coils come I'm done Falling ever downward Endlessly into darkness, helpless Cursing me, high-brow Oh, vision of starlight Oh, my radiance divine Gather ye lost angels in white Carry this heart of mine Beyond the eternal night In these stone cold walls Don't labyrinthine The labyrinth inside The labyrinth inside guitar solo I'm not afraid of the dark</text:p>
          </table:table-cell>
        </table:table-row>
        <table:table-row>
          <table:table-cell office:value-type="string" office:string-value="Windhand - Woodbine">
            <text:p>Windhand - Woodbine</text:p>
          </table:table-cell>
          <table:table-cell office:value-type="string" office:string-value=" I'm here to wait I'm here to search I'm here to wait You've had this job to call the numbers Seeking new ways And you laid in the arms of God You're all I know You're all I know You're gonna love what You are Come on, Satan, surround me Oh, Your love's like a fire burning on and on My life is amazing Oh, your love's like a fire burning on and on Rise, you're too late Rise and surge Rise, you're fading from Christ There's times when the nerves are sinking in the waves And you've laid in me arms of gold Gone and out, gone and out Come on and love what you are Come on, save the surrounding I'll hold your love like a firewood And hold it all right in your faces Ah, you're lost like a fire Running on and on Ah, ah I'm out. I'm out. I'm out. Rise, the earth should reign Rise, it's ours Rise, your reign is in Christ The stars are gone The clouds are sinking The waves are out You laid in the arms of God Go on and love, go on and love, go on and love what you are Come on, Satan, surround me now Oh, you're lost like a flower, falling on and on One love in the way, sitting down Oh, you're lost like a flower, falling on and on I'm not sure. Thank you. so so We'll be right back. We'll be right back. Thanks for watching!">
            <text:p> I'm here to wait I'm here to search I'm here to wait You've had this job to call the numbers Seeking new ways And you laid in the arms of God You're all I know You're all I know You're gonna love what You are Come on, Satan, surround me Oh, Your love's like a fire burning on and on My life is amazing Oh, your love's like a fire burning on and on Rise, you're too late Rise and surge Rise, you're fading from Christ There's times when the nerves are sinking in the waves And you've laid in me arms of gold Gone and out, gone and out Come on and love what you are Come on, save the surrounding I'll hold your love like a firewood And hold it all right in your faces Ah, you're lost like a fire Running on and on Ah, ah I'm out. I'm out. I'm out. Rise, the earth should reign Rise, it's ours Rise, your reign is in Christ The stars are gone The clouds are sinking The waves are out You laid in the arms of God Go on and love, go on and love, go on and love what you are Come on, Satan, surround me now Oh, you're lost like a flower, falling on and on One love in the way, sitting down Oh, you're lost like a flower, falling on and on I'm not sure. Thank you. so so We'll be right back. We'll be right back. Thanks for watching!</text:p>
          </table:table-cell>
        </table:table-row>
        <table:table-row>
          <table:table-cell office:value-type="string" office:string-value="Witchfinder General - Burning a Sinner">
            <text:p>Witchfinder General - Burning a Sinner</text:p>
          </table:table-cell>
          <table:table-cell office:value-type="string" office:string-value=" The Greatest Hits The Greatest Hits The Greatest Hits The Greatest Hits The Greatest Hits The Greatest Hits The Greatest Hits The Greatest Hits The Greatest Hits The Greatest Hits The Greatest Hits The Greatest Hits The Greatest Hits The Greatest Hits Raise her arm and be here Wedding state was ready for that bridge Singing for her, for her For her to the ground Singing for her sin For her pride For her till she died Try it to the state People shout at you What an illicit We know her best She lives in the desert She's one of the many Down in town Execution Blame her to the ground Singing, burn her, burn her, burn her to the ground Singing, burn her still, burn her bright, burn her till she dies Thank you. I cannot see her body Smoking all around All you hear is the sizzling of her glass Fire burns so quickly Smokes begin to bleed Preaching men stood up and now's her death Singing burn her, burn her Burn her to the ground Singing burn her sins Burn her pride Burn her till she dies Yeah, singing burn her Burn her Burn her to the ground Singing burn her sins Burn her pride Burn her till she dies Burn her, oh yeah Yes, singing by her">
            <text:p> The Greatest Hits The Greatest Hits The Greatest Hits The Greatest Hits The Greatest Hits The Greatest Hits The Greatest Hits The Greatest Hits The Greatest Hits The Greatest Hits The Greatest Hits The Greatest Hits The Greatest Hits The Greatest Hits Raise her arm and be here Wedding state was ready for that bridge Singing for her, for her For her to the ground Singing for her sin For her pride For her till she died Try it to the state People shout at you What an illicit We know her best She lives in the desert She's one of the many Down in town Execution Blame her to the ground Singing, burn her, burn her, burn her to the ground Singing, burn her still, burn her bright, burn her till she dies Thank you. I cannot see her body Smoking all around All you hear is the sizzling of her glass Fire burns so quickly Smokes begin to bleed Preaching men stood up and now's her death Singing burn her, burn her Burn her to the ground Singing burn her sins Burn her pride Burn her till she dies Yeah, singing burn her Burn her Burn her to the ground Singing burn her sins Burn her pride Burn her till she dies Burn her, oh yeah Yes, singing by her</text:p>
          </table:table-cell>
        </table:table-row>
      </table:table>
      <table:table table:name="demucs_mdx_extra___goregrind_porngrin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Carcass - Reek of Putrefaction">
            <text:p>Carcass - Reek of Putrefaction</text:p>
          </table:table-cell>
          <table:table-cell office:value-type="string" office:string-value=". Oh, my God. Thank you. I'm sorry. Die! Die, die! The doctor! I don't know. I'll never forgive you. I'll never forgive you. I'll never forgive you. You can smell the death of a big breathe. Snow, touch, and taste this love. I can't take this joke. I just said no. There's a lot of things that you can tell. I'm a boys I just want to check, check, check, check this.">
            <text:p>. Oh, my God. Thank you. I'm sorry. Die! Die, die! The doctor! I don't know. I'll never forgive you. I'll never forgive you. I'll never forgive you. You can smell the death of a big breathe. Snow, touch, and taste this love. I can't take this joke. I just said no. There's a lot of things that you can tell. I'm a boys I just want to check, check, check, check this.</text:p>
          </table:table-cell>
        </table:table-row>
        <table:table-row>
          <table:table-cell office:value-type="string" office:string-value="Agathocles - Splattered Brains">
            <text:p>Agathocles - Splattered Brains</text:p>
          </table:table-cell>
          <table:table-cell office:value-type="string" office:string-value=" Thank you. yeah um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text:p> Thank you. yeah um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text:p>
          </table:table-cell>
        </table:table-row>
        <table:table-row>
          <table:table-cell office:value-type="string" office:string-value="Blasted Pancreas - Lymphangiosarcoma">
            <text:p>Blasted Pancreas - Lymphangiosarcoma</text:p>
          </table:table-cell>
          <table:table-cell office:value-type="string" office:string-value=" Thank you. I'm sorry. I don't know. Thank you. Thank you.">
            <text:p> Thank you. I'm sorry. I don't know. Thank you. Thank you.</text:p>
          </table:table-cell>
        </table:table-row>
        <table:table-row>
          <table:table-cell office:value-type="string" office:string-value="Butcher ABC - Maximum Rotting Corpse">
            <text:p>Butcher ABC - Maximum Rotting Corpse</text:p>
          </table:table-cell>
          <table:table-cell office:value-type="string" office:string-value=" Go! I'm sorry. You are far too late for that. I'm okay. Don't be too high on your own. This is what I'm talking about. Push her, come and push her. No rest for a woman. Back to the king of Portulia. Push her. Come on. Come on. Come on.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not going to let you go. I'm sorry. I'm sorry. I'm I'm I'm I'm">
            <text:p> Go! I'm sorry. You are far too late for that. I'm okay. Don't be too high on your own. This is what I'm talking about. Push her, come and push her. No rest for a woman. Back to the king of Portulia. Push her. Come on. Come on. Come on.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a man of the world, but I'm not a man of the world. I'm not going to let you go. I'm sorry. I'm sorry. I'm I'm I'm I'm</text:p>
          </table:table-cell>
        </table:table-row>
        <table:table-row>
          <table:table-cell office:value-type="string" office:string-value="Cliteater - Slimming Party at Kelly's">
            <text:p>Cliteater - Slimming Party at Kelly's</text:p>
          </table:table-cell>
          <table:table-cell office:value-type="string" office:string-value=" Guys and girls taking tampons, soaking them in liquor and shoving them, yep, you guessed it, up there. Say what? What is it that you do to make me stop and remember this feeling of fucking just being a man? Yes, it is all the danger. Hey, get her. So he's been shot for really long. I'm not going to let you go. I'm not a human being. I'm a part of the police. I'm a part of the police. I'm a part of the police. I'm a part of the police. I'm a part of the police. I'm a part of the police. I'm a part of the police. I'm a part of the police. Oh, yes. Oh, my God. Oh, my God. Oh, my God.">
            <text:p> Guys and girls taking tampons, soaking them in liquor and shoving them, yep, you guessed it, up there. Say what? What is it that you do to make me stop and remember this feeling of fucking just being a man? Yes, it is all the danger. Hey, get her. So he's been shot for really long. I'm not going to let you go. I'm not a human being. I'm a part of the police. I'm a part of the police. I'm a part of the police. I'm a part of the police. I'm a part of the police. I'm a part of the police. I'm a part of the police. I'm a part of the police. Oh, yes. Oh, my God. Oh, my God. Oh, my God.</text:p>
          </table:table-cell>
        </table:table-row>
        <table:table-row>
          <table:table-cell office:value-type="string" office:string-value="Cock and Ball Torture - Anal Sex Terror">
            <text:p>Cock and Ball Torture - Anal Sex Terror</text:p>
          </table:table-cell>
          <table:table-cell office:value-type="string" office:string-value=" Thank you. Okay. Thank you. Thank you. Thank you.">
            <text:p> Thank you. Okay. Thank you. Thank you. Thank you.</text:p>
          </table:table-cell>
        </table:table-row>
        <table:table-row>
          <table:table-cell office:value-type="string" office:string-value="Crash Syndrom - Paragraph of Expertise Conundrum">
            <text:p>Crash Syndrom - Paragraph of Expertise Conundrum</text:p>
          </table:table-cell>
          <table:table-cell office:value-type="string" office:string-value=" Spreading light on the ground, Floating through the cavities, Smelling water, Sounding music, Water, Throbs, Squeezing, And the sound of wars. The captain's sea was full of stone, Veins, Sire, Dust, And air, Something crazy, Flashing around the town, Smell of cakes, Dogs, And wars. Sliced the gyro, The white of the guns, Wrecking up the shots, Waxed through the war, The war! Talking, moving, waiting for A missed shot to take a pause Wearing locks and slats on steel Cuts and slices, cup and spoon Twisting, smiling, new to the wide Sparkling, sparkly, yellow inside I'm back. I'm back. I'm back. I'm back. I'm back. I'm back. I'm back. I'm back. I'm back. I'm back. I'm back. I'm back. I'm back. I'm back. I'm back. I'm back. I'm back. I'm back. I'm back. I'm back. Dr. Trunks, it was a strange, ruthless, small joke. Selling off Jason Rea. Flee for lost detection. Spreading static again. Cuts throughout the roof. Expanded the way in structure. Guarantee disruption. Last segmentation. This is battle of the flesh and its own, Open ground, spirit force, active force, Nobody moves, never stops, silent force, Briefly swallow truth, Selling all tears away, Feeble love's texture, Spread in fair decay, There's no welcome rules, There's better trades of fashion, Sour city of sheer, The earth's a potato, Penis tree, Disoperating, Vestibation, A taken skin. Baptises. Projectiles. Our lives. Just fantasy. RAAAARGH! And the best of the two modes there. So this has to be calm. So don't let's try. A Spartan will not fight. I'm sorry. Sticking a sock up under your darts, But you just went to the Lord, You keep reeling, beating the floor, Wasting, drudging, taking blows. Veiling blocks, trash is fierce, Guys are fresh on the trash on the fair, This is why we live and fly, Spock is the one we'll guarantee.">
            <text:p> Spreading light on the ground, Floating through the cavities, Smelling water, Sounding music, Water, Throbs, Squeezing, And the sound of wars. The captain's sea was full of stone, Veins, Sire, Dust, And air, Something crazy, Flashing around the town, Smell of cakes, Dogs, And wars. Sliced the gyro, The white of the guns, Wrecking up the shots, Waxed through the war, The war! Talking, moving, waiting for A missed shot to take a pause Wearing locks and slats on steel Cuts and slices, cup and spoon Twisting, smiling, new to the wide Sparkling, sparkly, yellow inside I'm back. I'm back. I'm back. I'm back. I'm back. I'm back. I'm back. I'm back. I'm back. I'm back. I'm back. I'm back. I'm back. I'm back. I'm back. I'm back. I'm back. I'm back. I'm back. I'm back. Dr. Trunks, it was a strange, ruthless, small joke. Selling off Jason Rea. Flee for lost detection. Spreading static again. Cuts throughout the roof. Expanded the way in structure. Guarantee disruption. Last segmentation. This is battle of the flesh and its own, Open ground, spirit force, active force, Nobody moves, never stops, silent force, Briefly swallow truth, Selling all tears away, Feeble love's texture, Spread in fair decay, There's no welcome rules, There's better trades of fashion, Sour city of sheer, The earth's a potato, Penis tree, Disoperating, Vestibation, A taken skin. Baptises. Projectiles. Our lives. Just fantasy. RAAAARGH! And the best of the two modes there. So this has to be calm. So don't let's try. A Spartan will not fight. I'm sorry. Sticking a sock up under your darts, But you just went to the Lord, You keep reeling, beating the floor, Wasting, drudging, taking blows. Veiling blocks, trash is fierce, Guys are fresh on the trash on the fair, This is why we live and fly, Spock is the one we'll guarantee.</text:p>
          </table:table-cell>
        </table:table-row>
        <table:table-row>
          <table:table-cell office:value-type="string" office:string-value="Dead - Delicious Taste Of Vaginal Excrements">
            <text:p>Dead - Delicious Taste Of Vaginal Excrements</text:p>
          </table:table-cell>
          <table:table-cell office:value-type="string" office:string-value=" I'm going to die. Like a puppy, they don't forget us. Yes. How could you lie? You're a puppy, man. Like a puppy. And we are fast-gray. Delicious! It's a fuzziness! Let's be made! See you all! To be taken! To my last! Death stop! To my last! Death stop! Star Guts Killings Masses Champions What the S*** You didn't get this card in the time They don't get from me Yeah! Yeah! I'm in the middle of it all! It just is. Oh, praise not that statement. It's your person. The old school creed, the old school and so on. Yeah! So I found, to be so young, you need to stand tall, raise your, Yes, we know. Bless the streets. Hold praise and all the exclaimers. It doth pass you. Love to our pretty, blessed earth. Yes! We have so many more seconds to time. Why not just tell us? We must be free. We must be free. I'm sorry. Thank you. Thank you.">
            <text:p> I'm going to die. Like a puppy, they don't forget us. Yes. How could you lie? You're a puppy, man. Like a puppy. And we are fast-gray. Delicious! It's a fuzziness! Let's be made! See you all! To be taken! To my last! Death stop! To my last! Death stop! Star Guts Killings Masses Champions What the S*** You didn't get this card in the time They don't get from me Yeah! Yeah! I'm in the middle of it all! It just is. Oh, praise not that statement. It's your person. The old school creed, the old school and so on. Yeah! So I found, to be so young, you need to stand tall, raise your, Yes, we know. Bless the streets. Hold praise and all the exclaimers. It doth pass you. Love to our pretty, blessed earth. Yes! We have so many more seconds to time. Why not just tell us? We must be free. We must be free. I'm sorry. Thank you. Thank you.</text:p>
          </table:table-cell>
        </table:table-row>
        <table:table-row>
          <table:table-cell office:value-type="string" office:string-value="Dead Infection - Maggots In Your Flesh">
            <text:p>Dead Infection - Maggots In Your Flesh</text:p>
          </table:table-cell>
          <table:table-cell office:value-type="string" office:string-value=" Thank you. Thank you. Thank you. Let's go.... Thank you. Thank you.">
            <text:p> Thank you. Thank you. Thank you. Let's go.... Thank you. Thank you.</text:p>
          </table:table-cell>
        </table:table-row>
        <table:table-row>
          <table:table-cell office:value-type="string" office:string-value="Disgorge - Faecalized">
            <text:p>Disgorge - Faecalized</text:p>
          </table:table-cell>
          <table:table-cell office:value-type="string" office:string-value=" Lucy? Lucy! Lucy, where are you? I'm sorry. I'm sorry. I'm going to get you. The Nazis were in this war of chance. Peace. Peace. Peace. So be it.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I love you. I don't know. Oh, my God. The voice of peace. The voice of death. The voice of death. The voice of the human, the voice of the naturalist, the voice of the people, the voice of the body.">
            <text:p> Lucy? Lucy! Lucy, where are you? I'm sorry. I'm sorry. I'm going to get you. The Nazis were in this war of chance. Peace. Peace. Peace. So be it.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Peace. I love you. I don't know. Oh, my God. The voice of peace. The voice of death. The voice of death. The voice of the human, the voice of the naturalist, the voice of the people, the voice of the body.</text:p>
          </table:table-cell>
        </table:table-row>
        <table:table-row>
          <table:table-cell office:value-type="string" office:string-value="Exhumed - Open the Abscess">
            <text:p>Exhumed - Open the Abscess</text:p>
          </table:table-cell>
          <table:table-cell office:value-type="string" office:string-value=" I I'm sorry. I have no guts, I'm going to push out the pills.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a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Never fight, love, decline Still I choose to be born for war times These are the things that keep us in our bed We're doing things we can't plot and recast Trying to follow faithfully in our future But the infamy takes the weak to the best Yeah, I'm a crazy, I'm a drunken, sick boy, I don't fuck with But I'm sick, I'm sick of life, give up on my spectrum This is my real time, I'm alright, my life's turning around I'm taking a book about to recognize. Oh, but the answer! I am not the boss, but I am the boss. I am not the boss, but I am the boss.">
            <text:p> I I'm sorry. I have no guts, I'm going to push out the pills.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a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giant Never fight, love, decline Still I choose to be born for war times These are the things that keep us in our bed We're doing things we can't plot and recast Trying to follow faithfully in our future But the infamy takes the weak to the best Yeah, I'm a crazy, I'm a drunken, sick boy, I don't fuck with But I'm sick, I'm sick of life, give up on my spectrum This is my real time, I'm alright, my life's turning around I'm taking a book about to recognize. Oh, but the answer! I am not the boss, but I am the boss. I am not the boss, but I am the boss.</text:p>
          </table:table-cell>
        </table:table-row>
        <table:table-row>
          <table:table-cell office:value-type="string" office:string-value="General Surgery - Arterial Spray Obsession">
            <text:p>General Surgery - Arterial Spray Obsession</text:p>
          </table:table-cell>
          <table:table-cell office:value-type="string" office:string-value=" RAAAAAAAARGH! What? I'm not going to let you go. To suspend the forest Must be made tonight Exterminate the caucus Manifest the laws The entire displacement From society's fans Sleet and discus crew So they take their call They feel the blast in the world, bitch They call it a mess, they're running for their lives Don't make the self-attach Spots on the open sky Men's look really nice for the eyes Stable start with John Link on the red-mailed fountain Be brought to the right street Slash the black symbol of the planet We have come to you, called Two Ways I'm going to go to the corners. I'm going to try to smile. I'm going to try to close those soft eyes. Thank you.">
            <text:p> RAAAAAAAARGH! What? I'm not going to let you go. To suspend the forest Must be made tonight Exterminate the caucus Manifest the laws The entire displacement From society's fans Sleet and discus crew So they take their call They feel the blast in the world, bitch They call it a mess, they're running for their lives Don't make the self-attach Spots on the open sky Men's look really nice for the eyes Stable start with John Link on the red-mailed fountain Be brought to the right street Slash the black symbol of the planet We have come to you, called Two Ways I'm going to go to the corners. I'm going to try to smile. I'm going to try to close those soft eyes. Thank you.</text:p>
          </table:table-cell>
        </table:table-row>
        <table:table-row>
          <table:table-cell office:value-type="string" office:string-value="Gore Beyond Necropsy - Reek of Putridfashionpig">
            <text:p>Gore Beyond Necropsy - Reek of Putridfashionpig</text:p>
          </table:table-cell>
          <table:table-cell office:value-type="string" office:string-value=" I'm going to invite the COVID in. The blood more you cast at death than cast at sweet death, Wherefore you must to be the light. Oath Honor me, cannot be, for your death does make a fee.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B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DDDDDDDDDDDDDDDDD">
            <text:p> I'm going to invite the COVID in. The blood more you cast at death than cast at sweet death, Wherefore you must to be the light. Oath Honor me, cannot be, for your death does make a fee.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I'm a little boy. B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ADDDDDDDDDDDDDDDDDD</text:p>
          </table:table-cell>
        </table:table-row>
        <table:table-row>
          <table:table-cell office:value-type="string" office:string-value="Haemmorhage - Mortuary Riot">
            <text:p>Haemmorhage - Mortuary Riot</text:p>
          </table:table-cell>
          <table:table-cell office:value-type="string" office:string-value=" I'm sorry. Thank you. I don't know. I will not let you go! I will not let you go! I will not let you go! I will not let you go! I will not let you go! I will not let you go! I will not let you go! I will not let you go! I will not let you go! I will not let you go! I will not let you go! I will not let you go! I will not let you go! I will not let you go! I'm sorry. I'm going to die.">
            <text:p> I'm sorry. Thank you. I don't know. I will not let you go! I will not let you go! I will not let you go! I will not let you go! I will not let you go! I will not let you go! I will not let you go! I will not let you go! I will not let you go! I will not let you go! I will not let you go! I will not let you go! I will not let you go! I will not let you go! I'm sorry. I'm going to die.</text:p>
          </table:table-cell>
        </table:table-row>
        <table:table-row>
          <table:table-cell office:value-type="string" office:string-value="Impetigo - Cannibale Ballet">
            <text:p>Impetigo - Cannibale Ballet</text:p>
          </table:table-cell>
          <table:table-cell office:value-type="string" office:string-value=" Thank you. Your life is in danger. Beware of the kind of war you're in. Keep your distance from the unsurprised humans. Observe the huge war of death and flight in this moment. I wish I was a different person. I wish I was a different person. I wish I was a different person. I wish I was a different person. The more it's all newly incorporated, the more it's raised and decreasing. The population of Cesar is the most victims of death. Smell of the leaky tide of infection gibbered. Smell the pliable of burning flesh. I'm dead, foolish, and not forever modest. The fortunate ones need one another to remain alive. The screaming victims are unharmed and unheated. You swore to jiggers throughout the cage. I have made you the first to leave that crud cage. I am supposed to be a tree's chariot. It will stop the waste. Turn the walls around, Hutchins. Your heart is freezing. My ears sting. Detach the interior by dangling speed. Garbage. Fifty minutes lived. Chances of surviving must limit. It's as we find. Ignoring behavior. Stages block impulsive, unscrupulous, smothering phrases. I'm not sure what I'm doing. Raaaaaah! Raaaaaah! Raaaaaah! Raaaaaah! Raaaaaah!">
            <text:p> Thank you. Your life is in danger. Beware of the kind of war you're in. Keep your distance from the unsurprised humans. Observe the huge war of death and flight in this moment. I wish I was a different person. I wish I was a different person. I wish I was a different person. I wish I was a different person. The more it's all newly incorporated, the more it's raised and decreasing. The population of Cesar is the most victims of death. Smell of the leaky tide of infection gibbered. Smell the pliable of burning flesh. I'm dead, foolish, and not forever modest. The fortunate ones need one another to remain alive. The screaming victims are unharmed and unheated. You swore to jiggers throughout the cage. I have made you the first to leave that crud cage. I am supposed to be a tree's chariot. It will stop the waste. Turn the walls around, Hutchins. Your heart is freezing. My ears sting. Detach the interior by dangling speed. Garbage. Fifty minutes lived. Chances of surviving must limit. It's as we find. Ignoring behavior. Stages block impulsive, unscrupulous, smothering phrases. I'm not sure what I'm doing. Raaaaaah! Raaaaaah! Raaaaaah! Raaaaaah! Raaaaaah!</text:p>
          </table:table-cell>
        </table:table-row>
        <table:table-row>
          <table:table-cell office:value-type="string" office:string-value="Intense Hammer Rage - Eeeuw What’s That Goo">
            <text:p>Intense Hammer Rage - Eeeuw What’s That Goo</text:p>
          </table:table-cell>
          <table:table-cell office:value-type="string" office:string-value=" The close-up of the iron saw me anywhere. I remember when you pulled my pants and I got boxy by chance. The close-up of the iron saw me anywhere. I remember when you pulled my pants and I got boxy by chance. I'm sorry. I'm not going to do that. I'm going to get it. It's a one-way street. Get out of here. I'm going to get it. I'm going to get it. It's a one-way street. Get out of here. There's no question that nutrition of this man causes more than a lifetime. Every man might understand what made him get so sick. Fuck him. Who is going to get him back when he's in a bad situation? Fuck him. Who is going to get him back when he's in a bad situation? See you go pass up that new class I know Bitch got me dancing stabbing home Good Nice I'll take one My mission I got home I got home I got home I got home I got home I got home Jesus!">
            <text:p> The close-up of the iron saw me anywhere. I remember when you pulled my pants and I got boxy by chance. The close-up of the iron saw me anywhere. I remember when you pulled my pants and I got boxy by chance. I'm sorry. I'm not going to do that. I'm going to get it. It's a one-way street. Get out of here. I'm going to get it. I'm going to get it. It's a one-way street. Get out of here. There's no question that nutrition of this man causes more than a lifetime. Every man might understand what made him get so sick. Fuck him. Who is going to get him back when he's in a bad situation? Fuck him. Who is going to get him back when he's in a bad situation? See you go pass up that new class I know Bitch got me dancing stabbing home Good Nice I'll take one My mission I got home I got home I got home I got home I got home I got home Jesus!</text:p>
          </table:table-cell>
        </table:table-row>
        <table:table-row>
          <table:table-cell office:value-type="string" office:string-value="Lord Gore - Resickened">
            <text:p>Lord Gore - Resickened</text:p>
          </table:table-cell>
          <table:table-cell office:value-type="string" office:string-value=" We decided on using a vehicle to take the bodies away with a garbage truck because that's all they considered people. When the time came they were garbage and turned into something to eat. I don't know.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ou're in a tough spot, but you can't let me die. You're in a tough spot, but you can't let me die. You're in a tough spot, but you can't let me die. The edge of the mind and the mind will be filled with your pride, though. Take what you want. I love you. I love you. I love you. Thank you. You will be forced to perform the torture of self-death. You will be wasted in the face of death. You will be dressed to be a relative. Thank you. What's in the building right here? It is on the block. What does it mean? The red light will show the door to the new temple. The horse has been accepted. The two of them are taking a shot of the pilot. The other one is just over 30 seconds. He's very tight. The pilot is up in the air. What happened now? What happened? What happened? What happened? What happened? He's accepting the bullet. Thank you. Thank you.">
            <text:p> We decided on using a vehicle to take the bodies away with a garbage truck because that's all they considered people. When the time came they were garbage and turned into something to eat. I don't know.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ou're in a tough spot, but you can't let me die. You're in a tough spot, but you can't let me die. You're in a tough spot, but you can't let me die. The edge of the mind and the mind will be filled with your pride, though. Take what you want. I love you. I love you. I love you. Thank you. You will be forced to perform the torture of self-death. You will be wasted in the face of death. You will be dressed to be a relative. Thank you. What's in the building right here? It is on the block. What does it mean? The red light will show the door to the new temple. The horse has been accepted. The two of them are taking a shot of the pilot. The other one is just over 30 seconds. He's very tight. The pilot is up in the air. What happened now? What happened? What happened? What happened? What happened? He's accepting the bullet. Thank you. Thank you.</text:p>
          </table:table-cell>
        </table:table-row>
        <table:table-row>
          <table:table-cell office:value-type="string" office:string-value="Lymphatic Phlegm - Chronic Pachymeningitis with Diffuse Dura Mater Inspissation">
            <text:p>Lymphatic Phlegm - Chronic Pachymeningitis with Diffuse Dura Mater Inspissation</text:p>
          </table:table-cell>
          <table:table-cell office:value-type="string" office:string-value=" I'm sorry. Thank you.">
            <text:p> I'm sorry. Thank you.</text:p>
          </table:table-cell>
        </table:table-row>
        <table:table-row>
          <table:table-cell office:value-type="string" office:string-value="Offal - Putr-Essence">
            <text:p>Offal - Putr-Essence</text:p>
          </table:table-cell>
          <table:table-cell office:value-type="string" office:string-value=" I'm sorry. I'm a beast, look at ya! I'm a beast, look at ya! Hey bloody monkey! Bloody disgust me! The range of consumption Has re-worked The life of us I can taste The goodness of The life of us I can taste The goodness of Thank you. Thank you. Thank you.">
            <text:p> I'm sorry. I'm a beast, look at ya! I'm a beast, look at ya! Hey bloody monkey! Bloody disgust me! The range of consumption Has re-worked The life of us I can taste The goodness of The life of us I can taste The goodness of Thank you. Thank you. Thank you.</text:p>
          </table:table-cell>
        </table:table-row>
        <table:table-row>
          <table:table-cell office:value-type="string" office:string-value="Pathologist - Infectious Agonizing Parasitism">
            <text:p>Pathologist - Infectious Agonizing Parasitism</text:p>
          </table:table-cell>
          <table:table-cell office:value-type="string" office:string-value=" Thank you. Same. You can't put me on the side of the earth. I'm a part of the earth. You make me say what I have to say. I'm a part of the earth. You make me say what I have to say. You make me say what I have to say. I have to say what I have to say. I have to say what I have to say. I have to say what I have to say. Thank you. I'm going to make a book about it. So that's what I want. I'm going to do this. It's just for... these emotions. It's so many things. Feeling what is the feeling of. I'm going to feel... dark. I'm sorry. I cannot be the only one in the room. Since the time I get my body, I can't see how far I'm going. So you're going to stay to him, I suppose, John? So don't you let me in, I think, John. Oh, I suppose, John. Oh, John. Thank you. Thank you.">
            <text:p> Thank you. Same. You can't put me on the side of the earth. I'm a part of the earth. You make me say what I have to say. I'm a part of the earth. You make me say what I have to say. You make me say what I have to say. I have to say what I have to say. I have to say what I have to say. I have to say what I have to say. Thank you. I'm going to make a book about it. So that's what I want. I'm going to do this. It's just for... these emotions. It's so many things. Feeling what is the feeling of. I'm going to feel... dark. I'm sorry. I cannot be the only one in the room. Since the time I get my body, I can't see how far I'm going. So you're going to stay to him, I suppose, John? So don't you let me in, I think, John. Oh, I suppose, John. Oh, John. Thank you. Thank you.</text:p>
          </table:table-cell>
        </table:table-row>
        <table:table-row>
          <table:table-cell office:value-type="string" office:string-value="Pharmacist - Nursery Aesthetics">
            <text:p>Pharmacist - Nursery Aesthetics</text:p>
          </table:table-cell>
          <table:table-cell office:value-type="string" office:string-value=" Thank you. Thank you. Okay. Thank you. Thank you. Thank you. Thank you. Thank you. Thank you. Thank you. Thank you. I'm satisfied. I'm satisfied. Sucking in the flesh. I'm satisfied. I'm satisfied. I want to see you. Thank you. Thank you. Thank you.">
            <text:p> Thank you. Thank you. Okay. Thank you. Thank you. Thank you. Thank you. Thank you. Thank you. Thank you. Thank you. I'm satisfied. I'm satisfied. Sucking in the flesh. I'm satisfied. I'm satisfied. I want to see you. Thank you. Thank you. Thank you.</text:p>
          </table:table-cell>
        </table:table-row>
        <table:table-row>
          <table:table-cell office:value-type="string" office:string-value="Regurgitate - Carnivorous Erection">
            <text:p>Regurgitate - Carnivorous Erection</text:p>
          </table:table-cell>
          <table:table-cell office:value-type="string" office:string-value=" Thank you. Thank you. I'm going to go. Thank you.">
            <text:p> Thank you. Thank you. I'm going to go. Thank you.</text:p>
          </table:table-cell>
        </table:table-row>
        <table:table-row>
          <table:table-cell office:value-type="string" office:string-value="Septage - Intolerant Spree of Infesting Forms (Septic Worship)">
            <text:p>Septage - Intolerant Spree of Infesting Forms (Septic Worship)</text:p>
          </table:table-cell>
          <table:table-cell office:value-type="string" office:string-value=" The absolute most deceiving animal in the universe is the dog. Oh, no. It's the dog. I thought you knew. Talk about a dog. So, I'm going to tell you something. First of all, my dog, I mean, so much fun. to follow the path of the Lord. We have been led by the Lord our Lord how we go up the hills and the hills that we took for our own. Take me my brother and my mother both I and my father will send you to to the land of the Lord of the Lord So, I'm not sure that you know something about the messag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sorry. I am the cosmic light and the ocean. What do you want? Do you want to be the same? Do you want to be the same?">
            <text:p> The absolute most deceiving animal in the universe is the dog. Oh, no. It's the dog. I thought you knew. Talk about a dog. So, I'm going to tell you something. First of all, my dog, I mean, so much fun. to follow the path of the Lord. We have been led by the Lord our Lord how we go up the hills and the hills that we took for our own. Take me my brother and my mother both I and my father will send you to to the land of the Lord of the Lord So, I'm not sure that you know something about the messag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sorry. I am the cosmic light and the ocean. What do you want? Do you want to be the same? Do you want to be the same?</text:p>
          </table:table-cell>
        </table:table-row>
        <table:table-row>
          <table:table-cell office:value-type="string" office:string-value="The County Medical Examiners - Casper's Dictum">
            <text:p>The County Medical Examiners - Casper's Dictum</text:p>
          </table:table-cell>
          <table:table-cell office:value-type="string" office:string-value=" The The The The The The The The The The The The The The The The The The The The The The The The The The The The The This nation, not the dark, the raid of wrath made him a cunning medical quest. Now any gentle sense of you carry set it free. Scum of these abject bodies, not a fantasy. Satellite expert, but the earth's oldest. You'll see the wisdom in this murderous quest. A zero-present pathology. Stressed by burning doctors. Searching for present truth. Creating a murdered preceptor. Point at me, and the vanity just laughs Misunderstood, forensic shit, yes Acting, fleshy, medicine Rejected, forensic stuff I am a phobia, amongst winking, gaffing corpses Casper hatched, his luck science Medical seminars, now you know Red Casper's the third Casper's the third Casper's the third Air can be mixed in with water, can be mixed in with water Avery's sick, Krabs and Brennan's scoots The cousin, the princess, the second, the most The Cosmos Dickton! The tickle gun, the three-wheeled gun The little wooden, the curious, the rousty The obelisk covers, pumps, and breathes What we check out, the news, scores from the scene The customer drink, and the rotten pisser The popping flaps, and the color of the sea The half-naked, the semi-lurid black mass Charmed and decayed for a second The Christmas Fancy Bitch! Getting up his best, it smells of the day! The two caucuses rebound to him! The dogs whisper up the colors of his rim! He put on Dictox, and he gave his name! The perfect fashion, naturally! The Dictox battalion, a medical ego success! He put a readout for a count of the country on the wall! A medical ego success! Even when I broke out of the God-given world! Cosmos Jacked On! Now, you make a state of mind. You make a state of mind. It makes it right. Right. It's just. It's just. It's just. Right. Right. A Cosmos Jacked On! So, in the blue states, the trinity of our balls, blood is heave-o-lies. If you have the got logic of the jade process, gas burns a lot of lies. The smoke radiation gets ripped in both clay. Gas progresses, the gristly cry of sea. From water like stiff, smothered to flesh. Jigsaw, partially, scour the earth's edge. Gasly rule, a promise well known. A perverse elixir, a soft lich mud. For a pleasure that I need, it is me, where? That great sly and slumber? Yeah! Yeah! Yeah! Yeah! Thank you. Thank you.">
            <text:p> The The The The The The The The The The The The The The The The The The The The The The The The The The The The The This nation, not the dark, the raid of wrath made him a cunning medical quest. Now any gentle sense of you carry set it free. Scum of these abject bodies, not a fantasy. Satellite expert, but the earth's oldest. You'll see the wisdom in this murderous quest. A zero-present pathology. Stressed by burning doctors. Searching for present truth. Creating a murdered preceptor. Point at me, and the vanity just laughs Misunderstood, forensic shit, yes Acting, fleshy, medicine Rejected, forensic stuff I am a phobia, amongst winking, gaffing corpses Casper hatched, his luck science Medical seminars, now you know Red Casper's the third Casper's the third Casper's the third Air can be mixed in with water, can be mixed in with water Avery's sick, Krabs and Brennan's scoots The cousin, the princess, the second, the most The Cosmos Dickton! The tickle gun, the three-wheeled gun The little wooden, the curious, the rousty The obelisk covers, pumps, and breathes What we check out, the news, scores from the scene The customer drink, and the rotten pisser The popping flaps, and the color of the sea The half-naked, the semi-lurid black mass Charmed and decayed for a second The Christmas Fancy Bitch! Getting up his best, it smells of the day! The two caucuses rebound to him! The dogs whisper up the colors of his rim! He put on Dictox, and he gave his name! The perfect fashion, naturally! The Dictox battalion, a medical ego success! He put a readout for a count of the country on the wall! A medical ego success! Even when I broke out of the God-given world! Cosmos Jacked On! Now, you make a state of mind. You make a state of mind. It makes it right. Right. It's just. It's just. It's just. Right. Right. A Cosmos Jacked On! So, in the blue states, the trinity of our balls, blood is heave-o-lies. If you have the got logic of the jade process, gas burns a lot of lies. The smoke radiation gets ripped in both clay. Gas progresses, the gristly cry of sea. From water like stiff, smothered to flesh. Jigsaw, partially, scour the earth's edge. Gasly rule, a promise well known. A perverse elixir, a soft lich mud. For a pleasure that I need, it is me, where? That great sly and slumber? Yeah! Yeah! Yeah! Yeah! Thank you. Thank you.</text:p>
          </table:table-cell>
        </table:table-row>
        <table:table-row>
          <table:table-cell office:value-type="string" office:string-value="Torsofuck - Retarded Anal Whore">
            <text:p>Torsofuck - Retarded Anal Whore</text:p>
          </table:table-cell>
          <table:table-cell office:value-type="string" office:string-value=" Get away! No! Thank you. Okay. I'm sorry. Fuck. I love the smell of your asshole.">
            <text:p> Get away! No! Thank you. Okay. I'm sorry. Fuck. I love the smell of your asshole.</text:p>
          </table:table-cell>
        </table:table-row>
      </table:table>
      <table:table table:name="demucs_mdx_extra___heavy_pow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tlantean Kodex - Heresiarch (Thousand-Faced Moon)">
            <text:p>Atlantean Kodex - Heresiarch (Thousand-Faced Moon)</text:p>
          </table:table-cell>
          <table:table-cell office:value-type="string" office:string-value=" Thank you. Thank you. Thank you. He's the heresiarch Even the spirits of the oaks heed his word And so from the wells of night To the yawning gulfs of space Ever the praises of his name Share his sound Thus spoke the heresiarch, enthroned in clouds and fire, with the seven suns aligned, tell me your mix steps his prize roaming alone in black heath for renting written in the codex of that earthland for Lord. Lord, it is to be thought that man is either the oldest or the last in the earth's path, or the genital of life and substance and water. The old ones are and the old ones shall be. Eretz Yiyar! Saint of the streets and whores, River of fire and force, Heresia God of the seven full fates Light of the warriors played Oh bringer of plague I'm going to read it to you. And he shall put on the scentlets of men, the wax of masks and the robe that hides, and come down from the world of seven suns. Great messenger, whole bringer of death, father of a million young, I'm holy stalker among the lambs Strike with your red O thousand-faced moon Come, avenge for me To my holy light I'm a man of chalice The sacrifice begins I can't see. the one of Saturnalia So the night begins tonight I See Flamed with Elysian garments Sword of the vengeful, blessed gold gloom of the night Heresy dark Murderer without mercy Like the brinner of a damp heresie art Flame in Elysian gardens Sword of the vengeful, blessed old gloom of the night Thank you. Thank you. I'm not going to be able to do this anymore. I'm not going to be able to do this anymore. I'm not going to be able to do this anymore. I'm not going to be able to do this anymore. Oh, grail and wand, who wanders the blazes of the troops All follow past, or thousand-faced moon, or doom of lost that's last. Living in process Through cities of dust O monarch of men O mind-reaping messenger Christ from the purchase And bailing of time Old past till and force Burst forth from the tomb to stay Re-venturing Back to re-venturing Thank you. Thank you.">
            <text:p> Thank you. Thank you. Thank you. He's the heresiarch Even the spirits of the oaks heed his word And so from the wells of night To the yawning gulfs of space Ever the praises of his name Share his sound Thus spoke the heresiarch, enthroned in clouds and fire, with the seven suns aligned, tell me your mix steps his prize roaming alone in black heath for renting written in the codex of that earthland for Lord. Lord, it is to be thought that man is either the oldest or the last in the earth's path, or the genital of life and substance and water. The old ones are and the old ones shall be. Eretz Yiyar! Saint of the streets and whores, River of fire and force, Heresia God of the seven full fates Light of the warriors played Oh bringer of plague I'm going to read it to you. And he shall put on the scentlets of men, the wax of masks and the robe that hides, and come down from the world of seven suns. Great messenger, whole bringer of death, father of a million young, I'm holy stalker among the lambs Strike with your red O thousand-faced moon Come, avenge for me To my holy light I'm a man of chalice The sacrifice begins I can't see. the one of Saturnalia So the night begins tonight I See Flamed with Elysian garments Sword of the vengeful, blessed gold gloom of the night Heresy dark Murderer without mercy Like the brinner of a damp heresie art Flame in Elysian gardens Sword of the vengeful, blessed old gloom of the night Thank you. Thank you. I'm not going to be able to do this anymore. I'm not going to be able to do this anymore. I'm not going to be able to do this anymore. I'm not going to be able to do this anymore. Oh, grail and wand, who wanders the blazes of the troops All follow past, or thousand-faced moon, or doom of lost that's last. Living in process Through cities of dust O monarch of men O mind-reaping messenger Christ from the purchase And bailing of time Old past till and force Burst forth from the tomb to stay Re-venturing Back to re-venturing Thank you. Thank you.</text:p>
          </table:table-cell>
        </table:table-row>
        <table:table-row>
          <table:table-cell office:value-type="string" office:string-value="Cirith Ungol - King of the Dead">
            <text:p>Cirith Ungol - King of the Dead</text:p>
          </table:table-cell>
          <table:table-cell office:value-type="string" office:string-value=" Thank you. Thank you. Thank you. Thank you. Thank you. The king will rise again. The time has come to pay for all your sins The silent scepter by his gaspier cry Savage touch, what is your world of love? crowned upon his head king of all the kings as man could desecrate his career shall soon be in his grave as man is stuck in the moon Bobby is freshly risen from the tomb Round upon his head, King of all the land. Thank you. The rising tide will cleanse your world of pain. His grip will be On the living of Every man For as he rules In life he rules In death Round upon his head King of all the dead It's the king Don't be Woo! Thank you. Thank you.">
            <text:p> Thank you. Thank you. Thank you. Thank you. Thank you. The king will rise again. The time has come to pay for all your sins The silent scepter by his gaspier cry Savage touch, what is your world of love? crowned upon his head king of all the kings as man could desecrate his career shall soon be in his grave as man is stuck in the moon Bobby is freshly risen from the tomb Round upon his head, King of all the land. Thank you. The rising tide will cleanse your world of pain. His grip will be On the living of Every man For as he rules In life he rules In death Round upon his head King of all the dead It's the king Don't be Woo! Thank you. Thank you.</text:p>
          </table:table-cell>
        </table:table-row>
        <table:table-row>
          <table:table-cell office:value-type="string" office:string-value="Crimson Glory - Queen of the Masquerade">
            <text:p>Crimson Glory - Queen of the Masquerade</text:p>
          </table:table-cell>
          <table:table-cell office:value-type="string" office:string-value=" Thank you. Angel, devil, daughter! I am like a widow screaming through! Is it true? Do you still need hearts that need to be satisfied? Gathering prey, deadly words hanging dark in skies So in the world's eventation, your whole appetite, down, down to the trees, bowing for her majesty. Hail to the queen of the masquerade. Deep in your heart she pleads. Hail to the queen of the masquerade. Bout to come out to steal the house So many kings with broken dreams The tyrants rule the dragon's release Hell Human Shield! Hell Human Shield! All the boys of the wicked queen The silent vault of faith and care Moon shining eyes Singing of the lands of the war-blood Fighters whose legs are crossed Fade into a city where Within the sea Of venomous, glitching white Down, down to her knees Far before her majesty Hail to the queen of the Basque Country Deep in your heart she beats Hail to the queen of the Basque Country Out to her majesty Thank you. Thank you. Thank you. So no mercy in chase, O love, be bright! Down, down to your knees, Bow before the matching steed! Hail to the Queen of the Muscovite! Deep in your heart she beats! Hail to the Queen of the Muscovite! I'll do her majesty To the queen of my skyline Deep in your arms and feet To the queen of my skyline I'll do her majesty To the queen of the masquerade Hiding the heart that bleeds">
            <text:p> Thank you. Angel, devil, daughter! I am like a widow screaming through! Is it true? Do you still need hearts that need to be satisfied? Gathering prey, deadly words hanging dark in skies So in the world's eventation, your whole appetite, down, down to the trees, bowing for her majesty. Hail to the queen of the masquerade. Deep in your heart she pleads. Hail to the queen of the masquerade. Bout to come out to steal the house So many kings with broken dreams The tyrants rule the dragon's release Hell Human Shield! Hell Human Shield! All the boys of the wicked queen The silent vault of faith and care Moon shining eyes Singing of the lands of the war-blood Fighters whose legs are crossed Fade into a city where Within the sea Of venomous, glitching white Down, down to her knees Far before her majesty Hail to the queen of the Basque Country Deep in your heart she beats Hail to the queen of the Basque Country Out to her majesty Thank you. Thank you. Thank you. So no mercy in chase, O love, be bright! Down, down to your knees, Bow before the matching steed! Hail to the Queen of the Muscovite! Deep in your heart she beats! Hail to the Queen of the Muscovite! I'll do her majesty To the queen of my skyline Deep in your arms and feet To the queen of my skyline I'll do her majesty To the queen of the masquerade Hiding the heart that bleeds</text:p>
          </table:table-cell>
        </table:table-row>
        <table:table-row>
          <table:table-cell office:value-type="string" office:string-value="Dokken - In My Dreams">
            <text:p>Dokken - In My Dreams</text:p>
          </table:table-cell>
          <table:table-cell office:value-type="string" office:string-value=" In my dreams it's still the same, your love is strong, it still remains. Tossed an eternal knot in the sheets But I can't sleep Night after night Don't know what it means In my dreams, what can I say or do? You won't come back, we're through. I've realized too late that maybe your love has turned away. In my dreams, it's still the same. Your love is found, it still remains. It might be just as I need Just the way it used to be Calling your name but you're turning away Please don't leave Running in some doors waiting to see you in my dreams What can I say of you? You won't come back with me I've realized too late Maybe love has turned away In my dreams it's still the same Your love is strong and still remains In my dreams you're still by me Just the way it used to be Thank you. In my dreams it's still the same Your love is strong, it still remains In my dreams you're still by me Just the way it used to be In my dreams it's still the same Your love is strong, it still remains In my dreams you're always here In my life, in my dreams, in my dreams It's still the same In my dreams You're still by me In my dreams Just the way it used to be In my dreams What can I say? In my dreams You're still by me In my place you'll always be In my place you'll always be In my place Your love is strong In my place It's still the same In my place In my place In my place">
            <text:p> In my dreams it's still the same, your love is strong, it still remains. Tossed an eternal knot in the sheets But I can't sleep Night after night Don't know what it means In my dreams, what can I say or do? You won't come back, we're through. I've realized too late that maybe your love has turned away. In my dreams, it's still the same. Your love is found, it still remains. It might be just as I need Just the way it used to be Calling your name but you're turning away Please don't leave Running in some doors waiting to see you in my dreams What can I say of you? You won't come back with me I've realized too late Maybe love has turned away In my dreams it's still the same Your love is strong and still remains In my dreams you're still by me Just the way it used to be Thank you. In my dreams it's still the same Your love is strong, it still remains In my dreams you're still by me Just the way it used to be In my dreams it's still the same Your love is strong, it still remains In my dreams you're always here In my life, in my dreams, in my dreams It's still the same In my dreams You're still by me In my dreams Just the way it used to be In my dreams What can I say? In my dreams You're still by me In my place you'll always be In my place you'll always be In my place Your love is strong In my place It's still the same In my place In my place In my place</text:p>
          </table:table-cell>
        </table:table-row>
        <table:table-row>
          <table:table-cell office:value-type="string" office:string-value="Fates Warning - Guardian">
            <text:p>Fates Warning - Guardian</text:p>
          </table:table-cell>
          <table:table-cell office:value-type="string" office:string-value=" Thank you. Thank you. Thank you. These walls are stained and grieved with pain You will find them on the shadows Cast in shame So is all they've ever known Angels of a fortune that since couldn't get With open eyes And hands of the beast Passing the night Gardens and the reapers fight The will to live shall wail And the ants of the hole Run to their dreams Dying like a wanker Sleepy dead It seems it was all a dream A land of streamers I will wish upon a star I believe in you And in my witness I did never tell Who you were, who you may be I'm aware you sent it And it's out of sight Answer me, say my name Have you forgotten me? Ace the hallway blind man For a million miles, what size is my dancing? I know she I will I'm a fire without rain, helpless child without a name, the broken reed gets me, I'm falling. I'm a question with no answer, who are you to taste my life away from me? I never felt a taste of the land I had a dream I was you Strong as the fire in my veins And when I called out your name I was made to witness the pain I am the hands on deck I'm the deck as you're on the head Thank you. Have you seen the Indian book? The Peoples of Peninsular The Prince who would turn you to the realm The Simon to the Dark I will wish upon a star I believe in you I've lived my life That's true I didn't ever go Will you remember me I'm the one you sent And it's all I've seen And so I've been I've been I've forgotten And so I've been I've forgotten And so I need me Save my will And you're forlorn to me">
            <text:p> Thank you. Thank you. Thank you. These walls are stained and grieved with pain You will find them on the shadows Cast in shame So is all they've ever known Angels of a fortune that since couldn't get With open eyes And hands of the beast Passing the night Gardens and the reapers fight The will to live shall wail And the ants of the hole Run to their dreams Dying like a wanker Sleepy dead It seems it was all a dream A land of streamers I will wish upon a star I believe in you And in my witness I did never tell Who you were, who you may be I'm aware you sent it And it's out of sight Answer me, say my name Have you forgotten me? Ace the hallway blind man For a million miles, what size is my dancing? I know she I will I'm a fire without rain, helpless child without a name, the broken reed gets me, I'm falling. I'm a question with no answer, who are you to taste my life away from me? I never felt a taste of the land I had a dream I was you Strong as the fire in my veins And when I called out your name I was made to witness the pain I am the hands on deck I'm the deck as you're on the head Thank you. Have you seen the Indian book? The Peoples of Peninsular The Prince who would turn you to the realm The Simon to the Dark I will wish upon a star I believe in you I've lived my life That's true I didn't ever go Will you remember me I'm the one you sent And it's all I've seen And so I've been I've been I've forgotten And so I've been I've forgotten And so I need me Save my will And you're forlorn to me</text:p>
          </table:table-cell>
        </table:table-row>
        <table:table-row>
          <table:table-cell office:value-type="string" office:string-value="Fifth Angel - In the Fallout">
            <text:p>Fifth Angel - In the Fallout</text:p>
          </table:table-cell>
          <table:table-cell office:value-type="string" office:string-value=" Thank you. Day to night, you can see that the end goes on and on and on. Oh, it's the night, as the time grows near As we wait and we hide from the fallout And we cry out in the fallout From the sky in the fallout And we hide out from the fallout In the sky After math, the cold light strikes the city When the children raise the streets Tell them they can live their lives of pity For the ground to fall they leave Day and night We can see that fear Goes on and on and on Goes the night As the time goes near As we wait and we hide From the fallout, and we cry out, in the fallout, from the sky. In the fallout, and we hide out, from the fallout, in the sky. I need to forget the guilt of violence But made it pass so deep In their eyes of risk was sad defiance Of a dream they'll never reach Day to night, you can see their guilt It goes on and on and on Oh, there's a night as the time grows near As we wait, and we hide from the fallout And we cry out in the fallout What a sky in the fallout And we hide out from the fallout In the sky from the fallout And we cry out in the fallout Oh, the shine. Oh, the light. Oh, in the sky.">
            <text:p> Thank you. Day to night, you can see that the end goes on and on and on. Oh, it's the night, as the time grows near As we wait and we hide from the fallout And we cry out in the fallout From the sky in the fallout And we hide out from the fallout In the sky After math, the cold light strikes the city When the children raise the streets Tell them they can live their lives of pity For the ground to fall they leave Day and night We can see that fear Goes on and on and on Goes the night As the time goes near As we wait and we hide From the fallout, and we cry out, in the fallout, from the sky. In the fallout, and we hide out, from the fallout, in the sky. I need to forget the guilt of violence But made it pass so deep In their eyes of risk was sad defiance Of a dream they'll never reach Day to night, you can see their guilt It goes on and on and on Oh, there's a night as the time grows near As we wait, and we hide from the fallout And we cry out in the fallout What a sky in the fallout And we hide out from the fallout In the sky from the fallout And we cry out in the fallout Oh, the shine. Oh, the light. Oh, in the sky.</text:p>
          </table:table-cell>
        </table:table-row>
        <table:table-row>
          <table:table-cell office:value-type="string" office:string-value="Grim Reaper - See You In Hell">
            <text:p>Grim Reaper - See You In Hell</text:p>
          </table:table-cell>
          <table:table-cell office:value-type="string" office:string-value=" Thank you. Can I make you an offer? You're down to get a rose I kept my eyes on you Cause I tell you that you lose And you can come with me To a place you'll know so well I will take you up to the valley Day to hell See you in hell, my friend See you in hell, my friend See you in hell, my friend I'll see you in hell See you in hell, my friend See you in hell, my friend See you in hell, my friend I'll see you in hell, yeah See you in hell You try to obtain all the many sins It's yours! You can take it anytime that you need. But steal or borrow, all you've got to do is me. See you in hell my friend! I see you in hell See you in hell my friend See you in hell my friend See you in hell my friend I see you in hell Oh yeah Come with me I will take you down to the very best Yes Lord And I'm in trouble See you See you in hell Sin! Sin! Sin! Tell me to an offer You're going to lose! I kept my eyes on you Cause I'm so glad you let you lose Now you can come with me To a place you know so well Like I told you at the very gates of hell See you in hell, my friend See you in hell, my friend See you in hell, my friend I'll see you in hell I'll see you in hell, my friend. I'll see you in hell, my friend. I'll see you in hell, my friend. I'll see you in hell. I'll see you in hell, my friend. I'll see you in hell, my friend. I'll see you in hell, my friend. I'll see you in hell. I'll see you in hell, my friend. I'll see you in hell, my friend. I'll see you in hell, my friend. I still love, still love, still love, still love.">
            <text:p> Thank you. Can I make you an offer? You're down to get a rose I kept my eyes on you Cause I tell you that you lose And you can come with me To a place you'll know so well I will take you up to the valley Day to hell See you in hell, my friend See you in hell, my friend See you in hell, my friend I'll see you in hell See you in hell, my friend See you in hell, my friend See you in hell, my friend I'll see you in hell, yeah See you in hell You try to obtain all the many sins It's yours! You can take it anytime that you need. But steal or borrow, all you've got to do is me. See you in hell my friend! I see you in hell See you in hell my friend See you in hell my friend See you in hell my friend I see you in hell Oh yeah Come with me I will take you down to the very best Yes Lord And I'm in trouble See you See you in hell Sin! Sin! Sin! Tell me to an offer You're going to lose! I kept my eyes on you Cause I'm so glad you let you lose Now you can come with me To a place you know so well Like I told you at the very gates of hell See you in hell, my friend See you in hell, my friend See you in hell, my friend I'll see you in hell I'll see you in hell, my friend. I'll see you in hell, my friend. I'll see you in hell, my friend. I'll see you in hell. I'll see you in hell, my friend. I'll see you in hell, my friend. I'll see you in hell, my friend. I'll see you in hell. I'll see you in hell, my friend. I'll see you in hell, my friend. I'll see you in hell, my friend. I still love, still love, still love, still love.</text:p>
          </table:table-cell>
        </table:table-row>
        <table:table-row>
          <table:table-cell office:value-type="string" office:string-value="Heathen's Rage - Knights of Steel">
            <text:p>Heathen's Rage - Knights of Steel</text:p>
          </table:table-cell>
          <table:table-cell office:value-type="string" office:string-value=" Thank you. Thank you. I didn't die for love, I didn't die for war When the body burns, it gives you hell on top of your own Fireball and shower, throw my skin to the light I will lie on the ground upon the earth and lay my dead. Now the time has come for us to seek what's our reveal. It's all the life that's yet before it's outreveal. The air is full of the witness, the witness stands up with three foes. I wish for you to take this land. I'll use your rule in my command. We are the power, power we can't conceal. We bring our love, our strength, our strength, our strength. Well, we're not to be lost She's going to leave us Cause we're not to be lost Oh, oh, oh, oh, oh, oh, oh, oh. Thank you. Thank you.">
            <text:p> Thank you. Thank you. I didn't die for love, I didn't die for war When the body burns, it gives you hell on top of your own Fireball and shower, throw my skin to the light I will lie on the ground upon the earth and lay my dead. Now the time has come for us to seek what's our reveal. It's all the life that's yet before it's outreveal. The air is full of the witness, the witness stands up with three foes. I wish for you to take this land. I'll use your rule in my command. We are the power, power we can't conceal. We bring our love, our strength, our strength, our strength. Well, we're not to be lost She's going to leave us Cause we're not to be lost Oh, oh, oh, oh, oh, oh, oh, oh. Thank you. Thank you.</text:p>
          </table:table-cell>
        </table:table-row>
        <table:table-row>
          <table:table-cell office:value-type="string" office:string-value="Heir Apparent - Just Imagine">
            <text:p>Heir Apparent - Just Imagine</text:p>
          </table:table-cell>
          <table:table-cell office:value-type="string" office:string-value=" It's because what integration systems engage, it will still be a unbounded transfer. Splitting things beyond the chains of understanding Beyond reason, beyond logic, beyond fear Believe in inconceivables, feel the unbelievable No bond lasting, is this real? Splitting meaning in the things you never dreamed of Like your leaders, your lovers, and your souls that's all giving everyone a cause dreamer to remain in his Just to be something inside nothing, a child in emptiness, or a dreamer in the dark. With me in a crowd, just a mind that can be yearning for a spark. Dreamer to be me is to be a sleeper's life. And just imagine peace where there was none before under virgin skies. Just imagine children with hope again in their eyes. Oh, the surrender of the... The surrender of the... The surrender of the... The surrender of the... The surrender of the... The surrender of the... The surrender of the... The surrender of the... The surrender of the... The surrender of the... I'm sleeping in the dream of a dreamer Sleepers in meaning in the things you never dreamed of Like your leaders, your lovers, and your songs That's your machine, an effect giving everyone a cause Dreamer to remain in his silver sleeper's sleep. Just imagine peace where there was none before under virgin stars. Just imagine children with hope again in their lives. Just imagine people really caring and not just saying they're true Just imagine nations really talking like me and you Just imagine Thank you. She's a deep, deep, deep... Thank you.">
            <text:p> It's because what integration systems engage, it will still be a unbounded transfer. Splitting things beyond the chains of understanding Beyond reason, beyond logic, beyond fear Believe in inconceivables, feel the unbelievable No bond lasting, is this real? Splitting meaning in the things you never dreamed of Like your leaders, your lovers, and your souls that's all giving everyone a cause dreamer to remain in his Just to be something inside nothing, a child in emptiness, or a dreamer in the dark. With me in a crowd, just a mind that can be yearning for a spark. Dreamer to be me is to be a sleeper's life. And just imagine peace where there was none before under virgin skies. Just imagine children with hope again in their eyes. Oh, the surrender of the... The surrender of the... The surrender of the... The surrender of the... The surrender of the... The surrender of the... The surrender of the... The surrender of the... The surrender of the... The surrender of the... I'm sleeping in the dream of a dreamer Sleepers in meaning in the things you never dreamed of Like your leaders, your lovers, and your songs That's your machine, an effect giving everyone a cause Dreamer to remain in his silver sleeper's sleep. Just imagine peace where there was none before under virgin stars. Just imagine children with hope again in their lives. Just imagine people really caring and not just saying they're true Just imagine nations really talking like me and you Just imagine Thank you. She's a deep, deep, deep... Thank you.</text:p>
          </table:table-cell>
        </table:table-row>
        <table:table-row>
          <table:table-cell office:value-type="string" office:string-value="Helloween - Future World">
            <text:p>Helloween - Future World</text:p>
          </table:table-cell>
          <table:table-cell office:value-type="string" office:string-value=" He's here out there all alone And you don't know where to go to Come and take a trip with me to future world. And if you're running through your life and you don't know what this is, come and look how it could be in future. We are living happiness. Our life is full of joy. We say the word tomorrow without fear. The feeling of togetherness is always at our side We love our life and we know it will stay Cause we all live in future world A world that's full of love Our future life will be glorious Come with me Future world You say you'd like to stay But this is not your time Don't bet, find your own way To the future Life can be for living Just try and never give in Tell everyone their way To the future One day you'll live in happiness With a heart that's full of joy You say the word tomorrow without fear The feeling of togetherness Will be if you say You say you'll love your life And you'll know why Cause we all live in future world A world that's full of love Our future life will be glorious Come with me, future world Oh, thank you. Screaming out! We are live in future world A world that's full of love Our future life will be glorious Come with me Come with me, come with me Future world, future world Future world">
            <text:p> He's here out there all alone And you don't know where to go to Come and take a trip with me to future world. And if you're running through your life and you don't know what this is, come and look how it could be in future. We are living happiness. Our life is full of joy. We say the word tomorrow without fear. The feeling of togetherness is always at our side We love our life and we know it will stay Cause we all live in future world A world that's full of love Our future life will be glorious Come with me Future world You say you'd like to stay But this is not your time Don't bet, find your own way To the future Life can be for living Just try and never give in Tell everyone their way To the future One day you'll live in happiness With a heart that's full of joy You say the word tomorrow without fear The feeling of togetherness Will be if you say You say you'll love your life And you'll know why Cause we all live in future world A world that's full of love Our future life will be glorious Come with me, future world Oh, thank you. Screaming out! We are live in future world A world that's full of love Our future life will be glorious Come with me Come with me, come with me Future world, future world Future world</text:p>
          </table:table-cell>
        </table:table-row>
        <table:table-row>
          <table:table-cell office:value-type="string" office:string-value="Iron Maiden - Run to the Hills">
            <text:p>Iron Maiden - Run to the Hills</text:p>
          </table:table-cell>
          <table:table-cell office:value-type="string" office:string-value=" White man came across the sea. He brought us pain and misery. He killed our tribes. He killed our creed. He took our game for his own need We fought him hard, we fought him well Out on the plains, we gave him hell But many came, too much for cream Oh, will we ever be set free? Riding through dust clouds and barren wastes Galloping hard on the plains Chasing the redskins back to their holes Fighting them at their own game Murder for freedom, the stab in the back Women and children are cowards at hand Run to the hills Run for your lives Run to the hills Run for your lives Soldier blue in the barren wastes Had Indian killings again Raping the women and wasting the men The only good Indians are tame Selling them whiskey and taking their gold And saving the young and destroying the old Run to the hills Run for your lives Run to the hills Run for your lives oh Run to the hills Run for your lives Run to the hills Run for your lives Run to the hills Run for your lives Run to the hills Run for your lives.">
            <text:p> White man came across the sea. He brought us pain and misery. He killed our tribes. He killed our creed. He took our game for his own need We fought him hard, we fought him well Out on the plains, we gave him hell But many came, too much for cream Oh, will we ever be set free? Riding through dust clouds and barren wastes Galloping hard on the plains Chasing the redskins back to their holes Fighting them at their own game Murder for freedom, the stab in the back Women and children are cowards at hand Run to the hills Run for your lives Run to the hills Run for your lives Soldier blue in the barren wastes Had Indian killings again Raping the women and wasting the men The only good Indians are tame Selling them whiskey and taking their gold And saving the young and destroying the old Run to the hills Run for your lives Run to the hills Run for your lives oh Run to the hills Run for your lives Run to the hills Run for your lives Run to the hills Run for your lives Run to the hills Run for your lives.</text:p>
          </table:table-cell>
        </table:table-row>
        <table:table-row>
          <table:table-cell office:value-type="string" office:string-value="Judas Priest - The Sentinel">
            <text:p>Judas Priest - The Sentinel</text:p>
          </table:table-cell>
          <table:table-cell office:value-type="string" office:string-value=" Thank you. Thank you. Soar to revenge Condemn hell To knock the blade of the Satan God's right in the edge Smoking's on the wind But deep inside it's a sea shell The dropout begins Raining out it's tall A storm begins to come From to a bench And them tell you That nothing's made of the same To know Amidst the upturned, burned-out crowds The challenges await And in their best scrunch and pause With which to seal his fate A crassus chest, it's got my trust The halls of growing night Was raised the points, the challenge tests I've finished many lives Thank you. Now facing one another, the standoff eats the time Then all at once a silence falls as the bell ceases its chime Upon his side the challengers with streaks of cries rush forth. The knives fly out like bullets upon that deadly course. Screams of pain and agony rent the silent air. Amidst the dying bodies, blood runs everywhere. The figure stands expressionless, impassive and alone. Unmoved by his victory And the seas of death He's sold Sworn to revenge Condemned to hell Denied the blade of the sage And all Sworn to revenge Condemned to hell Denied the blade of the sage And all So it's all a binge Cut them down To nothing but a scene Don't feel the same So it's all a binge Cut them down To nothing but a scene Don't feel the same So it's all a binge Thank you.">
            <text:p> Thank you. Thank you. Soar to revenge Condemn hell To knock the blade of the Satan God's right in the edge Smoking's on the wind But deep inside it's a sea shell The dropout begins Raining out it's tall A storm begins to come From to a bench And them tell you That nothing's made of the same To know Amidst the upturned, burned-out crowds The challenges await And in their best scrunch and pause With which to seal his fate A crassus chest, it's got my trust The halls of growing night Was raised the points, the challenge tests I've finished many lives Thank you. Now facing one another, the standoff eats the time Then all at once a silence falls as the bell ceases its chime Upon his side the challengers with streaks of cries rush forth. The knives fly out like bullets upon that deadly course. Screams of pain and agony rent the silent air. Amidst the dying bodies, blood runs everywhere. The figure stands expressionless, impassive and alone. Unmoved by his victory And the seas of death He's sold Sworn to revenge Condemned to hell Denied the blade of the sage And all Sworn to revenge Condemned to hell Denied the blade of the sage And all So it's all a binge Cut them down To nothing but a scene Don't feel the same So it's all a binge Cut them down To nothing but a scene Don't feel the same So it's all a binge Thank you.</text:p>
          </table:table-cell>
        </table:table-row>
        <table:table-row>
          <table:table-cell office:value-type="string" office:string-value="Manilla Road - Flaming Metal Systems">
            <text:p>Manilla Road - Flaming Metal Systems</text:p>
          </table:table-cell>
          <table:table-cell office:value-type="string" office:string-value=" Thank you. Thank you. Thank you. Beware the shrapnel flies Flaming through the night This night, tonight The fever of blood runs high Lightning strikes through the sky This night, tonight Take them down, down to the ground Fire away! Oh, I know just how you feel Kill them hell with flame and bloody steel In this world's darkest hour Up behind us to the sky Don't throw it away Blaming mental systems, blazing through the fire, this night, blue night. Ex-victims of wisdom cry, teaching themselves to die, this night, blue night. Take them down, down to the ground. Fire away! Oh, I know just how you feel. Give them hell with flame and bloody steel. In this Welsh doctor's tower. Up the heavens to the sky. Don't throw it away. Take them down, down to the ground, fire away. I know just how you feel. Kill them hell with flaming bloody steel. In this wild, darkest hour. Up the hammers to the sky. Don't throw it away. Lightning strikes, balls hammer, flaming metal systems. Titans clash, cannons roar, flaming metal systems. Chips of steel, funeral pile, blaming metal systems Burning costs, soil pile, blaming metal systems Thank you. Thank you.">
            <text:p> Thank you. Thank you. Thank you. Beware the shrapnel flies Flaming through the night This night, tonight The fever of blood runs high Lightning strikes through the sky This night, tonight Take them down, down to the ground Fire away! Oh, I know just how you feel Kill them hell with flame and bloody steel In this world's darkest hour Up behind us to the sky Don't throw it away Blaming mental systems, blazing through the fire, this night, blue night. Ex-victims of wisdom cry, teaching themselves to die, this night, blue night. Take them down, down to the ground. Fire away! Oh, I know just how you feel. Give them hell with flame and bloody steel. In this Welsh doctor's tower. Up the heavens to the sky. Don't throw it away. Take them down, down to the ground, fire away. I know just how you feel. Kill them hell with flaming bloody steel. In this wild, darkest hour. Up the hammers to the sky. Don't throw it away. Lightning strikes, balls hammer, flaming metal systems. Titans clash, cannons roar, flaming metal systems. Chips of steel, funeral pile, blaming metal systems Burning costs, soil pile, blaming metal systems Thank you. Thank you.</text:p>
          </table:table-cell>
        </table:table-row>
        <table:table-row>
          <table:table-cell office:value-type="string" office:string-value="Manowar - Hail and Kill">
            <text:p>Manowar - Hail and Kill</text:p>
          </table:table-cell>
          <table:table-cell office:value-type="string" office:string-value=" Thank you. Brothers, I am calling from the valley of the kings with nothing to atone. Like march lies ahead, together we will ride, like thunder from the sky. Lay your sword to wet, like a young girl in her prime. Hold your hammers high! We are a death by wages Like a raven in the sky I was born to die Now hear me what I live Now as I look into your eyes No child here alive I'm taken by the will, by divine right, hell I'm killed. Hell, hell, hell I'm killed. Hell I'm killed. Hell, hell, hell I'm killed. Tell you I'm killed. My mama was a wolf. I'm the king's son of the slain. Small to rise again. I will bring salvation. Punishment and pain. For every page is a fate. For every page is a fate. I'm taken by the will. My divine right to kill and kill! Hey! Hey! Hey! I'm killed! Kill! I'm killed! Hey! Hey! Hey! I'm killed! How I'm killed! Thank you. Thank you. I'm still alive! I'm still alive! I'm still alive! I'm still alive! Wake them women! I'm still alive! I'm still alive! Kill them servants! Burn their homes! Kill them servants! Burn their homes! Kill them servants! Burn their homes! Kill them servants! I will identify my true self until... Hey, hey, hey, I'm Jill Hey, I'm Jill Hey, hey, hey, I'm Jill Hey, I'm Jill Hey, hey, hey, I'm Jill Hail, hail, hail, I'm still. Hail, hail, hail, I'm still. Hail, hail, hail, I'm still. Hail, hail, hail, I'm still. Hail, hail, hail, I'm still. Hail, hail, hail, I'm still. Hail, hail, hail, I'm still. Hail, hail, hail, I'm still. Hail, hail, hail, I'm still. Hail, hail, hail, I'm still. Hail, hail, hail, I'm still. Hail, hail, hail, I'm still. Hail, hail, hail, I'm still. Hail, hail, hail, I'm still. Thank you.">
            <text:p> Thank you. Brothers, I am calling from the valley of the kings with nothing to atone. Like march lies ahead, together we will ride, like thunder from the sky. Lay your sword to wet, like a young girl in her prime. Hold your hammers high! We are a death by wages Like a raven in the sky I was born to die Now hear me what I live Now as I look into your eyes No child here alive I'm taken by the will, by divine right, hell I'm killed. Hell, hell, hell I'm killed. Hell I'm killed. Hell, hell, hell I'm killed. Tell you I'm killed. My mama was a wolf. I'm the king's son of the slain. Small to rise again. I will bring salvation. Punishment and pain. For every page is a fate. For every page is a fate. I'm taken by the will. My divine right to kill and kill! Hey! Hey! Hey! I'm killed! Kill! I'm killed! Hey! Hey! Hey! I'm killed! How I'm killed! Thank you. Thank you. I'm still alive! I'm still alive! I'm still alive! I'm still alive! Wake them women! I'm still alive! I'm still alive! Kill them servants! Burn their homes! Kill them servants! Burn their homes! Kill them servants! Burn their homes! Kill them servants! I will identify my true self until... Hey, hey, hey, I'm Jill Hey, I'm Jill Hey, hey, hey, I'm Jill Hey, I'm Jill Hey, hey, hey, I'm Jill Hail, hail, hail, I'm still. Hail, hail, hail, I'm still. Hail, hail, hail, I'm still. Hail, hail, hail, I'm still. Hail, hail, hail, I'm still. Hail, hail, hail, I'm still. Hail, hail, hail, I'm still. Hail, hail, hail, I'm still. Hail, hail, hail, I'm still. Hail, hail, hail, I'm still. Hail, hail, hail, I'm still. Hail, hail, hail, I'm still. Hail, hail, hail, I'm still. Hail, hail, hail, I'm still. Thank you.</text:p>
          </table:table-cell>
        </table:table-row>
        <table:table-row>
          <table:table-cell office:value-type="string" office:string-value="Medieval Steel - Echoes">
            <text:p>Medieval Steel - Echoes</text:p>
          </table:table-cell>
          <table:table-cell office:value-type="string" office:string-value=" Just one thing that I want to say Yes, you can have love all your way Ain't no way I'll ever refuse you A long-cold woman in your long black dress You left my heart in such a mess Baby, why, why'd you treat me that way? You can run, you can run There's no escape from what's inside Remember the way love used to be That's the kind of love now that sets me free I dial your number but the line ain't free Someone's took the place of me Baby, why, why'd you treat me that way? I love you, girl, but you hurt me so bad You were the best one I ever had Baby, why, what can I say? You can run, you can hide But there's no escape from what's inside Remember the way love used to be Well, that's the kind of love that sets me free Yeah, it sets me free Set me free yeah Thank you. Thank you.">
            <text:p> Just one thing that I want to say Yes, you can have love all your way Ain't no way I'll ever refuse you A long-cold woman in your long black dress You left my heart in such a mess Baby, why, why'd you treat me that way? You can run, you can run There's no escape from what's inside Remember the way love used to be That's the kind of love now that sets me free I dial your number but the line ain't free Someone's took the place of me Baby, why, why'd you treat me that way? I love you, girl, but you hurt me so bad You were the best one I ever had Baby, why, what can I say? You can run, you can hide But there's no escape from what's inside Remember the way love used to be Well, that's the kind of love that sets me free Yeah, it sets me free Set me free yeah Thank you. Thank you.</text:p>
          </table:table-cell>
        </table:table-row>
        <table:table-row>
          <table:table-cell office:value-type="string" office:string-value="Omen - The Axeman">
            <text:p>Omen - The Axeman</text:p>
          </table:table-cell>
          <table:table-cell office:value-type="string" office:string-value=" In the days of darkness, men feared not the sword and the lance, nor did he fear the beast of fire. He feared the X-Men! Once we lose, precious dream, nothing left to fight. Now you are found again, one last finish on final rise. Many have tried, not the only one, waiting for that final war. You just said, John is coming, John is now the master reborn. Bow down to the Axe Man, for the big love wants to fear. Bow down to the Axe Man, such a fly's ain't time to fear. Darkest build your party soul Mystical power once closed it all It's called the king's crown of gold Flavies kicked on 40 rows Good and evil flash through battle Movies fighting to the night Steel and iron ring out the warning Powers on the side of right Bow down to the axe man Put it bigger or more to fear Bow down to the axe man Something's rising down in here Thank you. The sign of Pete feels nice and soft, a fight for freedom rages on. Against warriors of life and fall, a dream of peace are not a fall. Once we lose a precious dream, there's nothing left to fight. Down you fall down again, one last wheel and your final rise. Bow down to the Axeman, when making of war to fear. Bow down to the Axeman, sudden rising time is near. Bow down to the axe man, put it bigger or more to fear. Bow down to the axe man, suddenly rising, time is near. Bow down to the axe man, put it bigger or more to fear. But I'll come back for you So you can rest now with me That is me That is me">
            <text:p> In the days of darkness, men feared not the sword and the lance, nor did he fear the beast of fire. He feared the X-Men! Once we lose, precious dream, nothing left to fight. Now you are found again, one last finish on final rise. Many have tried, not the only one, waiting for that final war. You just said, John is coming, John is now the master reborn. Bow down to the Axe Man, for the big love wants to fear. Bow down to the Axe Man, such a fly's ain't time to fear. Darkest build your party soul Mystical power once closed it all It's called the king's crown of gold Flavies kicked on 40 rows Good and evil flash through battle Movies fighting to the night Steel and iron ring out the warning Powers on the side of right Bow down to the axe man Put it bigger or more to fear Bow down to the axe man Something's rising down in here Thank you. The sign of Pete feels nice and soft, a fight for freedom rages on. Against warriors of life and fall, a dream of peace are not a fall. Once we lose a precious dream, there's nothing left to fight. Down you fall down again, one last wheel and your final rise. Bow down to the Axeman, when making of war to fear. Bow down to the Axeman, sudden rising time is near. Bow down to the axe man, put it bigger or more to fear. Bow down to the axe man, suddenly rising, time is near. Bow down to the axe man, put it bigger or more to fear. But I'll come back for you So you can rest now with me That is me That is me</text:p>
          </table:table-cell>
        </table:table-row>
        <table:table-row>
          <table:table-cell office:value-type="string" office:string-value="Praying Mantis - The Messiah">
            <text:p>Praying Mantis - The Messiah</text:p>
          </table:table-cell>
          <table:table-cell office:value-type="string" office:string-value=" Young heart, your blood is not so pure. You long to believe in Been searching for all that is true Yet pain survives in you Call me now, it's not too late If you see me falling through the darkness See that you will find Because this time, the tears will all be mine With a new day dawnin', hear me callin' Am I just one step inside, for this crime I've cried for all mankind A new start My chance to put things right I must have been dreaming I hold the key to lighten their lives Their tears will dry inside Touch me now, I'm here to stay If you see me falling through the darkness See that you will find Because this time, the tears will all be mine With a new day dawning, hear me calling Am I just one step inside Oh, this cry, a cry for all mankind The fate of mankind lay in these hands of mine The future is yours, but will you see I'm the Messiah Call me now It's not too late If you see me falling Through the darkness Sing and you will find Because this time The tears will all be mine With a new day dawned Hear me calling Am I just one step inside For this cry I'll cry for all mankind Because this time The tears will all be mine Because this time The tears will all be mine If you see it falling through the darkness See that you will find Because this time The tears will all be mine With a new day dawnin', here we come in And I just want to step inside for this crime I cry for all mankind The tears will all be mine I cry for all mankind Amen.">
            <text:p> Young heart, your blood is not so pure. You long to believe in Been searching for all that is true Yet pain survives in you Call me now, it's not too late If you see me falling through the darkness See that you will find Because this time, the tears will all be mine With a new day dawnin', hear me callin' Am I just one step inside, for this crime I've cried for all mankind A new start My chance to put things right I must have been dreaming I hold the key to lighten their lives Their tears will dry inside Touch me now, I'm here to stay If you see me falling through the darkness See that you will find Because this time, the tears will all be mine With a new day dawning, hear me calling Am I just one step inside Oh, this cry, a cry for all mankind The fate of mankind lay in these hands of mine The future is yours, but will you see I'm the Messiah Call me now It's not too late If you see me falling Through the darkness Sing and you will find Because this time The tears will all be mine With a new day dawned Hear me calling Am I just one step inside For this cry I'll cry for all mankind Because this time The tears will all be mine Because this time The tears will all be mine If you see it falling through the darkness See that you will find Because this time The tears will all be mine With a new day dawnin', here we come in And I just want to step inside for this crime I cry for all mankind The tears will all be mine I cry for all mankind Amen.</text:p>
          </table:table-cell>
        </table:table-row>
        <table:table-row>
          <table:table-cell office:value-type="string" office:string-value="Queensrÿche - Eyes of a Stranger">
            <text:p>Queensrÿche - Eyes of a Stranger</text:p>
          </table:table-cell>
          <table:table-cell office:value-type="string" office:string-value=" Thank you. Thank you. All alone now except for memories Of what we had and what we knew Every time I try to leave it behind me I see something that reminds me of you Every night the dreams return to haunt me Your rosary wrapped around your throat I lie awake and sweat afraid to fall asleep I see your face looking back at me Looking back at me And I raise my head and stare Into the eyes of a stranger I've always known that the mirror never lies People always turn away from the eyes of a stranger Afraid to know what lies behind the scale Is this all that's left of my life for me? Straight jacking memories set a device No happy ending like I'd always promised There's got to be something left for me And I raise my head and stare Into the eyes of a stranger I've always known that the mirror never lies People always turn away from the eyes of a stranger Afraid to know what lies behind the spell Lies behind my stare How many times must I live this tragedy? How many more lies will they tell me? All I want is the same as everyone's Why am I here and for how long? And I raise my head and stare into the eyes of a stranger I've always known that the mirror never lies People always turn away from the eyes of a stranger Afraid to know what lies behind the stairs Thank you. I am the super bitch. I remember now. Thank you.">
            <text:p> Thank you. Thank you. All alone now except for memories Of what we had and what we knew Every time I try to leave it behind me I see something that reminds me of you Every night the dreams return to haunt me Your rosary wrapped around your throat I lie awake and sweat afraid to fall asleep I see your face looking back at me Looking back at me And I raise my head and stare Into the eyes of a stranger I've always known that the mirror never lies People always turn away from the eyes of a stranger Afraid to know what lies behind the scale Is this all that's left of my life for me? Straight jacking memories set a device No happy ending like I'd always promised There's got to be something left for me And I raise my head and stare Into the eyes of a stranger I've always known that the mirror never lies People always turn away from the eyes of a stranger Afraid to know what lies behind the spell Lies behind my stare How many times must I live this tragedy? How many more lies will they tell me? All I want is the same as everyone's Why am I here and for how long? And I raise my head and stare into the eyes of a stranger I've always known that the mirror never lies People always turn away from the eyes of a stranger Afraid to know what lies behind the stairs Thank you. I am the super bitch. I remember now. Thank you.</text:p>
          </table:table-cell>
        </table:table-row>
        <table:table-row>
          <table:table-cell office:value-type="string" office:string-value="Riot - Thundersteel">
            <text:p>Riot - Thundersteel</text:p>
          </table:table-cell>
          <table:table-cell office:value-type="string" office:string-value=" Thank you. Electric Sun. Life's a guy. Break his bright night. So evil once we were. Long up the master. Here he's by. And to at last we know he's real. The power of his movie feel. Fantastic Hill. Fantastic Hill. The earth had rumbled. Death is in the air. The city crumbled. Death is everywhere. And when the bloody scum and same soldier fly He now feels both of steel and now he lies But now at last now we feel The power of his army feel Thundersteel Thundersteel Thundersteel Thundersteel Yeah! Thank you. Thank you. Oh, yeah. Thank you. The End">
            <text:p> Thank you. Electric Sun. Life's a guy. Break his bright night. So evil once we were. Long up the master. Here he's by. And to at last we know he's real. The power of his movie feel. Fantastic Hill. Fantastic Hill. The earth had rumbled. Death is in the air. The city crumbled. Death is everywhere. And when the bloody scum and same soldier fly He now feels both of steel and now he lies But now at last now we feel The power of his army feel Thundersteel Thundersteel Thundersteel Thundersteel Yeah! Thank you. Thank you. Oh, yeah. Thank you. The End</text:p>
          </table:table-cell>
        </table:table-row>
        <table:table-row>
          <table:table-cell office:value-type="string" office:string-value="Riot City - In the Dark">
            <text:p>Riot City - In the Dark</text:p>
          </table:table-cell>
          <table:table-cell office:value-type="string" office:string-value=" Thank you. Enter the Corgwens howling, I will soon sacrifice, Feeling the madness in your eyes Name the price I know I'll slowly wither Can't help that I'm a sinner Nightmares, the thoughts are in my eyes Watch out, they're gonna get you Show you the joy that you are With no promise just to find Now where the task is laid down Wise you look to God May your love worship the Lord I'm sailing on the river, I will fulfill your power, once I reach the river. I'm stuck going under, but I can't step under, let me stretch with my breath. I am alive and quiet, not to leave again. I am waking in the dark. Yes.. Watch out, you come with the show! I'll take a knife to the fire! I'll forget I am strong! For I'm so scared of fire! Leave me here with the fire! I'll awake in the cold! I am alive and crying out your name again. I am waiting in the dark. Thank you.">
            <text:p> Thank you. Enter the Corgwens howling, I will soon sacrifice, Feeling the madness in your eyes Name the price I know I'll slowly wither Can't help that I'm a sinner Nightmares, the thoughts are in my eyes Watch out, they're gonna get you Show you the joy that you are With no promise just to find Now where the task is laid down Wise you look to God May your love worship the Lord I'm sailing on the river, I will fulfill your power, once I reach the river. I'm stuck going under, but I can't step under, let me stretch with my breath. I am alive and quiet, not to leave again. I am waking in the dark. Yes.. Watch out, you come with the show! I'll take a knife to the fire! I'll forget I am strong! For I'm so scared of fire! Leave me here with the fire! I'll awake in the cold! I am alive and crying out your name again. I am waiting in the dark. Thank you.</text:p>
          </table:table-cell>
        </table:table-row>
        <table:table-row>
          <table:table-cell office:value-type="string" office:string-value="Satan - Break Free">
            <text:p>Satan - Break Free</text:p>
          </table:table-cell>
          <table:table-cell office:value-type="string" office:string-value=" Thank you. I am called you got no empty mother to breathe in When you're alone you're in pain, you've been dancing yourself You have affected and taken to life, your pride, love and justice and birth It's time to start you a new way and a brand new dream Oh, you've got to run again, you've both been kept chained, now you've got to run for life. DERRY FREES! Anyhow So you've got to run again You've broken your chains Now you've got to run for life Thank you. They have turned you into a killer I've never wasted life now Just throw me in a wedge Throw me there or not you're gonna make me pay Thank you. Thank you. Thank you. Now you've got to run, run, run Oh, you've got to run again It's the food you'll change Now you've got to run, run, run Like me! Thank you.">
            <text:p> Thank you. I am called you got no empty mother to breathe in When you're alone you're in pain, you've been dancing yourself You have affected and taken to life, your pride, love and justice and birth It's time to start you a new way and a brand new dream Oh, you've got to run again, you've both been kept chained, now you've got to run for life. DERRY FREES! Anyhow So you've got to run again You've broken your chains Now you've got to run for life Thank you. They have turned you into a killer I've never wasted life now Just throw me in a wedge Throw me there or not you're gonna make me pay Thank you. Thank you. Thank you. Now you've got to run, run, run Oh, you've got to run again It's the food you'll change Now you've got to run, run, run Like me! Thank you.</text:p>
          </table:table-cell>
        </table:table-row>
        <table:table-row>
          <table:table-cell office:value-type="string" office:string-value="Seven Sisters - Shadow of a Fallen Star">
            <text:p>Seven Sisters - Shadow of a Fallen Star</text:p>
          </table:table-cell>
          <table:table-cell office:value-type="string" office:string-value=" Thank you. Here in the darkness the light surrounds me It's warm embrace all I've ever known It speaks to me with the minds entwined And tells me I should leave the world I've seen the hate, I've seen the lies, I've seen the world, I look through different eyes The crystal saves me from what I have come to realise Riding out lonely voices in the night, dead deep I've cried No results from the other side. Life will be my guide. Become the last to guard in the shadow of a fallen star. I've seen the hate, I've seen the lies I see the world I look through different eyes The crystal saves me from what I have come to realise Crying out Lonely voices in night Death gave my rise Filled with doubt On the other side Life will be my guide Become the last true guardian The shadow of a fallen star No evil sits in the night Death be my guide No doubt From the other side of life Give me my guide Become the last to garden The shadow of the falling stars Thank you. Thank you.">
            <text:p> Thank you. Here in the darkness the light surrounds me It's warm embrace all I've ever known It speaks to me with the minds entwined And tells me I should leave the world I've seen the hate, I've seen the lies, I've seen the world, I look through different eyes The crystal saves me from what I have come to realise Riding out lonely voices in the night, dead deep I've cried No results from the other side. Life will be my guide. Become the last to guard in the shadow of a fallen star. I've seen the hate, I've seen the lies I see the world I look through different eyes The crystal saves me from what I have come to realise Crying out Lonely voices in night Death gave my rise Filled with doubt On the other side Life will be my guide Become the last true guardian The shadow of a fallen star No evil sits in the night Death be my guide No doubt From the other side of life Give me my guide Become the last to garden The shadow of the falling stars Thank you. Thank you.</text:p>
          </table:table-cell>
        </table:table-row>
        <table:table-row>
          <table:table-cell office:value-type="string" office:string-value="Skid Row - Youth Gone Wild">
            <text:p>Skid Row - Youth Gone Wild</text:p>
          </table:table-cell>
          <table:table-cell office:value-type="string" office:string-value=" Roll the music. Oh yeah! Since I was born they couldn't hold me down I've never been spiky, never burned out down. I've never played by the rules and I never really cared. My nasty reputation takes me everywhere. Well I look, can't see, it's not all of me. And so many others have stood where it's been We are the young, so fight your hearts They call us problem child We spend our lives on trial We walk an endless mile We are the youth gone wild We stand and we won't fall We're one and one for all The rocks are torn to one We are the youth gone wild A boss screaming in my ear about who I'm supposed to be I get a three-piece Wall Street smile, I say, you look just like me I said, hey man, is there someone you wanna know? Well, I'm telling you, Park Avenue leads to Zero! Well, that look, shanty, it's not on me We're standing tall, ain't never a doubt We are the youth, so shout it out! They call us problem child, we spend our lives on trial, we walk an endless mile. We are the youth, fly wild! We stand and we won't fall, we're one and one for all, the rocks and on the wall. We are the youth, fly wild! We're gonna make it wild! We are the Young God Wild. Standing we won't fall. We're one and one for all. The rotten's on the wall. We are the Young God Wild. We are the youth, come on! We are the youth, come on! Yeah! Yeah! Yeah! We are the youth, come on! Whoa! Whoa! Whoa! We are the youth of Wales!">
            <text:p> Roll the music. Oh yeah! Since I was born they couldn't hold me down I've never been spiky, never burned out down. I've never played by the rules and I never really cared. My nasty reputation takes me everywhere. Well I look, can't see, it's not all of me. And so many others have stood where it's been We are the young, so fight your hearts They call us problem child We spend our lives on trial We walk an endless mile We are the youth gone wild We stand and we won't fall We're one and one for all The rocks are torn to one We are the youth gone wild A boss screaming in my ear about who I'm supposed to be I get a three-piece Wall Street smile, I say, you look just like me I said, hey man, is there someone you wanna know? Well, I'm telling you, Park Avenue leads to Zero! Well, that look, shanty, it's not on me We're standing tall, ain't never a doubt We are the youth, so shout it out! They call us problem child, we spend our lives on trial, we walk an endless mile. We are the youth, fly wild! We stand and we won't fall, we're one and one for all, the rocks and on the wall. We are the youth, fly wild! We're gonna make it wild! We are the Young God Wild. Standing we won't fall. We're one and one for all. The rotten's on the wall. We are the Young God Wild. We are the youth, come on! We are the youth, come on! Yeah! Yeah! Yeah! We are the youth, come on! Whoa! Whoa! Whoa! We are the youth of Wales!</text:p>
          </table:table-cell>
        </table:table-row>
        <table:table-row>
          <table:table-cell office:value-type="string" office:string-value="Warlord - Glory">
            <text:p>Warlord - Glory</text:p>
          </table:table-cell>
          <table:table-cell office:value-type="string" office:string-value=" Thank you. When I was young, I cast aside the shadows of my youth, and I lifted up my eyes to the skies. I spread my wings, I sailed the seven seas, for glory and all that it seemed. Let's do it again. And through my love I passed inside the hollows of my heart And I lifted up my cries to the heights But no one cared, no one even dared And glory he bathed in my dreams Now I tell you this tale, this story When I set my own sails for my dreams In the taunter of life I found glory And the honor and power of my King Thank you. I've looked beyond the horizons of past And I realized that fame was quite a thing I'd run my score, I wanted even more And glory said no to my being Now I tell you this tale as strongly When I set my own sail for my dream In the honor of life I found glory And the honor and power of my king Now I tell you this tale, this story When I set my own sail for my dreams In the author of life I find glory And in honor and power of my King And in honor and power of my King Thank you. oh Thank you. Thank you.">
            <text:p> Thank you. When I was young, I cast aside the shadows of my youth, and I lifted up my eyes to the skies. I spread my wings, I sailed the seven seas, for glory and all that it seemed. Let's do it again. And through my love I passed inside the hollows of my heart And I lifted up my cries to the heights But no one cared, no one even dared And glory he bathed in my dreams Now I tell you this tale, this story When I set my own sails for my dreams In the taunter of life I found glory And the honor and power of my King Thank you. I've looked beyond the horizons of past And I realized that fame was quite a thing I'd run my score, I wanted even more And glory said no to my being Now I tell you this tale as strongly When I set my own sail for my dream In the honor of life I found glory And the honor and power of my king Now I tell you this tale, this story When I set my own sail for my dreams In the author of life I find glory And in honor and power of my King And in honor and power of my King Thank you. oh Thank you. Thank you.</text:p>
          </table:table-cell>
        </table:table-row>
        <table:table-row>
          <table:table-cell office:value-type="string" office:string-value="Winterhawk - Period of Change">
            <text:p>Winterhawk - Period of Change</text:p>
          </table:table-cell>
          <table:table-cell office:value-type="string" office:string-value=" Thank you. Thank you. I know the taste of what it is to be free You can't understand the things I see You think that I'm female What could you have to say to me? Oh, it won't just bring me down I'm a man away, don't you wait for me Cause I don't want you around Won't take too long to find what you're looking for And it won't wait outside your door And I don't mind living alone It's the way I am I can't give you everything that you need No, I got too many things on my mind Time after time I let you down Should have told me goodbye... Thank you. I'm going to take a moment to ask you to come back to the room. Thank you. What could you have to say to me? Oh, just bring me down. I'm a man, why don't you wait for me? I don't want you around. Just bring me dow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ank you. Thank you. Thank you. Thank you.">
            <text:p> Thank you. Thank you. I know the taste of what it is to be free You can't understand the things I see You think that I'm female What could you have to say to me? Oh, it won't just bring me down I'm a man away, don't you wait for me Cause I don't want you around Won't take too long to find what you're looking for And it won't wait outside your door And I don't mind living alone It's the way I am I can't give you everything that you need No, I got too many things on my mind Time after time I let you down Should have told me goodbye... Thank you. I'm going to take a moment to ask you to come back to the room. Thank you. What could you have to say to me? Oh, just bring me down. I'm a man, why don't you wait for me? I don't want you around. Just bring me dow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ank you. Thank you. Thank you. Thank you.</text:p>
          </table:table-cell>
        </table:table-row>
      </table:table>
      <table:table table:name="demucs_mdx_extra___punk_hard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dolescents - No Way">
            <text:p>Adolescents - No Way</text:p>
          </table:table-cell>
          <table:table-cell office:value-type="string" office:string-value=" No way! No glass, no jobs, I'm just a victim of society as love No ass, no head, time's gone, all jacked up, he's dead No mind, no time, the rain's down and yet my memory is blind No way, no way, can I live in a world this gay? No way! No way! No class, no jobs. I'm just a victim of society and slums. No ass, no head. Got the whole Jack Dockton's debt. No mind, no time. My brain is telling me that my memory is blind. No way, no way, can I live in a world this gay No way! No way! No way! No way No way No way No way No way No way No way">
            <text:p> No way! No glass, no jobs, I'm just a victim of society as love No ass, no head, time's gone, all jacked up, he's dead No mind, no time, the rain's down and yet my memory is blind No way, no way, can I live in a world this gay? No way! No way! No class, no jobs. I'm just a victim of society and slums. No ass, no head. Got the whole Jack Dockton's debt. No mind, no time. My brain is telling me that my memory is blind. No way, no way, can I live in a world this gay No way! No way! No way! No way No way No way No way No way No way No way</text:p>
          </table:table-cell>
        </table:table-row>
        <table:table-row>
          <table:table-cell office:value-type="string" office:string-value="Agnostic Front - Time Will Come">
            <text:p>Agnostic Front - Time Will Come</text:p>
          </table:table-cell>
          <table:table-cell office:value-type="string" office:string-value=" I'm going to go with a, looking at Jesse and Ted. The weather's going to be a thing. You just can't let the other way. Tabaka, tabaka, you left your baby, left your body, Fuck you, fuck that, you know just why Cyber-goblin cyber-goblin, that's a radio That's a fucking fucking, that's a fucking, that's a you know just why I'm trying to get my disagreeing ass Put down the word robbing ass Who wants to teach you what we bother? I never would come to follow Cyber-goblin cyber-goblin, that's a radio That's a fucking fucking, that's a you know just why We're going to die. That's why you die. You come to fucking die.">
            <text:p> I'm going to go with a, looking at Jesse and Ted. The weather's going to be a thing. You just can't let the other way. Tabaka, tabaka, you left your baby, left your body, Fuck you, fuck that, you know just why Cyber-goblin cyber-goblin, that's a radio That's a fucking fucking, that's a fucking, that's a you know just why I'm trying to get my disagreeing ass Put down the word robbing ass Who wants to teach you what we bother? I never would come to follow Cyber-goblin cyber-goblin, that's a radio That's a fucking fucking, that's a you know just why We're going to die. That's why you die. You come to fucking die.</text:p>
          </table:table-cell>
        </table:table-row>
        <table:table-row>
          <table:table-cell office:value-type="string" office:string-value="Bad Brains - Banned in D.C.">
            <text:p>Bad Brains - Banned in D.C.</text:p>
          </table:table-cell>
          <table:table-cell office:value-type="string" office:string-value=" I'm going to go ahead and stop. We, we got ourselves Don't think I'm gonna go working at the end of the day No way, no way, no one's gonna be the same We got ourselves, don't think I'm gonna get away Yeah, who can't hurt me? What? I'm feeling the deep sea Deep sea, deep sea And if you're bound from your own core It's the right time, the right time And if you think you really care You won't find in my mind Better thought, blow the door Soak in the more I let you down, so I fall around Soak in the more oh Thank you. Thank you.">
            <text:p> I'm going to go ahead and stop. We, we got ourselves Don't think I'm gonna go working at the end of the day No way, no way, no one's gonna be the same We got ourselves, don't think I'm gonna get away Yeah, who can't hurt me? What? I'm feeling the deep sea Deep sea, deep sea And if you're bound from your own core It's the right time, the right time And if you think you really care You won't find in my mind Better thought, blow the door Soak in the more I let you down, so I fall around Soak in the more oh Thank you. Thank you.</text:p>
          </table:table-cell>
        </table:table-row>
        <table:table-row>
          <table:table-cell office:value-type="string" office:string-value="Anti Cimex - Victims Of A Bombraid">
            <text:p>Anti Cimex - Victims Of A Bombraid</text:p>
          </table:table-cell>
          <table:table-cell office:value-type="string" office:string-value=" Thank you. Let's go. Let's go. People are working for our freedom! For the children and the deaf, not only the women! We can talk about right, we can talk about right. We can talk about right, we can talk about right. This is the last of the fuckers in the world! This is how we get here! We can tell them about me!">
            <text:p> Thank you. Let's go. Let's go. People are working for our freedom! For the children and the deaf, not only the women! We can talk about right, we can talk about right. We can talk about right, we can talk about right. This is the last of the fuckers in the world! This is how we get here! We can tell them about me!</text:p>
          </table:table-cell>
        </table:table-row>
        <table:table-row>
          <table:table-cell office:value-type="string" office:string-value="Black Flag - My War">
            <text:p>Black Flag - My War</text:p>
          </table:table-cell>
          <table:table-cell office:value-type="string" office:string-value=" Thank you. My war, you're one of them who say that you're my friend, but you're one of them. You don't want to see me there. You don't want me to give, because you're one of them. My war, you're one of them who say that you're my friend, but you're one of them. Them, them, them. Damn, damn! Damn! War, you're one of them You say that you're my friend But you're one of them Like I don't know what my friend is All I know is what you're not Cause you're one of them Them My boy You're one of them You said that you were my friend You're one of them One of them One of them You're one of them Yeah One of them This time This time This life My life I have a prediction lives in my brain with me every day drives me insane I feel in my heart that if I had a gun I'd feel in my heart I'd want to kill some I feel in my heart the end will come come on my way what a damn you say you're my friend but you're one of them tell me that I'm wrong you're one of them my war you're one of them you say That's the word I'm at. That's the word I'm at. I don't want to die. I don't want to die. I don't want to die. I don't want to die. I don't want to die. I can't believe you. You wanna damn, and you wanna damn, and you wanna damn, and you wanna damn, wanna damn, damn, damn, damn, damn, damn, damn, damn, my son!">
            <text:p> Thank you. My war, you're one of them who say that you're my friend, but you're one of them. You don't want to see me there. You don't want me to give, because you're one of them. My war, you're one of them who say that you're my friend, but you're one of them. Them, them, them. Damn, damn! Damn! War, you're one of them You say that you're my friend But you're one of them Like I don't know what my friend is All I know is what you're not Cause you're one of them Them My boy You're one of them You said that you were my friend You're one of them One of them One of them You're one of them Yeah One of them This time This time This life My life I have a prediction lives in my brain with me every day drives me insane I feel in my heart that if I had a gun I'd feel in my heart I'd want to kill some I feel in my heart the end will come come on my way what a damn you say you're my friend but you're one of them tell me that I'm wrong you're one of them my war you're one of them you say That's the word I'm at. That's the word I'm at. I don't want to die. I don't want to die. I don't want to die. I don't want to die. I don't want to die. I can't believe you. You wanna damn, and you wanna damn, and you wanna damn, and you wanna damn, wanna damn, damn, damn, damn, damn, damn, damn, damn, my son!</text:p>
          </table:table-cell>
        </table:table-row>
        <table:table-row>
          <table:table-cell office:value-type="string" office:string-value="Chaos UK - Selfish Few">
            <text:p>Chaos UK - Selfish Few</text:p>
          </table:table-cell>
          <table:table-cell office:value-type="string" office:string-value=" Thank you. Think I'm going after your dangit boss I'm broke You beside the door I'm never tired to scream Never give me nothing, I'll give my life You give me nothing, make me such a star You make sure you never lose your own one to win They use your head to point you and break my top in half Taking what they are, becoming like a friend. But now they have to say their line, give them to you already. No killing cafe, only killing wine. No failing cafe, people start to die. Thank you.">
            <text:p> Thank you. Think I'm going after your dangit boss I'm broke You beside the door I'm never tired to scream Never give me nothing, I'll give my life You give me nothing, make me such a star You make sure you never lose your own one to win They use your head to point you and break my top in half Taking what they are, becoming like a friend. But now they have to say their line, give them to you already. No killing cafe, only killing wine. No failing cafe, people start to die. Thank you.</text:p>
          </table:table-cell>
        </table:table-row>
        <table:table-row>
          <table:table-cell office:value-type="string" office:string-value="Comeback Kid - Wake the Dead">
            <text:p>Comeback Kid - Wake the Dead</text:p>
          </table:table-cell>
          <table:table-cell office:value-type="string" office:string-value=" This is our city of the dead, and of the lives of the weary head. We hope, we try, we live, survive, guarantee days great to get by, waiting for the calling, anticipation in the air. We hope they dream of their friends, sitting sleeping unaware, break the silence, wake from dead. Running through these streets alone, I'll keep it sweet like breakfast home. Cause I swear, that things were rather useless. I promise you, we've come this far And I'm not stopping, I'm not stopping now And the hot eating shadows Wake up! Stand out, there's my attention clear You said, you said, you said This time was gonna be different Wake up, look down You said, you said, you said This time was gonna be different LIGHTS OF THE DEAD! Coming alive! Something stirs inside! This isn't over yet! Shake off the dirt! Swallow Regrets! Stop living under the weight! Living under the weight of Regrets! Your regrets, those who's old. Your regrets, those who's old. Don't let it happen to you, those who's old. Which side are you gonna choose? Cause I believe I believe in you Rise We said, we said, we said This time it's gonna be different We said, we said, we said This time it's gonna be different Way up ahead We said, we said, we said This time it's gonna be different Way up ahead We said, we said, we said This time it's gonna be different Way up ahead Thank you.">
            <text:p> This is our city of the dead, and of the lives of the weary head. We hope, we try, we live, survive, guarantee days great to get by, waiting for the calling, anticipation in the air. We hope they dream of their friends, sitting sleeping unaware, break the silence, wake from dead. Running through these streets alone, I'll keep it sweet like breakfast home. Cause I swear, that things were rather useless. I promise you, we've come this far And I'm not stopping, I'm not stopping now And the hot eating shadows Wake up! Stand out, there's my attention clear You said, you said, you said This time was gonna be different Wake up, look down You said, you said, you said This time was gonna be different LIGHTS OF THE DEAD! Coming alive! Something stirs inside! This isn't over yet! Shake off the dirt! Swallow Regrets! Stop living under the weight! Living under the weight of Regrets! Your regrets, those who's old. Your regrets, those who's old. Don't let it happen to you, those who's old. Which side are you gonna choose? Cause I believe I believe in you Rise We said, we said, we said This time it's gonna be different We said, we said, we said This time it's gonna be different Way up ahead We said, we said, we said This time it's gonna be different Way up ahead We said, we said, we said This time it's gonna be different Way up ahead Thank you.</text:p>
          </table:table-cell>
        </table:table-row>
        <table:table-row>
          <table:table-cell office:value-type="string" office:string-value="Cro-Mags - Street Justice">
            <text:p>Cro-Mags - Street Justice</text:p>
          </table:table-cell>
          <table:table-cell office:value-type="string" office:string-value=" The justice has been ruined and you can't you see? Don't try to turn my way out. Don't try to play your pigeon and leave now. Overpower, overcome. Street Justice! Street Justice! Street Justice! Street Justice! No way out! That was their song! Can't you see? That humble whore! That's the way it is! Can't you see? Street Justice! For you and me! Street Justice! Street Justice! Street Justice! Street Justice! I don't know why do you care? Don't turn around if it's such a fair. Don't try to play those piece of anymore. Overpower all those who......strict justice. Strict justice. Strict justice. Strict justice. Strict justice. Just do it!">
            <text:p> The justice has been ruined and you can't you see? Don't try to turn my way out. Don't try to play your pigeon and leave now. Overpower, overcome. Street Justice! Street Justice! Street Justice! Street Justice! No way out! That was their song! Can't you see? That humble whore! That's the way it is! Can't you see? Street Justice! For you and me! Street Justice! Street Justice! Street Justice! Street Justice! I don't know why do you care? Don't turn around if it's such a fair. Don't try to play those piece of anymore. Overpower all those who......strict justice. Strict justice. Strict justice. Strict justice. Strict justice. Just do it!</text:p>
          </table:table-cell>
        </table:table-row>
        <table:table-row>
          <table:table-cell office:value-type="string" office:string-value="Discharge - Hear Nothing See Nothing Say Nothing">
            <text:p>Discharge - Hear Nothing See Nothing Say Nothing</text:p>
          </table:table-cell>
          <table:table-cell office:value-type="string" office:string-value=" Thank you. Let no god or person eat you blind, ladies!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 do thank you that he sings. He that we sing of his side again. I don't got a passion in two black days Need a big chain of the same as him">
            <text:p> Thank you. Let no god or person eat you blind, ladies!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the state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m just a little kid of the city of Maine. I do thank you that he sings. He that we sing of his side again. I don't got a passion in two black days Need a big chain of the same as him</text:p>
          </table:table-cell>
        </table:table-row>
        <table:table-row>
          <table:table-cell office:value-type="string" office:string-value="D.R.I. - I Don't Need Society">
            <text:p>D.R.I. - I Don't Need Society</text:p>
          </table:table-cell>
          <table:table-cell office:value-type="string" office:string-value=" The numbers up, you have to go. System says, I told you so. Stocked in a plane like a truckload of cattle. Sent off to slaughter in a useless battle. Doesn't talk, but sent off to die. Never really knowing why. Fuck the system, they can't have me I don't need society I don't need society Fuck you!">
            <text:p> The numbers up, you have to go. System says, I told you so. Stocked in a plane like a truckload of cattle. Sent off to slaughter in a useless battle. Doesn't talk, but sent off to die. Never really knowing why. Fuck the system, they can't have me I don't need society I don't need society Fuck you!</text:p>
          </table:table-cell>
        </table:table-row>
        <table:table-row>
          <table:table-cell office:value-type="string" office:string-value="G.B.H - Give Me Fire">
            <text:p>G.B.H - Give Me Fire</text:p>
          </table:table-cell>
          <table:table-cell office:value-type="string" office:string-value=" Thank you. Swim in fire, we're burning bright, we're setting the glass black, in the ass, we're meeting slaves, block death, we're raping gays. Give me fire, reach out feet, and give me fire, it's me, real fire, rock and tower, real fire, we're burning in hell. Take a breath, the history rhymes, remind one, time you got some fingers on, in the body, blood, and the things you see. Give me fire for which I'm feeding, give me fire every which I need, will fire, rock and roll, rip fire for the mother and howl. Give me fire, fire, give me fire, fire, give me fire, fire, give me fire. It's on my head, if I will sit next to me, I'll take you there for a blast, right by which I will name my father on the room. King Friar, which I'll be, King Friar, which means, we'll fight and rock the town, we'll fight, we'll punch it home. Give me fire! Give me fire when we suck meat, give me fire when we're rich and lean, real fire when we rock ourselves, real fire when we burn to hell. Give me fire, give me fire, give me fire, give me fire. Thank you.">
            <text:p> Thank you. Swim in fire, we're burning bright, we're setting the glass black, in the ass, we're meeting slaves, block death, we're raping gays. Give me fire, reach out feet, and give me fire, it's me, real fire, rock and tower, real fire, we're burning in hell. Take a breath, the history rhymes, remind one, time you got some fingers on, in the body, blood, and the things you see. Give me fire for which I'm feeding, give me fire every which I need, will fire, rock and roll, rip fire for the mother and howl. Give me fire, fire, give me fire, fire, give me fire, fire, give me fire. It's on my head, if I will sit next to me, I'll take you there for a blast, right by which I will name my father on the room. King Friar, which I'll be, King Friar, which means, we'll fight and rock the town, we'll fight, we'll punch it home. Give me fire! Give me fire when we suck meat, give me fire when we're rich and lean, real fire when we rock ourselves, real fire when we burn to hell. Give me fire, give me fire, give me fire, give me fire. Thank you.</text:p>
          </table:table-cell>
        </table:table-row>
        <table:table-row>
          <table:table-cell office:value-type="string" office:string-value="GG Allin - Die When You Die">
            <text:p>GG Allin - Die When You Die</text:p>
          </table:table-cell>
          <table:table-cell office:value-type="string" office:string-value=" I'm going to die. The day they took the niggas off to die, Once the fuck we through this, I don't be gonna die, Die, die, when you die, you're gonna die, Die, when you die, when you die, you're gonna die, die i talked to my bitch and she was a guy talked to my man and she said you're gonna die Do you have cancer? So go fucking die! If you got it, spread it around and take a lie! Die, fucking die! Die, you're gonna die! Die, fucking die! Die, you're gonna die! Die!">
            <text:p> I'm going to die. The day they took the niggas off to die, Once the fuck we through this, I don't be gonna die, Die, die, when you die, you're gonna die, Die, when you die, when you die, you're gonna die, die i talked to my bitch and she was a guy talked to my man and she said you're gonna die Do you have cancer? So go fucking die! If you got it, spread it around and take a lie! Die, fucking die! Die, you're gonna die! Die, fucking die! Die, you're gonna die! Die!</text:p>
          </table:table-cell>
        </table:table-row>
        <table:table-row>
          <table:table-cell office:value-type="string" office:string-value="Guilt Trip - Broken Wings">
            <text:p>Guilt Trip - Broken Wings</text:p>
          </table:table-cell>
          <table:table-cell office:value-type="string" office:string-value=" Shut up! I'm a D1, T's away, I want you Those are Sally and her sister, don't want you We're all on our own, raise a pot on my head It's just a bus and I know, it's all fun for my broken soul Spare my life with these six hundred five hundred juries No more breaking arms, two arms My youth falls away blind, like me, it's nothing in vain Black hole is forming the truth Revival blocks for a Jew in the crown of God Mold size Fucking terrorism No! Terrorism Don't break the walls around me Make dreams around me With a twist on my neck You're switching my dreams The wicked life fades away Life resists me from inside and decay, not only inside of my face, but the blood of my hands. This is the blood from my soul, and now it's not from grace. So please swallow me up, and now the best is to rise. It's broken my face, not from peace, not broken wings. Swallow me up, erase my pain. I'm not the same. My broken wings I fell from grace Cover my soul with the blood I owe It's running cold My broken dreams are all I know It's running cold It's running cold Fuck it, there it is! Break!">
            <text:p> Shut up! I'm a D1, T's away, I want you Those are Sally and her sister, don't want you We're all on our own, raise a pot on my head It's just a bus and I know, it's all fun for my broken soul Spare my life with these six hundred five hundred juries No more breaking arms, two arms My youth falls away blind, like me, it's nothing in vain Black hole is forming the truth Revival blocks for a Jew in the crown of God Mold size Fucking terrorism No! Terrorism Don't break the walls around me Make dreams around me With a twist on my neck You're switching my dreams The wicked life fades away Life resists me from inside and decay, not only inside of my face, but the blood of my hands. This is the blood from my soul, and now it's not from grace. So please swallow me up, and now the best is to rise. It's broken my face, not from peace, not broken wings. Swallow me up, erase my pain. I'm not the same. My broken wings I fell from grace Cover my soul with the blood I owe It's running cold My broken dreams are all I know It's running cold It's running cold Fuck it, there it is! Break!</text:p>
          </table:table-cell>
        </table:table-row>
        <table:table-row>
          <table:table-cell office:value-type="string" office:string-value="Hatebreed - I Will Be Heard">
            <text:p>Hatebreed - I Will Be Heard</text:p>
          </table:table-cell>
          <table:table-cell office:value-type="string" office:string-value="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 trusted, but not this, I've been led astray I've been tried and tested, but I won't accept defeat Now I've got things I regret, and it's time to reverse the roles Now I just wanna be good on, all the promises I have made I will be, I will be, I will be hard I will be, I will be hard Now is the time for me to rise to my feet I will be hard When this man from my face, when this man from my eyes I will be hard I will be hard For the worse we prevail, so our voices will be heard. Now is the time for me to rise to my feet Wipe your spit from my face, wipe these tears from my eyes Now is the time for me to rise to my feet Wipe your spit from my face, wipe these tears from my eyes I've got to take my life fast, one chance to make it right I'm gonna have my voice made heard and bring meaning to this life Cause I'm drunk and for nothing, I've been led astray I've been tried and tested, but I won't accept defeat I've done things I regret, and it's time to reverse the world Now I just wanna make good on all the promises I have made I will be! I will be! I will be hard! I will be! I will be hard! Now is the time for me to rise to my feet! I will be hard! When you spin from my face, when these tears from my eyes! I will be hard! I will be!">
            <text:p>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 trusted, but not this, I've been led astray I've been tried and tested, but I won't accept defeat Now I've got things I regret, and it's time to reverse the roles Now I just wanna be good on, all the promises I have made I will be, I will be, I will be hard I will be, I will be hard Now is the time for me to rise to my feet I will be hard When this man from my face, when this man from my eyes I will be hard I will be hard For the worse we prevail, so our voices will be heard. Now is the time for me to rise to my feet Wipe your spit from my face, wipe these tears from my eyes Now is the time for me to rise to my feet Wipe your spit from my face, wipe these tears from my eyes I've got to take my life fast, one chance to make it right I'm gonna have my voice made heard and bring meaning to this life Cause I'm drunk and for nothing, I've been led astray I've been tried and tested, but I won't accept defeat I've done things I regret, and it's time to reverse the world Now I just wanna make good on all the promises I have made I will be! I will be! I will be hard! I will be! I will be hard! Now is the time for me to rise to my feet! I will be hard! When you spin from my face, when these tears from my eyes! I will be hard! I will be!</text:p>
          </table:table-cell>
        </table:table-row>
        <table:table-row>
          <table:table-cell office:value-type="string" office:string-value="Incendiary - Still Burning">
            <text:p>Incendiary - Still Burning</text:p>
          </table:table-cell>
          <table:table-cell office:value-type="string" office:string-value=" Now my dark eyes never seen so clear To look beyond everything you fear Connect the past to a present you hate You just shake your fucking head and walk away I'm the one, I'm the one, I'm the one who Still believes there's something left deep inside you There's no hope in a neccess There's no way you will reinvent this Still painted, still burning I can't stop, I can't wait Still painted, still burning FED THE FLAME! STICK YOUR CLAIM! OPEN YOUR EYES! WE'RE ONE AND THE SAME! STILL BURNING! FED THE FLAME! Hearing voices in your head, feeling tightness in the chest A chip on your shoulder and a smile hit the breast You can't come, no you can't feel, we gotta do something to show West go HELL! There's no hope in an unfleshed fist! There's no end when you believe in this! Stop beating, stop burning Stop beating, stop burning Stop beating, stop burning Stop beating, stop burning">
            <text:p> Now my dark eyes never seen so clear To look beyond everything you fear Connect the past to a present you hate You just shake your fucking head and walk away I'm the one, I'm the one, I'm the one who Still believes there's something left deep inside you There's no hope in a neccess There's no way you will reinvent this Still painted, still burning I can't stop, I can't wait Still painted, still burning FED THE FLAME! STICK YOUR CLAIM! OPEN YOUR EYES! WE'RE ONE AND THE SAME! STILL BURNING! FED THE FLAME! Hearing voices in your head, feeling tightness in the chest A chip on your shoulder and a smile hit the breast You can't come, no you can't feel, we gotta do something to show West go HELL! There's no hope in an unfleshed fist! There's no end when you believe in this! Stop beating, stop burning Stop beating, stop burning Stop beating, stop burning Stop beating, stop burning</text:p>
          </table:table-cell>
        </table:table-row>
        <table:table-row>
          <table:table-cell office:value-type="string" office:string-value="Inside Out - Burning Fight">
            <text:p>Inside Out - Burning Fight</text:p>
          </table:table-cell>
          <table:table-cell office:value-type="string" office:string-value=" Right! I reach out my hand And go to the other way I'm only trying to accept myself To try to communicate Not trying, not trying, not trying Still no advice from you So now I'm with you So wake up Oh wake up John So wake up fucking John For you Oh yeah I don't feel so like myself now My false pre-protection met the eye To make myself feel like I am Only to be knocked down by the truth And I will never choose a different path. And I will never turn away from you. You're right in charge of the devil of this. Which I think I'm going to be a part of it. Why? You want to change your opinion of me? But they try to help you see what's life, what's right, what's right! And I will never do the different path. And I will never turn away from you. I will never do the different path. And I will never fucking be like you Yeah It's my birthday It's my birthday This is my birthday It's my birthday It's mine!">
            <text:p> Right! I reach out my hand And go to the other way I'm only trying to accept myself To try to communicate Not trying, not trying, not trying Still no advice from you So now I'm with you So wake up Oh wake up John So wake up fucking John For you Oh yeah I don't feel so like myself now My false pre-protection met the eye To make myself feel like I am Only to be knocked down by the truth And I will never choose a different path. And I will never turn away from you. You're right in charge of the devil of this. Which I think I'm going to be a part of it. Why? You want to change your opinion of me? But they try to help you see what's life, what's right, what's right! And I will never do the different path. And I will never turn away from you. I will never do the different path. And I will never fucking be like you Yeah It's my birthday It's my birthday This is my birthday It's my birthday It's mine!</text:p>
          </table:table-cell>
        </table:table-row>
        <table:table-row>
          <table:table-cell office:value-type="string" office:string-value="Madball - Lockdown">
            <text:p>Madball - Lockdown</text:p>
          </table:table-cell>
          <table:table-cell office:value-type="string" office:string-value=" Don't ask me no more questions, get out of my face I told you I don't know me, I'm living in this fucking place Try to take my freedom, something that I haven't done I'm not a fucking rat So take it, don't, don't fuck yourself Justice, justice That word don't make nothing to you Fuck you, fuck you Fuck you and your system too You're my life, there's no turning back now It's alright, I'll never get out I know nothing about the world I'm about You lock me up and then it's a man I got to try, I got to try I'm glad to see what you're doing to me Knock me down when I should be free I've done some wrong, I'm an innocent fiend You don't give a fuck, you never understand">
            <text:p> Don't ask me no more questions, get out of my face I told you I don't know me, I'm living in this fucking place Try to take my freedom, something that I haven't done I'm not a fucking rat So take it, don't, don't fuck yourself Justice, justice That word don't make nothing to you Fuck you, fuck you Fuck you and your system too You're my life, there's no turning back now It's alright, I'll never get out I know nothing about the world I'm about You lock me up and then it's a man I got to try, I got to try I'm glad to see what you're doing to me Knock me down when I should be free I've done some wrong, I'm an innocent fiend You don't give a fuck, you never understand</text:p>
          </table:table-cell>
        </table:table-row>
        <table:table-row>
          <table:table-cell office:value-type="string" office:string-value="Minor Threat - Minor Threat">
            <text:p>Minor Threat - Minor Threat</text:p>
          </table:table-cell>
          <table:table-cell office:value-type="string" office:string-value=" We're not the first, we're not the last, and I know we're all heading for that adult trash. It's our, it's our little, it don't belong to us. Why is everybody in such a fucking rush? Make doing what you have, take all you can get. Belong to us, we're the number three. We're just a modern friend I was early to finish, I was late to start I might be in hell, I'm a mother at heart Gonna go to BMS, what the fucking deal? It's not what I am, it's not what I feel Take your time, try not to forget Whenever well, look up to my thread We're just a bad friend. We're just a bad friend. We're just a bad friend. We're just a bad friend. But it's a promise.">
            <text:p> We're not the first, we're not the last, and I know we're all heading for that adult trash. It's our, it's our little, it don't belong to us. Why is everybody in such a fucking rush? Make doing what you have, take all you can get. Belong to us, we're the number three. We're just a modern friend I was early to finish, I was late to start I might be in hell, I'm a mother at heart Gonna go to BMS, what the fucking deal? It's not what I am, it's not what I feel Take your time, try not to forget Whenever well, look up to my thread We're just a bad friend. We're just a bad friend. We're just a bad friend. We're just a bad friend. But it's a promise.</text:p>
          </table:table-cell>
        </table:table-row>
        <table:table-row>
          <table:table-cell office:value-type="string" office:string-value="Misfits - She">
            <text:p>Misfits - She</text:p>
          </table:table-cell>
          <table:table-cell office:value-type="string" office:string-value=" Thank you. She loves to sing and sing He loves to dance She has lost control Hey, I've grown with her We'll have a silent day. We'll come to that song. So we'll go on. So we'll go on. till you know the love">
            <text:p> Thank you. She loves to sing and sing He loves to dance She has lost control Hey, I've grown with her We'll have a silent day. We'll come to that song. So we'll go on. So we'll go on. till you know the love</text:p>
          </table:table-cell>
        </table:table-row>
        <table:table-row>
          <table:table-cell office:value-type="string" office:string-value="Poison Idea - Just to Get Away">
            <text:p>Poison Idea - Just to Get Away</text:p>
          </table:table-cell>
          <table:table-cell office:value-type="string" office:string-value=" I'm sorry. I can't slow down, I got a danger devil Two times I fell a hundred miles an hour No looking back, Google on the power of responsibility Manic like You said cut this mother fucker's goddamn shit, that's wrong Y'all, I don't know I just can't run, just gotta go No looking back, Google on the power I never sang a love song, I never owned a car But I never met a machine to drive me this far Now I gotta listen to what you say, leave it in the mud just to get away Can't stand myself for another day, leave it in the mud just to get away To my job, to my body's standards, I got the gun I got the pizza, get my ride, got my thrill, 16, that's truly special I can't slow down, I got a date with the devil Dude, that's still a hundred miles an hour No looking back, moving on, the power's on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ve never sang a love song. I've never owned a car. I've never been a machine that would drive me too far. Not gonna listen to a word you say. Leave it in the mud just to get away. Catch myself for another day. Leave it in the mud just to get away. Not gonna listen to a word you say. Leave it in the mud just to get away. Catch myself for another day. Leave it in the mud just to get away. I'm sorry.">
            <text:p> I'm sorry. I can't slow down, I got a danger devil Two times I fell a hundred miles an hour No looking back, Google on the power of responsibility Manic like You said cut this mother fucker's goddamn shit, that's wrong Y'all, I don't know I just can't run, just gotta go No looking back, Google on the power I never sang a love song, I never owned a car But I never met a machine to drive me this far Now I gotta listen to what you say, leave it in the mud just to get away Can't stand myself for another day, leave it in the mud just to get away To my job, to my body's standards, I got the gun I got the pizza, get my ride, got my thrill, 16, that's truly special I can't slow down, I got a date with the devil Dude, that's still a hundred miles an hour No looking back, moving on, the power's on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m ready I've never sang a love song. I've never owned a car. I've never been a machine that would drive me too far. Not gonna listen to a word you say. Leave it in the mud just to get away. Catch myself for another day. Leave it in the mud just to get away. Not gonna listen to a word you say. Leave it in the mud just to get away. Catch myself for another day. Leave it in the mud just to get away. I'm sorry.</text:p>
          </table:table-cell>
        </table:table-row>
        <table:table-row>
          <table:table-cell office:value-type="string" office:string-value="Sick Of It All - Just Lies">
            <text:p>Sick Of It All - Just Lies</text:p>
          </table:table-cell>
          <table:table-cell office:value-type="string" office:string-value=" From day to night, try to keep it right from wrong, Wings eyes, in your head, try to keep it good from bad, Don't say it, I'll score, fill your head, full roof! Soldiers lie, it's what you say, just don't tip them, fill your head, They tell you to tell the truth, that's a lie, it's a joke, Just like they said, just like they said, don't ever ask why, what they said, it's all inside, from day to day, that's why, try to teach it, right from wrong, put it inside, in your head, try to teach it, good from bad, but it's all just lies!">
            <text:p> From day to night, try to keep it right from wrong, Wings eyes, in your head, try to keep it good from bad, Don't say it, I'll score, fill your head, full roof! Soldiers lie, it's what you say, just don't tip them, fill your head, They tell you to tell the truth, that's a lie, it's a joke, Just like they said, just like they said, don't ever ask why, what they said, it's all inside, from day to day, that's why, try to teach it, right from wrong, put it inside, in your head, try to teach it, good from bad, but it's all just lies!</text:p>
          </table:table-cell>
        </table:table-row>
        <table:table-row>
          <table:table-cell office:value-type="string" office:string-value="Sorcerer - Badlands">
            <text:p>Sorcerer - Badlands</text:p>
          </table:table-cell>
          <table:table-cell office:value-type="string" office:string-value=" I'm sorry. um uh Try for the best of luck, your little luck is in your face. The smell of bitterness, farewell to innocence. Let's put fire and sulfur. Time, dark, so far And when I kneel, staring at the sky All I feel are the tears that cover my eyes It was too insane, it was too late You left me on the road alone, without me, I'll be safe You better feel disgrace, there will be no relief Another failure, a dead end is To free your love pill Be king My weapon to succeed Swing from the path of love Your love I can see my face A smell of kittenness Farewell to innocence Spare the world. Don't pay the tax. Stay down! Stay away! The killing words is not to resurrect! Stay down! Stay away! Angel of Peace, the killing is wait! Thank you.">
            <text:p> I'm sorry. um uh Try for the best of luck, your little luck is in your face. The smell of bitterness, farewell to innocence. Let's put fire and sulfur. Time, dark, so far And when I kneel, staring at the sky All I feel are the tears that cover my eyes It was too insane, it was too late You left me on the road alone, without me, I'll be safe You better feel disgrace, there will be no relief Another failure, a dead end is To free your love pill Be king My weapon to succeed Swing from the path of love Your love I can see my face A smell of kittenness Farewell to innocence Spare the world. Don't pay the tax. Stay down! Stay away! The killing words is not to resurrect! Stay down! Stay away! Angel of Peace, the killing is wait! Thank you.</text:p>
          </table:table-cell>
        </table:table-row>
        <table:table-row>
          <table:table-cell office:value-type="string" office:string-value="The Exploited - Beat the Bastards">
            <text:p>The Exploited - Beat the Bastards</text:p>
          </table:table-cell>
          <table:table-cell office:value-type="string" office:string-value=" Fuck are you? I'm going to be the last to speak them now. Second politics bring me down Beat them bastards, beat them now Beat them bastards, beat them now Beat them bastards, beat them now Just don't say we don't have a clue Morning girl, it's not fun for you Can't get a job, don't get a chance Second part, that's leaving me out Beat it bastards, beat them now Beat it bastards, beat them now Beat it bastards, beat them now Money, money, power to spare. In its chance, we have nothing to spare. Hundred homeless, sick with a shirt. Sexy polo shirt is leaving me out. Be the bastards, be the loud Be the bastards, be the loud Be the bastards, be the loud You gotta be the bastard, be the bastard, be the bastard. Slam to the system, there's no way out! Slam to the system, you have a shot! You are being evicted, I'm not being allowed! Slam to the system, it's leaving you out! Be the bastards, beat them now! Be the bastards, beat them now! Be the bastards, beat them now!">
            <text:p> Fuck are you? I'm going to be the last to speak them now. Second politics bring me down Beat them bastards, beat them now Beat them bastards, beat them now Beat them bastards, beat them now Just don't say we don't have a clue Morning girl, it's not fun for you Can't get a job, don't get a chance Second part, that's leaving me out Beat it bastards, beat them now Beat it bastards, beat them now Beat it bastards, beat them now Money, money, power to spare. In its chance, we have nothing to spare. Hundred homeless, sick with a shirt. Sexy polo shirt is leaving me out. Be the bastards, be the loud Be the bastards, be the loud Be the bastards, be the loud You gotta be the bastard, be the bastard, be the bastard. Slam to the system, there's no way out! Slam to the system, you have a shot! You are being evicted, I'm not being allowed! Slam to the system, it's leaving you out! Be the bastards, beat them now! Be the bastards, beat them now! Be the bastards, beat them now!</text:p>
          </table:table-cell>
        </table:table-row>
        <table:table-row>
          <table:table-cell office:value-type="string" office:string-value="Turnstile - Mystery">
            <text:p>Turnstile - Mystery</text:p>
          </table:table-cell>
          <table:table-cell office:value-type="string" office:string-value=" Thank you. There's a call into my head, are you gonna get it right? And I believe in holding on to love But I'm a fraction And it's been so long So the mystery gone And it's been so long Hold the mystery Hold the mystery There's a clock in my head Is it wrong, is it right? I know you're scared of running out of sight What I was trying to And it's been so long So the mystery died And it's been so long What a mystery And it's been so long So the mystery gone And it's been so long All the mystery Thank you.">
            <text:p> Thank you. There's a call into my head, are you gonna get it right? And I believe in holding on to love But I'm a fraction And it's been so long So the mystery gone And it's been so long Hold the mystery Hold the mystery There's a clock in my head Is it wrong, is it right? I know you're scared of running out of sight What I was trying to And it's been so long So the mystery died And it's been so long What a mystery And it's been so long So the mystery gone And it's been so long All the mystery Thank you.</text:p>
          </table:table-cell>
        </table:table-row>
        <table:table-row>
          <table:table-cell office:value-type="string" office:string-value="Youth of Today - Break Down the Walls">
            <text:p>Youth of Today - Break Down the Walls</text:p>
          </table:table-cell>
          <table:table-cell office:value-type="string" office:string-value=" Why you think that life is more just a step of pride? All the time I spend it only starts in the fight. So these indigent people burn away, they dig the pit We've been so great, come be judged as you live But peace for life! Break! Down! The walls! We'll break down the walls! Break down the walls! We will all break down the walls! We will! Y'all knock me on the back of the private hangout. Look me on the record on the cover of the stand. Look me on the period on the trail to the mark. Look for what's inside before y'all make up your mind. Break. Down. The walls. We'll break down the walls! The walls!">
            <text:p> Why you think that life is more just a step of pride? All the time I spend it only starts in the fight. So these indigent people burn away, they dig the pit We've been so great, come be judged as you live But peace for life! Break! Down! The walls! We'll break down the walls! Break down the walls! We will all break down the walls! We will! Y'all knock me on the back of the private hangout. Look me on the record on the cover of the stand. Look me on the period on the trail to the mark. Look for what's inside before y'all make up your mind. Break. Down. The walls. We'll break down the walls! The walls!</text:p>
          </table:table-cell>
        </table:table-row>
      </table:table>
      <table:table table:name="demucs_mdx_extra___thrash_crossov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Hexecutor - Visitations of a Lascivious Entity">
            <text:p>Hexecutor - Visitations of a Lascivious Entity</text:p>
          </table:table-cell>
          <table:table-cell office:value-type="string" office:string-value=" Thank you. Thank you. Thank you. In my darkest time, you are in my dreams, misogynistic brain. You pervert your faith, it's a life of your sins, you are arresting my soul and your slave. My passion, illusion, seduce my creatures out of that. The child, the person you chose Marked as the streamer's head When we turned nine black Which is why this guy was a police Then I was lost, the crowd cried in Destruction's not the only thing for me The nation It doesn't mean there's only many lives The world goes through a big door With the addition of a massive utility You're shouting like a bear I'm the king in his jail But still, nothing we don't need to investigate I'm so surprised I'm not the only one I'm so surprised I'm not the only one I'm so surprised I'm not the only one I'm so surprised I'm not the only one I'm so surprised I'm not the only one I'm so surprised I'm not the only one I'm so surprised I'm not the only one I'm so surprised I'm not the only one I'm so surprised I'm not the only one I'm not sure. Thank you. Yes! Thank you. Thank you. This is a national invitation. My wife is a nice thing, but she never gets to watch it. She can't get out. She moves. She bites. She wins. They're white. This is a national invitation. I'm going to ask if you can dance. This is a national invitation. I'm going to ask if you can dance. Thank you. Thank you. Thank you. Thank you. Thank you.">
            <text:p> Thank you. Thank you. Thank you. In my darkest time, you are in my dreams, misogynistic brain. You pervert your faith, it's a life of your sins, you are arresting my soul and your slave. My passion, illusion, seduce my creatures out of that. The child, the person you chose Marked as the streamer's head When we turned nine black Which is why this guy was a police Then I was lost, the crowd cried in Destruction's not the only thing for me The nation It doesn't mean there's only many lives The world goes through a big door With the addition of a massive utility You're shouting like a bear I'm the king in his jail But still, nothing we don't need to investigate I'm so surprised I'm not the only one I'm so surprised I'm not the only one I'm so surprised I'm not the only one I'm so surprised I'm not the only one I'm so surprised I'm not the only one I'm so surprised I'm not the only one I'm so surprised I'm not the only one I'm so surprised I'm not the only one I'm so surprised I'm not the only one I'm not sure. Thank you. Yes! Thank you. Thank you. This is a national invitation. My wife is a nice thing, but she never gets to watch it. She can't get out. She moves. She bites. She wins. They're white. This is a national invitation. I'm going to ask if you can dance. This is a national invitation. I'm going to ask if you can dance. Thank you. Thank you. Thank you. Thank you. Thank you.</text:p>
          </table:table-cell>
        </table:table-row>
        <table:table-row>
          <table:table-cell office:value-type="string" office:string-value="Deathhammer - Lead Us Into Hell">
            <text:p>Deathhammer - Lead Us Into Hell</text:p>
          </table:table-cell>
          <table:table-cell office:value-type="string" office:string-value=" so Thank you. Welcome to the project of the United Nations With the leaders of the world in love, strength and love My house is on the street, there is a fire I just wanna keep on re-knowing My faith, whatever it's for We got money, we got love So much of us, a belly of love When the freedom of the jackass begun Ain't gonna test me to walk When I touch the ground Need a picture of I can't stop the fire in my voice, the gas can't get my soul out of balance. If that's how you treat me, I'm a piece of shit. You're moving your eyes, you're not going to leave. You're not going to love me. I'm not a Bring your wealth, and your capital, and your social base, and bring your stars, and your news, and your numbers, and your guests, and your resources, and your income, and your wealth. Thank you.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text:p> so Thank you. Welcome to the project of the United Nations With the leaders of the world in love, strength and love My house is on the street, there is a fire I just wanna keep on re-knowing My faith, whatever it's for We got money, we got love So much of us, a belly of love When the freedom of the jackass begun Ain't gonna test me to walk When I touch the ground Need a picture of I can't stop the fire in my voice, the gas can't get my soul out of balance. If that's how you treat me, I'm a piece of shit. You're moving your eyes, you're not going to leave. You're not going to love me. I'm not a Bring your wealth, and your capital, and your social base, and bring your stars, and your news, and your numbers, and your guests, and your resources, and your income, and your wealth. Thank you.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text:p>
          </table:table-cell>
        </table:table-row>
        <table:table-row>
          <table:table-cell office:value-type="string" office:string-value="Municipal Waste - Sadistic Magician">
            <text:p>Municipal Waste - Sadistic Magician</text:p>
          </table:table-cell>
          <table:table-cell office:value-type="string" office:string-value=" Unraveling the fruits of Mr. Downs! So this night, once we strut! A crop sheet set left to resemble hell! So this night, once we strut! I'll bring cuts to golf shots within a sound So they say, what they say Slice left, black teeth, dabs, and cover spell I cannot run I cannot save All I know is that this is a bad thing Time to end this round Someone set me free No chance to escape, nowhere to flee The smell of burning flesh is on the walls The sound of chanting reading through your ears And voices lost to screaming out for help It feels like you have been attacked in years Come into this will be a fun lockup You're bleeding for it now so use a breath It's safe to get rid of the ants and bump any act The prison's in a place of ruin now This is where you leave those of you to close up The place is getting closer to the top You're ready to get the flesh for your own very eyes And turn away as you begin to choke Unraveling that bruised and missed the jail! So this that, what's this that? A crime scene left set through by several hells! So this that, what's this that? A brain consumed by objects within a cell! So this that, what's this that? Slice left right two caps and pervy spells! I cannot run! I cannot stay! Oh, I know Jeff used to ride a mink, got down and slept. So why Jeff be brave? No Jeff to escape, nowhere to flee. Nowhere to play.">
            <text:p> Unraveling the fruits of Mr. Downs! So this night, once we strut! A crop sheet set left to resemble hell! So this night, once we strut! I'll bring cuts to golf shots within a sound So they say, what they say Slice left, black teeth, dabs, and cover spell I cannot run I cannot save All I know is that this is a bad thing Time to end this round Someone set me free No chance to escape, nowhere to flee The smell of burning flesh is on the walls The sound of chanting reading through your ears And voices lost to screaming out for help It feels like you have been attacked in years Come into this will be a fun lockup You're bleeding for it now so use a breath It's safe to get rid of the ants and bump any act The prison's in a place of ruin now This is where you leave those of you to close up The place is getting closer to the top You're ready to get the flesh for your own very eyes And turn away as you begin to choke Unraveling that bruised and missed the jail! So this that, what's this that? A crime scene left set through by several hells! So this that, what's this that? A brain consumed by objects within a cell! So this that, what's this that? Slice left right two caps and pervy spells! I cannot run! I cannot stay! Oh, I know Jeff used to ride a mink, got down and slept. So why Jeff be brave? No Jeff to escape, nowhere to flee. Nowhere to play.</text:p>
          </table:table-cell>
        </table:table-row>
        <table:table-row>
          <table:table-cell office:value-type="string" office:string-value="Power Trip - Executioner’s Tax (Swing of the Axe)">
            <text:p>Power Trip - Executioner’s Tax (Swing of the Axe)</text:p>
          </table:table-cell>
          <table:table-cell office:value-type="string" office:string-value=" Thank you. Thank you. Don't wanna look at you, today's your lucky day The executioner's here, and he's ready to make you pay You played for so long, and now you have your chance The executioner's here, and he's sharpening his axe! Springer the axe! Springer the axe! Cry all you want, but the price starts today! Springer the axe! String of the axe To buy it for the privilege To go one life beyond Steps behind failed faces It only takes to swing and dip down The Executioner, the beginning and the end! He carries tall hearts, dear, fast with the taste of medicine! Watch what the Reaper spots, his mind cannot be matched! It's time to pay your men, the Executioner's, deaaax! Even a killer has to get paid! SQUIGGLE THE ASS! SQUIGGLE THE ASS! STAY IN THE A**!">
            <text:p> Thank you. Thank you. Don't wanna look at you, today's your lucky day The executioner's here, and he's ready to make you pay You played for so long, and now you have your chance The executioner's here, and he's sharpening his axe! Springer the axe! Springer the axe! Cry all you want, but the price starts today! Springer the axe! String of the axe To buy it for the privilege To go one life beyond Steps behind failed faces It only takes to swing and dip down The Executioner, the beginning and the end! He carries tall hearts, dear, fast with the taste of medicine! Watch what the Reaper spots, his mind cannot be matched! It's time to pay your men, the Executioner's, deaaax! Even a killer has to get paid! SQUIGGLE THE ASS! SQUIGGLE THE ASS! STAY IN THE A**!</text:p>
          </table:table-cell>
        </table:table-row>
        <table:table-row>
          <table:table-cell office:value-type="string" office:string-value="S.O.D. - Speak English or Die">
            <text:p>S.O.D. - Speak English or Die</text:p>
          </table:table-cell>
          <table:table-cell office:value-type="string" office:string-value=" You can't come here, Jay. Speaking of short time You don't know what I want You don't know what I need Must I only be myself Can't be fucking right Nice fucking answer But can't you speak like me Fuck it up I need to end it this time You don't say it's late You can't communicate Speaking of short day is Speak English R R R R R R R R R R R R R R R R R R R R R R R R R R R R R R R R R R R R R R R R R R">
            <text:p> You can't come here, Jay. Speaking of short time You don't know what I want You don't know what I need Must I only be myself Can't be fucking right Nice fucking answer But can't you speak like me Fuck it up I need to end it this time You don't say it's late You can't communicate Speaking of short day is Speak English R R R R R R R R R R R R R R R R R R R R R R R R R R R R R R R R R R R R R R R R R R</text:p>
          </table:table-cell>
        </table:table-row>
        <table:table-row>
          <table:table-cell office:value-type="string" office:string-value="Suicidal Tendencies - You Can't Bring Me Down">
            <text:p>Suicidal Tendencies - You Can't Bring Me Down</text:p>
          </table:table-cell>
          <table:table-cell office:value-type="string" office:string-value=" Thank you. Thank you. Thank you. What the hell's going on around here? The stars, they did from the start, stay down, they changed what's in my heart, no one, they tear my face apart, you can't bring me, you ain't, that's ain't no one like me, prevail, cause what's got my power, grows inside me, you can't bring me, never, there is no such thing, refuse, be a party like me, If it means I die, you can't bring me down Who the hell you calling crazy? You were no crazy Was a child, that's what they rule upon your front porch Talk up, let's get something clear I speak more truth than what I hear Scapegoat, double up your bed You can't bring me, you ain't The streets of which mine might fall But I know it's right, what of? Got your silver plate You can't bring me, stand up We're not singing along together Ain't nothin' to stop, we're queer, we ain't in the wrong You can't bring me, you can't bring me down Bring me down, you can't bring me down Bring me down, you can't bring me down Bring me down, you can't bring me down Bring me down, you can't bring me down You can't bring me down Tell me what's up, Rocky You can't break me down. Bring me down, you can't bring me down So while you're trying to breathe, When you're cutting the bass, you can drive a little longer, You can go, step in, you can drive a little longer, You can go, go, go, step in, you can drive a little longer, You can go, go, go, go, you can drive a little longer, So why are you trying to do it? People need to be loved. Just because you don't understand what's going on don't mean it don't make no sense. And just because you don't like it don't mean it ain't no good. And let me tell you something, before you're going to take a walk in my world, you better take a look in the real world. Because this ain't no Mr. Rogers neighborhood. Can you say feel like shit? Yeah, maybe sometimes I do feel like shit. I ain't happy about it, but I'd rather feel like shit than be full of shit. And if I offended you, oh, I'm sorry, but maybe you need to be offended. But here's my apology, and one more thing. Fuck you! You can't bring me down! Bring me down! You can't bring me down! Bring me down! You can't bring me down! Bring me down! You can't bring me down!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Thank you.">
            <text:p> Thank you. Thank you. Thank you. What the hell's going on around here? The stars, they did from the start, stay down, they changed what's in my heart, no one, they tear my face apart, you can't bring me, you ain't, that's ain't no one like me, prevail, cause what's got my power, grows inside me, you can't bring me, never, there is no such thing, refuse, be a party like me, If it means I die, you can't bring me down Who the hell you calling crazy? You were no crazy Was a child, that's what they rule upon your front porch Talk up, let's get something clear I speak more truth than what I hear Scapegoat, double up your bed You can't bring me, you ain't The streets of which mine might fall But I know it's right, what of? Got your silver plate You can't bring me, stand up We're not singing along together Ain't nothin' to stop, we're queer, we ain't in the wrong You can't bring me, you can't bring me down Bring me down, you can't bring me down Bring me down, you can't bring me down Bring me down, you can't bring me down Bring me down, you can't bring me down You can't bring me down Tell me what's up, Rocky You can't break me down. Bring me down, you can't bring me down So while you're trying to breathe, When you're cutting the bass, you can drive a little longer, You can go, step in, you can drive a little longer, You can go, go, go, step in, you can drive a little longer, You can go, go, go, go, you can drive a little longer, So why are you trying to do it? People need to be loved. Just because you don't understand what's going on don't mean it don't make no sense. And just because you don't like it don't mean it ain't no good. And let me tell you something, before you're going to take a walk in my world, you better take a look in the real world. Because this ain't no Mr. Rogers neighborhood. Can you say feel like shit? Yeah, maybe sometimes I do feel like shit. I ain't happy about it, but I'd rather feel like shit than be full of shit. And if I offended you, oh, I'm sorry, but maybe you need to be offended. But here's my apology, and one more thing. Fuck you! You can't bring me down! Bring me down! You can't bring me down! Bring me down! You can't bring me down! Bring me down! You can't bring me down!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Thank you.</text:p>
          </table:table-cell>
        </table:table-row>
        <table:table-row>
          <table:table-cell office:value-type="string" office:string-value="Anthrax - Caught in a Mosh">
            <text:p>Anthrax - Caught in a Mosh</text:p>
          </table:table-cell>
          <table:table-cell office:value-type="string" office:string-value=" Thank you. I'm going to miss you when I talk to you. I'm going to miss you when I talk to you. Stop making up stuff. I just want to move. Shut up, shut up. I don't want to hear your mouth. Come over here to the bathroom. Look at the other side of my house. Can't stand it for another day I ain't gonna live my life this way Call sweat, my fist up, flinch it Stop, stop, stop The ink in the jam Which one of these words Don't you understand Oh, pot in the box Talking to you Like that's weak but hey What is it called? It's a boss What is it? Cut and a bunch! What is it? Cut and a bunch! What is it? Cut and a bunch! Don't tell me how to do myself! That's a door that needs a knife. I'm always in the way like a speech on my back. When you talk, it's the famous, the things you like. Can't stand it for another day. I ain't gonna live my life this way. Don't sweat my business legend Stomp, stomp, stomp Idiot in the town With one of these words Don't you understand I'll party the boss Talking to you It's like laughing with one hand What is it good in the boss? What is it good in the boss? What is it good in the boss? What is it good in the boss? Thank you. Oh, yeah. © transcript Emily Beynon Hey, man! Trying to reach it, but you don't understand. Talking sickness will never get straight. This is what it feels like to be a pain. Can't stand it for another day. I ain't feeling my life this way. Don't sweat, I'll fix the flint too. Don't, don't, don't Speak in the town Which one of these words Don't you understand I'm hot on the bus Talking to you Slack clap as we run Hey, yeah What is it good in the bus? What is it good in the bus? What is it good in the bus? What is it good in the bus? Thank you.">
            <text:p> Thank you. I'm going to miss you when I talk to you. I'm going to miss you when I talk to you. Stop making up stuff. I just want to move. Shut up, shut up. I don't want to hear your mouth. Come over here to the bathroom. Look at the other side of my house. Can't stand it for another day I ain't gonna live my life this way Call sweat, my fist up, flinch it Stop, stop, stop The ink in the jam Which one of these words Don't you understand Oh, pot in the box Talking to you Like that's weak but hey What is it called? It's a boss What is it? Cut and a bunch! What is it? Cut and a bunch! What is it? Cut and a bunch! Don't tell me how to do myself! That's a door that needs a knife. I'm always in the way like a speech on my back. When you talk, it's the famous, the things you like. Can't stand it for another day. I ain't gonna live my life this way. Don't sweat my business legend Stomp, stomp, stomp Idiot in the town With one of these words Don't you understand I'll party the boss Talking to you It's like laughing with one hand What is it good in the boss? What is it good in the boss? What is it good in the boss? What is it good in the boss? Thank you. Oh, yeah. © transcript Emily Beynon Hey, man! Trying to reach it, but you don't understand. Talking sickness will never get straight. This is what it feels like to be a pain. Can't stand it for another day. I ain't feeling my life this way. Don't sweat, I'll fix the flint too. Don't, don't, don't Speak in the town Which one of these words Don't you understand I'm hot on the bus Talking to you Slack clap as we run Hey, yeah What is it good in the bus? What is it good in the bus? What is it good in the bus? What is it good in the bus? Thank you.</text:p>
          </table:table-cell>
        </table:table-row>
        <table:table-row>
          <table:table-cell office:value-type="string" office:string-value="Celtic Frost - Circle of the Tyrants">
            <text:p>Celtic Frost - Circle of the Tyrants</text:p>
          </table:table-cell>
          <table:table-cell office:value-type="string" office:string-value=" The populace of war! The same blood that we let in All we can repay The blood that we shed The blood that we cast Forjolly of the gods, gods, you sift after its soul, As they leave the block behind, reach the shore of the blue. Sir Bob the Giant Day the car, the steel barrow, the lawful den, the egregore Your hell will fly Down the I'll carry on your world's mind child that you tell you carry well on this morning And there's the Thank you. No kill lies, by the water, in the land of darkness, while those men, grow dead, the number 13 falls past the morgue. Have a happy soon. Where the west can't reach That one with my heart All out back The tears in my eyes From death's parade Let you fall As far As the day Shadows Thank you.">
            <text:p> The populace of war! The same blood that we let in All we can repay The blood that we shed The blood that we cast Forjolly of the gods, gods, you sift after its soul, As they leave the block behind, reach the shore of the blue. Sir Bob the Giant Day the car, the steel barrow, the lawful den, the egregore Your hell will fly Down the I'll carry on your world's mind child that you tell you carry well on this morning And there's the Thank you. No kill lies, by the water, in the land of darkness, while those men, grow dead, the number 13 falls past the morgue. Have a happy soon. Where the west can't reach That one with my heart All out back The tears in my eyes From death's parade Let you fall As far As the day Shadows Thank you.</text:p>
          </table:table-cell>
        </table:table-row>
        <table:table-row>
          <table:table-cell office:value-type="string" office:string-value="Dark Angel - Darkness Descends">
            <text:p>Dark Angel - Darkness Descends</text:p>
          </table:table-cell>
          <table:table-cell office:value-type="string" office:string-value=" Thank you. Thank you. Thank you. The worst is each and so on away. It's easy now, I can't. Brace in abandoning, no one to assuage the human rift of stars The epic winds of still the soul, the rapid fainting of the will Denialism, the stretching stool, marching the weakling severe Sacrosanct, religious one, a past coming extinct Geological professors of a moving form, permeate the night air In the end, springs on your mind of all the soon to be dead For just a thousand, the hidden speed of mercy and faith to come ahead Sin is guilty, crime is life Sin is the stuff, toxic stuff Sin is guilty, crime is life Sin is the stuff, toxic stuff Sin is guilty, crime is life Sin is the stuff, toxic stuff City of Scythia, corner of the light Scythia's death, time to shine! The church of Scythia, the time to rage Bodies breathe through hell Strength within, the leaf of its chain Hugging the greats of the past Mission of guilt, a wall to the side Or just this, who has lost? The demarcation of the barbless Striking with great enmity The mission of waves, fruits will die What this claim you assume Separation is unjustified Since you chose man lose Coppers are ready, the death won't stop Brush with this will be sitting In livable powers against the Magi Gargoyle House, take a win City's jokes, part of his life It's a stab, thought she said City's jokes, part of his life I promise you, sir, that he is guilty for all his life. I promise you, sir, that he is guilty for all his life. I promise you, sir, that he is guilty for all his life. King Moon Marshal to the ground, Connix more than it grins, The day that sun comes to bow, The day that sun comes to face, River Galindus spreading its wings, Glass expands from the skies, You're like the nation, you know that it brings The justice, you make genocide You turn the ages, they use the sword Gaze to the great spear We know that it's time for our own bit of happy It realises now, yeah Come from you, make the best of our luck Fix the ages, it's what we bring But I can't travel New York until the time comes in the dream City is guilty, crime is life City is still, don't you see? City is guilty, crime is life City is still, don't you see? City is guilty, crime is life City is still, don't you see? City is guilty, crime is life City is still, don't you see? uh">
            <text:p> Thank you. Thank you. Thank you. The worst is each and so on away. It's easy now, I can't. Brace in abandoning, no one to assuage the human rift of stars The epic winds of still the soul, the rapid fainting of the will Denialism, the stretching stool, marching the weakling severe Sacrosanct, religious one, a past coming extinct Geological professors of a moving form, permeate the night air In the end, springs on your mind of all the soon to be dead For just a thousand, the hidden speed of mercy and faith to come ahead Sin is guilty, crime is life Sin is the stuff, toxic stuff Sin is guilty, crime is life Sin is the stuff, toxic stuff Sin is guilty, crime is life Sin is the stuff, toxic stuff City of Scythia, corner of the light Scythia's death, time to shine! The church of Scythia, the time to rage Bodies breathe through hell Strength within, the leaf of its chain Hugging the greats of the past Mission of guilt, a wall to the side Or just this, who has lost? The demarcation of the barbless Striking with great enmity The mission of waves, fruits will die What this claim you assume Separation is unjustified Since you chose man lose Coppers are ready, the death won't stop Brush with this will be sitting In livable powers against the Magi Gargoyle House, take a win City's jokes, part of his life It's a stab, thought she said City's jokes, part of his life I promise you, sir, that he is guilty for all his life. I promise you, sir, that he is guilty for all his life. I promise you, sir, that he is guilty for all his life. King Moon Marshal to the ground, Connix more than it grins, The day that sun comes to bow, The day that sun comes to face, River Galindus spreading its wings, Glass expands from the skies, You're like the nation, you know that it brings The justice, you make genocide You turn the ages, they use the sword Gaze to the great spear We know that it's time for our own bit of happy It realises now, yeah Come from you, make the best of our luck Fix the ages, it's what we bring But I can't travel New York until the time comes in the dream City is guilty, crime is life City is still, don't you see? City is guilty, crime is life City is still, don't you see? City is guilty, crime is life City is still, don't you see? City is guilty, crime is life City is still, don't you see? uh</text:p>
          </table:table-cell>
        </table:table-row>
        <table:table-row>
          <table:table-cell office:value-type="string" office:string-value="Demolition Hammer - Skull Fracturing Nightmare">
            <text:p>Demolition Hammer - Skull Fracturing Nightmare</text:p>
          </table:table-cell>
          <table:table-cell office:value-type="string" office:string-value=" I'm sorry. Enjoy the Iron Maiden's insidious defiance, avoiding fighting organs, globalized fights, crucial to the dungeon, strategically combined, we're going to be delayed, you better next time. Black Agust, you're with the big boss, ready for compression. Let's do a slow-down question, taste the cerebral explosion. Let's do a death of agony, shatter through the bones. Like the spits of shredded fruit, we take your latest spoon. I can't get to the bed with this edition game. The blood can never stem in these arms, it doesn't rhyme. Scarecrow's living like a bird, but it's alive. Bait for the water, funnel down the throat. Let's run the heart and lungs, touch the body, flow. This is the blood of the blood. The blood of the blood. The blood of the blood. The blood of the blood. The blood of the blood. The blood of the blood. Sacrificing life with apathy Torturing their tactics ruthlessly Misery and anguish for the grave For God's sake, yes, let your justice be I'm out. I'm sorry. Thank you. Sacrificing lives with apathy Torture me, you got this ruthless thing Misery and anguish both decrease For God then gets the atrocity Fire! Red Flags! Thank you. Thank you.">
            <text:p> I'm sorry. Enjoy the Iron Maiden's insidious defiance, avoiding fighting organs, globalized fights, crucial to the dungeon, strategically combined, we're going to be delayed, you better next time. Black Agust, you're with the big boss, ready for compression. Let's do a slow-down question, taste the cerebral explosion. Let's do a death of agony, shatter through the bones. Like the spits of shredded fruit, we take your latest spoon. I can't get to the bed with this edition game. The blood can never stem in these arms, it doesn't rhyme. Scarecrow's living like a bird, but it's alive. Bait for the water, funnel down the throat. Let's run the heart and lungs, touch the body, flow. This is the blood of the blood. The blood of the blood. The blood of the blood. The blood of the blood. The blood of the blood. The blood of the blood. Sacrificing life with apathy Torturing their tactics ruthlessly Misery and anguish for the grave For God's sake, yes, let your justice be I'm out. I'm sorry. Thank you. Sacrificing lives with apathy Torture me, you got this ruthless thing Misery and anguish both decrease For God then gets the atrocity Fire! Red Flags! Thank you. Thank you.</text:p>
          </table:table-cell>
        </table:table-row>
        <table:table-row>
          <table:table-cell office:value-type="string" office:string-value="Destruction - Curse the Gods">
            <text:p>Destruction - Curse the Gods</text:p>
          </table:table-cell>
          <table:table-cell office:value-type="string" office:string-value=" Thank you. Thank you. Thank you. I ask for the Jesus Christ, what child of you can't make me? Oh, can't you imagine? That could kill you I'd eat now a chase of morbid brains Well, if anybody thinks he'll slench That just costs me only two Fanatic days, fanatic days, Joy, magma, vision, or die. To death, killed Jesus, Christ's Lord, Chose little sky for the faith. A tool to raise the tax-shaming innocent How stupid, the tax-shaming champion Curse the gods, to many people They've died, church, the gods The two shits hot so hot Beware of God's rules, that's true, tell it you. God's not new, if you have some light. I fear that I hear it myself. Reality is God's trust in life. Thank you. Thank you. Cheers, black arts! Till we meet again, death line! Cheers, black arts! To the science whole life! Curls, they're girls, too many people, they're tight. Curls, they're girls, it's too much time for life. Curls, they're girls, too many people, they're tight. Tschüss, flippin' nuts, it's the Unser Tag vor Leid!">
            <text:p> Thank you. Thank you. Thank you. I ask for the Jesus Christ, what child of you can't make me? Oh, can't you imagine? That could kill you I'd eat now a chase of morbid brains Well, if anybody thinks he'll slench That just costs me only two Fanatic days, fanatic days, Joy, magma, vision, or die. To death, killed Jesus, Christ's Lord, Chose little sky for the faith. A tool to raise the tax-shaming innocent How stupid, the tax-shaming champion Curse the gods, to many people They've died, church, the gods The two shits hot so hot Beware of God's rules, that's true, tell it you. God's not new, if you have some light. I fear that I hear it myself. Reality is God's trust in life. Thank you. Thank you. Cheers, black arts! Till we meet again, death line! Cheers, black arts! To the science whole life! Curls, they're girls, too many people, they're tight. Curls, they're girls, it's too much time for life. Curls, they're girls, too many people, they're tight. Tschüss, flippin' nuts, it's the Unser Tag vor Leid!</text:p>
          </table:table-cell>
        </table:table-row>
        <table:table-row>
          <table:table-cell office:value-type="string" office:string-value="Devastation - Deliver the Suffering">
            <text:p>Devastation - Deliver the Suffering</text:p>
          </table:table-cell>
          <table:table-cell office:value-type="string" office:string-value=" Thank you. © BF-WATCH TV 2021 © BF-WATCH TV 2021 Thank you. Thank you. Finally settled, six along with play-by-day Drink, fill the day, this pain you cannot escape You have no choice, but to outlaw your binary By innocence, we'll constantly deceive you So you are senior, so that we can destroy ourselves my life is in your heart I will deliver the suffering Thank you. What's good? You feel the inner pain, the rise of an evil submarine. You just don't fit on. Just the flesh of death, from lack of joy, this way will bring up a new life. You have to go For life I have prescribed No resistance From the side I want to die I will deliver the summary. Thank you. Thank you.">
            <text:p> Thank you. © BF-WATCH TV 2021 © BF-WATCH TV 2021 Thank you. Thank you. Finally settled, six along with play-by-day Drink, fill the day, this pain you cannot escape You have no choice, but to outlaw your binary By innocence, we'll constantly deceive you So you are senior, so that we can destroy ourselves my life is in your heart I will deliver the suffering Thank you. What's good? You feel the inner pain, the rise of an evil submarine. You just don't fit on. Just the flesh of death, from lack of joy, this way will bring up a new life. You have to go For life I have prescribed No resistance From the side I want to die I will deliver the summary. Thank you. Thank you.</text:p>
          </table:table-cell>
        </table:table-row>
        <table:table-row>
          <table:table-cell office:value-type="string" office:string-value="Exodus - Blacklist">
            <text:p>Exodus - Blacklist</text:p>
          </table:table-cell>
          <table:table-cell office:value-type="string" office:string-value=" Thank you. Thank you. It is so mystery, what you get is what you see, you've betrayed my loyalty. You don't have done me wrong, now I do you harm, I re-offend, just guarantee. You stab me in the back, spit right in my eye, drag me into the thrill. Take you out, write you off, there's never enough ways to throw you away. You better stop running, cause you know that I'm coming. Cock to loading, I'm in a mess. I'm onto your game, and I'm laying the blame. And I'm adding your name to my blacklist. You should have thought twice, cause you're playing with your life. You must have been tough, so to get rich. I haven't any doubt that your time's run out. Cause I've added your name to my blacklist. You tried to beat me, thought you could defeat me But how were you ever wrong? I pressed the occasion, character assassination To put you down where you belong You've got a lot to say when I'm so far away Now you've got a problem with me Tick you out, write you off when I've had enough Got your verbal debris You better stop running cause you know that I'm coming Cocked and loaded and I never miss I'm on to your game and I'm laying the blame And I'm adding your name to my blacklist You should have thought twice Cause you're playing with your life You must have been some sort of death wish I haven't any doubt that your time's run out Cause I've added your name To my blacklist Thank you. Thank you. Thank you. I heard everything on your mind singing you better run as fast as you can. Take you out, write you off, are you brave enough? To stand up and fight like a man You better start running Cause you know that I'm coming Cocked and loaded and I'll never miss I'm on to your game And I'm laying the blame And I'm adding your name to my blacklist You should have thought twice Cause you're playing with your life You must have been some sort of death wish I haven't any doubt That your time's run out Cause I got your name to my blacklist. I'm not your name to my blacklist. I'm not your name to my blacklist. I'm not your name to my blacklist. I'm not your name. On my blacklist! I got a job name! On my blacklist! I got a job name! On my blacklist! I got a job name! It's on my blacklist!">
            <text:p> Thank you. Thank you. It is so mystery, what you get is what you see, you've betrayed my loyalty. You don't have done me wrong, now I do you harm, I re-offend, just guarantee. You stab me in the back, spit right in my eye, drag me into the thrill. Take you out, write you off, there's never enough ways to throw you away. You better stop running, cause you know that I'm coming. Cock to loading, I'm in a mess. I'm onto your game, and I'm laying the blame. And I'm adding your name to my blacklist. You should have thought twice, cause you're playing with your life. You must have been tough, so to get rich. I haven't any doubt that your time's run out. Cause I've added your name to my blacklist. You tried to beat me, thought you could defeat me But how were you ever wrong? I pressed the occasion, character assassination To put you down where you belong You've got a lot to say when I'm so far away Now you've got a problem with me Tick you out, write you off when I've had enough Got your verbal debris You better stop running cause you know that I'm coming Cocked and loaded and I never miss I'm on to your game and I'm laying the blame And I'm adding your name to my blacklist You should have thought twice Cause you're playing with your life You must have been some sort of death wish I haven't any doubt that your time's run out Cause I've added your name To my blacklist Thank you. Thank you. Thank you. I heard everything on your mind singing you better run as fast as you can. Take you out, write you off, are you brave enough? To stand up and fight like a man You better start running Cause you know that I'm coming Cocked and loaded and I'll never miss I'm on to your game And I'm laying the blame And I'm adding your name to my blacklist You should have thought twice Cause you're playing with your life You must have been some sort of death wish I haven't any doubt That your time's run out Cause I got your name to my blacklist. I'm not your name to my blacklist. I'm not your name to my blacklist. I'm not your name to my blacklist. I'm not your name. On my blacklist! I got a job name! On my blacklist! I got a job name! On my blacklist! I got a job name! It's on my blacklist!</text:p>
          </table:table-cell>
        </table:table-row>
        <table:table-row>
          <table:table-cell office:value-type="string" office:string-value="Kreator - Pleasure to Kill">
            <text:p>Kreator - Pleasure to Kill</text:p>
          </table:table-cell>
          <table:table-cell office:value-type="string" office:string-value=" They turn to madness, they run to Madrid Black was nowhere to lead Stalking the city, stinking of their blood They locked the source of our blade Invited to pretty much all we had in luck Red marker, red glasses still No one to save you in the barrage of friends, thought they'd already been killed My only aim is to tame any lot of all bad odds feel My only place you'll see if any trots conduct torture from my steel Call off your blocks from your open body, it's hard to see Take from the glass from your lips if you die, leave satisfaction to me Blast shot to kill Hear my pleasers, the silly, the unbottled, the tins in our felled care. Lead me now to the maw of the shatter of the new life of this care. Look to my sins, seeing these are the only singing thing of thee. Now I can't wait to give you these dependent tithes. Now be free! I only am it to take many lives to mourn the bad I feel. My only pleasure is to hear many trusts of those such as I must steal. Cut off your black from your open body if I don't want to see you. Tear the black from your lips if you die. Make that expression to me. Blast shots and kill. Now that my mission is done, I forgot being killed. I returned to the cemetery. And my blood has been stilled. A coffin is open for me. I lay on rest. Nothing will take me free. So I'm shot to death! I'm shot to death! I'm shot to death! They come tonight as a rock to progress, black was the hole where I lay Stalking the city to take out your blood and open the shots from my blade With bodies to breathe, that's how women look, wet marks were worn like the spills No one's safe, you're the bearer of threats, tosses have already been killed My only aim is to take many lives, the more, the better I feel My only blessing's to hear many trots, triple-dots, touching from my steel Try to get black from your open body, it's not a one to see Facing the blood from your lips as you die, we say the same to me. That's how to kill. Thank you.">
            <text:p> They turn to madness, they run to Madrid Black was nowhere to lead Stalking the city, stinking of their blood They locked the source of our blade Invited to pretty much all we had in luck Red marker, red glasses still No one to save you in the barrage of friends, thought they'd already been killed My only aim is to tame any lot of all bad odds feel My only place you'll see if any trots conduct torture from my steel Call off your blocks from your open body, it's hard to see Take from the glass from your lips if you die, leave satisfaction to me Blast shot to kill Hear my pleasers, the silly, the unbottled, the tins in our felled care. Lead me now to the maw of the shatter of the new life of this care. Look to my sins, seeing these are the only singing thing of thee. Now I can't wait to give you these dependent tithes. Now be free! I only am it to take many lives to mourn the bad I feel. My only pleasure is to hear many trusts of those such as I must steal. Cut off your black from your open body if I don't want to see you. Tear the black from your lips if you die. Make that expression to me. Blast shots and kill. Now that my mission is done, I forgot being killed. I returned to the cemetery. And my blood has been stilled. A coffin is open for me. I lay on rest. Nothing will take me free. So I'm shot to death! I'm shot to death! I'm shot to death! They come tonight as a rock to progress, black was the hole where I lay Stalking the city to take out your blood and open the shots from my blade With bodies to breathe, that's how women look, wet marks were worn like the spills No one's safe, you're the bearer of threats, tosses have already been killed My only aim is to take many lives, the more, the better I feel My only blessing's to hear many trots, triple-dots, touching from my steel Try to get black from your open body, it's not a one to see Facing the blood from your lips as you die, we say the same to me. That's how to kill. Thank you.</text:p>
          </table:table-cell>
        </table:table-row>
        <table:table-row>
          <table:table-cell office:value-type="string" office:string-value="Megadeth - Tornado of Souls">
            <text:p>Megadeth - Tornado of Souls</text:p>
          </table:table-cell>
          <table:table-cell office:value-type="string" office:string-value=" This is the end of the song. Hey, and I've wanted to cry, but now it's just last I've died. Not for the money, not for the fame, not for the power, just no more days. But now I'm safe in the aisle, I couldn't go. I can't replace the lies, I'm learning as the days go. And I'm never trapped inside, when I'm way out, surely die. If the eye of the tornado Blown me away You gonna love my name You hate me just the same You won't need your breath And soon you'll beat your death Not from the years Not from the youth Not from the tears Just self-abuse But now I'm safe in the eye of a tornado I can't replace the last love a thousand days ago No more living trapped inside When I'm with you I'll surely die In the eye of a tornado Blow me away Who's to say what's for me to say? Who's to say what's for me to be? Oh, sensei, what's for me to do? Because I think nothing ever been for me. The land of opportunity The gold attached for me My future looks so bright I think I've seen the light Thank you. Thank you. Thank you. I want you on the fade Moving too, too late Your talk twists my words Conjuring our world to stress Right now I feel your brain I spin you round again My pulse feels so bad Like I'm coming with nothing You feel my fingertips You won't get my lips You feel my cold breath It's the kiss of death">
            <text:p> This is the end of the song. Hey, and I've wanted to cry, but now it's just last I've died. Not for the money, not for the fame, not for the power, just no more days. But now I'm safe in the aisle, I couldn't go. I can't replace the lies, I'm learning as the days go. And I'm never trapped inside, when I'm way out, surely die. If the eye of the tornado Blown me away You gonna love my name You hate me just the same You won't need your breath And soon you'll beat your death Not from the years Not from the youth Not from the tears Just self-abuse But now I'm safe in the eye of a tornado I can't replace the last love a thousand days ago No more living trapped inside When I'm with you I'll surely die In the eye of a tornado Blow me away Who's to say what's for me to say? Who's to say what's for me to be? Oh, sensei, what's for me to do? Because I think nothing ever been for me. The land of opportunity The gold attached for me My future looks so bright I think I've seen the light Thank you. Thank you. Thank you. I want you on the fade Moving too, too late Your talk twists my words Conjuring our world to stress Right now I feel your brain I spin you round again My pulse feels so bad Like I'm coming with nothing You feel my fingertips You won't get my lips You feel my cold breath It's the kiss of death</text:p>
          </table:table-cell>
        </table:table-row>
        <table:table-row>
          <table:table-cell office:value-type="string" office:string-value="Metallica - Whiplash">
            <text:p>Metallica - Whiplash</text:p>
          </table:table-cell>
          <table:table-cell office:value-type="string" office:string-value=" Thank you. Thank you. Thank you. Bang your head against the stage like you never did before Make it ring, make it bleed, make it really sore Get in frenzied madness with your leathers and your spice Get top popping all around inside yourself tonight The thrill is such a flow You're passing all around Acting like a maniac Whiplash Here I see it, your muscle noises Beats like your own ears Kicks your ass, kicks your face Excluding feeling nerves Now it's time to let it rip, to let it fucking loose We've got an interview Cause this is what we choose And friendly and sociable Get fashion all around Acting like a maniac Here we go! We're lost! It's two and two, the metal's gone, it's time to hit the road. Another town, another gig, again we will explode. Hotel rooms and motorways, life out here is raw. We'll never stop, we'll never quit, cause we're in Saliga. That's where it lands, just as low. It drives people around. Acting like a maniac. Thank you.">
            <text:p> Thank you. Thank you. Thank you. Bang your head against the stage like you never did before Make it ring, make it bleed, make it really sore Get in frenzied madness with your leathers and your spice Get top popping all around inside yourself tonight The thrill is such a flow You're passing all around Acting like a maniac Whiplash Here I see it, your muscle noises Beats like your own ears Kicks your ass, kicks your face Excluding feeling nerves Now it's time to let it rip, to let it fucking loose We've got an interview Cause this is what we choose And friendly and sociable Get fashion all around Acting like a maniac Here we go! We're lost! It's two and two, the metal's gone, it's time to hit the road. Another town, another gig, again we will explode. Hotel rooms and motorways, life out here is raw. We'll never stop, we'll never quit, cause we're in Saliga. That's where it lands, just as low. It drives people around. Acting like a maniac. Thank you.</text:p>
          </table:table-cell>
        </table:table-row>
        <table:table-row>
          <table:table-cell office:value-type="string" office:string-value="Morbid Saint - Lock Up Your Children">
            <text:p>Morbid Saint - Lock Up Your Children</text:p>
          </table:table-cell>
          <table:table-cell office:value-type="string" office:string-value=" I'm going to go ahead and do that. We're in the night, dark streets, and we will play, we're in the night, cause they're not talking till the trip, our needs drop, they're set down, cause you can't get there, might as well pay a thousand pounds. When they're lost, they await Sanity, we will take Touch the toes, as it held Such a deal, just living a lie Fuckin' children, funny Suck the shit out Looking in Their minds are paid Suck the shit out Thank you. Thank you. Thank you. Lookin' in their minds, the blame starts to howl Moth-fuckin' children of these talking shithole The king in their mind, the pain starts to pound Stop, stop your children from being stuck and found The king in their mind, the pain starts to pound">
            <text:p> I'm going to go ahead and do that. We're in the night, dark streets, and we will play, we're in the night, cause they're not talking till the trip, our needs drop, they're set down, cause you can't get there, might as well pay a thousand pounds. When they're lost, they await Sanity, we will take Touch the toes, as it held Such a deal, just living a lie Fuckin' children, funny Suck the shit out Looking in Their minds are paid Suck the shit out Thank you. Thank you. Thank you. Lookin' in their minds, the blame starts to howl Moth-fuckin' children of these talking shithole The king in their mind, the pain starts to pound Stop, stop your children from being stuck and found The king in their mind, the pain starts to pound</text:p>
          </table:table-cell>
        </table:table-row>
        <table:table-row>
          <table:table-cell office:value-type="string" office:string-value="Mortuary Drape - Primordial">
            <text:p>Mortuary Drape - Primordial</text:p>
          </table:table-cell>
          <table:table-cell office:value-type="string" office:string-value=" Remark the Hord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he treasured place, right in the heart of Bokkari, the best children, the easiest people The one to find the young seed, dream on the free road The place where you'll talk to me, live on the best life Nah! I'm a What does he play do? I know, he's got a dog bone. I put him on a lift down, he is a dog. Why the free revolution? Thank you. I like the power of time, it makes time deep. Decode the torrent, Buffy, to find the time. With no detail to scrape, I've been before you. Boo! After the police is woke, you're not a fool God and the evil confront, they ask to protect Lucifer is the Lord, he brings your life He is the brother of Christ, the back and forer White and free Grimaldon!">
            <text:p> Remark the Hord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he treasured place, right in the heart of Bokkari, the best children, the easiest people The one to find the young seed, dream on the free road The place where you'll talk to me, live on the best life Nah! I'm a What does he play do? I know, he's got a dog bone. I put him on a lift down, he is a dog. Why the free revolution? Thank you. I like the power of time, it makes time deep. Decode the torrent, Buffy, to find the time. With no detail to scrape, I've been before you. Boo! After the police is woke, you're not a fool God and the evil confront, they ask to protect Lucifer is the Lord, he brings your life He is the brother of Christ, the back and forer White and free Grimaldon!</text:p>
          </table:table-cell>
        </table:table-row>
        <table:table-row>
          <table:table-cell office:value-type="string" office:string-value="Overkill - Elimination">
            <text:p>Overkill - Elimination</text:p>
          </table:table-cell>
          <table:table-cell office:value-type="string" office:string-value=" I'm going to go ahead and stop recording. Elimination! Elimination! Elimination! Elimination! Patricious? Say why not? Not just me? Waitin' to rock? People? Yeah, I know! It couldn't be easier when I had to go! I'm yin and a-blurgin' and dancing to get it loose! Pulling all the stops, your ideals change. Well, you got nothing to lose. Elimination. Hey! Elimination. Elimination. Hey! Elimination. Eliminate the right. Eliminate the wrong. Eliminate the weak. Eliminate the strong. Eliminate your feelings. Eliminate today. Eliminate the hope. Eliminate, eliminate! Eliminate! If I had just one more say, I'd turn it all around I'd make a play, I'd coo-coo-leave it and tip me out of the ground And if I had just one more say, I'd say it to your face I'd pull a plug on everyone, eliminate this race We want the cure, and we want it now Reissue hope, we don't care how You're making a mess, the cities and the nation Runaway train to Elimination Mm-hmm. Hopeless? There's no doubt! Sent on a gloom and from the inside out! Terrible? What for? Last one out cause it's a coffin thorn! Spending all you save in wishing for a little more! If I'm looking at the ceiling then I must be laying on the floor! Elimination! Hey, elimination Elimination Hey, elimination Hey, elimination Hey, elimination Hey, elimination Hey, elimination Hey, elimination Hey, elimination Hey, elimination Hey, elimination Hey, elimination Hey, elimination Hey, elimination Hey, elimination Hey, elimination Hey, elimination Hey, elimination Hey, elimination Hey, elimination Hey, elimination Watch the tease You're coming to wait What's that carpet wheeze? Fatal? You're shitting me A second opinion has got to be Laughing at the epidemic Something is going around Why not the epidemic pulling on now? Six feet on the ground Elimination Elimination Elimination Elimination Eliminate the white, eliminate the wrong Eliminate the weak, eliminate the strong Eliminate the feelings, eliminate the late Eliminate the hope, eliminate, eliminate Elimination Elimination Elimination Elimination Eliminate the rights, eliminate the wrongs, eliminate the witch, eliminate the scrawls, eliminate the feelings, eliminate the blame, eliminate the hope, eliminate the...">
            <text:p> I'm going to go ahead and stop recording. Elimination! Elimination! Elimination! Elimination! Patricious? Say why not? Not just me? Waitin' to rock? People? Yeah, I know! It couldn't be easier when I had to go! I'm yin and a-blurgin' and dancing to get it loose! Pulling all the stops, your ideals change. Well, you got nothing to lose. Elimination. Hey! Elimination. Elimination. Hey! Elimination. Eliminate the right. Eliminate the wrong. Eliminate the weak. Eliminate the strong. Eliminate your feelings. Eliminate today. Eliminate the hope. Eliminate, eliminate! Eliminate! If I had just one more say, I'd turn it all around I'd make a play, I'd coo-coo-leave it and tip me out of the ground And if I had just one more say, I'd say it to your face I'd pull a plug on everyone, eliminate this race We want the cure, and we want it now Reissue hope, we don't care how You're making a mess, the cities and the nation Runaway train to Elimination Mm-hmm. Hopeless? There's no doubt! Sent on a gloom and from the inside out! Terrible? What for? Last one out cause it's a coffin thorn! Spending all you save in wishing for a little more! If I'm looking at the ceiling then I must be laying on the floor! Elimination! Hey, elimination Elimination Hey, elimination Hey, elimination Hey, elimination Hey, elimination Hey, elimination Hey, elimination Hey, elimination Hey, elimination Hey, elimination Hey, elimination Hey, elimination Hey, elimination Hey, elimination Hey, elimination Hey, elimination Hey, elimination Hey, elimination Hey, elimination Hey, elimination Watch the tease You're coming to wait What's that carpet wheeze? Fatal? You're shitting me A second opinion has got to be Laughing at the epidemic Something is going around Why not the epidemic pulling on now? Six feet on the ground Elimination Elimination Elimination Elimination Eliminate the white, eliminate the wrong Eliminate the weak, eliminate the strong Eliminate the feelings, eliminate the late Eliminate the hope, eliminate, eliminate Elimination Elimination Elimination Elimination Eliminate the rights, eliminate the wrongs, eliminate the witch, eliminate the scrawls, eliminate the feelings, eliminate the blame, eliminate the hope, eliminate the...</text:p>
          </table:table-cell>
        </table:table-row>
        <table:table-row>
          <table:table-cell office:value-type="string" office:string-value="Protector - Mortuary Nightmare">
            <text:p>Protector - Mortuary Nightmare</text:p>
          </table:table-cell>
          <table:table-cell office:value-type="string" office:string-value=" Oh, The song The song A monster is Don't drop down How's all And a joke would say The be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Monster E Nightmare Monster E Nightmare Monster E Nightmare Sexy nightmare As the presence of a word Tells a blackness Nothing at all to receive Zypherine Trapping most Neutrality Pottery Nightmare Not to eat Nasty Sounds of nightmare Passing fridge Cover white Channel blackouts Nothing at all to be seen Suffering To pause on Swapping boats Insane Driving out Only shots of the Three shots of the time Take the blow The The The The The The The The The The The The The The The The The The The The The">
            <text:p> Oh, The song The song A monster is Don't drop down How's all And a joke would say The be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the worst of Monster E Nightmare Monster E Nightmare Monster E Nightmare Sexy nightmare As the presence of a word Tells a blackness Nothing at all to receive Zypherine Trapping most Neutrality Pottery Nightmare Not to eat Nasty Sounds of nightmare Passing fridge Cover white Channel blackouts Nothing at all to be seen Suffering To pause on Swapping boats Insane Driving out Only shots of the Three shots of the time Take the blow The The The The The The The The The The The The The The The The The The The The The</text:p>
          </table:table-cell>
        </table:table-row>
        <table:table-row>
          <table:table-cell office:value-type="string" office:string-value="Razor - Take This Torch">
            <text:p>Razor - Take This Torch</text:p>
          </table:table-cell>
          <table:table-cell office:value-type="string" office:string-value=" Thank you. Searching in the darkness, searching for light Looked into the darkness, putting up a fight I can see it's around you, you try to make a run Someone near has found you and now you see the sun Bright, light, now you can see where you are Far out in the universe now You try to escape from this spot But rally or not, take this charge Take this charge Take this charge Take this charge Take this charge I'm a man, I'm a man, I'm a man, I'm a man Fuck! Ready or not, sing this song! Sing this song! Sing this song! Sing this song! SING THIS SOOOOOONG! Thank you, San Francisco Chiefs. Thank you, Chiefs. Thank you, San Francisco Chiefs. Thank you, San Francisco Chiefs. Thank you, San Francisco Chiefs. Thank you, San Francisco Chiefs. Thank you, San Francisco Chiefs. Thank you, San Francisco Chiefs. Thank you, San Francisco Chiefs. Thank you, San Francisco Chiefs. Thank you, San Francisco Chiefs. Thank you, San Francisco Chiefs. Thank you, San Francisco Chiefs. Thank you, San Francisco Chiefs. Thank you. Woo!">
            <text:p> Thank you. Searching in the darkness, searching for light Looked into the darkness, putting up a fight I can see it's around you, you try to make a run Someone near has found you and now you see the sun Bright, light, now you can see where you are Far out in the universe now You try to escape from this spot But rally or not, take this charge Take this charge Take this charge Take this charge Take this charge I'm a man, I'm a man, I'm a man, I'm a man Fuck! Ready or not, sing this song! Sing this song! Sing this song! Sing this song! SING THIS SOOOOOONG! Thank you, San Francisco Chiefs. Thank you, Chiefs. Thank you, San Francisco Chiefs. Thank you, San Francisco Chiefs. Thank you, San Francisco Chiefs. Thank you, San Francisco Chiefs. Thank you, San Francisco Chiefs. Thank you, San Francisco Chiefs. Thank you, San Francisco Chiefs. Thank you, San Francisco Chiefs. Thank you, San Francisco Chiefs. Thank you, San Francisco Chiefs. Thank you, San Francisco Chiefs. Thank you, San Francisco Chiefs. Thank you. Woo!</text:p>
          </table:table-cell>
        </table:table-row>
        <table:table-row>
          <table:table-cell office:value-type="string" office:string-value="Slayer - Angel of Death">
            <text:p>Slayer - Angel of Death</text:p>
          </table:table-cell>
          <table:table-cell office:value-type="string" office:string-value=" Thank you. I'm Smith, the meaning of pain, the way that I want you to die. Slow death, immense decay, shadows that cleanse you of your life. For sin, like cattle you run, stepped out, you're like work, human mice, for the angel of death, for a hundred thousand more to die. Angel of death, mocked to the kingdom of the dead. Sadistic, surgeon of demise, sadist of the noblest blood. Destroyed without mercy to benefit the Aryan race. Surgery with no anesthesia, feel the knife be shewn intensely. No use to mankind, stripped out screaming out to die! Angel of death! Monitor the kingdom of the dead! Infamous! Watch out! Angel of death! Pop a bluest inside your brain Pressuring your scalp against Pushing through your eyes Burning flesh, chips away Tastic heat, burn to skin Your mind's got to boil Break the code, crack your limbs, how long can you last in this frozen water burial? So together, joining hands, just a matter of time till your rift is up to par. Millions laid out in their chronitudes, sticking ways to achieve the Holocaust. Sleep the blood, very light Spend your death as a bird Sleep inside of you, abysmate As you bleed Pray for the end of your wide awake Nightmare with the pain Reach out for you, this place of death Staring down your blood's running cold Checking cells, dying eyes Fading are the screams of the mutants It's creating pathetic Harmless victims left to die Rampant into love's depth Flying free Thank you. Hey, who's there? March to the kingdom of the dead Infamous Watch out Angel of death Angel of death">
            <text:p> Thank you. I'm Smith, the meaning of pain, the way that I want you to die. Slow death, immense decay, shadows that cleanse you of your life. For sin, like cattle you run, stepped out, you're like work, human mice, for the angel of death, for a hundred thousand more to die. Angel of death, mocked to the kingdom of the dead. Sadistic, surgeon of demise, sadist of the noblest blood. Destroyed without mercy to benefit the Aryan race. Surgery with no anesthesia, feel the knife be shewn intensely. No use to mankind, stripped out screaming out to die! Angel of death! Monitor the kingdom of the dead! Infamous! Watch out! Angel of death! Pop a bluest inside your brain Pressuring your scalp against Pushing through your eyes Burning flesh, chips away Tastic heat, burn to skin Your mind's got to boil Break the code, crack your limbs, how long can you last in this frozen water burial? So together, joining hands, just a matter of time till your rift is up to par. Millions laid out in their chronitudes, sticking ways to achieve the Holocaust. Sleep the blood, very light Spend your death as a bird Sleep inside of you, abysmate As you bleed Pray for the end of your wide awake Nightmare with the pain Reach out for you, this place of death Staring down your blood's running cold Checking cells, dying eyes Fading are the screams of the mutants It's creating pathetic Harmless victims left to die Rampant into love's depth Flying free Thank you. Hey, who's there? March to the kingdom of the dead Infamous Watch out Angel of death Angel of death</text:p>
          </table:table-cell>
        </table:table-row>
        <table:table-row>
          <table:table-cell office:value-type="string" office:string-value="Sodom - Agent Orange">
            <text:p>Sodom - Agent Orange</text:p>
          </table:table-cell>
          <table:table-cell office:value-type="string" office:string-value=" Peace. Thank you. A Russian ranch that they don't attack, down on their farms. Assault against the population suppressed by military arms. Only you prevent the terrorists from leading us to war. They are deprived of their power and education without law. Agent Orange! Agent Orange! Agent Orange! Fight it, now that it's burnt! The whole world marks the year when the cold scars are healed up Cancer creeps into the innocent souls, they moor on the flesh and blood Hairs are unlawfully punished, poison till the end of their life Physical exhuming to all municipal health. Still, birth will rise. Ancient darts. Ancient darts. Ancient darts. The fire doesn't burn. All right, take that gap. I'm going to get my dad an act on. Get it down. Get it over. Just. I'm going to get my dad an act on. Get it over. I'm going to get my dad an act on. Get it over. Get it over. Get it over. Okay. Thank you. Thank you. Quickly, gods are crying, waiting for the end. In this condition, they are dying. Two bonds of the dead, still the deaths of four generations. Which circle of transmission, those who wait for reparations, must live with chemical agent CAUSE! Agent Dorrish! Agent Dorrish! Agent Dorrish! The silence doesn't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text:p> Peace. Thank you. A Russian ranch that they don't attack, down on their farms. Assault against the population suppressed by military arms. Only you prevent the terrorists from leading us to war. They are deprived of their power and education without law. Agent Orange! Agent Orange! Agent Orange! Fight it, now that it's burnt! The whole world marks the year when the cold scars are healed up Cancer creeps into the innocent souls, they moor on the flesh and blood Hairs are unlawfully punished, poison till the end of their life Physical exhuming to all municipal health. Still, birth will rise. Ancient darts. Ancient darts. Ancient darts. The fire doesn't burn. All right, take that gap. I'm going to get my dad an act on. Get it down. Get it over. Just. I'm going to get my dad an act on. Get it over. I'm going to get my dad an act on. Get it over. Get it over. Get it over. Okay. Thank you. Thank you. Quickly, gods are crying, waiting for the end. In this condition, they are dying. Two bonds of the dead, still the deaths of four generations. Which circle of transmission, those who wait for reparations, must live with chemical agent CAUSE! Agent Dorrish! Agent Dorrish! Agent Dorrish! The silence doesn't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 Agent Dorrish burn!</text:p>
          </table:table-cell>
        </table:table-row>
        <table:table-row>
          <table:table-cell office:value-type="string" office:string-value="Tankard - Need Money For Beer">
            <text:p>Tankard - Need Money For Beer</text:p>
          </table:table-cell>
          <table:table-cell office:value-type="string" office:string-value=" I'm gonna go to the bathroom. I search my pork and sons, what do I find? Useless kinnex to what my behind? I need a goddamn brew, that's why I've come to you You bastard, I hate you, I kill you, you collect my fault So biased and gracious, which action isn't very clear You bastard, still hate you, me money for the fucking bill You've got the cash, so give it to me! They give you one, set me free! Expect a thanks if you kiss my ass! I'll buy your girlfriend, let's come with class! Why need a goddamn rule? Let's war war come to you! You bastards, I hate you, I kill you, you can lick my butt. So pious, but vicious, and taxidism very clear. You bastards, still hate you, need money for a fucking beer. You bastards! I hate you! I kill you, you can lick my butt! You bastards! Still hate you! Be by me for the fucking thrill! I've got nobody to take out most I search my fucking steps, what do I find? Use this teenage to wipe out behind You bastards, I hate you, I kill you, you Cause lick my butt! So pious! We're gracious! We're down to this very clear! You bastards! Still hate you! Need party for a fucking beer!">
            <text:p> I'm gonna go to the bathroom. I search my pork and sons, what do I find? Useless kinnex to what my behind? I need a goddamn brew, that's why I've come to you You bastard, I hate you, I kill you, you collect my fault So biased and gracious, which action isn't very clear You bastard, still hate you, me money for the fucking bill You've got the cash, so give it to me! They give you one, set me free! Expect a thanks if you kiss my ass! I'll buy your girlfriend, let's come with class! Why need a goddamn rule? Let's war war come to you! You bastards, I hate you, I kill you, you can lick my butt. So pious, but vicious, and taxidism very clear. You bastards, still hate you, need money for a fucking beer. You bastards! I hate you! I kill you, you can lick my butt! You bastards! Still hate you! Be by me for the fucking thrill! I've got nobody to take out most I search my fucking steps, what do I find? Use this teenage to wipe out behind You bastards, I hate you, I kill you, you Cause lick my butt! So pious! We're gracious! We're down to this very clear! You bastards! Still hate you! Need party for a fucking beer!</text:p>
          </table:table-cell>
        </table:table-row>
        <table:table-row>
          <table:table-cell office:value-type="string" office:string-value="Vio-lence - Eternal Nightmare">
            <text:p>Vio-lence - Eternal Nightmare</text:p>
          </table:table-cell>
          <table:table-cell office:value-type="string" office:string-value=" Thank you. Thank you. to the wind and the drops of the wind It's over the edge with the strength that you've got It's only you who can tell all what's up and down Telling your mind that you'll always be And it'll matter, play it to the end The grace in your hand, you can feel it will stick The audience is in the midst of suffering It's something you try just to grab your head Don't lose consciousness or lie and get burned Looking in from the outside and you'll turn to your breath That's what you lack in that friggin' nature rap Your ideas fall and they take you with gas You tell the nightmare like a whore begins Your ideas fill with nothing but fear the fear that you locked down from adults to tear I could sit down and watch him die, I could walk in the city streets, with a new fashion I'm going to say. Thank you. I'm in the box. I give you my pride, I give you my pride. I'm the one with the CDC, with the vaccine, I'm the CDC. Thank you. I'm born! Sometimes you thought you made a joke up that runnin' and didn't remember you the one that you think threw a lot of money at my name! Polly! You call me Polly? Say I'm Polly! Hey, tell me I know you don't like that you're thin! You don't give a thing! You make a shit thing! Hey, you're the one that I have to pay the most amount! Come on! Thank you.">
            <text:p> Thank you. Thank you. to the wind and the drops of the wind It's over the edge with the strength that you've got It's only you who can tell all what's up and down Telling your mind that you'll always be And it'll matter, play it to the end The grace in your hand, you can feel it will stick The audience is in the midst of suffering It's something you try just to grab your head Don't lose consciousness or lie and get burned Looking in from the outside and you'll turn to your breath That's what you lack in that friggin' nature rap Your ideas fall and they take you with gas You tell the nightmare like a whore begins Your ideas fill with nothing but fear the fear that you locked down from adults to tear I could sit down and watch him die, I could walk in the city streets, with a new fashion I'm going to say. Thank you. I'm in the box. I give you my pride, I give you my pride. I'm the one with the CDC, with the vaccine, I'm the CDC. Thank you. I'm born! Sometimes you thought you made a joke up that runnin' and didn't remember you the one that you think threw a lot of money at my name! Polly! You call me Polly? Say I'm Polly! Hey, tell me I know you don't like that you're thin! You don't give a thing! You make a shit thing! Hey, you're the one that I have to pay the most amount! Come on! Thank you.</text:p>
          </table:table-cell>
        </table:table-row>
      </table:table>
      <table:table table:name="songs___war_black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ysmal Lord - Exaltation of the Infernal Cabal">
            <text:p>Abysmal Lord - Exaltation of the Infernal Cabal</text:p>
          </table:table-cell>
          <table:table-cell office:value-type="string" office:string-value=" The Spirit of the Lord The Spirit of the Lord Where is the Lord in the world? Is He not seated in the hall of the Father? What was His name when He was born and was to be born? And all of us will be free We will be free in the land of our sins And in the world of our sins Amen I've got to see it Holy Master The whole world I've got to see it I've got to see it I've got to see it Baby Bring it on I've got to see it I I I I I I I I I I I I I I The The The The The The The The The The The The The The The The The The The The The The The The The The The The The Nature Be burned down Oh I'm a villain I'm a villain I'm a villain I'm a villain I'm a villain I'm not afraid I'm not afraid I will not let you go I will not let you go I will not let you go I will not let you go I'm not going to let you go!">
            <text:p> The Spirit of the Lord The Spirit of the Lord Where is the Lord in the world? Is He not seated in the hall of the Father? What was His name when He was born and was to be born? And all of us will be free We will be free in the land of our sins And in the world of our sins Amen I've got to see it Holy Master The whole world I've got to see it I've got to see it I've got to see it Baby Bring it on I've got to see it I I I I I I I I I I I I I I The The The The The The The The The The The The The The The The The The The The The The The The The The The The The Nature Be burned down Oh I'm a villain I'm a villain I'm a villain I'm a villain I'm a villain I'm not afraid I'm not afraid I will not let you go I will not let you go I will not let you go I will not let you go I'm not going to let you go!</text:p>
          </table:table-cell>
        </table:table-row>
        <table:table-row>
          <table:table-cell office:value-type="string" office:string-value="Antediluvian - Winged Ascent unto the Twelve Runed Solar Anus">
            <text:p>Antediluvian - Winged Ascent unto the Twelve Runed Solar Anus</text:p>
          </table:table-cell>
          <table:table-cell office:value-type="string" office:string-value=" 🎵 The ancient figures were born Seen the real ghost, the eternal Through the riddles, the spirits made a rule Seen the true, but the system, the evil, the The wrong and the wrong did so soon go The alien, the evil ghost I'm not going to die. The rules in the map Relinquish me Relinquish me Relinquish me Relinquish me Relinquish me Relinquish me Relinquish me Relinquish me Relinquish me Relinquish me Relinquish me Relinquish me No one likes me No one likes me No one likes me No one likes me No one likes me I'm sorry. Let's go on for a trip I have to go to the other side of the earth The earth is too steep for me to go The earth is too steep for me to g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We need to escape We need to escape We need to escape We need to escape We need to escape Let's find a spot We need to escape Red language man Red language man Red language man Red language man Red language man Red language man Red language man Red language man I'm coming for you Thank you. Thank you. Thank you. I'm sorry. Thank you. Thank you. Thank you.">
            <text:p> 🎵 The ancient figures were born Seen the real ghost, the eternal Through the riddles, the spirits made a rule Seen the true, but the system, the evil, the The wrong and the wrong did so soon go The alien, the evil ghost I'm not going to die. The rules in the map Relinquish me Relinquish me Relinquish me Relinquish me Relinquish me Relinquish me Relinquish me Relinquish me Relinquish me Relinquish me Relinquish me Relinquish me No one likes me No one likes me No one likes me No one likes me No one likes me I'm sorry. Let's go on for a trip I have to go to the other side of the earth The earth is too steep for me to go The earth is too steep for me to g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We need to escape We need to escape We need to escape We need to escape We need to escape Let's find a spot We need to escape Red language man Red language man Red language man Red language man Red language man Red language man Red language man Red language man I'm coming for you Thank you. Thank you. Thank you. I'm sorry. Thank you. Thank you. Thank you.</text:p>
          </table:table-cell>
        </table:table-row>
        <table:table-row>
          <table:table-cell office:value-type="string" office:string-value="Antichrist Siege Machine - Chaos Insignia">
            <text:p>Antichrist Siege Machine - Chaos Insignia</text:p>
          </table:table-cell>
          <table:table-cell office:value-type="string" office:string-value=" 🎵 Oh, my God Good day to everybody Good day, say it What is it good? Oh Ah! Ah! I'm not a man, I'm not a man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hank you.">
            <text:p> 🎵 Oh, my God Good day to everybody Good day, say it What is it good? Oh Ah! Ah! I'm not a man, I'm not a man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hank you.</text:p>
          </table:table-cell>
        </table:table-row>
        <table:table-row>
          <table:table-cell office:value-type="string" office:string-value="Archgoat - Nuns, Cunts &amp; Darkness">
            <text:p>Archgoat - Nuns, Cunts &amp; Darkness</text:p>
          </table:table-cell>
          <table:table-cell office:value-type="string" office:string-value=" 🎵 I'm not a monster I'm not a monster I'm not a monster I'm not a monster I'm not a monster I'm not a monster I'm not a monster I'm not a monster I'm not a monster I'm not a monster I'm not a monster I'm not a monster I'm not a monster I'm not a monster The The The The The The The The The The The The The I'm I'm I'm I'm I'm I'm I'm I'm I'm I'm I'm I'm I'm I'm Divine I'm not afraid of the dark The last years past The last years past The end is coming The end is coming">
            <text:p> 🎵 I'm not a monster I'm not a monster I'm not a monster I'm not a monster I'm not a monster I'm not a monster I'm not a monster I'm not a monster I'm not a monster I'm not a monster I'm not a monster I'm not a monster I'm not a monster I'm not a monster The The The The The The The The The The The The The I'm I'm I'm I'm I'm I'm I'm I'm I'm I'm I'm I'm I'm I'm Divine I'm not afraid of the dark The last years past The last years past The end is coming The end is coming</text:p>
          </table:table-cell>
        </table:table-row>
        <table:table-row>
          <table:table-cell office:value-type="string" office:string-value="Axis of Advance - Annihilation">
            <text:p>Axis of Advance - Annihilation</text:p>
          </table:table-cell>
          <table:table-cell office:value-type="string" office:string-value=" The Let's go. I'm a man of my word There's a young child in the woods Trained to catch the very thought Of a man from a daily tale And the heat that strikes his throat Is the next he's got to know Trying to get over the pain There's just no way to train him any more With the dark meaning as to what's above the sky Kneel before the furious god of genocide Till boyish slavery came But the dying were clean Put into the heart of heaven's design They're off to walk again as a free man What is the sound you must endure forever? Hell round the town You hear the rumbling of trees Castles cast in the highlands My dreams never sleep Energy, nightmare, screaming, sweating Energy, nightmare, screaming, sweating I was surprised The dawn of the blackest day I had seen him rise To the light of the night No one provides the dark for the black to see The reality it meets to realize it is our time Oh, this is the right to set us free My work is all in vain And all my deeds are dying to see I am the next to you and all And I deny the goal All I will be is annihilation Annihilation I can't breathe I'm I'm Explosion of the devil I'm a man of the world I'm a man of the world I'm a man of the world I'm a man of the world I'm a man of the world I'm a man of the world I'm a man of the world I'm a man of the world I'm a man of the world I'm a man of the world I'm a man of the world I'm a man of the world I'm a man of the world I'm a man of the world The cross was covered Was it like me? Like the watch of other times Still before the furious night Of Galaxi Thanks for watching!">
            <text:p> The Let's go. I'm a man of my word There's a young child in the woods Trained to catch the very thought Of a man from a daily tale And the heat that strikes his throat Is the next he's got to know Trying to get over the pain There's just no way to train him any more With the dark meaning as to what's above the sky Kneel before the furious god of genocide Till boyish slavery came But the dying were clean Put into the heart of heaven's design They're off to walk again as a free man What is the sound you must endure forever? Hell round the town You hear the rumbling of trees Castles cast in the highlands My dreams never sleep Energy, nightmare, screaming, sweating Energy, nightmare, screaming, sweating I was surprised The dawn of the blackest day I had seen him rise To the light of the night No one provides the dark for the black to see The reality it meets to realize it is our time Oh, this is the right to set us free My work is all in vain And all my deeds are dying to see I am the next to you and all And I deny the goal All I will be is annihilation Annihilation I can't breathe I'm I'm Explosion of the devil I'm a man of the world I'm a man of the world I'm a man of the world I'm a man of the world I'm a man of the world I'm a man of the world I'm a man of the world I'm a man of the world I'm a man of the world I'm a man of the world I'm a man of the world I'm a man of the world I'm a man of the world I'm a man of the world The cross was covered Was it like me? Like the watch of other times Still before the furious night Of Galaxi Thanks for watching!</text:p>
          </table:table-cell>
        </table:table-row>
        <table:table-row>
          <table:table-cell office:value-type="string" office:string-value="Beherit - Down There">
            <text:p>Beherit - Down There</text:p>
          </table:table-cell>
          <table:table-cell office:value-type="string" office:string-value=" We'll be right back. And pour it over your Tread the floor, spirit of man Teach the world, beautiful touch the moon Fill a sky, you see it bleed Live at the altar of the dead Blow sacrifice with your love Dream the blood of sacrifice I'm going to kill you. With an empty head, with a diamond crown, Dark and dusky, a sepulcher, Decreased the world's horror, Drink the blood of all, Night gives to hell, Now please thyself, And the same night, You are the moon, And all night, Must I wait? Ch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vavavavavavavavavavavavavavavavavavava Super... Super Press...">
            <text:p> We'll be right back. And pour it over your Tread the floor, spirit of man Teach the world, beautiful touch the moon Fill a sky, you see it bleed Live at the altar of the dead Blow sacrifice with your love Dream the blood of sacrifice I'm going to kill you. With an empty head, with a diamond crown, Dark and dusky, a sepulcher, Decreased the world's horror, Drink the blood of all, Night gives to hell, Now please thyself, And the same night, You are the moon, And all night, Must I wait? Ch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vavavavavavavavavavavavavavavavavavava Super... Super Press...</text:p>
          </table:table-cell>
        </table:table-row>
        <table:table-row>
          <table:table-cell office:value-type="string" office:string-value="Bestial Warlust - Heathens">
            <text:p>Bestial Warlust - Heathens</text:p>
          </table:table-cell>
          <table:table-cell office:value-type="string" office:string-value=" We'll be right back. And pour it over your Tread the floor, spirit of man Teach the world, beautiful touch the moon Fill a sky, you see it bleed Live at the altar of the dead Blow sacrifice with your love Dream the blood of sacrifice I'm going to kill you. With an empty head, with a diamond crown, Dark and dusky, a sepulcher, Decreased the world's horror, Drink the blood of all, Night gives to hell, Now please thyself, And the same night, You are the moon, And all night, Must I wait? Ch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vavavavavavavavavavavavavavavavavavava Super... Super Press...">
            <text:p> We'll be right back. And pour it over your Tread the floor, spirit of man Teach the world, beautiful touch the moon Fill a sky, you see it bleed Live at the altar of the dead Blow sacrifice with your love Dream the blood of sacrifice I'm going to kill you. With an empty head, with a diamond crown, Dark and dusky, a sepulcher, Decreased the world's horror, Drink the blood of all, Night gives to hell, Now please thyself, And the same night, You are the moon, And all night, Must I wait? Ch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avavavavavavavavavavavavavavavavavavavavavavavavavavavavavavavavavavavavavavavavavavavavavavavavavava Super... Super Press...</text:p>
          </table:table-cell>
        </table:table-row>
        <table:table-row>
          <table:table-cell office:value-type="string" office:string-value="Black Witchery - Holocaustic Church Devastation">
            <text:p>Black Witchery - Holocaustic Church Devastation</text:p>
          </table:table-cell>
          <table:table-cell office:value-type="string" office:string-valu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he The Oh, oh, oh I will make a man out of him myself This will be a violent god I'll throw a black and dark Burn in a rage and die I'll tear the dead down And I'll be all in God Cursing the dark of man Dying to treat and to bleed Chaos of the body new Into the heavy mass Into the heavens crashing People to die Oh! The dead are dead now, and we know the gods And they can't come back Don't you see the despair? Back to the deep and the common All the kingdom of life Back to the time when drunken, we were getting good Good Good Thank you.">
            <text:p>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he The Oh, oh, oh I will make a man out of him myself This will be a violent god I'll throw a black and dark Burn in a rage and die I'll tear the dead down And I'll be all in God Cursing the dark of man Dying to treat and to bleed Chaos of the body new Into the heavy mass Into the heavens crashing People to die Oh! The dead are dead now, and we know the gods And they can't come back Don't you see the despair? Back to the deep and the common All the kingdom of life Back to the time when drunken, we were getting good Good Good Thank you.</text:p>
          </table:table-cell>
        </table:table-row>
        <table:table-row>
          <table:table-cell office:value-type="string" office:string-value="Blasphemophagher - Ritual of Disintegration">
            <text:p>Blasphemophagher - Ritual of Disintegration</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The I'm not a man I'm not a man I'm not a man I'm not a man I'm not a man I'm not a man I'm not a man I'm not a man I'm not a man I'm not a man I'm not a man I'm not a man I'm not a man I'm not a man Every man Is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Without a single drop A breath to fill the age of the wicked Howling for the cold I cannot forget I'm a monster I'm a monster I'm a monster I'm a monster I'm a monster I'm a monster I'm a monster I'm a monster I'm a monster I'm a monster I'm a monster I'm a monster I'm a monster I'm a monster I will not die I shall not die I will not die I shall not die">
            <text:p> The The The The The The The The The The The The The The The The The The The The The The The The The The The The The The The The The The The The The The The The The The The The The The The The The The The The The The The The The The I'm not a man I'm not a man I'm not a man I'm not a man I'm not a man I'm not a man I'm not a man I'm not a man I'm not a man I'm not a man I'm not a man I'm not a man I'm not a man I'm not a man Every man Is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A human Without a single drop A breath to fill the age of the wicked Howling for the cold I cannot forget I'm a monster I'm a monster I'm a monster I'm a monster I'm a monster I'm a monster I'm a monster I'm a monster I'm a monster I'm a monster I'm a monster I'm a monster I'm a monster I'm a monster I will not die I shall not die I will not die I shall not die</text:p>
          </table:table-cell>
        </table:table-row>
        <table:table-row>
          <table:table-cell office:value-type="string" office:string-value="Blasphemy - Fallen Angel of Doom">
            <text:p>Blasphemy - Fallen Angel of Doom</text:p>
          </table:table-cell>
          <table:table-cell office:value-type="string" office:string-value="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Thank you. I'm not going to let you go. Oh Yeah I'm not done I remember the vision of the dawn As I stayed here preparing the seven lights Oh yeah">
            <text:p>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Thank you. I'm not going to let you go. Oh Yeah I'm not done I remember the vision of the dawn As I stayed here preparing the seven lights Oh yeah</text:p>
          </table:table-cell>
        </table:table-row>
        <table:table-row>
          <table:table-cell office:value-type="string" office:string-value="Conqueror - Infinite Majesty">
            <text:p>Conqueror - Infinite Majesty</text:p>
          </table:table-cell>
          <table:table-cell office:value-type="string" office:string-value=" Welcome t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I'm a man of my word And I'm fighting against my enemies Endless Against The evil Dynastia Serious Apparition In power The soul Of my Dynasties Underneath the Thieves For the Forgotten Truth I'm getting ready to die Beats of The night Endless Against The evil Dynastia Serious Apparition In power That's all I'm pretending to be I'm the reason I'm just an ancient before the land I started to have sense in the end A loss of death, a form and rebirth A rich and fair god, a poor god and a deceptive May I come, fall in rebirth Build up my bank and preach my god I'm a man of the land I'm a human being I'm a human being I'm a human being I'm a human being I'm a human being I'm a human being I'm a human being I'm a human being I'm a human being I'm a human being I'm a human being I'm a human being I'm a human being I'm a human being I am the one who's coming for the ride Now that I've been previously done Here's where the magic is set I'm the one who's coming for the ride There is a place where I'll be fucking dead Where I'll be having a friend So where am I at? I am the one who's coming for the ride I'm the one who's coming for the ride The day of the light, we saw the light A giant origin, in the infinite A world again, and a moment's rematch Ah! Where the river's river is so infinite And the mountains of sleep are reduced to dust Where the women are left low and burdened And the mothers of the unreduced children Find a little bit of a time when The time you make it to sleep When the time of all the years The We love the land But nothing for the day It's just a dream And I stop For many reasons We have not for ages Been fighting Yeah Yeah">
            <text:p> Welcome to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I'm a man of my word And I'm fighting against my enemies Endless Against The evil Dynastia Serious Apparition In power The soul Of my Dynasties Underneath the Thieves For the Forgotten Truth I'm getting ready to die Beats of The night Endless Against The evil Dynastia Serious Apparition In power That's all I'm pretending to be I'm the reason I'm just an ancient before the land I started to have sense in the end A loss of death, a form and rebirth A rich and fair god, a poor god and a deceptive May I come, fall in rebirth Build up my bank and preach my god I'm a man of the land I'm a human being I'm a human being I'm a human being I'm a human being I'm a human being I'm a human being I'm a human being I'm a human being I'm a human being I'm a human being I'm a human being I'm a human being I'm a human being I'm a human being I am the one who's coming for the ride Now that I've been previously done Here's where the magic is set I'm the one who's coming for the ride There is a place where I'll be fucking dead Where I'll be having a friend So where am I at? I am the one who's coming for the ride I'm the one who's coming for the ride The day of the light, we saw the light A giant origin, in the infinite A world again, and a moment's rematch Ah! Where the river's river is so infinite And the mountains of sleep are reduced to dust Where the women are left low and burdened And the mothers of the unreduced children Find a little bit of a time when The time you make it to sleep When the time of all the years The We love the land But nothing for the day It's just a dream And I stop For many reasons We have not for ages Been fighting Yeah Yeah</text:p>
          </table:table-cell>
        </table:table-row>
        <table:table-row>
          <table:table-cell office:value-type="string" office:string-value="Death Worship - Holocaust Altar">
            <text:p>Death Worship - Holocaust Altar</text:p>
          </table:table-cell>
          <table:table-cell office:value-type="string" office:string-value=" The I'm a human being I'm a human being I'm a human being I'm a human being I'm a human being I'm a human being I'm a human being I'm a human being I'm a human being I'm a human being I'm a human being I'm a human being I'm a human being I'm a human being I'm a man of the sea,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I'm not sure if you can hear me. I'm not a human being. Yeah! Thanks for watching!">
            <text:p> The I'm a human being I'm a human being I'm a human being I'm a human being I'm a human being I'm a human being I'm a human being I'm a human being I'm a human being I'm a human being I'm a human being I'm a human being I'm a human being I'm a human being I'm a man of the sea,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of the sky, I'm a man I'm not sure if you can hear me. I'm not a human being. Yeah! Thanks for watching!</text:p>
          </table:table-cell>
        </table:table-row>
        <table:table-row>
          <table:table-cell office:value-type="string" office:string-value="Deiphago - Into the Eye of Satan">
            <text:p>Deiphago - Into the Eye of Satan</text:p>
          </table:table-cell>
          <table:table-cell office:value-type="string" office:string-value=" 🎵 I'm sorry. Thank you. I'm not a monster Only the sun is not the sun The secret of the wind The last of the sun The only hour Usually I am frightened So never thought to come out In the eyes of the sun, the soul of a perfect man Maximum force, God's will, death Our genocide is the fight to your death Thank you. My soul is warm, just me and death I am drunk on it, my fear of death Into the eye of Satan Soul of a fucking coward Into the eye of Satan Soul of a fucking coward Thanks for watching! Thank you.">
            <text:p> 🎵 I'm sorry. Thank you. I'm not a monster Only the sun is not the sun The secret of the wind The last of the sun The only hour Usually I am frightened So never thought to come out In the eyes of the sun, the soul of a perfect man Maximum force, God's will, death Our genocide is the fight to your death Thank you. My soul is warm, just me and death I am drunk on it, my fear of death Into the eye of Satan Soul of a fucking coward Into the eye of Satan Soul of a fucking coward Thanks for watching! Thank you.</text:p>
          </table:table-cell>
        </table:table-row>
        <table:table-row>
          <table:table-cell office:value-type="string" office:string-value="Diocletian - Werewolf Directive">
            <text:p>Diocletian - Werewolf Directive</text:p>
          </table:table-cell>
          <table:table-cell office:value-type="string" office:string-value=" The I feel fear In the moment I feel the fire I'm in the dark Cause we're the same I am not a hero I am not a hero I am not a hero I am not a hero I am not a hero I am not a hero I am not a hero I am not a hero I don't know. I'm not going home I'm not going home I'm not going home I'm not going home I'm not going home I'm not going home I'm gonna make you cry The Shack of the Night The Shack of the Night I'm out. Outro Music">
            <text:p> The I feel fear In the moment I feel the fire I'm in the dark Cause we're the same I am not a hero I am not a hero I am not a hero I am not a hero I am not a hero I am not a hero I am not a hero I am not a hero I don't know. I'm not going home I'm not going home I'm not going home I'm not going home I'm not going home I'm not going home I'm gonna make you cry The Shack of the Night The Shack of the Night I'm out. Outro Music</text:p>
          </table:table-cell>
        </table:table-row>
        <table:table-row>
          <table:table-cell office:value-type="string" office:string-value="Goatpenis - Glorious Immoral Carnage">
            <text:p>Goatpenis - Glorious Immoral Carnage</text:p>
          </table:table-cell>
          <table:table-cell office:value-type="string" office:string-value=" The The The The The The The The The The The The The The The The The The The The The The The The The The The The The We fought, as we were screaming with unity Tried to hide, but we fell In an arms fight, and killed Drank, their whole body in a jettison Left nothing behind To the one that's watching me Imagine, this is the one you found This is the one you found We find her right in the center of the world She was a high-stakes woman In my sometimes sickest But in my dreams, there is only fire You're a dead body now I said to her, I'm sick So I'm going to see her To forget, we're in a mess The second people will be born Take my blood All the shadows of the earth He sees what is beyond Disgusting and hellish, so cruel and chill A sight to hide and see, where the world was real A voice from the white man's missing of form Stuck in the middle of the number and his death He could be the killer, but the sack is his mind Nothing else can satisfy me, I'm just a fool They both suck to me I'm a fool You can't stop me I'm just a fool The ink can't reach us Yeah, I'm a monster for your love Those who dwell on the roadside Waiting for the last of soul Cross the border side and over this grave Shadows of a nuclear reality In between the spires of the soul Beneath the loins of mortal knowledge Immortal knowledge KING! you">
            <text:p> The The The The The The The The The The The The The The The The The The The The The The The The The The The The The We fought, as we were screaming with unity Tried to hide, but we fell In an arms fight, and killed Drank, their whole body in a jettison Left nothing behind To the one that's watching me Imagine, this is the one you found This is the one you found We find her right in the center of the world She was a high-stakes woman In my sometimes sickest But in my dreams, there is only fire You're a dead body now I said to her, I'm sick So I'm going to see her To forget, we're in a mess The second people will be born Take my blood All the shadows of the earth He sees what is beyond Disgusting and hellish, so cruel and chill A sight to hide and see, where the world was real A voice from the white man's missing of form Stuck in the middle of the number and his death He could be the killer, but the sack is his mind Nothing else can satisfy me, I'm just a fool They both suck to me I'm a fool You can't stop me I'm just a fool The ink can't reach us Yeah, I'm a monster for your love Those who dwell on the roadside Waiting for the last of soul Cross the border side and over this grave Shadows of a nuclear reality In between the spires of the soul Beneath the loins of mortal knowledge Immortal knowledge KING! you</text:p>
          </table:table-cell>
        </table:table-row>
        <table:table-row>
          <table:table-cell office:value-type="string" office:string-value="Heresiarch - Iron Harvest">
            <text:p>Heresiarch - Iron Harvest</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I'm a man And it's funny Here the soul is led From the grave The body Born in soul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The fruits of God's plan Death is coming War Poison is dead You know Let it all end Now I'm not afraid of the dark I'm not afraid of the dark I'm not afraid of the dark I'm not afraid of the dark I'm not afraid of the dark Die Die Die I'm a man of my word You are ruining us Paratidus, yes, yes And the hell of ourselves Get out of here, now Now I'm waiting in the chairs For the wholesome murder of nations Many years of torture By a prison cross of emptiness It's a fear, it's flesh from bone It's a fear, the belt of war Follow me, me, you, them, them, and still I'm I'm I'm I'm I'm I'm I'm I'm I'm I'm I'm I'm I'm I'm They won't be so terrible Like our dreams Our dreams We'll be right back. We'll see you next time.">
            <text:p> The The The The The The The The The The The The The The The The The The The The The The The The The The The The The The The The The The The The The The The The The The The The The The The The The The The The The The The The I'm a man And it's funny Here the soul is led From the grave The body Born in soul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The fruits of God's plan Death is coming War Poison is dead You know Let it all end Now I'm not afraid of the dark I'm not afraid of the dark I'm not afraid of the dark I'm not afraid of the dark I'm not afraid of the dark Die Die Die I'm a man of my word You are ruining us Paratidus, yes, yes And the hell of ourselves Get out of here, now Now I'm waiting in the chairs For the wholesome murder of nations Many years of torture By a prison cross of emptiness It's a fear, it's flesh from bone It's a fear, the belt of war Follow me, me, you, them, them, and still I'm I'm I'm I'm I'm I'm I'm I'm I'm I'm I'm I'm I'm I'm They won't be so terrible Like our dreams Our dreams We'll be right back. We'll see you next time.</text:p>
          </table:table-cell>
        </table:table-row>
        <table:table-row>
          <table:table-cell office:value-type="string" office:string-value="Impiety - Christfuckingchrist">
            <text:p>Impiety - Christfuckingchrist</text:p>
          </table:table-cell>
          <table:table-cell office:value-type="string" office:string-value=" The Thank you. Fire Fire I'm a fucking fucking killer The The one is for you, Chai Raging from higher, turn all the flames on this world The end Descending, black-bounded deliverance Get inside of the aftermath The contract Has nothing more fear I am the vision from the soul That is the engine that commits the scourge Help me around, the fire's low I've been ready, lost in a chance Rising angels, a pregnancy fall Ripping smiles like one by one Summer 20 months, the never-old blow Burying all beside you Crying, fucking praying Damnation lies, burning shadows beyond First your evil cries, please pray What's up, God? You're only day Raging through my youth Final magic, cause it's war I'm not a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I am the beast that drowns their soul The creation that makes them strong Hell be built, fire and stone Hard and ready, lost in time Roaring angels, reigning for This is my day, one by one Someone's watching us, deliver our blood Glory of the sun in the round The end Christ fucking reigns Death is in us Burning down the balloon Christ the people Christ fucking reigns Death, loss, loss Ah! Ah! Ah! Ah! Ah! Ah! Ah! Ah! Ah! Ah! Ah! Ah! Ah! Ah! Ah! Ah! Ah! Ah! Ah! Ah! Ah! Ah! Ah! Ah! Ah! Ah! Ah! Ah! Ah! Ah! Ah! Ah! Ah! Ah! Ah! Ah! Ah! Ah! Ah! Ah! Ah! Ah! Ah! Ah! Ah! Ah! Ah! Ah! Ah! Ah! Ah! Ah! Ah! Ah! Ah! Ah! Ah! Ah! Ah! Ah! Thank you.">
            <text:p> The Thank you. Fire Fire I'm a fucking fucking killer The The one is for you, Chai Raging from higher, turn all the flames on this world The end Descending, black-bounded deliverance Get inside of the aftermath The contract Has nothing more fear I am the vision from the soul That is the engine that commits the scourge Help me around, the fire's low I've been ready, lost in a chance Rising angels, a pregnancy fall Ripping smiles like one by one Summer 20 months, the never-old blow Burying all beside you Crying, fucking praying Damnation lies, burning shadows beyond First your evil cries, please pray What's up, God? You're only day Raging through my youth Final magic, cause it's war I'm not a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fucking I am the beast that drowns their soul The creation that makes them strong Hell be built, fire and stone Hard and ready, lost in time Roaring angels, reigning for This is my day, one by one Someone's watching us, deliver our blood Glory of the sun in the round The end Christ fucking reigns Death is in us Burning down the balloon Christ the people Christ fucking reigns Death, loss, loss Ah! Ah! Ah! Ah! Ah! Ah! Ah! Ah! Ah! Ah! Ah! Ah! Ah! Ah! Ah! Ah! Ah! Ah! Ah! Ah! Ah! Ah! Ah! Ah! Ah! Ah! Ah! Ah! Ah! Ah! Ah! Ah! Ah! Ah! Ah! Ah! Ah! Ah! Ah! Ah! Ah! Ah! Ah! Ah! Ah! Ah! Ah! Ah! Ah! Ah! Ah! Ah! Ah! Ah! Ah! Ah! Ah! Ah! Ah! Ah! Thank you.</text:p>
          </table:table-cell>
        </table:table-row>
        <table:table-row>
          <table:table-cell office:value-type="string" office:string-value="Kapala - Martial Dominance">
            <text:p>Kapala - Martial Dominance</text:p>
          </table:table-cell>
          <table:table-cell office:value-type="string" office:string-value=" This is a work of fiction. Any resemblance to actual persons, living or dead, is coincidental. so so I'm going to go ahead and do a quick run through. I'm I'm I'm I'm I'm I'm I'm I'm I'm I'm I'm I'm I'm I'm I'm a monster, I'm a monster, I'm a monster I'm a monster, I'm a monster, I'm a monster I'm a monster I'm a monster, I'm a monster, I'm a monster so I'm not sure if I'm the only one I'm a slave of life, second hand, to make my way here I'm a son, son of the draw, I'm a god, sinful and a war I'm a son, son of the god, I'm a god, sinful and a war No! Let it, let it, let it go Thank you.">
            <text:p> This is a work of fiction. Any resemblance to actual persons, living or dead, is coincidental. so so I'm going to go ahead and do a quick run through. I'm I'm I'm I'm I'm I'm I'm I'm I'm I'm I'm I'm I'm I'm I'm a monster, I'm a monster, I'm a monster I'm a monster, I'm a monster, I'm a monster I'm a monster I'm a monster, I'm a monster, I'm a monster so I'm not sure if I'm the only one I'm a slave of life, second hand, to make my way here I'm a son, son of the draw, I'm a god, sinful and a war I'm a son, son of the god, I'm a god, sinful and a war No! Let it, let it, let it go Thank you.</text:p>
          </table:table-cell>
        </table:table-row>
        <table:table-row>
          <table:table-cell office:value-type="string" office:string-value="Nuclearhammer - Multi-Dimensional Prism of Black Hatred">
            <text:p>Nuclearhammer - Multi-Dimensional Prism of Black Hatred</text:p>
          </table:table-cell>
          <table:table-cell office:value-type="string" office:string-value=" 🎵 Don't let them hurt us Don't let them hurt us The thunder of the night The thunder of the night Thunder of the night I don't know. I'm not a man, I'm not a man I'm not a man, I'm not a man I'm not a man, I'm not a man I'm not a man, I'm not a man Thank you. We'll be right back. We'll be right back. We'll be right back. I'm not afraid I'm not afraid I'm not afraid I'm not afraid I'm not afraid I'm so young I'm so young and I'm breathing I'm a I'm a man The I'm not afraid I'm not afraid I'm not afraid I'm not afraid I'm not afraid I'm not afraid I'm not afraid I'm not afraid I'm not afraid I'm not a monster I'm not a monster I'm not a monster Time to realize Time to realize I see the music of stars I can't believe I'm losing you I'm coming home I don't want to die I don't want to die I don't want to die I don't want to die I'm not a man, I'm not a man you">
            <text:p> 🎵 Don't let them hurt us Don't let them hurt us The thunder of the night The thunder of the night Thunder of the night I don't know. I'm not a man, I'm not a man I'm not a man, I'm not a man I'm not a man, I'm not a man I'm not a man, I'm not a man Thank you. We'll be right back. We'll be right back. We'll be right back. I'm not afraid I'm not afraid I'm not afraid I'm not afraid I'm not afraid I'm so young I'm so young and I'm breathing I'm a I'm a man The I'm not afraid I'm not afraid I'm not afraid I'm not afraid I'm not afraid I'm not afraid I'm not afraid I'm not afraid I'm not afraid I'm not a monster I'm not a monster I'm not a monster Time to realize Time to realize I see the music of stars I can't believe I'm losing you I'm coming home I don't want to die I don't want to die I don't want to die I don't want to die I'm not a man, I'm not a man you</text:p>
          </table:table-cell>
        </table:table-row>
        <table:table-row>
          <table:table-cell office:value-type="string" office:string-value="Proclamation - Messiah of Darkness and Impurity">
            <text:p>Proclamation - Messiah of Darkness and Impurity</text:p>
          </table:table-cell>
          <table:table-cell office:value-type="string" office:string-value=" The The The The The The The The The The The The The The The so uh Thank you. Thank you. guitar solo I'm Thank you. © transcript Emily Beynon">
            <text:p> The The The The The The The The The The The The The The The so uh Thank you. Thank you. guitar solo I'm Thank you. © transcript Emily Beynon</text:p>
          </table:table-cell>
        </table:table-row>
        <table:table-row>
          <table:table-cell office:value-type="string" office:string-value="Revenge - Flashpoint Heretic (Flame Thrown)">
            <text:p>Revenge - Flashpoint Heretic (Flame Thrown)</text:p>
          </table:table-cell>
          <table:table-cell office:value-type="string" office:string-value=" 🎵 I don't care if you're a loser I don't care if you're a loser I don't care if you're a loser I don't care if you're a loser I don't care if you're a loser I don't care if you're a loser I'm a fucking I'm a fucking I'm a fucking I'm a fucking I'm a fucking I'm a fucking I'm a fucking I'm a fucking Fuck the insane Maybe it's my agony Fuck the assholes I miss your fuck-up therapy Thank you. I'm out. I'm a boy, I'm a boy, I'm a boy, I'm a boy, I'm a boy I'm a boy, I'm a boy, I'm a boy, I'm a boy, I'm a boy I'm a boy, I'm a boy, I'm a boy, I'm a boy, I'm a boy I'm a man of the sea, I'm a man of the sea I'm a man of the sea, I'm a man of the sea I'm a man of the sea, I'm a man of the sea I'm a man of the sea, I'm a man of the sea Thank you.">
            <text:p> 🎵 I don't care if you're a loser I don't care if you're a loser I don't care if you're a loser I don't care if you're a loser I don't care if you're a loser I don't care if you're a loser I'm a fucking I'm a fucking I'm a fucking I'm a fucking I'm a fucking I'm a fucking I'm a fucking I'm a fucking Fuck the insane Maybe it's my agony Fuck the assholes I miss your fuck-up therapy Thank you. I'm out. I'm a boy, I'm a boy, I'm a boy, I'm a boy, I'm a boy I'm a boy, I'm a boy, I'm a boy, I'm a boy, I'm a boy I'm a boy, I'm a boy, I'm a boy, I'm a boy, I'm a boy I'm a man of the sea, I'm a man of the sea I'm a man of the sea, I'm a man of the sea I'm a man of the sea, I'm a man of the sea I'm a man of the sea, I'm a man of the sea Thank you.</text:p>
          </table:table-cell>
        </table:table-row>
        <table:table-row>
          <table:table-cell office:value-type="string" office:string-value="Sadistik Exekution - Suspiral">
            <text:p>Sadistik Exekution - Suspiral</text:p>
          </table:table-cell>
          <table:table-cell office:value-type="string" office:string-value=" The The The The The The The The The The The The The The The The The The The The The The The The The The The The The Choking the earth, battle through my head Waking up in white from the dead Like a trident, I'm suddenly wrapped in these guts Crap, dust Suck my heart Suck my heart I will find you I'm a I'm a I'm a I'm a I'm a I'm a I'm a I'm a I'm a I'm a I'm a I'm a I'm a I'm a Death ever Death ever">
            <text:p> The The The The The The The The The The The The The The The The The The The The The The The The The The The The The Choking the earth, battle through my head Waking up in white from the dead Like a trident, I'm suddenly wrapped in these guts Crap, dust Suck my heart Suck my heart I will find you I'm a I'm a I'm a I'm a I'm a I'm a I'm a I'm a I'm a I'm a I'm a I'm a I'm a I'm a Death ever Death ever</text:p>
          </table:table-cell>
        </table:table-row>
        <table:table-row>
          <table:table-cell office:value-type="string" office:string-value="Sarcófago - I.N.R.I.">
            <text:p>Sarcófago - I.N.R.I.</text:p>
          </table:table-cell>
          <table:table-cell office:value-type="string" office:string-value=" The The The The The The The The The The The The The The The The The The The The The The The The The The The The The The neighbors fall, turn to the blast Death is the scum they arrest The government of freedom prevents the evil Starting to grasp what it saves The hands of evil start to escape No one sees the one Christ now The forces who act, yield, and the dead The marshals have been in the news The embers of the world are now lifted from the shadows The ashes of glory say it's yours The shell of sin is now a straightened rock Corrupted and evil, all inside of a cave Say what you want, but there's no time to rest It's gone in the press, it's gone with the flesh It's gone with the blood of the evil, it's gone with the blood of the saints Fuck you, fuck you, fuck you, just subscribe">
            <text:p> The The The The The The The The The The The The The The The The The The The The The The The The The The The The The The neighbors fall, turn to the blast Death is the scum they arrest The government of freedom prevents the evil Starting to grasp what it saves The hands of evil start to escape No one sees the one Christ now The forces who act, yield, and the dead The marshals have been in the news The embers of the world are now lifted from the shadows The ashes of glory say it's yours The shell of sin is now a straightened rock Corrupted and evil, all inside of a cave Say what you want, but there's no time to rest It's gone in the press, it's gone with the flesh It's gone with the blood of the evil, it's gone with the blood of the saints Fuck you, fuck you, fuck you, just subscribe</text:p>
          </table:table-cell>
        </table:table-row>
        <table:table-row>
          <table:table-cell office:value-type="string" office:string-value="Teitanblood - Seven Chalices of Vomit and Blood">
            <text:p>Teitanblood - Seven Chalices of Vomit and Blood</text:p>
          </table:table-cell>
          <table:table-cell office:value-type="string" office:string-value=" Welcome to the The The The The The The The The The The The The The The The The The The The The The The The The The The The The The The The The The The The The The The The The The The The The The The The The The The The The The The The The The I'm not a monster, I'm not a monster This pain, I see it at least I'll protect myself from this I will speak for The leader of the spirit The rider For the good and good Of the World I am the fire in your heart The blood of the skinned creatures The power of the gods The power of the gods Spirits break the mirror And the fountain And the mistaking Of change And the world And the world Exploited, the world is forever, waiting for our return Ahhhhhhh Kill all the monsters There is a black hole The only way to bring me honor Is to try to kill them all The more I look at it, the more I feel it The more I look at it, the more I feel it The more I look at it, the more I feel it The more I look at it, the more I feel it The more I look at it, the more I feel it The more I look at it, the more I feel it The night is still Waking up my past I'm a man of my own I'm a man of my own I'm a man of my own I'm a man of my own I'm a man of my own A poor woman, a lonely woman A victim of death, a victim of death A poor woman, a lonely woman A poor woman, lonely It is time for a test The morning dusk The night is dark The darkness is the wilderness The sky is the darkness The war is at hand Rebirth of the sapient destruction Three days later Seven days later Seven days later Seven years, seven years Seven times more One more time, one more time I'm a monster I'm a monster I'm a monster I'm a monster I'm a monster I'm a monster I'm a monster I'm a monster I'm a monster I'm a monster I'm a monster I'm a monster I'm a monster I'm a monster I'm out.">
            <text:p> Welcome to the The The The The The The The The The The The The The The The The The The The The The The The The The The The The The The The The The The The The The The The The The The The The The The The The The The The The The The The The The I'm not a monster, I'm not a monster This pain, I see it at least I'll protect myself from this I will speak for The leader of the spirit The rider For the good and good Of the World I am the fire in your heart The blood of the skinned creatures The power of the gods The power of the gods Spirits break the mirror And the fountain And the mistaking Of change And the world And the world Exploited, the world is forever, waiting for our return Ahhhhhhh Kill all the monsters There is a black hole The only way to bring me honor Is to try to kill them all The more I look at it, the more I feel it The more I look at it, the more I feel it The more I look at it, the more I feel it The more I look at it, the more I feel it The more I look at it, the more I feel it The more I look at it, the more I feel it The night is still Waking up my past I'm a man of my own I'm a man of my own I'm a man of my own I'm a man of my own I'm a man of my own A poor woman, a lonely woman A victim of death, a victim of death A poor woman, a lonely woman A poor woman, lonely It is time for a test The morning dusk The night is dark The darkness is the wilderness The sky is the darkness The war is at hand Rebirth of the sapient destruction Three days later Seven days later Seven days later Seven years, seven years Seven times more One more time, one more time I'm a monster I'm a monster I'm a monster I'm a monster I'm a monster I'm a monster I'm a monster I'm a monster I'm a monster I'm a monster I'm a monster I'm a monster I'm a monster I'm a monster I'm out.</text:p>
          </table:table-cell>
        </table:table-row>
        <table:table-row>
          <table:table-cell office:value-type="string" office:string-value="Vassafor - Archeonauts Return">
            <text:p>Vassafor - Archeonauts Return</text:p>
          </table:table-cell>
          <table:table-cell office:value-type="string" office:string-value=" 🎵 I'm not going to do it. Thank you. so I will stay here Stay here I will stay here I'm sorry. so so I'm not afraid to die I'm not afraid to die I'm not afraid to die I'm not afraid to die I'm not afraid to die The thunder of strife, dying one once again, I will die for thee. so so I'm I'm I'm I'm I'm I'm I'm I'm I'm I'm I'm I'm I'm I'm I'm not sure. I'm out. Thank you. so so so so Thank you. Yeah. so so I'm not a man I'm not a man I'm not a man I'm not a man I'm not a man I'm not a man I'm not a man I'm not a man I'm not a man I'm not a man I'm not a man I'm not a man I'm not a man I'm not a man I will rise I will return and I will return and I will return I'm ready to stand and show And show you the truth We'll be right back. We'll be right back. Thank you. Thank you. Thank you. I'm reaching you I'm reaching you I'm reaching you I'm reaching you I'm reaching you I'm reaching you I'm reaching you I'm reaching you I'm reaching you I'm reaching you I'm reaching you I'm reaching you I'm reaching you Let's go. I'm a I'm ready so so I'm not going to let you go. Thank you. you">
            <text:p> 🎵 I'm not going to do it. Thank you. so I will stay here Stay here I will stay here I'm sorry. so so I'm not afraid to die I'm not afraid to die I'm not afraid to die I'm not afraid to die I'm not afraid to die The thunder of strife, dying one once again, I will die for thee. so so I'm I'm I'm I'm I'm I'm I'm I'm I'm I'm I'm I'm I'm I'm I'm not sure. I'm out. Thank you. so so so so Thank you. Yeah. so so I'm not a man I'm not a man I'm not a man I'm not a man I'm not a man I'm not a man I'm not a man I'm not a man I'm not a man I'm not a man I'm not a man I'm not a man I'm not a man I'm not a man I will rise I will return and I will return and I will return I'm ready to stand and show And show you the truth We'll be right back. We'll be right back. Thank you. Thank you. Thank you. I'm reaching you I'm reaching you I'm reaching you I'm reaching you I'm reaching you I'm reaching you I'm reaching you I'm reaching you I'm reaching you I'm reaching you I'm reaching you I'm reaching you I'm reaching you Let's go. I'm a I'm ready so so I'm not going to let you go. Thank you. you</text:p>
          </table:table-cell>
        </table:table-row>
      </table:table>
      <table:table table:name="demucs_mdx_extra___war_black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ysmal Lord - Exaltation of the Infernal Cabal">
            <text:p>Abysmal Lord - Exaltation of the Infernal Cabal</text:p>
          </table:table-cell>
          <table:table-cell office:value-type="string" office:string-value=" Thank you. I don't know. Thank you. I'm going to go ahead and do this. I'm going to go ahead and do this. I'm going to go ahead and do this. I'm going to go ahead and do this. I'm going to go ahead and do this. O' thee, Asgard, Desmond, I will know You shall become a man of the Lord, and be a man of the Lord. Oh, my God. I'm not going to let you go. The The The The The The The The The The The The I'm sorry.">
            <text:p> Thank you. I don't know. Thank you. I'm going to go ahead and do this. I'm going to go ahead and do this. I'm going to go ahead and do this. I'm going to go ahead and do this. I'm going to go ahead and do this. O' thee, Asgard, Desmond, I will know You shall become a man of the Lord, and be a man of the Lord. Oh, my God. I'm not going to let you go. The The The The The The The The The The The The I'm sorry.</text:p>
          </table:table-cell>
        </table:table-row>
        <table:table-row>
          <table:table-cell office:value-type="string" office:string-value="Antediluvian - Winged Ascent unto the Twelve Runed Solar Anus">
            <text:p>Antediluvian - Winged Ascent unto the Twelve Runed Solar Anus</text:p>
          </table:table-cell>
          <table:table-cell office:value-type="string" office:string-value=" Thank you. I'm sorry. I don't know. Thank you. Thank you. Thank you. We love our mother, we are children. We ask of the union. Only our music will let me know you. So I do that that you do. My legend is that the system is called the talking system. We ask that you make your words our lip. I don't know. Thanks for watching, and I'll see you next time. We like we spend. Life like this does. We like we spend. We like we spend. We like we spend. We like we spend. We like we spend. We like we spend. Good night, guys. Good night. Good night. Good night. is oh um Thank you. Thank you. Thank you. Thank you. Thank you. Thank you.">
            <text:p> Thank you. I'm sorry. I don't know. Thank you. Thank you. Thank you. We love our mother, we are children. We ask of the union. Only our music will let me know you. So I do that that you do. My legend is that the system is called the talking system. We ask that you make your words our lip. I don't know. Thanks for watching, and I'll see you next time. We like we spend. Life like this does. We like we spend. We like we spend. We like we spend. We like we spend. We like we spend. We like we spend. Good night, guys. Good night. Good night. Good night. is oh um Thank you. Thank you. Thank you. Thank you. Thank you. Thank you.</text:p>
          </table:table-cell>
        </table:table-row>
        <table:table-row>
          <table:table-cell office:value-type="string" office:string-value="Antichrist Siege Machine - Chaos Insignia">
            <text:p>Antichrist Siege Machine - Chaos Insignia</text:p>
          </table:table-cell>
          <table:table-cell office:value-type="string" office:string-value=" I'm sorry. Oh, my God. Oh, my God. Oh, oh, oh, oh, oh, oh, oh, oh, oh, oh, oh, oh, oh, oh, oh, oh, oh, oh, oh, oh, oh, oh, o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vvvvvvvvvvvvvvvvvvvvvvvvvvvvvvvvvvvvvvvvvvvvvvvvvvvvvvvvvvvvvvvvvvv Thank you.">
            <text:p> I'm sorry. Oh, my God. Oh, my God. Oh, oh, oh, oh, oh, oh, oh, oh, oh, oh, oh, oh, oh, oh, oh, oh, oh, oh, oh, oh, oh, oh, o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vvvvvvvvvvvvvvvvvvvvvvvvvvvvvvvvvvvvvvvvvvvvvvvvvvvvvvvvvvvvvvvvvvv Thank you.</text:p>
          </table:table-cell>
        </table:table-row>
        <table:table-row>
          <table:table-cell office:value-type="string" office:string-value="Axis of Advance - Annihilation">
            <text:p>Axis of Advance - Annihilation</text:p>
          </table:table-cell>
          <table:table-cell office:value-type="string" office:string-value=" Thank you. Thank you. Desperation is taking its toll Desperation is taking its toll Desperation is taking its toll Desperation is taking its toll As the hitbox slides you through The galactic guard's in zone Time to set, overcome the pain There's just no way to turn it into A strike, it's for certain With the deck meeting as you walk through the sky Kneel before the various gods Of Cairns and Dome And I'm a little boy who's fighting for his dreams Playin' die-quickly Movin' through the heart of the atmosphere Get up to walk again as a free man What if you're sad? You must endure for horror and love I'm on the ground The winds of love are the flame Cask of death and horror I've seen them all sleep Energy's like this Screaming, sweating I'm on the ground I'm coming! I'm coming! I'm coming! You want to ride the torch of the black and green light and change the place to the choice Suicide, they're not mine! No, I'm not mine! The dogs of the black and green lie on the cake and burn! Suicide, it is our time! I thought the sound was the gun, and all my kids are dying of age. I'm a new-age-ex-a-uniform, man-made-without-control, how the world thinks annihilation is not annihilation, FINE! I'm sorry. I'm sorry. Screaming to death for the miracle of a man's life in the air. I believe in consciousness, collective consciousness. Conflict and power come to power. I am John the wise, the scientist, the scientist, the scientist. Was it not me that saw up to the sky There before the purest blood Of God the Son of Man Thank you.">
            <text:p> Thank you. Thank you. Desperation is taking its toll Desperation is taking its toll Desperation is taking its toll Desperation is taking its toll As the hitbox slides you through The galactic guard's in zone Time to set, overcome the pain There's just no way to turn it into A strike, it's for certain With the deck meeting as you walk through the sky Kneel before the various gods Of Cairns and Dome And I'm a little boy who's fighting for his dreams Playin' die-quickly Movin' through the heart of the atmosphere Get up to walk again as a free man What if you're sad? You must endure for horror and love I'm on the ground The winds of love are the flame Cask of death and horror I've seen them all sleep Energy's like this Screaming, sweating I'm on the ground I'm coming! I'm coming! I'm coming! You want to ride the torch of the black and green light and change the place to the choice Suicide, they're not mine! No, I'm not mine! The dogs of the black and green lie on the cake and burn! Suicide, it is our time! I thought the sound was the gun, and all my kids are dying of age. I'm a new-age-ex-a-uniform, man-made-without-control, how the world thinks annihilation is not annihilation, FINE! I'm sorry. I'm sorry. Screaming to death for the miracle of a man's life in the air. I believe in consciousness, collective consciousness. Conflict and power come to power. I am John the wise, the scientist, the scientist, the scientist. Was it not me that saw up to the sky There before the purest blood Of God the Son of Man Thank you.</text:p>
          </table:table-cell>
        </table:table-row>
        <table:table-row>
          <table:table-cell office:value-type="string" office:string-value="Archgoat - Nuns, Cunts &amp; Darkness">
            <text:p>Archgoat - Nuns, Cunts &amp; Darkness</text:p>
          </table:table-cell>
          <table:table-cell office:value-type="string" office:string-value=" I'm sorry. I'm going to have to go to the hospital. The day that you play, that's when I'm talking. I'm sorry. Thank you. Thank you. The grass may hurt now, but it's always so high.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text:p> I'm sorry. I'm going to have to go to the hospital. The day that you play, that's when I'm talking. I'm sorry. Thank you. Thank you. The grass may hurt now, but it's always so high.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 I'm going to go to sleep.</text:p>
          </table:table-cell>
        </table:table-row>
        <table:table-row>
          <table:table-cell office:value-type="string" office:string-value="Beherit - Down There">
            <text:p>Beherit - Down There</text:p>
          </table:table-cell>
          <table:table-cell office:value-type="string" office:string-value=" Thank you. I'm sorry. I love that. Oh, shit. Oh, shit. Oh, shit. Oh, shit. Oh, shit. Oh, shit. Oh, shit. Oh, shit. Oh, shit. Oh, shit. Oh, shit. Oh, shit. Crow, touch his skin, must be a good girl. Seek him to bless her, drink the blood of her. Night, give to him, and please thyself. And the same night, you are born again. And all night, must I wait. Shimmer Fleece Thanks for watching!">
            <text:p> Thank you. I'm sorry. I love that. Oh, shit. Oh, shit. Oh, shit. Oh, shit. Oh, shit. Oh, shit. Oh, shit. Oh, shit. Oh, shit. Oh, shit. Oh, shit. Oh, shit. Crow, touch his skin, must be a good girl. Seek him to bless her, drink the blood of her. Night, give to him, and please thyself. And the same night, you are born again. And all night, must I wait. Shimmer Fleece Thanks for watching!</text:p>
          </table:table-cell>
        </table:table-row>
        <table:table-row>
          <table:table-cell office:value-type="string" office:string-value="Bestial Warlust - Heathens">
            <text:p>Bestial Warlust - Heathens</text:p>
          </table:table-cell>
          <table:table-cell office:value-type="string" office:string-value=" Thank you. I'm sorry. I'm back.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You must be the girl that killed the brother's brother, killed the blood brother, not give to hell, not please thyself, and the same to you. You are a world known, and all night must arrive. Super Freez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ext:p> Thank you. I'm sorry. I'm back.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Oh, shit. You must be the girl that killed the brother's brother, killed the blood brother, not give to hell, not please thyself, and the same to you. You are a world known, and all night must arrive. Super Freez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able:table-cell>
        </table:table-row>
        <table:table-row>
          <table:table-cell office:value-type="string" office:string-value="Black Witchery - Holocaustic Church Devastation">
            <text:p>Black Witchery - Holocaustic Church Devastation</text:p>
          </table:table-cell>
          <table:table-cell office:value-type="string" office:string-value=" ah I'm sorry. I'm a man of liberty I'm a man of liberty I'm a man of liberty I'm a man of liberty Dark of man, your duty is to break Chaos from the void is, it's the ending of And the average country's people to die Oh Thank you. Yeah! Yeah! Yeah! Yeah! Yeah! Yeah! Yeah! Yeah! Yeah! Yeah! Yeah! Yeah! Yeah! Yeah! Aaaaaaah! Aaaaaaah! Aaaaaaah!">
            <text:p> ah I'm sorry. I'm a man of liberty I'm a man of liberty I'm a man of liberty I'm a man of liberty Dark of man, your duty is to break Chaos from the void is, it's the ending of And the average country's people to die Oh Thank you. Yeah! Yeah! Yeah! Yeah! Yeah! Yeah! Yeah! Yeah! Yeah! Yeah! Yeah! Yeah! Yeah! Yeah! Aaaaaaah! Aaaaaaah! Aaaaaaah!</text:p>
          </table:table-cell>
        </table:table-row>
        <table:table-row>
          <table:table-cell office:value-type="string" office:string-value="Blasphemophagher - Ritual of Disintegration">
            <text:p>Blasphemophagher - Ritual of Disintegration</text:p>
          </table:table-cell>
          <table:table-cell office:value-type="string" office:string-value=" I'm sorry. Oh, my God. I'm going to be mad. I'm going to be mad. I'm going to be mad. I'm going to be mad. I'm going to be mad. I'm going to be mad. I'm going to be mad. We hold this attack at arm's length. We hold this attack at arm's length. Cross the field to reach the mountain of the land-capped. We hold this attack at arm's length. We hold this attack at arm's length. I thought that yet what what is that Yeah I was just dead No, no, no, no Dead But he's not an agent He's not an agent He's not an agent">
            <text:p> I'm sorry. Oh, my God. I'm going to be mad. I'm going to be mad. I'm going to be mad. I'm going to be mad. I'm going to be mad. I'm going to be mad. I'm going to be mad. We hold this attack at arm's length. We hold this attack at arm's length. Cross the field to reach the mountain of the land-capped. We hold this attack at arm's length. We hold this attack at arm's length. I thought that yet what what is that Yeah I was just dead No, no, no, no Dead But he's not an agent He's not an agent He's not an agent</text:p>
          </table:table-cell>
        </table:table-row>
        <table:table-row>
          <table:table-cell office:value-type="string" office:string-value="Blasphemy - Fallen Angel of Doom">
            <text:p>Blasphemy - Fallen Angel of Doom</text:p>
          </table:table-cell>
          <table:table-cell office:value-type="string" office:string-value=" I don't know. Thank you. Thank you. Thank you. Ah. Thank you. Thank you. Yeah.">
            <text:p> I don't know. Thank you. Thank you. Thank you. Ah. Thank you. Thank you. Yeah.</text:p>
          </table:table-cell>
        </table:table-row>
        <table:table-row>
          <table:table-cell office:value-type="string" office:string-value="Conqueror - Infinite Majesty">
            <text:p>Conqueror - Infinite Majesty</text:p>
          </table:table-cell>
          <table:table-cell office:value-type="string" office:string-value=" Thank you. I'm sorry. I'm going to read it to you. of my safety.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 welcome death, a golden rebirth, a rich paradise, a poor god that is sent down to stay. I don't want any rebirth. I don't want to make it free from death. I don't want to live in a chattel of the ruins. I don't want to be afraid of the day. One river of red flow in my hand. Falling like a fountain, my soul is in. Falling like a river, my soul is in. All of the moon and the night were one in the same. When the sun was in the city, when the things were alive, I was looking for the eyes. Eyes? Not as a greedy god. Eyes? Yeah! Right! Yeah! Yeah! Yeah! Yeah! Yeah! Yeah! Yeah! Yeah! Yeah! Yeah! Yeah! Yeah! I'm a man of humanity. Well, here is a man going mad. Solid item, good result, death magazine. Top of the list, top of the prize. Watch. I'm a man of the heart. I'm trying to do what I can to be a man. I'm a man of the heart. I'm a man of the heart. We're the limit of that slow infinite. As above is a place where we can die. We're the limit of that slow infinite. I'm the fastest-growing orangutan. I can do anything well. I'm talking about people's lives. When you follow me, my fish is on the line. I'm going to take you to the top of the mountain. What's going on?">
            <text:p> Thank you. I'm sorry. I'm going to read it to you. of my safety.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m a disease dog. I welcome death, a golden rebirth, a rich paradise, a poor god that is sent down to stay. I don't want any rebirth. I don't want to make it free from death. I don't want to live in a chattel of the ruins. I don't want to be afraid of the day. One river of red flow in my hand. Falling like a fountain, my soul is in. Falling like a river, my soul is in. All of the moon and the night were one in the same. When the sun was in the city, when the things were alive, I was looking for the eyes. Eyes? Not as a greedy god. Eyes? Yeah! Right! Yeah! Yeah! Yeah! Yeah! Yeah! Yeah! Yeah! Yeah! Yeah! Yeah! Yeah! Yeah! I'm a man of humanity. Well, here is a man going mad. Solid item, good result, death magazine. Top of the list, top of the prize. Watch. I'm a man of the heart. I'm trying to do what I can to be a man. I'm a man of the heart. I'm a man of the heart. We're the limit of that slow infinite. As above is a place where we can die. We're the limit of that slow infinite. I'm the fastest-growing orangutan. I can do anything well. I'm talking about people's lives. When you follow me, my fish is on the line. I'm going to take you to the top of the mountain. What's going on?</text:p>
          </table:table-cell>
        </table:table-row>
        <table:table-row>
          <table:table-cell office:value-type="string" office:string-value="Death Worship - Holocaust Altar">
            <text:p>Death Worship - Holocaust Altar</text:p>
          </table:table-cell>
          <table:table-cell office:value-type="string" office:string-value=" Thank you. I'm going to go. I'm going to go.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s It's time to get out.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I'm going to go to sleep now. Thank you.">
            <text:p> Thank you. I'm going to go. I'm going to go.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m going to walk. is It's time to get out.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We are all in this together. I'm going to go to sleep now. Thank you.</text:p>
          </table:table-cell>
        </table:table-row>
        <table:table-row>
          <table:table-cell office:value-type="string" office:string-value="Deiphago - Into the Eye of Satan">
            <text:p>Deiphago - Into the Eye of Satan</text:p>
          </table:table-cell>
          <table:table-cell office:value-type="string" office:string-value=" Thank you. Thank you. So Thank you. I will be strong. I shall fight the land. I shall fight the land. I will be strong. I shall fight the land. I will be strong. I will be strong. I will be strong. In the name of the Father, and of the Son, and of the Holy Spirit. Amen. I am the one who has the power to destroy the evil, to destroy the evil, to destroy the evil. All right. What you hold for, Jack, me or Jack, I don't know it, my dear, damn! Ingenious Satan, so you must also be a boy! Ingenious Satan, so you must also be a boy! Thank you. Thank you.">
            <text:p> Thank you. Thank you. So Thank you. I will be strong. I shall fight the land. I shall fight the land. I will be strong. I shall fight the land. I will be strong. I will be strong. I will be strong. In the name of the Father, and of the Son, and of the Holy Spirit. Amen. I am the one who has the power to destroy the evil, to destroy the evil, to destroy the evil. All right. What you hold for, Jack, me or Jack, I don't know it, my dear, damn! Ingenious Satan, so you must also be a boy! Ingenious Satan, so you must also be a boy! Thank you. Thank you.</text:p>
          </table:table-cell>
        </table:table-row>
        <table:table-row>
          <table:table-cell office:value-type="string" office:string-value="Diocletian - Werewolf Directive">
            <text:p>Diocletian - Werewolf Directive</text:p>
          </table:table-cell>
          <table:table-cell office:value-type="string" office:string-value=" Thank you. Thank you. Thank you. Thank you. Thank you. Thank you. Thank you. Thank you. Thank you.">
            <text:p> Thank you. Thank you. Thank you. Thank you. Thank you. Thank you. Thank you. Thank you. Thank you.</text:p>
          </table:table-cell>
        </table:table-row>
        <table:table-row>
          <table:table-cell office:value-type="string" office:string-value="Goatpenis - Glorious Immoral Carnage">
            <text:p>Goatpenis - Glorious Immoral Carnage</text:p>
          </table:table-cell>
          <table:table-cell office:value-type="string" office:string-value=" I'm sorry. We fought, a single serendipity, Tried to hide, but it fell down. In the arms, he cried, he killed. Drained, the whole body in a ten-inch sack, Left nothing, three of mine, Two set one, dead, slain, to the ground. Imagine, we're in a jungle, going out, we start a night after night, we find a weapon, we shoot it out of it. We're not tough, I'm a strategic hero, we like some tight suits. But in life, we're very, very fine. You don't dare to play around, or say the words you say, so you can die in the city, after you saw her. I'm not a monster. Thank you. Thank you. I'm sorry. I don't know who's mad. Waiting for the rest of summer. Cause of all the silent, all but his name Shadows of all the reality Finishing as my dorsal suit He is the loyalst immortal garbage The immortal garbage Time out. Thank you.">
            <text:p> I'm sorry. We fought, a single serendipity, Tried to hide, but it fell down. In the arms, he cried, he killed. Drained, the whole body in a ten-inch sack, Left nothing, three of mine, Two set one, dead, slain, to the ground. Imagine, we're in a jungle, going out, we start a night after night, we find a weapon, we shoot it out of it. We're not tough, I'm a strategic hero, we like some tight suits. But in life, we're very, very fine. You don't dare to play around, or say the words you say, so you can die in the city, after you saw her. I'm not a monster. Thank you. Thank you. I'm sorry. I don't know who's mad. Waiting for the rest of summer. Cause of all the silent, all but his name Shadows of all the reality Finishing as my dorsal suit He is the loyalst immortal garbage The immortal garbage Time out. Thank you.</text:p>
          </table:table-cell>
        </table:table-row>
        <table:table-row>
          <table:table-cell office:value-type="string" office:string-value="Heresiarch - Iron Harvest">
            <text:p>Heresiarch - Iron Harvest</text:p>
          </table:table-cell>
          <table:table-cell office:value-type="string" office:string-value=" Thank you. What are you? The Ring of Darkness Here is the soul That's left from It's way The darkness I am John I am John I am John I am John I am John I am John I am John I am John I am John I am John I am John I am John I am John There are flashing stars We're all living in a world Don't feel it's too late, son There's a future for us Take this to the war Watch this match Here we are Let's go Death is come! Die! I'm going to die. Try! No! I'm going to go. N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ioioioioioioioioioioioioioioioioioioioioioioioioioioioioioioioio I am the king of the world. Try to beat me, you damn fucking thief! Yeah. See my face on the track On the track On the track Thank you. Thank you.">
            <text:p> Thank you. What are you? The Ring of Darkness Here is the soul That's left from It's way The darkness I am John I am John I am John I am John I am John I am John I am John I am John I am John I am John I am John I am John I am John There are flashing stars We're all living in a world Don't feel it's too late, son There's a future for us Take this to the war Watch this match Here we are Let's go Death is come! Die! I'm going to die. Try! No! I'm going to go. N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ioioioioioioioioioioioioioioioioioioioioioioioioioioioioioioioio I am the king of the world. Try to beat me, you damn fucking thief! Yeah. See my face on the track On the track On the track Thank you. Thank you.</text:p>
          </table:table-cell>
        </table:table-row>
        <table:table-row>
          <table:table-cell office:value-type="string" office:string-value="Impiety - Christfuckingchrist">
            <text:p>Impiety - Christfuckingchrist</text:p>
          </table:table-cell>
          <table:table-cell office:value-type="string" office:string-value=" CHOIR SINGS Oh, Saturday... What the fuck you doing? I'm gonna take the rock I'm tearing things up, making them look like blood But I'm not gonna be able to do the art I'm gonna be a monster, but I'm not gonna be a monster I'm gonna be a monster, but I'm not gonna be a monster What the fuck you doing? Raging to the fire, turn the lock to the object one by one. YAAAAAA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ieieieieieieieieieieieieieieieieieieieieieieieieieieieieieieieieieieie I am the vision from his soul, that's beaten and with the strife, Helping ramp, flying stone, I've been raised, Lost in a cast, running in the spring, Losing form, with this passing watch my watch, Someone's watching him all alone, Barring off his sign in the end, Christ for his brain. Stabbed into the right, burning shadows, But Lord, what do we want? Christ for his brain. What's up, God? I'm gonna need to hear Breaking some files Burn the logic Got to work work We ain't working till morning The reason Subtraction and uncontrolled Into reality Fighting to the spot, yeah, no! Fuckin' time to die! Fighting to fix it! I'm proud as hell! Retreat, you smellin' shit! Invincible! DRIFT TO THE STAAAAAAAAR! OOOOH YEAH! I am the beast and the moment is so! Let's reach it and fix the joint! Half a mill, fighting stone, half a ring, not yet done Rotting angels, waiting for, with me, one take one by one Slap at one, even deliver blows, firing off each time in a row The end Christ, I'm fucking praying That is the Christ, burning, tarnished, burned Fuck no evil, push, fucking train! Death, blood, water, blood! Please, ignore your sin, the night is fading, I can't die! um">
            <text:p> CHOIR SINGS Oh, Saturday... What the fuck you doing? I'm gonna take the rock I'm tearing things up, making them look like blood But I'm not gonna be able to do the art I'm gonna be a monster, but I'm not gonna be a monster I'm gonna be a monster, but I'm not gonna be a monster What the fuck you doing? Raging to the fire, turn the lock to the object one by one. YAAAAAA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ieieieieieieieieieieieieieieieieieieieieieieieieieieieieieieieieieieie I am the vision from his soul, that's beaten and with the strife, Helping ramp, flying stone, I've been raised, Lost in a cast, running in the spring, Losing form, with this passing watch my watch, Someone's watching him all alone, Barring off his sign in the end, Christ for his brain. Stabbed into the right, burning shadows, But Lord, what do we want? Christ for his brain. What's up, God? I'm gonna need to hear Breaking some files Burn the logic Got to work work We ain't working till morning The reason Subtraction and uncontrolled Into reality Fighting to the spot, yeah, no! Fuckin' time to die! Fighting to fix it! I'm proud as hell! Retreat, you smellin' shit! Invincible! DRIFT TO THE STAAAAAAAAR! OOOOH YEAH! I am the beast and the moment is so! Let's reach it and fix the joint! Half a mill, fighting stone, half a ring, not yet done Rotting angels, waiting for, with me, one take one by one Slap at one, even deliver blows, firing off each time in a row The end Christ, I'm fucking praying That is the Christ, burning, tarnished, burned Fuck no evil, push, fucking train! Death, blood, water, blood! Please, ignore your sin, the night is fading, I can't die! um</text:p>
          </table:table-cell>
        </table:table-row>
        <table:table-row>
          <table:table-cell office:value-type="string" office:string-value="Kapala - Martial Dominance">
            <text:p>Kapala - Martial Dominance</text:p>
          </table:table-cell>
          <table:table-cell office:value-type="string" office:string-value=" Thank you. Thank you. I love that. I'm out. I'm not going to do it. Thank you. I'm trying to feel it in you It's gone, it's gone Put me on my own You're mine, I'm mine I'm mine, I'm mine I'm mine, I'm mine I'm mine, I'm mine I'm mine, I'm mine I'm mine, I'm mine I'm mine, I'm mine I'm mine, I'm mine I'm mine, I'm mine I'm mine, I'm mine I'm mine, I'm mine I'm mine, I'm mine I'm mine, I'm mine I'm mine, I'm mine I'm mine, I'm mine I'm mine, I'm mine I'm mine, I'm mine I don't know. Go! Thank you.">
            <text:p> Thank you. Thank you. I love that. I'm out. I'm not going to do it. Thank you. I'm trying to feel it in you It's gone, it's gone Put me on my own You're mine, I'm mine I'm mine, I'm mine I'm mine, I'm mine I'm mine, I'm mine I'm mine, I'm mine I'm mine, I'm mine I'm mine, I'm mine I'm mine, I'm mine I'm mine, I'm mine I'm mine, I'm mine I'm mine, I'm mine I'm mine, I'm mine I'm mine, I'm mine I'm mine, I'm mine I'm mine, I'm mine I'm mine, I'm mine I'm mine, I'm mine I don't know. Go! Thank you.</text:p>
          </table:table-cell>
        </table:table-row>
        <table:table-row>
          <table:table-cell office:value-type="string" office:string-value="Nuclearhammer - Multi-Dimensional Prism of Black Hatred">
            <text:p>Nuclearhammer - Multi-Dimensional Prism of Black Hatred</text:p>
          </table:table-cell>
          <table:table-cell office:value-type="string" office:string-value=" Okay. Don't let them hurt you. Thank you.. I'm sorry. From the top of the head, from the skin to the head, you're doing a great job. I'm going to go to the other one. Thank you. Thank you. Thank you. Thank you. I'm sorry. Thank you. Son of a bitch! I love you. I want you to know that I'm not going to let you go. I am the one who is the one who is the one who is the one who is the one who is the one Thank you. I'm sorry. uh I don't know.">
            <text:p> Okay. Don't let them hurt you. Thank you.. I'm sorry. From the top of the head, from the skin to the head, you're doing a great job. I'm going to go to the other one. Thank you. Thank you. Thank you. Thank you. I'm sorry. Thank you. Son of a bitch! I love you. I want you to know that I'm not going to let you go. I am the one who is the one who is the one who is the one who is the one who is the one Thank you. I'm sorry. uh I don't know.</text:p>
          </table:table-cell>
        </table:table-row>
        <table:table-row>
          <table:table-cell office:value-type="string" office:string-value="Proclamation - Messiah of Darkness and Impurity">
            <text:p>Proclamation - Messiah of Darkness and Impurity</text:p>
          </table:table-cell>
          <table:table-cell office:value-type="string" office:string-value=" I don't know. So we never know what will happen. The blue thing is the forest of the wicked. That's right, that's. Thank you. I'm going to have to get rid of you. I'm going to go ahead and do that. Thank you. I'm going to go ahead and get some water. Bye. Thank you.">
            <text:p> I don't know. So we never know what will happen. The blue thing is the forest of the wicked. That's right, that's. Thank you. I'm going to have to get rid of you. I'm going to go ahead and do that. Thank you. I'm going to go ahead and get some water. Bye. Thank you.</text:p>
          </table:table-cell>
        </table:table-row>
        <table:table-row>
          <table:table-cell office:value-type="string" office:string-value="Revenge - Flashpoint Heretic (Flame Thrown)">
            <text:p>Revenge - Flashpoint Heretic (Flame Thrown)</text:p>
          </table:table-cell>
          <table:table-cell office:value-type="string" office:string-value=". I'm going to get this. I'm sorry. God's God's grace gave me this life. I can do it. God's God's grace gave me this life. God's God's grace gave me this life. um um Please. I'm a man of my word. I'm sorry. I'm sorry.">
            <text:p>. I'm going to get this. I'm sorry. God's God's grace gave me this life. I can do it. God's God's grace gave me this life. God's God's grace gave me this life. um um Please. I'm a man of my word. I'm sorry. I'm sorry.</text:p>
          </table:table-cell>
        </table:table-row>
        <table:table-row>
          <table:table-cell office:value-type="string" office:string-value="Sadistik Exekution - Suspiral">
            <text:p>Sadistik Exekution - Suspiral</text:p>
          </table:table-cell>
          <table:table-cell office:value-type="string" office:string-value=" I will help you stop all this fear I'm sorry. Stop the fire! Stop the fire! Stop the fire! I will I love you! Fire! Game way! It's starting red! Electric light! From over my head! What's the effect of my genetic? I'm out! Now! I'm out! Now, now, now, now.">
            <text:p> I will help you stop all this fear I'm sorry. Stop the fire! Stop the fire! Stop the fire! I will I love you! Fire! Game way! It's starting red! Electric light! From over my head! What's the effect of my genetic? I'm out! Now! I'm out! Now, now, now, now.</text:p>
          </table:table-cell>
        </table:table-row>
        <table:table-row>
          <table:table-cell office:value-type="string" office:string-value="Sarcófago - I.N.R.I.">
            <text:p>Sarcófago - I.N.R.I.</text:p>
          </table:table-cell>
          <table:table-cell office:value-type="string" office:string-value=" Thank you. The world is a stone of red The dark of the bird, the path of evil The dark of the face The path of evil, the path of the dead The dark of the water, the dark of the land The path of the swamps, the hills and the dead The dark of the land and the moon The earth, full of dust, now it is a ground, a dead land, blessed, a good old city beyond, the child of such death, now it's breaking strong, the blood of the evil, the heart of a king. Say what you want, but don't be a wuss, nothing to fuck with a bros. The songs of the book of our best people, by the block of fate. Fuck y'all, fuck y'all, fuck y'all, get subscribed!">
            <text:p> Thank you. The world is a stone of red The dark of the bird, the path of evil The dark of the face The path of evil, the path of the dead The dark of the water, the dark of the land The path of the swamps, the hills and the dead The dark of the land and the moon The earth, full of dust, now it is a ground, a dead land, blessed, a good old city beyond, the child of such death, now it's breaking strong, the blood of the evil, the heart of a king. Say what you want, but don't be a wuss, nothing to fuck with a bros. The songs of the book of our best people, by the block of fate. Fuck y'all, fuck y'all, fuck y'all, get subscribed!</text:p>
          </table:table-cell>
        </table:table-row>
        <table:table-row>
          <table:table-cell office:value-type="string" office:string-value="Teitanblood - Seven Chalices of Vomit and Blood">
            <text:p>Teitanblood - Seven Chalices of Vomit and Blood</text:p>
          </table:table-cell>
          <table:table-cell office:value-type="string" office:string-value=" I'm sorry. I'm sorry. I'm sorry. The truth of death! I fear no... biggest creature... I am the fire in your heart... Oh, yeah. Destroy the earth. The food of the earth. The way for the world to come. The way for the world to come. The way for the world to come. Kill this I'm going to go. Thank you. I did the time for all of them. For them. It's a story of a chance. It's a story of a chance. I will get it. I will get it. I'm going to go. I'm going to go. I'm going to go. I'm going to go. I'm going to go. I'm going to go. I'm going to go. I'm going to go. I'm going to go. 7, 6, 5, 4, 3, 2, 1. 7, 6, 7, 2, 1. 7, 6, 7, 2, 1. I'm going to walk with you. I'm going to go to bed.">
            <text:p> I'm sorry. I'm sorry. I'm sorry. The truth of death! I fear no... biggest creature... I am the fire in your heart... Oh, yeah. Destroy the earth. The food of the earth. The way for the world to come. The way for the world to come. The way for the world to come. Kill this I'm going to go. Thank you. I did the time for all of them. For them. It's a story of a chance. It's a story of a chance. I will get it. I will get it. I'm going to go. I'm going to go. I'm going to go. I'm going to go. I'm going to go. I'm going to go. I'm going to go. I'm going to go. I'm going to go. 7, 6, 5, 4, 3, 2, 1. 7, 6, 7, 2, 1. 7, 6, 7, 2, 1. I'm going to walk with you. I'm going to go to bed.</text:p>
          </table:table-cell>
        </table:table-row>
        <table:table-row>
          <table:table-cell office:value-type="string" office:string-value="Vassafor - Archeonauts Return">
            <text:p>Vassafor - Archeonauts Return</text:p>
          </table:table-cell>
          <table:table-cell office:value-type="string" office:string-value=" Thank you. Thank you. yes Thank you. I'm going to start with the head. I'm going to take a few minutes to read through the questions. I'm going to read through the questions. I'm going to read through the questions. I'm going to read through the questions. I'm going to read through the questions. I'm going to read through the questions. I'm going to read through the questions. I'm going to read through the questions. I'm going to read through the questions. I'm going to read through the questions. I'm going to read through the questions. um Thank you. is oh so Thank you. Thank you. Thank you. Thank you. Thank you. Thank you. Thank you. Thank you. Thank you. um Thank you. Thank you. Thank you. Thank you. Thank you. uh uh um Thank you. I'm going to go ahead and do that. ah. Thank you.. Thank you. Thank you. Thank you.">
            <text:p> Thank you. Thank you. yes Thank you. I'm going to start with the head. I'm going to take a few minutes to read through the questions. I'm going to read through the questions. I'm going to read through the questions. I'm going to read through the questions. I'm going to read through the questions. I'm going to read through the questions. I'm going to read through the questions. I'm going to read through the questions. I'm going to read through the questions. I'm going to read through the questions. I'm going to read through the questions. um Thank you. is oh so Thank you. Thank you. Thank you. Thank you. Thank you. Thank you. Thank you. Thank you. Thank you. um Thank you. Thank you. Thank you. Thank you. Thank you. uh uh um Thank you. I'm going to go ahead and do that. ah. Thank you.. Thank you. Thank you. Thank you.</text:p>
          </table:table-cell>
        </table:table-row>
      </table:table>
      <table:table table:name="demucs_mdx_extra___symphonic_gothic">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fter Forever - Leaden Legacy (The Embrace That Smothers - Part I)">
            <text:p>After Forever - Leaden Legacy (The Embrace That Smothers - Part I)</text:p>
          </table:table-cell>
          <table:table-cell office:value-type="string" office:string-value=" Thank you. I can't look beyond because I'm in the deep, in the past. The use without emotion of filling up the implied lower The dark of grief What you gave us As a source Of love Or a gun of sin So the ocean's all dispersed Tell it that you see Cause for some we're waiting on the other side Do not see that at all, get to know Perhaps you won't understand it is all similar But if you relate, shall we go from sea to land? Doom to wandering, repressed emotions, This imaginary refuge restrains me from awakening The queen watches In the spots of hearts Who look upon her To recall the souls just found I don't want to see Your spell separating Johnny and his head Do not see that I don't get to know better To understand it is all singular And if you believe, shall we come and see it then? Open arms! Do you see your friends? I see you. We cannot be what you as birds of oz. So we can all sing to the glories of this land. We'll sing the melody of this sea. It cannot be what you hope and plan for u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Thank you. I can't look beyond because I'm in the deep, in the past. The use without emotion of filling up the implied lower The dark of grief What you gave us As a source Of love Or a gun of sin So the ocean's all dispersed Tell it that you see Cause for some we're waiting on the other side Do not see that at all, get to know Perhaps you won't understand it is all similar But if you relate, shall we go from sea to land? Doom to wandering, repressed emotions, This imaginary refuge restrains me from awakening The queen watches In the spots of hearts Who look upon her To recall the souls just found I don't want to see Your spell separating Johnny and his head Do not see that I don't get to know better To understand it is all singular And if you believe, shall we come and see it then? Open arms! Do you see your friends? I see you. We cannot be what you as birds of oz. So we can all sing to the glories of this land. We'll sing the melody of this sea. It cannot be what you hope and plan for u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Amberian Dawn - Valkyries">
            <text:p>Amberian Dawn - Valkyries</text:p>
          </table:table-cell>
          <table:table-cell office:value-type="string" office:string-value=" Thank you. The warriors to their last fight Shielded and striped, the walls seamless, high with fables Stuck in the battlegrounds, the souls of slain heroes Losers of slain, who is Brought through the night, stising in fears that will rise But who is Losers of slain Come, light their walls, come, light their wreaths, Fly through the night, spiting in fierce battle-vice, Come, light their walls, light their wreaths, Cruces of slain, come, light their walls. All people sing the night, carrying steam and aid, This is definite warriors, the audience knows. The glow of Valkyries flashes upon the skies. Shining as great as the dawn of the night. To the souls of savages, right through the night. Skies singing fierce, felt and wise, But who is, who says of slain, Come right there was, But who is, who is, Why through the night, Skies singing fierce, felt and wise, But who is, who says of slain, Come right there was. © transcript Emily Beynon Thank you. Come with us!">
            <text:p> Thank you. The warriors to their last fight Shielded and striped, the walls seamless, high with fables Stuck in the battlegrounds, the souls of slain heroes Losers of slain, who is Brought through the night, stising in fears that will rise But who is Losers of slain Come, light their walls, come, light their wreaths, Fly through the night, spiting in fierce battle-vice, Come, light their walls, light their wreaths, Cruces of slain, come, light their walls. All people sing the night, carrying steam and aid, This is definite warriors, the audience knows. The glow of Valkyries flashes upon the skies. Shining as great as the dawn of the night. To the souls of savages, right through the night. Skies singing fierce, felt and wise, But who is, who says of slain, Come right there was, But who is, who is, Why through the night, Skies singing fierce, felt and wise, But who is, who says of slain, Come right there was. © transcript Emily Beynon Thank you. Come with us!</text:p>
          </table:table-cell>
        </table:table-row>
        <table:table-row>
          <table:table-cell office:value-type="string" office:string-value="Angellore - Blood for Lavinia">
            <text:p>Angellore - Blood for Lavinia</text:p>
          </table:table-cell>
          <table:table-cell office:value-type="string" office:string-value=" Thank you. What season of a heart A cold flow of longing on a wave A dream to pass away was how hard Oh my lovely dead, how could I save The river of sorrow in your veins There was just one way to break your chains My bleeding lovingness My hazing lovingness My gloatsful lovingness My gloatsful lovingness You're looking at the grave of Lavinia Remember the sweet light of her face Bleeding on the grave of loving you My only dream is to taste a frozen grace Oh, please come back and I'll take away This sadness where you've drowned for you, my dear My blood's full of the air. My blood's full of the air. My blood's full of the air. My blood's full of the air. I had made for her a deadly poison I'm standing on the grave of Lavinia She won me the poison to leave the light I'm crawling in the shadow of Lavinia She won't need to be dead but still beautiful I'm still in love with the ghost of love in you Thank you. The blues for loving you. The blues for loving you. The blues for loving you.">
            <text:p> Thank you. What season of a heart A cold flow of longing on a wave A dream to pass away was how hard Oh my lovely dead, how could I save The river of sorrow in your veins There was just one way to break your chains My bleeding lovingness My hazing lovingness My gloatsful lovingness My gloatsful lovingness You're looking at the grave of Lavinia Remember the sweet light of her face Bleeding on the grave of loving you My only dream is to taste a frozen grace Oh, please come back and I'll take away This sadness where you've drowned for you, my dear My blood's full of the air. My blood's full of the air. My blood's full of the air. My blood's full of the air. I had made for her a deadly poison I'm standing on the grave of Lavinia She won me the poison to leave the light I'm crawling in the shadow of Lavinia She won't need to be dead but still beautiful I'm still in love with the ghost of love in you Thank you. The blues for loving you. The blues for loving you. The blues for loving you.</text:p>
          </table:table-cell>
        </table:table-row>
        <table:table-row>
          <table:table-cell office:value-type="string" office:string-value="Angtoria - Do You See Me Now?">
            <text:p>Angtoria - Do You See Me Now?</text:p>
          </table:table-cell>
          <table:table-cell office:value-type="string" office:string-value=" Thank you. I hate the reflection that I see Wish I could claw away my skin Demons won't let me flee My mind's tragedy Don't leave all me Not a minority Society created me First custody, then start to feel the pain Don't show me your pity Second custody, then start to release from within Don't try to analyze me How pretty pictures of hatred avert your eyes. My artwork doesn't lie Refuse to acknowledge me I'm not what you want to see So inject and study me Not me with hypocrisy The cuts belong, yes I just lost them, jove No doctor can save me Both cuts the bone, this drive and life of detail Don't try to admit me My condition has no name, it's not like I'm insane Redirect your empathy My body's my vengeance I'm addicted to pain No one understands me Thank you.">
            <text:p> Thank you. I hate the reflection that I see Wish I could claw away my skin Demons won't let me flee My mind's tragedy Don't leave all me Not a minority Society created me First custody, then start to feel the pain Don't show me your pity Second custody, then start to release from within Don't try to analyze me How pretty pictures of hatred avert your eyes. My artwork doesn't lie Refuse to acknowledge me I'm not what you want to see So inject and study me Not me with hypocrisy The cuts belong, yes I just lost them, jove No doctor can save me Both cuts the bone, this drive and life of detail Don't try to admit me My condition has no name, it's not like I'm insane Redirect your empathy My body's my vengeance I'm addicted to pain No one understands me Thank you.</text:p>
          </table:table-cell>
        </table:table-row>
        <table:table-row>
          <table:table-cell office:value-type="string" office:string-value="Beyond the Black - Hallelujah">
            <text:p>Beyond the Black - Hallelujah</text:p>
          </table:table-cell>
          <table:table-cell office:value-type="string" office:string-value=" Drown into these hands of fate Without a sound and celebrate Shining like the brighter skies Cross your hearts and keep the faith Look into the mirror ball, lose everything and take it all Sing hallelujah and I'm called forevermore We run into the unknown, fall from what they call life Somewhere must be another rain One day we'll come together on the beautiful side Every dream is one night away Hallelujah! Hallelujah! Hallelujah! Hallelujah! Hallelujah! Hallelujah! Hallelujah! Hallelujah! Hallelujah! Hallelujah! Hallelujah! Hallelujah! Meet me beyond in the twilight Million lifetimes ago Then our imprisoned minds unfold Light, light, a cross and its petals, money, fives, arrows and balls. We found us and it feels like home. Oh, my God. I love you. Thank you. Hallelujah, hallelujah Look into the mirror, won't lose everything and take it all Sing Hallelujah and I'll call forevermore">
            <text:p> Drown into these hands of fate Without a sound and celebrate Shining like the brighter skies Cross your hearts and keep the faith Look into the mirror ball, lose everything and take it all Sing hallelujah and I'm called forevermore We run into the unknown, fall from what they call life Somewhere must be another rain One day we'll come together on the beautiful side Every dream is one night away Hallelujah! Hallelujah! Hallelujah! Hallelujah! Hallelujah! Hallelujah! Hallelujah! Hallelujah! Hallelujah! Hallelujah! Hallelujah! Hallelujah! Meet me beyond in the twilight Million lifetimes ago Then our imprisoned minds unfold Light, light, a cross and its petals, money, fives, arrows and balls. We found us and it feels like home. Oh, my God. I love you. Thank you. Hallelujah, hallelujah Look into the mirror, won't lose everything and take it all Sing Hallelujah and I'll call forevermore</text:p>
          </table:table-cell>
        </table:table-row>
        <table:table-row>
          <table:table-cell office:value-type="string" office:string-value="Delain - We Are the Others">
            <text:p>Delain - We Are the Others</text:p>
          </table:table-cell>
          <table:table-cell office:value-type="string" office:string-value=" I'm walking the sofa tonight she lives in the air that i breathe i can't get it out of my mind how you were left to bleed was it how you dress or how you act i can't believe how they could act so violently Without regret, we will not forget We are the others, we are the cast out We're the outsiders, but you can't hide us We are the others, we are the cast out You're not out there on your own If you feel mistreated, torn and cheated You are not alone We are the others As simple as air in your lungs As simple as words on your lips And no one should take that away No one should argue this Now with our heads up high We'll carry on and carry out And we won't let them get us down Or wear us out Cause we are not alone We are the others, we are the cast out We're the outsiders, but you can't hide us We are the others, we are the cast out You're not out there on your own If you feel mistreated, torn and cheated You're not alone We are the others We are the others Normal is not the norm It's just a uniform We are the others Forget about the norm We are the outsiders Take off your uniform We are the others We are all beautiful We are the others We are the others We are the cast out, we're the outsiders But you can't hide us, we are the others We are the cast out, you're not out there on your own If you feel mistreated, torn and cheated You are not alone We are the others We are the others We are the others Thank you.">
            <text:p> I'm walking the sofa tonight she lives in the air that i breathe i can't get it out of my mind how you were left to bleed was it how you dress or how you act i can't believe how they could act so violently Without regret, we will not forget We are the others, we are the cast out We're the outsiders, but you can't hide us We are the others, we are the cast out You're not out there on your own If you feel mistreated, torn and cheated You are not alone We are the others As simple as air in your lungs As simple as words on your lips And no one should take that away No one should argue this Now with our heads up high We'll carry on and carry out And we won't let them get us down Or wear us out Cause we are not alone We are the others, we are the cast out We're the outsiders, but you can't hide us We are the others, we are the cast out You're not out there on your own If you feel mistreated, torn and cheated You're not alone We are the others We are the others Normal is not the norm It's just a uniform We are the others Forget about the norm We are the outsiders Take off your uniform We are the others We are all beautiful We are the others We are the others We are the cast out, we're the outsiders But you can't hide us, we are the others We are the cast out, you're not out there on your own If you feel mistreated, torn and cheated You are not alone We are the others We are the others We are the others Thank you.</text:p>
          </table:table-cell>
        </table:table-row>
        <table:table-row>
          <table:table-cell office:value-type="string" office:string-value="Elis - Perfect Love">
            <text:p>Elis - Perfect Love</text:p>
          </table:table-cell>
          <table:table-cell office:value-type="string" office:string-value=" Feel love from my skin make me helpless Taste my body, let me die in your sweet embrace It helps my skin, make me homeless Taste my body, let me die in your sweet embrace I never thought that I could find Someone like you and still I feel the union of souls The union of souls I never thought that I could find A love so perfect and still I'm here in your arms It holds my skin, makes me helpless Days by morning, let me die In your sweet embrace The love my skin made me hopeless Days by morning, let me die In your sweet embrace I never thought that I could find Peace of mind and still I'm staying with you I never thought that I could find A love so devouring and still I'm caught in this pressure I'm caught in this pressure I never thought that I could find All of the searching still I found you I found you In all my skin Make me hopeless Taste my body Love to me, die in your sweet embrace Peel off my skin, make me lonely He's my body, he's a desire In your sweet embrace I love you, Lord. You are my God and Lord. I love you, Lord. You are my God and Lord.">
            <text:p> Feel love from my skin make me helpless Taste my body, let me die in your sweet embrace It helps my skin, make me homeless Taste my body, let me die in your sweet embrace I never thought that I could find Someone like you and still I feel the union of souls The union of souls I never thought that I could find A love so perfect and still I'm here in your arms It holds my skin, makes me helpless Days by morning, let me die In your sweet embrace The love my skin made me hopeless Days by morning, let me die In your sweet embrace I never thought that I could find Peace of mind and still I'm staying with you I never thought that I could find A love so devouring and still I'm caught in this pressure I'm caught in this pressure I never thought that I could find All of the searching still I found you I found you In all my skin Make me hopeless Taste my body Love to me, die in your sweet embrace Peel off my skin, make me lonely He's my body, he's a desire In your sweet embrace I love you, Lord. You are my God and Lord. I love you, Lord. You are my God and Lord.</text:p>
          </table:table-cell>
        </table:table-row>
        <table:table-row>
          <table:table-cell office:value-type="string" office:string-value="Epica - Sensorium">
            <text:p>Epica - Sensorium</text:p>
          </table:table-cell>
          <table:table-cell office:value-type="string" office:string-value=" Thank you. John's draws and texts is both a path of lifelessness, totally so predestined. Time and chronology show us how to feel The ways of existence to find out why we are here Being conscious is a torment The more we learn, it's the less we get No one surveys their home Focus on things so small But life's objectives to make it meaningful Only searching for this, that which doesn't exist A more ability to relativize, represent, live Being conscious is our tournament The more we learn, it's the less we get Every answer contains a new quest A quest to non-existence The journey with no end I'm not afraid You'll die I'm not afraid You'll be alright We have been through it I'm not afraid I'm so afraid to I couldn't stand to Where is all my energy and makes me no more matter anymore? A future has already been written by us alone But we don't rest, the meaning of our broken course of life We only feel as one, just look at every day Our future has already been, we sit by us alone And we just let this happen and do not worry at all Our future has already been, written by us alone Must be the breath, the meaning of our program's muscle mind We only fear the cost, there's spells that every day search for the answers that lie beyond The Being parted is a torment The more we learn, the more we lose our memory Every answer won't change our new guess A question of existence, a journey with no end Thank you.">
            <text:p> Thank you. John's draws and texts is both a path of lifelessness, totally so predestined. Time and chronology show us how to feel The ways of existence to find out why we are here Being conscious is a torment The more we learn, it's the less we get No one surveys their home Focus on things so small But life's objectives to make it meaningful Only searching for this, that which doesn't exist A more ability to relativize, represent, live Being conscious is our tournament The more we learn, it's the less we get Every answer contains a new quest A quest to non-existence The journey with no end I'm not afraid You'll die I'm not afraid You'll be alright We have been through it I'm not afraid I'm so afraid to I couldn't stand to Where is all my energy and makes me no more matter anymore? A future has already been written by us alone But we don't rest, the meaning of our broken course of life We only feel as one, just look at every day Our future has already been, we sit by us alone And we just let this happen and do not worry at all Our future has already been, written by us alone Must be the breath, the meaning of our program's muscle mind We only fear the cost, there's spells that every day search for the answers that lie beyond The Being parted is a torment The more we learn, the more we lose our memory Every answer won't change our new guess A question of existence, a journey with no end Thank you.</text:p>
          </table:table-cell>
        </table:table-row>
        <table:table-row>
          <table:table-cell office:value-type="string" office:string-value="Edenbridge - Cheyenne Spirit">
            <text:p>Edenbridge - Cheyenne Spirit</text:p>
          </table:table-cell>
          <table:table-cell office:value-type="string" office:string-value=" Thank you. one Out in the brain tree The phyton there to roam The crying of the larches Claim they're forever gone High in the freezing wind An eagle there to fly For a wise man's sacred covenant Was just a lie Out in the flowing streams, the fever there to build The never-ending ignorance, the amazing guilt A single tent was left, lonesome in the woods When the cannons spoke their words Let us turn off their horns For all times rise Giant spirit lies By the grace of all the wisdom In the housing crowns it flies Check the threads and try free Eternal unity Let the thoughts play for a last time When a white man's too lonely And they came riding with their pace And marching with their priests External territories Served their senseless needs But they stood strong in their own fate They knew their bloody ways Along the line of fire Into the cramped decay For the times rise Giant spirits rise By the grace of all the wisdom In the halting crowns it flies Chase the dread and drive free Eternal unity Let the songs play for the last time Burn the white man to ruin Rise Giant spirits rise By the praise of all the wisdom In the haunting crowds it flies Chase the threat and drive free Eternal unity Let's play for the last time By the wild ones who are here">
            <text:p> Thank you. one Out in the brain tree The phyton there to roam The crying of the larches Claim they're forever gone High in the freezing wind An eagle there to fly For a wise man's sacred covenant Was just a lie Out in the flowing streams, the fever there to build The never-ending ignorance, the amazing guilt A single tent was left, lonesome in the woods When the cannons spoke their words Let us turn off their horns For all times rise Giant spirit lies By the grace of all the wisdom In the housing crowns it flies Check the threads and try free Eternal unity Let the thoughts play for a last time When a white man's too lonely And they came riding with their pace And marching with their priests External territories Served their senseless needs But they stood strong in their own fate They knew their bloody ways Along the line of fire Into the cramped decay For the times rise Giant spirits rise By the grace of all the wisdom In the halting crowns it flies Chase the dread and drive free Eternal unity Let the songs play for the last time Burn the white man to ruin Rise Giant spirits rise By the praise of all the wisdom In the haunting crowds it flies Chase the threat and drive free Eternal unity Let's play for the last time By the wild ones who are here</text:p>
          </table:table-cell>
        </table:table-row>
        <table:table-row>
          <table:table-cell office:value-type="string" office:string-value="Ex Libris - Love Is Thy Sin">
            <text:p>Ex Libris - Love Is Thy Sin</text:p>
          </table:table-cell>
          <table:table-cell office:value-type="string" office:string-value=" Love is my sin My sin Forgive me, conceal me, reveal me, you love me. Within, sleeping, I'm sleeping In the eyes within Within, within, within myself Nor broken art ye, O Lord. Nor broken art ye, O Lord. I'll never tell thee of all the joy that I feel Drops of the tears that I long to Stab me, my shadow, let me a-heat and fail Let me Drops of the tears that I long to Stab me, rape me, glad me, I sing Thank you. Thank you. Thou belongst to Sadly my shadow Help me Help me Help me Thou convert me Thou belongst to Sadly break me Sadly I sin Thank you. ¶¶ ¶¶ ¶¶ I love you. Oh, so I can't wait to see you. I love you. I love you. I love you. I love you. I love you. I love you. I love you. I love you. I love you. I love you. I love you. I love you. I love you. I love you. I love you. I love you. I love you. I love you. I love you. Ha, ha, ha, ha. Thank you. Thank you. You are my life tonight You are my life tonight Thank you. © transcript Emily Beynon">
            <text:p> Love is my sin My sin Forgive me, conceal me, reveal me, you love me. Within, sleeping, I'm sleeping In the eyes within Within, within, within myself Nor broken art ye, O Lord. Nor broken art ye, O Lord. I'll never tell thee of all the joy that I feel Drops of the tears that I long to Stab me, my shadow, let me a-heat and fail Let me Drops of the tears that I long to Stab me, rape me, glad me, I sing Thank you. Thank you. Thou belongst to Sadly my shadow Help me Help me Help me Thou convert me Thou belongst to Sadly break me Sadly I sin Thank you. ¶¶ ¶¶ ¶¶ I love you. Oh, so I can't wait to see you. I love you. I love you. I love you. I love you. I love you. I love you. I love you. I love you. I love you. I love you. I love you. I love you. I love you. I love you. I love you. I love you. I love you. I love you. I love you. Ha, ha, ha, ha. Thank you. Thank you. You are my life tonight You are my life tonight Thank you. © transcript Emily Beynon</text:p>
          </table:table-cell>
        </table:table-row>
        <table:table-row>
          <table:table-cell office:value-type="string" office:string-value="Exit Eden - Hold Back Your Fear">
            <text:p>Exit Eden - Hold Back Your Fear</text:p>
          </table:table-cell>
          <table:table-cell office:value-type="string" office:string-value=" I was born in sorrow, raised with dignity. Didn't steal nor borrow, blessed with honesty. Chosen by the angels to scar history. Never fear the danger So it's set by me Just another needless battle, countless men by innocent Close your eyes, try to forget, but the pictures are still there Filled with loss and pain and hunger, sure to be defeated No way to withstand the lie, till the Savior will arrive In times of desperation, oppression and frustration I knew that it was up to me Hold back your fear, they will take our pride away Hold back your fear, we will see the break of day We choose to fight not to resign, for our lives are still divine Hold back your fear, to achieve a long lost victory Only one could bring salvation, save us from our destiny. Guided by the call of saints, pouring oil into the flames. Faced in a suit of honor to defend the motherland. On a white horse mounted high With a banner to the sky I let the troops in favor Of them to be the savior With faith and trust they followed me Hold back your fear They will take your pride away Hold back your fear We will see the break of day We choose to fight not to resign For our ancestors divine Hold back your fear To achieve a long lost victory I was born with reason, gained a fateful gift With a boundless credence Put my life at risk Wounded in the battle Nearly saw the light Braced up in the saddle To proceed the fight Hold back your fear They will take your pride away Hold back your fear We will see the break of day We choose to fight not to resign For our ancestors' divine Hold back your fear To achieve a long lost victory Our long lost victory It's a war of victory">
            <text:p> I was born in sorrow, raised with dignity. Didn't steal nor borrow, blessed with honesty. Chosen by the angels to scar history. Never fear the danger So it's set by me Just another needless battle, countless men by innocent Close your eyes, try to forget, but the pictures are still there Filled with loss and pain and hunger, sure to be defeated No way to withstand the lie, till the Savior will arrive In times of desperation, oppression and frustration I knew that it was up to me Hold back your fear, they will take our pride away Hold back your fear, we will see the break of day We choose to fight not to resign, for our lives are still divine Hold back your fear, to achieve a long lost victory Only one could bring salvation, save us from our destiny. Guided by the call of saints, pouring oil into the flames. Faced in a suit of honor to defend the motherland. On a white horse mounted high With a banner to the sky I let the troops in favor Of them to be the savior With faith and trust they followed me Hold back your fear They will take your pride away Hold back your fear We will see the break of day We choose to fight not to resign For our ancestors divine Hold back your fear To achieve a long lost victory I was born with reason, gained a fateful gift With a boundless credence Put my life at risk Wounded in the battle Nearly saw the light Braced up in the saddle To proceed the fight Hold back your fear They will take your pride away Hold back your fear We will see the break of day We choose to fight not to resign For our ancestors' divine Hold back your fear To achieve a long lost victory Our long lost victory It's a war of victory</text:p>
          </table:table-cell>
        </table:table-row>
        <table:table-row>
          <table:table-cell office:value-type="string" office:string-value="Imperia - Fata Morgana">
            <text:p>Imperia - Fata Morgana</text:p>
          </table:table-cell>
          <table:table-cell office:value-type="string" office:string-value=" Thank you. Thank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Jones Oh, Jones We're slaves in voice Thank you. ¶¶ ¶¶ um Thank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ne will know the power of the Supreme. One will know the power of the Supreme. The blood of the church comes, comes with flames in voice. Thank you.">
            <text:p> Thank you. Thank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Jones Oh, Jones We're slaves in voice Thank you. ¶¶ ¶¶ um Thank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ne will know the power of the Supreme. One will know the power of the Supreme. The blood of the church comes, comes with flames in voice. Thank you.</text:p>
          </table:table-cell>
        </table:table-row>
        <table:table-row>
          <table:table-cell office:value-type="string" office:string-value="Kamelot - Forever">
            <text:p>Kamelot - Forever</text:p>
          </table:table-cell>
          <table:table-cell office:value-type="string" office:string-value=" Thank you. There's a pain within that I can't define There's an empty space where your love used to shine From the night we met to the day you died Do you think I wish, do you still believe I tried? All too soon we were divided And life just begun Will you revive from the chaos in my mind? Will we still love now together? Will you be there waiting by the digital door When I close my eyes forever I belong to you, you belong to me It's the way things are, I was meant to be Let the moment start, let the rising sun You come bring my life and forgive me what I've done Oh, too soon we were divided Into darkness and light Will you revive from the chaos in my mind Will we still are bound together? Will you be there, waiting by the gates of dawn When I close my eyes forever? Forever I need reverse how I'm thinking of you Every breath I take brings me closer, closer to forever to you. I'm waiting for the day that I'm done. Oh, too soon we were divided And life had just begun Will you revive from the chaos in my mind? Will we still are bound together? Will you be there waiting by the gates of dawn When I close my eyes forever? Will you be there waiting by the gates of dawn When I close my eyes forever?">
            <text:p> Thank you. There's a pain within that I can't define There's an empty space where your love used to shine From the night we met to the day you died Do you think I wish, do you still believe I tried? All too soon we were divided And life just begun Will you revive from the chaos in my mind? Will we still love now together? Will you be there waiting by the digital door When I close my eyes forever I belong to you, you belong to me It's the way things are, I was meant to be Let the moment start, let the rising sun You come bring my life and forgive me what I've done Oh, too soon we were divided Into darkness and light Will you revive from the chaos in my mind Will we still are bound together? Will you be there, waiting by the gates of dawn When I close my eyes forever? Forever I need reverse how I'm thinking of you Every breath I take brings me closer, closer to forever to you. I'm waiting for the day that I'm done. Oh, too soon we were divided And life had just begun Will you revive from the chaos in my mind? Will we still are bound together? Will you be there waiting by the gates of dawn When I close my eyes forever? Will you be there waiting by the gates of dawn When I close my eyes forever?</text:p>
          </table:table-cell>
        </table:table-row>
        <table:table-row>
          <table:table-cell office:value-type="string" office:string-value="Lacuna Coil - Falling Again">
            <text:p>Lacuna Coil - Falling Again</text:p>
          </table:table-cell>
          <table:table-cell office:value-type="string" office:string-value=" Thank you. Thank you. I'm crying and I don't know Watching the sky Search and answer I'm free, free to be I'm not an old lie I just wanna be myself, myself I'm not a being outside of me Here's a song for the breathing I'm never ending Even in sadness, you're all that made me breathe my blood again into another world. I know I live but life is slow and I'm falling down. The brain looking to the sky I can feel this rain Right now it's falling on me Fly, I just wanna fly Life is on my Some days I cry alone But I know I'm not the only one I'm here and another day is gone I don't wanna die Please be there when I arrive Don't cry Please Not a beat inside of me Feels so cold breathing out I'll never end up feeling inside I know I let my life be slow and down Thank you. I'm">
            <text:p> Thank you. Thank you. I'm crying and I don't know Watching the sky Search and answer I'm free, free to be I'm not an old lie I just wanna be myself, myself I'm not a being outside of me Here's a song for the breathing I'm never ending Even in sadness, you're all that made me breathe my blood again into another world. I know I live but life is slow and I'm falling down. The brain looking to the sky I can feel this rain Right now it's falling on me Fly, I just wanna fly Life is on my Some days I cry alone But I know I'm not the only one I'm here and another day is gone I don't wanna die Please be there when I arrive Don't cry Please Not a beat inside of me Feels so cold breathing out I'll never end up feeling inside I know I let my life be slow and down Thank you. I'm</text:p>
          </table:table-cell>
        </table:table-row>
        <table:table-row>
          <table:table-cell office:value-type="string" office:string-value="Leaves' Eyes - Through our Veins">
            <text:p>Leaves' Eyes - Through our Veins</text:p>
          </table:table-cell>
          <table:table-cell office:value-type="string" office:string-value=" When nothing was No sky, no sea, but endless space within and around. No earth, no sun, no sound, no silence to be found. Break the silence with a divine prayer Let the blood run through of me To you, feel the sign of the two eyes Will you be fire of the eyes into the void we shun in lies The world will take all we've begun Let the blood run through Through our veins In distant times when nothing flowered Beneath the sun in soothing rain No sand, no ground, no mountain Only darkness to be found Break the silence with a dream of rain Let the blood run through Through our pain, through you, dear desire to rise. Will you be fire of eyes into the void we shut in night? Will you be day, I will be night. Let the blood run through. through our beings. End the silence with your divine breath. Let the blood run through our veins. Through your wounds, fields and terrains, Will you be fire, I'll be ice Into the void we shall unite Will you be day, I will be night May I go forth Through the dreams May I go forth From the old days">
            <text:p> When nothing was No sky, no sea, but endless space within and around. No earth, no sun, no sound, no silence to be found. Break the silence with a divine prayer Let the blood run through of me To you, feel the sign of the two eyes Will you be fire of the eyes into the void we shun in lies The world will take all we've begun Let the blood run through Through our veins In distant times when nothing flowered Beneath the sun in soothing rain No sand, no ground, no mountain Only darkness to be found Break the silence with a dream of rain Let the blood run through Through our pain, through you, dear desire to rise. Will you be fire of eyes into the void we shut in night? Will you be day, I will be night. Let the blood run through. through our beings. End the silence with your divine breath. Let the blood run through our veins. Through your wounds, fields and terrains, Will you be fire, I'll be ice Into the void we shall unite Will you be day, I will be night May I go forth Through the dreams May I go forth From the old days</text:p>
          </table:table-cell>
        </table:table-row>
        <table:table-row>
          <table:table-cell office:value-type="string" office:string-value="Nemesea - Lucifer">
            <text:p>Nemesea - Lucifer</text:p>
          </table:table-cell>
          <table:table-cell office:value-type="string" office:string-value=" Oh Thank you. © BF-WATCH TV 2021 You've been a cesspit of an eerie crappy By being a righteous Don't come to go The surrender is precious Slowly you fade away, away When you're deserted by your mind By your mind You cannot be where I am Cause I'm the stronger kind Look at the serene glass It is no use for you to see You'll only find detection You cannot be where I am Cause I'm the stronger kind">
            <text:p> Oh Thank you. © BF-WATCH TV 2021 You've been a cesspit of an eerie crappy By being a righteous Don't come to go The surrender is precious Slowly you fade away, away When you're deserted by your mind By your mind You cannot be where I am Cause I'm the stronger kind Look at the serene glass It is no use for you to see You'll only find detection You cannot be where I am Cause I'm the stronger kind</text:p>
          </table:table-cell>
        </table:table-row>
        <table:table-row>
          <table:table-cell office:value-type="string" office:string-value="Nightwish - The Phantom of the Opera">
            <text:p>Nightwish - The Phantom of the Opera</text:p>
          </table:table-cell>
          <table:table-cell office:value-type="string" office:string-value=" Thank you. Prince he came, the voice which calls to me and speaks my name. And do I dream again? For now I find the band of a pure I swear inside my mind. Sing once again with me A strange duet My power over you Grows stronger yet And though you turn from me To glass behind The phantom of the opera is there, inside your mind. Those who have seen your face, draw back in fear. I am the masculine Which me they hear Your spirit and my voice In one combined The phantom of the opera is there Inside your mind When all your fantasies You always knew That mad a mystery We're both in you And in this other end When I despise The vent of the open I see We're signing wide Say why ain't your last name said Yes! oh">
            <text:p> Thank you. Prince he came, the voice which calls to me and speaks my name. And do I dream again? For now I find the band of a pure I swear inside my mind. Sing once again with me A strange duet My power over you Grows stronger yet And though you turn from me To glass behind The phantom of the opera is there, inside your mind. Those who have seen your face, draw back in fear. I am the masculine Which me they hear Your spirit and my voice In one combined The phantom of the opera is there Inside your mind When all your fantasies You always knew That mad a mystery We're both in you And in this other end When I despise The vent of the open I see We're signing wide Say why ain't your last name said Yes! oh</text:p>
          </table:table-cell>
        </table:table-row>
        <table:table-row>
          <table:table-cell office:value-type="string" office:string-value="Pythia - Ancient Soul">
            <text:p>Pythia - Ancient Soul</text:p>
          </table:table-cell>
          <table:table-cell office:value-type="string" office:string-value=" Thank you. So it takes my heart and trust me, I'll get me for golden ways Pulling me deep, I am soon to get nice When I sing a song that's my own, still in my years of love I'll let me have a tidal rest Blessed life fails to guide my way Darkness is suffocating Walk through the cavern to the light Hold me and set my heart to flight Across the rising solar globe I fight my way through something's fair It is where I'll come for you then And you can tell my age is gone Far off through the dark of starlight A shining glimpse of hope I feel the earth on my hands and knees I stumble through the dirt Towards a starlit starlight Becoming me, a caravan Walking this path of wonderful Watching the stars come rolling in Illuminate the only thought The morning bells are sounding Welcome back, capital of lights Hold me and set my heart to flight Across horizons all above I'm like my grave, you're so deep there In the spread of a fire And you can't stop my ancient soul I feel the fire burning in my veins As I soar towards the sun Death's below me Like a campaign of light To return it upon me yes I'm sitting hard in your hands I've been there once in life And now I know you're by my way I'm falling to fields of sunlit snow, tear off the mask and see me I walk together to the light, all the incense my heart still finds Across the rise of solar power I fight my way through salt and sherry, discover all my feelings Ayyika sama e jansal">
            <text:p> Thank you. So it takes my heart and trust me, I'll get me for golden ways Pulling me deep, I am soon to get nice When I sing a song that's my own, still in my years of love I'll let me have a tidal rest Blessed life fails to guide my way Darkness is suffocating Walk through the cavern to the light Hold me and set my heart to flight Across the rising solar globe I fight my way through something's fair It is where I'll come for you then And you can tell my age is gone Far off through the dark of starlight A shining glimpse of hope I feel the earth on my hands and knees I stumble through the dirt Towards a starlit starlight Becoming me, a caravan Walking this path of wonderful Watching the stars come rolling in Illuminate the only thought The morning bells are sounding Welcome back, capital of lights Hold me and set my heart to flight Across horizons all above I'm like my grave, you're so deep there In the spread of a fire And you can't stop my ancient soul I feel the fire burning in my veins As I soar towards the sun Death's below me Like a campaign of light To return it upon me yes I'm sitting hard in your hands I've been there once in life And now I know you're by my way I'm falling to fields of sunlit snow, tear off the mask and see me I walk together to the light, all the incense my heart still finds Across the rise of solar power I fight my way through salt and sherry, discover all my feelings Ayyika sama e jansal</text:p>
          </table:table-cell>
        </table:table-row>
        <table:table-row>
          <table:table-cell office:value-type="string" office:string-value="ReVamp - Sweet Curse">
            <text:p>ReVamp - Sweet Curse</text:p>
          </table:table-cell>
          <table:table-cell office:value-type="string" office:string-value=" It's a burden for wrong reasons But I keep hold of this pain No more tears but common sorrow Yet it wears off day by day Letting go I never could But I surely need to heal Sweet curse, my help You bear our memories Like staining scars within your mind You lose all that you knew of me Gone deep inside Lost love, my health Sweet is the curse of hearts entwined But lost, detached, but bound Sad is the faith without relief Cruel is the curse of love, so luscious yet so dangerous Sweet curse, our help Words weren't made to tell the story For I can't describe the ache No remorse for your betrayal, you know I find that hard to take How can beauty change unseen into a monster I don't know? Lost love is my hell Sweet is the curse of fights entwined with laws that touch but bond Sad is the fate without relief Cruel is the curse of love So luscious yet so dangerous Sweet cats are hell Lost hope and lost dreams Killing me, killing me slowly New scars and new grief I'm still controlled New desires, new despair Losing you was more than I could bear Losing us a dive in water Losing you Sweetest because of our entwined but lost detached but bound Sad as the fate without relief Cruel as the curse of love So luscious yet so dangerous Sweet as our head Thank you.">
            <text:p> It's a burden for wrong reasons But I keep hold of this pain No more tears but common sorrow Yet it wears off day by day Letting go I never could But I surely need to heal Sweet curse, my help You bear our memories Like staining scars within your mind You lose all that you knew of me Gone deep inside Lost love, my health Sweet is the curse of hearts entwined But lost, detached, but bound Sad is the faith without relief Cruel is the curse of love, so luscious yet so dangerous Sweet curse, our help Words weren't made to tell the story For I can't describe the ache No remorse for your betrayal, you know I find that hard to take How can beauty change unseen into a monster I don't know? Lost love is my hell Sweet is the curse of fights entwined with laws that touch but bond Sad is the fate without relief Cruel is the curse of love So luscious yet so dangerous Sweet cats are hell Lost hope and lost dreams Killing me, killing me slowly New scars and new grief I'm still controlled New desires, new despair Losing you was more than I could bear Losing us a dive in water Losing you Sweetest because of our entwined but lost detached but bound Sad as the fate without relief Cruel as the curse of love So luscious yet so dangerous Sweet as our head Thank you.</text:p>
          </table:table-cell>
        </table:table-row>
        <table:table-row>
          <table:table-cell office:value-type="string" office:string-value="Sirenia - My Mind's Eye">
            <text:p>Sirenia - My Mind's Eye</text:p>
          </table:table-cell>
          <table:table-cell office:value-type="string" office:string-value=" So If you were here I'd whisper sweet nothings in your ear And appeal to all your fears If you were my If you were only mine I'd bring you so much further down And twist your mind until the end of time You will never realize What darkness lies inside Inside my mind If you are done I will come to chain you to the ground And penetrate your mind If you are lost I'll be there to break your trust And ravage all your lust for life, my love You will never realize What darkness lies inside Inside my mind Outside my mind Thank you. You will never realize What darkness lies inside Inside my mind You will never realize What darkness lies inside Inside my mind Inside my mind Thank you.">
            <text:p> So If you were here I'd whisper sweet nothings in your ear And appeal to all your fears If you were my If you were only mine I'd bring you so much further down And twist your mind until the end of time You will never realize What darkness lies inside Inside my mind If you are done I will come to chain you to the ground And penetrate your mind If you are lost I'll be there to break your trust And ravage all your lust for life, my love You will never realize What darkness lies inside Inside my mind Outside my mind Thank you. You will never realize What darkness lies inside Inside my mind You will never realize What darkness lies inside Inside my mind Inside my mind Thank you.</text:p>
          </table:table-cell>
        </table:table-row>
        <table:table-row>
          <table:table-cell office:value-type="string" office:string-value="Theatre of Tragedy - Bacchante">
            <text:p>Theatre of Tragedy - Bacchante</text:p>
          </table:table-cell>
          <table:table-cell office:value-type="string" office:string-value=" Thank you.... with the mean and do as the clover be lying the pain in thou rewrote the tone And I be crowned and dancing, and formed and trancing, Despairing the selvede And eating an oint Celebration Celebration Celebration The field of bark can turn And dust along the yield Beyond is the sleepless Mine holding number Celebration Celebration Celebration. Celebration. Celebration. Celebration On to the paper scribe I the worst have from my heart moved With every type letter, with the apple think The point of the quill my penmanship doth mirror Tales of theft and idolatry Tales of delment and witchery Tales of me Celebration Celebration Celebration Celebration Celebration Celebration Celebration Celebration I will come to you Celebration I will come to you Celebration Celebration Celebration Celebration Celebration Celebration Celebration Celebration Celebration Celebration Celebration Celebration Celebration Celebration Celebration Celebration Celebration">
            <text:p> Thank you.... with the mean and do as the clover be lying the pain in thou rewrote the tone And I be crowned and dancing, and formed and trancing, Despairing the selvede And eating an oint Celebration Celebration Celebration The field of bark can turn And dust along the yield Beyond is the sleepless Mine holding number Celebration Celebration Celebration. Celebration. Celebration. Celebration On to the paper scribe I the worst have from my heart moved With every type letter, with the apple think The point of the quill my penmanship doth mirror Tales of theft and idolatry Tales of delment and witchery Tales of me Celebration Celebration Celebration Celebration Celebration Celebration Celebration Celebration I will come to you Celebration I will come to you Celebration Celebration Celebration Celebration Celebration Celebration Celebration Celebration Celebration Celebration Celebration Celebration Celebration Celebration Celebration Celebration Celebration</text:p>
          </table:table-cell>
        </table:table-row>
        <table:table-row>
          <table:table-cell office:value-type="string" office:string-value="Tristania - My Lost Lenore">
            <text:p>Tristania - My Lost Lenore</text:p>
          </table:table-cell>
          <table:table-cell office:value-type="string" office:string-value=" I'm sorry. promise oh oh Conceal thy flesh, the sage and whore Desecrate my soul Of thy whims of sorrow Though I embrace thy eyes From the last last arrow far I reveal my art To this beauty dressed in gold Thrust him down. Thank you. When all thy shadows have been folded in cast, A lull will rise, and the past will be. I pray for my father. Thank you. I reveal my heart to this beauty-threatened girl. Troubled being, Void and no faith in faith they cast. For the speed, by the door of vain, they come. With the night descending me, I face the snow. I embrace the clouds for a life of sorrow. So I embrace thy heart. Won't the last of your fates ignore What you see in my heart. Good girl in life, yet still I pour My last adore. Thank you.">
            <text:p> I'm sorry. promise oh oh Conceal thy flesh, the sage and whore Desecrate my soul Of thy whims of sorrow Though I embrace thy eyes From the last last arrow far I reveal my art To this beauty dressed in gold Thrust him down. Thank you. When all thy shadows have been folded in cast, A lull will rise, and the past will be. I pray for my father. Thank you. I reveal my heart to this beauty-threatened girl. Troubled being, Void and no faith in faith they cast. For the speed, by the door of vain, they come. With the night descending me, I face the snow. I embrace the clouds for a life of sorrow. So I embrace thy heart. Won't the last of your fates ignore What you see in my heart. Good girl in life, yet still I pour My last adore. Thank you.</text:p>
          </table:table-cell>
        </table:table-row>
        <table:table-row>
          <table:table-cell office:value-type="string" office:string-value="UnSun - A Single Touch">
            <text:p>UnSun - A Single Touch</text:p>
          </table:table-cell>
          <table:table-cell office:value-type="string" office:string-value=" Thank you. Why are you not here? I'm waiting for you The hour is late Outside a full moon I look in the closet With all of my dreams Hang on the hangers Are our memories Single dot, just single star There is still a stick of blue Like inspiration Out of nowhere You changed the world I knew Time so slowly runs I yearn for the day When this longing shall pass When I finish this game, you'll finally hear your face full of sorrow Cause my heart will chill and bad, my eyes cut out Single touch, a single stare, there is still a sneak of snow Like inspiration, out of nowhere, you changed the world, I knew Think of that, just think of standing as good still As because of life inspiration Out of nowhere, you changed the world, I knew You walked in the forest, being blackberries Your basket was full of black with raspberries And just as a bold heart comes from the blue, your heart's big, but bold, soar into my basket, no We walk in the forest, looking for a place, walking by, but the sun that runs down is red And just as a bold heart comes from the blue, your heart's big, but bold, soar into my basket, no Thank you. Single touch, a single stare, their eyes stood still, as thick as glue, like inspiration Out of nowhere, you changed the world, I knew Single touch, a single stare, their eyes stood still, as thick as glue, like inspiration Out of nowhere, you changed the world, I knew Single touch, a single step There is a still, a speak of truth Like inspiration Out of nowhere, you changed the world, I knew Single touch, a single step There is no still, I speak of you like inspiration Out of nowhere, you change the world, I do">
            <text:p> Thank you. Why are you not here? I'm waiting for you The hour is late Outside a full moon I look in the closet With all of my dreams Hang on the hangers Are our memories Single dot, just single star There is still a stick of blue Like inspiration Out of nowhere You changed the world I knew Time so slowly runs I yearn for the day When this longing shall pass When I finish this game, you'll finally hear your face full of sorrow Cause my heart will chill and bad, my eyes cut out Single touch, a single stare, there is still a sneak of snow Like inspiration, out of nowhere, you changed the world, I knew Think of that, just think of standing as good still As because of life inspiration Out of nowhere, you changed the world, I knew You walked in the forest, being blackberries Your basket was full of black with raspberries And just as a bold heart comes from the blue, your heart's big, but bold, soar into my basket, no We walk in the forest, looking for a place, walking by, but the sun that runs down is red And just as a bold heart comes from the blue, your heart's big, but bold, soar into my basket, no Thank you. Single touch, a single stare, their eyes stood still, as thick as glue, like inspiration Out of nowhere, you changed the world, I knew Single touch, a single stare, their eyes stood still, as thick as glue, like inspiration Out of nowhere, you changed the world, I knew Single touch, a single step There is a still, a speak of truth Like inspiration Out of nowhere, you changed the world, I knew Single touch, a single step There is no still, I speak of you like inspiration Out of nowhere, you change the world, I do</text:p>
          </table:table-cell>
        </table:table-row>
        <table:table-row>
          <table:table-cell office:value-type="string" office:string-value="Within Temptation - Ice Queen">
            <text:p>Within Temptation - Ice Queen</text:p>
          </table:table-cell>
          <table:table-cell office:value-type="string" office:string-value="..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When fields have fallen, the skies turn to grey The night keeps on closing in on the day A nightingale sings his song of farewell You'd better hide for her freezing hell Cold breeze, she's coming You'd better keep moving For what will be long ahead Come on, just feel it Don't you see it You better believe When she embraces your heart Dust and stone She comes at night When you're all alone And when she whispers your blood She'll run home You better hide before she finds you Whenever she hears right She takes her life away Haven't you seen Haven't you seen The ruins of the world Whenever she is raging She takes her life away Haven't you seen Haven't you seen the ruins of our world? She covers the unwinded path, taking flow The sun awakes and melts it away The world now opens its eyes and sees The dawning of a new day On cold wings, she's calling You better be moving For what you belong and have Come on, just feel it Don't you see it You better believe Whenever she is raging She takes life away Haven't you seen Haven't you seen the wounds of our world? Whenever she is raging, she takes life away Heaven to see you, heaven to see you, Faithless and powerful. Thank you.">
            <text:p>..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sorrow When fields have fallen, the skies turn to grey The night keeps on closing in on the day A nightingale sings his song of farewell You'd better hide for her freezing hell Cold breeze, she's coming You'd better keep moving For what will be long ahead Come on, just feel it Don't you see it You better believe When she embraces your heart Dust and stone She comes at night When you're all alone And when she whispers your blood She'll run home You better hide before she finds you Whenever she hears right She takes her life away Haven't you seen Haven't you seen The ruins of the world Whenever she is raging She takes her life away Haven't you seen Haven't you seen the ruins of our world? She covers the unwinded path, taking flow The sun awakes and melts it away The world now opens its eyes and sees The dawning of a new day On cold wings, she's calling You better be moving For what you belong and have Come on, just feel it Don't you see it You better believe Whenever she is raging She takes life away Haven't you seen Haven't you seen the wounds of our world? Whenever she is raging, she takes life away Heaven to see you, heaven to see you, Faithless and powerful. Thank you.</text:p>
          </table:table-cell>
        </table:table-row>
        <table:table-row>
          <table:table-cell office:value-type="string" office:string-value="Xandria - Ravenheart">
            <text:p>Xandria - Ravenheart</text:p>
          </table:table-cell>
          <table:table-cell office:value-type="string" office:string-value=" Come to me, raven heart, messenger of fever. You're a shadow of forgotten dreams You come to take away My hope on your black wings Come on, run to me Raven heart, messenger of evil Come to me, once again You'll see a ceiling Lonely of love and hate, the singers tell But I fear more, more of both, more than heaven and hell I take a bow to destiny, now I have really learned my part Once loving him, now hating love I've made mistakes, my Ravenheart So come and run to me Ravenheart, messenger of evil Come to me, once more you'll see I'm still lonely Where I get there Oh, I know a door That spoke from me home In the light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Come to me, what's the use? Still I'm still and lonely Come to me, break apart This sunshine, this empty heart Come to me, what's the use? Still I'm still and lonely Thank you.">
            <text:p> Come to me, raven heart, messenger of fever. You're a shadow of forgotten dreams You come to take away My hope on your black wings Come on, run to me Raven heart, messenger of evil Come to me, once again You'll see a ceiling Lonely of love and hate, the singers tell But I fear more, more of both, more than heaven and hell I take a bow to destiny, now I have really learned my part Once loving him, now hating love I've made mistakes, my Ravenheart So come and run to me Ravenheart, messenger of evil Come to me, once more you'll see I'm still lonely Where I get there Oh, I know a door That spoke from me home In the light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Come to me, what's the use? Still I'm still and lonely Come to me, break apart This sunshine, this empty heart Come to me, what's the use? Still I'm still and lonely Thank you.</text:p>
          </table:table-cell>
        </table:table-row>
      </table:table>
      <table:table table:name="songs___symphonic_gothic">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Sirenia - My Mind's Eye">
            <text:p>Sirenia - My Mind's Eye</text:p>
          </table:table-cell>
          <table:table-cell office:value-type="string" office:string-value=" If You Were Me If you were here, I'd whisper sweet nothings in your ear And appeal to all your fears If you were mine, I'd bring you so much further down And twist your mind until the end of time You will never realize What darkness lies inside Inside my mind If you are done I will come to chain you to the ground And penetrate your mind If you are lost I'll be there to break your trust And ravage all your lust for life, my love You will never realize All darkness lies inside Inside my mind Inside my mind I'm sorry. We'll start to send it on up and go You will never realize What darkness lies inside Inside my mind You will never realize What darkness lies inside Inside my mind Right beside my mind Thank you.">
            <text:p> If You Were Me If you were here, I'd whisper sweet nothings in your ear And appeal to all your fears If you were mine, I'd bring you so much further down And twist your mind until the end of time You will never realize What darkness lies inside Inside my mind If you are done I will come to chain you to the ground And penetrate your mind If you are lost I'll be there to break your trust And ravage all your lust for life, my love You will never realize All darkness lies inside Inside my mind Inside my mind I'm sorry. We'll start to send it on up and go You will never realize What darkness lies inside Inside my mind You will never realize What darkness lies inside Inside my mind Right beside my mind Thank you.</text:p>
          </table:table-cell>
        </table:table-row>
        <table:table-row>
          <table:table-cell office:value-type="string" office:string-value="Theatre of Tragedy - Bacchante">
            <text:p>Theatre of Tragedy - Bacchante</text:p>
          </table:table-cell>
          <table:table-cell office:value-type="string" office:string-value=" Thank you for watching. guitar solo With the meek and do as the close Belying the pain, thou rewrote the tone A nobly crumbled dancing one Unfound and crossing one He's buying the silver wood And eating an old one Celebration Celebration Celebration The field of bark and winter And dust of all the year Behind is the sleepless I'm holding the moon Celebration Celebration Celebration Thank you. Celebration Celebration Celebration I'm I'm I'm I'm I'm I'm I'm I'm I'm I'm I'm I'm I'm I'm Celebration Celebration Celebration Celebration Celebration Celebration Celebration Celebration Salvation you">
            <text:p> Thank you for watching. guitar solo With the meek and do as the close Belying the pain, thou rewrote the tone A nobly crumbled dancing one Unfound and crossing one He's buying the silver wood And eating an old one Celebration Celebration Celebration The field of bark and winter And dust of all the year Behind is the sleepless I'm holding the moon Celebration Celebration Celebration Thank you. Celebration Celebration Celebration I'm I'm I'm I'm I'm I'm I'm I'm I'm I'm I'm I'm I'm I'm Celebration Celebration Celebration Celebration Celebration Celebration Celebration Celebration Salvation you</text:p>
          </table:table-cell>
        </table:table-row>
        <table:table-row>
          <table:table-cell office:value-type="string" office:string-value="UnSun - A Single Touch">
            <text:p>UnSun - A Single Touch</text:p>
          </table:table-cell>
          <table:table-cell office:value-type="string" office:string-value=" I'm not sure if you've heard of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Why are you not here? I'm waiting for you The hour is late, outside a full moon I look in the closet with all of my dreams Long of the hundreds of our memories Single dot, a single star The air is still, still a stick of blue Like inspiration Out of nowhere You changed the world, I knew Time so slowly runs I yearn for the day When this longing's so vast, when I finish this game You'll finally hear your face full of sorrow Cause my heart will chill and burn, my eyes call out Single touch, a single stare The air's cold still, a speck of blue Like inspiration Out of nowhere, you change the world I knew Single blood, just single stead The air stood still A stick of blue Like inspiration Out of nowhere You changed the world I knew We walk in the forest Picking blackberries Your basket was full of Blood, sweat, raspberries And just as a ball that comes from the blue You're unbeatable, sorrow into my basket glow We walk in the forest, looking for flames Walking back to the dawn that runs not a day And just as a ball that comes from the blue You're unbeatable, sorrow into my basket glow ¶¶ Single blood, just single-stepped The air's still still, a stick of blue Like inspiration Out of nowhere, you changed the world, I knew Single blood, just single-stepped The air's still still, a stick of blue Like inspiration Out of nowhere You changed the world I knew Single blood Just single standard As of still I speak of you Like inspiration Out of nowhere You changed the world I knew Single blood Just in a step, I am still a speaker Feel like inspiration Out of nowhere, you change the world I do">
            <text:p> I'm not sure if you've heard of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Why are you not here? I'm waiting for you The hour is late, outside a full moon I look in the closet with all of my dreams Long of the hundreds of our memories Single dot, a single star The air is still, still a stick of blue Like inspiration Out of nowhere You changed the world, I knew Time so slowly runs I yearn for the day When this longing's so vast, when I finish this game You'll finally hear your face full of sorrow Cause my heart will chill and burn, my eyes call out Single touch, a single stare The air's cold still, a speck of blue Like inspiration Out of nowhere, you change the world I knew Single blood, just single stead The air stood still A stick of blue Like inspiration Out of nowhere You changed the world I knew We walk in the forest Picking blackberries Your basket was full of Blood, sweat, raspberries And just as a ball that comes from the blue You're unbeatable, sorrow into my basket glow We walk in the forest, looking for flames Walking back to the dawn that runs not a day And just as a ball that comes from the blue You're unbeatable, sorrow into my basket glow ¶¶ Single blood, just single-stepped The air's still still, a stick of blue Like inspiration Out of nowhere, you changed the world, I knew Single blood, just single-stepped The air's still still, a stick of blue Like inspiration Out of nowhere You changed the world I knew Single blood Just single standard As of still I speak of you Like inspiration Out of nowhere You changed the world I knew Single blood Just in a step, I am still a speaker Feel like inspiration Out of nowhere, you change the world I do</text:p>
          </table:table-cell>
        </table:table-row>
        <table:table-row>
          <table:table-cell office:value-type="string" office:string-value="After Forever - Leaden Legacy (The Embrace That Smothers - Part I)">
            <text:p>After Forever - Leaden Legacy (The Embrace That Smothers - Part I)</text:p>
          </table:table-cell>
          <table:table-cell office:value-type="string" office:string-value=" 🎵 I can't look behind Because I'm looking The part is without emotion Nothing of the Imprisoned We cannot be what you have been As birds of oars We cannot sing So the ashes of despair Will not be seen in the day's sin Lonesome, separation, journey of the sin Do not see the devil, can't you know? But you understand it is all a simul- Per- Per-per-dif-utilation, wake up and see the end No more wandering, Deep rest and hope, This imaginary refuge, Restrains me from awakening. We cannot believe what you have done for us We cannot see So we must see something special What do you see? Ghosts are separating, joining all the same Do not see that out of guilt and all pain Don't you understand it is all a sin you've had And if you wish you'll wake up and see the pain Fear of dragons Don't you see your mind is full of lies? Who do you own by name? We cannot be What you As birds for once We cannot see Should we cross the seas of despair? Do we fall in love? Or do we just sit and wait? Won't you hold me? And smile for me? I have no power Thank you.">
            <text:p> 🎵 I can't look behind Because I'm looking The part is without emotion Nothing of the Imprisoned We cannot be what you have been As birds of oars We cannot sing So the ashes of despair Will not be seen in the day's sin Lonesome, separation, journey of the sin Do not see the devil, can't you know? But you understand it is all a simul- Per- Per-per-dif-utilation, wake up and see the end No more wandering, Deep rest and hope, This imaginary refuge, Restrains me from awakening. We cannot believe what you have done for us We cannot see So we must see something special What do you see? Ghosts are separating, joining all the same Do not see that out of guilt and all pain Don't you understand it is all a sin you've had And if you wish you'll wake up and see the pain Fear of dragons Don't you see your mind is full of lies? Who do you own by name? We cannot be What you As birds for once We cannot see Should we cross the seas of despair? Do we fall in love? Or do we just sit and wait? Won't you hold me? And smile for me? I have no power Thank you.</text:p>
          </table:table-cell>
        </table:table-row>
        <table:table-row>
          <table:table-cell office:value-type="string" office:string-value="Amberian Dawn - Valkyries">
            <text:p>Amberian Dawn - Valkyries</text:p>
          </table:table-cell>
          <table:table-cell office:value-type="string" office:string-valu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glorious to their last fight Sheldon and Scythe, the wolves in the sky with raven Stood in the battleground for souls of slain heroes Choosers of slain A breeze, right through the night Spies singing fear's certain price A breeze, choosers of slain Come right to us Valkyries Ride through the night Spies in invisible twice Valkyries Juices of slain Come right to us The loving was in the night Carrying female deities as Infinite warriors stood on his throne The bow of Valkyries Flashes up over the skies Shining their strange life Burn all their lives Choosers of slavery Valkyries, right through the night Spies singing fierce battle cries Valkyries Juices of slain Come right to us Valkyries Ride through the night Spicing in this water-pest Valkyries Juices of slain Come right to us I'm not afraid Oh, who is going through the night Spicing in fears that entice Oh, who is Jesus of slain Come right to us Oh, who is going through the night Spicing in fears that entice Oh, who is Jesus of slain Come right to us Thanks for watching!">
            <text:p>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The glorious to their last fight Sheldon and Scythe, the wolves in the sky with raven Stood in the battleground for souls of slain heroes Choosers of slain A breeze, right through the night Spies singing fear's certain price A breeze, choosers of slain Come right to us Valkyries Ride through the night Spies in invisible twice Valkyries Juices of slain Come right to us The loving was in the night Carrying female deities as Infinite warriors stood on his throne The bow of Valkyries Flashes up over the skies Shining their strange life Burn all their lives Choosers of slavery Valkyries, right through the night Spies singing fierce battle cries Valkyries Juices of slain Come right to us Valkyries Ride through the night Spicing in this water-pest Valkyries Juices of slain Come right to us I'm not afraid Oh, who is going through the night Spicing in fears that entice Oh, who is Jesus of slain Come right to us Oh, who is going through the night Spicing in fears that entice Oh, who is Jesus of slain Come right to us Thanks for watching!</text:p>
          </table:table-cell>
        </table:table-row>
        <table:table-row>
          <table:table-cell office:value-type="string" office:string-value="Angellore - Blood for Lavinia">
            <text:p>Angellore - Blood for Lavinia</text:p>
          </table:table-cell>
          <table:table-cell office:value-type="string" office:string-value=" 🎵 Winter was the season of a heart Pickled flowers lying on a grave A dream to pass away was her heart Oh, my lovely day, oh could I say The river of sorrow in your veins There was just one way to break your chains I'm bleeding My head's in red I'd love for you I'd love for you Looking at the grave of a warrior Remember the sweet light of her face Bleeding on the grave of Larnia Like lonely dreams to kiss a frozen grace Oh, please come back and take her away The sadness where you drown for you, my dear My blood for you My blood for you My blood for you My blood for loving you I had made for her a deadly poison You sent me on the grave of loving you She won't need a poison to leave the light I'm falling in shadow of her in you She won't need to be there but still be a temple I'm still in love with the ghost of her in you We'll be right back. My boots fall down My boots fall down My boots fall down Let your story run">
            <text:p> 🎵 Winter was the season of a heart Pickled flowers lying on a grave A dream to pass away was her heart Oh, my lovely day, oh could I say The river of sorrow in your veins There was just one way to break your chains I'm bleeding My head's in red I'd love for you I'd love for you Looking at the grave of a warrior Remember the sweet light of her face Bleeding on the grave of Larnia Like lonely dreams to kiss a frozen grace Oh, please come back and take her away The sadness where you drown for you, my dear My blood for you My blood for you My blood for you My blood for loving you I had made for her a deadly poison You sent me on the grave of loving you She won't need a poison to leave the light I'm falling in shadow of her in you She won't need to be there but still be a temple I'm still in love with the ghost of her in you We'll be right back. My boots fall down My boots fall down My boots fall down Let your story run</text:p>
          </table:table-cell>
        </table:table-row>
        <table:table-row>
          <table:table-cell office:value-type="string" office:string-value="Angtoria - Do You See Me Now?">
            <text:p>Angtoria - Do You See Me Now?</text:p>
          </table:table-cell>
          <table:table-cell office:value-type="string" office:string-value=" 🎵 Hate the reflection that I see Wish I could claw away my skin Demons won't let me believe My mind's tragedy Don't leave on me, not a minority Society created me First custody, test I can feel a thing Don't show me your pity Second custody, the story's from within Don't try to analyze me I'm free It's the pictures of hatred Avert your eyes My artwork doesn't lie Refuse to acknowledge me I'm not what you want to see So inject and study me Pump me with hypocrisy For cuts the longest I just lost control No doctor can save me For cuts the boldest I deny full detail Don't try to admit me My condition has no name, it's not like I'm insane Redirect your empathy My thought is my vengeance, I'm addicted to pain No one understands me Thanks for watching!">
            <text:p> 🎵 Hate the reflection that I see Wish I could claw away my skin Demons won't let me believe My mind's tragedy Don't leave on me, not a minority Society created me First custody, test I can feel a thing Don't show me your pity Second custody, the story's from within Don't try to analyze me I'm free It's the pictures of hatred Avert your eyes My artwork doesn't lie Refuse to acknowledge me I'm not what you want to see So inject and study me Pump me with hypocrisy For cuts the longest I just lost control No doctor can save me For cuts the boldest I deny full detail Don't try to admit me My condition has no name, it's not like I'm insane Redirect your empathy My thought is my vengeance, I'm addicted to pain No one understands me Thanks for watching!</text:p>
          </table:table-cell>
        </table:table-row>
        <table:table-row>
          <table:table-cell office:value-type="string" office:string-value="Beyond the Black - Hallelujah">
            <text:p>Beyond the Black - Hallelujah</text:p>
          </table:table-cell>
          <table:table-cell office:value-type="string" office:string-value=" 🎵 Music 🎵 🎵 Drown into these hands of fate, without a sound and celebrate 🎵 🎵 Shining like the brightest skies, cross your hearts and keep the faith 🎵 Look into the mirror ball Lose everything and take it all Sing hallelujah and I'm called Forevermore We run into the unknown Fall from what they call life Somewhere must be another aim One day we'll come together Under a beautiful sun Every dream is one night away Sing hallelujah! Sing hallelujah! Sing hallelujah! Let the fire tonight! Sing hallelujah! Sing hallelujah! Sing hallelujah! Yeah! Meet me beyond in the twilight Twilight million lifetimes ago Then our imprisoned minds unfold Lie, die, crossing this meadow Spawned vines, arrows and balls We found a city free as life holds Sing hallelujah Sing hallelujah Sing hallelujah Let the boys of God Sing Hallelujah I'm not afraid of the dark Sing hallelujah Sing hallelujah Sing hallelujah Black and white and all Sing hallelujah Sing hallelujah Sing hallelujah Black and white and all Look into the mirror wall Lose everything and take it all Sing hallelujah and I'm called Forevermore">
            <text:p> 🎵 Music 🎵 🎵 Drown into these hands of fate, without a sound and celebrate 🎵 🎵 Shining like the brightest skies, cross your hearts and keep the faith 🎵 Look into the mirror ball Lose everything and take it all Sing hallelujah and I'm called Forevermore We run into the unknown Fall from what they call life Somewhere must be another aim One day we'll come together Under a beautiful sun Every dream is one night away Sing hallelujah! Sing hallelujah! Sing hallelujah! Let the fire tonight! Sing hallelujah! Sing hallelujah! Sing hallelujah! Yeah! Meet me beyond in the twilight Twilight million lifetimes ago Then our imprisoned minds unfold Lie, die, crossing this meadow Spawned vines, arrows and balls We found a city free as life holds Sing hallelujah Sing hallelujah Sing hallelujah Let the boys of God Sing Hallelujah I'm not afraid of the dark Sing hallelujah Sing hallelujah Sing hallelujah Black and white and all Sing hallelujah Sing hallelujah Sing hallelujah Black and white and all Look into the mirror wall Lose everything and take it all Sing hallelujah and I'm called Forevermore</text:p>
          </table:table-cell>
        </table:table-row>
        <table:table-row>
          <table:table-cell office:value-type="string" office:string-value="Delain - We Are the Others">
            <text:p>Delain - We Are the Others</text:p>
          </table:table-cell>
          <table:table-cell office:value-type="string" office:string-value=" 🎵 I'm walking the sofa tonight She lives in the air that I breathe I can't get it out of my mind How you were left to bleed Was it how you dress or how you act? I can't believe how they could act so violently Without regret, we will not forget We are the others We are the cast out, we're the outsiders But you can't hide us, we are the others We are the cast out, you're not out there on your own If you feel mistreated, torn and cheated You are not alone, we are the others We are the others As simple as air in your lungs As simple as words on your lips And no one should take that away No one should argue this Now with our heads up high We'll carry on and carry on And we won't let them get us down Or wear us out Cause we are not alone We are the others We are the cast out We're the untitled But you can't hide us We are the others We are the cast out, so none of the wrong, no wrong If you feel mistreated, torn and cheated You are not alone We are the others We are the others Normal is not the norm It's just a uniform We are the others Forget about the norms We're the outsiders Take off your uniform We are the others We are all beautiful We are the others We are the others We are the cast out We're the outsiders But you can't hide us We are the others We are the cast out You're not out there on your own If you feel mistreated, torn and cheated You're not alone We are the others We are the others We are the others">
            <text:p> 🎵 I'm walking the sofa tonight She lives in the air that I breathe I can't get it out of my mind How you were left to bleed Was it how you dress or how you act? I can't believe how they could act so violently Without regret, we will not forget We are the others We are the cast out, we're the outsiders But you can't hide us, we are the others We are the cast out, you're not out there on your own If you feel mistreated, torn and cheated You are not alone, we are the others We are the others As simple as air in your lungs As simple as words on your lips And no one should take that away No one should argue this Now with our heads up high We'll carry on and carry on And we won't let them get us down Or wear us out Cause we are not alone We are the others We are the cast out We're the untitled But you can't hide us We are the others We are the cast out, so none of the wrong, no wrong If you feel mistreated, torn and cheated You are not alone We are the others We are the others Normal is not the norm It's just a uniform We are the others Forget about the norms We're the outsiders Take off your uniform We are the others We are all beautiful We are the others We are the others We are the cast out We're the outsiders But you can't hide us We are the others We are the cast out You're not out there on your own If you feel mistreated, torn and cheated You're not alone We are the others We are the others We are the others</text:p>
          </table:table-cell>
        </table:table-row>
        <table:table-row>
          <table:table-cell office:value-type="string" office:string-value="Elis - Perfect Love">
            <text:p>Elis - Perfect Love</text:p>
          </table:table-cell>
          <table:table-cell office:value-type="string" office:string-value=" The Love of My Skin In your sweet embrace Feel off my skin, make me hopeless Please my body, let me die In your sweet embrace I never thought that I could find Someone like you and still I feel the union of souls The union of souls I never thought that I could find A love so perfect and still I'm here in your arms Feel all my skin make me whole Please, my body, let me join In your sweet embrace The love my skin made me homeless Taste my body, let me die In your sweet embrace I never thought that I could find Peace with my mind still I'm staying with you I'm staying with you I never thought that I could find A lost holy boring and still Unculted in this passion Unculted in this passion I never thought that I could find All of a searching still I found you Feel of my skin make me hopeless Taste my body, let me die In your sweet embrace Feel all my skin make me healthy Please let me live Let me die In your sweet mind Perfect love You are my perfect love Perfect love You're my perfect love">
            <text:p> The Love of My Skin In your sweet embrace Feel off my skin, make me hopeless Please my body, let me die In your sweet embrace I never thought that I could find Someone like you and still I feel the union of souls The union of souls I never thought that I could find A love so perfect and still I'm here in your arms Feel all my skin make me whole Please, my body, let me join In your sweet embrace The love my skin made me homeless Taste my body, let me die In your sweet embrace I never thought that I could find Peace with my mind still I'm staying with you I'm staying with you I never thought that I could find A lost holy boring and still Unculted in this passion Unculted in this passion I never thought that I could find All of a searching still I found you Feel of my skin make me hopeless Taste my body, let me die In your sweet embrace Feel all my skin make me healthy Please let me live Let me die In your sweet mind Perfect love You are my perfect love Perfect love You're my perfect love</text:p>
          </table:table-cell>
        </table:table-row>
        <table:table-row>
          <table:table-cell office:value-type="string" office:string-value="Epica - Sensorium">
            <text:p>Epica - Sensorium</text:p>
          </table:table-cell>
          <table:table-cell office:value-type="string" office:string-value=" 🎵 Chance doesn't exist But the path of life is not Totally so predestined Time and chronology Show us how to be The ways of existence To find out why we are here Being conscious is a torment And all we learn is the less we get No one surveys the whole, focus on things so small but Life's objectives do make it meaningful Only searching for this, that which doesn't exist Our power of empty To elect a voice remains unclear Being conscious is a torment And all we learn is the last we get Every answer contains a new quest A quest to non-existence, a journey with no end I'm not afraid to die I'm not afraid to be alive Without being aware of it I'm so afraid to, I couldn't stand to Waste all my energy on things that are not matter anymore Our future has already been written by us alone But we don't grasp the meaning of our broken course of life We only live and fall since the death every day Our future has already been wasted by us alone And we just let it happen and do not worry at all Our future has already been wasted by us alone But we don't care, but we do not Our broken course of life, we only live a cause And still that every day, search for the answers and not beyond The The fortress in its homeland The marionette Is never to be missed Every answer Contained a new blast A question of innocence A journey with no end Thanks for watching!">
            <text:p> 🎵 Chance doesn't exist But the path of life is not Totally so predestined Time and chronology Show us how to be The ways of existence To find out why we are here Being conscious is a torment And all we learn is the less we get No one surveys the whole, focus on things so small but Life's objectives do make it meaningful Only searching for this, that which doesn't exist Our power of empty To elect a voice remains unclear Being conscious is a torment And all we learn is the last we get Every answer contains a new quest A quest to non-existence, a journey with no end I'm not afraid to die I'm not afraid to be alive Without being aware of it I'm so afraid to, I couldn't stand to Waste all my energy on things that are not matter anymore Our future has already been written by us alone But we don't grasp the meaning of our broken course of life We only live and fall since the death every day Our future has already been wasted by us alone And we just let it happen and do not worry at all Our future has already been wasted by us alone But we don't care, but we do not Our broken course of life, we only live a cause And still that every day, search for the answers and not beyond The The fortress in its homeland The marionette Is never to be missed Every answer Contained a new blast A question of innocence A journey with no end Thanks for watching!</text:p>
          </table:table-cell>
        </table:table-row>
        <table:table-row>
          <table:table-cell office:value-type="string" office:string-value="Edenbridge - Cheyenne Spirit">
            <text:p>Edenbridge - Cheyenne Spirit</text:p>
          </table:table-cell>
          <table:table-cell office:value-type="string" office:string-value=" The To be continued... I'm not a fucking idiot Out in the prairie The bison bear to roam The crying of the larches Claim they're forever gone High in the freezing winds An eagle dared to fly For the once man-shaped covenant Was just a lie Out in the flowing streams The fever dared to build The never-ending ignorance, evil faces guilt A single tent was left lonesome in the woods When the cannons of the world murdered the rock their walls For all times rise Shining spirit rise By the grace of all the wisdom In the hounding clouds it flies Chase the drake and fight free Eternal unity Let the swords break for a last time, and the white lands to run free And they came arriving with their wings And marching with their wings External territories Served their senseless needs They watched, they stopped, stored in their own fate They knew their bloody way Along the line of fire Until their friends decayed I'm out. For the times rise, giant spirits rise By the craze of all the wisdom, in the halting crowds it flies Chase the track and drive free, eternal unity Let the frogs play for the last time, with their wild mind to run free Rise, giant spirit rise By the trails of all wisdom In the haunting crowds it flies Chase the threat and drive free Eternal unity Let the gods pray for a lifetime By the waters of life">
            <text:p> The To be continued... I'm not a fucking idiot Out in the prairie The bison bear to roam The crying of the larches Claim they're forever gone High in the freezing winds An eagle dared to fly For the once man-shaped covenant Was just a lie Out in the flowing streams The fever dared to build The never-ending ignorance, evil faces guilt A single tent was left lonesome in the woods When the cannons of the world murdered the rock their walls For all times rise Shining spirit rise By the grace of all the wisdom In the hounding clouds it flies Chase the drake and fight free Eternal unity Let the swords break for a last time, and the white lands to run free And they came arriving with their wings And marching with their wings External territories Served their senseless needs They watched, they stopped, stored in their own fate They knew their bloody way Along the line of fire Until their friends decayed I'm out. For the times rise, giant spirits rise By the craze of all the wisdom, in the halting crowds it flies Chase the track and drive free, eternal unity Let the frogs play for the last time, with their wild mind to run free Rise, giant spirit rise By the trails of all wisdom In the haunting crowds it flies Chase the threat and drive free Eternal unity Let the gods pray for a lifetime By the waters of life</text:p>
          </table:table-cell>
        </table:table-row>
        <table:table-row>
          <table:table-cell office:value-type="string" office:string-value="Ex Libris - Love Is Thy Sin">
            <text:p>Ex Libris - Love Is Thy Sin</text:p>
          </table:table-cell>
          <table:table-cell office:value-type="string" office:string-value=" I Feel me, seal me, repeal me, revive me Sleepy, sleepy, sleepy Sleepy, sleepy, sleepy Sleepy, sleepy, sleepy Keep my faith Don't walk out on me alone I'm so glad I'm here for you I'm here to be your world I'm here to be your world I'm here to be your world I'm here to be your world I'm here to be your world I'm here to be your world I'm here to be your world I'm here to be your world I'm here to be your world I'm here to be your world I'm here to be your world He breaks me, that's me, I'm sick The soul will not give up The soul will not give up I'm so lonely Come into me I wanna know the feel Of the fear that belongs to Something I shall not let be Let me, let me, let me Of the fear that belongs to That be, break me That be my sin guitar sol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in love with you I'm in love with you Ha ha ha ha ha Ha ha ha ha ha Ha ha ha ha ha ha Ha ha ha ha ha ha Ha ha ha ha ha I'm a little bit tired, but I'm not going to sleep. I'm a little bit tired, but I'm not going to sleep. guitar solo I'm not going to let you go You will die for my love, it's not worth it You will die and I love to die You will die on my heart today Thank you.">
            <text:p> I Feel me, seal me, repeal me, revive me Sleepy, sleepy, sleepy Sleepy, sleepy, sleepy Sleepy, sleepy, sleepy Keep my faith Don't walk out on me alone I'm so glad I'm here for you I'm here to be your world I'm here to be your world I'm here to be your world I'm here to be your world I'm here to be your world I'm here to be your world I'm here to be your world I'm here to be your world I'm here to be your world I'm here to be your world I'm here to be your world He breaks me, that's me, I'm sick The soul will not give up The soul will not give up I'm so lonely Come into me I wanna know the feel Of the fear that belongs to Something I shall not let be Let me, let me, let me Of the fear that belongs to That be, break me That be my sin guitar sol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in love with you I'm in love with you Ha ha ha ha ha Ha ha ha ha ha Ha ha ha ha ha ha Ha ha ha ha ha ha Ha ha ha ha ha I'm a little bit tired, but I'm not going to sleep. I'm a little bit tired, but I'm not going to sleep. guitar solo I'm not going to let you go You will die for my love, it's not worth it You will die and I love to die You will die on my heart today Thank you.</text:p>
          </table:table-cell>
        </table:table-row>
        <table:table-row>
          <table:table-cell office:value-type="string" office:string-value="Exit Eden - Hold Back Your Fear">
            <text:p>Exit Eden - Hold Back Your Fear</text:p>
          </table:table-cell>
          <table:table-cell office:value-type="string" office:string-value=" I was born in sorrow, raised with dignity Didn't steal nor borrow, blessed with honesty Chosen by the angels, to scar history Never fear the danger So let's set about me Just another needless battle Caught this man by an assent Close your eyes, try to forget But the pictures are still there Filled with loss and pain and hunger Sure to be defeated No way to withstand the light Till the savior will arrive In times of desperation Oppression and frustration I knew that it was up to me Hold back your fear They will take your pride away Hold back your fear We will see the break of day We choose to fight not to resign For our ancestors' divine Hold back your fear To achieve a long lost victory Only one could bring salvation Save us from our destiny Guided by the call of saints Pouring oil into the flame Vested in a suit of honor To defend the motherland On a white horse mounted high With a banner to the sky I let the truth in favor Of them to be the savior With faith and trust they followed me Hold back your fear They will take your pride away Hold back your fear We will see the break of day We choose to fight not to resign For our ancestors' defiance Hold back your fear To achieve our love lost victory I was born with reason, gained a fateful gift With a boundless credence, put my life at risk Wounded in the battle, nearly saw the light Braced up in the saddle to proceed the fight Hold back your fear, they will take us right away Hold back your fear, we will see the break of day We choose to fight not to resign For our ancestors' defiance Hold back your fear To achieve a long lost victory A long lost victory It's our victory Thank you.">
            <text:p> I was born in sorrow, raised with dignity Didn't steal nor borrow, blessed with honesty Chosen by the angels, to scar history Never fear the danger So let's set about me Just another needless battle Caught this man by an assent Close your eyes, try to forget But the pictures are still there Filled with loss and pain and hunger Sure to be defeated No way to withstand the light Till the savior will arrive In times of desperation Oppression and frustration I knew that it was up to me Hold back your fear They will take your pride away Hold back your fear We will see the break of day We choose to fight not to resign For our ancestors' divine Hold back your fear To achieve a long lost victory Only one could bring salvation Save us from our destiny Guided by the call of saints Pouring oil into the flame Vested in a suit of honor To defend the motherland On a white horse mounted high With a banner to the sky I let the truth in favor Of them to be the savior With faith and trust they followed me Hold back your fear They will take your pride away Hold back your fear We will see the break of day We choose to fight not to resign For our ancestors' defiance Hold back your fear To achieve our love lost victory I was born with reason, gained a fateful gift With a boundless credence, put my life at risk Wounded in the battle, nearly saw the light Braced up in the saddle to proceed the fight Hold back your fear, they will take us right away Hold back your fear, we will see the break of day We choose to fight not to resign For our ancestors' defiance Hold back your fear To achieve a long lost victory A long lost victory It's our victory Thank you.</text:p>
          </table:table-cell>
        </table:table-row>
        <table:table-row>
          <table:table-cell office:value-type="string" office:string-value="Imperia - Fata Morgana">
            <text:p>Imperia - Fata Morgana</text:p>
          </table:table-cell>
          <table:table-cell office:value-type="string" office:string-value=" The The The The The The The The The The The The The The The I'm a How many times do you want Oh, my darling, oh, my darling Oh, my darling Oh, we're slaves in vice 🎵 🎵 🎵 🎵 🎵 🎵 🎵 🎵 🎵 🎵 🎵 🎵 🎵 🎵 🎵 🎵 True love of the highest heaven God, God, God, where slaves sin rise Thank you. One with no love for our sons of heaven One with no love for our sons of heaven When we'll know The world's home are soon to be When we'll know The world's home are soon to be I can't go on with flames in my eyes Thank you.">
            <text:p> The The The The The The The The The The The The The The The I'm a How many times do you want Oh, my darling, oh, my darling Oh, my darling Oh, we're slaves in vice 🎵 🎵 🎵 🎵 🎵 🎵 🎵 🎵 🎵 🎵 🎵 🎵 🎵 🎵 🎵 🎵 True love of the highest heaven God, God, God, where slaves sin rise Thank you. One with no love for our sons of heaven One with no love for our sons of heaven When we'll know The world's home are soon to be When we'll know The world's home are soon to be I can't go on with flames in my eyes Thank you.</text:p>
          </table:table-cell>
        </table:table-row>
        <table:table-row>
          <table:table-cell office:value-type="string" office:string-value="Kamelot - Forever">
            <text:p>Kamelot - Forever</text:p>
          </table:table-cell>
          <table:table-cell office:value-type="string" office:string-value=" 🎵 There's a pain within that I can't define There's an empty space where your love used to shine From the night we met to the day you died Do you think I wish? Do you still believe I tried? All too soon we were divided The life had just begun Will you revive from the chaos in my mind? Will we still love now together? Will you be there waiting by the digital door When I close my eyes forever I belong to you, you belong to me It's the way things are, I was meant to be Like the morning star and the rising sun You can't break my life and forgive me what I've done Oh, too soon we were divided Into darkness and light Will you revive from the chaos in my mind? Will we still love them together? Will you be there waiting by the gates of dawn When I close my eyes forever? Forever I need reverse how I'm thinking of you Every breath I take brings me closer Closer to forever to you I'm waiting for the day that I'll go Oh, too soon we were divided And life had just begun Will you revive from the chaos in my mind? Will we still are bound to be together? Will you be there waiting by the gates of dawn? When I close my eyes together Will you be there waiting by the gates of dawn? When I close my eyes together">
            <text:p> 🎵 There's a pain within that I can't define There's an empty space where your love used to shine From the night we met to the day you died Do you think I wish? Do you still believe I tried? All too soon we were divided The life had just begun Will you revive from the chaos in my mind? Will we still love now together? Will you be there waiting by the digital door When I close my eyes forever I belong to you, you belong to me It's the way things are, I was meant to be Like the morning star and the rising sun You can't break my life and forgive me what I've done Oh, too soon we were divided Into darkness and light Will you revive from the chaos in my mind? Will we still love them together? Will you be there waiting by the gates of dawn When I close my eyes forever? Forever I need reverse how I'm thinking of you Every breath I take brings me closer Closer to forever to you I'm waiting for the day that I'll go Oh, too soon we were divided And life had just begun Will you revive from the chaos in my mind? Will we still are bound to be together? Will you be there waiting by the gates of dawn? When I close my eyes together Will you be there waiting by the gates of dawn? When I close my eyes together</text:p>
          </table:table-cell>
        </table:table-row>
        <table:table-row>
          <table:table-cell office:value-type="string" office:string-value="Lacuna Coil - Falling Again">
            <text:p>Lacuna Coil - Falling Again</text:p>
          </table:table-cell>
          <table:table-cell office:value-type="string" office:string-value=" 🎵 I lay looking my hands Searching this land I've not answered I'm crying and I don't know Watching the sky search and answer I'm free, free to be I'm not an old lie I just wanna be myself, myself Yeah Not a beat inside of me You're the soul of a poor dream I'm never ending feeling inside But you're all that made me break my body And into another world I know I live for like a stone I'm falling down The rain, looking to the sky I can feel this rain Right now it's falling on me Fly, I just wanna fly, life is all mine Some days I cry alone, but I know I'm not the only one I'm here and another day is gone I don't wanna die, please be there when I cry Don't cry, please Not a beat inside of me Feels so full of breathing I'm never ending Feeling inside We're running man I'll bring my fight Into another world I know I'll never let me sleep For him now And all that's inside of me is a soul full of freedom I'm never in this feeling inside But you're all in me I bring my body care into another world I know I live for that It's still a plan Thank you.">
            <text:p> 🎵 I lay looking my hands Searching this land I've not answered I'm crying and I don't know Watching the sky search and answer I'm free, free to be I'm not an old lie I just wanna be myself, myself Yeah Not a beat inside of me You're the soul of a poor dream I'm never ending feeling inside But you're all that made me break my body And into another world I know I live for like a stone I'm falling down The rain, looking to the sky I can feel this rain Right now it's falling on me Fly, I just wanna fly, life is all mine Some days I cry alone, but I know I'm not the only one I'm here and another day is gone I don't wanna die, please be there when I cry Don't cry, please Not a beat inside of me Feels so full of breathing I'm never ending Feeling inside We're running man I'll bring my fight Into another world I know I'll never let me sleep For him now And all that's inside of me is a soul full of freedom I'm never in this feeling inside But you're all in me I bring my body care into another world I know I live for that It's still a plan Thank you.</text:p>
          </table:table-cell>
        </table:table-row>
        <table:table-row>
          <table:table-cell office:value-type="string" office:string-value="Within Temptation - Ice Queen">
            <text:p>Within Temptation - Ice Queen</text:p>
          </table:table-cell>
          <table:table-cell office:value-type="string" office:string-value=" The I'm going to go ahead and do that. Oh, oh, oh When leaves have fallen and skies turn to grey The night keeps on closing in on the day A nightingale sings his song of better You'd better hide for a reason Cold breeze, she's coming You better keep moving, for more you'll be lovin' her Come on, just feel it, don't you see her heart, you better believe When she embraces your heart, dust and stone She comes at night when you're all alone And when she whispers your blood shall run cold You'd better hide before she finds you Whenever she hears raging, she takes her life away Haven't you seen, haven't you seen the ruins of our world? Whenever she lives raging, she takes her life away Haven't you seen, haven't you seen the ruins of our world? She comes on the earth, wild and fresh, taking close The sun awakes and melts it away The world now opens its eyes and sees The dawning of a new day On cold wings, she's calling You better, you're moving For more, you belong and learning, yeah Come on, just feel it, don't you see her heart is better than this Whenever she is raging, she takes life away Haven't you seen, haven't you seen the wounds of our hearts? Remember, she is writing to take life away Heaven to see, heaven to see the ruins of my world Thank you. Thank you.">
            <text:p> The I'm going to go ahead and do that. Oh, oh, oh When leaves have fallen and skies turn to grey The night keeps on closing in on the day A nightingale sings his song of better You'd better hide for a reason Cold breeze, she's coming You better keep moving, for more you'll be lovin' her Come on, just feel it, don't you see her heart, you better believe When she embraces your heart, dust and stone She comes at night when you're all alone And when she whispers your blood shall run cold You'd better hide before she finds you Whenever she hears raging, she takes her life away Haven't you seen, haven't you seen the ruins of our world? Whenever she lives raging, she takes her life away Haven't you seen, haven't you seen the ruins of our world? She comes on the earth, wild and fresh, taking close The sun awakes and melts it away The world now opens its eyes and sees The dawning of a new day On cold wings, she's calling You better, you're moving For more, you belong and learning, yeah Come on, just feel it, don't you see her heart is better than this Whenever she is raging, she takes life away Haven't you seen, haven't you seen the wounds of our hearts? Remember, she is writing to take life away Heaven to see, heaven to see the ruins of my world Thank you. Thank you.</text:p>
          </table:table-cell>
        </table:table-row>
        <table:table-row>
          <table:table-cell office:value-type="string" office:string-value="Leaves' Eyes - Through our Veins">
            <text:p>Leaves' Eyes - Through our Veins</text:p>
          </table:table-cell>
          <table:table-cell office:value-type="string" office:string-value=" 🎵 When nothing was, no sky, no sea, but endless space within and around. No earth, no sun, no sound, only silence to be found. Take the silence with a deep-lined breath Let the blood run through our veins Do you feel this light in the two eyes? Will you be fire and be ice into the void we've shown you light? Through the day I will be found Let the dark one free Through our wings In distant times when nothing flowered Beneath the sun in soothing rain No sun, no ground, no mountain Only darkness to be found Wait for silence with divine prayer Let the blood of truth abate Do you feel desire to run? Do you feel fire in the eyes? Do you feel the void which show your lies? Do you feel dead and want to be alive? Let the dark run through Through our veins In the silence with the divine breath Let the blood run through our veins Will you feel the same to us? Will you be fire of the ice into the void we shall unite? When you're night, when you're day, I will be night Ever Ever Through Through me Ever Ever Through Through me you">
            <text:p> 🎵 When nothing was, no sky, no sea, but endless space within and around. No earth, no sun, no sound, only silence to be found. Take the silence with a deep-lined breath Let the blood run through our veins Do you feel this light in the two eyes? Will you be fire and be ice into the void we've shown you light? Through the day I will be found Let the dark one free Through our wings In distant times when nothing flowered Beneath the sun in soothing rain No sun, no ground, no mountain Only darkness to be found Wait for silence with divine prayer Let the blood of truth abate Do you feel desire to run? Do you feel fire in the eyes? Do you feel the void which show your lies? Do you feel dead and want to be alive? Let the dark run through Through our veins In the silence with the divine breath Let the blood run through our veins Will you feel the same to us? Will you be fire of the ice into the void we shall unite? When you're night, when you're day, I will be night Ever Ever Through Through me Ever Ever Through Through me you</text:p>
          </table:table-cell>
        </table:table-row>
        <table:table-row>
          <table:table-cell office:value-type="string" office:string-value="Nemesea - Lucifer">
            <text:p>Nemesea - Lucifer</text:p>
          </table:table-cell>
          <table:table-cell office:value-type="string" office:string-value=" We can't get back to the dead We can't get back to the dead We can't stop the process We can't stop the process We can't stop the process So we go with the dead We can't stop the process So we go with the dead We can't stop the process We can't stop the process Thank you. The You beat up This aspect of an equanimity By being malicious Don't come to terms Cause your anger Is vicious Slowly you will fade away, away When you're deserted by your mind, by your mind You cannot be what I am Cause I'm the strongest kind Look at the cerulean glow The color of the sun and the action It is no use for you to see You'll only find rejection You cannot be When I am Cause I'm the stronger kind">
            <text:p> We can't get back to the dead We can't get back to the dead We can't stop the process We can't stop the process We can't stop the process So we go with the dead We can't stop the process So we go with the dead We can't stop the process We can't stop the process Thank you. The You beat up This aspect of an equanimity By being malicious Don't come to terms Cause your anger Is vicious Slowly you will fade away, away When you're deserted by your mind, by your mind You cannot be what I am Cause I'm the strongest kind Look at the cerulean glow The color of the sun and the action It is no use for you to see You'll only find rejection You cannot be When I am Cause I'm the stronger kind</text:p>
          </table:table-cell>
        </table:table-row>
        <table:table-row>
          <table:table-cell office:value-type="string" office:string-value="Xandria - Ravenheart">
            <text:p>Xandria - Ravenheart</text:p>
          </table:table-cell>
          <table:table-cell office:value-type="string" office:string-value=" The The The The The You shed your love Forgotten dreams You come to take away my hope on your black wings Come on, come to me, Ravenheart, messenger of evil Come to me, once and for all, I'll see you still and lonely Of love and hate, the singers tell But I feel more, more of both More than heaven and hell I take a bow to destiny Now I have really loved my heart Once loving him, now hating love I've made mistakes, my Ravenheart So come and come to me Ravenheart, messenger of peace Oh, come to me Why stop you? You see I'm still alone When I get back Open wide the door Wish for the people in the night Come on, come to me, raven-heart, messenger of evil Come to me, wretched you, still I'm still alone Come to me, raven-heart, messenger of evil Come to me, come to me I'm still lonely I'm still lonely">
            <text:p> The The The The The You shed your love Forgotten dreams You come to take away my hope on your black wings Come on, come to me, Ravenheart, messenger of evil Come to me, once and for all, I'll see you still and lonely Of love and hate, the singers tell But I feel more, more of both More than heaven and hell I take a bow to destiny Now I have really loved my heart Once loving him, now hating love I've made mistakes, my Ravenheart So come and come to me Ravenheart, messenger of peace Oh, come to me Why stop you? You see I'm still alone When I get back Open wide the door Wish for the people in the night Come on, come to me, raven-heart, messenger of evil Come to me, wretched you, still I'm still alone Come to me, raven-heart, messenger of evil Come to me, come to me I'm still lonely I'm still lonely</text:p>
          </table:table-cell>
        </table:table-row>
        <table:table-row>
          <table:table-cell office:value-type="string" office:string-value="Nightwish - The Phantom of the Opera">
            <text:p>Nightwish - The Phantom of the Opera</text:p>
          </table:table-cell>
          <table:table-cell office:value-type="string" office:string-value=" In the sleep he sent to me In dreams he came The voice which calls to me And speaks my name And do I dream again For now I find The phantom of the upper I stand Inside my mind Sing once again with me Our strange duet My power over you Grows stronger yet And though you turn from me To glance behind The phantom of the opera is there Inside your mind Those who have seen your face Draw back in fear My anger masculine Which me they hear Your spirit and my voice In one combined The gundom of your pride is there Resigned and wide In all your fantasies You always knew That man of mystery We both knew What in this labyrinth, where night is blind? The phantom of the open I see, inside your mind Save my angel, I'm guilty I'm free I'm free I'm free In your head">
            <text:p> In the sleep he sent to me In dreams he came The voice which calls to me And speaks my name And do I dream again For now I find The phantom of the upper I stand Inside my mind Sing once again with me Our strange duet My power over you Grows stronger yet And though you turn from me To glance behind The phantom of the opera is there Inside your mind Those who have seen your face Draw back in fear My anger masculine Which me they hear Your spirit and my voice In one combined The gundom of your pride is there Resigned and wide In all your fantasies You always knew That man of mystery We both knew What in this labyrinth, where night is blind? The phantom of the open I see, inside your mind Save my angel, I'm guilty I'm free I'm free I'm free In your head</text:p>
          </table:table-cell>
        </table:table-row>
        <table:table-row>
          <table:table-cell office:value-type="string" office:string-value="Pythia - Ancient Soul">
            <text:p>Pythia - Ancient Soul</text:p>
          </table:table-cell>
          <table:table-cell office:value-type="string" office:string-value=" 🎵 So it takes my heart, drags me down beneath the golden weight Pulling me deeper into the disguise I'm lasting my soul across my eyes, feeling my years of love I'll let me have a time of rest Nothing like the ills you drive my way Darkness is suffocating Walk through the cavern to the light Hold me and set my heart to flight A cross that rides its own aglow I find my way through something's there In this land of my dreams I'm flying through the air against the light in each of the stars Now through the dark of starlight, a shining glimpse of hope I feel the earth upon my eyes and knees I stumble far through the night towards the starlit starlight Beckoning me to come back home Walking this path of wonderfall Watching the star come rolling in Illuminate the only dawn The morning bells are tolling Walk through the cavern to the light Hope we have such a heart to fight A crusher dies a soul of hope I've found my way through something terrible It's been over by you And you can't stop my ancient soul I feel the fire burning in my veins As I soar towards the sun It jumps below me Like a gaping light It's waiting for me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I fainted more in sunlight And I run and run away Fall into fields of sunlit snow Tear off the mask and see me Walk through the gather to the light Hold me in search my heart to fight Across the horizon, all alone I find my way through something scary Just run along on my own I leave the trouble in the dark">
            <text:p> 🎵 So it takes my heart, drags me down beneath the golden weight Pulling me deeper into the disguise I'm lasting my soul across my eyes, feeling my years of love I'll let me have a time of rest Nothing like the ills you drive my way Darkness is suffocating Walk through the cavern to the light Hold me and set my heart to flight A cross that rides its own aglow I find my way through something's there In this land of my dreams I'm flying through the air against the light in each of the stars Now through the dark of starlight, a shining glimpse of hope I feel the earth upon my eyes and knees I stumble far through the night towards the starlit starlight Beckoning me to come back home Walking this path of wonderfall Watching the star come rolling in Illuminate the only dawn The morning bells are tolling Walk through the cavern to the light Hope we have such a heart to fight A crusher dies a soul of hope I've found my way through something terrible It's been over by you And you can't stop my ancient soul I feel the fire burning in my veins As I soar towards the sun It jumps below me Like a gaping light It's waiting for me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I fainted more in sunlight And I run and run away Fall into fields of sunlit snow Tear off the mask and see me Walk through the gather to the light Hold me in search my heart to fight Across the horizon, all alone I find my way through something scary Just run along on my own I leave the trouble in the dark</text:p>
          </table:table-cell>
        </table:table-row>
        <table:table-row>
          <table:table-cell office:value-type="string" office:string-value="ReVamp - Sweet Curse">
            <text:p>ReVamp - Sweet Curse</text:p>
          </table:table-cell>
          <table:table-cell office:value-type="string" office:string-value=" It's a burden for wrong reasons, but I keep hold of this pain No more tears but common sorrow, yet it wears off day by day Letting go, I never could But I surely need to heal Sweet curse, my help You burn our memories Like staining scars within your mind You lose all that you knew of me Gone deep inside, lost love, my hell Sweet is the curse of hearts entwined But lost, detached, but gone Sad is the faith without relief Cruel is the curse of love, so luscious yet so dangerous Sweet camps are hell Words weren't made to tell the story For I can't describe the ache No remorse for your betrayal You know I find that hard to take How can beauty change unseen Into a monster I don't know Much love is my hell Sweet is the curse of might Entwined with love Detached but loved Sad is the fate without relief Crown is the curse of life, so lush it's yet so dangerous Sweet cats are hell Lost hope and lost dreams Killing you Shielding me Snow deep New skies and new graves Take control Build the site and spill the steam Losing you was more than I could bear Losing us, a diving world, I'd be Losing you Sweet as the curse of birds entwined but lost, detached but bound Sad as the bait without relief Cruel as the curse of love So luscious yet so dangerous Sweet curse I have Thank you.">
            <text:p> It's a burden for wrong reasons, but I keep hold of this pain No more tears but common sorrow, yet it wears off day by day Letting go, I never could But I surely need to heal Sweet curse, my help You burn our memories Like staining scars within your mind You lose all that you knew of me Gone deep inside, lost love, my hell Sweet is the curse of hearts entwined But lost, detached, but gone Sad is the faith without relief Cruel is the curse of love, so luscious yet so dangerous Sweet camps are hell Words weren't made to tell the story For I can't describe the ache No remorse for your betrayal You know I find that hard to take How can beauty change unseen Into a monster I don't know Much love is my hell Sweet is the curse of might Entwined with love Detached but loved Sad is the fate without relief Crown is the curse of life, so lush it's yet so dangerous Sweet cats are hell Lost hope and lost dreams Killing you Shielding me Snow deep New skies and new graves Take control Build the site and spill the steam Losing you was more than I could bear Losing us, a diving world, I'd be Losing you Sweet as the curse of birds entwined but lost, detached but bound Sad as the bait without relief Cruel as the curse of love So luscious yet so dangerous Sweet curse I have Thank you.</text:p>
          </table:table-cell>
        </table:table-row>
        <table:table-row>
          <table:table-cell office:value-type="string" office:string-value="Tristania - My Lost Lenore">
            <text:p>Tristania - My Lost Lenore</text:p>
          </table:table-cell>
          <table:table-cell office:value-type="string" office:string-value=" 🎵 For thy promise, bewailed by her raven eyes, By her beauty, let its scarlet sun rise, Hey, thy rhythm burying her silver tears, A fallen angel enshrined in pooled seas. Don't worry It's not a Dream Dream Dream Don't worry Don't worry Don't worry The end To the guilty Dresden door Dresden door No When all thy shadows devote to thee cast A moon will arise at last I lost my way In the cold, I don't feel In the dark, I don't see In the sunlight, behind I will be I will be I will be In your light With your light Conceal my birth And save my life Let me create my soul But my wisdom's torn So I can't raise my eyes One more love, and there I'll fall I will feed my heart To this guilty dreadful star Grant me My adorning Face and come With the night I'll be free For the day to come Grant me My adorning Face and come With the night I'll be free For the day to come With the night I am dying Descending feet, I reach the sky I embrace the clouds For a life of gold So I embrace my heart Won't the love be a pain of gold When you see my love Until the night can fill my heart My last resort Thank you.">
            <text:p> 🎵 For thy promise, bewailed by her raven eyes, By her beauty, let its scarlet sun rise, Hey, thy rhythm burying her silver tears, A fallen angel enshrined in pooled seas. Don't worry It's not a Dream Dream Dream Don't worry Don't worry Don't worry The end To the guilty Dresden door Dresden door No When all thy shadows devote to thee cast A moon will arise at last I lost my way In the cold, I don't feel In the dark, I don't see In the sunlight, behind I will be I will be I will be In your light With your light Conceal my birth And save my life Let me create my soul But my wisdom's torn So I can't raise my eyes One more love, and there I'll fall I will feed my heart To this guilty dreadful star Grant me My adorning Face and come With the night I'll be free For the day to come Grant me My adorning Face and come With the night I'll be free For the day to come With the night I am dying Descending feet, I reach the sky I embrace the clouds For a life of gold So I embrace my heart Won't the love be a pain of gold When you see my love Until the night can fill my heart My last resort Thank you.</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